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T5_95" style:family="text">
      <style:text-properties style:font-name="Times New Roman" style:font-name-asian="Times New Roman" style:font-name-complex="Times New Roman"/>
    </style:style>
    <style:style style:name="T5_96" style:family="text">
      <style:text-properties style:font-name="Times New Roman" style:font-name-asian="Times New Roman" style:font-name-complex="Times New Roman"/>
    </style:style>
    <style:style style:name="T5_97" style:family="text">
      <style:text-properties style:font-name="Times New Roman" style:font-name-asian="Times New Roman" style:font-name-complex="Times New Roman"/>
    </style:style>
    <style:style style:name="T5_98" style:family="text">
      <style:text-properties style:font-name="Times New Roman" style:font-name-asian="Times New Roman" style:font-name-complex="Times New Roman"/>
    </style:style>
    <style:style style:name="T5_99" style:family="text">
      <style:text-properties style:font-name="Times New Roman" style:font-name-asian="Times New Roman" style:font-name-complex="Times New Roman"/>
    </style:style>
    <style:style style:name="T5_100" style:family="text">
      <style:text-properties style:font-name="Times New Roman" style:font-name-asian="Times New Roman" style:font-name-complex="Times New Roman"/>
    </style:style>
    <style:style style:name="T5_101" style:family="text">
      <style:text-properties style:font-name="Times New Roman" style:font-name-asian="Times New Roman" style:font-name-complex="Times New Roman"/>
    </style:style>
    <style:style style:name="T5_102" style:family="text">
      <style:text-properties style:font-name="Times New Roman" style:font-name-asian="Times New Roman" style:font-name-complex="Times New Roman"/>
    </style:style>
    <style:style style:name="T5_103" style:family="text">
      <style:text-properties style:font-name="Times New Roman" style:font-name-asian="Times New Roman" style:font-name-complex="Times New Roman"/>
    </style:style>
    <style:style style:name="T5_104" style:family="text">
      <style:text-properties style:font-name="Times New Roman" style:font-name-asian="Times New Roman" style:font-name-complex="Times New Roman"/>
    </style:style>
    <style:style style:name="T5_105" style:family="text">
      <style:text-properties style:font-name="Times New Roman" style:font-name-asian="Times New Roman" style:font-name-complex="Times New Roman"/>
    </style:style>
    <style:style style:name="T5_106" style:family="text">
      <style:text-properties style:font-name="Times New Roman" style:font-name-asian="Times New Roman" style:font-name-complex="Times New Roman"/>
    </style:style>
    <style:style style:name="T5_107" style:family="text">
      <style:text-properties style:font-name="Times New Roman" style:font-name-asian="Times New Roman" style:font-name-complex="Times New Roman"/>
    </style:style>
    <style:style style:name="T5_108" style:family="text">
      <style:text-properties style:font-name="Times New Roman" style:font-name-asian="Times New Roman" style:font-name-complex="Times New Roman"/>
    </style:style>
    <style:style style:name="T5_109" style:family="text">
      <style:text-properties style:font-name="Times New Roman" style:font-name-asian="Times New Roman" style:font-name-complex="Times New Roman"/>
    </style:style>
    <style:style style:name="T5_110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>
      <style:text-properties style:font-name="Times New Roman" style:font-name-asian="Times New Roman" style:font-name-complex="Times New Roman"/>
    </style:style>
    <style:style style:name="T7_163" style:family="text">
      <style:text-properties style:font-name="Times New Roman" style:font-name-asian="Times New Roman" style:font-name-complex="Times New Roman"/>
    </style:style>
    <style:style style:name="T7_164" style:family="text">
      <style:text-properties style:font-name="Times New Roman" style:font-name-asian="Times New Roman" style:font-name-complex="Times New Roman"/>
    </style:style>
    <style:style style:name="T7_165" style:family="text">
      <style:text-properties style:font-name="Times New Roman" style:font-name-asian="Times New Roman" style:font-name-complex="Times New Roman"/>
    </style:style>
    <style:style style:name="T7_166" style:family="text">
      <style:text-properties style:font-name="Times New Roman" style:font-name-asian="Times New Roman" style:font-name-complex="Times New Roman"/>
    </style:style>
    <style:style style:name="T7_167" style:family="text">
      <style:text-properties style:font-name="Times New Roman" style:font-name-asian="Times New Roman" style:font-name-complex="Times New Roman"/>
    </style:style>
    <style:style style:name="T7_168" style:family="text">
      <style:text-properties style:font-name="Times New Roman" style:font-name-asian="Times New Roman" style:font-name-complex="Times New Roman"/>
    </style:style>
    <style:style style:name="T7_169" style:family="text">
      <style:text-properties style:font-name="Times New Roman" style:font-name-asian="Times New Roman" style:font-name-complex="Times New Roman"/>
    </style:style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T7_173" style:family="text">
      <style:text-properties style:font-name="Times New Roman" style:font-name-asian="Times New Roman" style:font-name-complex="Times New Roman"/>
    </style:style>
    <style:style style:name="T7_174" style:family="text">
      <style:text-properties style:font-name="Times New Roman" style:font-name-asian="Times New Roman" style:font-name-complex="Times New Roman"/>
    </style:style>
    <style:style style:name="T7_175" style:family="text">
      <style:text-properties style:font-name="Times New Roman" style:font-name-asian="Times New Roman" style:font-name-complex="Times New Roman"/>
    </style:style>
    <style:style style:name="T7_176" style:family="text">
      <style:text-properties style:font-name="Times New Roman" style:font-name-asian="Times New Roman" style:font-name-complex="Times New Roman"/>
    </style:style>
    <style:style style:name="T7_177" style:family="text">
      <style:text-properties style:font-name="Times New Roman" style:font-name-asian="Times New Roman" style:font-name-complex="Times New Roman"/>
    </style:style>
    <style:style style:name="T7_178" style:family="text">
      <style:text-properties style:font-name="Times New Roman" style:font-name-asian="Times New Roman" style:font-name-complex="Times New Roman"/>
    </style:style>
    <style:style style:name="T7_179" style:family="text">
      <style:text-properties style:font-name="Times New Roman" style:font-name-asian="Times New Roman" style:font-name-complex="Times New Roman"/>
    </style:style>
    <style:style style:name="T7_180" style:family="text">
      <style:text-properties style:font-name="Times New Roman" style:font-name-asian="Times New Roman" style:font-name-complex="Times New Roman"/>
    </style:style>
    <style:style style:name="T7_181" style:family="text">
      <style:text-properties style:font-name="Times New Roman" style:font-name-asian="Times New Roman" style:font-name-complex="Times New Roman"/>
    </style:style>
    <style:style style:name="T7_182" style:family="text">
      <style:text-properties style:font-name="Times New Roman" style:font-name-asian="Times New Roman" style:font-name-complex="Times New Roman"/>
    </style:style>
    <style:style style:name="T7_183" style:family="text">
      <style:text-properties style:font-name="Times New Roman" style:font-name-asian="Times New Roman" style:font-name-complex="Times New Roman"/>
    </style:style>
    <style:style style:name="T7_184" style:family="text">
      <style:text-properties style:font-name="Times New Roman" style:font-name-asian="Times New Roman" style:font-name-complex="Times New Roman"/>
    </style:style>
    <style:style style:name="T7_185" style:family="text">
      <style:text-properties style:font-name="Times New Roman" style:font-name-asian="Times New Roman" style:font-name-complex="Times New Roman"/>
    </style:style>
    <style:style style:name="T7_186" style:family="text">
      <style:text-properties style:font-name="Times New Roman" style:font-name-asian="Times New Roman" style:font-name-complex="Times New Roman"/>
    </style:style>
    <style:style style:name="T7_187" style:family="text">
      <style:text-properties style:font-name="Times New Roman" style:font-name-asian="Times New Roman" style:font-name-complex="Times New Roman"/>
    </style:style>
    <style:style style:name="T7_188" style:family="text">
      <style:text-properties style:font-name="Times New Roman" style:font-name-asian="Times New Roman" style:font-name-complex="Times New Roman"/>
    </style:style>
    <style:style style:name="T7_189" style:family="text">
      <style:text-properties style:font-name="Times New Roman" style:font-name-asian="Times New Roman" style:font-name-complex="Times New Roman"/>
    </style:style>
    <style:style style:name="T7_190" style:family="text">
      <style:text-properties style:font-name="Times New Roman" style:font-name-asian="Times New Roman" style:font-name-complex="Times New Roman"/>
    </style:style>
    <style:style style:name="T7_191" style:family="text">
      <style:text-properties style:font-name="Times New Roman" style:font-name-asian="Times New Roman" style:font-name-complex="Times New Roman"/>
    </style:style>
    <style:style style:name="T7_192" style:family="text">
      <style:text-properties style:font-name="Times New Roman" style:font-name-asian="Times New Roman" style:font-name-complex="Times New Roman"/>
    </style:style>
    <style:style style:name="T7_193" style:family="text">
      <style:text-properties style:font-name="Times New Roman" style:font-name-asian="Times New Roman" style:font-name-complex="Times New Roman"/>
    </style:style>
    <style:style style:name="T7_194" style:family="text">
      <style:text-properties style:font-name="Times New Roman" style:font-name-asian="Times New Roman" style:font-name-complex="Times New Roman"/>
    </style:style>
    <style:style style:name="T7_195" style:family="text">
      <style:text-properties style:font-name="Times New Roman" style:font-name-asian="Times New Roman" style:font-name-complex="Times New Roman"/>
    </style:style>
    <style:style style:name="T7_196" style:family="text">
      <style:text-properties style:font-name="Times New Roman" style:font-name-asian="Times New Roman" style:font-name-complex="Times New Roman"/>
    </style:style>
    <style:style style:name="T7_197" style:family="text">
      <style:text-properties style:font-name="Times New Roman" style:font-name-asian="Times New Roman" style:font-name-complex="Times New Roman"/>
    </style:style>
    <style:style style:name="T7_198" style:family="text">
      <style:text-properties style:font-name="Times New Roman" style:font-name-asian="Times New Roman" style:font-name-complex="Times New Roman"/>
    </style:style>
    <style:style style:name="T7_199" style:family="text">
      <style:text-properties style:font-name="Times New Roman" style:font-name-asian="Times New Roman" style:font-name-complex="Times New Roman"/>
    </style:style>
    <style:style style:name="T7_200" style:family="text">
      <style:text-properties style:font-name="Times New Roman" style:font-name-asian="Times New Roman" style:font-name-complex="Times New Roman"/>
    </style:style>
    <style:style style:name="T7_201" style:family="text">
      <style:text-properties style:font-name="Times New Roman" style:font-name-asian="Times New Roman" style:font-name-complex="Times New Roman"/>
    </style:style>
    <style:style style:name="T7_202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>
      <style:text-properties style:font-name="Times New Roman" style:font-name-asian="Times New Roman" style:font-name-complex="Times New Roman"/>
    </style:style>
    <style:style style:name="T11_183" style:family="text">
      <style:text-properties style:font-name="Times New Roman" style:font-name-asian="Times New Roman" style:font-name-complex="Times New Roman"/>
    </style:style>
    <style:style style:name="T11_184" style:family="text">
      <style:text-properties style:font-name="Times New Roman" style:font-name-asian="Times New Roman" style:font-name-complex="Times New Roman"/>
    </style:style>
    <style:style style:name="T11_185" style:family="text">
      <style:text-properties style:font-name="Times New Roman" style:font-name-asian="Times New Roman" style:font-name-complex="Times New Roman"/>
    </style:style>
    <style:style style:name="T11_186" style:family="text">
      <style:text-properties style:font-name="Times New Roman" style:font-name-asian="Times New Roman" style:font-name-complex="Times New Roman"/>
    </style:style>
    <style:style style:name="T11_187" style:family="text">
      <style:text-properties style:font-name="Times New Roman" style:font-name-asian="Times New Roman" style:font-name-complex="Times New Roman"/>
    </style:style>
    <style:style style:name="T11_188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T17_129" style:family="text">
      <style:text-properties style:font-name="Times New Roman" style:font-name-asian="Times New Roman" style:font-name-complex="Times New Roman"/>
    </style:style>
    <style:style style:name="T17_130" style:family="text">
      <style:text-properties style:font-name="Times New Roman" style:font-name-asian="Times New Roman" style:font-name-complex="Times New Roman"/>
    </style:style>
    <style:style style:name="T17_131" style:family="text">
      <style:text-properties style:font-name="Times New Roman" style:font-name-asian="Times New Roman" style:font-name-complex="Times New Roman"/>
    </style:style>
    <style:style style:name="T17_132" style:family="text">
      <style:text-properties style:font-name="Times New Roman" style:font-name-asian="Times New Roman" style:font-name-complex="Times New Roman"/>
    </style:style>
    <style:style style:name="T17_133" style:family="text">
      <style:text-properties style:font-name="Times New Roman" style:font-name-asian="Times New Roman" style:font-name-complex="Times New Roman"/>
    </style:style>
    <style:style style:name="T17_134" style:family="text">
      <style:text-properties style:font-name="Times New Roman" style:font-name-asian="Times New Roman" style:font-name-complex="Times New Roman"/>
    </style:style>
    <style:style style:name="T17_135" style:family="text">
      <style:text-properties style:font-name="Times New Roman" style:font-name-asian="Times New Roman" style:font-name-complex="Times New Roman"/>
    </style:style>
    <style:style style:name="T17_136" style:family="text">
      <style:text-properties style:font-name="Times New Roman" style:font-name-asian="Times New Roman" style:font-name-complex="Times New Roman"/>
    </style:style>
    <style:style style:name="T17_137" style:family="text">
      <style:text-properties style:font-name="Times New Roman" style:font-name-asian="Times New Roman" style:font-name-complex="Times New Roman"/>
    </style:style>
    <style:style style:name="T17_138" style:family="text">
      <style:text-properties style:font-name="Times New Roman" style:font-name-asian="Times New Roman" style:font-name-complex="Times New Roman"/>
    </style:style>
    <style:style style:name="T17_139" style:family="text">
      <style:text-properties style:font-name="Times New Roman" style:font-name-asian="Times New Roman" style:font-name-complex="Times New Roman"/>
    </style:style>
    <style:style style:name="T17_140" style:family="text">
      <style:text-properties style:font-name="Times New Roman" style:font-name-asian="Times New Roman" style:font-name-complex="Times New Roman"/>
    </style:style>
    <style:style style:name="T17_141" style:family="text">
      <style:text-properties style:font-name="Times New Roman" style:font-name-asian="Times New Roman" style:font-name-complex="Times New Roman"/>
    </style:style>
    <style:style style:name="T17_142" style:family="text">
      <style:text-properties style:font-name="Times New Roman" style:font-name-asian="Times New Roman" style:font-name-complex="Times New Roman"/>
    </style:style>
    <style:style style:name="T17_143" style:family="text">
      <style:text-properties style:font-name="Times New Roman" style:font-name-asian="Times New Roman" style:font-name-complex="Times New Roman"/>
    </style:style>
    <style:style style:name="T17_144" style:family="text">
      <style:text-properties style:font-name="Times New Roman" style:font-name-asian="Times New Roman" style:font-name-complex="Times New Roman"/>
    </style:style>
    <style:style style:name="T17_145" style:family="text">
      <style:text-properties style:font-name="Times New Roman" style:font-name-asian="Times New Roman" style:font-name-complex="Times New Roman"/>
    </style:style>
    <style:style style:name="T17_146" style:family="text">
      <style:text-properties style:font-name="Times New Roman" style:font-name-asian="Times New Roman" style:font-name-complex="Times New Roman"/>
    </style:style>
    <style:style style:name="T17_147" style:family="text">
      <style:text-properties style:font-name="Times New Roman" style:font-name-asian="Times New Roman" style:font-name-complex="Times New Roman"/>
    </style:style>
    <style:style style:name="T17_148" style:family="text">
      <style:text-properties style:font-name="Times New Roman" style:font-name-asian="Times New Roman" style:font-name-complex="Times New Roman"/>
    </style:style>
    <style:style style:name="T17_149" style:family="text">
      <style:text-properties style:font-name="Times New Roman" style:font-name-asian="Times New Roman" style:font-name-complex="Times New Roman"/>
    </style:style>
    <style:style style:name="T17_150" style:family="text">
      <style:text-properties style:font-name="Times New Roman" style:font-name-asian="Times New Roman" style:font-name-complex="Times New Roman"/>
    </style:style>
    <style:style style:name="T17_151" style:family="text">
      <style:text-properties style:font-name="Times New Roman" style:font-name-asian="Times New Roman" style:font-name-complex="Times New Roman"/>
    </style:style>
    <style:style style:name="T17_152" style:family="text">
      <style:text-properties style:font-name="Times New Roman" style:font-name-asian="Times New Roman" style:font-name-complex="Times New Roman"/>
    </style:style>
    <style:style style:name="T17_153" style:family="text">
      <style:text-properties style:font-name="Times New Roman" style:font-name-asian="Times New Roman" style:font-name-complex="Times New Roman"/>
    </style:style>
    <style:style style:name="T17_154" style:family="text">
      <style:text-properties style:font-name="Times New Roman" style:font-name-asian="Times New Roman" style:font-name-complex="Times New Roman"/>
    </style:style>
    <style:style style:name="T17_155" style:family="text">
      <style:text-properties style:font-name="Times New Roman" style:font-name-asian="Times New Roman" style:font-name-complex="Times New Roman"/>
    </style:style>
    <style:style style:name="T17_156" style:family="text">
      <style:text-properties style:font-name="Times New Roman" style:font-name-asian="Times New Roman" style:font-name-complex="Times New Roman"/>
    </style:style>
    <style:style style:name="T17_157" style:family="text">
      <style:text-properties style:font-name="Times New Roman" style:font-name-asian="Times New Roman" style:font-name-complex="Times New Roman"/>
    </style:style>
    <style:style style:name="T17_158" style:family="text">
      <style:text-properties style:font-name="Times New Roman" style:font-name-asian="Times New Roman" style:font-name-complex="Times New Roman"/>
    </style:style>
    <style:style style:name="T17_159" style:family="text">
      <style:text-properties style:font-name="Times New Roman" style:font-name-asian="Times New Roman" style:font-name-complex="Times New Roman"/>
    </style:style>
    <style:style style:name="T17_160" style:family="text">
      <style:text-properties style:font-name="Times New Roman" style:font-name-asian="Times New Roman" style:font-name-complex="Times New Roman"/>
    </style:style>
    <style:style style:name="T17_161" style:family="text">
      <style:text-properties style:font-name="Times New Roman" style:font-name-asian="Times New Roman" style:font-name-complex="Times New Roman"/>
    </style:style>
    <style:style style:name="T17_162" style:family="text">
      <style:text-properties style:font-name="Times New Roman" style:font-name-asian="Times New Roman" style:font-name-complex="Times New Roman"/>
    </style:style>
    <style:style style:name="T17_163" style:family="text">
      <style:text-properties style:font-name="Times New Roman" style:font-name-asian="Times New Roman" style:font-name-complex="Times New Roman"/>
    </style:style>
    <style:style style:name="T17_164" style:family="text">
      <style:text-properties style:font-name="Times New Roman" style:font-name-asian="Times New Roman" style:font-name-complex="Times New Roman"/>
    </style:style>
    <style:style style:name="T17_165" style:family="text">
      <style:text-properties style:font-name="Times New Roman" style:font-name-asian="Times New Roman" style:font-name-complex="Times New Roman"/>
    </style:style>
    <style:style style:name="T17_166" style:family="text">
      <style:text-properties style:font-name="Times New Roman" style:font-name-asian="Times New Roman" style:font-name-complex="Times New Roman"/>
    </style:style>
    <style:style style:name="T17_167" style:family="text">
      <style:text-properties style:font-name="Times New Roman" style:font-name-asian="Times New Roman" style:font-name-complex="Times New Roman"/>
    </style:style>
    <style:style style:name="T17_168" style:family="text">
      <style:text-properties style:font-name="Times New Roman" style:font-name-asian="Times New Roman" style:font-name-complex="Times New Roman"/>
    </style:style>
    <style:style style:name="T17_169" style:family="text">
      <style:text-properties style:font-name="Times New Roman" style:font-name-asian="Times New Roman" style:font-name-complex="Times New Roman"/>
    </style:style>
    <style:style style:name="T17_170" style:family="text">
      <style:text-properties style:font-name="Times New Roman" style:font-name-asian="Times New Roman" style:font-name-complex="Times New Roman"/>
    </style:style>
    <style:style style:name="T17_171" style:family="text">
      <style:text-properties style:font-name="Times New Roman" style:font-name-asian="Times New Roman" style:font-name-complex="Times New Roman"/>
    </style:style>
    <style:style style:name="T17_172" style:family="text">
      <style:text-properties style:font-name="Times New Roman" style:font-name-asian="Times New Roman" style:font-name-complex="Times New Roman"/>
    </style:style>
    <style:style style:name="T17_173" style:family="text">
      <style:text-properties style:font-name="Times New Roman" style:font-name-asian="Times New Roman" style:font-name-complex="Times New Roman"/>
    </style:style>
    <style:style style:name="T17_174" style:family="text">
      <style:text-properties style:font-name="Times New Roman" style:font-name-asian="Times New Roman" style:font-name-complex="Times New Roman"/>
    </style:style>
    <style:style style:name="T17_175" style:family="text">
      <style:text-properties style:font-name="Times New Roman" style:font-name-asian="Times New Roman" style:font-name-complex="Times New Roman"/>
    </style:style>
    <style:style style:name="T17_176" style:family="text">
      <style:text-properties style:font-name="Times New Roman" style:font-name-asian="Times New Roman" style:font-name-complex="Times New Roman"/>
    </style:style>
    <style:style style:name="T17_177" style:family="text">
      <style:text-properties style:font-name="Times New Roman" style:font-name-asian="Times New Roman" style:font-name-complex="Times New Roman"/>
    </style:style>
    <style:style style:name="T17_178" style:family="text">
      <style:text-properties style:font-name="Times New Roman" style:font-name-asian="Times New Roman" style:font-name-complex="Times New Roman"/>
    </style:style>
    <style:style style:name="T17_179" style:family="text">
      <style:text-properties style:font-name="Times New Roman" style:font-name-asian="Times New Roman" style:font-name-complex="Times New Roman"/>
    </style:style>
    <style:style style:name="T17_180" style:family="text">
      <style:text-properties style:font-name="Times New Roman" style:font-name-asian="Times New Roman" style:font-name-complex="Times New Roman"/>
    </style:style>
    <style:style style:name="T17_181" style:family="text">
      <style:text-properties style:font-name="Times New Roman" style:font-name-asian="Times New Roman" style:font-name-complex="Times New Roman"/>
    </style:style>
    <style:style style:name="T17_182" style:family="text">
      <style:text-properties style:font-name="Times New Roman" style:font-name-asian="Times New Roman" style:font-name-complex="Times New Roman"/>
    </style:style>
    <style:style style:name="T17_183" style:family="text">
      <style:text-properties style:font-name="Times New Roman" style:font-name-asian="Times New Roman" style:font-name-complex="Times New Roman"/>
    </style:style>
    <style:style style:name="T17_184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T25_13" style:family="text">
      <style:text-properties style:font-name="Times New Roman" style:font-name-asian="Times New Roman" style:font-name-complex="Times New Roman"/>
    </style:style>
    <style:style style:name="T25_14" style:family="text">
      <style:text-properties style:font-name="Times New Roman" style:font-name-asian="Times New Roman" style:font-name-complex="Times New Roman"/>
    </style:style>
    <style:style style:name="T25_15" style:family="text">
      <style:text-properties style:font-name="Times New Roman" style:font-name-asian="Times New Roman" style:font-name-complex="Times New Roman"/>
    </style:style>
    <style:style style:name="T25_16" style:family="text">
      <style:text-properties style:font-name="Times New Roman" style:font-name-asian="Times New Roman" style:font-name-complex="Times New Roman"/>
    </style:style>
    <style:style style:name="T25_17" style:family="text">
      <style:text-properties style:font-name="Times New Roman" style:font-name-asian="Times New Roman" style:font-name-complex="Times New Roman"/>
    </style:style>
    <style:style style:name="T25_18" style:family="text">
      <style:text-properties style:font-name="Times New Roman" style:font-name-asian="Times New Roman" style:font-name-complex="Times New Roman"/>
    </style:style>
    <style:style style:name="T25_19" style:family="text">
      <style:text-properties style:font-name="Times New Roman" style:font-name-asian="Times New Roman" style:font-name-complex="Times New Roman"/>
    </style:style>
    <style:style style:name="T25_20" style:family="text">
      <style:text-properties style:font-name="Times New Roman" style:font-name-asian="Times New Roman" style:font-name-complex="Times New Roman"/>
    </style:style>
    <style:style style:name="T25_21" style:family="text">
      <style:text-properties style:font-name="Times New Roman" style:font-name-asian="Times New Roman" style:font-name-complex="Times New Roman"/>
    </style:style>
    <style:style style:name="T25_22" style:family="text">
      <style:text-properties style:font-name="Times New Roman" style:font-name-asian="Times New Roman" style:font-name-complex="Times New Roman"/>
    </style:style>
    <style:style style:name="T25_23" style:family="text">
      <style:text-properties style:font-name="Times New Roman" style:font-name-asian="Times New Roman" style:font-name-complex="Times New Roman"/>
    </style:style>
    <style:style style:name="T25_24" style:family="text">
      <style:text-properties style:font-name="Times New Roman" style:font-name-asian="Times New Roman" style:font-name-complex="Times New Roman"/>
    </style:style>
    <style:style style:name="T25_25" style:family="text">
      <style:text-properties style:font-name="Times New Roman" style:font-name-asian="Times New Roman" style:font-name-complex="Times New Roman"/>
    </style:style>
    <style:style style:name="T25_26" style:family="text">
      <style:text-properties style:font-name="Times New Roman" style:font-name-asian="Times New Roman" style:font-name-complex="Times New Roman"/>
    </style:style>
    <style:style style:name="T25_27" style:family="text">
      <style:text-properties style:font-name="Times New Roman" style:font-name-asian="Times New Roman" style:font-name-complex="Times New Roman"/>
    </style:style>
    <style:style style:name="T25_28" style:family="text">
      <style:text-properties style:font-name="Times New Roman" style:font-name-asian="Times New Roman" style:font-name-complex="Times New Roman"/>
    </style:style>
    <style:style style:name="T25_29" style:family="text">
      <style:text-properties style:font-name="Times New Roman" style:font-name-asian="Times New Roman" style:font-name-complex="Times New Roman"/>
    </style:style>
    <style:style style:name="T25_30" style:family="text">
      <style:text-properties style:font-name="Times New Roman" style:font-name-asian="Times New Roman" style:font-name-complex="Times New Roman"/>
    </style:style>
    <style:style style:name="T25_31" style:family="text">
      <style:text-properties style:font-name="Times New Roman" style:font-name-asian="Times New Roman" style:font-name-complex="Times New Roman"/>
    </style:style>
    <style:style style:name="T25_32" style:family="text">
      <style:text-properties style:font-name="Times New Roman" style:font-name-asian="Times New Roman" style:font-name-complex="Times New Roman"/>
    </style:style>
    <style:style style:name="T25_33" style:family="text">
      <style:text-properties style:font-name="Times New Roman" style:font-name-asian="Times New Roman" style:font-name-complex="Times New Roman"/>
    </style:style>
    <style:style style:name="T25_34" style:family="text">
      <style:text-properties style:font-name="Times New Roman" style:font-name-asian="Times New Roman" style:font-name-complex="Times New Roman"/>
    </style:style>
    <style:style style:name="T25_35" style:family="text">
      <style:text-properties style:font-name="Times New Roman" style:font-name-asian="Times New Roman" style:font-name-complex="Times New Roman"/>
    </style:style>
    <style:style style:name="T25_36" style:family="text">
      <style:text-properties style:font-name="Times New Roman" style:font-name-asian="Times New Roman" style:font-name-complex="Times New Roman"/>
    </style:style>
    <style:style style:name="T25_37" style:family="text">
      <style:text-properties style:font-name="Times New Roman" style:font-name-asian="Times New Roman" style:font-name-complex="Times New Roman"/>
    </style:style>
    <style:style style:name="T25_38" style:family="text">
      <style:text-properties style:font-name="Times New Roman" style:font-name-asian="Times New Roman" style:font-name-complex="Times New Roman"/>
    </style:style>
    <style:style style:name="T25_39" style:family="text">
      <style:text-properties style:font-name="Times New Roman" style:font-name-asian="Times New Roman" style:font-name-complex="Times New Roman"/>
    </style:style>
    <style:style style:name="T25_40" style:family="text">
      <style:text-properties style:font-name="Times New Roman" style:font-name-asian="Times New Roman" style:font-name-complex="Times New Roman"/>
    </style:style>
    <style:style style:name="T25_41" style:family="text">
      <style:text-properties style:font-name="Times New Roman" style:font-name-asian="Times New Roman" style:font-name-complex="Times New Roman"/>
    </style:style>
    <style:style style:name="T25_42" style:family="text">
      <style:text-properties style:font-name="Times New Roman" style:font-name-asian="Times New Roman" style:font-name-complex="Times New Roman"/>
    </style:style>
    <style:style style:name="T25_43" style:family="text">
      <style:text-properties style:font-name="Times New Roman" style:font-name-asian="Times New Roman" style:font-name-complex="Times New Roman"/>
    </style:style>
    <style:style style:name="T25_44" style:family="text">
      <style:text-properties style:font-name="Times New Roman" style:font-name-asian="Times New Roman" style:font-name-complex="Times New Roman"/>
    </style:style>
    <style:style style:name="T25_45" style:family="text">
      <style:text-properties style:font-name="Times New Roman" style:font-name-asian="Times New Roman" style:font-name-complex="Times New Roman"/>
    </style:style>
    <style:style style:name="T25_46" style:family="text">
      <style:text-properties style:font-name="Times New Roman" style:font-name-asian="Times New Roman" style:font-name-complex="Times New Roman"/>
    </style:style>
    <style:style style:name="T25_47" style:family="text">
      <style:text-properties style:font-name="Times New Roman" style:font-name-asian="Times New Roman" style:font-name-complex="Times New Roman"/>
    </style:style>
    <style:style style:name="T25_48" style:family="text">
      <style:text-properties style:font-name="Times New Roman" style:font-name-asian="Times New Roman" style:font-name-complex="Times New Roman"/>
    </style:style>
    <style:style style:name="T25_49" style:family="text">
      <style:text-properties style:font-name="Times New Roman" style:font-name-asian="Times New Roman" style:font-name-complex="Times New Roman"/>
    </style:style>
    <style:style style:name="T25_50" style:family="text">
      <style:text-properties style:font-name="Times New Roman" style:font-name-asian="Times New Roman" style:font-name-complex="Times New Roman"/>
    </style:style>
    <style:style style:name="T25_51" style:family="text">
      <style:text-properties style:font-name="Times New Roman" style:font-name-asian="Times New Roman" style:font-name-complex="Times New Roman"/>
    </style:style>
    <style:style style:name="T25_52" style:family="text">
      <style:text-properties style:font-name="Times New Roman" style:font-name-asian="Times New Roman" style:font-name-complex="Times New Roman"/>
    </style:style>
    <style:style style:name="T25_53" style:family="text">
      <style:text-properties style:font-name="Times New Roman" style:font-name-asian="Times New Roman" style:font-name-complex="Times New Roman"/>
    </style:style>
    <style:style style:name="T25_54" style:family="text">
      <style:text-properties style:font-name="Times New Roman" style:font-name-asian="Times New Roman" style:font-name-complex="Times New Roman"/>
    </style:style>
    <style:style style:name="T25_55" style:family="text">
      <style:text-properties style:font-name="Times New Roman" style:font-name-asian="Times New Roman" style:font-name-complex="Times New Roman"/>
    </style:style>
    <style:style style:name="T25_56" style:family="text">
      <style:text-properties style:font-name="Times New Roman" style:font-name-asian="Times New Roman" style:font-name-complex="Times New Roman"/>
    </style:style>
    <style:style style:name="T25_57" style:family="text">
      <style:text-properties style:font-name="Times New Roman" style:font-name-asian="Times New Roman" style:font-name-complex="Times New Roman"/>
    </style:style>
    <style:style style:name="T25_58" style:family="text">
      <style:text-properties style:font-name="Times New Roman" style:font-name-asian="Times New Roman" style:font-name-complex="Times New Roman"/>
    </style:style>
    <style:style style:name="T25_59" style:family="text">
      <style:text-properties style:font-name="Times New Roman" style:font-name-asian="Times New Roman" style:font-name-complex="Times New Roman"/>
    </style:style>
    <style:style style:name="T25_60" style:family="text">
      <style:text-properties style:font-name="Times New Roman" style:font-name-asian="Times New Roman" style:font-name-complex="Times New Roman"/>
    </style:style>
    <style:style style:name="T25_61" style:family="text">
      <style:text-properties style:font-name="Times New Roman" style:font-name-asian="Times New Roman" style:font-name-complex="Times New Roman"/>
    </style:style>
    <style:style style:name="T25_62" style:family="text">
      <style:text-properties style:font-name="Times New Roman" style:font-name-asian="Times New Roman" style:font-name-complex="Times New Roman"/>
    </style:style>
    <style:style style:name="T25_63" style:family="text">
      <style:text-properties style:font-name="Times New Roman" style:font-name-asian="Times New Roman" style:font-name-complex="Times New Roman"/>
    </style:style>
    <style:style style:name="T25_64" style:family="text">
      <style:text-properties style:font-name="Times New Roman" style:font-name-asian="Times New Roman" style:font-name-complex="Times New Roman"/>
    </style:style>
    <style:style style:name="T25_65" style:family="text">
      <style:text-properties style:font-name="Times New Roman" style:font-name-asian="Times New Roman" style:font-name-complex="Times New Roman"/>
    </style:style>
    <style:style style:name="T25_66" style:family="text">
      <style:text-properties style:font-name="Times New Roman" style:font-name-asian="Times New Roman" style:font-name-complex="Times New Roman"/>
    </style:style>
    <style:style style:name="T25_67" style:family="text">
      <style:text-properties style:font-name="Times New Roman" style:font-name-asian="Times New Roman" style:font-name-complex="Times New Roman"/>
    </style:style>
    <style:style style:name="T25_68" style:family="text">
      <style:text-properties style:font-name="Times New Roman" style:font-name-asian="Times New Roman" style:font-name-complex="Times New Roman"/>
    </style:style>
    <style:style style:name="T25_69" style:family="text">
      <style:text-properties style:font-name="Times New Roman" style:font-name-asian="Times New Roman" style:font-name-complex="Times New Roman"/>
    </style:style>
    <style:style style:name="T25_70" style:family="text">
      <style:text-properties style:font-name="Times New Roman" style:font-name-asian="Times New Roman" style:font-name-complex="Times New Roman"/>
    </style:style>
    <style:style style:name="T25_71" style:family="text">
      <style:text-properties style:font-name="Times New Roman" style:font-name-asian="Times New Roman" style:font-name-complex="Times New Roman"/>
    </style:style>
    <style:style style:name="T25_72" style:family="text">
      <style:text-properties style:font-name="Times New Roman" style:font-name-asian="Times New Roman" style:font-name-complex="Times New Roman"/>
    </style:style>
    <style:style style:name="T25_73" style:family="text">
      <style:text-properties style:font-name="Times New Roman" style:font-name-asian="Times New Roman" style:font-name-complex="Times New Roman"/>
    </style:style>
    <style:style style:name="T25_74" style:family="text">
      <style:text-properties style:font-name="Times New Roman" style:font-name-asian="Times New Roman" style:font-name-complex="Times New Roman"/>
    </style:style>
    <style:style style:name="T25_75" style:family="text">
      <style:text-properties style:font-name="Times New Roman" style:font-name-asian="Times New Roman" style:font-name-complex="Times New Roman"/>
    </style:style>
    <style:style style:name="T25_76" style:family="text">
      <style:text-properties style:font-name="Times New Roman" style:font-name-asian="Times New Roman" style:font-name-complex="Times New Roman"/>
    </style:style>
    <style:style style:name="T25_77" style:family="text">
      <style:text-properties style:font-name="Times New Roman" style:font-name-asian="Times New Roman" style:font-name-complex="Times New Roman"/>
    </style:style>
    <style:style style:name="T25_78" style:family="text">
      <style:text-properties style:font-name="Times New Roman" style:font-name-asian="Times New Roman" style:font-name-complex="Times New Roman"/>
    </style:style>
    <style:style style:name="T25_79" style:family="text">
      <style:text-properties style:font-name="Times New Roman" style:font-name-asian="Times New Roman" style:font-name-complex="Times New Roman"/>
    </style:style>
    <style:style style:name="T25_80" style:family="text">
      <style:text-properties style:font-name="Times New Roman" style:font-name-asian="Times New Roman" style:font-name-complex="Times New Roman"/>
    </style:style>
    <style:style style:name="T25_81" style:family="text">
      <style:text-properties style:font-name="Times New Roman" style:font-name-asian="Times New Roman" style:font-name-complex="Times New Roman"/>
    </style:style>
    <style:style style:name="T25_82" style:family="text">
      <style:text-properties style:font-name="Times New Roman" style:font-name-asian="Times New Roman" style:font-name-complex="Times New Roman"/>
    </style:style>
    <style:style style:name="T25_83" style:family="text">
      <style:text-properties style:font-name="Times New Roman" style:font-name-asian="Times New Roman" style:font-name-complex="Times New Roman"/>
    </style:style>
    <style:style style:name="T25_84" style:family="text">
      <style:text-properties style:font-name="Times New Roman" style:font-name-asian="Times New Roman" style:font-name-complex="Times New Roman"/>
    </style:style>
    <style:style style:name="T25_85" style:family="text">
      <style:text-properties style:font-name="Times New Roman" style:font-name-asian="Times New Roman" style:font-name-complex="Times New Roman"/>
    </style:style>
    <style:style style:name="T25_86" style:family="text">
      <style:text-properties style:font-name="Times New Roman" style:font-name-asian="Times New Roman" style:font-name-complex="Times New Roman"/>
    </style:style>
    <style:style style:name="T25_87" style:family="text">
      <style:text-properties style:font-name="Times New Roman" style:font-name-asian="Times New Roman" style:font-name-complex="Times New Roman"/>
    </style:style>
    <style:style style:name="T25_88" style:family="text">
      <style:text-properties style:font-name="Times New Roman" style:font-name-asian="Times New Roman" style:font-name-complex="Times New Roman"/>
    </style:style>
    <style:style style:name="T25_89" style:family="text">
      <style:text-properties style:font-name="Times New Roman" style:font-name-asian="Times New Roman" style:font-name-complex="Times New Roman"/>
    </style:style>
    <style:style style:name="T25_90" style:family="text">
      <style:text-properties style:font-name="Times New Roman" style:font-name-asian="Times New Roman" style:font-name-complex="Times New Roman"/>
    </style:style>
    <style:style style:name="T25_91" style:family="text">
      <style:text-properties style:font-name="Times New Roman" style:font-name-asian="Times New Roman" style:font-name-complex="Times New Roman"/>
    </style:style>
    <style:style style:name="T25_92" style:family="text">
      <style:text-properties style:font-name="Times New Roman" style:font-name-asian="Times New Roman" style:font-name-complex="Times New Roman"/>
    </style:style>
    <style:style style:name="T25_93" style:family="text">
      <style:text-properties style:font-name="Times New Roman" style:font-name-asian="Times New Roman" style:font-name-complex="Times New Roman"/>
    </style:style>
    <style:style style:name="T25_94" style:family="text">
      <style:text-properties style:font-name="Times New Roman" style:font-name-asian="Times New Roman" style:font-name-complex="Times New Roman"/>
    </style:style>
    <style:style style:name="T25_95" style:family="text">
      <style:text-properties style:font-name="Times New Roman" style:font-name-asian="Times New Roman" style:font-name-complex="Times New Roman"/>
    </style:style>
    <style:style style:name="T25_96" style:family="text">
      <style:text-properties style:font-name="Times New Roman" style:font-name-asian="Times New Roman" style:font-name-complex="Times New Roman"/>
    </style:style>
    <style:style style:name="T25_97" style:family="text">
      <style:text-properties style:font-name="Times New Roman" style:font-name-asian="Times New Roman" style:font-name-complex="Times New Roman"/>
    </style:style>
    <style:style style:name="T25_98" style:family="text">
      <style:text-properties style:font-name="Times New Roman" style:font-name-asian="Times New Roman" style:font-name-complex="Times New Roman"/>
    </style:style>
    <style:style style:name="T25_99" style:family="text">
      <style:text-properties style:font-name="Times New Roman" style:font-name-asian="Times New Roman" style:font-name-complex="Times New Roman"/>
    </style:style>
    <style:style style:name="T25_100" style:family="text">
      <style:text-properties style:font-name="Times New Roman" style:font-name-asian="Times New Roman" style:font-name-complex="Times New Roman"/>
    </style:style>
    <style:style style:name="T25_101" style:family="text">
      <style:text-properties style:font-name="Times New Roman" style:font-name-asian="Times New Roman" style:font-name-complex="Times New Roman"/>
    </style:style>
    <style:style style:name="T25_102" style:family="text">
      <style:text-properties style:font-name="Times New Roman" style:font-name-asian="Times New Roman" style:font-name-complex="Times New Roman"/>
    </style:style>
    <style:style style:name="T25_103" style:family="text">
      <style:text-properties style:font-name="Times New Roman" style:font-name-asian="Times New Roman" style:font-name-complex="Times New Roman"/>
    </style:style>
    <style:style style:name="T25_104" style:family="text">
      <style:text-properties style:font-name="Times New Roman" style:font-name-asian="Times New Roman" style:font-name-complex="Times New Roman"/>
    </style:style>
    <style:style style:name="T25_105" style:family="text">
      <style:text-properties style:font-name="Times New Roman" style:font-name-asian="Times New Roman" style:font-name-complex="Times New Roman"/>
    </style:style>
    <style:style style:name="T25_106" style:family="text">
      <style:text-properties style:font-name="Times New Roman" style:font-name-asian="Times New Roman" style:font-name-complex="Times New Roman"/>
    </style:style>
    <style:style style:name="T25_107" style:family="text">
      <style:text-properties style:font-name="Times New Roman" style:font-name-asian="Times New Roman" style:font-name-complex="Times New Roman"/>
    </style:style>
    <style:style style:name="T25_108" style:family="text">
      <style:text-properties style:font-name="Times New Roman" style:font-name-asian="Times New Roman" style:font-name-complex="Times New Roman"/>
    </style:style>
    <style:style style:name="T25_109" style:family="text">
      <style:text-properties style:font-name="Times New Roman" style:font-name-asian="Times New Roman" style:font-name-complex="Times New Roman"/>
    </style:style>
    <style:style style:name="T25_110" style:family="text">
      <style:text-properties style:font-name="Times New Roman" style:font-name-asian="Times New Roman" style:font-name-complex="Times New Roman"/>
    </style:style>
    <style:style style:name="T25_111" style:family="text">
      <style:text-properties style:font-name="Times New Roman" style:font-name-asian="Times New Roman" style:font-name-complex="Times New Roman"/>
    </style:style>
    <style:style style:name="T25_112" style:family="text">
      <style:text-properties style:font-name="Times New Roman" style:font-name-asian="Times New Roman" style:font-name-complex="Times New Roman"/>
    </style:style>
    <style:style style:name="T25_113" style:family="text">
      <style:text-properties style:font-name="Times New Roman" style:font-name-asian="Times New Roman" style:font-name-complex="Times New Roman"/>
    </style:style>
    <style:style style:name="T25_114" style:family="text">
      <style:text-properties style:font-name="Times New Roman" style:font-name-asian="Times New Roman" style:font-name-complex="Times New Roman"/>
    </style:style>
    <style:style style:name="T25_115" style:family="text">
      <style:text-properties style:font-name="Times New Roman" style:font-name-asian="Times New Roman" style:font-name-complex="Times New Roman"/>
    </style:style>
    <style:style style:name="T25_116" style:family="text">
      <style:text-properties style:font-name="Times New Roman" style:font-name-asian="Times New Roman" style:font-name-complex="Times New Roman"/>
    </style:style>
    <style:style style:name="T25_117" style:family="text">
      <style:text-properties style:font-name="Times New Roman" style:font-name-asian="Times New Roman" style:font-name-complex="Times New Roman"/>
    </style:style>
    <style:style style:name="T25_118" style:family="text">
      <style:text-properties style:font-name="Times New Roman" style:font-name-asian="Times New Roman" style:font-name-complex="Times New Roman"/>
    </style:style>
    <style:style style:name="T25_119" style:family="text">
      <style:text-properties style:font-name="Times New Roman" style:font-name-asian="Times New Roman" style:font-name-complex="Times New Roman"/>
    </style:style>
    <style:style style:name="T25_120" style:family="text">
      <style:text-properties style:font-name="Times New Roman" style:font-name-asian="Times New Roman" style:font-name-complex="Times New Roman"/>
    </style:style>
    <style:style style:name="T25_121" style:family="text">
      <style:text-properties style:font-name="Times New Roman" style:font-name-asian="Times New Roman" style:font-name-complex="Times New Roman"/>
    </style:style>
    <style:style style:name="T25_122" style:family="text">
      <style:text-properties style:font-name="Times New Roman" style:font-name-asian="Times New Roman" style:font-name-complex="Times New Roman"/>
    </style:style>
    <style:style style:name="T25_123" style:family="text">
      <style:text-properties style:font-name="Times New Roman" style:font-name-asian="Times New Roman" style:font-name-complex="Times New Roman"/>
    </style:style>
    <style:style style:name="T25_124" style:family="text">
      <style:text-properties style:font-name="Times New Roman" style:font-name-asian="Times New Roman" style:font-name-complex="Times New Roman"/>
    </style:style>
    <style:style style:name="T25_125" style:family="text">
      <style:text-properties style:font-name="Times New Roman" style:font-name-asian="Times New Roman" style:font-name-complex="Times New Roman"/>
    </style:style>
    <style:style style:name="T25_126" style:family="text">
      <style:text-properties style:font-name="Times New Roman" style:font-name-asian="Times New Roman" style:font-name-complex="Times New Roman"/>
    </style:style>
    <style:style style:name="T25_127" style:family="text">
      <style:text-properties style:font-name="Times New Roman" style:font-name-asian="Times New Roman" style:font-name-complex="Times New Roman"/>
    </style:style>
    <style:style style:name="T25_128" style:family="text">
      <style:text-properties style:font-name="Times New Roman" style:font-name-asian="Times New Roman" style:font-name-complex="Times New Roman"/>
    </style:style>
    <style:style style:name="T25_129" style:family="text">
      <style:text-properties style:font-name="Times New Roman" style:font-name-asian="Times New Roman" style:font-name-complex="Times New Roman"/>
    </style:style>
    <style:style style:name="T25_130" style:family="text">
      <style:text-properties style:font-name="Times New Roman" style:font-name-asian="Times New Roman" style:font-name-complex="Times New Roman"/>
    </style:style>
    <style:style style:name="T25_131" style:family="text">
      <style:text-properties style:font-name="Times New Roman" style:font-name-asian="Times New Roman" style:font-name-complex="Times New Roman"/>
    </style:style>
    <style:style style:name="T25_132" style:family="text">
      <style:text-properties style:font-name="Times New Roman" style:font-name-asian="Times New Roman" style:font-name-complex="Times New Roman"/>
    </style:style>
    <style:style style:name="T25_133" style:family="text">
      <style:text-properties style:font-name="Times New Roman" style:font-name-asian="Times New Roman" style:font-name-complex="Times New Roman"/>
    </style:style>
    <style:style style:name="T25_134" style:family="text">
      <style:text-properties style:font-name="Times New Roman" style:font-name-asian="Times New Roman" style:font-name-complex="Times New Roman"/>
    </style:style>
    <style:style style:name="T25_135" style:family="text">
      <style:text-properties style:font-name="Times New Roman" style:font-name-asian="Times New Roman" style:font-name-complex="Times New Roman"/>
    </style:style>
    <style:style style:name="T25_136" style:family="text">
      <style:text-properties style:font-name="Times New Roman" style:font-name-asian="Times New Roman" style:font-name-complex="Times New Roman"/>
    </style:style>
    <style:style style:name="T25_137" style:family="text">
      <style:text-properties style:font-name="Times New Roman" style:font-name-asian="Times New Roman" style:font-name-complex="Times New Roman"/>
    </style:style>
    <style:style style:name="T25_138" style:family="text">
      <style:text-properties style:font-name="Times New Roman" style:font-name-asian="Times New Roman" style:font-name-complex="Times New Roman"/>
    </style:style>
    <style:style style:name="T25_139" style:family="text">
      <style:text-properties style:font-name="Times New Roman" style:font-name-asian="Times New Roman" style:font-name-complex="Times New Roman"/>
    </style:style>
    <style:style style:name="T25_140" style:family="text">
      <style:text-properties style:font-name="Times New Roman" style:font-name-asian="Times New Roman" style:font-name-complex="Times New Roman"/>
    </style:style>
    <style:style style:name="T25_141" style:family="text">
      <style:text-properties style:font-name="Times New Roman" style:font-name-asian="Times New Roman" style:font-name-complex="Times New Roman"/>
    </style:style>
    <style:style style:name="T25_142" style:family="text">
      <style:text-properties style:font-name="Times New Roman" style:font-name-asian="Times New Roman" style:font-name-complex="Times New Roman"/>
    </style:style>
    <style:style style:name="T25_143" style:family="text">
      <style:text-properties style:font-name="Times New Roman" style:font-name-asian="Times New Roman" style:font-name-complex="Times New Roman"/>
    </style:style>
    <style:style style:name="T25_144" style:family="text">
      <style:text-properties style:font-name="Times New Roman" style:font-name-asian="Times New Roman" style:font-name-complex="Times New Roman"/>
    </style:style>
    <style:style style:name="T25_145" style:family="text">
      <style:text-properties style:font-name="Times New Roman" style:font-name-asian="Times New Roman" style:font-name-complex="Times New Roman"/>
    </style:style>
    <style:style style:name="T25_146" style:family="text">
      <style:text-properties style:font-name="Times New Roman" style:font-name-asian="Times New Roman" style:font-name-complex="Times New Roman"/>
    </style:style>
    <style:style style:name="T25_147" style:family="text">
      <style:text-properties style:font-name="Times New Roman" style:font-name-asian="Times New Roman" style:font-name-complex="Times New Roman"/>
    </style:style>
    <style:style style:name="T25_148" style:family="text">
      <style:text-properties style:font-name="Times New Roman" style:font-name-asian="Times New Roman" style:font-name-complex="Times New Roman"/>
    </style:style>
    <style:style style:name="T25_149" style:family="text">
      <style:text-properties style:font-name="Times New Roman" style:font-name-asian="Times New Roman" style:font-name-complex="Times New Roman"/>
    </style:style>
    <style:style style:name="T25_150" style:family="text">
      <style:text-properties style:font-name="Times New Roman" style:font-name-asian="Times New Roman" style:font-name-complex="Times New Roman"/>
    </style:style>
    <style:style style:name="T25_151" style:family="text">
      <style:text-properties style:font-name="Times New Roman" style:font-name-asian="Times New Roman" style:font-name-complex="Times New Roman"/>
    </style:style>
    <style:style style:name="T25_152" style:family="text">
      <style:text-properties style:font-name="Times New Roman" style:font-name-asian="Times New Roman" style:font-name-complex="Times New Roman"/>
    </style:style>
    <style:style style:name="T25_153" style:family="text">
      <style:text-properties style:font-name="Times New Roman" style:font-name-asian="Times New Roman" style:font-name-complex="Times New Roman"/>
    </style:style>
    <style:style style:name="T25_154" style:family="text">
      <style:text-properties style:font-name="Times New Roman" style:font-name-asian="Times New Roman" style:font-name-complex="Times New Roman"/>
    </style:style>
    <style:style style:name="T25_155" style:family="text">
      <style:text-properties style:font-name="Times New Roman" style:font-name-asian="Times New Roman" style:font-name-complex="Times New Roman"/>
    </style:style>
    <style:style style:name="T25_156" style:family="text">
      <style:text-properties style:font-name="Times New Roman" style:font-name-asian="Times New Roman" style:font-name-complex="Times New Roman"/>
    </style:style>
    <style:style style:name="T25_157" style:family="text">
      <style:text-properties style:font-name="Times New Roman" style:font-name-asian="Times New Roman" style:font-name-complex="Times New Roman"/>
    </style:style>
    <style:style style:name="T25_158" style:family="text">
      <style:text-properties style:font-name="Times New Roman" style:font-name-asian="Times New Roman" style:font-name-complex="Times New Roman"/>
    </style:style>
    <style:style style:name="T25_159" style:family="text">
      <style:text-properties style:font-name="Times New Roman" style:font-name-asian="Times New Roman" style:font-name-complex="Times New Roman"/>
    </style:style>
    <style:style style:name="T25_160" style:family="text">
      <style:text-properties style:font-name="Times New Roman" style:font-name-asian="Times New Roman" style:font-name-complex="Times New Roman"/>
    </style:style>
    <style:style style:name="T25_161" style:family="text">
      <style:text-properties style:font-name="Times New Roman" style:font-name-asian="Times New Roman" style:font-name-complex="Times New Roman"/>
    </style:style>
    <style:style style:name="T25_162" style:family="text">
      <style:text-properties style:font-name="Times New Roman" style:font-name-asian="Times New Roman" style:font-name-complex="Times New Roman"/>
    </style:style>
    <style:style style:name="T25_163" style:family="text">
      <style:text-properties style:font-name="Times New Roman" style:font-name-asian="Times New Roman" style:font-name-complex="Times New Roman"/>
    </style:style>
    <style:style style:name="T25_164" style:family="text">
      <style:text-properties style:font-name="Times New Roman" style:font-name-asian="Times New Roman" style:font-name-complex="Times New Roman"/>
    </style:style>
    <style:style style:name="T25_165" style:family="text">
      <style:text-properties style:font-name="Times New Roman" style:font-name-asian="Times New Roman" style:font-name-complex="Times New Roman"/>
    </style:style>
    <style:style style:name="T25_166" style:family="text">
      <style:text-properties style:font-name="Times New Roman" style:font-name-asian="Times New Roman" style:font-name-complex="Times New Roman"/>
    </style:style>
    <style:style style:name="T25_167" style:family="text">
      <style:text-properties style:font-name="Times New Roman" style:font-name-asian="Times New Roman" style:font-name-complex="Times New Roman"/>
    </style:style>
    <style:style style:name="T25_168" style:family="text">
      <style:text-properties style:font-name="Times New Roman" style:font-name-asian="Times New Roman" style:font-name-complex="Times New Roman"/>
    </style:style>
    <style:style style:name="T25_169" style:family="text">
      <style:text-properties style:font-name="Times New Roman" style:font-name-asian="Times New Roman" style:font-name-complex="Times New Roman"/>
    </style:style>
    <style:style style:name="T25_170" style:family="text">
      <style:text-properties style:font-name="Times New Roman" style:font-name-asian="Times New Roman" style:font-name-complex="Times New Roman"/>
    </style:style>
    <style:style style:name="T25_171" style:family="text">
      <style:text-properties style:font-name="Times New Roman" style:font-name-asian="Times New Roman" style:font-name-complex="Times New Roman"/>
    </style:style>
    <style:style style:name="T25_172" style:family="text">
      <style:text-properties style:font-name="Times New Roman" style:font-name-asian="Times New Roman" style:font-name-complex="Times New Roman"/>
    </style:style>
    <style:style style:name="T25_173" style:family="text">
      <style:text-properties style:font-name="Times New Roman" style:font-name-asian="Times New Roman" style:font-name-complex="Times New Roman"/>
    </style:style>
    <style:style style:name="T25_174" style:family="text">
      <style:text-properties style:font-name="Times New Roman" style:font-name-asian="Times New Roman" style:font-name-complex="Times New Roman"/>
    </style:style>
    <style:style style:name="T25_175" style:family="text">
      <style:text-properties style:font-name="Times New Roman" style:font-name-asian="Times New Roman" style:font-name-complex="Times New Roman"/>
    </style:style>
    <style:style style:name="T25_176" style:family="text">
      <style:text-properties style:font-name="Times New Roman" style:font-name-asian="Times New Roman" style:font-name-complex="Times New Roman"/>
    </style:style>
    <style:style style:name="T25_177" style:family="text">
      <style:text-properties style:font-name="Times New Roman" style:font-name-asian="Times New Roman" style:font-name-complex="Times New Roman"/>
    </style:style>
    <style:style style:name="T25_178" style:family="text">
      <style:text-properties style:font-name="Times New Roman" style:font-name-asian="Times New Roman" style:font-name-complex="Times New Roman"/>
    </style:style>
    <style:style style:name="T25_179" style:family="text">
      <style:text-properties style:font-name="Times New Roman" style:font-name-asian="Times New Roman" style:font-name-complex="Times New Roman"/>
    </style:style>
    <style:style style:name="T25_180" style:family="text">
      <style:text-properties style:font-name="Times New Roman" style:font-name-asian="Times New Roman" style:font-name-complex="Times New Roman"/>
    </style:style>
    <style:style style:name="T25_181" style:family="text">
      <style:text-properties style:font-name="Times New Roman" style:font-name-asian="Times New Roman" style:font-name-complex="Times New Roman"/>
    </style:style>
    <style:style style:name="T25_182" style:family="text">
      <style:text-properties style:font-name="Times New Roman" style:font-name-asian="Times New Roman" style:font-name-complex="Times New Roman"/>
    </style:style>
    <style:style style:name="T25_183" style:family="text">
      <style:text-properties style:font-name="Times New Roman" style:font-name-asian="Times New Roman" style:font-name-complex="Times New Roman"/>
    </style:style>
    <style:style style:name="T25_184" style:family="text">
      <style:text-properties style:font-name="Times New Roman" style:font-name-asian="Times New Roman" style:font-name-complex="Times New Roman"/>
    </style:style>
    <style:style style:name="T25_185" style:family="text">
      <style:text-properties style:font-name="Times New Roman" style:font-name-asian="Times New Roman" style:font-name-complex="Times New Roman"/>
    </style:style>
    <style:style style:name="T25_186" style:family="text">
      <style:text-properties style:font-name="Times New Roman" style:font-name-asian="Times New Roman" style:font-name-complex="Times New Roman"/>
    </style:style>
    <style:style style:name="T25_187" style:family="text">
      <style:text-properties style:font-name="Times New Roman" style:font-name-asian="Times New Roman" style:font-name-complex="Times New Roman"/>
    </style:style>
    <style:style style:name="T25_188" style:family="text">
      <style:text-properties style:font-name="Times New Roman" style:font-name-asian="Times New Roman" style:font-name-complex="Times New Roman"/>
    </style:style>
    <style:style style:name="T25_189" style:family="text">
      <style:text-properties style:font-name="Times New Roman" style:font-name-asian="Times New Roman" style:font-name-complex="Times New Roman"/>
    </style:style>
    <style:style style:name="T25_190" style:family="text">
      <style:text-properties style:font-name="Times New Roman" style:font-name-asian="Times New Roman" style:font-name-complex="Times New Roman"/>
    </style:style>
    <style:style style:name="T25_191" style:family="text">
      <style:text-properties style:font-name="Times New Roman" style:font-name-asian="Times New Roman" style:font-name-complex="Times New Roman"/>
    </style:style>
    <style:style style:name="T25_192" style:family="text">
      <style:text-properties style:font-name="Times New Roman" style:font-name-asian="Times New Roman" style:font-name-complex="Times New Roman"/>
    </style:style>
    <style:style style:name="T25_193" style:family="text">
      <style:text-properties style:font-name="Times New Roman" style:font-name-asian="Times New Roman" style:font-name-complex="Times New Roman"/>
    </style:style>
    <style:style style:name="T25_194" style:family="text">
      <style:text-properties style:font-name="Times New Roman" style:font-name-asian="Times New Roman" style:font-name-complex="Times New Roman"/>
    </style:style>
    <style:style style:name="T25_195" style:family="text">
      <style:text-properties style:font-name="Times New Roman" style:font-name-asian="Times New Roman" style:font-name-complex="Times New Roman"/>
    </style:style>
    <style:style style:name="T25_196" style:family="text">
      <style:text-properties style:font-name="Times New Roman" style:font-name-asian="Times New Roman" style:font-name-complex="Times New Roman"/>
    </style:style>
    <style:style style:name="T25_197" style:family="text">
      <style:text-properties style:font-name="Times New Roman" style:font-name-asian="Times New Roman" style:font-name-complex="Times New Roman"/>
    </style:style>
    <style:style style:name="T25_198" style:family="text">
      <style:text-properties style:font-name="Times New Roman" style:font-name-asian="Times New Roman" style:font-name-complex="Times New Roman"/>
    </style:style>
    <style:style style:name="T25_199" style:family="text">
      <style:text-properties style:font-name="Times New Roman" style:font-name-asian="Times New Roman" style:font-name-complex="Times New Roman"/>
    </style:style>
    <style:style style:name="T25_200" style:family="text">
      <style:text-properties style:font-name="Times New Roman" style:font-name-asian="Times New Roman" style:font-name-complex="Times New Roman"/>
    </style:style>
    <style:style style:name="T25_201" style:family="text">
      <style:text-properties style:font-name="Times New Roman" style:font-name-asian="Times New Roman" style:font-name-complex="Times New Roman"/>
    </style:style>
    <style:style style:name="T25_202" style:family="text">
      <style:text-properties style:font-name="Times New Roman" style:font-name-asian="Times New Roman" style:font-name-complex="Times New Roman"/>
    </style:style>
    <style:style style:name="T25_203" style:family="text">
      <style:text-properties style:font-name="Times New Roman" style:font-name-asian="Times New Roman" style:font-name-complex="Times New Roman"/>
    </style:style>
    <style:style style:name="T25_204" style:family="text">
      <style:text-properties style:font-name="Times New Roman" style:font-name-asian="Times New Roman" style:font-name-complex="Times New Roman"/>
    </style:style>
    <style:style style:name="T25_205" style:family="text">
      <style:text-properties style:font-name="Times New Roman" style:font-name-asian="Times New Roman" style:font-name-complex="Times New Roman"/>
    </style:style>
    <style:style style:name="T25_206" style:family="text">
      <style:text-properties style:font-name="Times New Roman" style:font-name-asian="Times New Roman" style:font-name-complex="Times New Roman"/>
    </style:style>
    <style:style style:name="T25_207" style:family="text">
      <style:text-properties style:font-name="Times New Roman" style:font-name-asian="Times New Roman" style:font-name-complex="Times New Roman"/>
    </style:style>
    <style:style style:name="T25_208" style:family="text">
      <style:text-properties style:font-name="Times New Roman" style:font-name-asian="Times New Roman" style:font-name-complex="Times New Roman"/>
    </style:style>
    <style:style style:name="T25_209" style:family="text">
      <style:text-properties style:font-name="Times New Roman" style:font-name-asian="Times New Roman" style:font-name-complex="Times New Roman"/>
    </style:style>
    <style:style style:name="T25_210" style:family="text">
      <style:text-properties style:font-name="Times New Roman" style:font-name-asian="Times New Roman" style:font-name-complex="Times New Roman"/>
    </style:style>
    <style:style style:name="T25_211" style:family="text">
      <style:text-properties style:font-name="Times New Roman" style:font-name-asian="Times New Roman" style:font-name-complex="Times New Roman"/>
    </style:style>
    <style:style style:name="T25_212" style:family="text">
      <style:text-properties style:font-name="Times New Roman" style:font-name-asian="Times New Roman" style:font-name-complex="Times New Roman"/>
    </style:style>
    <style:style style:name="T25_213" style:family="text">
      <style:text-properties style:font-name="Times New Roman" style:font-name-asian="Times New Roman" style:font-name-complex="Times New Roman"/>
    </style:style>
    <style:style style:name="T25_214" style:family="text">
      <style:text-properties style:font-name="Times New Roman" style:font-name-asian="Times New Roman" style:font-name-complex="Times New Roman"/>
    </style:style>
    <style:style style:name="T25_215" style:family="text">
      <style:text-properties style:font-name="Times New Roman" style:font-name-asian="Times New Roman" style:font-name-complex="Times New Roman"/>
    </style:style>
    <style:style style:name="T25_216" style:family="text">
      <style:text-properties style:font-name="Times New Roman" style:font-name-asian="Times New Roman" style:font-name-complex="Times New Roman"/>
    </style:style>
    <style:style style:name="T25_217" style:family="text">
      <style:text-properties style:font-name="Times New Roman" style:font-name-asian="Times New Roman" style:font-name-complex="Times New Roman"/>
    </style:style>
    <style:style style:name="T25_218" style:family="text">
      <style:text-properties style:font-name="Times New Roman" style:font-name-asian="Times New Roman" style:font-name-complex="Times New Roman"/>
    </style:style>
    <style:style style:name="T25_219" style:family="text">
      <style:text-properties style:font-name="Times New Roman" style:font-name-asian="Times New Roman" style:font-name-complex="Times New Roman"/>
    </style:style>
    <style:style style:name="T25_220" style:family="text">
      <style:text-properties style:font-name="Times New Roman" style:font-name-asian="Times New Roman" style:font-name-complex="Times New Roman"/>
    </style:style>
    <style:style style:name="T25_221" style:family="text">
      <style:text-properties style:font-name="Times New Roman" style:font-name-asian="Times New Roman" style:font-name-complex="Times New Roman"/>
    </style:style>
    <style:style style:name="T25_222" style:family="text">
      <style:text-properties style:font-name="Times New Roman" style:font-name-asian="Times New Roman" style:font-name-complex="Times New Roman"/>
    </style:style>
    <style:style style:name="T25_223" style:family="text">
      <style:text-properties style:font-name="Times New Roman" style:font-name-asian="Times New Roman" style:font-name-complex="Times New Roman"/>
    </style:style>
    <style:style style:name="T25_224" style:family="text">
      <style:text-properties style:font-name="Times New Roman" style:font-name-asian="Times New Roman" style:font-name-complex="Times New Roman"/>
    </style:style>
    <style:style style:name="T25_225" style:family="text">
      <style:text-properties style:font-name="Times New Roman" style:font-name-asian="Times New Roman" style:font-name-complex="Times New Roman"/>
    </style:style>
    <style:style style:name="T25_226" style:family="text">
      <style:text-properties style:font-name="Times New Roman" style:font-name-asian="Times New Roman" style:font-name-complex="Times New Roman"/>
    </style:style>
    <style:style style:name="T25_227" style:family="text">
      <style:text-properties style:font-name="Times New Roman" style:font-name-asian="Times New Roman" style:font-name-complex="Times New Roman"/>
    </style:style>
    <style:style style:name="T25_228" style:family="text">
      <style:text-properties style:font-name="Times New Roman" style:font-name-asian="Times New Roman" style:font-name-complex="Times New Roman"/>
    </style:style>
    <style:style style:name="T25_229" style:family="text">
      <style:text-properties style:font-name="Times New Roman" style:font-name-asian="Times New Roman" style:font-name-complex="Times New Roman"/>
    </style:style>
    <style:style style:name="T25_230" style:family="text">
      <style:text-properties style:font-name="Times New Roman" style:font-name-asian="Times New Roman" style:font-name-complex="Times New Roman"/>
    </style:style>
    <style:style style:name="T25_231" style:family="text">
      <style:text-properties style:font-name="Times New Roman" style:font-name-asian="Times New Roman" style:font-name-complex="Times New Roman"/>
    </style:style>
    <style:style style:name="T25_232" style:family="text">
      <style:text-properties style:font-name="Times New Roman" style:font-name-asian="Times New Roman" style:font-name-complex="Times New Roman"/>
    </style:style>
    <style:style style:name="T25_233" style:family="text">
      <style:text-properties style:font-name="Times New Roman" style:font-name-asian="Times New Roman" style:font-name-complex="Times New Roman"/>
    </style:style>
    <style:style style:name="T25_234" style:family="text">
      <style:text-properties style:font-name="Times New Roman" style:font-name-asian="Times New Roman" style:font-name-complex="Times New Roman"/>
    </style:style>
    <style:style style:name="T25_235" style:family="text">
      <style:text-properties style:font-name="Times New Roman" style:font-name-asian="Times New Roman" style:font-name-complex="Times New Roman"/>
    </style:style>
    <style:style style:name="T25_236" style:family="text">
      <style:text-properties style:font-name="Times New Roman" style:font-name-asian="Times New Roman" style:font-name-complex="Times New Roman"/>
    </style:style>
    <style:style style:name="T25_237" style:family="text">
      <style:text-properties style:font-name="Times New Roman" style:font-name-asian="Times New Roman" style:font-name-complex="Times New Roman"/>
    </style:style>
    <style:style style:name="T25_238" style:family="text">
      <style:text-properties style:font-name="Times New Roman" style:font-name-asian="Times New Roman" style:font-name-complex="Times New Roman"/>
    </style:style>
    <style:style style:name="T25_239" style:family="text">
      <style:text-properties style:font-name="Times New Roman" style:font-name-asian="Times New Roman" style:font-name-complex="Times New Roman"/>
    </style:style>
    <style:style style:name="T25_240" style:family="text">
      <style:text-properties style:font-name="Times New Roman" style:font-name-asian="Times New Roman" style:font-name-complex="Times New Roman"/>
    </style:style>
    <style:style style:name="T25_241" style:family="text">
      <style:text-properties style:font-name="Times New Roman" style:font-name-asian="Times New Roman" style:font-name-complex="Times New Roman"/>
    </style:style>
    <style:style style:name="T25_242" style:family="text">
      <style:text-properties style:font-name="Times New Roman" style:font-name-asian="Times New Roman" style:font-name-complex="Times New Roman"/>
    </style:style>
    <style:style style:name="T25_243" style:family="text">
      <style:text-properties style:font-name="Times New Roman" style:font-name-asian="Times New Roman" style:font-name-complex="Times New Roman"/>
    </style:style>
    <style:style style:name="T25_244" style:family="text">
      <style:text-properties style:font-name="Times New Roman" style:font-name-asian="Times New Roman" style:font-name-complex="Times New Roman"/>
    </style:style>
    <style:style style:name="T25_245" style:family="text">
      <style:text-properties style:font-name="Times New Roman" style:font-name-asian="Times New Roman" style:font-name-complex="Times New Roman"/>
    </style:style>
    <style:style style:name="T25_246" style:family="text">
      <style:text-properties style:font-name="Times New Roman" style:font-name-asian="Times New Roman" style:font-name-complex="Times New Roman"/>
    </style:style>
    <style:style style:name="T25_247" style:family="text">
      <style:text-properties style:font-name="Times New Roman" style:font-name-asian="Times New Roman" style:font-name-complex="Times New Roman"/>
    </style:style>
    <style:style style:name="T25_248" style:family="text">
      <style:text-properties style:font-name="Times New Roman" style:font-name-asian="Times New Roman" style:font-name-complex="Times New Roman"/>
    </style:style>
    <style:style style:name="T25_249" style:family="text">
      <style:text-properties style:font-name="Times New Roman" style:font-name-asian="Times New Roman" style:font-name-complex="Times New Roman"/>
    </style:style>
    <style:style style:name="T25_250" style:family="text">
      <style:text-properties style:font-name="Times New Roman" style:font-name-asian="Times New Roman" style:font-name-complex="Times New Roman"/>
    </style:style>
    <style:style style:name="T25_251" style:family="text">
      <style:text-properties style:font-name="Times New Roman" style:font-name-asian="Times New Roman" style:font-name-complex="Times New Roman"/>
    </style:style>
    <style:style style:name="T25_252" style:family="text">
      <style:text-properties style:font-name="Times New Roman" style:font-name-asian="Times New Roman" style:font-name-complex="Times New Roman"/>
    </style:style>
    <style:style style:name="T25_253" style:family="text">
      <style:text-properties style:font-name="Times New Roman" style:font-name-asian="Times New Roman" style:font-name-complex="Times New Roman"/>
    </style:style>
    <style:style style:name="T25_254" style:family="text">
      <style:text-properties style:font-name="Times New Roman" style:font-name-asian="Times New Roman" style:font-name-complex="Times New Roman"/>
    </style:style>
    <style:style style:name="T25_255" style:family="text">
      <style:text-properties style:font-name="Times New Roman" style:font-name-asian="Times New Roman" style:font-name-complex="Times New Roman"/>
    </style:style>
    <style:style style:name="T25_256" style:family="text">
      <style:text-properties style:font-name="Times New Roman" style:font-name-asian="Times New Roman" style:font-name-complex="Times New Roman"/>
    </style:style>
    <style:style style:name="T25_257" style:family="text">
      <style:text-properties style:font-name="Times New Roman" style:font-name-asian="Times New Roman" style:font-name-complex="Times New Roman"/>
    </style:style>
    <style:style style:name="T25_258" style:family="text">
      <style:text-properties style:font-name="Times New Roman" style:font-name-asian="Times New Roman" style:font-name-complex="Times New Roman"/>
    </style:style>
    <style:style style:name="T25_259" style:family="text">
      <style:text-properties style:font-name="Times New Roman" style:font-name-asian="Times New Roman" style:font-name-complex="Times New Roman"/>
    </style:style>
    <style:style style:name="T25_260" style:family="text">
      <style:text-properties style:font-name="Times New Roman" style:font-name-asian="Times New Roman" style:font-name-complex="Times New Roman"/>
    </style:style>
    <style:style style:name="T25_261" style:family="text">
      <style:text-properties style:font-name="Times New Roman" style:font-name-asian="Times New Roman" style:font-name-complex="Times New Roman"/>
    </style:style>
    <style:style style:name="T25_262" style:family="text">
      <style:text-properties style:font-name="Times New Roman" style:font-name-asian="Times New Roman" style:font-name-complex="Times New Roman"/>
    </style:style>
    <style:style style:name="T25_263" style:family="text">
      <style:text-properties style:font-name="Times New Roman" style:font-name-asian="Times New Roman" style:font-name-complex="Times New Roman"/>
    </style:style>
    <style:style style:name="T25_264" style:family="text">
      <style:text-properties style:font-name="Times New Roman" style:font-name-asian="Times New Roman" style:font-name-complex="Times New Roman"/>
    </style:style>
    <style:style style:name="T25_265" style:family="text">
      <style:text-properties style:font-name="Times New Roman" style:font-name-asian="Times New Roman" style:font-name-complex="Times New Roman"/>
    </style:style>
    <style:style style:name="T25_266" style:family="text">
      <style:text-properties style:font-name="Times New Roman" style:font-name-asian="Times New Roman" style:font-name-complex="Times New Roman"/>
    </style:style>
    <style:style style:name="T25_267" style:family="text">
      <style:text-properties style:font-name="Times New Roman" style:font-name-asian="Times New Roman" style:font-name-complex="Times New Roman"/>
    </style:style>
    <style:style style:name="T25_268" style:family="text">
      <style:text-properties style:font-name="Times New Roman" style:font-name-asian="Times New Roman" style:font-name-complex="Times New Roman"/>
    </style:style>
    <style:style style:name="T25_269" style:family="text">
      <style:text-properties style:font-name="Times New Roman" style:font-name-asian="Times New Roman" style:font-name-complex="Times New Roman"/>
    </style:style>
    <style:style style:name="T25_270" style:family="text">
      <style:text-properties style:font-name="Times New Roman" style:font-name-asian="Times New Roman" style:font-name-complex="Times New Roman"/>
    </style:style>
    <style:style style:name="T25_271" style:family="text">
      <style:text-properties style:font-name="Times New Roman" style:font-name-asian="Times New Roman" style:font-name-complex="Times New Roman"/>
    </style:style>
    <style:style style:name="T25_272" style:family="text">
      <style:text-properties style:font-name="Times New Roman" style:font-name-asian="Times New Roman" style:font-name-complex="Times New Roman"/>
    </style:style>
    <style:style style:name="T25_273" style:family="text">
      <style:text-properties style:font-name="Times New Roman" style:font-name-asian="Times New Roman" style:font-name-complex="Times New Roman"/>
    </style:style>
    <style:style style:name="T25_274" style:family="text">
      <style:text-properties style:font-name="Times New Roman" style:font-name-asian="Times New Roman" style:font-name-complex="Times New Roman"/>
    </style:style>
    <style:style style:name="T25_275" style:family="text">
      <style:text-properties style:font-name="Times New Roman" style:font-name-asian="Times New Roman" style:font-name-complex="Times New Roman"/>
    </style:style>
    <style:style style:name="T25_276" style:family="text">
      <style:text-properties style:font-name="Times New Roman" style:font-name-asian="Times New Roman" style:font-name-complex="Times New Roman"/>
    </style:style>
    <style:style style:name="T25_277" style:family="text">
      <style:text-properties style:font-name="Times New Roman" style:font-name-asian="Times New Roman" style:font-name-complex="Times New Roman"/>
    </style:style>
    <style:style style:name="T25_278" style:family="text">
      <style:text-properties style:font-name="Times New Roman" style:font-name-asian="Times New Roman" style:font-name-complex="Times New Roman"/>
    </style:style>
    <style:style style:name="T25_279" style:family="text">
      <style:text-properties style:font-name="Times New Roman" style:font-name-asian="Times New Roman" style:font-name-complex="Times New Roman"/>
    </style:style>
    <style:style style:name="T25_280" style:family="text">
      <style:text-properties style:font-name="Times New Roman" style:font-name-asian="Times New Roman" style:font-name-complex="Times New Roman"/>
    </style:style>
    <style:style style:name="T25_281" style:family="text">
      <style:text-properties style:font-name="Times New Roman" style:font-name-asian="Times New Roman" style:font-name-complex="Times New Roman"/>
    </style:style>
    <style:style style:name="T25_282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>
      <style:text-properties style:font-name="Times New Roman" style:font-name-asian="Times New Roman" style:font-name-complex="Times New Roman"/>
    </style:style>
    <style:style style:name="T27_5" style:family="text">
      <style:text-properties style:font-name="Times New Roman" style:font-name-asian="Times New Roman" style:font-name-complex="Times New Roman"/>
    </style:style>
    <style:style style:name="T27_6" style:family="text">
      <style:text-properties style:font-name="Times New Roman" style:font-name-asian="Times New Roman" style:font-name-complex="Times New Roman"/>
    </style:style>
    <style:style style:name="T27_7" style:family="text">
      <style:text-properties style:font-name="Times New Roman" style:font-name-asian="Times New Roman" style:font-name-complex="Times New Roman"/>
    </style:style>
    <style:style style:name="T27_8" style:family="text">
      <style:text-properties style:font-name="Times New Roman" style:font-name-asian="Times New Roman" style:font-name-complex="Times New Roman"/>
    </style:style>
    <style:style style:name="T27_9" style:family="text">
      <style:text-properties style:font-name="Times New Roman" style:font-name-asian="Times New Roman" style:font-name-complex="Times New Roman"/>
    </style:style>
    <style:style style:name="T27_10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T29_8" style:family="text">
      <style:text-properties style:font-name="Times New Roman" style:font-name-asian="Times New Roman" style:font-name-complex="Times New Roman"/>
    </style:style>
    <style:style style:name="T29_9" style:family="text">
      <style:text-properties style:font-name="Times New Roman" style:font-name-asian="Times New Roman" style:font-name-complex="Times New Roman"/>
    </style:style>
    <style:style style:name="T29_10" style:family="text">
      <style:text-properties style:font-name="Times New Roman" style:font-name-asian="Times New Roman" style:font-name-complex="Times New Roman"/>
    </style:style>
    <style:style style:name="T29_11" style:family="text">
      <style:text-properties style:font-name="Times New Roman" style:font-name-asian="Times New Roman" style:font-name-complex="Times New Roman"/>
    </style:style>
    <style:style style:name="T29_12" style:family="text">
      <style:text-properties style:font-name="Times New Roman" style:font-name-asian="Times New Roman" style:font-name-complex="Times New Roman"/>
    </style:style>
    <style:style style:name="T29_13" style:family="text">
      <style:text-properties style:font-name="Times New Roman" style:font-name-asian="Times New Roman" style:font-name-complex="Times New Roman"/>
    </style:style>
    <style:style style:name="T29_14" style:family="text">
      <style:text-properties style:font-name="Times New Roman" style:font-name-asian="Times New Roman" style:font-name-complex="Times New Roman"/>
    </style:style>
    <style:style style:name="T29_15" style:family="text">
      <style:text-properties style:font-name="Times New Roman" style:font-name-asian="Times New Roman" style:font-name-complex="Times New Roman"/>
    </style:style>
    <style:style style:name="T29_16" style:family="text">
      <style:text-properties style:font-name="Times New Roman" style:font-name-asian="Times New Roman" style:font-name-complex="Times New Roman"/>
    </style:style>
    <style:style style:name="T29_17" style:family="text">
      <style:text-properties style:font-name="Times New Roman" style:font-name-asian="Times New Roman" style:font-name-complex="Times New Roman"/>
    </style:style>
    <style:style style:name="T29_18" style:family="text">
      <style:text-properties style:font-name="Times New Roman" style:font-name-asian="Times New Roman" style:font-name-complex="Times New Roman"/>
    </style:style>
    <style:style style:name="T29_19" style:family="text">
      <style:text-properties style:font-name="Times New Roman" style:font-name-asian="Times New Roman" style:font-name-complex="Times New Roman"/>
    </style:style>
    <style:style style:name="T29_20" style:family="text">
      <style:text-properties style:font-name="Times New Roman" style:font-name-asian="Times New Roman" style:font-name-complex="Times New Roman"/>
    </style:style>
    <style:style style:name="T29_21" style:family="text">
      <style:text-properties style:font-name="Times New Roman" style:font-name-asian="Times New Roman" style:font-name-complex="Times New Roman"/>
    </style:style>
    <style:style style:name="T29_22" style:family="text">
      <style:text-properties style:font-name="Times New Roman" style:font-name-asian="Times New Roman" style:font-name-complex="Times New Roman"/>
    </style:style>
    <style:style style:name="T29_23" style:family="text">
      <style:text-properties style:font-name="Times New Roman" style:font-name-asian="Times New Roman" style:font-name-complex="Times New Roman"/>
    </style:style>
    <style:style style:name="T29_24" style:family="text">
      <style:text-properties style:font-name="Times New Roman" style:font-name-asian="Times New Roman" style:font-name-complex="Times New Roman"/>
    </style:style>
    <style:style style:name="T29_25" style:family="text">
      <style:text-properties style:font-name="Times New Roman" style:font-name-asian="Times New Roman" style:font-name-complex="Times New Roman"/>
    </style:style>
    <style:style style:name="T29_26" style:family="text">
      <style:text-properties style:font-name="Times New Roman" style:font-name-asian="Times New Roman" style:font-name-complex="Times New Roman"/>
    </style:style>
    <style:style style:name="T29_27" style:family="text">
      <style:text-properties style:font-name="Times New Roman" style:font-name-asian="Times New Roman" style:font-name-complex="Times New Roman"/>
    </style:style>
    <style:style style:name="T29_28" style:family="text">
      <style:text-properties style:font-name="Times New Roman" style:font-name-asian="Times New Roman" style:font-name-complex="Times New Roman"/>
    </style:style>
    <style:style style:name="T29_29" style:family="text">
      <style:text-properties style:font-name="Times New Roman" style:font-name-asian="Times New Roman" style:font-name-complex="Times New Roman"/>
    </style:style>
    <style:style style:name="T29_30" style:family="text">
      <style:text-properties style:font-name="Times New Roman" style:font-name-asian="Times New Roman" style:font-name-complex="Times New Roman"/>
    </style:style>
    <style:style style:name="T29_31" style:family="text">
      <style:text-properties style:font-name="Times New Roman" style:font-name-asian="Times New Roman" style:font-name-complex="Times New Roman"/>
    </style:style>
    <style:style style:name="T29_32" style:family="text">
      <style:text-properties style:font-name="Times New Roman" style:font-name-asian="Times New Roman" style:font-name-complex="Times New Roman"/>
    </style:style>
    <style:style style:name="T29_33" style:family="text">
      <style:text-properties style:font-name="Times New Roman" style:font-name-asian="Times New Roman" style:font-name-complex="Times New Roman"/>
    </style:style>
    <style:style style:name="T29_34" style:family="text">
      <style:text-properties style:font-name="Times New Roman" style:font-name-asian="Times New Roman" style:font-name-complex="Times New Roman"/>
    </style:style>
    <style:style style:name="T29_35" style:family="text">
      <style:text-properties style:font-name="Times New Roman" style:font-name-asian="Times New Roman" style:font-name-complex="Times New Roman"/>
    </style:style>
    <style:style style:name="T29_36" style:family="text">
      <style:text-properties style:font-name="Times New Roman" style:font-name-asian="Times New Roman" style:font-name-complex="Times New Roman"/>
    </style:style>
    <style:style style:name="T29_37" style:family="text">
      <style:text-properties style:font-name="Times New Roman" style:font-name-asian="Times New Roman" style:font-name-complex="Times New Roman"/>
    </style:style>
    <style:style style:name="T29_38" style:family="text">
      <style:text-properties style:font-name="Times New Roman" style:font-name-asian="Times New Roman" style:font-name-complex="Times New Roman"/>
    </style:style>
    <style:style style:name="T29_39" style:family="text">
      <style:text-properties style:font-name="Times New Roman" style:font-name-asian="Times New Roman" style:font-name-complex="Times New Roman"/>
    </style:style>
    <style:style style:name="T29_40" style:family="text">
      <style:text-properties style:font-name="Times New Roman" style:font-name-asian="Times New Roman" style:font-name-complex="Times New Roman"/>
    </style:style>
    <style:style style:name="T29_41" style:family="text">
      <style:text-properties style:font-name="Times New Roman" style:font-name-asian="Times New Roman" style:font-name-complex="Times New Roman"/>
    </style:style>
    <style:style style:name="T29_42" style:family="text">
      <style:text-properties style:font-name="Times New Roman" style:font-name-asian="Times New Roman" style:font-name-complex="Times New Roman"/>
    </style:style>
    <style:style style:name="T29_43" style:family="text">
      <style:text-properties style:font-name="Times New Roman" style:font-name-asian="Times New Roman" style:font-name-complex="Times New Roman"/>
    </style:style>
    <style:style style:name="T29_44" style:family="text">
      <style:text-properties style:font-name="Times New Roman" style:font-name-asian="Times New Roman" style:font-name-complex="Times New Roman"/>
    </style:style>
    <style:style style:name="T29_45" style:family="text">
      <style:text-properties style:font-name="Times New Roman" style:font-name-asian="Times New Roman" style:font-name-complex="Times New Roman"/>
    </style:style>
    <style:style style:name="T29_46" style:family="text">
      <style:text-properties style:font-name="Times New Roman" style:font-name-asian="Times New Roman" style:font-name-complex="Times New Roman"/>
    </style:style>
    <style:style style:name="T29_47" style:family="text">
      <style:text-properties style:font-name="Times New Roman" style:font-name-asian="Times New Roman" style:font-name-complex="Times New Roman"/>
    </style:style>
    <style:style style:name="T29_48" style:family="text">
      <style:text-properties style:font-name="Times New Roman" style:font-name-asian="Times New Roman" style:font-name-complex="Times New Roman"/>
    </style:style>
    <style:style style:name="T29_49" style:family="text">
      <style:text-properties style:font-name="Times New Roman" style:font-name-asian="Times New Roman" style:font-name-complex="Times New Roman"/>
    </style:style>
    <style:style style:name="T29_50" style:family="text">
      <style:text-properties style:font-name="Times New Roman" style:font-name-asian="Times New Roman" style:font-name-complex="Times New Roman"/>
    </style:style>
    <style:style style:name="T29_51" style:family="text">
      <style:text-properties style:font-name="Times New Roman" style:font-name-asian="Times New Roman" style:font-name-complex="Times New Roman"/>
    </style:style>
    <style:style style:name="T29_52" style:family="text">
      <style:text-properties style:font-name="Times New Roman" style:font-name-asian="Times New Roman" style:font-name-complex="Times New Roman"/>
    </style:style>
    <style:style style:name="T29_53" style:family="text">
      <style:text-properties style:font-name="Times New Roman" style:font-name-asian="Times New Roman" style:font-name-complex="Times New Roman"/>
    </style:style>
    <style:style style:name="T29_54" style:family="text">
      <style:text-properties style:font-name="Times New Roman" style:font-name-asian="Times New Roman" style:font-name-complex="Times New Roman"/>
    </style:style>
    <style:style style:name="T29_55" style:family="text">
      <style:text-properties style:font-name="Times New Roman" style:font-name-asian="Times New Roman" style:font-name-complex="Times New Roman"/>
    </style:style>
    <style:style style:name="T29_56" style:family="text">
      <style:text-properties style:font-name="Times New Roman" style:font-name-asian="Times New Roman" style:font-name-complex="Times New Roman"/>
    </style:style>
    <style:style style:name="T29_57" style:family="text">
      <style:text-properties style:font-name="Times New Roman" style:font-name-asian="Times New Roman" style:font-name-complex="Times New Roman"/>
    </style:style>
    <style:style style:name="T29_58" style:family="text">
      <style:text-properties style:font-name="Times New Roman" style:font-name-asian="Times New Roman" style:font-name-complex="Times New Roman"/>
    </style:style>
    <style:style style:name="T29_59" style:family="text">
      <style:text-properties style:font-name="Times New Roman" style:font-name-asian="Times New Roman" style:font-name-complex="Times New Roman"/>
    </style:style>
    <style:style style:name="T29_60" style:family="text">
      <style:text-properties style:font-name="Times New Roman" style:font-name-asian="Times New Roman" style:font-name-complex="Times New Roman"/>
    </style:style>
    <style:style style:name="T29_61" style:family="text">
      <style:text-properties style:font-name="Times New Roman" style:font-name-asian="Times New Roman" style:font-name-complex="Times New Roman"/>
    </style:style>
    <style:style style:name="T29_62" style:family="text">
      <style:text-properties style:font-name="Times New Roman" style:font-name-asian="Times New Roman" style:font-name-complex="Times New Roman"/>
    </style:style>
    <style:style style:name="T29_63" style:family="text">
      <style:text-properties style:font-name="Times New Roman" style:font-name-asian="Times New Roman" style:font-name-complex="Times New Roman"/>
    </style:style>
    <style:style style:name="T29_64" style:family="text">
      <style:text-properties style:font-name="Times New Roman" style:font-name-asian="Times New Roman" style:font-name-complex="Times New Roman"/>
    </style:style>
    <style:style style:name="T29_65" style:family="text">
      <style:text-properties style:font-name="Times New Roman" style:font-name-asian="Times New Roman" style:font-name-complex="Times New Roman"/>
    </style:style>
    <style:style style:name="T29_66" style:family="text">
      <style:text-properties style:font-name="Times New Roman" style:font-name-asian="Times New Roman" style:font-name-complex="Times New Roman"/>
    </style:style>
    <style:style style:name="T29_67" style:family="text">
      <style:text-properties style:font-name="Times New Roman" style:font-name-asian="Times New Roman" style:font-name-complex="Times New Roman"/>
    </style:style>
    <style:style style:name="T29_68" style:family="text">
      <style:text-properties style:font-name="Times New Roman" style:font-name-asian="Times New Roman" style:font-name-complex="Times New Roman"/>
    </style:style>
    <style:style style:name="T29_69" style:family="text">
      <style:text-properties style:font-name="Times New Roman" style:font-name-asian="Times New Roman" style:font-name-complex="Times New Roman"/>
    </style:style>
    <style:style style:name="T29_70" style:family="text">
      <style:text-properties style:font-name="Times New Roman" style:font-name-asian="Times New Roman" style:font-name-complex="Times New Roman"/>
    </style:style>
    <style:style style:name="T29_71" style:family="text">
      <style:text-properties style:font-name="Times New Roman" style:font-name-asian="Times New Roman" style:font-name-complex="Times New Roman"/>
    </style:style>
    <style:style style:name="T29_72" style:family="text">
      <style:text-properties style:font-name="Times New Roman" style:font-name-asian="Times New Roman" style:font-name-complex="Times New Roman"/>
    </style:style>
    <style:style style:name="T29_73" style:family="text">
      <style:text-properties style:font-name="Times New Roman" style:font-name-asian="Times New Roman" style:font-name-complex="Times New Roman"/>
    </style:style>
    <style:style style:name="T29_74" style:family="text">
      <style:text-properties style:font-name="Times New Roman" style:font-name-asian="Times New Roman" style:font-name-complex="Times New Roman"/>
    </style:style>
    <style:style style:name="T29_75" style:family="text">
      <style:text-properties style:font-name="Times New Roman" style:font-name-asian="Times New Roman" style:font-name-complex="Times New Roman"/>
    </style:style>
    <style:style style:name="T29_76" style:family="text">
      <style:text-properties style:font-name="Times New Roman" style:font-name-asian="Times New Roman" style:font-name-complex="Times New Roman"/>
    </style:style>
    <style:style style:name="T29_77" style:family="text">
      <style:text-properties style:font-name="Times New Roman" style:font-name-asian="Times New Roman" style:font-name-complex="Times New Roman"/>
    </style:style>
    <style:style style:name="T29_78" style:family="text">
      <style:text-properties style:font-name="Times New Roman" style:font-name-asian="Times New Roman" style:font-name-complex="Times New Roman"/>
    </style:style>
    <style:style style:name="T29_79" style:family="text">
      <style:text-properties style:font-name="Times New Roman" style:font-name-asian="Times New Roman" style:font-name-complex="Times New Roman"/>
    </style:style>
    <style:style style:name="T29_80" style:family="text">
      <style:text-properties style:font-name="Times New Roman" style:font-name-asian="Times New Roman" style:font-name-complex="Times New Roman"/>
    </style:style>
    <style:style style:name="T29_81" style:family="text">
      <style:text-properties style:font-name="Times New Roman" style:font-name-asian="Times New Roman" style:font-name-complex="Times New Roman"/>
    </style:style>
    <style:style style:name="T29_82" style:family="text">
      <style:text-properties style:font-name="Times New Roman" style:font-name-asian="Times New Roman" style:font-name-complex="Times New Roman"/>
    </style:style>
    <style:style style:name="T29_83" style:family="text">
      <style:text-properties style:font-name="Times New Roman" style:font-name-asian="Times New Roman" style:font-name-complex="Times New Roman"/>
    </style:style>
    <style:style style:name="T29_84" style:family="text">
      <style:text-properties style:font-name="Times New Roman" style:font-name-asian="Times New Roman" style:font-name-complex="Times New Roman"/>
    </style:style>
    <style:style style:name="T29_85" style:family="text">
      <style:text-properties style:font-name="Times New Roman" style:font-name-asian="Times New Roman" style:font-name-complex="Times New Roman"/>
    </style:style>
    <style:style style:name="T29_86" style:family="text">
      <style:text-properties style:font-name="Times New Roman" style:font-name-asian="Times New Roman" style:font-name-complex="Times New Roman"/>
    </style:style>
    <style:style style:name="T29_87" style:family="text">
      <style:text-properties style:font-name="Times New Roman" style:font-name-asian="Times New Roman" style:font-name-complex="Times New Roman"/>
    </style:style>
    <style:style style:name="T29_88" style:family="text">
      <style:text-properties style:font-name="Times New Roman" style:font-name-asian="Times New Roman" style:font-name-complex="Times New Roman"/>
    </style:style>
    <style:style style:name="T29_89" style:family="text">
      <style:text-properties style:font-name="Times New Roman" style:font-name-asian="Times New Roman" style:font-name-complex="Times New Roman"/>
    </style:style>
    <style:style style:name="T29_90" style:family="text">
      <style:text-properties style:font-name="Times New Roman" style:font-name-asian="Times New Roman" style:font-name-complex="Times New Roman"/>
    </style:style>
    <style:style style:name="T29_91" style:family="text">
      <style:text-properties style:font-name="Times New Roman" style:font-name-asian="Times New Roman" style:font-name-complex="Times New Roman"/>
    </style:style>
    <style:style style:name="T29_92" style:family="text">
      <style:text-properties style:font-name="Times New Roman" style:font-name-asian="Times New Roman" style:font-name-complex="Times New Roman"/>
    </style:style>
    <style:style style:name="T29_93" style:family="text">
      <style:text-properties style:font-name="Times New Roman" style:font-name-asian="Times New Roman" style:font-name-complex="Times New Roman"/>
    </style:style>
    <style:style style:name="T29_94" style:family="text">
      <style:text-properties style:font-name="Times New Roman" style:font-name-asian="Times New Roman" style:font-name-complex="Times New Roman"/>
    </style:style>
    <style:style style:name="T29_95" style:family="text">
      <style:text-properties style:font-name="Times New Roman" style:font-name-asian="Times New Roman" style:font-name-complex="Times New Roman"/>
    </style:style>
    <style:style style:name="T29_96" style:family="text">
      <style:text-properties style:font-name="Times New Roman" style:font-name-asian="Times New Roman" style:font-name-complex="Times New Roman"/>
    </style:style>
    <style:style style:name="T29_97" style:family="text">
      <style:text-properties style:font-name="Times New Roman" style:font-name-asian="Times New Roman" style:font-name-complex="Times New Roman"/>
    </style:style>
    <style:style style:name="T29_98" style:family="text">
      <style:text-properties style:font-name="Times New Roman" style:font-name-asian="Times New Roman" style:font-name-complex="Times New Roman"/>
    </style:style>
    <style:style style:name="T29_99" style:family="text">
      <style:text-properties style:font-name="Times New Roman" style:font-name-asian="Times New Roman" style:font-name-complex="Times New Roman"/>
    </style:style>
    <style:style style:name="T29_100" style:family="text">
      <style:text-properties style:font-name="Times New Roman" style:font-name-asian="Times New Roman" style:font-name-complex="Times New Roman"/>
    </style:style>
    <style:style style:name="T29_101" style:family="text">
      <style:text-properties style:font-name="Times New Roman" style:font-name-asian="Times New Roman" style:font-name-complex="Times New Roman"/>
    </style:style>
    <style:style style:name="T29_102" style:family="text">
      <style:text-properties style:font-name="Times New Roman" style:font-name-asian="Times New Roman" style:font-name-complex="Times New Roman"/>
    </style:style>
    <style:style style:name="T29_103" style:family="text">
      <style:text-properties style:font-name="Times New Roman" style:font-name-asian="Times New Roman" style:font-name-complex="Times New Roman"/>
    </style:style>
    <style:style style:name="T29_104" style:family="text">
      <style:text-properties style:font-name="Times New Roman" style:font-name-asian="Times New Roman" style:font-name-complex="Times New Roman"/>
    </style:style>
    <style:style style:name="T29_105" style:family="text">
      <style:text-properties style:font-name="Times New Roman" style:font-name-asian="Times New Roman" style:font-name-complex="Times New Roman"/>
    </style:style>
    <style:style style:name="T29_106" style:family="text">
      <style:text-properties style:font-name="Times New Roman" style:font-name-asian="Times New Roman" style:font-name-complex="Times New Roman"/>
    </style:style>
    <style:style style:name="T29_107" style:family="text">
      <style:text-properties style:font-name="Times New Roman" style:font-name-asian="Times New Roman" style:font-name-complex="Times New Roman"/>
    </style:style>
    <style:style style:name="T29_108" style:family="text">
      <style:text-properties style:font-name="Times New Roman" style:font-name-asian="Times New Roman" style:font-name-complex="Times New Roman"/>
    </style:style>
    <style:style style:name="T29_109" style:family="text">
      <style:text-properties style:font-name="Times New Roman" style:font-name-asian="Times New Roman" style:font-name-complex="Times New Roman"/>
    </style:style>
    <style:style style:name="T29_110" style:family="text">
      <style:text-properties style:font-name="Times New Roman" style:font-name-asian="Times New Roman" style:font-name-complex="Times New Roman"/>
    </style:style>
    <style:style style:name="T29_111" style:family="text">
      <style:text-properties style:font-name="Times New Roman" style:font-name-asian="Times New Roman" style:font-name-complex="Times New Roman"/>
    </style:style>
    <style:style style:name="T29_112" style:family="text">
      <style:text-properties style:font-name="Times New Roman" style:font-name-asian="Times New Roman" style:font-name-complex="Times New Roman"/>
    </style:style>
    <style:style style:name="T29_113" style:family="text">
      <style:text-properties style:font-name="Times New Roman" style:font-name-asian="Times New Roman" style:font-name-complex="Times New Roman"/>
    </style:style>
    <style:style style:name="T29_114" style:family="text">
      <style:text-properties style:font-name="Times New Roman" style:font-name-asian="Times New Roman" style:font-name-complex="Times New Roman"/>
    </style:style>
    <style:style style:name="T29_115" style:family="text">
      <style:text-properties style:font-name="Times New Roman" style:font-name-asian="Times New Roman" style:font-name-complex="Times New Roman"/>
    </style:style>
    <style:style style:name="T29_116" style:family="text">
      <style:text-properties style:font-name="Times New Roman" style:font-name-asian="Times New Roman" style:font-name-complex="Times New Roman"/>
    </style:style>
    <style:style style:name="T29_117" style:family="text">
      <style:text-properties style:font-name="Times New Roman" style:font-name-asian="Times New Roman" style:font-name-complex="Times New Roman"/>
    </style:style>
    <style:style style:name="T29_118" style:family="text">
      <style:text-properties style:font-name="Times New Roman" style:font-name-asian="Times New Roman" style:font-name-complex="Times New Roman"/>
    </style:style>
    <style:style style:name="T29_119" style:family="text">
      <style:text-properties style:font-name="Times New Roman" style:font-name-asian="Times New Roman" style:font-name-complex="Times New Roman"/>
    </style:style>
    <style:style style:name="T29_120" style:family="text">
      <style:text-properties style:font-name="Times New Roman" style:font-name-asian="Times New Roman" style:font-name-complex="Times New Roman"/>
    </style:style>
    <style:style style:name="T29_121" style:family="text">
      <style:text-properties style:font-name="Times New Roman" style:font-name-asian="Times New Roman" style:font-name-complex="Times New Roman"/>
    </style:style>
    <style:style style:name="T29_122" style:family="text">
      <style:text-properties style:font-name="Times New Roman" style:font-name-asian="Times New Roman" style:font-name-complex="Times New Roman"/>
    </style:style>
    <style:style style:name="T29_123" style:family="text">
      <style:text-properties style:font-name="Times New Roman" style:font-name-asian="Times New Roman" style:font-name-complex="Times New Roman"/>
    </style:style>
    <style:style style:name="T29_124" style:family="text">
      <style:text-properties style:font-name="Times New Roman" style:font-name-asian="Times New Roman" style:font-name-complex="Times New Roman"/>
    </style:style>
    <style:style style:name="T29_125" style:family="text">
      <style:text-properties style:font-name="Times New Roman" style:font-name-asian="Times New Roman" style:font-name-complex="Times New Roman"/>
    </style:style>
    <style:style style:name="T29_126" style:family="text">
      <style:text-properties style:font-name="Times New Roman" style:font-name-asian="Times New Roman" style:font-name-complex="Times New Roman"/>
    </style:style>
    <style:style style:name="T29_127" style:family="text">
      <style:text-properties style:font-name="Times New Roman" style:font-name-asian="Times New Roman" style:font-name-complex="Times New Roman"/>
    </style:style>
    <style:style style:name="T29_128" style:family="text">
      <style:text-properties style:font-name="Times New Roman" style:font-name-asian="Times New Roman" style:font-name-complex="Times New Roman"/>
    </style:style>
    <style:style style:name="T29_129" style:family="text">
      <style:text-properties style:font-name="Times New Roman" style:font-name-asian="Times New Roman" style:font-name-complex="Times New Roman"/>
    </style:style>
    <style:style style:name="T29_130" style:family="text">
      <style:text-properties style:font-name="Times New Roman" style:font-name-asian="Times New Roman" style:font-name-complex="Times New Roman"/>
    </style:style>
    <style:style style:name="T29_131" style:family="text">
      <style:text-properties style:font-name="Times New Roman" style:font-name-asian="Times New Roman" style:font-name-complex="Times New Roman"/>
    </style:style>
    <style:style style:name="T29_132" style:family="text">
      <style:text-properties style:font-name="Times New Roman" style:font-name-asian="Times New Roman" style:font-name-complex="Times New Roman"/>
    </style:style>
    <style:style style:name="T29_133" style:family="text">
      <style:text-properties style:font-name="Times New Roman" style:font-name-asian="Times New Roman" style:font-name-complex="Times New Roman"/>
    </style:style>
    <style:style style:name="T29_134" style:family="text">
      <style:text-properties style:font-name="Times New Roman" style:font-name-asian="Times New Roman" style:font-name-complex="Times New Roman"/>
    </style:style>
    <style:style style:name="T29_135" style:family="text">
      <style:text-properties style:font-name="Times New Roman" style:font-name-asian="Times New Roman" style:font-name-complex="Times New Roman"/>
    </style:style>
    <style:style style:name="T29_136" style:family="text">
      <style:text-properties style:font-name="Times New Roman" style:font-name-asian="Times New Roman" style:font-name-complex="Times New Roman"/>
    </style:style>
    <style:style style:name="T29_137" style:family="text">
      <style:text-properties style:font-name="Times New Roman" style:font-name-asian="Times New Roman" style:font-name-complex="Times New Roman"/>
    </style:style>
    <style:style style:name="T29_138" style:family="text">
      <style:text-properties style:font-name="Times New Roman" style:font-name-asian="Times New Roman" style:font-name-complex="Times New Roman"/>
    </style:style>
    <style:style style:name="T29_139" style:family="text">
      <style:text-properties style:font-name="Times New Roman" style:font-name-asian="Times New Roman" style:font-name-complex="Times New Roman"/>
    </style:style>
    <style:style style:name="T29_140" style:family="text">
      <style:text-properties style:font-name="Times New Roman" style:font-name-asian="Times New Roman" style:font-name-complex="Times New Roman"/>
    </style:style>
    <style:style style:name="T29_141" style:family="text">
      <style:text-properties style:font-name="Times New Roman" style:font-name-asian="Times New Roman" style:font-name-complex="Times New Roman"/>
    </style:style>
    <style:style style:name="T29_142" style:family="text">
      <style:text-properties style:font-name="Times New Roman" style:font-name-asian="Times New Roman" style:font-name-complex="Times New Roman"/>
    </style:style>
    <style:style style:name="T29_143" style:family="text">
      <style:text-properties style:font-name="Times New Roman" style:font-name-asian="Times New Roman" style:font-name-complex="Times New Roman"/>
    </style:style>
    <style:style style:name="T29_144" style:family="text">
      <style:text-properties style:font-name="Times New Roman" style:font-name-asian="Times New Roman" style:font-name-complex="Times New Roman"/>
    </style:style>
    <style:style style:name="T29_145" style:family="text">
      <style:text-properties style:font-name="Times New Roman" style:font-name-asian="Times New Roman" style:font-name-complex="Times New Roman"/>
    </style:style>
    <style:style style:name="T29_146" style:family="text">
      <style:text-properties style:font-name="Times New Roman" style:font-name-asian="Times New Roman" style:font-name-complex="Times New Roman"/>
    </style:style>
    <style:style style:name="T29_147" style:family="text">
      <style:text-properties style:font-name="Times New Roman" style:font-name-asian="Times New Roman" style:font-name-complex="Times New Roman"/>
    </style:style>
    <style:style style:name="T29_148" style:family="text">
      <style:text-properties style:font-name="Times New Roman" style:font-name-asian="Times New Roman" style:font-name-complex="Times New Roman"/>
    </style:style>
    <style:style style:name="T29_149" style:family="text">
      <style:text-properties style:font-name="Times New Roman" style:font-name-asian="Times New Roman" style:font-name-complex="Times New Roman"/>
    </style:style>
    <style:style style:name="T29_150" style:family="text">
      <style:text-properties style:font-name="Times New Roman" style:font-name-asian="Times New Roman" style:font-name-complex="Times New Roman"/>
    </style:style>
    <style:style style:name="T29_151" style:family="text">
      <style:text-properties style:font-name="Times New Roman" style:font-name-asian="Times New Roman" style:font-name-complex="Times New Roman"/>
    </style:style>
    <style:style style:name="T29_152" style:family="text">
      <style:text-properties style:font-name="Times New Roman" style:font-name-asian="Times New Roman" style:font-name-complex="Times New Roman"/>
    </style:style>
    <style:style style:name="T29_153" style:family="text">
      <style:text-properties style:font-name="Times New Roman" style:font-name-asian="Times New Roman" style:font-name-complex="Times New Roman"/>
    </style:style>
    <style:style style:name="T29_154" style:family="text">
      <style:text-properties style:font-name="Times New Roman" style:font-name-asian="Times New Roman" style:font-name-complex="Times New Roman"/>
    </style:style>
    <style:style style:name="T29_155" style:family="text">
      <style:text-properties style:font-name="Times New Roman" style:font-name-asian="Times New Roman" style:font-name-complex="Times New Roman"/>
    </style:style>
    <style:style style:name="T29_156" style:family="text">
      <style:text-properties style:font-name="Times New Roman" style:font-name-asian="Times New Roman" style:font-name-complex="Times New Roman"/>
    </style:style>
    <style:style style:name="T29_157" style:family="text">
      <style:text-properties style:font-name="Times New Roman" style:font-name-asian="Times New Roman" style:font-name-complex="Times New Roman"/>
    </style:style>
    <style:style style:name="T29_158" style:family="text">
      <style:text-properties style:font-name="Times New Roman" style:font-name-asian="Times New Roman" style:font-name-complex="Times New Roman"/>
    </style:style>
    <style:style style:name="T29_159" style:family="text">
      <style:text-properties style:font-name="Times New Roman" style:font-name-asian="Times New Roman" style:font-name-complex="Times New Roman"/>
    </style:style>
    <style:style style:name="T29_160" style:family="text">
      <style:text-properties style:font-name="Times New Roman" style:font-name-asian="Times New Roman" style:font-name-complex="Times New Roman"/>
    </style:style>
    <style:style style:name="T29_161" style:family="text">
      <style:text-properties style:font-name="Times New Roman" style:font-name-asian="Times New Roman" style:font-name-complex="Times New Roman"/>
    </style:style>
    <style:style style:name="T29_162" style:family="text">
      <style:text-properties style:font-name="Times New Roman" style:font-name-asian="Times New Roman" style:font-name-complex="Times New Roman"/>
    </style:style>
    <style:style style:name="T29_163" style:family="text">
      <style:text-properties style:font-name="Times New Roman" style:font-name-asian="Times New Roman" style:font-name-complex="Times New Roman"/>
    </style:style>
    <style:style style:name="T29_164" style:family="text">
      <style:text-properties style:font-name="Times New Roman" style:font-name-asian="Times New Roman" style:font-name-complex="Times New Roman"/>
    </style:style>
    <style:style style:name="T29_165" style:family="text">
      <style:text-properties style:font-name="Times New Roman" style:font-name-asian="Times New Roman" style:font-name-complex="Times New Roman"/>
    </style:style>
    <style:style style:name="T29_166" style:family="text">
      <style:text-properties style:font-name="Times New Roman" style:font-name-asian="Times New Roman" style:font-name-complex="Times New Roman"/>
    </style:style>
    <style:style style:name="T29_167" style:family="text">
      <style:text-properties style:font-name="Times New Roman" style:font-name-asian="Times New Roman" style:font-name-complex="Times New Roman"/>
    </style:style>
    <style:style style:name="T29_168" style:family="text">
      <style:text-properties style:font-name="Times New Roman" style:font-name-asian="Times New Roman" style:font-name-complex="Times New Roman"/>
    </style:style>
    <style:style style:name="T29_169" style:family="text">
      <style:text-properties style:font-name="Times New Roman" style:font-name-asian="Times New Roman" style:font-name-complex="Times New Roman"/>
    </style:style>
    <style:style style:name="T29_170" style:family="text">
      <style:text-properties style:font-name="Times New Roman" style:font-name-asian="Times New Roman" style:font-name-complex="Times New Roman"/>
    </style:style>
    <style:style style:name="T29_171" style:family="text">
      <style:text-properties style:font-name="Times New Roman" style:font-name-asian="Times New Roman" style:font-name-complex="Times New Roman"/>
    </style:style>
    <style:style style:name="T29_172" style:family="text">
      <style:text-properties style:font-name="Times New Roman" style:font-name-asian="Times New Roman" style:font-name-complex="Times New Roman"/>
    </style:style>
    <style:style style:name="T29_173" style:family="text">
      <style:text-properties style:font-name="Times New Roman" style:font-name-asian="Times New Roman" style:font-name-complex="Times New Roman"/>
    </style:style>
    <style:style style:name="T29_174" style:family="text">
      <style:text-properties style:font-name="Times New Roman" style:font-name-asian="Times New Roman" style:font-name-complex="Times New Roman"/>
    </style:style>
    <style:style style:name="T29_175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style:font-name="Times New Roman" style:font-name-asian="Times New Roman" style:font-name-complex="Times New Roman"/>
    </style:style>
    <style:style style:name="T31_2" style:family="text">
      <style:text-properties style:font-name="Times New Roman" style:font-name-asian="Times New Roman" style:font-name-complex="Times New Roman"/>
    </style:style>
    <style:style style:name="T31_3" style:family="text">
      <style:text-properties style:font-name="Times New Roman" style:font-name-asian="Times New Roman" style:font-name-complex="Times New Roman"/>
    </style:style>
    <style:style style:name="T31_4" style:family="text">
      <style:text-properties style:font-name="Times New Roman" style:font-name-asian="Times New Roman" style:font-name-complex="Times New Roman"/>
    </style:style>
    <style:style style:name="T31_5" style:family="text">
      <style:text-properties style:font-name="Times New Roman" style:font-name-asian="Times New Roman" style:font-name-complex="Times New Roman"/>
    </style:style>
    <style:style style:name="T31_6" style:family="text">
      <style:text-properties style:font-name="Times New Roman" style:font-name-asian="Times New Roman" style:font-name-complex="Times New Roman"/>
    </style:style>
    <style:style style:name="T31_7" style:family="text">
      <style:text-properties style:font-name="Times New Roman" style:font-name-asian="Times New Roman" style:font-name-complex="Times New Roman"/>
    </style:style>
    <style:style style:name="T31_8" style:family="text">
      <style:text-properties style:font-name="Times New Roman" style:font-name-asian="Times New Roman" style:font-name-complex="Times New Roman"/>
    </style:style>
    <style:style style:name="T31_9" style:family="text">
      <style:text-properties style:font-name="Times New Roman" style:font-name-asian="Times New Roman" style:font-name-complex="Times New Roman"/>
    </style:style>
    <style:style style:name="T31_10" style:family="text">
      <style:text-properties style:font-name="Times New Roman" style:font-name-asian="Times New Roman" style:font-name-complex="Times New Roman"/>
    </style:style>
    <style:style style:name="T31_11" style:family="text">
      <style:text-properties style:font-name="Times New Roman" style:font-name-asian="Times New Roman" style:font-name-complex="Times New Roman"/>
    </style:style>
    <style:style style:name="T31_12" style:family="text">
      <style:text-properties style:font-name="Times New Roman" style:font-name-asian="Times New Roman" style:font-name-complex="Times New Roman"/>
    </style:style>
    <style:style style:name="T31_13" style:family="text">
      <style:text-properties style:font-name="Times New Roman" style:font-name-asian="Times New Roman" style:font-name-complex="Times New Roman"/>
    </style:style>
    <style:style style:name="T31_14" style:family="text">
      <style:text-properties style:font-name="Times New Roman" style:font-name-asian="Times New Roman" style:font-name-complex="Times New Roman"/>
    </style:style>
    <style:style style:name="T31_15" style:family="text">
      <style:text-properties style:font-name="Times New Roman" style:font-name-asian="Times New Roman" style:font-name-complex="Times New Roman"/>
    </style:style>
    <style:style style:name="T31_16" style:family="text">
      <style:text-properties style:font-name="Times New Roman" style:font-name-asian="Times New Roman" style:font-name-complex="Times New Roman"/>
    </style:style>
    <style:style style:name="T31_17" style:family="text">
      <style:text-properties style:font-name="Times New Roman" style:font-name-asian="Times New Roman" style:font-name-complex="Times New Roman"/>
    </style:style>
    <style:style style:name="T31_18" style:family="text">
      <style:text-properties style:font-name="Times New Roman" style:font-name-asian="Times New Roman" style:font-name-complex="Times New Roman"/>
    </style:style>
    <style:style style:name="T31_19" style:family="text">
      <style:text-properties style:font-name="Times New Roman" style:font-name-asian="Times New Roman" style:font-name-complex="Times New Roman"/>
    </style:style>
    <style:style style:name="T31_20" style:family="text">
      <style:text-properties style:font-name="Times New Roman" style:font-name-asian="Times New Roman" style:font-name-complex="Times New Roman"/>
    </style:style>
    <style:style style:name="T31_21" style:family="text">
      <style:text-properties style:font-name="Times New Roman" style:font-name-asian="Times New Roman" style:font-name-complex="Times New Roman"/>
    </style:style>
    <style:style style:name="T31_22" style:family="text">
      <style:text-properties style:font-name="Times New Roman" style:font-name-asian="Times New Roman" style:font-name-complex="Times New Roman"/>
    </style:style>
    <style:style style:name="T31_23" style:family="text">
      <style:text-properties style:font-name="Times New Roman" style:font-name-asian="Times New Roman" style:font-name-complex="Times New Roman"/>
    </style:style>
    <style:style style:name="T31_24" style:family="text">
      <style:text-properties style:font-name="Times New Roman" style:font-name-asian="Times New Roman" style:font-name-complex="Times New Roman"/>
    </style:style>
    <style:style style:name="T31_25" style:family="text">
      <style:text-properties style:font-name="Times New Roman" style:font-name-asian="Times New Roman" style:font-name-complex="Times New Roman"/>
    </style:style>
    <style:style style:name="T31_26" style:family="text">
      <style:text-properties style:font-name="Times New Roman" style:font-name-asian="Times New Roman" style:font-name-complex="Times New Roman"/>
    </style:style>
    <style:style style:name="T31_27" style:family="text">
      <style:text-properties style:font-name="Times New Roman" style:font-name-asian="Times New Roman" style:font-name-complex="Times New Roman"/>
    </style:style>
    <style:style style:name="T31_28" style:family="text">
      <style:text-properties style:font-name="Times New Roman" style:font-name-asian="Times New Roman" style:font-name-complex="Times New Roman"/>
    </style:style>
    <style:style style:name="T31_29" style:family="text">
      <style:text-properties style:font-name="Times New Roman" style:font-name-asian="Times New Roman" style:font-name-complex="Times New Roman"/>
    </style:style>
    <style:style style:name="T31_30" style:family="text">
      <style:text-properties style:font-name="Times New Roman" style:font-name-asian="Times New Roman" style:font-name-complex="Times New Roman"/>
    </style:style>
    <style:style style:name="T31_31" style:family="text">
      <style:text-properties style:font-name="Times New Roman" style:font-name-asian="Times New Roman" style:font-name-complex="Times New Roman"/>
    </style:style>
    <style:style style:name="T31_32" style:family="text">
      <style:text-properties style:font-name="Times New Roman" style:font-name-asian="Times New Roman" style:font-name-complex="Times New Roman"/>
    </style:style>
    <style:style style:name="T31_33" style:family="text">
      <style:text-properties style:font-name="Times New Roman" style:font-name-asian="Times New Roman" style:font-name-complex="Times New Roman"/>
    </style:style>
    <style:style style:name="T31_34" style:family="text">
      <style:text-properties style:font-name="Times New Roman" style:font-name-asian="Times New Roman" style:font-name-complex="Times New Roman"/>
    </style:style>
    <style:style style:name="T31_35" style:family="text">
      <style:text-properties style:font-name="Times New Roman" style:font-name-asian="Times New Roman" style:font-name-complex="Times New Roman"/>
    </style:style>
    <style:style style:name="T31_36" style:family="text">
      <style:text-properties style:font-name="Times New Roman" style:font-name-asian="Times New Roman" style:font-name-complex="Times New Roman"/>
    </style:style>
    <style:style style:name="T31_37" style:family="text">
      <style:text-properties style:font-name="Times New Roman" style:font-name-asian="Times New Roman" style:font-name-complex="Times New Roman"/>
    </style:style>
    <style:style style:name="T31_38" style:family="text">
      <style:text-properties style:font-name="Times New Roman" style:font-name-asian="Times New Roman" style:font-name-complex="Times New Roman"/>
    </style:style>
    <style:style style:name="T31_39" style:family="text">
      <style:text-properties style:font-name="Times New Roman" style:font-name-asian="Times New Roman" style:font-name-complex="Times New Roman"/>
    </style:style>
    <style:style style:name="T31_40" style:family="text">
      <style:text-properties style:font-name="Times New Roman" style:font-name-asian="Times New Roman" style:font-name-complex="Times New Roman"/>
    </style:style>
    <style:style style:name="T31_41" style:family="text">
      <style:text-properties style:font-name="Times New Roman" style:font-name-asian="Times New Roman" style:font-name-complex="Times New Roman"/>
    </style:style>
    <style:style style:name="T31_42" style:family="text">
      <style:text-properties style:font-name="Times New Roman" style:font-name-asian="Times New Roman" style:font-name-complex="Times New Roman"/>
    </style:style>
    <style:style style:name="T31_43" style:family="text">
      <style:text-properties style:font-name="Times New Roman" style:font-name-asian="Times New Roman" style:font-name-complex="Times New Roman"/>
    </style:style>
    <style:style style:name="T31_44" style:family="text">
      <style:text-properties style:font-name="Times New Roman" style:font-name-asian="Times New Roman" style:font-name-complex="Times New Roman"/>
    </style:style>
    <style:style style:name="T31_45" style:family="text">
      <style:text-properties style:font-name="Times New Roman" style:font-name-asian="Times New Roman" style:font-name-complex="Times New Roman"/>
    </style:style>
    <style:style style:name="T31_46" style:family="text">
      <style:text-properties style:font-name="Times New Roman" style:font-name-asian="Times New Roman" style:font-name-complex="Times New Roman"/>
    </style:style>
    <style:style style:name="T31_47" style:family="text">
      <style:text-properties style:font-name="Times New Roman" style:font-name-asian="Times New Roman" style:font-name-complex="Times New Roman"/>
    </style:style>
    <style:style style:name="T31_48" style:family="text">
      <style:text-properties style:font-name="Times New Roman" style:font-name-asian="Times New Roman" style:font-name-complex="Times New Roman"/>
    </style:style>
    <style:style style:name="T31_49" style:family="text">
      <style:text-properties style:font-name="Times New Roman" style:font-name-asian="Times New Roman" style:font-name-complex="Times New Roman"/>
    </style:style>
    <style:style style:name="T31_50" style:family="text">
      <style:text-properties style:font-name="Times New Roman" style:font-name-asian="Times New Roman" style:font-name-complex="Times New Roman"/>
    </style:style>
    <style:style style:name="T31_51" style:family="text">
      <style:text-properties style:font-name="Times New Roman" style:font-name-asian="Times New Roman" style:font-name-complex="Times New Roman"/>
    </style:style>
    <style:style style:name="T31_52" style:family="text">
      <style:text-properties style:font-name="Times New Roman" style:font-name-asian="Times New Roman" style:font-name-complex="Times New Roman"/>
    </style:style>
    <style:style style:name="T31_53" style:family="text">
      <style:text-properties style:font-name="Times New Roman" style:font-name-asian="Times New Roman" style:font-name-complex="Times New Roman"/>
    </style:style>
    <style:style style:name="T31_54" style:family="text">
      <style:text-properties style:font-name="Times New Roman" style:font-name-asian="Times New Roman" style:font-name-complex="Times New Roman"/>
    </style:style>
    <style:style style:name="T31_55" style:family="text">
      <style:text-properties style:font-name="Times New Roman" style:font-name-asian="Times New Roman" style:font-name-complex="Times New Roman"/>
    </style:style>
    <style:style style:name="T31_56" style:family="text">
      <style:text-properties style:font-name="Times New Roman" style:font-name-asian="Times New Roman" style:font-name-complex="Times New Roman"/>
    </style:style>
    <style:style style:name="T31_57" style:family="text">
      <style:text-properties style:font-name="Times New Roman" style:font-name-asian="Times New Roman" style:font-name-complex="Times New Roman"/>
    </style:style>
    <style:style style:name="T31_58" style:family="text">
      <style:text-properties style:font-name="Times New Roman" style:font-name-asian="Times New Roman" style:font-name-complex="Times New Roman"/>
    </style:style>
    <style:style style:name="T31_59" style:family="text">
      <style:text-properties style:font-name="Times New Roman" style:font-name-asian="Times New Roman" style:font-name-complex="Times New Roman"/>
    </style:style>
    <style:style style:name="T31_60" style:family="text">
      <style:text-properties style:font-name="Times New Roman" style:font-name-asian="Times New Roman" style:font-name-complex="Times New Roman"/>
    </style:style>
    <style:style style:name="T31_61" style:family="text">
      <style:text-properties style:font-name="Times New Roman" style:font-name-asian="Times New Roman" style:font-name-complex="Times New Roman"/>
    </style:style>
    <style:style style:name="T31_62" style:family="text">
      <style:text-properties style:font-name="Times New Roman" style:font-name-asian="Times New Roman" style:font-name-complex="Times New Roman"/>
    </style:style>
    <style:style style:name="T31_63" style:family="text">
      <style:text-properties style:font-name="Times New Roman" style:font-name-asian="Times New Roman" style:font-name-complex="Times New Roman"/>
    </style:style>
    <style:style style:name="T31_64" style:family="text">
      <style:text-properties style:font-name="Times New Roman" style:font-name-asian="Times New Roman" style:font-name-complex="Times New Roman"/>
    </style:style>
    <style:style style:name="T31_65" style:family="text">
      <style:text-properties style:font-name="Times New Roman" style:font-name-asian="Times New Roman" style:font-name-complex="Times New Roman"/>
    </style:style>
    <style:style style:name="T31_66" style:family="text">
      <style:text-properties style:font-name="Times New Roman" style:font-name-asian="Times New Roman" style:font-name-complex="Times New Roman"/>
    </style:style>
    <style:style style:name="T31_67" style:family="text">
      <style:text-properties style:font-name="Times New Roman" style:font-name-asian="Times New Roman" style:font-name-complex="Times New Roman"/>
    </style:style>
    <style:style style:name="T31_68" style:family="text">
      <style:text-properties style:font-name="Times New Roman" style:font-name-asian="Times New Roman" style:font-name-complex="Times New Roman"/>
    </style:style>
    <style:style style:name="T31_69" style:family="text">
      <style:text-properties style:font-name="Times New Roman" style:font-name-asian="Times New Roman" style:font-name-complex="Times New Roman"/>
    </style:style>
    <style:style style:name="T31_70" style:family="text">
      <style:text-properties style:font-name="Times New Roman" style:font-name-asian="Times New Roman" style:font-name-complex="Times New Roman"/>
    </style:style>
    <style:style style:name="T31_71" style:family="text">
      <style:text-properties style:font-name="Times New Roman" style:font-name-asian="Times New Roman" style:font-name-complex="Times New Roman"/>
    </style:style>
    <style:style style:name="T31_72" style:family="text">
      <style:text-properties style:font-name="Times New Roman" style:font-name-asian="Times New Roman" style:font-name-complex="Times New Roman"/>
    </style:style>
    <style:style style:name="T31_73" style:family="text">
      <style:text-properties style:font-name="Times New Roman" style:font-name-asian="Times New Roman" style:font-name-complex="Times New Roman"/>
    </style:style>
    <style:style style:name="T31_74" style:family="text">
      <style:text-properties style:font-name="Times New Roman" style:font-name-asian="Times New Roman" style:font-name-complex="Times New Roman"/>
    </style:style>
    <style:style style:name="T31_75" style:family="text">
      <style:text-properties style:font-name="Times New Roman" style:font-name-asian="Times New Roman" style:font-name-complex="Times New Roman"/>
    </style:style>
    <style:style style:name="T31_76" style:family="text">
      <style:text-properties style:font-name="Times New Roman" style:font-name-asian="Times New Roman" style:font-name-complex="Times New Roman"/>
    </style:style>
    <style:style style:name="T31_77" style:family="text">
      <style:text-properties style:font-name="Times New Roman" style:font-name-asian="Times New Roman" style:font-name-complex="Times New Roman"/>
    </style:style>
    <style:style style:name="T31_78" style:family="text">
      <style:text-properties style:font-name="Times New Roman" style:font-name-asian="Times New Roman" style:font-name-complex="Times New Roman"/>
    </style:style>
    <style:style style:name="T31_79" style:family="text">
      <style:text-properties style:font-name="Times New Roman" style:font-name-asian="Times New Roman" style:font-name-complex="Times New Roman"/>
    </style:style>
    <style:style style:name="T31_80" style:family="text">
      <style:text-properties style:font-name="Times New Roman" style:font-name-asian="Times New Roman" style:font-name-complex="Times New Roman"/>
    </style:style>
    <style:style style:name="T31_81" style:family="text">
      <style:text-properties style:font-name="Times New Roman" style:font-name-asian="Times New Roman" style:font-name-complex="Times New Roman"/>
    </style:style>
    <style:style style:name="T31_82" style:family="text">
      <style:text-properties style:font-name="Times New Roman" style:font-name-asian="Times New Roman" style:font-name-complex="Times New Roman"/>
    </style:style>
    <style:style style:name="T31_83" style:family="text">
      <style:text-properties style:font-name="Times New Roman" style:font-name-asian="Times New Roman" style:font-name-complex="Times New Roman"/>
    </style:style>
    <style:style style:name="T31_84" style:family="text">
      <style:text-properties style:font-name="Times New Roman" style:font-name-asian="Times New Roman" style:font-name-complex="Times New Roman"/>
    </style:style>
    <style:style style:name="T31_85" style:family="text">
      <style:text-properties style:font-name="Times New Roman" style:font-name-asian="Times New Roman" style:font-name-complex="Times New Roman"/>
    </style:style>
    <style:style style:name="T31_86" style:family="text">
      <style:text-properties style:font-name="Times New Roman" style:font-name-asian="Times New Roman" style:font-name-complex="Times New Roman"/>
    </style:style>
    <style:style style:name="T31_87" style:family="text">
      <style:text-properties style:font-name="Times New Roman" style:font-name-asian="Times New Roman" style:font-name-complex="Times New Roman"/>
    </style:style>
    <style:style style:name="T31_88" style:family="text">
      <style:text-properties style:font-name="Times New Roman" style:font-name-asian="Times New Roman" style:font-name-complex="Times New Roman"/>
    </style:style>
    <style:style style:name="T31_89" style:family="text">
      <style:text-properties style:font-name="Times New Roman" style:font-name-asian="Times New Roman" style:font-name-complex="Times New Roman"/>
    </style:style>
    <style:style style:name="T31_90" style:family="text">
      <style:text-properties style:font-name="Times New Roman" style:font-name-asian="Times New Roman" style:font-name-complex="Times New Roman"/>
    </style:style>
    <style:style style:name="T31_91" style:family="text">
      <style:text-properties style:font-name="Times New Roman" style:font-name-asian="Times New Roman" style:font-name-complex="Times New Roman"/>
    </style:style>
    <style:style style:name="T31_92" style:family="text">
      <style:text-properties style:font-name="Times New Roman" style:font-name-asian="Times New Roman" style:font-name-complex="Times New Roman"/>
    </style:style>
    <style:style style:name="T31_93" style:family="text">
      <style:text-properties style:font-name="Times New Roman" style:font-name-asian="Times New Roman" style:font-name-complex="Times New Roman"/>
    </style:style>
    <style:style style:name="T31_94" style:family="text">
      <style:text-properties style:font-name="Times New Roman" style:font-name-asian="Times New Roman" style:font-name-complex="Times New Roman"/>
    </style:style>
    <style:style style:name="T31_95" style:family="text">
      <style:text-properties style:font-name="Times New Roman" style:font-name-asian="Times New Roman" style:font-name-complex="Times New Roman"/>
    </style:style>
    <style:style style:name="T31_96" style:family="text">
      <style:text-properties style:font-name="Times New Roman" style:font-name-asian="Times New Roman" style:font-name-complex="Times New Roman"/>
    </style:style>
    <style:style style:name="T31_97" style:family="text">
      <style:text-properties style:font-name="Times New Roman" style:font-name-asian="Times New Roman" style:font-name-complex="Times New Roman"/>
    </style:style>
    <style:style style:name="T31_98" style:family="text">
      <style:text-properties style:font-name="Times New Roman" style:font-name-asian="Times New Roman" style:font-name-complex="Times New Roman"/>
    </style:style>
    <style:style style:name="T31_99" style:family="text">
      <style:text-properties style:font-name="Times New Roman" style:font-name-asian="Times New Roman" style:font-name-complex="Times New Roman"/>
    </style:style>
    <style:style style:name="T31_100" style:family="text">
      <style:text-properties style:font-name="Times New Roman" style:font-name-asian="Times New Roman" style:font-name-complex="Times New Roman"/>
    </style:style>
    <style:style style:name="T31_101" style:family="text">
      <style:text-properties style:font-name="Times New Roman" style:font-name-asian="Times New Roman" style:font-name-complex="Times New Roman"/>
    </style:style>
    <style:style style:name="T31_102" style:family="text">
      <style:text-properties style:font-name="Times New Roman" style:font-name-asian="Times New Roman" style:font-name-complex="Times New Roman"/>
    </style:style>
    <style:style style:name="T31_103" style:family="text">
      <style:text-properties style:font-name="Times New Roman" style:font-name-asian="Times New Roman" style:font-name-complex="Times New Roman"/>
    </style:style>
    <style:style style:name="T31_104" style:family="text">
      <style:text-properties style:font-name="Times New Roman" style:font-name-asian="Times New Roman" style:font-name-complex="Times New Roman"/>
    </style:style>
    <style:style style:name="T31_105" style:family="text">
      <style:text-properties style:font-name="Times New Roman" style:font-name-asian="Times New Roman" style:font-name-complex="Times New Roman"/>
    </style:style>
    <style:style style:name="T31_106" style:family="text">
      <style:text-properties style:font-name="Times New Roman" style:font-name-asian="Times New Roman" style:font-name-complex="Times New Roman"/>
    </style:style>
    <style:style style:name="T31_107" style:family="text">
      <style:text-properties style:font-name="Times New Roman" style:font-name-asian="Times New Roman" style:font-name-complex="Times New Roman"/>
    </style:style>
    <style:style style:name="T31_108" style:family="text">
      <style:text-properties style:font-name="Times New Roman" style:font-name-asian="Times New Roman" style:font-name-complex="Times New Roman"/>
    </style:style>
    <style:style style:name="T31_109" style:family="text">
      <style:text-properties style:font-name="Times New Roman" style:font-name-asian="Times New Roman" style:font-name-complex="Times New Roman"/>
    </style:style>
    <style:style style:name="T31_110" style:family="text">
      <style:text-properties style:font-name="Times New Roman" style:font-name-asian="Times New Roman" style:font-name-complex="Times New Roman"/>
    </style:style>
    <style:style style:name="T31_111" style:family="text">
      <style:text-properties style:font-name="Times New Roman" style:font-name-asian="Times New Roman" style:font-name-complex="Times New Roman"/>
    </style:style>
    <style:style style:name="T31_112" style:family="text">
      <style:text-properties style:font-name="Times New Roman" style:font-name-asian="Times New Roman" style:font-name-complex="Times New Roman"/>
    </style:style>
    <style:style style:name="T31_113" style:family="text">
      <style:text-properties style:font-name="Times New Roman" style:font-name-asian="Times New Roman" style:font-name-complex="Times New Roman"/>
    </style:style>
    <style:style style:name="T31_114" style:family="text">
      <style:text-properties style:font-name="Times New Roman" style:font-name-asian="Times New Roman" style:font-name-complex="Times New Roman"/>
    </style:style>
    <style:style style:name="T31_115" style:family="text">
      <style:text-properties style:font-name="Times New Roman" style:font-name-asian="Times New Roman" style:font-name-complex="Times New Roman"/>
    </style:style>
    <style:style style:name="T31_116" style:family="text">
      <style:text-properties style:font-name="Times New Roman" style:font-name-asian="Times New Roman" style:font-name-complex="Times New Roman"/>
    </style:style>
    <style:style style:name="T31_117" style:family="text">
      <style:text-properties style:font-name="Times New Roman" style:font-name-asian="Times New Roman" style:font-name-complex="Times New Roman"/>
    </style:style>
    <style:style style:name="T31_118" style:family="text">
      <style:text-properties style:font-name="Times New Roman" style:font-name-asian="Times New Roman" style:font-name-complex="Times New Roman"/>
    </style:style>
    <style:style style:name="T31_119" style:family="text">
      <style:text-properties style:font-name="Times New Roman" style:font-name-asian="Times New Roman" style:font-name-complex="Times New Roman"/>
    </style:style>
    <style:style style:name="T31_120" style:family="text">
      <style:text-properties style:font-name="Times New Roman" style:font-name-asian="Times New Roman" style:font-name-complex="Times New Roman"/>
    </style:style>
    <style:style style:name="T31_121" style:family="text">
      <style:text-properties style:font-name="Times New Roman" style:font-name-asian="Times New Roman" style:font-name-complex="Times New Roman"/>
    </style:style>
    <style:style style:name="T31_122" style:family="text">
      <style:text-properties style:font-name="Times New Roman" style:font-name-asian="Times New Roman" style:font-name-complex="Times New Roman"/>
    </style:style>
    <style:style style:name="T31_123" style:family="text">
      <style:text-properties style:font-name="Times New Roman" style:font-name-asian="Times New Roman" style:font-name-complex="Times New Roman"/>
    </style:style>
    <style:style style:name="T31_124" style:family="text">
      <style:text-properties style:font-name="Times New Roman" style:font-name-asian="Times New Roman" style:font-name-complex="Times New Roman"/>
    </style:style>
    <style:style style:name="T31_125" style:family="text">
      <style:text-properties style:font-name="Times New Roman" style:font-name-asian="Times New Roman" style:font-name-complex="Times New Roman"/>
    </style:style>
    <style:style style:name="T31_126" style:family="text">
      <style:text-properties style:font-name="Times New Roman" style:font-name-asian="Times New Roman" style:font-name-complex="Times New Roman"/>
    </style:style>
    <style:style style:name="T31_127" style:family="text">
      <style:text-properties style:font-name="Times New Roman" style:font-name-asian="Times New Roman" style:font-name-complex="Times New Roman"/>
    </style:style>
    <style:style style:name="T31_128" style:family="text">
      <style:text-properties style:font-name="Times New Roman" style:font-name-asian="Times New Roman" style:font-name-complex="Times New Roman"/>
    </style:style>
    <style:style style:name="T31_129" style:family="text">
      <style:text-properties style:font-name="Times New Roman" style:font-name-asian="Times New Roman" style:font-name-complex="Times New Roman"/>
    </style:style>
    <style:style style:name="T31_130" style:family="text">
      <style:text-properties style:font-name="Times New Roman" style:font-name-asian="Times New Roman" style:font-name-complex="Times New Roman"/>
    </style:style>
    <style:style style:name="T31_131" style:family="text">
      <style:text-properties style:font-name="Times New Roman" style:font-name-asian="Times New Roman" style:font-name-complex="Times New Roman"/>
    </style:style>
    <style:style style:name="T31_132" style:family="text">
      <style:text-properties style:font-name="Times New Roman" style:font-name-asian="Times New Roman" style:font-name-complex="Times New Roman"/>
    </style:style>
    <style:style style:name="T31_133" style:family="text">
      <style:text-properties style:font-name="Times New Roman" style:font-name-asian="Times New Roman" style:font-name-complex="Times New Roman"/>
    </style:style>
    <style:style style:name="T31_134" style:family="text">
      <style:text-properties style:font-name="Times New Roman" style:font-name-asian="Times New Roman" style:font-name-complex="Times New Roman"/>
    </style:style>
    <style:style style:name="T31_135" style:family="text">
      <style:text-properties style:font-name="Times New Roman" style:font-name-asian="Times New Roman" style:font-name-complex="Times New Roman"/>
    </style:style>
    <style:style style:name="T31_136" style:family="text">
      <style:text-properties style:font-name="Times New Roman" style:font-name-asian="Times New Roman" style:font-name-complex="Times New Roman"/>
    </style:style>
    <style:style style:name="T31_137" style:family="text">
      <style:text-properties style:font-name="Times New Roman" style:font-name-asian="Times New Roman" style:font-name-complex="Times New Roman"/>
    </style:style>
    <style:style style:name="T31_138" style:family="text">
      <style:text-properties style:font-name="Times New Roman" style:font-name-asian="Times New Roman" style:font-name-complex="Times New Roman"/>
    </style:style>
    <style:style style:name="T31_139" style:family="text">
      <style:text-properties style:font-name="Times New Roman" style:font-name-asian="Times New Roman" style:font-name-complex="Times New Roman"/>
    </style:style>
    <style:style style:name="T31_140" style:family="text">
      <style:text-properties style:font-name="Times New Roman" style:font-name-asian="Times New Roman" style:font-name-complex="Times New Roman"/>
    </style:style>
    <style:style style:name="T31_141" style:family="text">
      <style:text-properties style:font-name="Times New Roman" style:font-name-asian="Times New Roman" style:font-name-complex="Times New Roman"/>
    </style:style>
    <style:style style:name="T31_142" style:family="text">
      <style:text-properties style:font-name="Times New Roman" style:font-name-asian="Times New Roman" style:font-name-complex="Times New Roman"/>
    </style:style>
    <style:style style:name="T31_143" style:family="text">
      <style:text-properties style:font-name="Times New Roman" style:font-name-asian="Times New Roman" style:font-name-complex="Times New Roman"/>
    </style:style>
    <style:style style:name="T31_144" style:family="text">
      <style:text-properties style:font-name="Times New Roman" style:font-name-asian="Times New Roman" style:font-name-complex="Times New Roman"/>
    </style:style>
    <style:style style:name="T31_145" style:family="text">
      <style:text-properties style:font-name="Times New Roman" style:font-name-asian="Times New Roman" style:font-name-complex="Times New Roman"/>
    </style:style>
    <style:style style:name="T31_146" style:family="text">
      <style:text-properties style:font-name="Times New Roman" style:font-name-asian="Times New Roman" style:font-name-complex="Times New Roman"/>
    </style:style>
    <style:style style:name="T31_147" style:family="text">
      <style:text-properties style:font-name="Times New Roman" style:font-name-asian="Times New Roman" style:font-name-complex="Times New Roman"/>
    </style:style>
    <style:style style:name="T31_148" style:family="text">
      <style:text-properties style:font-name="Times New Roman" style:font-name-asian="Times New Roman" style:font-name-complex="Times New Roman"/>
    </style:style>
    <style:style style:name="T31_149" style:family="text">
      <style:text-properties style:font-name="Times New Roman" style:font-name-asian="Times New Roman" style:font-name-complex="Times New Roman"/>
    </style:style>
    <style:style style:name="T31_150" style:family="text">
      <style:text-properties style:font-name="Times New Roman" style:font-name-asian="Times New Roman" style:font-name-complex="Times New Roman"/>
    </style:style>
    <style:style style:name="T31_151" style:family="text">
      <style:text-properties style:font-name="Times New Roman" style:font-name-asian="Times New Roman" style:font-name-complex="Times New Roman"/>
    </style:style>
    <style:style style:name="T31_152" style:family="text">
      <style:text-properties style:font-name="Times New Roman" style:font-name-asian="Times New Roman" style:font-name-complex="Times New Roman"/>
    </style:style>
    <style:style style:name="T31_153" style:family="text">
      <style:text-properties style:font-name="Times New Roman" style:font-name-asian="Times New Roman" style:font-name-complex="Times New Roman"/>
    </style:style>
    <style:style style:name="T31_154" style:family="text">
      <style:text-properties style:font-name="Times New Roman" style:font-name-asian="Times New Roman" style:font-name-complex="Times New Roman"/>
    </style:style>
    <style:style style:name="T31_155" style:family="text">
      <style:text-properties style:font-name="Times New Roman" style:font-name-asian="Times New Roman" style:font-name-complex="Times New Roman"/>
    </style:style>
    <style:style style:name="T31_156" style:family="text">
      <style:text-properties style:font-name="Times New Roman" style:font-name-asian="Times New Roman" style:font-name-complex="Times New Roman"/>
    </style:style>
    <style:style style:name="T31_157" style:family="text">
      <style:text-properties style:font-name="Times New Roman" style:font-name-asian="Times New Roman" style:font-name-complex="Times New Roman"/>
    </style:style>
    <style:style style:name="T31_158" style:family="text">
      <style:text-properties style:font-name="Times New Roman" style:font-name-asian="Times New Roman" style:font-name-complex="Times New Roman"/>
    </style:style>
    <style:style style:name="T31_159" style:family="text">
      <style:text-properties style:font-name="Times New Roman" style:font-name-asian="Times New Roman" style:font-name-complex="Times New Roman"/>
    </style:style>
    <style:style style:name="T31_160" style:family="text">
      <style:text-properties style:font-name="Times New Roman" style:font-name-asian="Times New Roman" style:font-name-complex="Times New Roman"/>
    </style:style>
    <style:style style:name="T31_161" style:family="text">
      <style:text-properties style:font-name="Times New Roman" style:font-name-asian="Times New Roman" style:font-name-complex="Times New Roman"/>
    </style:style>
    <style:style style:name="T31_162" style:family="text">
      <style:text-properties style:font-name="Times New Roman" style:font-name-asian="Times New Roman" style:font-name-complex="Times New Roman"/>
    </style:style>
    <style:style style:name="T31_163" style:family="text">
      <style:text-properties style:font-name="Times New Roman" style:font-name-asian="Times New Roman" style:font-name-complex="Times New Roman"/>
    </style:style>
    <style:style style:name="T31_164" style:family="text">
      <style:text-properties style:font-name="Times New Roman" style:font-name-asian="Times New Roman" style:font-name-complex="Times New Roman"/>
    </style:style>
    <style:style style:name="T31_165" style:family="text">
      <style:text-properties style:font-name="Times New Roman" style:font-name-asian="Times New Roman" style:font-name-complex="Times New Roman"/>
    </style:style>
    <style:style style:name="T31_166" style:family="text">
      <style:text-properties style:font-name="Times New Roman" style:font-name-asian="Times New Roman" style:font-name-complex="Times New Roman"/>
    </style:style>
    <style:style style:name="T31_167" style:family="text">
      <style:text-properties style:font-name="Times New Roman" style:font-name-asian="Times New Roman" style:font-name-complex="Times New Roman"/>
    </style:style>
    <style:style style:name="T31_168" style:family="text">
      <style:text-properties style:font-name="Times New Roman" style:font-name-asian="Times New Roman" style:font-name-complex="Times New Roman"/>
    </style:style>
    <style:style style:name="T31_169" style:family="text">
      <style:text-properties style:font-name="Times New Roman" style:font-name-asian="Times New Roman" style:font-name-complex="Times New Roman"/>
    </style:style>
    <style:style style:name="T31_170" style:family="text">
      <style:text-properties style:font-name="Times New Roman" style:font-name-asian="Times New Roman" style:font-name-complex="Times New Roman"/>
    </style:style>
    <style:style style:name="T31_171" style:family="text">
      <style:text-properties style:font-name="Times New Roman" style:font-name-asian="Times New Roman" style:font-name-complex="Times New Roman"/>
    </style:style>
    <style:style style:name="T31_172" style:family="text">
      <style:text-properties style:font-name="Times New Roman" style:font-name-asian="Times New Roman" style:font-name-complex="Times New Roman"/>
    </style:style>
    <style:style style:name="T31_173" style:family="text">
      <style:text-properties style:font-name="Times New Roman" style:font-name-asian="Times New Roman" style:font-name-complex="Times New Roman"/>
    </style:style>
    <style:style style:name="T31_174" style:family="text">
      <style:text-properties style:font-name="Times New Roman" style:font-name-asian="Times New Roman" style:font-name-complex="Times New Roman"/>
    </style:style>
    <style:style style:name="T31_175" style:family="text">
      <style:text-properties style:font-name="Times New Roman" style:font-name-asian="Times New Roman" style:font-name-complex="Times New Roman"/>
    </style:style>
    <style:style style:name="T31_176" style:family="text">
      <style:text-properties style:font-name="Times New Roman" style:font-name-asian="Times New Roman" style:font-name-complex="Times New Roman"/>
    </style:style>
    <style:style style:name="T31_177" style:family="text">
      <style:text-properties style:font-name="Times New Roman" style:font-name-asian="Times New Roman" style:font-name-complex="Times New Roman"/>
    </style:style>
    <style:style style:name="T31_178" style:family="text">
      <style:text-properties style:font-name="Times New Roman" style:font-name-asian="Times New Roman" style:font-name-complex="Times New Roman"/>
    </style:style>
    <style:style style:name="T31_179" style:family="text">
      <style:text-properties style:font-name="Times New Roman" style:font-name-asian="Times New Roman" style:font-name-complex="Times New Roman"/>
    </style:style>
    <style:style style:name="T31_180" style:family="text">
      <style:text-properties style:font-name="Times New Roman" style:font-name-asian="Times New Roman" style:font-name-complex="Times New Roman"/>
    </style:style>
    <style:style style:name="T31_181" style:family="text">
      <style:text-properties style:font-name="Times New Roman" style:font-name-asian="Times New Roman" style:font-name-complex="Times New Roman"/>
    </style:style>
    <style:style style:name="T31_182" style:family="text">
      <style:text-properties style:font-name="Times New Roman" style:font-name-asian="Times New Roman" style:font-name-complex="Times New Roman"/>
    </style:style>
    <style:style style:name="T31_183" style:family="text">
      <style:text-properties style:font-name="Times New Roman" style:font-name-asian="Times New Roman" style:font-name-complex="Times New Roman"/>
    </style:style>
    <style:style style:name="T31_184" style:family="text">
      <style:text-properties style:font-name="Times New Roman" style:font-name-asian="Times New Roman" style:font-name-complex="Times New Roman"/>
    </style:style>
    <style:style style:name="T31_185" style:family="text">
      <style:text-properties style:font-name="Times New Roman" style:font-name-asian="Times New Roman" style:font-name-complex="Times New Roman"/>
    </style:style>
    <style:style style:name="T31_186" style:family="text">
      <style:text-properties style:font-name="Times New Roman" style:font-name-asian="Times New Roman" style:font-name-complex="Times New Roman"/>
    </style:style>
    <style:style style:name="T31_187" style:family="text">
      <style:text-properties style:font-name="Times New Roman" style:font-name-asian="Times New Roman" style:font-name-complex="Times New Roman"/>
    </style:style>
    <style:style style:name="T31_188" style:family="text">
      <style:text-properties style:font-name="Times New Roman" style:font-name-asian="Times New Roman" style:font-name-complex="Times New Roman"/>
    </style:style>
    <style:style style:name="T31_189" style:family="text">
      <style:text-properties style:font-name="Times New Roman" style:font-name-asian="Times New Roman" style:font-name-complex="Times New Roman"/>
    </style:style>
    <style:style style:name="T31_190" style:family="text">
      <style:text-properties style:font-name="Times New Roman" style:font-name-asian="Times New Roman" style:font-name-complex="Times New Roman"/>
    </style:style>
    <style:style style:name="T31_191" style:family="text">
      <style:text-properties style:font-name="Times New Roman" style:font-name-asian="Times New Roman" style:font-name-complex="Times New Roman"/>
    </style:style>
    <style:style style:name="T31_192" style:family="text">
      <style:text-properties style:font-name="Times New Roman" style:font-name-asian="Times New Roman" style:font-name-complex="Times New Roman"/>
    </style:style>
    <style:style style:name="T31_193" style:family="text">
      <style:text-properties style:font-name="Times New Roman" style:font-name-asian="Times New Roman" style:font-name-complex="Times New Roman"/>
    </style:style>
    <style:style style:name="T31_194" style:family="text">
      <style:text-properties style:font-name="Times New Roman" style:font-name-asian="Times New Roman" style:font-name-complex="Times New Roman"/>
    </style:style>
    <style:style style:name="T31_195" style:family="text">
      <style:text-properties style:font-name="Times New Roman" style:font-name-asian="Times New Roman" style:font-name-complex="Times New Roman"/>
    </style:style>
    <style:style style:name="T31_196" style:family="text">
      <style:text-properties style:font-name="Times New Roman" style:font-name-asian="Times New Roman" style:font-name-complex="Times New Roman"/>
    </style:style>
    <style:style style:name="T31_197" style:family="text">
      <style:text-properties style:font-name="Times New Roman" style:font-name-asian="Times New Roman" style:font-name-complex="Times New Roman"/>
    </style:style>
    <style:style style:name="T31_198" style:family="text">
      <style:text-properties style:font-name="Times New Roman" style:font-name-asian="Times New Roman" style:font-name-complex="Times New Roman"/>
    </style:style>
    <style:style style:name="T31_199" style:family="text">
      <style:text-properties style:font-name="Times New Roman" style:font-name-asian="Times New Roman" style:font-name-complex="Times New Roman"/>
    </style:style>
    <style:style style:name="T31_200" style:family="text">
      <style:text-properties style:font-name="Times New Roman" style:font-name-asian="Times New Roman" style:font-name-complex="Times New Roman"/>
    </style:style>
    <style:style style:name="T31_201" style:family="text">
      <style:text-properties style:font-name="Times New Roman" style:font-name-asian="Times New Roman" style:font-name-complex="Times New Roman"/>
    </style:style>
    <style:style style:name="T31_202" style:family="text">
      <style:text-properties style:font-name="Times New Roman" style:font-name-asian="Times New Roman" style:font-name-complex="Times New Roman"/>
    </style:style>
    <style:style style:name="T31_203" style:family="text">
      <style:text-properties style:font-name="Times New Roman" style:font-name-asian="Times New Roman" style:font-name-complex="Times New Roman"/>
    </style:style>
    <style:style style:name="T31_204" style:family="text">
      <style:text-properties style:font-name="Times New Roman" style:font-name-asian="Times New Roman" style:font-name-complex="Times New Roman"/>
    </style:style>
    <style:style style:name="T31_205" style:family="text">
      <style:text-properties style:font-name="Times New Roman" style:font-name-asian="Times New Roman" style:font-name-complex="Times New Roman"/>
    </style:style>
    <style:style style:name="T31_206" style:family="text">
      <style:text-properties style:font-name="Times New Roman" style:font-name-asian="Times New Roman" style:font-name-complex="Times New Roman"/>
    </style:style>
    <style:style style:name="T31_207" style:family="text">
      <style:text-properties style:font-name="Times New Roman" style:font-name-asian="Times New Roman" style:font-name-complex="Times New Roman"/>
    </style:style>
    <style:style style:name="T31_208" style:family="text">
      <style:text-properties style:font-name="Times New Roman" style:font-name-asian="Times New Roman" style:font-name-complex="Times New Roman"/>
    </style:style>
    <style:style style:name="T31_209" style:family="text">
      <style:text-properties style:font-name="Times New Roman" style:font-name-asian="Times New Roman" style:font-name-complex="Times New Roman"/>
    </style:style>
    <style:style style:name="T31_210" style:family="text">
      <style:text-properties style:font-name="Times New Roman" style:font-name-asian="Times New Roman" style:font-name-complex="Times New Roman"/>
    </style:style>
    <style:style style:name="T31_211" style:family="text">
      <style:text-properties style:font-name="Times New Roman" style:font-name-asian="Times New Roman" style:font-name-complex="Times New Roman"/>
    </style:style>
    <style:style style:name="T31_212" style:family="text">
      <style:text-properties style:font-name="Times New Roman" style:font-name-asian="Times New Roman" style:font-name-complex="Times New Roman"/>
    </style:style>
    <style:style style:name="T31_213" style:family="text">
      <style:text-properties style:font-name="Times New Roman" style:font-name-asian="Times New Roman" style:font-name-complex="Times New Roman"/>
    </style:style>
    <style:style style:name="T31_214" style:family="text">
      <style:text-properties style:font-name="Times New Roman" style:font-name-asian="Times New Roman" style:font-name-complex="Times New Roman"/>
    </style:style>
    <style:style style:name="T31_215" style:family="text">
      <style:text-properties style:font-name="Times New Roman" style:font-name-asian="Times New Roman" style:font-name-complex="Times New Roman"/>
    </style:style>
    <style:style style:name="T31_216" style:family="text">
      <style:text-properties style:font-name="Times New Roman" style:font-name-asian="Times New Roman" style:font-name-complex="Times New Roman"/>
    </style:style>
    <style:style style:name="T31_217" style:family="text"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T33_9" style:family="text">
      <style:text-properties style:font-name="Times New Roman" style:font-name-asian="Times New Roman" style:font-name-complex="Times New Roman"/>
    </style:style>
    <style:style style:name="T33_10" style:family="text">
      <style:text-properties style:font-name="Times New Roman" style:font-name-asian="Times New Roman" style:font-name-complex="Times New Roman"/>
    </style:style>
    <style:style style:name="T33_11" style:family="text">
      <style:text-properties style:font-name="Times New Roman" style:font-name-asian="Times New Roman" style:font-name-complex="Times New Roman"/>
    </style:style>
    <style:style style:name="T33_12" style:family="text">
      <style:text-properties style:font-name="Times New Roman" style:font-name-asian="Times New Roman" style:font-name-complex="Times New Roman"/>
    </style:style>
    <style:style style:name="T33_13" style:family="text">
      <style:text-properties style:font-name="Times New Roman" style:font-name-asian="Times New Roman" style:font-name-complex="Times New Roman"/>
    </style:style>
    <style:style style:name="T33_14" style:family="text">
      <style:text-properties style:font-name="Times New Roman" style:font-name-asian="Times New Roman" style:font-name-complex="Times New Roman"/>
    </style:style>
    <style:style style:name="T33_15" style:family="text">
      <style:text-properties style:font-name="Times New Roman" style:font-name-asian="Times New Roman" style:font-name-complex="Times New Roman"/>
    </style:style>
    <style:style style:name="T33_16" style:family="text">
      <style:text-properties style:font-name="Times New Roman" style:font-name-asian="Times New Roman" style:font-name-complex="Times New Roman"/>
    </style:style>
    <style:style style:name="T33_17" style:family="text">
      <style:text-properties style:font-name="Times New Roman" style:font-name-asian="Times New Roman" style:font-name-complex="Times New Roman"/>
    </style:style>
    <style:style style:name="T33_18" style:family="text">
      <style:text-properties style:font-name="Times New Roman" style:font-name-asian="Times New Roman" style:font-name-complex="Times New Roman"/>
    </style:style>
    <style:style style:name="T33_19" style:family="text">
      <style:text-properties style:font-name="Times New Roman" style:font-name-asian="Times New Roman" style:font-name-complex="Times New Roman"/>
    </style:style>
    <style:style style:name="T33_20" style:family="text">
      <style:text-properties style:font-name="Times New Roman" style:font-name-asian="Times New Roman" style:font-name-complex="Times New Roman"/>
    </style:style>
    <style:style style:name="T33_21" style:family="text">
      <style:text-properties style:font-name="Times New Roman" style:font-name-asian="Times New Roman" style:font-name-complex="Times New Roman"/>
    </style:style>
    <style:style style:name="T33_22" style:family="text">
      <style:text-properties style:font-name="Times New Roman" style:font-name-asian="Times New Roman" style:font-name-complex="Times New Roman"/>
    </style:style>
    <style:style style:name="T33_23" style:family="text">
      <style:text-properties style:font-name="Times New Roman" style:font-name-asian="Times New Roman" style:font-name-complex="Times New Roman"/>
    </style:style>
    <style:style style:name="T33_24" style:family="text">
      <style:text-properties style:font-name="Times New Roman" style:font-name-asian="Times New Roman" style:font-name-complex="Times New Roman"/>
    </style:style>
    <style:style style:name="T33_25" style:family="text">
      <style:text-properties style:font-name="Times New Roman" style:font-name-asian="Times New Roman" style:font-name-complex="Times New Roman"/>
    </style:style>
    <style:style style:name="T33_26" style:family="text">
      <style:text-properties style:font-name="Times New Roman" style:font-name-asian="Times New Roman" style:font-name-complex="Times New Roman"/>
    </style:style>
    <style:style style:name="T33_27" style:family="text">
      <style:text-properties style:font-name="Times New Roman" style:font-name-asian="Times New Roman" style:font-name-complex="Times New Roman"/>
    </style:style>
    <style:style style:name="T33_28" style:family="text">
      <style:text-properties style:font-name="Times New Roman" style:font-name-asian="Times New Roman" style:font-name-complex="Times New Roman"/>
    </style:style>
    <style:style style:name="T33_29" style:family="text">
      <style:text-properties style:font-name="Times New Roman" style:font-name-asian="Times New Roman" style:font-name-complex="Times New Roman"/>
    </style:style>
    <style:style style:name="T33_30" style:family="text">
      <style:text-properties style:font-name="Times New Roman" style:font-name-asian="Times New Roman" style:font-name-complex="Times New Roman"/>
    </style:style>
    <style:style style:name="T33_31" style:family="text">
      <style:text-properties style:font-name="Times New Roman" style:font-name-asian="Times New Roman" style:font-name-complex="Times New Roman"/>
    </style:style>
    <style:style style:name="T33_32" style:family="text">
      <style:text-properties style:font-name="Times New Roman" style:font-name-asian="Times New Roman" style:font-name-complex="Times New Roman"/>
    </style:style>
    <style:style style:name="T33_33" style:family="text">
      <style:text-properties style:font-name="Times New Roman" style:font-name-asian="Times New Roman" style:font-name-complex="Times New Roman"/>
    </style:style>
    <style:style style:name="T33_34" style:family="text">
      <style:text-properties style:font-name="Times New Roman" style:font-name-asian="Times New Roman" style:font-name-complex="Times New Roman"/>
    </style:style>
    <style:style style:name="T33_35" style:family="text">
      <style:text-properties style:font-name="Times New Roman" style:font-name-asian="Times New Roman" style:font-name-complex="Times New Roman"/>
    </style:style>
    <style:style style:name="T33_36" style:family="text">
      <style:text-properties style:font-name="Times New Roman" style:font-name-asian="Times New Roman" style:font-name-complex="Times New Roman"/>
    </style:style>
    <style:style style:name="T33_37" style:family="text">
      <style:text-properties style:font-name="Times New Roman" style:font-name-asian="Times New Roman" style:font-name-complex="Times New Roman"/>
    </style:style>
    <style:style style:name="T33_38" style:family="text">
      <style:text-properties style:font-name="Times New Roman" style:font-name-asian="Times New Roman" style:font-name-complex="Times New Roman"/>
    </style:style>
    <style:style style:name="T33_39" style:family="text">
      <style:text-properties style:font-name="Times New Roman" style:font-name-asian="Times New Roman" style:font-name-complex="Times New Roman"/>
    </style:style>
    <style:style style:name="T33_40" style:family="text">
      <style:text-properties style:font-name="Times New Roman" style:font-name-asian="Times New Roman" style:font-name-complex="Times New Roman"/>
    </style:style>
    <style:style style:name="T33_41" style:family="text">
      <style:text-properties style:font-name="Times New Roman" style:font-name-asian="Times New Roman" style:font-name-complex="Times New Roman"/>
    </style:style>
    <style:style style:name="T33_42" style:family="text">
      <style:text-properties style:font-name="Times New Roman" style:font-name-asian="Times New Roman" style:font-name-complex="Times New Roman"/>
    </style:style>
    <style:style style:name="T33_43" style:family="text">
      <style:text-properties style:font-name="Times New Roman" style:font-name-asian="Times New Roman" style:font-name-complex="Times New Roman"/>
    </style:style>
    <style:style style:name="T33_44" style:family="text">
      <style:text-properties style:font-name="Times New Roman" style:font-name-asian="Times New Roman" style:font-name-complex="Times New Roman"/>
    </style:style>
    <style:style style:name="T33_45" style:family="text">
      <style:text-properties style:font-name="Times New Roman" style:font-name-asian="Times New Roman" style:font-name-complex="Times New Roman"/>
    </style:style>
    <style:style style:name="T33_46" style:family="text">
      <style:text-properties style:font-name="Times New Roman" style:font-name-asian="Times New Roman" style:font-name-complex="Times New Roman"/>
    </style:style>
    <style:style style:name="T33_47" style:family="text">
      <style:text-properties style:font-name="Times New Roman" style:font-name-asian="Times New Roman" style:font-name-complex="Times New Roman"/>
    </style:style>
    <style:style style:name="T33_48" style:family="text">
      <style:text-properties style:font-name="Times New Roman" style:font-name-asian="Times New Roman" style:font-name-complex="Times New Roman"/>
    </style:style>
    <style:style style:name="T33_49" style:family="text">
      <style:text-properties style:font-name="Times New Roman" style:font-name-asian="Times New Roman" style:font-name-complex="Times New Roman"/>
    </style:style>
    <style:style style:name="T33_50" style:family="text">
      <style:text-properties style:font-name="Times New Roman" style:font-name-asian="Times New Roman" style:font-name-complex="Times New Roman"/>
    </style:style>
    <style:style style:name="T33_51" style:family="text">
      <style:text-properties style:font-name="Times New Roman" style:font-name-asian="Times New Roman" style:font-name-complex="Times New Roman"/>
    </style:style>
    <style:style style:name="T33_52" style:family="text">
      <style:text-properties style:font-name="Times New Roman" style:font-name-asian="Times New Roman" style:font-name-complex="Times New Roman"/>
    </style:style>
    <style:style style:name="T33_53" style:family="text">
      <style:text-properties style:font-name="Times New Roman" style:font-name-asian="Times New Roman" style:font-name-complex="Times New Roman"/>
    </style:style>
    <style:style style:name="T33_54" style:family="text">
      <style:text-properties style:font-name="Times New Roman" style:font-name-asian="Times New Roman" style:font-name-complex="Times New Roman"/>
    </style:style>
    <style:style style:name="T33_55" style:family="text">
      <style:text-properties style:font-name="Times New Roman" style:font-name-asian="Times New Roman" style:font-name-complex="Times New Roman"/>
    </style:style>
    <style:style style:name="T33_56" style:family="text">
      <style:text-properties style:font-name="Times New Roman" style:font-name-asian="Times New Roman" style:font-name-complex="Times New Roman"/>
    </style:style>
    <style:style style:name="T33_57" style:family="text">
      <style:text-properties style:font-name="Times New Roman" style:font-name-asian="Times New Roman" style:font-name-complex="Times New Roman"/>
    </style:style>
    <style:style style:name="T33_58" style:family="text">
      <style:text-properties style:font-name="Times New Roman" style:font-name-asian="Times New Roman" style:font-name-complex="Times New Roman"/>
    </style:style>
    <style:style style:name="T33_59" style:family="text">
      <style:text-properties style:font-name="Times New Roman" style:font-name-asian="Times New Roman" style:font-name-complex="Times New Roman"/>
    </style:style>
    <style:style style:name="T33_60" style:family="text">
      <style:text-properties style:font-name="Times New Roman" style:font-name-asian="Times New Roman" style:font-name-complex="Times New Roman"/>
    </style:style>
    <style:style style:name="T33_61" style:family="text">
      <style:text-properties style:font-name="Times New Roman" style:font-name-asian="Times New Roman" style:font-name-complex="Times New Roman"/>
    </style:style>
    <style:style style:name="T33_62" style:family="text">
      <style:text-properties style:font-name="Times New Roman" style:font-name-asian="Times New Roman" style:font-name-complex="Times New Roman"/>
    </style:style>
    <style:style style:name="T33_63" style:family="text">
      <style:text-properties style:font-name="Times New Roman" style:font-name-asian="Times New Roman" style:font-name-complex="Times New Roman"/>
    </style:style>
    <style:style style:name="T33_64" style:family="text">
      <style:text-properties style:font-name="Times New Roman" style:font-name-asian="Times New Roman" style:font-name-complex="Times New Roman"/>
    </style:style>
    <style:style style:name="T33_65" style:family="text">
      <style:text-properties style:font-name="Times New Roman" style:font-name-asian="Times New Roman" style:font-name-complex="Times New Roman"/>
    </style:style>
    <style:style style:name="T33_66" style:family="text">
      <style:text-properties style:font-name="Times New Roman" style:font-name-asian="Times New Roman" style:font-name-complex="Times New Roman"/>
    </style:style>
    <style:style style:name="T33_67" style:family="text">
      <style:text-properties style:font-name="Times New Roman" style:font-name-asian="Times New Roman" style:font-name-complex="Times New Roman"/>
    </style:style>
    <style:style style:name="T33_68" style:family="text">
      <style:text-properties style:font-name="Times New Roman" style:font-name-asian="Times New Roman" style:font-name-complex="Times New Roman"/>
    </style:style>
    <style:style style:name="T33_69" style:family="text">
      <style:text-properties style:font-name="Times New Roman" style:font-name-asian="Times New Roman" style:font-name-complex="Times New Roman"/>
    </style:style>
    <style:style style:name="T33_70" style:family="text">
      <style:text-properties style:font-name="Times New Roman" style:font-name-asian="Times New Roman" style:font-name-complex="Times New Roman"/>
    </style:style>
    <style:style style:name="T33_71" style:family="text">
      <style:text-properties style:font-name="Times New Roman" style:font-name-asian="Times New Roman" style:font-name-complex="Times New Roman"/>
    </style:style>
    <style:style style:name="T33_72" style:family="text">
      <style:text-properties style:font-name="Times New Roman" style:font-name-asian="Times New Roman" style:font-name-complex="Times New Roman"/>
    </style:style>
    <style:style style:name="T33_73" style:family="text">
      <style:text-properties style:font-name="Times New Roman" style:font-name-asian="Times New Roman" style:font-name-complex="Times New Roman"/>
    </style:style>
    <style:style style:name="T33_74" style:family="text">
      <style:text-properties style:font-name="Times New Roman" style:font-name-asian="Times New Roman" style:font-name-complex="Times New Roman"/>
    </style:style>
    <style:style style:name="T33_75" style:family="text">
      <style:text-properties style:font-name="Times New Roman" style:font-name-asian="Times New Roman" style:font-name-complex="Times New Roman"/>
    </style:style>
    <style:style style:name="T33_76" style:family="text">
      <style:text-properties style:font-name="Times New Roman" style:font-name-asian="Times New Roman" style:font-name-complex="Times New Roman"/>
    </style:style>
    <style:style style:name="T33_77" style:family="text">
      <style:text-properties style:font-name="Times New Roman" style:font-name-asian="Times New Roman" style:font-name-complex="Times New Roman"/>
    </style:style>
    <style:style style:name="T33_78" style:family="text">
      <style:text-properties style:font-name="Times New Roman" style:font-name-asian="Times New Roman" style:font-name-complex="Times New Roman"/>
    </style:style>
    <style:style style:name="T33_79" style:family="text">
      <style:text-properties style:font-name="Times New Roman" style:font-name-asian="Times New Roman" style:font-name-complex="Times New Roman"/>
    </style:style>
    <style:style style:name="T33_80" style:family="text">
      <style:text-properties style:font-name="Times New Roman" style:font-name-asian="Times New Roman" style:font-name-complex="Times New Roman"/>
    </style:style>
    <style:style style:name="T33_81" style:family="text">
      <style:text-properties style:font-name="Times New Roman" style:font-name-asian="Times New Roman" style:font-name-complex="Times New Roman"/>
    </style:style>
    <style:style style:name="T33_82" style:family="text">
      <style:text-properties style:font-name="Times New Roman" style:font-name-asian="Times New Roman" style:font-name-complex="Times New Roman"/>
    </style:style>
    <style:style style:name="T33_83" style:family="text">
      <style:text-properties style:font-name="Times New Roman" style:font-name-asian="Times New Roman" style:font-name-complex="Times New Roman"/>
    </style:style>
    <style:style style:name="T33_84" style:family="text">
      <style:text-properties style:font-name="Times New Roman" style:font-name-asian="Times New Roman" style:font-name-complex="Times New Roman"/>
    </style:style>
    <style:style style:name="T33_85" style:family="text">
      <style:text-properties style:font-name="Times New Roman" style:font-name-asian="Times New Roman" style:font-name-complex="Times New Roman"/>
    </style:style>
    <style:style style:name="T33_86" style:family="text">
      <style:text-properties style:font-name="Times New Roman" style:font-name-asian="Times New Roman" style:font-name-complex="Times New Roman"/>
    </style:style>
    <style:style style:name="T33_87" style:family="text">
      <style:text-properties style:font-name="Times New Roman" style:font-name-asian="Times New Roman" style:font-name-complex="Times New Roman"/>
    </style:style>
    <style:style style:name="T33_88" style:family="text">
      <style:text-properties style:font-name="Times New Roman" style:font-name-asian="Times New Roman" style:font-name-complex="Times New Roman"/>
    </style:style>
    <style:style style:name="T33_89" style:family="text">
      <style:text-properties style:font-name="Times New Roman" style:font-name-asian="Times New Roman" style:font-name-complex="Times New Roman"/>
    </style:style>
    <style:style style:name="T33_90" style:family="text">
      <style:text-properties style:font-name="Times New Roman" style:font-name-asian="Times New Roman" style:font-name-complex="Times New Roman"/>
    </style:style>
    <style:style style:name="T33_91" style:family="text">
      <style:text-properties style:font-name="Times New Roman" style:font-name-asian="Times New Roman" style:font-name-complex="Times New Roman"/>
    </style:style>
    <style:style style:name="T33_92" style:family="text">
      <style:text-properties style:font-name="Times New Roman" style:font-name-asian="Times New Roman" style:font-name-complex="Times New Roman"/>
    </style:style>
    <style:style style:name="T33_93" style:family="text">
      <style:text-properties style:font-name="Times New Roman" style:font-name-asian="Times New Roman" style:font-name-complex="Times New Roman"/>
    </style:style>
    <style:style style:name="T33_94" style:family="text">
      <style:text-properties style:font-name="Times New Roman" style:font-name-asian="Times New Roman" style:font-name-complex="Times New Roman"/>
    </style:style>
    <style:style style:name="T33_95" style:family="text">
      <style:text-properties style:font-name="Times New Roman" style:font-name-asian="Times New Roman" style:font-name-complex="Times New Roman"/>
    </style:style>
    <style:style style:name="T33_96" style:family="text">
      <style:text-properties style:font-name="Times New Roman" style:font-name-asian="Times New Roman" style:font-name-complex="Times New Roman"/>
    </style:style>
    <style:style style:name="T33_97" style:family="text">
      <style:text-properties style:font-name="Times New Roman" style:font-name-asian="Times New Roman" style:font-name-complex="Times New Roman"/>
    </style:style>
    <style:style style:name="T33_98" style:family="text">
      <style:text-properties style:font-name="Times New Roman" style:font-name-asian="Times New Roman" style:font-name-complex="Times New Roman"/>
    </style:style>
    <style:style style:name="T33_99" style:family="text">
      <style:text-properties style:font-name="Times New Roman" style:font-name-asian="Times New Roman" style:font-name-complex="Times New Roman"/>
    </style:style>
    <style:style style:name="T33_100" style:family="text">
      <style:text-properties style:font-name="Times New Roman" style:font-name-asian="Times New Roman" style:font-name-complex="Times New Roman"/>
    </style:style>
    <style:style style:name="T33_101" style:family="text">
      <style:text-properties style:font-name="Times New Roman" style:font-name-asian="Times New Roman" style:font-name-complex="Times New Roman"/>
    </style:style>
    <style:style style:name="T33_102" style:family="text">
      <style:text-properties style:font-name="Times New Roman" style:font-name-asian="Times New Roman" style:font-name-complex="Times New Roman"/>
    </style:style>
    <style:style style:name="T33_103" style:family="text">
      <style:text-properties style:font-name="Times New Roman" style:font-name-asian="Times New Roman" style:font-name-complex="Times New Roman"/>
    </style:style>
    <style:style style:name="T33_104" style:family="text">
      <style:text-properties style:font-name="Times New Roman" style:font-name-asian="Times New Roman" style:font-name-complex="Times New Roman"/>
    </style:style>
    <style:style style:name="T33_105" style:family="text">
      <style:text-properties style:font-name="Times New Roman" style:font-name-asian="Times New Roman" style:font-name-complex="Times New Roman"/>
    </style:style>
    <style:style style:name="T33_106" style:family="text">
      <style:text-properties style:font-name="Times New Roman" style:font-name-asian="Times New Roman" style:font-name-complex="Times New Roman"/>
    </style:style>
    <style:style style:name="T33_107" style:family="text">
      <style:text-properties style:font-name="Times New Roman" style:font-name-asian="Times New Roman" style:font-name-complex="Times New Roman"/>
    </style:style>
    <style:style style:name="T33_108" style:family="text">
      <style:text-properties style:font-name="Times New Roman" style:font-name-asian="Times New Roman" style:font-name-complex="Times New Roman"/>
    </style:style>
    <style:style style:name="T33_109" style:family="text">
      <style:text-properties style:font-name="Times New Roman" style:font-name-asian="Times New Roman" style:font-name-complex="Times New Roman"/>
    </style:style>
    <style:style style:name="T33_110" style:family="text">
      <style:text-properties style:font-name="Times New Roman" style:font-name-asian="Times New Roman" style:font-name-complex="Times New Roman"/>
    </style:style>
    <style:style style:name="T33_111" style:family="text">
      <style:text-properties style:font-name="Times New Roman" style:font-name-asian="Times New Roman" style:font-name-complex="Times New Roman"/>
    </style:style>
    <style:style style:name="T33_112" style:family="text">
      <style:text-properties style:font-name="Times New Roman" style:font-name-asian="Times New Roman" style:font-name-complex="Times New Roman"/>
    </style:style>
    <style:style style:name="T33_113" style:family="text">
      <style:text-properties style:font-name="Times New Roman" style:font-name-asian="Times New Roman" style:font-name-complex="Times New Roman"/>
    </style:style>
    <style:style style:name="T33_114" style:family="text">
      <style:text-properties style:font-name="Times New Roman" style:font-name-asian="Times New Roman" style:font-name-complex="Times New Roman"/>
    </style:style>
    <style:style style:name="T33_115" style:family="text">
      <style:text-properties style:font-name="Times New Roman" style:font-name-asian="Times New Roman" style:font-name-complex="Times New Roman"/>
    </style:style>
    <style:style style:name="T33_116" style:family="text">
      <style:text-properties style:font-name="Times New Roman" style:font-name-asian="Times New Roman" style:font-name-complex="Times New Roman"/>
    </style:style>
    <style:style style:name="T33_117" style:family="text">
      <style:text-properties style:font-name="Times New Roman" style:font-name-asian="Times New Roman" style:font-name-complex="Times New Roman"/>
    </style:style>
    <style:style style:name="T33_118" style:family="text">
      <style:text-properties style:font-name="Times New Roman" style:font-name-asian="Times New Roman" style:font-name-complex="Times New Roman"/>
    </style:style>
    <style:style style:name="T33_119" style:family="text">
      <style:text-properties style:font-name="Times New Roman" style:font-name-asian="Times New Roman" style:font-name-complex="Times New Roman"/>
    </style:style>
    <style:style style:name="T33_120" style:family="text">
      <style:text-properties style:font-name="Times New Roman" style:font-name-asian="Times New Roman" style:font-name-complex="Times New Roman"/>
    </style:style>
    <style:style style:name="T33_121" style:family="text">
      <style:text-properties style:font-name="Times New Roman" style:font-name-asian="Times New Roman" style:font-name-complex="Times New Roman"/>
    </style:style>
    <style:style style:name="T33_122" style:family="text">
      <style:text-properties style:font-name="Times New Roman" style:font-name-asian="Times New Roman" style:font-name-complex="Times New Roman"/>
    </style:style>
    <style:style style:name="T33_123" style:family="text">
      <style:text-properties style:font-name="Times New Roman" style:font-name-asian="Times New Roman" style:font-name-complex="Times New Roman"/>
    </style:style>
    <style:style style:name="T33_124" style:family="text">
      <style:text-properties style:font-name="Times New Roman" style:font-name-asian="Times New Roman" style:font-name-complex="Times New Roman"/>
    </style:style>
    <style:style style:name="T33_125" style:family="text">
      <style:text-properties style:font-name="Times New Roman" style:font-name-asian="Times New Roman" style:font-name-complex="Times New Roman"/>
    </style:style>
    <style:style style:name="T33_126" style:family="text">
      <style:text-properties style:font-name="Times New Roman" style:font-name-asian="Times New Roman" style:font-name-complex="Times New Roman"/>
    </style:style>
    <style:style style:name="T33_127" style:family="text">
      <style:text-properties style:font-name="Times New Roman" style:font-name-asian="Times New Roman" style:font-name-complex="Times New Roman"/>
    </style:style>
    <style:style style:name="T33_128" style:family="text">
      <style:text-properties style:font-name="Times New Roman" style:font-name-asian="Times New Roman" style:font-name-complex="Times New Roman"/>
    </style:style>
    <style:style style:name="T33_129" style:family="text">
      <style:text-properties style:font-name="Times New Roman" style:font-name-asian="Times New Roman" style:font-name-complex="Times New Roman"/>
    </style:style>
    <style:style style:name="T33_130" style:family="text">
      <style:text-properties style:font-name="Times New Roman" style:font-name-asian="Times New Roman" style:font-name-complex="Times New Roman"/>
    </style:style>
    <style:style style:name="T33_131" style:family="text">
      <style:text-properties style:font-name="Times New Roman" style:font-name-asian="Times New Roman" style:font-name-complex="Times New Roman"/>
    </style:style>
    <style:style style:name="T33_132" style:family="text">
      <style:text-properties style:font-name="Times New Roman" style:font-name-asian="Times New Roman" style:font-name-complex="Times New Roman"/>
    </style:style>
    <style:style style:name="T33_133" style:family="text">
      <style:text-properties style:font-name="Times New Roman" style:font-name-asian="Times New Roman" style:font-name-complex="Times New Roman"/>
    </style:style>
    <style:style style:name="T33_134" style:family="text">
      <style:text-properties style:font-name="Times New Roman" style:font-name-asian="Times New Roman" style:font-name-complex="Times New Roman"/>
    </style:style>
    <style:style style:name="T33_135" style:family="text">
      <style:text-properties style:font-name="Times New Roman" style:font-name-asian="Times New Roman" style:font-name-complex="Times New Roman"/>
    </style:style>
    <style:style style:name="T33_136" style:family="text">
      <style:text-properties style:font-name="Times New Roman" style:font-name-asian="Times New Roman" style:font-name-complex="Times New Roman"/>
    </style:style>
    <style:style style:name="T33_137" style:family="text">
      <style:text-properties style:font-name="Times New Roman" style:font-name-asian="Times New Roman" style:font-name-complex="Times New Roman"/>
    </style:style>
    <style:style style:name="T33_138" style:family="text">
      <style:text-properties style:font-name="Times New Roman" style:font-name-asian="Times New Roman" style:font-name-complex="Times New Roman"/>
    </style:style>
    <style:style style:name="T33_139" style:family="text">
      <style:text-properties style:font-name="Times New Roman" style:font-name-asian="Times New Roman" style:font-name-complex="Times New Roman"/>
    </style:style>
    <style:style style:name="T33_140" style:family="text">
      <style:text-properties style:font-name="Times New Roman" style:font-name-asian="Times New Roman" style:font-name-complex="Times New Roman"/>
    </style:style>
    <style:style style:name="T33_141" style:family="text">
      <style:text-properties style:font-name="Times New Roman" style:font-name-asian="Times New Roman" style:font-name-complex="Times New Roman"/>
    </style:style>
    <style:style style:name="T33_142" style:family="text">
      <style:text-properties style:font-name="Times New Roman" style:font-name-asian="Times New Roman" style:font-name-complex="Times New Roman"/>
    </style:style>
    <style:style style:name="T33_143" style:family="text">
      <style:text-properties style:font-name="Times New Roman" style:font-name-asian="Times New Roman" style:font-name-complex="Times New Roman"/>
    </style:style>
    <style:style style:name="T33_144" style:family="text">
      <style:text-properties style:font-name="Times New Roman" style:font-name-asian="Times New Roman" style:font-name-complex="Times New Roman"/>
    </style:style>
    <style:style style:name="T33_145" style:family="text">
      <style:text-properties style:font-name="Times New Roman" style:font-name-asian="Times New Roman" style:font-name-complex="Times New Roman"/>
    </style:style>
    <style:style style:name="T33_146" style:family="text">
      <style:text-properties style:font-name="Times New Roman" style:font-name-asian="Times New Roman" style:font-name-complex="Times New Roman"/>
    </style:style>
    <style:style style:name="T33_147" style:family="text">
      <style:text-properties style:font-name="Times New Roman" style:font-name-asian="Times New Roman" style:font-name-complex="Times New Roman"/>
    </style:style>
    <style:style style:name="T33_148" style:family="text">
      <style:text-properties style:font-name="Times New Roman" style:font-name-asian="Times New Roman" style:font-name-complex="Times New Roman"/>
    </style:style>
    <style:style style:name="T33_149" style:family="text">
      <style:text-properties style:font-name="Times New Roman" style:font-name-asian="Times New Roman" style:font-name-complex="Times New Roman"/>
    </style:style>
    <style:style style:name="T33_150" style:family="text">
      <style:text-properties style:font-name="Times New Roman" style:font-name-asian="Times New Roman" style:font-name-complex="Times New Roman"/>
    </style:style>
    <style:style style:name="T33_151" style:family="text">
      <style:text-properties style:font-name="Times New Roman" style:font-name-asian="Times New Roman" style:font-name-complex="Times New Roman"/>
    </style:style>
    <style:style style:name="T33_152" style:family="text">
      <style:text-properties style:font-name="Times New Roman" style:font-name-asian="Times New Roman" style:font-name-complex="Times New Roman"/>
    </style:style>
    <style:style style:name="T33_153" style:family="text">
      <style:text-properties style:font-name="Times New Roman" style:font-name-asian="Times New Roman" style:font-name-complex="Times New Roman"/>
    </style:style>
    <style:style style:name="T33_154" style:family="text">
      <style:text-properties style:font-name="Times New Roman" style:font-name-asian="Times New Roman" style:font-name-complex="Times New Roman"/>
    </style:style>
    <style:style style:name="T33_155" style:family="text">
      <style:text-properties style:font-name="Times New Roman" style:font-name-asian="Times New Roman" style:font-name-complex="Times New Roman"/>
    </style:style>
    <style:style style:name="T33_156" style:family="text">
      <style:text-properties style:font-name="Times New Roman" style:font-name-asian="Times New Roman" style:font-name-complex="Times New Roman"/>
    </style:style>
    <style:style style:name="T33_157" style:family="text">
      <style:text-properties style:font-name="Times New Roman" style:font-name-asian="Times New Roman" style:font-name-complex="Times New Roman"/>
    </style:style>
    <style:style style:name="T33_158" style:family="text">
      <style:text-properties style:font-name="Times New Roman" style:font-name-asian="Times New Roman" style:font-name-complex="Times New Roman"/>
    </style:style>
    <style:style style:name="T33_159" style:family="text">
      <style:text-properties style:font-name="Times New Roman" style:font-name-asian="Times New Roman" style:font-name-complex="Times New Roman"/>
    </style:style>
    <style:style style:name="T33_160" style:family="text">
      <style:text-properties style:font-name="Times New Roman" style:font-name-asian="Times New Roman" style:font-name-complex="Times New Roman"/>
    </style:style>
    <style:style style:name="T33_161" style:family="text">
      <style:text-properties style:font-name="Times New Roman" style:font-name-asian="Times New Roman" style:font-name-complex="Times New Roman"/>
    </style:style>
    <style:style style:name="T33_162" style:family="text">
      <style:text-properties style:font-name="Times New Roman" style:font-name-asian="Times New Roman" style:font-name-complex="Times New Roman"/>
    </style:style>
    <style:style style:name="T33_163" style:family="text">
      <style:text-properties style:font-name="Times New Roman" style:font-name-asian="Times New Roman" style:font-name-complex="Times New Roman"/>
    </style:style>
    <style:style style:name="T33_164" style:family="text">
      <style:text-properties style:font-name="Times New Roman" style:font-name-asian="Times New Roman" style:font-name-complex="Times New Roman"/>
    </style:style>
    <style:style style:name="T33_165" style:family="text">
      <style:text-properties style:font-name="Times New Roman" style:font-name-asian="Times New Roman" style:font-name-complex="Times New Roman"/>
    </style:style>
    <style:style style:name="T33_166" style:family="text">
      <style:text-properties style:font-name="Times New Roman" style:font-name-asian="Times New Roman" style:font-name-complex="Times New Roman"/>
    </style:style>
    <style:style style:name="T33_167" style:family="text">
      <style:text-properties style:font-name="Times New Roman" style:font-name-asian="Times New Roman" style:font-name-complex="Times New Roman"/>
    </style:style>
    <style:style style:name="T33_168" style:family="text">
      <style:text-properties style:font-name="Times New Roman" style:font-name-asian="Times New Roman" style:font-name-complex="Times New Roman"/>
    </style:style>
    <style:style style:name="T33_169" style:family="text">
      <style:text-properties style:font-name="Times New Roman" style:font-name-asian="Times New Roman" style:font-name-complex="Times New Roman"/>
    </style:style>
    <style:style style:name="T33_170" style:family="text">
      <style:text-properties style:font-name="Times New Roman" style:font-name-asian="Times New Roman" style:font-name-complex="Times New Roman"/>
    </style:style>
    <style:style style:name="T33_171" style:family="text">
      <style:text-properties style:font-name="Times New Roman" style:font-name-asian="Times New Roman" style:font-name-complex="Times New Roman"/>
    </style:style>
    <style:style style:name="T33_172" style:family="text">
      <style:text-properties style:font-name="Times New Roman" style:font-name-asian="Times New Roman" style:font-name-complex="Times New Roman"/>
    </style:style>
    <style:style style:name="T33_173" style:family="text">
      <style:text-properties style:font-name="Times New Roman" style:font-name-asian="Times New Roman" style:font-name-complex="Times New Roman"/>
    </style:style>
    <style:style style:name="T33_174" style:family="text">
      <style:text-properties style:font-name="Times New Roman" style:font-name-asian="Times New Roman" style:font-name-complex="Times New Roman"/>
    </style:style>
    <style:style style:name="T33_175" style:family="text">
      <style:text-properties style:font-name="Times New Roman" style:font-name-asian="Times New Roman" style:font-name-complex="Times New Roman"/>
    </style:style>
    <style:style style:name="T33_176" style:family="text">
      <style:text-properties style:font-name="Times New Roman" style:font-name-asian="Times New Roman" style:font-name-complex="Times New Roman"/>
    </style:style>
    <style:style style:name="T33_177" style:family="text">
      <style:text-properties style:font-name="Times New Roman" style:font-name-asian="Times New Roman" style:font-name-complex="Times New Roman"/>
    </style:style>
    <style:style style:name="T33_178" style:family="text">
      <style:text-properties style:font-name="Times New Roman" style:font-name-asian="Times New Roman" style:font-name-complex="Times New Roman"/>
    </style:style>
    <style:style style:name="T33_179" style:family="text">
      <style:text-properties style:font-name="Times New Roman" style:font-name-asian="Times New Roman" style:font-name-complex="Times New Roman"/>
    </style:style>
    <style:style style:name="T33_180" style:family="text">
      <style:text-properties style:font-name="Times New Roman" style:font-name-asian="Times New Roman" style:font-name-complex="Times New Roman"/>
    </style:style>
    <style:style style:name="T33_181" style:family="text">
      <style:text-properties style:font-name="Times New Roman" style:font-name-asian="Times New Roman" style:font-name-complex="Times New Roman"/>
    </style:style>
    <style:style style:name="T33_182" style:family="text">
      <style:text-properties style:font-name="Times New Roman" style:font-name-asian="Times New Roman" style:font-name-complex="Times New Roman"/>
    </style:style>
    <style:style style:name="T33_183" style:family="text">
      <style:text-properties style:font-name="Times New Roman" style:font-name-asian="Times New Roman" style:font-name-complex="Times New Roman"/>
    </style:style>
    <style:style style:name="T33_184" style:family="text">
      <style:text-properties style:font-name="Times New Roman" style:font-name-asian="Times New Roman" style:font-name-complex="Times New Roman"/>
    </style:style>
    <style:style style:name="T33_185" style:family="text">
      <style:text-properties style:font-name="Times New Roman" style:font-name-asian="Times New Roman" style:font-name-complex="Times New Roman"/>
    </style:style>
    <style:style style:name="T33_186" style:family="text">
      <style:text-properties style:font-name="Times New Roman" style:font-name-asian="Times New Roman" style:font-name-complex="Times New Roman"/>
    </style:style>
    <style:style style:name="T33_187" style:family="text">
      <style:text-properties style:font-name="Times New Roman" style:font-name-asian="Times New Roman" style:font-name-complex="Times New Roman"/>
    </style:style>
    <style:style style:name="T33_188" style:family="text">
      <style:text-properties style:font-name="Times New Roman" style:font-name-asian="Times New Roman" style:font-name-complex="Times New Roman"/>
    </style:style>
    <style:style style:name="T33_189" style:family="text">
      <style:text-properties style:font-name="Times New Roman" style:font-name-asian="Times New Roman" style:font-name-complex="Times New Roman"/>
    </style:style>
    <style:style style:name="T33_190" style:family="text">
      <style:text-properties style:font-name="Times New Roman" style:font-name-asian="Times New Roman" style:font-name-complex="Times New Roman"/>
    </style:style>
    <style:style style:name="T33_191" style:family="text">
      <style:text-properties style:font-name="Times New Roman" style:font-name-asian="Times New Roman" style:font-name-complex="Times New Roman"/>
    </style:style>
    <style:style style:name="T33_192" style:family="text">
      <style:text-properties style:font-name="Times New Roman" style:font-name-asian="Times New Roman" style:font-name-complex="Times New Roman"/>
    </style:style>
    <style:style style:name="T33_193" style:family="text">
      <style:text-properties style:font-name="Times New Roman" style:font-name-asian="Times New Roman" style:font-name-complex="Times New Roman"/>
    </style:style>
    <style:style style:name="T33_194" style:family="text">
      <style:text-properties style:font-name="Times New Roman" style:font-name-asian="Times New Roman" style:font-name-complex="Times New Roman"/>
    </style:style>
    <style:style style:name="T33_195" style:family="text">
      <style:text-properties style:font-name="Times New Roman" style:font-name-asian="Times New Roman" style:font-name-complex="Times New Roman"/>
    </style:style>
    <style:style style:name="T33_196" style:family="text">
      <style:text-properties style:font-name="Times New Roman" style:font-name-asian="Times New Roman" style:font-name-complex="Times New Roman"/>
    </style:style>
    <style:style style:name="T33_197" style:family="text">
      <style:text-properties style:font-name="Times New Roman" style:font-name-asian="Times New Roman" style:font-name-complex="Times New Roman"/>
    </style:style>
    <style:style style:name="T33_198" style:family="text">
      <style:text-properties style:font-name="Times New Roman" style:font-name-asian="Times New Roman" style:font-name-complex="Times New Roman"/>
    </style:style>
    <style:style style:name="T33_199" style:family="text">
      <style:text-properties style:font-name="Times New Roman" style:font-name-asian="Times New Roman" style:font-name-complex="Times New Roman"/>
    </style:style>
    <style:style style:name="T33_200" style:family="text">
      <style:text-properties style:font-name="Times New Roman" style:font-name-asian="Times New Roman" style:font-name-complex="Times New Roman"/>
    </style:style>
    <style:style style:name="T33_201" style:family="text">
      <style:text-properties style:font-name="Times New Roman" style:font-name-asian="Times New Roman" style:font-name-complex="Times New Roman"/>
    </style:style>
    <style:style style:name="T33_202" style:family="text">
      <style:text-properties style:font-name="Times New Roman" style:font-name-asian="Times New Roman" style:font-name-complex="Times New Roman"/>
    </style:style>
    <style:style style:name="T33_203" style:family="text">
      <style:text-properties style:font-name="Times New Roman" style:font-name-asian="Times New Roman" style:font-name-complex="Times New Roman"/>
    </style:style>
    <style:style style:name="T33_204" style:family="text">
      <style:text-properties style:font-name="Times New Roman" style:font-name-asian="Times New Roman" style:font-name-complex="Times New Roman"/>
    </style:style>
    <style:style style:name="T33_205" style:family="text">
      <style:text-properties style:font-name="Times New Roman" style:font-name-asian="Times New Roman" style:font-name-complex="Times New Roman"/>
    </style:style>
    <style:style style:name="T33_206" style:family="text">
      <style:text-properties style:font-name="Times New Roman" style:font-name-asian="Times New Roman" style:font-name-complex="Times New Roman"/>
    </style:style>
    <style:style style:name="T33_207" style:family="text">
      <style:text-properties style:font-name="Times New Roman" style:font-name-asian="Times New Roman" style:font-name-complex="Times New Roman"/>
    </style:style>
    <style:style style:name="T33_208" style:family="text">
      <style:text-properties style:font-name="Times New Roman" style:font-name-asian="Times New Roman" style:font-name-complex="Times New Roman"/>
    </style:style>
    <style:style style:name="T33_209" style:family="text">
      <style:text-properties style:font-name="Times New Roman" style:font-name-asian="Times New Roman" style:font-name-complex="Times New Roman"/>
    </style:style>
    <style:style style:name="T33_210" style:family="text">
      <style:text-properties style:font-name="Times New Roman" style:font-name-asian="Times New Roman" style:font-name-complex="Times New Roman"/>
    </style:style>
    <style:style style:name="T33_211" style:family="text">
      <style:text-properties style:font-name="Times New Roman" style:font-name-asian="Times New Roman" style:font-name-complex="Times New Roman"/>
    </style:style>
    <style:style style:name="T33_212" style:family="text">
      <style:text-properties style:font-name="Times New Roman" style:font-name-asian="Times New Roman" style:font-name-complex="Times New Roman"/>
    </style:style>
    <style:style style:name="T33_213" style:family="text">
      <style:text-properties style:font-name="Times New Roman" style:font-name-asian="Times New Roman" style:font-name-complex="Times New Roman"/>
    </style:style>
    <style:style style:name="T33_214" style:family="text">
      <style:text-properties style:font-name="Times New Roman" style:font-name-asian="Times New Roman" style:font-name-complex="Times New Roman"/>
    </style:style>
    <style:style style:name="T33_215" style:family="text">
      <style:text-properties style:font-name="Times New Roman" style:font-name-asian="Times New Roman" style:font-name-complex="Times New Roman"/>
    </style:style>
    <style:style style:name="T33_216" style:family="text">
      <style:text-properties style:font-name="Times New Roman" style:font-name-asian="Times New Roman" style:font-name-complex="Times New Roman"/>
    </style:style>
    <style:style style:name="T33_217" style:family="text">
      <style:text-properties style:font-name="Times New Roman" style:font-name-asian="Times New Roman" style:font-name-complex="Times New Roman"/>
    </style:style>
    <style:style style:name="T33_218" style:family="text">
      <style:text-properties style:font-name="Times New Roman" style:font-name-asian="Times New Roman" style:font-name-complex="Times New Roman"/>
    </style:style>
    <style:style style:name="T33_219" style:family="text">
      <style:text-properties style:font-name="Times New Roman" style:font-name-asian="Times New Roman" style:font-name-complex="Times New Roman"/>
    </style:style>
    <style:style style:name="T33_220" style:family="text">
      <style:text-properties style:font-name="Times New Roman" style:font-name-asian="Times New Roman" style:font-name-complex="Times New Roman"/>
    </style:style>
    <style:style style:name="T33_221" style:family="text">
      <style:text-properties style:font-name="Times New Roman" style:font-name-asian="Times New Roman" style:font-name-complex="Times New Roman"/>
    </style:style>
    <style:style style:name="T33_222" style:family="text">
      <style:text-properties style:font-name="Times New Roman" style:font-name-asian="Times New Roman" style:font-name-complex="Times New Roman"/>
    </style:style>
    <style:style style:name="T33_223" style:family="text">
      <style:text-properties style:font-name="Times New Roman" style:font-name-asian="Times New Roman" style:font-name-complex="Times New Roman"/>
    </style:style>
    <style:style style:name="T33_224" style:family="text">
      <style:text-properties style:font-name="Times New Roman" style:font-name-asian="Times New Roman" style:font-name-complex="Times New Roman"/>
    </style:style>
    <style:style style:name="T33_225" style:family="text">
      <style:text-properties style:font-name="Times New Roman" style:font-name-asian="Times New Roman" style:font-name-complex="Times New Roman"/>
    </style:style>
    <style:style style:name="T33_226" style:family="text">
      <style:text-properties style:font-name="Times New Roman" style:font-name-asian="Times New Roman" style:font-name-complex="Times New Roman"/>
    </style:style>
    <style:style style:name="T33_227" style:family="text">
      <style:text-properties style:font-name="Times New Roman" style:font-name-asian="Times New Roman" style:font-name-complex="Times New Roman"/>
    </style:style>
    <style:style style:name="T33_228" style:family="text">
      <style:text-properties style:font-name="Times New Roman" style:font-name-asian="Times New Roman" style:font-name-complex="Times New Roman"/>
    </style:style>
    <style:style style:name="T33_229" style:family="text">
      <style:text-properties style:font-name="Times New Roman" style:font-name-asian="Times New Roman" style:font-name-complex="Times New Roman"/>
    </style:style>
    <style:style style:name="T33_230" style:family="text">
      <style:text-properties style:font-name="Times New Roman" style:font-name-asian="Times New Roman" style:font-name-complex="Times New Roman"/>
    </style:style>
    <style:style style:name="T33_231" style:family="text">
      <style:text-properties style:font-name="Times New Roman" style:font-name-asian="Times New Roman" style:font-name-complex="Times New Roman"/>
    </style:style>
    <style:style style:name="T33_232" style:family="text">
      <style:text-properties style:font-name="Times New Roman" style:font-name-asian="Times New Roman" style:font-name-complex="Times New Roman"/>
    </style:style>
    <style:style style:name="T33_233" style:family="text">
      <style:text-properties style:font-name="Times New Roman" style:font-name-asian="Times New Roman" style:font-name-complex="Times New Roman"/>
    </style:style>
    <style:style style:name="T33_234" style:family="text">
      <style:text-properties style:font-name="Times New Roman" style:font-name-asian="Times New Roman" style:font-name-complex="Times New Roman"/>
    </style:style>
    <style:style style:name="T33_235" style:family="text">
      <style:text-properties style:font-name="Times New Roman" style:font-name-asian="Times New Roman" style:font-name-complex="Times New Roman"/>
    </style:style>
    <style:style style:name="T33_236" style:family="text">
      <style:text-properties style:font-name="Times New Roman" style:font-name-asian="Times New Roman" style:font-name-complex="Times New Roman"/>
    </style:style>
    <style:style style:name="T33_237" style:family="text">
      <style:text-properties style:font-name="Times New Roman" style:font-name-asian="Times New Roman" style:font-name-complex="Times New Roman"/>
    </style:style>
    <style:style style:name="T33_238" style:family="text">
      <style:text-properties style:font-name="Times New Roman" style:font-name-asian="Times New Roman" style:font-name-complex="Times New Roman"/>
    </style:style>
    <style:style style:name="T33_239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T35_15" style:family="text">
      <style:text-properties style:font-name="Times New Roman" style:font-name-asian="Times New Roman" style:font-name-complex="Times New Roman"/>
    </style:style>
    <style:style style:name="T35_16" style:family="text">
      <style:text-properties style:font-name="Times New Roman" style:font-name-asian="Times New Roman" style:font-name-complex="Times New Roman"/>
    </style:style>
    <style:style style:name="T35_17" style:family="text">
      <style:text-properties style:font-name="Times New Roman" style:font-name-asian="Times New Roman" style:font-name-complex="Times New Roman"/>
    </style:style>
    <style:style style:name="T35_18" style:family="text">
      <style:text-properties style:font-name="Times New Roman" style:font-name-asian="Times New Roman" style:font-name-complex="Times New Roman"/>
    </style:style>
    <style:style style:name="T35_19" style:family="text">
      <style:text-properties style:font-name="Times New Roman" style:font-name-asian="Times New Roman" style:font-name-complex="Times New Roman"/>
    </style:style>
    <style:style style:name="T35_20" style:family="text">
      <style:text-properties style:font-name="Times New Roman" style:font-name-asian="Times New Roman" style:font-name-complex="Times New Roman"/>
    </style:style>
    <style:style style:name="T35_21" style:family="text">
      <style:text-properties style:font-name="Times New Roman" style:font-name-asian="Times New Roman" style:font-name-complex="Times New Roman"/>
    </style:style>
    <style:style style:name="T35_22" style:family="text">
      <style:text-properties style:font-name="Times New Roman" style:font-name-asian="Times New Roman" style:font-name-complex="Times New Roman"/>
    </style:style>
    <style:style style:name="T35_23" style:family="text">
      <style:text-properties style:font-name="Times New Roman" style:font-name-asian="Times New Roman" style:font-name-complex="Times New Roman"/>
    </style:style>
    <style:style style:name="T35_24" style:family="text">
      <style:text-properties style:font-name="Times New Roman" style:font-name-asian="Times New Roman" style:font-name-complex="Times New Roman"/>
    </style:style>
    <style:style style:name="T35_25" style:family="text">
      <style:text-properties style:font-name="Times New Roman" style:font-name-asian="Times New Roman" style:font-name-complex="Times New Roman"/>
    </style:style>
    <style:style style:name="T35_26" style:family="text">
      <style:text-properties style:font-name="Times New Roman" style:font-name-asian="Times New Roman" style:font-name-complex="Times New Roman"/>
    </style:style>
    <style:style style:name="T35_27" style:family="text">
      <style:text-properties style:font-name="Times New Roman" style:font-name-asian="Times New Roman" style:font-name-complex="Times New Roman"/>
    </style:style>
    <style:style style:name="T35_28" style:family="text">
      <style:text-properties style:font-name="Times New Roman" style:font-name-asian="Times New Roman" style:font-name-complex="Times New Roman"/>
    </style:style>
    <style:style style:name="T35_29" style:family="text">
      <style:text-properties style:font-name="Times New Roman" style:font-name-asian="Times New Roman" style:font-name-complex="Times New Roman"/>
    </style:style>
    <style:style style:name="T35_30" style:family="text">
      <style:text-properties style:font-name="Times New Roman" style:font-name-asian="Times New Roman" style:font-name-complex="Times New Roman"/>
    </style:style>
    <style:style style:name="T35_31" style:family="text">
      <style:text-properties style:font-name="Times New Roman" style:font-name-asian="Times New Roman" style:font-name-complex="Times New Roman"/>
    </style:style>
    <style:style style:name="T35_32" style:family="text">
      <style:text-properties style:font-name="Times New Roman" style:font-name-asian="Times New Roman" style:font-name-complex="Times New Roman"/>
    </style:style>
    <style:style style:name="T35_33" style:family="text">
      <style:text-properties style:font-name="Times New Roman" style:font-name-asian="Times New Roman" style:font-name-complex="Times New Roman"/>
    </style:style>
    <style:style style:name="T35_34" style:family="text">
      <style:text-properties style:font-name="Times New Roman" style:font-name-asian="Times New Roman" style:font-name-complex="Times New Roman"/>
    </style:style>
    <style:style style:name="T35_35" style:family="text">
      <style:text-properties style:font-name="Times New Roman" style:font-name-asian="Times New Roman" style:font-name-complex="Times New Roman"/>
    </style:style>
    <style:style style:name="T35_36" style:family="text">
      <style:text-properties style:font-name="Times New Roman" style:font-name-asian="Times New Roman" style:font-name-complex="Times New Roman"/>
    </style:style>
    <style:style style:name="T35_37" style:family="text">
      <style:text-properties style:font-name="Times New Roman" style:font-name-asian="Times New Roman" style:font-name-complex="Times New Roman"/>
    </style:style>
    <style:style style:name="T35_38" style:family="text">
      <style:text-properties style:font-name="Times New Roman" style:font-name-asian="Times New Roman" style:font-name-complex="Times New Roman"/>
    </style:style>
    <style:style style:name="T35_39" style:family="text">
      <style:text-properties style:font-name="Times New Roman" style:font-name-asian="Times New Roman" style:font-name-complex="Times New Roman"/>
    </style:style>
    <style:style style:name="T35_40" style:family="text">
      <style:text-properties style:font-name="Times New Roman" style:font-name-asian="Times New Roman" style:font-name-complex="Times New Roman"/>
    </style:style>
    <style:style style:name="T35_41" style:family="text">
      <style:text-properties style:font-name="Times New Roman" style:font-name-asian="Times New Roman" style:font-name-complex="Times New Roman"/>
    </style:style>
    <style:style style:name="T35_42" style:family="text">
      <style:text-properties style:font-name="Times New Roman" style:font-name-asian="Times New Roman" style:font-name-complex="Times New Roman"/>
    </style:style>
    <style:style style:name="T35_43" style:family="text">
      <style:text-properties style:font-name="Times New Roman" style:font-name-asian="Times New Roman" style:font-name-complex="Times New Roman"/>
    </style:style>
    <style:style style:name="T35_44" style:family="text">
      <style:text-properties style:font-name="Times New Roman" style:font-name-asian="Times New Roman" style:font-name-complex="Times New Roman"/>
    </style:style>
    <style:style style:name="T35_45" style:family="text">
      <style:text-properties style:font-name="Times New Roman" style:font-name-asian="Times New Roman" style:font-name-complex="Times New Roman"/>
    </style:style>
    <style:style style:name="T35_46" style:family="text">
      <style:text-properties style:font-name="Times New Roman" style:font-name-asian="Times New Roman" style:font-name-complex="Times New Roman"/>
    </style:style>
    <style:style style:name="T35_47" style:family="text">
      <style:text-properties style:font-name="Times New Roman" style:font-name-asian="Times New Roman" style:font-name-complex="Times New Roman"/>
    </style:style>
    <style:style style:name="T35_48" style:family="text">
      <style:text-properties style:font-name="Times New Roman" style:font-name-asian="Times New Roman" style:font-name-complex="Times New Roman"/>
    </style:style>
    <style:style style:name="T35_49" style:family="text">
      <style:text-properties style:font-name="Times New Roman" style:font-name-asian="Times New Roman" style:font-name-complex="Times New Roman"/>
    </style:style>
    <style:style style:name="T35_50" style:family="text">
      <style:text-properties style:font-name="Times New Roman" style:font-name-asian="Times New Roman" style:font-name-complex="Times New Roman"/>
    </style:style>
    <style:style style:name="T35_51" style:family="text">
      <style:text-properties style:font-name="Times New Roman" style:font-name-asian="Times New Roman" style:font-name-complex="Times New Roman"/>
    </style:style>
    <style:style style:name="T35_52" style:family="text">
      <style:text-properties style:font-name="Times New Roman" style:font-name-asian="Times New Roman" style:font-name-complex="Times New Roman"/>
    </style:style>
    <style:style style:name="T35_53" style:family="text">
      <style:text-properties style:font-name="Times New Roman" style:font-name-asian="Times New Roman" style:font-name-complex="Times New Roman"/>
    </style:style>
    <style:style style:name="T35_54" style:family="text">
      <style:text-properties style:font-name="Times New Roman" style:font-name-asian="Times New Roman" style:font-name-complex="Times New Roman"/>
    </style:style>
    <style:style style:name="T35_55" style:family="text">
      <style:text-properties style:font-name="Times New Roman" style:font-name-asian="Times New Roman" style:font-name-complex="Times New Roman"/>
    </style:style>
    <style:style style:name="T35_56" style:family="text">
      <style:text-properties style:font-name="Times New Roman" style:font-name-asian="Times New Roman" style:font-name-complex="Times New Roman"/>
    </style:style>
    <style:style style:name="T35_57" style:family="text">
      <style:text-properties style:font-name="Times New Roman" style:font-name-asian="Times New Roman" style:font-name-complex="Times New Roman"/>
    </style:style>
    <style:style style:name="T35_58" style:family="text">
      <style:text-properties style:font-name="Times New Roman" style:font-name-asian="Times New Roman" style:font-name-complex="Times New Roman"/>
    </style:style>
    <style:style style:name="T35_59" style:family="text">
      <style:text-properties style:font-name="Times New Roman" style:font-name-asian="Times New Roman" style:font-name-complex="Times New Roman"/>
    </style:style>
    <style:style style:name="T35_60" style:family="text">
      <style:text-properties style:font-name="Times New Roman" style:font-name-asian="Times New Roman" style:font-name-complex="Times New Roman"/>
    </style:style>
    <style:style style:name="T35_61" style:family="text">
      <style:text-properties style:font-name="Times New Roman" style:font-name-asian="Times New Roman" style:font-name-complex="Times New Roman"/>
    </style:style>
    <style:style style:name="T35_62" style:family="text">
      <style:text-properties style:font-name="Times New Roman" style:font-name-asian="Times New Roman" style:font-name-complex="Times New Roman"/>
    </style:style>
    <style:style style:name="T35_63" style:family="text">
      <style:text-properties style:font-name="Times New Roman" style:font-name-asian="Times New Roman" style:font-name-complex="Times New Roman"/>
    </style:style>
    <style:style style:name="T35_64" style:family="text">
      <style:text-properties style:font-name="Times New Roman" style:font-name-asian="Times New Roman" style:font-name-complex="Times New Roman"/>
    </style:style>
    <style:style style:name="T35_65" style:family="text">
      <style:text-properties style:font-name="Times New Roman" style:font-name-asian="Times New Roman" style:font-name-complex="Times New Roman"/>
    </style:style>
    <style:style style:name="T35_66" style:family="text">
      <style:text-properties style:font-name="Times New Roman" style:font-name-asian="Times New Roman" style:font-name-complex="Times New Roman"/>
    </style:style>
    <style:style style:name="T35_67" style:family="text">
      <style:text-properties style:font-name="Times New Roman" style:font-name-asian="Times New Roman" style:font-name-complex="Times New Roman"/>
    </style:style>
    <style:style style:name="T35_68" style:family="text">
      <style:text-properties style:font-name="Times New Roman" style:font-name-asian="Times New Roman" style:font-name-complex="Times New Roman"/>
    </style:style>
    <style:style style:name="T35_69" style:family="text">
      <style:text-properties style:font-name="Times New Roman" style:font-name-asian="Times New Roman" style:font-name-complex="Times New Roman"/>
    </style:style>
    <style:style style:name="T35_70" style:family="text">
      <style:text-properties style:font-name="Times New Roman" style:font-name-asian="Times New Roman" style:font-name-complex="Times New Roman"/>
    </style:style>
    <style:style style:name="T35_71" style:family="text">
      <style:text-properties style:font-name="Times New Roman" style:font-name-asian="Times New Roman" style:font-name-complex="Times New Roman"/>
    </style:style>
    <style:style style:name="T35_72" style:family="text">
      <style:text-properties style:font-name="Times New Roman" style:font-name-asian="Times New Roman" style:font-name-complex="Times New Roman"/>
    </style:style>
    <style:style style:name="T35_73" style:family="text">
      <style:text-properties style:font-name="Times New Roman" style:font-name-asian="Times New Roman" style:font-name-complex="Times New Roman"/>
    </style:style>
    <style:style style:name="T35_74" style:family="text">
      <style:text-properties style:font-name="Times New Roman" style:font-name-asian="Times New Roman" style:font-name-complex="Times New Roman"/>
    </style:style>
    <style:style style:name="T35_75" style:family="text">
      <style:text-properties style:font-name="Times New Roman" style:font-name-asian="Times New Roman" style:font-name-complex="Times New Roman"/>
    </style:style>
    <style:style style:name="T35_76" style:family="text">
      <style:text-properties style:font-name="Times New Roman" style:font-name-asian="Times New Roman" style:font-name-complex="Times New Roman"/>
    </style:style>
    <style:style style:name="T35_77" style:family="text">
      <style:text-properties style:font-name="Times New Roman" style:font-name-asian="Times New Roman" style:font-name-complex="Times New Roman"/>
    </style:style>
    <style:style style:name="T35_78" style:family="text">
      <style:text-properties style:font-name="Times New Roman" style:font-name-asian="Times New Roman" style:font-name-complex="Times New Roman"/>
    </style:style>
    <style:style style:name="T35_79" style:family="text">
      <style:text-properties style:font-name="Times New Roman" style:font-name-asian="Times New Roman" style:font-name-complex="Times New Roman"/>
    </style:style>
    <style:style style:name="T35_80" style:family="text">
      <style:text-properties style:font-name="Times New Roman" style:font-name-asian="Times New Roman" style:font-name-complex="Times New Roman"/>
    </style:style>
    <style:style style:name="T35_81" style:family="text">
      <style:text-properties style:font-name="Times New Roman" style:font-name-asian="Times New Roman" style:font-name-complex="Times New Roman"/>
    </style:style>
    <style:style style:name="T35_82" style:family="text">
      <style:text-properties style:font-name="Times New Roman" style:font-name-asian="Times New Roman" style:font-name-complex="Times New Roman"/>
    </style:style>
    <style:style style:name="T35_83" style:family="text">
      <style:text-properties style:font-name="Times New Roman" style:font-name-asian="Times New Roman" style:font-name-complex="Times New Roman"/>
    </style:style>
    <style:style style:name="T35_84" style:family="text">
      <style:text-properties style:font-name="Times New Roman" style:font-name-asian="Times New Roman" style:font-name-complex="Times New Roman"/>
    </style:style>
    <style:style style:name="T35_85" style:family="text">
      <style:text-properties style:font-name="Times New Roman" style:font-name-asian="Times New Roman" style:font-name-complex="Times New Roman"/>
    </style:style>
    <style:style style:name="T35_86" style:family="text">
      <style:text-properties style:font-name="Times New Roman" style:font-name-asian="Times New Roman" style:font-name-complex="Times New Roman"/>
    </style:style>
    <style:style style:name="T35_87" style:family="text">
      <style:text-properties style:font-name="Times New Roman" style:font-name-asian="Times New Roman" style:font-name-complex="Times New Roman"/>
    </style:style>
    <style:style style:name="T35_88" style:family="text">
      <style:text-properties style:font-name="Times New Roman" style:font-name-asian="Times New Roman" style:font-name-complex="Times New Roman"/>
    </style:style>
    <style:style style:name="T35_89" style:family="text">
      <style:text-properties style:font-name="Times New Roman" style:font-name-asian="Times New Roman" style:font-name-complex="Times New Roman"/>
    </style:style>
    <style:style style:name="T35_90" style:family="text">
      <style:text-properties style:font-name="Times New Roman" style:font-name-asian="Times New Roman" style:font-name-complex="Times New Roman"/>
    </style:style>
    <style:style style:name="T35_91" style:family="text">
      <style:text-properties style:font-name="Times New Roman" style:font-name-asian="Times New Roman" style:font-name-complex="Times New Roman"/>
    </style:style>
    <style:style style:name="T35_92" style:family="text">
      <style:text-properties style:font-name="Times New Roman" style:font-name-asian="Times New Roman" style:font-name-complex="Times New Roman"/>
    </style:style>
    <style:style style:name="T35_93" style:family="text">
      <style:text-properties style:font-name="Times New Roman" style:font-name-asian="Times New Roman" style:font-name-complex="Times New Roman"/>
    </style:style>
    <style:style style:name="T35_94" style:family="text">
      <style:text-properties style:font-name="Times New Roman" style:font-name-asian="Times New Roman" style:font-name-complex="Times New Roman"/>
    </style:style>
    <style:style style:name="T35_95" style:family="text">
      <style:text-properties style:font-name="Times New Roman" style:font-name-asian="Times New Roman" style:font-name-complex="Times New Roman"/>
    </style:style>
    <style:style style:name="T35_96" style:family="text">
      <style:text-properties style:font-name="Times New Roman" style:font-name-asian="Times New Roman" style:font-name-complex="Times New Roman"/>
    </style:style>
    <style:style style:name="T35_97" style:family="text">
      <style:text-properties style:font-name="Times New Roman" style:font-name-asian="Times New Roman" style:font-name-complex="Times New Roman"/>
    </style:style>
    <style:style style:name="T35_98" style:family="text">
      <style:text-properties style:font-name="Times New Roman" style:font-name-asian="Times New Roman" style:font-name-complex="Times New Roman"/>
    </style:style>
    <style:style style:name="T35_99" style:family="text">
      <style:text-properties style:font-name="Times New Roman" style:font-name-asian="Times New Roman" style:font-name-complex="Times New Roman"/>
    </style:style>
    <style:style style:name="T35_100" style:family="text">
      <style:text-properties style:font-name="Times New Roman" style:font-name-asian="Times New Roman" style:font-name-complex="Times New Roman"/>
    </style:style>
    <style:style style:name="T35_101" style:family="text">
      <style:text-properties style:font-name="Times New Roman" style:font-name-asian="Times New Roman" style:font-name-complex="Times New Roman"/>
    </style:style>
    <style:style style:name="T35_102" style:family="text">
      <style:text-properties style:font-name="Times New Roman" style:font-name-asian="Times New Roman" style:font-name-complex="Times New Roman"/>
    </style:style>
    <style:style style:name="T35_103" style:family="text">
      <style:text-properties style:font-name="Times New Roman" style:font-name-asian="Times New Roman" style:font-name-complex="Times New Roman"/>
    </style:style>
    <style:style style:name="T35_104" style:family="text">
      <style:text-properties style:font-name="Times New Roman" style:font-name-asian="Times New Roman" style:font-name-complex="Times New Roman"/>
    </style:style>
    <style:style style:name="T35_105" style:family="text">
      <style:text-properties style:font-name="Times New Roman" style:font-name-asian="Times New Roman" style:font-name-complex="Times New Roman"/>
    </style:style>
    <style:style style:name="T35_106" style:family="text">
      <style:text-properties style:font-name="Times New Roman" style:font-name-asian="Times New Roman" style:font-name-complex="Times New Roman"/>
    </style:style>
    <style:style style:name="T35_107" style:family="text">
      <style:text-properties style:font-name="Times New Roman" style:font-name-asian="Times New Roman" style:font-name-complex="Times New Roman"/>
    </style:style>
    <style:style style:name="T35_108" style:family="text">
      <style:text-properties style:font-name="Times New Roman" style:font-name-asian="Times New Roman" style:font-name-complex="Times New Roman"/>
    </style:style>
    <style:style style:name="T35_109" style:family="text">
      <style:text-properties style:font-name="Times New Roman" style:font-name-asian="Times New Roman" style:font-name-complex="Times New Roman"/>
    </style:style>
    <style:style style:name="T35_110" style:family="text">
      <style:text-properties style:font-name="Times New Roman" style:font-name-asian="Times New Roman" style:font-name-complex="Times New Roman"/>
    </style:style>
    <style:style style:name="T35_111" style:family="text">
      <style:text-properties style:font-name="Times New Roman" style:font-name-asian="Times New Roman" style:font-name-complex="Times New Roman"/>
    </style:style>
    <style:style style:name="T35_112" style:family="text">
      <style:text-properties style:font-name="Times New Roman" style:font-name-asian="Times New Roman" style:font-name-complex="Times New Roman"/>
    </style:style>
    <style:style style:name="T35_113" style:family="text">
      <style:text-properties style:font-name="Times New Roman" style:font-name-asian="Times New Roman" style:font-name-complex="Times New Roman"/>
    </style:style>
    <style:style style:name="T35_114" style:family="text">
      <style:text-properties style:font-name="Times New Roman" style:font-name-asian="Times New Roman" style:font-name-complex="Times New Roman"/>
    </style:style>
    <style:style style:name="T35_115" style:family="text">
      <style:text-properties style:font-name="Times New Roman" style:font-name-asian="Times New Roman" style:font-name-complex="Times New Roman"/>
    </style:style>
    <style:style style:name="T35_116" style:family="text">
      <style:text-properties style:font-name="Times New Roman" style:font-name-asian="Times New Roman" style:font-name-complex="Times New Roman"/>
    </style:style>
    <style:style style:name="T35_117" style:family="text">
      <style:text-properties style:font-name="Times New Roman" style:font-name-asian="Times New Roman" style:font-name-complex="Times New Roman"/>
    </style:style>
    <style:style style:name="T35_118" style:family="text">
      <style:text-properties style:font-name="Times New Roman" style:font-name-asian="Times New Roman" style:font-name-complex="Times New Roman"/>
    </style:style>
    <style:style style:name="T35_119" style:family="text">
      <style:text-properties style:font-name="Times New Roman" style:font-name-asian="Times New Roman" style:font-name-complex="Times New Roman"/>
    </style:style>
    <style:style style:name="T35_120" style:family="text">
      <style:text-properties style:font-name="Times New Roman" style:font-name-asian="Times New Roman" style:font-name-complex="Times New Roman"/>
    </style:style>
    <style:style style:name="T35_121" style:family="text">
      <style:text-properties style:font-name="Times New Roman" style:font-name-asian="Times New Roman" style:font-name-complex="Times New Roman"/>
    </style:style>
    <style:style style:name="T35_122" style:family="text">
      <style:text-properties style:font-name="Times New Roman" style:font-name-asian="Times New Roman" style:font-name-complex="Times New Roman"/>
    </style:style>
    <style:style style:name="T35_123" style:family="text">
      <style:text-properties style:font-name="Times New Roman" style:font-name-asian="Times New Roman" style:font-name-complex="Times New Roman"/>
    </style:style>
    <style:style style:name="T35_124" style:family="text">
      <style:text-properties style:font-name="Times New Roman" style:font-name-asian="Times New Roman" style:font-name-complex="Times New Roman"/>
    </style:style>
    <style:style style:name="T35_125" style:family="text">
      <style:text-properties style:font-name="Times New Roman" style:font-name-asian="Times New Roman" style:font-name-complex="Times New Roman"/>
    </style:style>
    <style:style style:name="T35_126" style:family="text">
      <style:text-properties style:font-name="Times New Roman" style:font-name-asian="Times New Roman" style:font-name-complex="Times New Roman"/>
    </style:style>
    <style:style style:name="T35_127" style:family="text">
      <style:text-properties style:font-name="Times New Roman" style:font-name-asian="Times New Roman" style:font-name-complex="Times New Roman"/>
    </style:style>
    <style:style style:name="T35_128" style:family="text">
      <style:text-properties style:font-name="Times New Roman" style:font-name-asian="Times New Roman" style:font-name-complex="Times New Roman"/>
    </style:style>
    <style:style style:name="T35_129" style:family="text">
      <style:text-properties style:font-name="Times New Roman" style:font-name-asian="Times New Roman" style:font-name-complex="Times New Roman"/>
    </style:style>
    <style:style style:name="T35_130" style:family="text">
      <style:text-properties style:font-name="Times New Roman" style:font-name-asian="Times New Roman" style:font-name-complex="Times New Roman"/>
    </style:style>
    <style:style style:name="T35_131" style:family="text">
      <style:text-properties style:font-name="Times New Roman" style:font-name-asian="Times New Roman" style:font-name-complex="Times New Roman"/>
    </style:style>
    <style:style style:name="T35_132" style:family="text">
      <style:text-properties style:font-name="Times New Roman" style:font-name-asian="Times New Roman" style:font-name-complex="Times New Roman"/>
    </style:style>
    <style:style style:name="T35_133" style:family="text">
      <style:text-properties style:font-name="Times New Roman" style:font-name-asian="Times New Roman" style:font-name-complex="Times New Roman"/>
    </style:style>
    <style:style style:name="T35_134" style:family="text">
      <style:text-properties style:font-name="Times New Roman" style:font-name-asian="Times New Roman" style:font-name-complex="Times New Roman"/>
    </style:style>
    <style:style style:name="T35_135" style:family="text">
      <style:text-properties style:font-name="Times New Roman" style:font-name-asian="Times New Roman" style:font-name-complex="Times New Roman"/>
    </style:style>
    <style:style style:name="T35_136" style:family="text">
      <style:text-properties style:font-name="Times New Roman" style:font-name-asian="Times New Roman" style:font-name-complex="Times New Roman"/>
    </style:style>
    <style:style style:name="T35_137" style:family="text">
      <style:text-properties style:font-name="Times New Roman" style:font-name-asian="Times New Roman" style:font-name-complex="Times New Roman"/>
    </style:style>
    <style:style style:name="T35_138" style:family="text">
      <style:text-properties style:font-name="Times New Roman" style:font-name-asian="Times New Roman" style:font-name-complex="Times New Roman"/>
    </style:style>
    <style:style style:name="T35_139" style:family="text">
      <style:text-properties style:font-name="Times New Roman" style:font-name-asian="Times New Roman" style:font-name-complex="Times New Roman"/>
    </style:style>
    <style:style style:name="T35_140" style:family="text">
      <style:text-properties style:font-name="Times New Roman" style:font-name-asian="Times New Roman" style:font-name-complex="Times New Roman"/>
    </style:style>
    <style:style style:name="T35_141" style:family="text">
      <style:text-properties style:font-name="Times New Roman" style:font-name-asian="Times New Roman" style:font-name-complex="Times New Roman"/>
    </style:style>
    <style:style style:name="T35_142" style:family="text">
      <style:text-properties style:font-name="Times New Roman" style:font-name-asian="Times New Roman" style:font-name-complex="Times New Roman"/>
    </style:style>
    <style:style style:name="T35_143" style:family="text">
      <style:text-properties style:font-name="Times New Roman" style:font-name-asian="Times New Roman" style:font-name-complex="Times New Roman"/>
    </style:style>
    <style:style style:name="T35_144" style:family="text">
      <style:text-properties style:font-name="Times New Roman" style:font-name-asian="Times New Roman" style:font-name-complex="Times New Roman"/>
    </style:style>
    <style:style style:name="T35_145" style:family="text">
      <style:text-properties style:font-name="Times New Roman" style:font-name-asian="Times New Roman" style:font-name-complex="Times New Roman"/>
    </style:style>
    <style:style style:name="T35_146" style:family="text">
      <style:text-properties style:font-name="Times New Roman" style:font-name-asian="Times New Roman" style:font-name-complex="Times New Roman"/>
    </style:style>
    <style:style style:name="T35_147" style:family="text">
      <style:text-properties style:font-name="Times New Roman" style:font-name-asian="Times New Roman" style:font-name-complex="Times New Roman"/>
    </style:style>
    <style:style style:name="T35_148" style:family="text">
      <style:text-properties style:font-name="Times New Roman" style:font-name-asian="Times New Roman" style:font-name-complex="Times New Roman"/>
    </style:style>
    <style:style style:name="T35_149" style:family="text">
      <style:text-properties style:font-name="Times New Roman" style:font-name-asian="Times New Roman" style:font-name-complex="Times New Roman"/>
    </style:style>
    <style:style style:name="T35_150" style:family="text">
      <style:text-properties style:font-name="Times New Roman" style:font-name-asian="Times New Roman" style:font-name-complex="Times New Roman"/>
    </style:style>
    <style:style style:name="T35_151" style:family="text">
      <style:text-properties style:font-name="Times New Roman" style:font-name-asian="Times New Roman" style:font-name-complex="Times New Roman"/>
    </style:style>
    <style:style style:name="T35_152" style:family="text">
      <style:text-properties style:font-name="Times New Roman" style:font-name-asian="Times New Roman" style:font-name-complex="Times New Roman"/>
    </style:style>
    <style:style style:name="T35_153" style:family="text">
      <style:text-properties style:font-name="Times New Roman" style:font-name-asian="Times New Roman" style:font-name-complex="Times New Roman"/>
    </style:style>
    <style:style style:name="T35_154" style:family="text">
      <style:text-properties style:font-name="Times New Roman" style:font-name-asian="Times New Roman" style:font-name-complex="Times New Roman"/>
    </style:style>
    <style:style style:name="T35_155" style:family="text">
      <style:text-properties style:font-name="Times New Roman" style:font-name-asian="Times New Roman" style:font-name-complex="Times New Roman"/>
    </style:style>
    <style:style style:name="T35_156" style:family="text">
      <style:text-properties style:font-name="Times New Roman" style:font-name-asian="Times New Roman" style:font-name-complex="Times New Roman"/>
    </style:style>
    <style:style style:name="T35_157" style:family="text">
      <style:text-properties style:font-name="Times New Roman" style:font-name-asian="Times New Roman" style:font-name-complex="Times New Roman"/>
    </style:style>
    <style:style style:name="T35_158" style:family="text">
      <style:text-properties style:font-name="Times New Roman" style:font-name-asian="Times New Roman" style:font-name-complex="Times New Roman"/>
    </style:style>
    <style:style style:name="T35_159" style:family="text">
      <style:text-properties style:font-name="Times New Roman" style:font-name-asian="Times New Roman" style:font-name-complex="Times New Roman"/>
    </style:style>
    <style:style style:name="T35_160" style:family="text">
      <style:text-properties style:font-name="Times New Roman" style:font-name-asian="Times New Roman" style:font-name-complex="Times New Roman"/>
    </style:style>
    <style:style style:name="T35_161" style:family="text">
      <style:text-properties style:font-name="Times New Roman" style:font-name-asian="Times New Roman" style:font-name-complex="Times New Roman"/>
    </style:style>
    <style:style style:name="T35_162" style:family="text">
      <style:text-properties style:font-name="Times New Roman" style:font-name-asian="Times New Roman" style:font-name-complex="Times New Roman"/>
    </style:style>
    <style:style style:name="T35_163" style:family="text">
      <style:text-properties style:font-name="Times New Roman" style:font-name-asian="Times New Roman" style:font-name-complex="Times New Roman"/>
    </style:style>
    <style:style style:name="T35_164" style:family="text">
      <style:text-properties style:font-name="Times New Roman" style:font-name-asian="Times New Roman" style:font-name-complex="Times New Roman"/>
    </style:style>
    <style:style style:name="T35_165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T37_14" style:family="text">
      <style:text-properties style:font-name="Times New Roman" style:font-name-asian="Times New Roman" style:font-name-complex="Times New Roman"/>
    </style:style>
    <style:style style:name="T37_15" style:family="text">
      <style:text-properties style:font-name="Times New Roman" style:font-name-asian="Times New Roman" style:font-name-complex="Times New Roman"/>
    </style:style>
    <style:style style:name="T37_16" style:family="text">
      <style:text-properties style:font-name="Times New Roman" style:font-name-asian="Times New Roman" style:font-name-complex="Times New Roman"/>
    </style:style>
    <style:style style:name="T37_17" style:family="text">
      <style:text-properties style:font-name="Times New Roman" style:font-name-asian="Times New Roman" style:font-name-complex="Times New Roman"/>
    </style:style>
    <style:style style:name="T37_18" style:family="text">
      <style:text-properties style:font-name="Times New Roman" style:font-name-asian="Times New Roman" style:font-name-complex="Times New Roman"/>
    </style:style>
    <style:style style:name="T37_19" style:family="text">
      <style:text-properties style:font-name="Times New Roman" style:font-name-asian="Times New Roman" style:font-name-complex="Times New Roman"/>
    </style:style>
    <style:style style:name="T37_20" style:family="text">
      <style:text-properties style:font-name="Times New Roman" style:font-name-asian="Times New Roman" style:font-name-complex="Times New Roman"/>
    </style:style>
    <style:style style:name="T37_21" style:family="text">
      <style:text-properties style:font-name="Times New Roman" style:font-name-asian="Times New Roman" style:font-name-complex="Times New Roman"/>
    </style:style>
    <style:style style:name="T37_22" style:family="text">
      <style:text-properties style:font-name="Times New Roman" style:font-name-asian="Times New Roman" style:font-name-complex="Times New Roman"/>
    </style:style>
    <style:style style:name="T37_23" style:family="text">
      <style:text-properties style:font-name="Times New Roman" style:font-name-asian="Times New Roman" style:font-name-complex="Times New Roman"/>
    </style:style>
    <style:style style:name="T37_24" style:family="text">
      <style:text-properties style:font-name="Times New Roman" style:font-name-asian="Times New Roman" style:font-name-complex="Times New Roman"/>
    </style:style>
    <style:style style:name="T37_25" style:family="text">
      <style:text-properties style:font-name="Times New Roman" style:font-name-asian="Times New Roman" style:font-name-complex="Times New Roman"/>
    </style:style>
    <style:style style:name="T37_26" style:family="text">
      <style:text-properties style:font-name="Times New Roman" style:font-name-asian="Times New Roman" style:font-name-complex="Times New Roman"/>
    </style:style>
    <style:style style:name="T37_27" style:family="text">
      <style:text-properties style:font-name="Times New Roman" style:font-name-asian="Times New Roman" style:font-name-complex="Times New Roman"/>
    </style:style>
    <style:style style:name="T37_28" style:family="text">
      <style:text-properties style:font-name="Times New Roman" style:font-name-asian="Times New Roman" style:font-name-complex="Times New Roman"/>
    </style:style>
    <style:style style:name="T37_29" style:family="text">
      <style:text-properties style:font-name="Times New Roman" style:font-name-asian="Times New Roman" style:font-name-complex="Times New Roman"/>
    </style:style>
    <style:style style:name="T37_30" style:family="text">
      <style:text-properties style:font-name="Times New Roman" style:font-name-asian="Times New Roman" style:font-name-complex="Times New Roman"/>
    </style:style>
    <style:style style:name="T37_31" style:family="text">
      <style:text-properties style:font-name="Times New Roman" style:font-name-asian="Times New Roman" style:font-name-complex="Times New Roman"/>
    </style:style>
    <style:style style:name="T37_32" style:family="text">
      <style:text-properties style:font-name="Times New Roman" style:font-name-asian="Times New Roman" style:font-name-complex="Times New Roman"/>
    </style:style>
    <style:style style:name="T37_33" style:family="text">
      <style:text-properties style:font-name="Times New Roman" style:font-name-asian="Times New Roman" style:font-name-complex="Times New Roman"/>
    </style:style>
    <style:style style:name="T37_34" style:family="text">
      <style:text-properties style:font-name="Times New Roman" style:font-name-asian="Times New Roman" style:font-name-complex="Times New Roman"/>
    </style:style>
    <style:style style:name="T37_35" style:family="text">
      <style:text-properties style:font-name="Times New Roman" style:font-name-asian="Times New Roman" style:font-name-complex="Times New Roman"/>
    </style:style>
    <style:style style:name="T37_36" style:family="text">
      <style:text-properties style:font-name="Times New Roman" style:font-name-asian="Times New Roman" style:font-name-complex="Times New Roman"/>
    </style:style>
    <style:style style:name="T37_37" style:family="text">
      <style:text-properties style:font-name="Times New Roman" style:font-name-asian="Times New Roman" style:font-name-complex="Times New Roman"/>
    </style:style>
    <style:style style:name="T37_38" style:family="text">
      <style:text-properties style:font-name="Times New Roman" style:font-name-asian="Times New Roman" style:font-name-complex="Times New Roman"/>
    </style:style>
    <style:style style:name="T37_39" style:family="text">
      <style:text-properties style:font-name="Times New Roman" style:font-name-asian="Times New Roman" style:font-name-complex="Times New Roman"/>
    </style:style>
    <style:style style:name="T37_40" style:family="text">
      <style:text-properties style:font-name="Times New Roman" style:font-name-asian="Times New Roman" style:font-name-complex="Times New Roman"/>
    </style:style>
    <style:style style:name="T37_41" style:family="text">
      <style:text-properties style:font-name="Times New Roman" style:font-name-asian="Times New Roman" style:font-name-complex="Times New Roman"/>
    </style:style>
    <style:style style:name="T37_42" style:family="text">
      <style:text-properties style:font-name="Times New Roman" style:font-name-asian="Times New Roman" style:font-name-complex="Times New Roman"/>
    </style:style>
    <style:style style:name="T37_43" style:family="text">
      <style:text-properties style:font-name="Times New Roman" style:font-name-asian="Times New Roman" style:font-name-complex="Times New Roman"/>
    </style:style>
    <style:style style:name="T37_44" style:family="text">
      <style:text-properties style:font-name="Times New Roman" style:font-name-asian="Times New Roman" style:font-name-complex="Times New Roman"/>
    </style:style>
    <style:style style:name="T37_45" style:family="text">
      <style:text-properties style:font-name="Times New Roman" style:font-name-asian="Times New Roman" style:font-name-complex="Times New Roman"/>
    </style:style>
    <style:style style:name="T37_46" style:family="text">
      <style:text-properties style:font-name="Times New Roman" style:font-name-asian="Times New Roman" style:font-name-complex="Times New Roman"/>
    </style:style>
    <style:style style:name="T37_47" style:family="text">
      <style:text-properties style:font-name="Times New Roman" style:font-name-asian="Times New Roman" style:font-name-complex="Times New Roman"/>
    </style:style>
    <style:style style:name="T37_48" style:family="text">
      <style:text-properties style:font-name="Times New Roman" style:font-name-asian="Times New Roman" style:font-name-complex="Times New Roman"/>
    </style:style>
    <style:style style:name="T37_49" style:family="text">
      <style:text-properties style:font-name="Times New Roman" style:font-name-asian="Times New Roman" style:font-name-complex="Times New Roman"/>
    </style:style>
    <style:style style:name="T37_50" style:family="text">
      <style:text-properties style:font-name="Times New Roman" style:font-name-asian="Times New Roman" style:font-name-complex="Times New Roman"/>
    </style:style>
    <style:style style:name="T37_51" style:family="text">
      <style:text-properties style:font-name="Times New Roman" style:font-name-asian="Times New Roman" style:font-name-complex="Times New Roman"/>
    </style:style>
    <style:style style:name="T37_52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T42_27" style:family="text">
      <style:text-properties style:font-name="Times New Roman" style:font-name-asian="Times New Roman" style:font-name-complex="Times New Roman"/>
    </style:style>
    <style:style style:name="T42_28" style:family="text">
      <style:text-properties style:font-name="Times New Roman" style:font-name-asian="Times New Roman" style:font-name-complex="Times New Roman"/>
    </style:style>
    <style:style style:name="T42_29" style:family="text">
      <style:text-properties style:font-name="Times New Roman" style:font-name-asian="Times New Roman" style:font-name-complex="Times New Roman"/>
    </style:style>
    <style:style style:name="T42_30" style:family="text">
      <style:text-properties style:font-name="Times New Roman" style:font-name-asian="Times New Roman" style:font-name-complex="Times New Roman"/>
    </style:style>
    <style:style style:name="T42_31" style:family="text">
      <style:text-properties style:font-name="Times New Roman" style:font-name-asian="Times New Roman" style:font-name-complex="Times New Roman"/>
    </style:style>
    <style:style style:name="T42_32" style:family="text">
      <style:text-properties style:font-name="Times New Roman" style:font-name-asian="Times New Roman" style:font-name-complex="Times New Roman"/>
    </style:style>
    <style:style style:name="T42_33" style:family="text">
      <style:text-properties style:font-name="Times New Roman" style:font-name-asian="Times New Roman" style:font-name-complex="Times New Roman"/>
    </style:style>
    <style:style style:name="T42_34" style:family="text">
      <style:text-properties style:font-name="Times New Roman" style:font-name-asian="Times New Roman" style:font-name-complex="Times New Roman"/>
    </style:style>
    <style:style style:name="T42_35" style:family="text">
      <style:text-properties style:font-name="Times New Roman" style:font-name-asian="Times New Roman" style:font-name-complex="Times New Roman"/>
    </style:style>
    <style:style style:name="T42_36" style:family="text">
      <style:text-properties style:font-name="Times New Roman" style:font-name-asian="Times New Roman" style:font-name-complex="Times New Roman"/>
    </style:style>
    <style:style style:name="T42_37" style:family="text">
      <style:text-properties style:font-name="Times New Roman" style:font-name-asian="Times New Roman" style:font-name-complex="Times New Roman"/>
    </style:style>
    <style:style style:name="T42_38" style:family="text">
      <style:text-properties style:font-name="Times New Roman" style:font-name-asian="Times New Roman" style:font-name-complex="Times New Roman"/>
    </style:style>
    <style:style style:name="T42_39" style:family="text">
      <style:text-properties style:font-name="Times New Roman" style:font-name-asian="Times New Roman" style:font-name-complex="Times New Roman"/>
    </style:style>
    <style:style style:name="T42_40" style:family="text">
      <style:text-properties style:font-name="Times New Roman" style:font-name-asian="Times New Roman" style:font-name-complex="Times New Roman"/>
    </style:style>
    <style:style style:name="T42_41" style:family="text">
      <style:text-properties style:font-name="Times New Roman" style:font-name-asian="Times New Roman" style:font-name-complex="Times New Roman"/>
    </style:style>
    <style:style style:name="T42_42" style:family="text">
      <style:text-properties style:font-name="Times New Roman" style:font-name-asian="Times New Roman" style:font-name-complex="Times New Roman"/>
    </style:style>
    <style:style style:name="T42_43" style:family="text">
      <style:text-properties style:font-name="Times New Roman" style:font-name-asian="Times New Roman" style:font-name-complex="Times New Roman"/>
    </style:style>
    <style:style style:name="T42_44" style:family="text">
      <style:text-properties style:font-name="Times New Roman" style:font-name-asian="Times New Roman" style:font-name-complex="Times New Roman"/>
    </style:style>
    <style:style style:name="T42_45" style:family="text">
      <style:text-properties style:font-name="Times New Roman" style:font-name-asian="Times New Roman" style:font-name-complex="Times New Roman"/>
    </style:style>
    <style:style style:name="T42_46" style:family="text">
      <style:text-properties style:font-name="Times New Roman" style:font-name-asian="Times New Roman" style:font-name-complex="Times New Roman"/>
    </style:style>
    <style:style style:name="T42_47" style:family="text">
      <style:text-properties style:font-name="Times New Roman" style:font-name-asian="Times New Roman" style:font-name-complex="Times New Roman"/>
    </style:style>
    <style:style style:name="T42_48" style:family="text">
      <style:text-properties style:font-name="Times New Roman" style:font-name-asian="Times New Roman" style:font-name-complex="Times New Roman"/>
    </style:style>
    <style:style style:name="T42_49" style:family="text">
      <style:text-properties style:font-name="Times New Roman" style:font-name-asian="Times New Roman" style:font-name-complex="Times New Roman"/>
    </style:style>
    <style:style style:name="T42_50" style:family="text">
      <style:text-properties style:font-name="Times New Roman" style:font-name-asian="Times New Roman" style:font-name-complex="Times New Roman"/>
    </style:style>
    <style:style style:name="T42_51" style:family="text">
      <style:text-properties style:font-name="Times New Roman" style:font-name-asian="Times New Roman" style:font-name-complex="Times New Roman"/>
    </style:style>
    <style:style style:name="T42_52" style:family="text">
      <style:text-properties style:font-name="Times New Roman" style:font-name-asian="Times New Roman" style:font-name-complex="Times New Roman"/>
    </style:style>
    <style:style style:name="T42_53" style:family="text">
      <style:text-properties style:font-name="Times New Roman" style:font-name-asian="Times New Roman" style:font-name-complex="Times New Roman"/>
    </style:style>
    <style:style style:name="T42_54" style:family="text">
      <style:text-properties style:font-name="Times New Roman" style:font-name-asian="Times New Roman" style:font-name-complex="Times New Roman"/>
    </style:style>
    <style:style style:name="T42_55" style:family="text">
      <style:text-properties style:font-name="Times New Roman" style:font-name-asian="Times New Roman" style:font-name-complex="Times New Roman"/>
    </style:style>
    <style:style style:name="T42_56" style:family="text">
      <style:text-properties style:font-name="Times New Roman" style:font-name-asian="Times New Roman" style:font-name-complex="Times New Roman"/>
    </style:style>
    <style:style style:name="T42_57" style:family="text">
      <style:text-properties style:font-name="Times New Roman" style:font-name-asian="Times New Roman" style:font-name-complex="Times New Roman"/>
    </style:style>
    <style:style style:name="T42_58" style:family="text">
      <style:text-properties style:font-name="Times New Roman" style:font-name-asian="Times New Roman" style:font-name-complex="Times New Roman"/>
    </style:style>
    <style:style style:name="T42_59" style:family="text">
      <style:text-properties style:font-name="Times New Roman" style:font-name-asian="Times New Roman" style:font-name-complex="Times New Roman"/>
    </style:style>
    <style:style style:name="T42_60" style:family="text">
      <style:text-properties style:font-name="Times New Roman" style:font-name-asian="Times New Roman" style:font-name-complex="Times New Roman"/>
    </style:style>
    <style:style style:name="T42_61" style:family="text">
      <style:text-properties style:font-name="Times New Roman" style:font-name-asian="Times New Roman" style:font-name-complex="Times New Roman"/>
    </style:style>
    <style:style style:name="T42_62" style:family="text">
      <style:text-properties style:font-name="Times New Roman" style:font-name-asian="Times New Roman" style:font-name-complex="Times New Roman"/>
    </style:style>
    <style:style style:name="T42_63" style:family="text">
      <style:text-properties style:font-name="Times New Roman" style:font-name-asian="Times New Roman" style:font-name-complex="Times New Roman"/>
    </style:style>
    <style:style style:name="T42_64" style:family="text">
      <style:text-properties style:font-name="Times New Roman" style:font-name-asian="Times New Roman" style:font-name-complex="Times New Roman"/>
    </style:style>
    <style:style style:name="T42_65" style:family="text">
      <style:text-properties style:font-name="Times New Roman" style:font-name-asian="Times New Roman" style:font-name-complex="Times New Roman"/>
    </style:style>
    <style:style style:name="T42_66" style:family="text">
      <style:text-properties style:font-name="Times New Roman" style:font-name-asian="Times New Roman" style:font-name-complex="Times New Roman"/>
    </style:style>
    <style:style style:name="T42_67" style:family="text">
      <style:text-properties style:font-name="Times New Roman" style:font-name-asian="Times New Roman" style:font-name-complex="Times New Roman"/>
    </style:style>
    <style:style style:name="T42_68" style:family="text">
      <style:text-properties style:font-name="Times New Roman" style:font-name-asian="Times New Roman" style:font-name-complex="Times New Roman"/>
    </style:style>
    <style:style style:name="T42_69" style:family="text">
      <style:text-properties style:font-name="Times New Roman" style:font-name-asian="Times New Roman" style:font-name-complex="Times New Roman"/>
    </style:style>
    <style:style style:name="T42_70" style:family="text">
      <style:text-properties style:font-name="Times New Roman" style:font-name-asian="Times New Roman" style:font-name-complex="Times New Roman"/>
    </style:style>
    <style:style style:name="T42_71" style:family="text">
      <style:text-properties style:font-name="Times New Roman" style:font-name-asian="Times New Roman" style:font-name-complex="Times New Roman"/>
    </style:style>
    <style:style style:name="T42_72" style:family="text">
      <style:text-properties style:font-name="Times New Roman" style:font-name-asian="Times New Roman" style:font-name-complex="Times New Roman"/>
    </style:style>
    <style:style style:name="T42_73" style:family="text">
      <style:text-properties style:font-name="Times New Roman" style:font-name-asian="Times New Roman" style:font-name-complex="Times New Roman"/>
    </style:style>
    <style:style style:name="T42_74" style:family="text">
      <style:text-properties style:font-name="Times New Roman" style:font-name-asian="Times New Roman" style:font-name-complex="Times New Roman"/>
    </style:style>
    <style:style style:name="T42_75" style:family="text">
      <style:text-properties style:font-name="Times New Roman" style:font-name-asian="Times New Roman" style:font-name-complex="Times New Roman"/>
    </style:style>
    <style:style style:name="T42_76" style:family="text">
      <style:text-properties style:font-name="Times New Roman" style:font-name-asian="Times New Roman" style:font-name-complex="Times New Roman"/>
    </style:style>
    <style:style style:name="T42_77" style:family="text">
      <style:text-properties style:font-name="Times New Roman" style:font-name-asian="Times New Roman" style:font-name-complex="Times New Roman"/>
    </style:style>
    <style:style style:name="T42_78" style:family="text">
      <style:text-properties style:font-name="Times New Roman" style:font-name-asian="Times New Roman" style:font-name-complex="Times New Roman"/>
    </style:style>
    <style:style style:name="T42_79" style:family="text">
      <style:text-properties style:font-name="Times New Roman" style:font-name-asian="Times New Roman" style:font-name-complex="Times New Roman"/>
    </style:style>
    <style:style style:name="T42_80" style:family="text">
      <style:text-properties style:font-name="Times New Roman" style:font-name-asian="Times New Roman" style:font-name-complex="Times New Roman"/>
    </style:style>
    <style:style style:name="T42_81" style:family="text">
      <style:text-properties style:font-name="Times New Roman" style:font-name-asian="Times New Roman" style:font-name-complex="Times New Roman"/>
    </style:style>
    <style:style style:name="T42_82" style:family="text">
      <style:text-properties style:font-name="Times New Roman" style:font-name-asian="Times New Roman" style:font-name-complex="Times New Roman"/>
    </style:style>
    <style:style style:name="T42_83" style:family="text">
      <style:text-properties style:font-name="Times New Roman" style:font-name-asian="Times New Roman" style:font-name-complex="Times New Roman"/>
    </style:style>
    <style:style style:name="T42_84" style:family="text">
      <style:text-properties style:font-name="Times New Roman" style:font-name-asian="Times New Roman" style:font-name-complex="Times New Roman"/>
    </style:style>
    <style:style style:name="T42_85" style:family="text">
      <style:text-properties style:font-name="Times New Roman" style:font-name-asian="Times New Roman" style:font-name-complex="Times New Roman"/>
    </style:style>
    <style:style style:name="T42_86" style:family="text">
      <style:text-properties style:font-name="Times New Roman" style:font-name-asian="Times New Roman" style:font-name-complex="Times New Roman"/>
    </style:style>
    <style:style style:name="T42_87" style:family="text">
      <style:text-properties style:font-name="Times New Roman" style:font-name-asian="Times New Roman" style:font-name-complex="Times New Roman"/>
    </style:style>
    <style:style style:name="T42_88" style:family="text">
      <style:text-properties style:font-name="Times New Roman" style:font-name-asian="Times New Roman" style:font-name-complex="Times New Roman"/>
    </style:style>
    <style:style style:name="T42_89" style:family="text">
      <style:text-properties style:font-name="Times New Roman" style:font-name-asian="Times New Roman" style:font-name-complex="Times New Roman"/>
    </style:style>
    <style:style style:name="T42_90" style:family="text">
      <style:text-properties style:font-name="Times New Roman" style:font-name-asian="Times New Roman" style:font-name-complex="Times New Roman"/>
    </style:style>
    <style:style style:name="T42_91" style:family="text">
      <style:text-properties style:font-name="Times New Roman" style:font-name-asian="Times New Roman" style:font-name-complex="Times New Roman"/>
    </style:style>
    <style:style style:name="T42_92" style:family="text">
      <style:text-properties style:font-name="Times New Roman" style:font-name-asian="Times New Roman" style:font-name-complex="Times New Roman"/>
    </style:style>
    <style:style style:name="T42_93" style:family="text">
      <style:text-properties style:font-name="Times New Roman" style:font-name-asian="Times New Roman" style:font-name-complex="Times New Roman"/>
    </style:style>
    <style:style style:name="T42_94" style:family="text">
      <style:text-properties style:font-name="Times New Roman" style:font-name-asian="Times New Roman" style:font-name-complex="Times New Roman"/>
    </style:style>
    <style:style style:name="T42_95" style:family="text">
      <style:text-properties style:font-name="Times New Roman" style:font-name-asian="Times New Roman" style:font-name-complex="Times New Roman"/>
    </style:style>
    <style:style style:name="T42_96" style:family="text">
      <style:text-properties style:font-name="Times New Roman" style:font-name-asian="Times New Roman" style:font-name-complex="Times New Roman"/>
    </style:style>
    <style:style style:name="T42_97" style:family="text">
      <style:text-properties style:font-name="Times New Roman" style:font-name-asian="Times New Roman" style:font-name-complex="Times New Roman"/>
    </style:style>
    <style:style style:name="T42_98" style:family="text">
      <style:text-properties style:font-name="Times New Roman" style:font-name-asian="Times New Roman" style:font-name-complex="Times New Roman"/>
    </style:style>
    <style:style style:name="T42_99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T44_41" style:family="text">
      <style:text-properties style:font-name="Times New Roman" style:font-name-asian="Times New Roman" style:font-name-complex="Times New Roman"/>
    </style:style>
    <style:style style:name="T44_42" style:family="text">
      <style:text-properties style:font-name="Times New Roman" style:font-name-asian="Times New Roman" style:font-name-complex="Times New Roman"/>
    </style:style>
    <style:style style:name="T44_43" style:family="text">
      <style:text-properties style:font-name="Times New Roman" style:font-name-asian="Times New Roman" style:font-name-complex="Times New Roman"/>
    </style:style>
    <style:style style:name="T44_44" style:family="text">
      <style:text-properties style:font-name="Times New Roman" style:font-name-asian="Times New Roman" style:font-name-complex="Times New Roman"/>
    </style:style>
    <style:style style:name="T44_45" style:family="text">
      <style:text-properties style:font-name="Times New Roman" style:font-name-asian="Times New Roman" style:font-name-complex="Times New Roman"/>
    </style:style>
    <style:style style:name="T44_46" style:family="text">
      <style:text-properties style:font-name="Times New Roman" style:font-name-asian="Times New Roman" style:font-name-complex="Times New Roman"/>
    </style:style>
    <style:style style:name="T44_47" style:family="text">
      <style:text-properties style:font-name="Times New Roman" style:font-name-asian="Times New Roman" style:font-name-complex="Times New Roman"/>
    </style:style>
    <style:style style:name="T44_48" style:family="text">
      <style:text-properties style:font-name="Times New Roman" style:font-name-asian="Times New Roman" style:font-name-complex="Times New Roman"/>
    </style:style>
    <style:style style:name="T44_49" style:family="text">
      <style:text-properties style:font-name="Times New Roman" style:font-name-asian="Times New Roman" style:font-name-complex="Times New Roman"/>
    </style:style>
    <style:style style:name="T44_50" style:family="text">
      <style:text-properties style:font-name="Times New Roman" style:font-name-asian="Times New Roman" style:font-name-complex="Times New Roman"/>
    </style:style>
    <style:style style:name="T44_51" style:family="text">
      <style:text-properties style:font-name="Times New Roman" style:font-name-asian="Times New Roman" style:font-name-complex="Times New Roman"/>
    </style:style>
    <style:style style:name="T44_52" style:family="text">
      <style:text-properties style:font-name="Times New Roman" style:font-name-asian="Times New Roman" style:font-name-complex="Times New Roman"/>
    </style:style>
    <style:style style:name="T44_53" style:family="text">
      <style:text-properties style:font-name="Times New Roman" style:font-name-asian="Times New Roman" style:font-name-complex="Times New Roman"/>
    </style:style>
    <style:style style:name="T44_54" style:family="text">
      <style:text-properties style:font-name="Times New Roman" style:font-name-asian="Times New Roman" style:font-name-complex="Times New Roman"/>
    </style:style>
    <style:style style:name="T44_55" style:family="text">
      <style:text-properties style:font-name="Times New Roman" style:font-name-asian="Times New Roman" style:font-name-complex="Times New Roman"/>
    </style:style>
    <style:style style:name="T44_56" style:family="text">
      <style:text-properties style:font-name="Times New Roman" style:font-name-asian="Times New Roman" style:font-name-complex="Times New Roman"/>
    </style:style>
    <style:style style:name="T44_57" style:family="text">
      <style:text-properties style:font-name="Times New Roman" style:font-name-asian="Times New Roman" style:font-name-complex="Times New Roman"/>
    </style:style>
    <style:style style:name="T44_58" style:family="text">
      <style:text-properties style:font-name="Times New Roman" style:font-name-asian="Times New Roman" style:font-name-complex="Times New Roman"/>
    </style:style>
    <style:style style:name="T44_59" style:family="text">
      <style:text-properties style:font-name="Times New Roman" style:font-name-asian="Times New Roman" style:font-name-complex="Times New Roman"/>
    </style:style>
    <style:style style:name="T44_60" style:family="text">
      <style:text-properties style:font-name="Times New Roman" style:font-name-asian="Times New Roman" style:font-name-complex="Times New Roman"/>
    </style:style>
    <style:style style:name="T44_61" style:family="text">
      <style:text-properties style:font-name="Times New Roman" style:font-name-asian="Times New Roman" style:font-name-complex="Times New Roman"/>
    </style:style>
    <style:style style:name="T44_62" style:family="text">
      <style:text-properties style:font-name="Times New Roman" style:font-name-asian="Times New Roman" style:font-name-complex="Times New Roman"/>
    </style:style>
    <style:style style:name="T44_63" style:family="text">
      <style:text-properties style:font-name="Times New Roman" style:font-name-asian="Times New Roman" style:font-name-complex="Times New Roman"/>
    </style:style>
    <style:style style:name="T44_64" style:family="text">
      <style:text-properties style:font-name="Times New Roman" style:font-name-asian="Times New Roman" style:font-name-complex="Times New Roman"/>
    </style:style>
    <style:style style:name="T44_65" style:family="text">
      <style:text-properties style:font-name="Times New Roman" style:font-name-asian="Times New Roman" style:font-name-complex="Times New Roman"/>
    </style:style>
    <style:style style:name="T44_66" style:family="text">
      <style:text-properties style:font-name="Times New Roman" style:font-name-asian="Times New Roman" style:font-name-complex="Times New Roman"/>
    </style:style>
    <style:style style:name="T44_67" style:family="text">
      <style:text-properties style:font-name="Times New Roman" style:font-name-asian="Times New Roman" style:font-name-complex="Times New Roman"/>
    </style:style>
    <style:style style:name="T44_68" style:family="text">
      <style:text-properties style:font-name="Times New Roman" style:font-name-asian="Times New Roman" style:font-name-complex="Times New Roman"/>
    </style:style>
    <style:style style:name="T44_69" style:family="text">
      <style:text-properties style:font-name="Times New Roman" style:font-name-asian="Times New Roman" style:font-name-complex="Times New Roman"/>
    </style:style>
    <style:style style:name="T44_70" style:family="text">
      <style:text-properties style:font-name="Times New Roman" style:font-name-asian="Times New Roman" style:font-name-complex="Times New Roman"/>
    </style:style>
    <style:style style:name="T44_71" style:family="text">
      <style:text-properties style:font-name="Times New Roman" style:font-name-asian="Times New Roman" style:font-name-complex="Times New Roman"/>
    </style:style>
    <style:style style:name="T44_72" style:family="text">
      <style:text-properties style:font-name="Times New Roman" style:font-name-asian="Times New Roman" style:font-name-complex="Times New Roman"/>
    </style:style>
    <style:style style:name="T44_73" style:family="text">
      <style:text-properties style:font-name="Times New Roman" style:font-name-asian="Times New Roman" style:font-name-complex="Times New Roman"/>
    </style:style>
    <style:style style:name="T44_74" style:family="text">
      <style:text-properties style:font-name="Times New Roman" style:font-name-asian="Times New Roman" style:font-name-complex="Times New Roman"/>
    </style:style>
    <style:style style:name="T44_75" style:family="text">
      <style:text-properties style:font-name="Times New Roman" style:font-name-asian="Times New Roman" style:font-name-complex="Times New Roman"/>
    </style:style>
    <style:style style:name="T44_76" style:family="text">
      <style:text-properties style:font-name="Times New Roman" style:font-name-asian="Times New Roman" style:font-name-complex="Times New Roman"/>
    </style:style>
    <style:style style:name="T44_77" style:family="text">
      <style:text-properties style:font-name="Times New Roman" style:font-name-asian="Times New Roman" style:font-name-complex="Times New Roman"/>
    </style:style>
    <style:style style:name="T44_78" style:family="text">
      <style:text-properties style:font-name="Times New Roman" style:font-name-asian="Times New Roman" style:font-name-complex="Times New Roman"/>
    </style:style>
    <style:style style:name="T44_79" style:family="text">
      <style:text-properties style:font-name="Times New Roman" style:font-name-asian="Times New Roman" style:font-name-complex="Times New Roman"/>
    </style:style>
    <style:style style:name="T44_80" style:family="text">
      <style:text-properties style:font-name="Times New Roman" style:font-name-asian="Times New Roman" style:font-name-complex="Times New Roman"/>
    </style:style>
    <style:style style:name="T44_81" style:family="text">
      <style:text-properties style:font-name="Times New Roman" style:font-name-asian="Times New Roman" style:font-name-complex="Times New Roman"/>
    </style:style>
    <style:style style:name="T44_82" style:family="text">
      <style:text-properties style:font-name="Times New Roman" style:font-name-asian="Times New Roman" style:font-name-complex="Times New Roman"/>
    </style:style>
    <style:style style:name="T44_83" style:family="text">
      <style:text-properties style:font-name="Times New Roman" style:font-name-asian="Times New Roman" style:font-name-complex="Times New Roman"/>
    </style:style>
    <style:style style:name="T44_84" style:family="text">
      <style:text-properties style:font-name="Times New Roman" style:font-name-asian="Times New Roman" style:font-name-complex="Times New Roman"/>
    </style:style>
    <style:style style:name="T44_85" style:family="text">
      <style:text-properties style:font-name="Times New Roman" style:font-name-asian="Times New Roman" style:font-name-complex="Times New Roman"/>
    </style:style>
    <style:style style:name="T44_86" style:family="text">
      <style:text-properties style:font-name="Times New Roman" style:font-name-asian="Times New Roman" style:font-name-complex="Times New Roman"/>
    </style:style>
    <style:style style:name="T44_87" style:family="text">
      <style:text-properties style:font-name="Times New Roman" style:font-name-asian="Times New Roman" style:font-name-complex="Times New Roman"/>
    </style:style>
    <style:style style:name="T44_88" style:family="text">
      <style:text-properties style:font-name="Times New Roman" style:font-name-asian="Times New Roman" style:font-name-complex="Times New Roman"/>
    </style:style>
    <style:style style:name="T44_89" style:family="text">
      <style:text-properties style:font-name="Times New Roman" style:font-name-asian="Times New Roman" style:font-name-complex="Times New Roman"/>
    </style:style>
    <style:style style:name="T44_90" style:family="text">
      <style:text-properties style:font-name="Times New Roman" style:font-name-asian="Times New Roman" style:font-name-complex="Times New Roman"/>
    </style:style>
    <style:style style:name="T44_91" style:family="text">
      <style:text-properties style:font-name="Times New Roman" style:font-name-asian="Times New Roman" style:font-name-complex="Times New Roman"/>
    </style:style>
    <style:style style:name="T44_92" style:family="text">
      <style:text-properties style:font-name="Times New Roman" style:font-name-asian="Times New Roman" style:font-name-complex="Times New Roman"/>
    </style:style>
    <style:style style:name="T44_93" style:family="text">
      <style:text-properties style:font-name="Times New Roman" style:font-name-asian="Times New Roman" style:font-name-complex="Times New Roman"/>
    </style:style>
    <style:style style:name="T44_94" style:family="text">
      <style:text-properties style:font-name="Times New Roman" style:font-name-asian="Times New Roman" style:font-name-complex="Times New Roman"/>
    </style:style>
    <style:style style:name="T44_95" style:family="text">
      <style:text-properties style:font-name="Times New Roman" style:font-name-asian="Times New Roman" style:font-name-complex="Times New Roman"/>
    </style:style>
    <style:style style:name="T44_96" style:family="text">
      <style:text-properties style:font-name="Times New Roman" style:font-name-asian="Times New Roman" style:font-name-complex="Times New Roman"/>
    </style:style>
    <style:style style:name="T44_97" style:family="text">
      <style:text-properties style:font-name="Times New Roman" style:font-name-asian="Times New Roman" style:font-name-complex="Times New Roman"/>
    </style:style>
    <style:style style:name="T44_98" style:family="text">
      <style:text-properties style:font-name="Times New Roman" style:font-name-asian="Times New Roman" style:font-name-complex="Times New Roman"/>
    </style:style>
    <style:style style:name="T44_99" style:family="text">
      <style:text-properties style:font-name="Times New Roman" style:font-name-asian="Times New Roman" style:font-name-complex="Times New Roman"/>
    </style:style>
    <style:style style:name="T44_100" style:family="text">
      <style:text-properties style:font-name="Times New Roman" style:font-name-asian="Times New Roman" style:font-name-complex="Times New Roman"/>
    </style:style>
    <style:style style:name="T44_101" style:family="text">
      <style:text-properties style:font-name="Times New Roman" style:font-name-asian="Times New Roman" style:font-name-complex="Times New Roman"/>
    </style:style>
    <style:style style:name="T44_102" style:family="text">
      <style:text-properties style:font-name="Times New Roman" style:font-name-asian="Times New Roman" style:font-name-complex="Times New Roman"/>
    </style:style>
    <style:style style:name="T44_103" style:family="text">
      <style:text-properties style:font-name="Times New Roman" style:font-name-asian="Times New Roman" style:font-name-complex="Times New Roman"/>
    </style:style>
    <style:style style:name="T44_104" style:family="text">
      <style:text-properties style:font-name="Times New Roman" style:font-name-asian="Times New Roman" style:font-name-complex="Times New Roman"/>
    </style:style>
    <style:style style:name="T44_105" style:family="text">
      <style:text-properties style:font-name="Times New Roman" style:font-name-asian="Times New Roman" style:font-name-complex="Times New Roman"/>
    </style:style>
    <style:style style:name="T44_106" style:family="text">
      <style:text-properties style:font-name="Times New Roman" style:font-name-asian="Times New Roman" style:font-name-complex="Times New Roman"/>
    </style:style>
    <style:style style:name="T44_107" style:family="text">
      <style:text-properties style:font-name="Times New Roman" style:font-name-asian="Times New Roman" style:font-name-complex="Times New Roman"/>
    </style:style>
    <style:style style:name="T44_108" style:family="text">
      <style:text-properties style:font-name="Times New Roman" style:font-name-asian="Times New Roman" style:font-name-complex="Times New Roman"/>
    </style:style>
    <style:style style:name="T44_109" style:family="text">
      <style:text-properties style:font-name="Times New Roman" style:font-name-asian="Times New Roman" style:font-name-complex="Times New Roman"/>
    </style:style>
    <style:style style:name="T44_110" style:family="text">
      <style:text-properties style:font-name="Times New Roman" style:font-name-asian="Times New Roman" style:font-name-complex="Times New Roman"/>
    </style:style>
    <style:style style:name="T44_111" style:family="text">
      <style:text-properties style:font-name="Times New Roman" style:font-name-asian="Times New Roman" style:font-name-complex="Times New Roman"/>
    </style:style>
    <style:style style:name="T44_112" style:family="text">
      <style:text-properties style:font-name="Times New Roman" style:font-name-asian="Times New Roman" style:font-name-complex="Times New Roman"/>
    </style:style>
    <style:style style:name="T44_113" style:family="text">
      <style:text-properties style:font-name="Times New Roman" style:font-name-asian="Times New Roman" style:font-name-complex="Times New Roman"/>
    </style:style>
    <style:style style:name="T44_114" style:family="text">
      <style:text-properties style:font-name="Times New Roman" style:font-name-asian="Times New Roman" style:font-name-complex="Times New Roman"/>
    </style:style>
    <style:style style:name="T44_115" style:family="text">
      <style:text-properties style:font-name="Times New Roman" style:font-name-asian="Times New Roman" style:font-name-complex="Times New Roman"/>
    </style:style>
    <style:style style:name="T44_116" style:family="text">
      <style:text-properties style:font-name="Times New Roman" style:font-name-asian="Times New Roman" style:font-name-complex="Times New Roman"/>
    </style:style>
    <style:style style:name="T44_117" style:family="text">
      <style:text-properties style:font-name="Times New Roman" style:font-name-asian="Times New Roman" style:font-name-complex="Times New Roman"/>
    </style:style>
    <style:style style:name="T44_118" style:family="text">
      <style:text-properties style:font-name="Times New Roman" style:font-name-asian="Times New Roman" style:font-name-complex="Times New Roman"/>
    </style:style>
    <style:style style:name="T44_119" style:family="text">
      <style:text-properties style:font-name="Times New Roman" style:font-name-asian="Times New Roman" style:font-name-complex="Times New Roman"/>
    </style:style>
    <style:style style:name="T44_120" style:family="text">
      <style:text-properties style:font-name="Times New Roman" style:font-name-asian="Times New Roman" style:font-name-complex="Times New Roman"/>
    </style:style>
    <style:style style:name="T44_121" style:family="text">
      <style:text-properties style:font-name="Times New Roman" style:font-name-asian="Times New Roman" style:font-name-complex="Times New Roman"/>
    </style:style>
    <style:style style:name="T44_122" style:family="text">
      <style:text-properties style:font-name="Times New Roman" style:font-name-asian="Times New Roman" style:font-name-complex="Times New Roman"/>
    </style:style>
    <style:style style:name="T44_123" style:family="text">
      <style:text-properties style:font-name="Times New Roman" style:font-name-asian="Times New Roman" style:font-name-complex="Times New Roman"/>
    </style:style>
    <style:style style:name="T44_124" style:family="text">
      <style:text-properties style:font-name="Times New Roman" style:font-name-asian="Times New Roman" style:font-name-complex="Times New Roman"/>
    </style:style>
    <style:style style:name="T44_125" style:family="text">
      <style:text-properties style:font-name="Times New Roman" style:font-name-asian="Times New Roman" style:font-name-complex="Times New Roman"/>
    </style:style>
    <style:style style:name="T44_126" style:family="text">
      <style:text-properties style:font-name="Times New Roman" style:font-name-asian="Times New Roman" style:font-name-complex="Times New Roman"/>
    </style:style>
    <style:style style:name="T44_127" style:family="text">
      <style:text-properties style:font-name="Times New Roman" style:font-name-asian="Times New Roman" style:font-name-complex="Times New Roman"/>
    </style:style>
    <style:style style:name="T44_128" style:family="text">
      <style:text-properties style:font-name="Times New Roman" style:font-name-asian="Times New Roman" style:font-name-complex="Times New Roman"/>
    </style:style>
    <style:style style:name="T44_129" style:family="text">
      <style:text-properties style:font-name="Times New Roman" style:font-name-asian="Times New Roman" style:font-name-complex="Times New Roman"/>
    </style:style>
    <style:style style:name="T44_130" style:family="text">
      <style:text-properties style:font-name="Times New Roman" style:font-name-asian="Times New Roman" style:font-name-complex="Times New Roman"/>
    </style:style>
    <style:style style:name="T44_131" style:family="text">
      <style:text-properties style:font-name="Times New Roman" style:font-name-asian="Times New Roman" style:font-name-complex="Times New Roman"/>
    </style:style>
    <style:style style:name="T44_132" style:family="text">
      <style:text-properties style:font-name="Times New Roman" style:font-name-asian="Times New Roman" style:font-name-complex="Times New Roman"/>
    </style:style>
    <style:style style:name="T44_133" style:family="text">
      <style:text-properties style:font-name="Times New Roman" style:font-name-asian="Times New Roman" style:font-name-complex="Times New Roman"/>
    </style:style>
    <style:style style:name="T44_134" style:family="text">
      <style:text-properties style:font-name="Times New Roman" style:font-name-asian="Times New Roman" style:font-name-complex="Times New Roman"/>
    </style:style>
    <style:style style:name="T44_135" style:family="text">
      <style:text-properties style:font-name="Times New Roman" style:font-name-asian="Times New Roman" style:font-name-complex="Times New Roman"/>
    </style:style>
    <style:style style:name="T44_136" style:family="text">
      <style:text-properties style:font-name="Times New Roman" style:font-name-asian="Times New Roman" style:font-name-complex="Times New Roman"/>
    </style:style>
    <style:style style:name="T44_137" style:family="text">
      <style:text-properties style:font-name="Times New Roman" style:font-name-asian="Times New Roman" style:font-name-complex="Times New Roman"/>
    </style:style>
    <style:style style:name="T44_138" style:family="text">
      <style:text-properties style:font-name="Times New Roman" style:font-name-asian="Times New Roman" style:font-name-complex="Times New Roman"/>
    </style:style>
    <style:style style:name="T44_139" style:family="text">
      <style:text-properties style:font-name="Times New Roman" style:font-name-asian="Times New Roman" style:font-name-complex="Times New Roman"/>
    </style:style>
    <style:style style:name="T44_140" style:family="text">
      <style:text-properties style:font-name="Times New Roman" style:font-name-asian="Times New Roman" style:font-name-complex="Times New Roman"/>
    </style:style>
    <style:style style:name="T44_141" style:family="text">
      <style:text-properties style:font-name="Times New Roman" style:font-name-asian="Times New Roman" style:font-name-complex="Times New Roman"/>
    </style:style>
    <style:style style:name="T44_142" style:family="text">
      <style:text-properties style:font-name="Times New Roman" style:font-name-asian="Times New Roman" style:font-name-complex="Times New Roman"/>
    </style:style>
    <style:style style:name="T44_143" style:family="text">
      <style:text-properties style:font-name="Times New Roman" style:font-name-asian="Times New Roman" style:font-name-complex="Times New Roman"/>
    </style:style>
    <style:style style:name="T44_144" style:family="text">
      <style:text-properties style:font-name="Times New Roman" style:font-name-asian="Times New Roman" style:font-name-complex="Times New Roman"/>
    </style:style>
    <style:style style:name="T44_145" style:family="text">
      <style:text-properties style:font-name="Times New Roman" style:font-name-asian="Times New Roman" style:font-name-complex="Times New Roman"/>
    </style:style>
    <style:style style:name="T44_146" style:family="text">
      <style:text-properties style:font-name="Times New Roman" style:font-name-asian="Times New Roman" style:font-name-complex="Times New Roman"/>
    </style:style>
    <style:style style:name="T44_147" style:family="text">
      <style:text-properties style:font-name="Times New Roman" style:font-name-asian="Times New Roman" style:font-name-complex="Times New Roman"/>
    </style:style>
    <style:style style:name="T44_148" style:family="text">
      <style:text-properties style:font-name="Times New Roman" style:font-name-asian="Times New Roman" style:font-name-complex="Times New Roman"/>
    </style:style>
    <style:style style:name="T44_149" style:family="text">
      <style:text-properties style:font-name="Times New Roman" style:font-name-asian="Times New Roman" style:font-name-complex="Times New Roman"/>
    </style:style>
    <style:style style:name="T44_150" style:family="text">
      <style:text-properties style:font-name="Times New Roman" style:font-name-asian="Times New Roman" style:font-name-complex="Times New Roman"/>
    </style:style>
    <style:style style:name="T44_151" style:family="text">
      <style:text-properties style:font-name="Times New Roman" style:font-name-asian="Times New Roman" style:font-name-complex="Times New Roman"/>
    </style:style>
    <style:style style:name="T44_152" style:family="text">
      <style:text-properties style:font-name="Times New Roman" style:font-name-asian="Times New Roman" style:font-name-complex="Times New Roman"/>
    </style:style>
    <style:style style:name="T44_153" style:family="text">
      <style:text-properties style:font-name="Times New Roman" style:font-name-asian="Times New Roman" style:font-name-complex="Times New Roman"/>
    </style:style>
    <style:style style:name="T44_154" style:family="text">
      <style:text-properties style:font-name="Times New Roman" style:font-name-asian="Times New Roman" style:font-name-complex="Times New Roman"/>
    </style:style>
    <style:style style:name="T44_155" style:family="text">
      <style:text-properties style:font-name="Times New Roman" style:font-name-asian="Times New Roman" style:font-name-complex="Times New Roman"/>
    </style:style>
    <style:style style:name="T44_156" style:family="text">
      <style:text-properties style:font-name="Times New Roman" style:font-name-asian="Times New Roman" style:font-name-complex="Times New Roman"/>
    </style:style>
    <style:style style:name="T44_157" style:family="text">
      <style:text-properties style:font-name="Times New Roman" style:font-name-asian="Times New Roman" style:font-name-complex="Times New Roman"/>
    </style:style>
    <style:style style:name="T44_158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T46_59" style:family="text">
      <style:text-properties style:font-name="Times New Roman" style:font-name-asian="Times New Roman" style:font-name-complex="Times New Roman"/>
    </style:style>
    <style:style style:name="T46_60" style:family="text">
      <style:text-properties style:font-name="Times New Roman" style:font-name-asian="Times New Roman" style:font-name-complex="Times New Roman"/>
    </style:style>
    <style:style style:name="T46_61" style:family="text">
      <style:text-properties style:font-name="Times New Roman" style:font-name-asian="Times New Roman" style:font-name-complex="Times New Roman"/>
    </style:style>
    <style:style style:name="T46_62" style:family="text">
      <style:text-properties style:font-name="Times New Roman" style:font-name-asian="Times New Roman" style:font-name-complex="Times New Roman"/>
    </style:style>
    <style:style style:name="T46_63" style:family="text">
      <style:text-properties style:font-name="Times New Roman" style:font-name-asian="Times New Roman" style:font-name-complex="Times New Roman"/>
    </style:style>
    <style:style style:name="T46_64" style:family="text">
      <style:text-properties style:font-name="Times New Roman" style:font-name-asian="Times New Roman" style:font-name-complex="Times New Roman"/>
    </style:style>
    <style:style style:name="T46_65" style:family="text">
      <style:text-properties style:font-name="Times New Roman" style:font-name-asian="Times New Roman" style:font-name-complex="Times New Roman"/>
    </style:style>
    <style:style style:name="T46_66" style:family="text">
      <style:text-properties style:font-name="Times New Roman" style:font-name-asian="Times New Roman" style:font-name-complex="Times New Roman"/>
    </style:style>
    <style:style style:name="T46_67" style:family="text">
      <style:text-properties style:font-name="Times New Roman" style:font-name-asian="Times New Roman" style:font-name-complex="Times New Roman"/>
    </style:style>
    <style:style style:name="T46_68" style:family="text">
      <style:text-properties style:font-name="Times New Roman" style:font-name-asian="Times New Roman" style:font-name-complex="Times New Roman"/>
    </style:style>
    <style:style style:name="T46_69" style:family="text">
      <style:text-properties style:font-name="Times New Roman" style:font-name-asian="Times New Roman" style:font-name-complex="Times New Roman"/>
    </style:style>
    <style:style style:name="T46_70" style:family="text">
      <style:text-properties style:font-name="Times New Roman" style:font-name-asian="Times New Roman" style:font-name-complex="Times New Roman"/>
    </style:style>
    <style:style style:name="T46_71" style:family="text">
      <style:text-properties style:font-name="Times New Roman" style:font-name-asian="Times New Roman" style:font-name-complex="Times New Roman"/>
    </style:style>
    <style:style style:name="T46_72" style:family="text">
      <style:text-properties style:font-name="Times New Roman" style:font-name-asian="Times New Roman" style:font-name-complex="Times New Roman"/>
    </style:style>
    <style:style style:name="T46_73" style:family="text">
      <style:text-properties style:font-name="Times New Roman" style:font-name-asian="Times New Roman" style:font-name-complex="Times New Roman"/>
    </style:style>
    <style:style style:name="T46_74" style:family="text">
      <style:text-properties style:font-name="Times New Roman" style:font-name-asian="Times New Roman" style:font-name-complex="Times New Roman"/>
    </style:style>
    <style:style style:name="T46_75" style:family="text">
      <style:text-properties style:font-name="Times New Roman" style:font-name-asian="Times New Roman" style:font-name-complex="Times New Roman"/>
    </style:style>
    <style:style style:name="T46_76" style:family="text">
      <style:text-properties style:font-name="Times New Roman" style:font-name-asian="Times New Roman" style:font-name-complex="Times New Roman"/>
    </style:style>
    <style:style style:name="T46_77" style:family="text">
      <style:text-properties style:font-name="Times New Roman" style:font-name-asian="Times New Roman" style:font-name-complex="Times New Roman"/>
    </style:style>
    <style:style style:name="T46_78" style:family="text">
      <style:text-properties style:font-name="Times New Roman" style:font-name-asian="Times New Roman" style:font-name-complex="Times New Roman"/>
    </style:style>
    <style:style style:name="T46_79" style:family="text">
      <style:text-properties style:font-name="Times New Roman" style:font-name-asian="Times New Roman" style:font-name-complex="Times New Roman"/>
    </style:style>
    <style:style style:name="T46_80" style:family="text">
      <style:text-properties style:font-name="Times New Roman" style:font-name-asian="Times New Roman" style:font-name-complex="Times New Roman"/>
    </style:style>
    <style:style style:name="T46_81" style:family="text">
      <style:text-properties style:font-name="Times New Roman" style:font-name-asian="Times New Roman" style:font-name-complex="Times New Roman"/>
    </style:style>
    <style:style style:name="T46_82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/>
    </style:style>
    <style:style style:name="T48_30" style:family="text">
      <style:text-properties style:font-name="Times New Roman" style:font-name-asian="Times New Roman" style:font-name-complex="Times New Roman"/>
    </style:style>
    <style:style style:name="T48_31" style:family="text">
      <style:text-properties style:font-name="Times New Roman" style:font-name-asian="Times New Roman" style:font-name-complex="Times New Roman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>
      <style:text-properties style:font-name="Times New Roman" style:font-name-asian="Times New Roman" style:font-name-complex="Times New Roman"/>
    </style:style>
    <style:style style:name="T48_43" style:family="text">
      <style:text-properties style:font-name="Times New Roman" style:font-name-asian="Times New Roman" style:font-name-complex="Times New Roman"/>
    </style:style>
    <style:style style:name="T48_44" style:family="text">
      <style:text-properties style:font-name="Times New Roman" style:font-name-asian="Times New Roman" style:font-name-complex="Times New Roman"/>
    </style:style>
    <style:style style:name="T48_45" style:family="text">
      <style:text-properties style:font-name="Times New Roman" style:font-name-asian="Times New Roman" style:font-name-complex="Times New Roman"/>
    </style:style>
    <style:style style:name="T48_46" style:family="text">
      <style:text-properties style:font-name="Times New Roman" style:font-name-asian="Times New Roman" style:font-name-complex="Times New Roman"/>
    </style:style>
    <style:style style:name="T48_47" style:family="text">
      <style:text-properties style:font-name="Times New Roman" style:font-name-asian="Times New Roman" style:font-name-complex="Times New Roman"/>
    </style:style>
    <style:style style:name="T48_48" style:family="text">
      <style:text-properties style:font-name="Times New Roman" style:font-name-asian="Times New Roman" style:font-name-complex="Times New Roman"/>
    </style:style>
    <style:style style:name="T48_49" style:family="text">
      <style:text-properties style:font-name="Times New Roman" style:font-name-asian="Times New Roman" style:font-name-complex="Times New Roman"/>
    </style:style>
    <style:style style:name="T48_50" style:family="text">
      <style:text-properties style:font-name="Times New Roman" style:font-name-asian="Times New Roman" style:font-name-complex="Times New Roman"/>
    </style:style>
    <style:style style:name="T48_51" style:family="text">
      <style:text-properties style:font-name="Times New Roman" style:font-name-asian="Times New Roman" style:font-name-complex="Times New Roman"/>
    </style:style>
    <style:style style:name="T48_52" style:family="text">
      <style:text-properties style:font-name="Times New Roman" style:font-name-asian="Times New Roman" style:font-name-complex="Times New Roman"/>
    </style:style>
    <style:style style:name="T48_53" style:family="text">
      <style:text-properties style:font-name="Times New Roman" style:font-name-asian="Times New Roman" style:font-name-complex="Times New Roman"/>
    </style:style>
    <style:style style:name="T48_54" style:family="text">
      <style:text-properties style:font-name="Times New Roman" style:font-name-asian="Times New Roman" style:font-name-complex="Times New Roman"/>
    </style:style>
    <style:style style:name="T48_55" style:family="text">
      <style:text-properties style:font-name="Times New Roman" style:font-name-asian="Times New Roman" style:font-name-complex="Times New Roman"/>
    </style:style>
    <style:style style:name="T48_56" style:family="text">
      <style:text-properties style:font-name="Times New Roman" style:font-name-asian="Times New Roman" style:font-name-complex="Times New Roman"/>
    </style:style>
    <style:style style:name="T48_57" style:family="text">
      <style:text-properties style:font-name="Times New Roman" style:font-name-asian="Times New Roman" style:font-name-complex="Times New Roman"/>
    </style:style>
    <style:style style:name="T48_58" style:family="text">
      <style:text-properties style:font-name="Times New Roman" style:font-name-asian="Times New Roman" style:font-name-complex="Times New Roman"/>
    </style:style>
    <style:style style:name="T48_59" style:family="text">
      <style:text-properties style:font-name="Times New Roman" style:font-name-asian="Times New Roman" style:font-name-complex="Times New Roman"/>
    </style:style>
    <style:style style:name="T48_60" style:family="text">
      <style:text-properties style:font-name="Times New Roman" style:font-name-asian="Times New Roman" style:font-name-complex="Times New Roman"/>
    </style:style>
    <style:style style:name="T48_61" style:family="text">
      <style:text-properties style:font-name="Times New Roman" style:font-name-asian="Times New Roman" style:font-name-complex="Times New Roman"/>
    </style:style>
    <style:style style:name="T48_62" style:family="text">
      <style:text-properties style:font-name="Times New Roman" style:font-name-asian="Times New Roman" style:font-name-complex="Times New Roman"/>
    </style:style>
    <style:style style:name="T48_63" style:family="text">
      <style:text-properties style:font-name="Times New Roman" style:font-name-asian="Times New Roman" style:font-name-complex="Times New Roman"/>
    </style:style>
    <style:style style:name="T48_64" style:family="text">
      <style:text-properties style:font-name="Times New Roman" style:font-name-asian="Times New Roman" style:font-name-complex="Times New Roman"/>
    </style:style>
    <style:style style:name="T48_65" style:family="text">
      <style:text-properties style:font-name="Times New Roman" style:font-name-asian="Times New Roman" style:font-name-complex="Times New Roman"/>
    </style:style>
    <style:style style:name="T48_66" style:family="text">
      <style:text-properties style:font-name="Times New Roman" style:font-name-asian="Times New Roman" style:font-name-complex="Times New Roman"/>
    </style:style>
    <style:style style:name="T48_67" style:family="text">
      <style:text-properties style:font-name="Times New Roman" style:font-name-asian="Times New Roman" style:font-name-complex="Times New Roman"/>
    </style:style>
    <style:style style:name="T48_68" style:family="text">
      <style:text-properties style:font-name="Times New Roman" style:font-name-asian="Times New Roman" style:font-name-complex="Times New Roman"/>
    </style:style>
    <style:style style:name="T48_69" style:family="text">
      <style:text-properties style:font-name="Times New Roman" style:font-name-asian="Times New Roman" style:font-name-complex="Times New Roman"/>
    </style:style>
    <style:style style:name="T48_70" style:family="text">
      <style:text-properties style:font-name="Times New Roman" style:font-name-asian="Times New Roman" style:font-name-complex="Times New Roman"/>
    </style:style>
    <style:style style:name="T48_71" style:family="text">
      <style:text-properties style:font-name="Times New Roman" style:font-name-asian="Times New Roman" style:font-name-complex="Times New Roman"/>
    </style:style>
    <style:style style:name="T48_72" style:family="text">
      <style:text-properties style:font-name="Times New Roman" style:font-name-asian="Times New Roman" style:font-name-complex="Times New Roman"/>
    </style:style>
    <style:style style:name="T48_73" style:family="text">
      <style:text-properties style:font-name="Times New Roman" style:font-name-asian="Times New Roman" style:font-name-complex="Times New Roman"/>
    </style:style>
    <style:style style:name="T48_74" style:family="text">
      <style:text-properties style:font-name="Times New Roman" style:font-name-asian="Times New Roman" style:font-name-complex="Times New Roman"/>
    </style:style>
    <style:style style:name="T48_75" style:family="text">
      <style:text-properties style:font-name="Times New Roman" style:font-name-asian="Times New Roman" style:font-name-complex="Times New Roman"/>
    </style:style>
    <style:style style:name="T48_76" style:family="text">
      <style:text-properties style:font-name="Times New Roman" style:font-name-asian="Times New Roman" style:font-name-complex="Times New Roman"/>
    </style:style>
    <style:style style:name="T48_77" style:family="text">
      <style:text-properties style:font-name="Times New Roman" style:font-name-asian="Times New Roman" style:font-name-complex="Times New Roman"/>
    </style:style>
    <style:style style:name="T48_78" style:family="text">
      <style:text-properties style:font-name="Times New Roman" style:font-name-asian="Times New Roman" style:font-name-complex="Times New Roman"/>
    </style:style>
    <style:style style:name="T48_79" style:family="text">
      <style:text-properties style:font-name="Times New Roman" style:font-name-asian="Times New Roman" style:font-name-complex="Times New Roman"/>
    </style:style>
    <style:style style:name="T48_80" style:family="text">
      <style:text-properties style:font-name="Times New Roman" style:font-name-asian="Times New Roman" style:font-name-complex="Times New Roman"/>
    </style:style>
    <style:style style:name="T48_81" style:family="text">
      <style:text-properties style:font-name="Times New Roman" style:font-name-asian="Times New Roman" style:font-name-complex="Times New Roman"/>
    </style:style>
    <style:style style:name="T48_82" style:family="text">
      <style:text-properties style:font-name="Times New Roman" style:font-name-asian="Times New Roman" style:font-name-complex="Times New Roman"/>
    </style:style>
    <style:style style:name="T48_83" style:family="text">
      <style:text-properties style:font-name="Times New Roman" style:font-name-asian="Times New Roman" style:font-name-complex="Times New Roman"/>
    </style:style>
    <style:style style:name="T48_84" style:family="text">
      <style:text-properties style:font-name="Times New Roman" style:font-name-asian="Times New Roman" style:font-name-complex="Times New Roman"/>
    </style:style>
    <style:style style:name="T48_85" style:family="text">
      <style:text-properties style:font-name="Times New Roman" style:font-name-asian="Times New Roman" style:font-name-complex="Times New Roman"/>
    </style:style>
    <style:style style:name="T48_86" style:family="text">
      <style:text-properties style:font-name="Times New Roman" style:font-name-asian="Times New Roman" style:font-name-complex="Times New Roman"/>
    </style:style>
    <style:style style:name="T48_87" style:family="text">
      <style:text-properties style:font-name="Times New Roman" style:font-name-asian="Times New Roman" style:font-name-complex="Times New Roman"/>
    </style:style>
    <style:style style:name="T48_88" style:family="text">
      <style:text-properties style:font-name="Times New Roman" style:font-name-asian="Times New Roman" style:font-name-complex="Times New Roman"/>
    </style:style>
    <style:style style:name="T48_89" style:family="text">
      <style:text-properties style:font-name="Times New Roman" style:font-name-asian="Times New Roman" style:font-name-complex="Times New Roman"/>
    </style:style>
    <style:style style:name="T48_90" style:family="text">
      <style:text-properties style:font-name="Times New Roman" style:font-name-asian="Times New Roman" style:font-name-complex="Times New Roman"/>
    </style:style>
    <style:style style:name="T48_91" style:family="text">
      <style:text-properties style:font-name="Times New Roman" style:font-name-asian="Times New Roman" style:font-name-complex="Times New Roman"/>
    </style:style>
    <style:style style:name="T48_92" style:family="text">
      <style:text-properties style:font-name="Times New Roman" style:font-name-asian="Times New Roman" style:font-name-complex="Times New Roman"/>
    </style:style>
    <style:style style:name="T48_93" style:family="text">
      <style:text-properties style:font-name="Times New Roman" style:font-name-asian="Times New Roman" style:font-name-complex="Times New Roman"/>
    </style:style>
    <style:style style:name="T48_94" style:family="text">
      <style:text-properties style:font-name="Times New Roman" style:font-name-asian="Times New Roman" style:font-name-complex="Times New Roman"/>
    </style:style>
    <style:style style:name="T48_95" style:family="text">
      <style:text-properties style:font-name="Times New Roman" style:font-name-asian="Times New Roman" style:font-name-complex="Times New Roman"/>
    </style:style>
    <style:style style:name="T48_96" style:family="text">
      <style:text-properties style:font-name="Times New Roman" style:font-name-asian="Times New Roman" style:font-name-complex="Times New Roman"/>
    </style:style>
    <style:style style:name="T48_97" style:family="text">
      <style:text-properties style:font-name="Times New Roman" style:font-name-asian="Times New Roman" style:font-name-complex="Times New Roman"/>
    </style:style>
    <style:style style:name="T48_98" style:family="text">
      <style:text-properties style:font-name="Times New Roman" style:font-name-asian="Times New Roman" style:font-name-complex="Times New Roman"/>
    </style:style>
    <style:style style:name="T48_99" style:family="text">
      <style:text-properties style:font-name="Times New Roman" style:font-name-asian="Times New Roman" style:font-name-complex="Times New Roman"/>
    </style:style>
    <style:style style:name="T48_100" style:family="text">
      <style:text-properties style:font-name="Times New Roman" style:font-name-asian="Times New Roman" style:font-name-complex="Times New Roman"/>
    </style:style>
    <style:style style:name="T48_101" style:family="text">
      <style:text-properties style:font-name="Times New Roman" style:font-name-asian="Times New Roman" style:font-name-complex="Times New Roman"/>
    </style:style>
    <style:style style:name="T48_102" style:family="text">
      <style:text-properties style:font-name="Times New Roman" style:font-name-asian="Times New Roman" style:font-name-complex="Times New Roman"/>
    </style:style>
    <style:style style:name="T48_103" style:family="text">
      <style:text-properties style:font-name="Times New Roman" style:font-name-asian="Times New Roman" style:font-name-complex="Times New Roman"/>
    </style:style>
    <style:style style:name="T48_104" style:family="text">
      <style:text-properties style:font-name="Times New Roman" style:font-name-asian="Times New Roman" style:font-name-complex="Times New Roman"/>
    </style:style>
    <style:style style:name="T48_105" style:family="text">
      <style:text-properties style:font-name="Times New Roman" style:font-name-asian="Times New Roman" style:font-name-complex="Times New Roman"/>
    </style:style>
    <style:style style:name="T48_106" style:family="text">
      <style:text-properties style:font-name="Times New Roman" style:font-name-asian="Times New Roman" style:font-name-complex="Times New Roman"/>
    </style:style>
    <style:style style:name="T48_107" style:family="text">
      <style:text-properties style:font-name="Times New Roman" style:font-name-asian="Times New Roman" style:font-name-complex="Times New Roman"/>
    </style:style>
    <style:style style:name="T48_108" style:family="text">
      <style:text-properties style:font-name="Times New Roman" style:font-name-asian="Times New Roman" style:font-name-complex="Times New Roman"/>
    </style:style>
    <style:style style:name="T48_109" style:family="text">
      <style:text-properties style:font-name="Times New Roman" style:font-name-asian="Times New Roman" style:font-name-complex="Times New Roman"/>
    </style:style>
    <style:style style:name="T48_110" style:family="text">
      <style:text-properties style:font-name="Times New Roman" style:font-name-asian="Times New Roman" style:font-name-complex="Times New Roman"/>
    </style:style>
    <style:style style:name="T48_111" style:family="text">
      <style:text-properties style:font-name="Times New Roman" style:font-name-asian="Times New Roman" style:font-name-complex="Times New Roman"/>
    </style:style>
    <style:style style:name="T48_112" style:family="text">
      <style:text-properties style:font-name="Times New Roman" style:font-name-asian="Times New Roman" style:font-name-complex="Times New Roman"/>
    </style:style>
    <style:style style:name="T48_113" style:family="text">
      <style:text-properties style:font-name="Times New Roman" style:font-name-asian="Times New Roman" style:font-name-complex="Times New Roman"/>
    </style:style>
    <style:style style:name="T48_114" style:family="text">
      <style:text-properties style:font-name="Times New Roman" style:font-name-asian="Times New Roman" style:font-name-complex="Times New Roman"/>
    </style:style>
    <style:style style:name="T48_115" style:family="text">
      <style:text-properties style:font-name="Times New Roman" style:font-name-asian="Times New Roman" style:font-name-complex="Times New Roman"/>
    </style:style>
    <style:style style:name="T48_116" style:family="text">
      <style:text-properties style:font-name="Times New Roman" style:font-name-asian="Times New Roman" style:font-name-complex="Times New Roman"/>
    </style:style>
    <style:style style:name="T48_117" style:family="text">
      <style:text-properties style:font-name="Times New Roman" style:font-name-asian="Times New Roman" style:font-name-complex="Times New Roman"/>
    </style:style>
    <style:style style:name="T48_118" style:family="text">
      <style:text-properties style:font-name="Times New Roman" style:font-name-asian="Times New Roman" style:font-name-complex="Times New Roman"/>
    </style:style>
    <style:style style:name="T48_119" style:family="text">
      <style:text-properties style:font-name="Times New Roman" style:font-name-asian="Times New Roman" style:font-name-complex="Times New Roman"/>
    </style:style>
    <style:style style:name="T48_120" style:family="text">
      <style:text-properties style:font-name="Times New Roman" style:font-name-asian="Times New Roman" style:font-name-complex="Times New Roman"/>
    </style:style>
    <style:style style:name="T48_121" style:family="text">
      <style:text-properties style:font-name="Times New Roman" style:font-name-asian="Times New Roman" style:font-name-complex="Times New Roman"/>
    </style:style>
    <style:style style:name="T48_122" style:family="text">
      <style:text-properties style:font-name="Times New Roman" style:font-name-asian="Times New Roman" style:font-name-complex="Times New Roman"/>
    </style:style>
    <style:style style:name="T48_123" style:family="text">
      <style:text-properties style:font-name="Times New Roman" style:font-name-asian="Times New Roman" style:font-name-complex="Times New Roman"/>
    </style:style>
    <style:style style:name="T48_124" style:family="text">
      <style:text-properties style:font-name="Times New Roman" style:font-name-asian="Times New Roman" style:font-name-complex="Times New Roman"/>
    </style:style>
    <style:style style:name="T48_125" style:family="text">
      <style:text-properties style:font-name="Times New Roman" style:font-name-asian="Times New Roman" style:font-name-complex="Times New Roman"/>
    </style:style>
    <style:style style:name="T48_126" style:family="text">
      <style:text-properties style:font-name="Times New Roman" style:font-name-asian="Times New Roman" style:font-name-complex="Times New Roman"/>
    </style:style>
    <style:style style:name="T48_127" style:family="text">
      <style:text-properties style:font-name="Times New Roman" style:font-name-asian="Times New Roman" style:font-name-complex="Times New Roman"/>
    </style:style>
    <style:style style:name="T48_128" style:family="text">
      <style:text-properties style:font-name="Times New Roman" style:font-name-asian="Times New Roman" style:font-name-complex="Times New Roman"/>
    </style:style>
    <style:style style:name="T48_129" style:family="text">
      <style:text-properties style:font-name="Times New Roman" style:font-name-asian="Times New Roman" style:font-name-complex="Times New Roman"/>
    </style:style>
    <style:style style:name="T48_130" style:family="text">
      <style:text-properties style:font-name="Times New Roman" style:font-name-asian="Times New Roman" style:font-name-complex="Times New Roman"/>
    </style:style>
    <style:style style:name="T48_131" style:family="text">
      <style:text-properties style:font-name="Times New Roman" style:font-name-asian="Times New Roman" style:font-name-complex="Times New Roman"/>
    </style:style>
    <style:style style:name="T48_132" style:family="text">
      <style:text-properties style:font-name="Times New Roman" style:font-name-asian="Times New Roman" style:font-name-complex="Times New Roman"/>
    </style:style>
    <style:style style:name="T48_133" style:family="text">
      <style:text-properties style:font-name="Times New Roman" style:font-name-asian="Times New Roman" style:font-name-complex="Times New Roman"/>
    </style:style>
    <style:style style:name="T48_134" style:family="text">
      <style:text-properties style:font-name="Times New Roman" style:font-name-asian="Times New Roman" style:font-name-complex="Times New Roman"/>
    </style:style>
    <style:style style:name="T48_135" style:family="text">
      <style:text-properties style:font-name="Times New Roman" style:font-name-asian="Times New Roman" style:font-name-complex="Times New Roman"/>
    </style:style>
    <style:style style:name="T48_136" style:family="text">
      <style:text-properties style:font-name="Times New Roman" style:font-name-asian="Times New Roman" style:font-name-complex="Times New Roman"/>
    </style:style>
    <style:style style:name="T48_137" style:family="text">
      <style:text-properties style:font-name="Times New Roman" style:font-name-asian="Times New Roman" style:font-name-complex="Times New Roman"/>
    </style:style>
    <style:style style:name="T48_138" style:family="text">
      <style:text-properties style:font-name="Times New Roman" style:font-name-asian="Times New Roman" style:font-name-complex="Times New Roman"/>
    </style:style>
    <style:style style:name="T48_139" style:family="text">
      <style:text-properties style:font-name="Times New Roman" style:font-name-asian="Times New Roman" style:font-name-complex="Times New Roman"/>
    </style:style>
    <style:style style:name="T48_140" style:family="text">
      <style:text-properties style:font-name="Times New Roman" style:font-name-asian="Times New Roman" style:font-name-complex="Times New Roman"/>
    </style:style>
    <style:style style:name="T48_141" style:family="text">
      <style:text-properties style:font-name="Times New Roman" style:font-name-asian="Times New Roman" style:font-name-complex="Times New Roman"/>
    </style:style>
    <style:style style:name="T48_142" style:family="text">
      <style:text-properties style:font-name="Times New Roman" style:font-name-asian="Times New Roman" style:font-name-complex="Times New Roman"/>
    </style:style>
    <style:style style:name="T48_143" style:family="text">
      <style:text-properties style:font-name="Times New Roman" style:font-name-asian="Times New Roman" style:font-name-complex="Times New Roman"/>
    </style:style>
    <style:style style:name="T48_144" style:family="text">
      <style:text-properties style:font-name="Times New Roman" style:font-name-asian="Times New Roman" style:font-name-complex="Times New Roman"/>
    </style:style>
    <style:style style:name="T48_145" style:family="text">
      <style:text-properties style:font-name="Times New Roman" style:font-name-asian="Times New Roman" style:font-name-complex="Times New Roman"/>
    </style:style>
    <style:style style:name="T48_146" style:family="text">
      <style:text-properties style:font-name="Times New Roman" style:font-name-asian="Times New Roman" style:font-name-complex="Times New Roman"/>
    </style:style>
    <style:style style:name="T48_147" style:family="text">
      <style:text-properties style:font-name="Times New Roman" style:font-name-asian="Times New Roman" style:font-name-complex="Times New Roman"/>
    </style:style>
    <style:style style:name="T48_148" style:family="text">
      <style:text-properties style:font-name="Times New Roman" style:font-name-asian="Times New Roman" style:font-name-complex="Times New Roman"/>
    </style:style>
    <style:style style:name="T48_149" style:family="text">
      <style:text-properties style:font-name="Times New Roman" style:font-name-asian="Times New Roman" style:font-name-complex="Times New Roman"/>
    </style:style>
    <style:style style:name="T48_150" style:family="text">
      <style:text-properties style:font-name="Times New Roman" style:font-name-asian="Times New Roman" style:font-name-complex="Times New Roman"/>
    </style:style>
    <style:style style:name="T48_151" style:family="text">
      <style:text-properties style:font-name="Times New Roman" style:font-name-asian="Times New Roman" style:font-name-complex="Times New Roman"/>
    </style:style>
    <style:style style:name="T48_152" style:family="text">
      <style:text-properties style:font-name="Times New Roman" style:font-name-asian="Times New Roman" style:font-name-complex="Times New Roman"/>
    </style:style>
    <style:style style:name="T48_153" style:family="text">
      <style:text-properties style:font-name="Times New Roman" style:font-name-asian="Times New Roman" style:font-name-complex="Times New Roman"/>
    </style:style>
    <style:style style:name="T48_154" style:family="text">
      <style:text-properties style:font-name="Times New Roman" style:font-name-asian="Times New Roman" style:font-name-complex="Times New Roman"/>
    </style:style>
    <style:style style:name="T48_155" style:family="text">
      <style:text-properties style:font-name="Times New Roman" style:font-name-asian="Times New Roman" style:font-name-complex="Times New Roman"/>
    </style:style>
    <style:style style:name="T48_156" style:family="text">
      <style:text-properties style:font-name="Times New Roman" style:font-name-asian="Times New Roman" style:font-name-complex="Times New Roman"/>
    </style:style>
    <style:style style:name="T48_157" style:family="text">
      <style:text-properties style:font-name="Times New Roman" style:font-name-asian="Times New Roman" style:font-name-complex="Times New Roman"/>
    </style:style>
    <style:style style:name="T48_158" style:family="text">
      <style:text-properties style:font-name="Times New Roman" style:font-name-asian="Times New Roman" style:font-name-complex="Times New Roman"/>
    </style:style>
    <style:style style:name="T48_159" style:family="text">
      <style:text-properties style:font-name="Times New Roman" style:font-name-asian="Times New Roman" style:font-name-complex="Times New Roman"/>
    </style:style>
    <style:style style:name="T48_160" style:family="text">
      <style:text-properties style:font-name="Times New Roman" style:font-name-asian="Times New Roman" style:font-name-complex="Times New Roman"/>
    </style:style>
    <style:style style:name="T48_161" style:family="text">
      <style:text-properties style:font-name="Times New Roman" style:font-name-asian="Times New Roman" style:font-name-complex="Times New Roman"/>
    </style:style>
    <style:style style:name="T48_162" style:family="text">
      <style:text-properties style:font-name="Times New Roman" style:font-name-asian="Times New Roman" style:font-name-complex="Times New Roman"/>
    </style:style>
    <style:style style:name="T48_163" style:family="text">
      <style:text-properties style:font-name="Times New Roman" style:font-name-asian="Times New Roman" style:font-name-complex="Times New Roman"/>
    </style:style>
    <style:style style:name="T48_164" style:family="text">
      <style:text-properties style:font-name="Times New Roman" style:font-name-asian="Times New Roman" style:font-name-complex="Times New Roman"/>
    </style:style>
    <style:style style:name="T48_165" style:family="text">
      <style:text-properties style:font-name="Times New Roman" style:font-name-asian="Times New Roman" style:font-name-complex="Times New Roman"/>
    </style:style>
    <style:style style:name="T48_166" style:family="text">
      <style:text-properties style:font-name="Times New Roman" style:font-name-asian="Times New Roman" style:font-name-complex="Times New Roman"/>
    </style:style>
    <style:style style:name="T48_167" style:family="text">
      <style:text-properties style:font-name="Times New Roman" style:font-name-asian="Times New Roman" style:font-name-complex="Times New Roman"/>
    </style:style>
    <style:style style:name="T48_168" style:family="text">
      <style:text-properties style:font-name="Times New Roman" style:font-name-asian="Times New Roman" style:font-name-complex="Times New Roman"/>
    </style:style>
    <style:style style:name="T48_169" style:family="text">
      <style:text-properties style:font-name="Times New Roman" style:font-name-asian="Times New Roman" style:font-name-complex="Times New Roman"/>
    </style:style>
    <style:style style:name="T48_170" style:family="text">
      <style:text-properties style:font-name="Times New Roman" style:font-name-asian="Times New Roman" style:font-name-complex="Times New Roman"/>
    </style:style>
    <style:style style:name="T48_171" style:family="text">
      <style:text-properties style:font-name="Times New Roman" style:font-name-asian="Times New Roman" style:font-name-complex="Times New Roman"/>
    </style:style>
    <style:style style:name="T48_172" style:family="text">
      <style:text-properties style:font-name="Times New Roman" style:font-name-asian="Times New Roman" style:font-name-complex="Times New Roman"/>
    </style:style>
    <style:style style:name="T48_173" style:family="text">
      <style:text-properties style:font-name="Times New Roman" style:font-name-asian="Times New Roman" style:font-name-complex="Times New Roman"/>
    </style:style>
    <style:style style:name="T48_174" style:family="text">
      <style:text-properties style:font-name="Times New Roman" style:font-name-asian="Times New Roman" style:font-name-complex="Times New Roman"/>
    </style:style>
    <style:style style:name="T48_175" style:family="text">
      <style:text-properties style:font-name="Times New Roman" style:font-name-asian="Times New Roman" style:font-name-complex="Times New Roman"/>
    </style:style>
    <style:style style:name="T48_176" style:family="text">
      <style:text-properties style:font-name="Times New Roman" style:font-name-asian="Times New Roman" style:font-name-complex="Times New Roman"/>
    </style:style>
    <style:style style:name="T48_177" style:family="text">
      <style:text-properties style:font-name="Times New Roman" style:font-name-asian="Times New Roman" style:font-name-complex="Times New Roman"/>
    </style:style>
    <style:style style:name="T48_178" style:family="text">
      <style:text-properties style:font-name="Times New Roman" style:font-name-asian="Times New Roman" style:font-name-complex="Times New Roman"/>
    </style:style>
    <style:style style:name="T48_179" style:family="text">
      <style:text-properties style:font-name="Times New Roman" style:font-name-asian="Times New Roman" style:font-name-complex="Times New Roman"/>
    </style:style>
    <style:style style:name="T48_180" style:family="text">
      <style:text-properties style:font-name="Times New Roman" style:font-name-asian="Times New Roman" style:font-name-complex="Times New Roman"/>
    </style:style>
    <style:style style:name="T48_181" style:family="text">
      <style:text-properties style:font-name="Times New Roman" style:font-name-asian="Times New Roman" style:font-name-complex="Times New Roman"/>
    </style:style>
    <style:style style:name="T48_182" style:family="text">
      <style:text-properties style:font-name="Times New Roman" style:font-name-asian="Times New Roman" style:font-name-complex="Times New Roman"/>
    </style:style>
    <style:style style:name="T48_183" style:family="text">
      <style:text-properties style:font-name="Times New Roman" style:font-name-asian="Times New Roman" style:font-name-complex="Times New Roman"/>
    </style:style>
    <style:style style:name="T48_184" style:family="text">
      <style:text-properties style:font-name="Times New Roman" style:font-name-asian="Times New Roman" style:font-name-complex="Times New Roman"/>
    </style:style>
    <style:style style:name="T48_185" style:family="text">
      <style:text-properties style:font-name="Times New Roman" style:font-name-asian="Times New Roman" style:font-name-complex="Times New Roman"/>
    </style:style>
    <style:style style:name="T48_186" style:family="text">
      <style:text-properties style:font-name="Times New Roman" style:font-name-asian="Times New Roman" style:font-name-complex="Times New Roman"/>
    </style:style>
    <style:style style:name="T48_187" style:family="text">
      <style:text-properties style:font-name="Times New Roman" style:font-name-asian="Times New Roman" style:font-name-complex="Times New Roman"/>
    </style:style>
    <style:style style:name="T48_188" style:family="text">
      <style:text-properties style:font-name="Times New Roman" style:font-name-asian="Times New Roman" style:font-name-complex="Times New Roman"/>
    </style:style>
    <style:style style:name="T48_189" style:family="text">
      <style:text-properties style:font-name="Times New Roman" style:font-name-asian="Times New Roman" style:font-name-complex="Times New Roman"/>
    </style:style>
    <style:style style:name="T48_190" style:family="text">
      <style:text-properties style:font-name="Times New Roman" style:font-name-asian="Times New Roman" style:font-name-complex="Times New Roman"/>
    </style:style>
    <style:style style:name="T48_191" style:family="text">
      <style:text-properties style:font-name="Times New Roman" style:font-name-asian="Times New Roman" style:font-name-complex="Times New Roman"/>
    </style:style>
    <style:style style:name="T48_192" style:family="text">
      <style:text-properties style:font-name="Times New Roman" style:font-name-asian="Times New Roman" style:font-name-complex="Times New Roman"/>
    </style:style>
    <style:style style:name="T48_193" style:family="text">
      <style:text-properties style:font-name="Times New Roman" style:font-name-asian="Times New Roman" style:font-name-complex="Times New Roman"/>
    </style:style>
    <style:style style:name="T48_194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T50_26" style:family="text">
      <style:text-properties style:font-name="Times New Roman" style:font-name-asian="Times New Roman" style:font-name-complex="Times New Roman"/>
    </style:style>
    <style:style style:name="T50_27" style:family="text">
      <style:text-properties style:font-name="Times New Roman" style:font-name-asian="Times New Roman" style:font-name-complex="Times New Roman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/>
    </style:style>
    <style:style style:name="T50_54" style:family="text">
      <style:text-properties style:font-name="Times New Roman" style:font-name-asian="Times New Roman" style:font-name-complex="Times New Roman"/>
    </style:style>
    <style:style style:name="T50_55" style:family="text">
      <style:text-properties style:font-name="Times New Roman" style:font-name-asian="Times New Roman" style:font-name-complex="Times New Roman"/>
    </style:style>
    <style:style style:name="T50_56" style:family="text">
      <style:text-properties style:font-name="Times New Roman" style:font-name-asian="Times New Roman" style:font-name-complex="Times New Roman"/>
    </style:style>
    <style:style style:name="T50_57" style:family="text">
      <style:text-properties style:font-name="Times New Roman" style:font-name-asian="Times New Roman" style:font-name-complex="Times New Roman"/>
    </style:style>
    <style:style style:name="T50_58" style:family="text">
      <style:text-properties style:font-name="Times New Roman" style:font-name-asian="Times New Roman" style:font-name-complex="Times New Roman"/>
    </style:style>
    <style:style style:name="T50_59" style:family="text">
      <style:text-properties style:font-name="Times New Roman" style:font-name-asian="Times New Roman" style:font-name-complex="Times New Roman"/>
    </style:style>
    <style:style style:name="T50_60" style:family="text">
      <style:text-properties style:font-name="Times New Roman" style:font-name-asian="Times New Roman" style:font-name-complex="Times New Roman"/>
    </style:style>
    <style:style style:name="T50_61" style:family="text">
      <style:text-properties style:font-name="Times New Roman" style:font-name-asian="Times New Roman" style:font-name-complex="Times New Roman"/>
    </style:style>
    <style:style style:name="T50_62" style:family="text">
      <style:text-properties style:font-name="Times New Roman" style:font-name-asian="Times New Roman" style:font-name-complex="Times New Roman"/>
    </style:style>
    <style:style style:name="T50_63" style:family="text">
      <style:text-properties style:font-name="Times New Roman" style:font-name-asian="Times New Roman" style:font-name-complex="Times New Roman"/>
    </style:style>
    <style:style style:name="T50_64" style:family="text">
      <style:text-properties style:font-name="Times New Roman" style:font-name-asian="Times New Roman" style:font-name-complex="Times New Roman"/>
    </style:style>
    <style:style style:name="T50_65" style:family="text">
      <style:text-properties style:font-name="Times New Roman" style:font-name-asian="Times New Roman" style:font-name-complex="Times New Roman"/>
    </style:style>
    <style:style style:name="T50_66" style:family="text">
      <style:text-properties style:font-name="Times New Roman" style:font-name-asian="Times New Roman" style:font-name-complex="Times New Roman"/>
    </style:style>
    <style:style style:name="T50_67" style:family="text">
      <style:text-properties style:font-name="Times New Roman" style:font-name-asian="Times New Roman" style:font-name-complex="Times New Roman"/>
    </style:style>
    <style:style style:name="T50_68" style:family="text">
      <style:text-properties style:font-name="Times New Roman" style:font-name-asian="Times New Roman" style:font-name-complex="Times New Roman"/>
    </style:style>
    <style:style style:name="T50_69" style:family="text">
      <style:text-properties style:font-name="Times New Roman" style:font-name-asian="Times New Roman" style:font-name-complex="Times New Roman"/>
    </style:style>
    <style:style style:name="T50_70" style:family="text">
      <style:text-properties style:font-name="Times New Roman" style:font-name-asian="Times New Roman" style:font-name-complex="Times New Roman"/>
    </style:style>
    <style:style style:name="T50_71" style:family="text">
      <style:text-properties style:font-name="Times New Roman" style:font-name-asian="Times New Roman" style:font-name-complex="Times New Roman"/>
    </style:style>
    <style:style style:name="T50_72" style:family="text">
      <style:text-properties style:font-name="Times New Roman" style:font-name-asian="Times New Roman" style:font-name-complex="Times New Roman"/>
    </style:style>
    <style:style style:name="T50_73" style:family="text">
      <style:text-properties style:font-name="Times New Roman" style:font-name-asian="Times New Roman" style:font-name-complex="Times New Roman"/>
    </style:style>
    <style:style style:name="T50_74" style:family="text">
      <style:text-properties style:font-name="Times New Roman" style:font-name-asian="Times New Roman" style:font-name-complex="Times New Roman"/>
    </style:style>
    <style:style style:name="T50_75" style:family="text">
      <style:text-properties style:font-name="Times New Roman" style:font-name-asian="Times New Roman" style:font-name-complex="Times New Roman"/>
    </style:style>
    <style:style style:name="T50_76" style:family="text">
      <style:text-properties style:font-name="Times New Roman" style:font-name-asian="Times New Roman" style:font-name-complex="Times New Roman"/>
    </style:style>
    <style:style style:name="T50_77" style:family="text">
      <style:text-properties style:font-name="Times New Roman" style:font-name-asian="Times New Roman" style:font-name-complex="Times New Roman"/>
    </style:style>
    <style:style style:name="T50_78" style:family="text">
      <style:text-properties style:font-name="Times New Roman" style:font-name-asian="Times New Roman" style:font-name-complex="Times New Roman"/>
    </style:style>
    <style:style style:name="T50_79" style:family="text">
      <style:text-properties style:font-name="Times New Roman" style:font-name-asian="Times New Roman" style:font-name-complex="Times New Roman"/>
    </style:style>
    <style:style style:name="T50_80" style:family="text">
      <style:text-properties style:font-name="Times New Roman" style:font-name-asian="Times New Roman" style:font-name-complex="Times New Roman"/>
    </style:style>
    <style:style style:name="T50_81" style:family="text">
      <style:text-properties style:font-name="Times New Roman" style:font-name-asian="Times New Roman" style:font-name-complex="Times New Roman"/>
    </style:style>
    <style:style style:name="T50_82" style:family="text">
      <style:text-properties style:font-name="Times New Roman" style:font-name-asian="Times New Roman" style:font-name-complex="Times New Roman"/>
    </style:style>
    <style:style style:name="T50_83" style:family="text">
      <style:text-properties style:font-name="Times New Roman" style:font-name-asian="Times New Roman" style:font-name-complex="Times New Roman"/>
    </style:style>
    <style:style style:name="T50_84" style:family="text">
      <style:text-properties style:font-name="Times New Roman" style:font-name-asian="Times New Roman" style:font-name-complex="Times New Roman"/>
    </style:style>
    <style:style style:name="T50_85" style:family="text">
      <style:text-properties style:font-name="Times New Roman" style:font-name-asian="Times New Roman" style:font-name-complex="Times New Roman"/>
    </style:style>
    <style:style style:name="T50_86" style:family="text">
      <style:text-properties style:font-name="Times New Roman" style:font-name-asian="Times New Roman" style:font-name-complex="Times New Roman"/>
    </style:style>
    <style:style style:name="T50_87" style:family="text">
      <style:text-properties style:font-name="Times New Roman" style:font-name-asian="Times New Roman" style:font-name-complex="Times New Roman"/>
    </style:style>
    <style:style style:name="T50_88" style:family="text">
      <style:text-properties style:font-name="Times New Roman" style:font-name-asian="Times New Roman" style:font-name-complex="Times New Roman"/>
    </style:style>
    <style:style style:name="T50_89" style:family="text">
      <style:text-properties style:font-name="Times New Roman" style:font-name-asian="Times New Roman" style:font-name-complex="Times New Roman"/>
    </style:style>
    <style:style style:name="T50_90" style:family="text">
      <style:text-properties style:font-name="Times New Roman" style:font-name-asian="Times New Roman" style:font-name-complex="Times New Roman"/>
    </style:style>
    <style:style style:name="T50_91" style:family="text">
      <style:text-properties style:font-name="Times New Roman" style:font-name-asian="Times New Roman" style:font-name-complex="Times New Roman"/>
    </style:style>
    <style:style style:name="T50_92" style:family="text">
      <style:text-properties style:font-name="Times New Roman" style:font-name-asian="Times New Roman" style:font-name-complex="Times New Roman"/>
    </style:style>
    <style:style style:name="T50_93" style:family="text">
      <style:text-properties style:font-name="Times New Roman" style:font-name-asian="Times New Roman" style:font-name-complex="Times New Roman"/>
    </style:style>
    <style:style style:name="T50_94" style:family="text">
      <style:text-properties style:font-name="Times New Roman" style:font-name-asian="Times New Roman" style:font-name-complex="Times New Roman"/>
    </style:style>
    <style:style style:name="T50_95" style:family="text">
      <style:text-properties style:font-name="Times New Roman" style:font-name-asian="Times New Roman" style:font-name-complex="Times New Roman"/>
    </style:style>
    <style:style style:name="T50_96" style:family="text">
      <style:text-properties style:font-name="Times New Roman" style:font-name-asian="Times New Roman" style:font-name-complex="Times New Roman"/>
    </style:style>
    <style:style style:name="T50_97" style:family="text">
      <style:text-properties style:font-name="Times New Roman" style:font-name-asian="Times New Roman" style:font-name-complex="Times New Roman"/>
    </style:style>
    <style:style style:name="T50_98" style:family="text">
      <style:text-properties style:font-name="Times New Roman" style:font-name-asian="Times New Roman" style:font-name-complex="Times New Roman"/>
    </style:style>
    <style:style style:name="T50_99" style:family="text">
      <style:text-properties style:font-name="Times New Roman" style:font-name-asian="Times New Roman" style:font-name-complex="Times New Roman"/>
    </style:style>
    <style:style style:name="T50_100" style:family="text">
      <style:text-properties style:font-name="Times New Roman" style:font-name-asian="Times New Roman" style:font-name-complex="Times New Roman"/>
    </style:style>
    <style:style style:name="T50_101" style:family="text">
      <style:text-properties style:font-name="Times New Roman" style:font-name-asian="Times New Roman" style:font-name-complex="Times New Roman"/>
    </style:style>
    <style:style style:name="T50_102" style:family="text">
      <style:text-properties style:font-name="Times New Roman" style:font-name-asian="Times New Roman" style:font-name-complex="Times New Roman"/>
    </style:style>
    <style:style style:name="T50_103" style:family="text">
      <style:text-properties style:font-name="Times New Roman" style:font-name-asian="Times New Roman" style:font-name-complex="Times New Roman"/>
    </style:style>
    <style:style style:name="T50_104" style:family="text">
      <style:text-properties style:font-name="Times New Roman" style:font-name-asian="Times New Roman" style:font-name-complex="Times New Roman"/>
    </style:style>
    <style:style style:name="T50_105" style:family="text">
      <style:text-properties style:font-name="Times New Roman" style:font-name-asian="Times New Roman" style:font-name-complex="Times New Roman"/>
    </style:style>
    <style:style style:name="T50_106" style:family="text">
      <style:text-properties style:font-name="Times New Roman" style:font-name-asian="Times New Roman" style:font-name-complex="Times New Roman"/>
    </style:style>
    <style:style style:name="T50_107" style:family="text">
      <style:text-properties style:font-name="Times New Roman" style:font-name-asian="Times New Roman" style:font-name-complex="Times New Roman"/>
    </style:style>
    <style:style style:name="T50_108" style:family="text">
      <style:text-properties style:font-name="Times New Roman" style:font-name-asian="Times New Roman" style:font-name-complex="Times New Roman"/>
    </style:style>
    <style:style style:name="T50_109" style:family="text">
      <style:text-properties style:font-name="Times New Roman" style:font-name-asian="Times New Roman" style:font-name-complex="Times New Roman"/>
    </style:style>
    <style:style style:name="T50_110" style:family="text">
      <style:text-properties style:font-name="Times New Roman" style:font-name-asian="Times New Roman" style:font-name-complex="Times New Roman"/>
    </style:style>
    <style:style style:name="T50_111" style:family="text">
      <style:text-properties style:font-name="Times New Roman" style:font-name-asian="Times New Roman" style:font-name-complex="Times New Roman"/>
    </style:style>
    <style:style style:name="T50_112" style:family="text">
      <style:text-properties style:font-name="Times New Roman" style:font-name-asian="Times New Roman" style:font-name-complex="Times New Roman"/>
    </style:style>
    <style:style style:name="T50_113" style:family="text">
      <style:text-properties style:font-name="Times New Roman" style:font-name-asian="Times New Roman" style:font-name-complex="Times New Roman"/>
    </style:style>
    <style:style style:name="T50_114" style:family="text">
      <style:text-properties style:font-name="Times New Roman" style:font-name-asian="Times New Roman" style:font-name-complex="Times New Roman"/>
    </style:style>
    <style:style style:name="T50_115" style:family="text">
      <style:text-properties style:font-name="Times New Roman" style:font-name-asian="Times New Roman" style:font-name-complex="Times New Roman"/>
    </style:style>
    <style:style style:name="T50_116" style:family="text">
      <style:text-properties style:font-name="Times New Roman" style:font-name-asian="Times New Roman" style:font-name-complex="Times New Roman"/>
    </style:style>
    <style:style style:name="T50_117" style:family="text">
      <style:text-properties style:font-name="Times New Roman" style:font-name-asian="Times New Roman" style:font-name-complex="Times New Roman"/>
    </style:style>
    <style:style style:name="T50_118" style:family="text">
      <style:text-properties style:font-name="Times New Roman" style:font-name-asian="Times New Roman" style:font-name-complex="Times New Roman"/>
    </style:style>
    <style:style style:name="T50_119" style:family="text">
      <style:text-properties style:font-name="Times New Roman" style:font-name-asian="Times New Roman" style:font-name-complex="Times New Roman"/>
    </style:style>
    <style:style style:name="T50_120" style:family="text">
      <style:text-properties style:font-name="Times New Roman" style:font-name-asian="Times New Roman" style:font-name-complex="Times New Roman"/>
    </style:style>
    <style:style style:name="T50_121" style:family="text">
      <style:text-properties style:font-name="Times New Roman" style:font-name-asian="Times New Roman" style:font-name-complex="Times New Roman"/>
    </style:style>
    <style:style style:name="T50_122" style:family="text">
      <style:text-properties style:font-name="Times New Roman" style:font-name-asian="Times New Roman" style:font-name-complex="Times New Roman"/>
    </style:style>
    <style:style style:name="T50_123" style:family="text">
      <style:text-properties style:font-name="Times New Roman" style:font-name-asian="Times New Roman" style:font-name-complex="Times New Roman"/>
    </style:style>
    <style:style style:name="T50_124" style:family="text">
      <style:text-properties style:font-name="Times New Roman" style:font-name-asian="Times New Roman" style:font-name-complex="Times New Roman"/>
    </style:style>
    <style:style style:name="T50_125" style:family="text">
      <style:text-properties style:font-name="Times New Roman" style:font-name-asian="Times New Roman" style:font-name-complex="Times New Roman"/>
    </style:style>
    <style:style style:name="T50_126" style:family="text">
      <style:text-properties style:font-name="Times New Roman" style:font-name-asian="Times New Roman" style:font-name-complex="Times New Roman"/>
    </style:style>
    <style:style style:name="T50_127" style:family="text">
      <style:text-properties style:font-name="Times New Roman" style:font-name-asian="Times New Roman" style:font-name-complex="Times New Roman"/>
    </style:style>
    <style:style style:name="T50_128" style:family="text">
      <style:text-properties style:font-name="Times New Roman" style:font-name-asian="Times New Roman" style:font-name-complex="Times New Roman"/>
    </style:style>
    <style:style style:name="T50_129" style:family="text">
      <style:text-properties style:font-name="Times New Roman" style:font-name-asian="Times New Roman" style:font-name-complex="Times New Roman"/>
    </style:style>
    <style:style style:name="T50_130" style:family="text">
      <style:text-properties style:font-name="Times New Roman" style:font-name-asian="Times New Roman" style:font-name-complex="Times New Roman"/>
    </style:style>
    <style:style style:name="T50_131" style:family="text">
      <style:text-properties style:font-name="Times New Roman" style:font-name-asian="Times New Roman" style:font-name-complex="Times New Roman"/>
    </style:style>
    <style:style style:name="T50_132" style:family="text">
      <style:text-properties style:font-name="Times New Roman" style:font-name-asian="Times New Roman" style:font-name-complex="Times New Roman"/>
    </style:style>
    <style:style style:name="T50_133" style:family="text">
      <style:text-properties style:font-name="Times New Roman" style:font-name-asian="Times New Roman" style:font-name-complex="Times New Roman"/>
    </style:style>
    <style:style style:name="T50_134" style:family="text">
      <style:text-properties style:font-name="Times New Roman" style:font-name-asian="Times New Roman" style:font-name-complex="Times New Roman"/>
    </style:style>
    <style:style style:name="T50_135" style:family="text">
      <style:text-properties style:font-name="Times New Roman" style:font-name-asian="Times New Roman" style:font-name-complex="Times New Roman"/>
    </style:style>
    <style:style style:name="T50_136" style:family="text">
      <style:text-properties style:font-name="Times New Roman" style:font-name-asian="Times New Roman" style:font-name-complex="Times New Roman"/>
    </style:style>
    <style:style style:name="T50_137" style:family="text">
      <style:text-properties style:font-name="Times New Roman" style:font-name-asian="Times New Roman" style:font-name-complex="Times New Roman"/>
    </style:style>
    <style:style style:name="T50_138" style:family="text">
      <style:text-properties style:font-name="Times New Roman" style:font-name-asian="Times New Roman" style:font-name-complex="Times New Roman"/>
    </style:style>
    <style:style style:name="T50_139" style:family="text">
      <style:text-properties style:font-name="Times New Roman" style:font-name-asian="Times New Roman" style:font-name-complex="Times New Roman"/>
    </style:style>
    <style:style style:name="T50_140" style:family="text">
      <style:text-properties style:font-name="Times New Roman" style:font-name-asian="Times New Roman" style:font-name-complex="Times New Roman"/>
    </style:style>
    <style:style style:name="T50_141" style:family="text">
      <style:text-properties style:font-name="Times New Roman" style:font-name-asian="Times New Roman" style:font-name-complex="Times New Roman"/>
    </style:style>
    <style:style style:name="T50_142" style:family="text">
      <style:text-properties style:font-name="Times New Roman" style:font-name-asian="Times New Roman" style:font-name-complex="Times New Roman"/>
    </style:style>
    <style:style style:name="T50_143" style:family="text">
      <style:text-properties style:font-name="Times New Roman" style:font-name-asian="Times New Roman" style:font-name-complex="Times New Roman"/>
    </style:style>
    <style:style style:name="T50_144" style:family="text">
      <style:text-properties style:font-name="Times New Roman" style:font-name-asian="Times New Roman" style:font-name-complex="Times New Roman"/>
    </style:style>
    <style:style style:name="T50_145" style:family="text">
      <style:text-properties style:font-name="Times New Roman" style:font-name-asian="Times New Roman" style:font-name-complex="Times New Roman"/>
    </style:style>
    <style:style style:name="T50_146" style:family="text">
      <style:text-properties style:font-name="Times New Roman" style:font-name-asian="Times New Roman" style:font-name-complex="Times New Roman"/>
    </style:style>
    <style:style style:name="T50_147" style:family="text">
      <style:text-properties style:font-name="Times New Roman" style:font-name-asian="Times New Roman" style:font-name-complex="Times New Roman"/>
    </style:style>
    <style:style style:name="T50_148" style:family="text">
      <style:text-properties style:font-name="Times New Roman" style:font-name-asian="Times New Roman" style:font-name-complex="Times New Roman"/>
    </style:style>
    <style:style style:name="T50_149" style:family="text">
      <style:text-properties style:font-name="Times New Roman" style:font-name-asian="Times New Roman" style:font-name-complex="Times New Roman"/>
    </style:style>
    <style:style style:name="T50_150" style:family="text">
      <style:text-properties style:font-name="Times New Roman" style:font-name-asian="Times New Roman" style:font-name-complex="Times New Roman"/>
    </style:style>
    <style:style style:name="T50_151" style:family="text">
      <style:text-properties style:font-name="Times New Roman" style:font-name-asian="Times New Roman" style:font-name-complex="Times New Roman"/>
    </style:style>
    <style:style style:name="T50_152" style:family="text">
      <style:text-properties style:font-name="Times New Roman" style:font-name-asian="Times New Roman" style:font-name-complex="Times New Roman"/>
    </style:style>
    <style:style style:name="T50_153" style:family="text">
      <style:text-properties style:font-name="Times New Roman" style:font-name-asian="Times New Roman" style:font-name-complex="Times New Roman"/>
    </style:style>
    <style:style style:name="T50_154" style:family="text">
      <style:text-properties style:font-name="Times New Roman" style:font-name-asian="Times New Roman" style:font-name-complex="Times New Roman"/>
    </style:style>
    <style:style style:name="T50_155" style:family="text">
      <style:text-properties style:font-name="Times New Roman" style:font-name-asian="Times New Roman" style:font-name-complex="Times New Roman"/>
    </style:style>
    <style:style style:name="T50_156" style:family="text">
      <style:text-properties style:font-name="Times New Roman" style:font-name-asian="Times New Roman" style:font-name-complex="Times New Roman"/>
    </style:style>
    <style:style style:name="T50_157" style:family="text">
      <style:text-properties style:font-name="Times New Roman" style:font-name-asian="Times New Roman" style:font-name-complex="Times New Roman"/>
    </style:style>
    <style:style style:name="T50_158" style:family="text">
      <style:text-properties style:font-name="Times New Roman" style:font-name-asian="Times New Roman" style:font-name-complex="Times New Roman"/>
    </style:style>
    <style:style style:name="T50_159" style:family="text">
      <style:text-properties style:font-name="Times New Roman" style:font-name-asian="Times New Roman" style:font-name-complex="Times New Roman"/>
    </style:style>
    <style:style style:name="T50_160" style:family="text">
      <style:text-properties style:font-name="Times New Roman" style:font-name-asian="Times New Roman" style:font-name-complex="Times New Roman"/>
    </style:style>
    <style:style style:name="T50_161" style:family="text">
      <style:text-properties style:font-name="Times New Roman" style:font-name-asian="Times New Roman" style:font-name-complex="Times New Roman"/>
    </style:style>
    <style:style style:name="T50_162" style:family="text">
      <style:text-properties style:font-name="Times New Roman" style:font-name-asian="Times New Roman" style:font-name-complex="Times New Roman"/>
    </style:style>
    <style:style style:name="T50_163" style:family="text">
      <style:text-properties style:font-name="Times New Roman" style:font-name-asian="Times New Roman" style:font-name-complex="Times New Roman"/>
    </style:style>
    <style:style style:name="T50_164" style:family="text">
      <style:text-properties style:font-name="Times New Roman" style:font-name-asian="Times New Roman" style:font-name-complex="Times New Roman"/>
    </style:style>
    <style:style style:name="T50_165" style:family="text">
      <style:text-properties style:font-name="Times New Roman" style:font-name-asian="Times New Roman" style:font-name-complex="Times New Roman"/>
    </style:style>
    <style:style style:name="T50_166" style:family="text">
      <style:text-properties style:font-name="Times New Roman" style:font-name-asian="Times New Roman" style:font-name-complex="Times New Roman"/>
    </style:style>
    <style:style style:name="T50_167" style:family="text">
      <style:text-properties style:font-name="Times New Roman" style:font-name-asian="Times New Roman" style:font-name-complex="Times New Roman"/>
    </style:style>
    <style:style style:name="T50_168" style:family="text">
      <style:text-properties style:font-name="Times New Roman" style:font-name-asian="Times New Roman" style:font-name-complex="Times New Roman"/>
    </style:style>
    <style:style style:name="T50_169" style:family="text">
      <style:text-properties style:font-name="Times New Roman" style:font-name-asian="Times New Roman" style:font-name-complex="Times New Roman"/>
    </style:style>
    <style:style style:name="T50_170" style:family="text">
      <style:text-properties style:font-name="Times New Roman" style:font-name-asian="Times New Roman" style:font-name-complex="Times New Roman"/>
    </style:style>
    <style:style style:name="T50_171" style:family="text">
      <style:text-properties style:font-name="Times New Roman" style:font-name-asian="Times New Roman" style:font-name-complex="Times New Roman"/>
    </style:style>
    <style:style style:name="T50_172" style:family="text">
      <style:text-properties style:font-name="Times New Roman" style:font-name-asian="Times New Roman" style:font-name-complex="Times New Roman"/>
    </style:style>
    <style:style style:name="T50_173" style:family="text">
      <style:text-properties style:font-name="Times New Roman" style:font-name-asian="Times New Roman" style:font-name-complex="Times New Roman"/>
    </style:style>
    <style:style style:name="T50_174" style:family="text">
      <style:text-properties style:font-name="Times New Roman" style:font-name-asian="Times New Roman" style:font-name-complex="Times New Roman"/>
    </style:style>
    <style:style style:name="T50_175" style:family="text">
      <style:text-properties style:font-name="Times New Roman" style:font-name-asian="Times New Roman" style:font-name-complex="Times New Roman"/>
    </style:style>
    <style:style style:name="T50_176" style:family="text">
      <style:text-properties style:font-name="Times New Roman" style:font-name-asian="Times New Roman" style:font-name-complex="Times New Roman"/>
    </style:style>
    <style:style style:name="T50_177" style:family="text">
      <style:text-properties style:font-name="Times New Roman" style:font-name-asian="Times New Roman" style:font-name-complex="Times New Roman"/>
    </style:style>
    <style:style style:name="T50_178" style:family="text">
      <style:text-properties style:font-name="Times New Roman" style:font-name-asian="Times New Roman" style:font-name-complex="Times New Roman"/>
    </style:style>
    <style:style style:name="T50_179" style:family="text">
      <style:text-properties style:font-name="Times New Roman" style:font-name-asian="Times New Roman" style:font-name-complex="Times New Roman"/>
    </style:style>
    <style:style style:name="T50_180" style:family="text">
      <style:text-properties style:font-name="Times New Roman" style:font-name-asian="Times New Roman" style:font-name-complex="Times New Roman"/>
    </style:style>
    <style:style style:name="T50_181" style:family="text">
      <style:text-properties style:font-name="Times New Roman" style:font-name-asian="Times New Roman" style:font-name-complex="Times New Roman"/>
    </style:style>
    <style:style style:name="T50_182" style:family="text">
      <style:text-properties style:font-name="Times New Roman" style:font-name-asian="Times New Roman" style:font-name-complex="Times New Roman"/>
    </style:style>
    <style:style style:name="T50_183" style:family="text">
      <style:text-properties style:font-name="Times New Roman" style:font-name-asian="Times New Roman" style:font-name-complex="Times New Roman"/>
    </style:style>
    <style:style style:name="T50_184" style:family="text">
      <style:text-properties style:font-name="Times New Roman" style:font-name-asian="Times New Roman" style:font-name-complex="Times New Roman"/>
    </style:style>
    <style:style style:name="T50_185" style:family="text">
      <style:text-properties style:font-name="Times New Roman" style:font-name-asian="Times New Roman" style:font-name-complex="Times New Roman"/>
    </style:style>
    <style:style style:name="T50_186" style:family="text">
      <style:text-properties style:font-name="Times New Roman" style:font-name-asian="Times New Roman" style:font-name-complex="Times New Roman"/>
    </style:style>
    <style:style style:name="T50_187" style:family="text">
      <style:text-properties style:font-name="Times New Roman" style:font-name-asian="Times New Roman" style:font-name-complex="Times New Roman"/>
    </style:style>
    <style:style style:name="T50_188" style:family="text">
      <style:text-properties style:font-name="Times New Roman" style:font-name-asian="Times New Roman" style:font-name-complex="Times New Roman"/>
    </style:style>
    <style:style style:name="T50_189" style:family="text">
      <style:text-properties style:font-name="Times New Roman" style:font-name-asian="Times New Roman" style:font-name-complex="Times New Roman"/>
    </style:style>
    <style:style style:name="T50_190" style:family="text">
      <style:text-properties style:font-name="Times New Roman" style:font-name-asian="Times New Roman" style:font-name-complex="Times New Roman"/>
    </style:style>
    <style:style style:name="T50_191" style:family="text">
      <style:text-properties style:font-name="Times New Roman" style:font-name-asian="Times New Roman" style:font-name-complex="Times New Roman"/>
    </style:style>
    <style:style style:name="T50_192" style:family="text">
      <style:text-properties style:font-name="Times New Roman" style:font-name-asian="Times New Roman" style:font-name-complex="Times New Roman"/>
    </style:style>
    <style:style style:name="T50_193" style:family="text">
      <style:text-properties style:font-name="Times New Roman" style:font-name-asian="Times New Roman" style:font-name-complex="Times New Roman"/>
    </style:style>
    <style:style style:name="T50_194" style:family="text">
      <style:text-properties style:font-name="Times New Roman" style:font-name-asian="Times New Roman" style:font-name-complex="Times New Roman"/>
    </style:style>
    <style:style style:name="T50_195" style:family="text">
      <style:text-properties style:font-name="Times New Roman" style:font-name-asian="Times New Roman" style:font-name-complex="Times New Roman"/>
    </style:style>
    <style:style style:name="T50_196" style:family="text">
      <style:text-properties style:font-name="Times New Roman" style:font-name-asian="Times New Roman" style:font-name-complex="Times New Roman"/>
    </style:style>
    <style:style style:name="T50_197" style:family="text">
      <style:text-properties style:font-name="Times New Roman" style:font-name-asian="Times New Roman" style:font-name-complex="Times New Roman"/>
    </style:style>
    <style:style style:name="T50_198" style:family="text">
      <style:text-properties style:font-name="Times New Roman" style:font-name-asian="Times New Roman" style:font-name-complex="Times New Roman"/>
    </style:style>
    <style:style style:name="T50_199" style:family="text">
      <style:text-properties style:font-name="Times New Roman" style:font-name-asian="Times New Roman" style:font-name-complex="Times New Roman"/>
    </style:style>
    <style:style style:name="T50_200" style:family="text">
      <style:text-properties style:font-name="Times New Roman" style:font-name-asian="Times New Roman" style:font-name-complex="Times New Roman"/>
    </style:style>
    <style:style style:name="T50_201" style:family="text">
      <style:text-properties style:font-name="Times New Roman" style:font-name-asian="Times New Roman" style:font-name-complex="Times New Roman"/>
    </style:style>
    <style:style style:name="T50_202" style:family="text">
      <style:text-properties style:font-name="Times New Roman" style:font-name-asian="Times New Roman" style:font-name-complex="Times New Roman"/>
    </style:style>
    <style:style style:name="T50_203" style:family="text">
      <style:text-properties style:font-name="Times New Roman" style:font-name-asian="Times New Roman" style:font-name-complex="Times New Roman"/>
    </style:style>
    <style:style style:name="T50_204" style:family="text">
      <style:text-properties style:font-name="Times New Roman" style:font-name-asian="Times New Roman" style:font-name-complex="Times New Roman"/>
    </style:style>
    <style:style style:name="T50_205" style:family="text">
      <style:text-properties style:font-name="Times New Roman" style:font-name-asian="Times New Roman" style:font-name-complex="Times New Roman"/>
    </style:style>
    <style:style style:name="T50_206" style:family="text">
      <style:text-properties style:font-name="Times New Roman" style:font-name-asian="Times New Roman" style:font-name-complex="Times New Roman"/>
    </style:style>
    <style:style style:name="T50_207" style:family="text">
      <style:text-properties style:font-name="Times New Roman" style:font-name-asian="Times New Roman" style:font-name-complex="Times New Roman"/>
    </style:style>
    <style:style style:name="T50_208" style:family="text">
      <style:text-properties style:font-name="Times New Roman" style:font-name-asian="Times New Roman" style:font-name-complex="Times New Roman"/>
    </style:style>
    <style:style style:name="T50_209" style:family="text">
      <style:text-properties style:font-name="Times New Roman" style:font-name-asian="Times New Roman" style:font-name-complex="Times New Roman"/>
    </style:style>
    <style:style style:name="T50_210" style:family="text">
      <style:text-properties style:font-name="Times New Roman" style:font-name-asian="Times New Roman" style:font-name-complex="Times New Roman"/>
    </style:style>
    <style:style style:name="T50_211" style:family="text">
      <style:text-properties style:font-name="Times New Roman" style:font-name-asian="Times New Roman" style:font-name-complex="Times New Roman"/>
    </style:style>
    <style:style style:name="T50_212" style:family="text">
      <style:text-properties style:font-name="Times New Roman" style:font-name-asian="Times New Roman" style:font-name-complex="Times New Roman"/>
    </style:style>
    <style:style style:name="T50_213" style:family="text">
      <style:text-properties style:font-name="Times New Roman" style:font-name-asian="Times New Roman" style:font-name-complex="Times New Roman"/>
    </style:style>
    <style:style style:name="T50_214" style:family="text">
      <style:text-properties style:font-name="Times New Roman" style:font-name-asian="Times New Roman" style:font-name-complex="Times New Roman"/>
    </style:style>
    <style:style style:name="T50_215" style:family="text">
      <style:text-properties style:font-name="Times New Roman" style:font-name-asian="Times New Roman" style:font-name-complex="Times New Roman"/>
    </style:style>
    <style:style style:name="T50_216" style:family="text">
      <style:text-properties style:font-name="Times New Roman" style:font-name-asian="Times New Roman" style:font-name-complex="Times New Roman"/>
    </style:style>
    <style:style style:name="T50_217" style:family="text">
      <style:text-properties style:font-name="Times New Roman" style:font-name-asian="Times New Roman" style:font-name-complex="Times New Roman"/>
    </style:style>
    <style:style style:name="T50_218" style:family="text">
      <style:text-properties style:font-name="Times New Roman" style:font-name-asian="Times New Roman" style:font-name-complex="Times New Roman"/>
    </style:style>
    <style:style style:name="T50_219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T52_12" style:family="text">
      <style:text-properties style:font-name="Times New Roman" style:font-name-asian="Times New Roman" style:font-name-complex="Times New Roman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>
      <style:text-properties style:font-name="Times New Roman" style:font-name-asian="Times New Roman" style:font-name-complex="Times New Roman"/>
    </style:style>
    <style:style style:name="T52_28" style:family="text">
      <style:text-properties style:font-name="Times New Roman" style:font-name-asian="Times New Roman" style:font-name-complex="Times New Roman"/>
    </style:style>
    <style:style style:name="T52_29" style:family="text">
      <style:text-properties style:font-name="Times New Roman" style:font-name-asian="Times New Roman" style:font-name-complex="Times New Roman"/>
    </style:style>
    <style:style style:name="T52_30" style:family="text">
      <style:text-properties style:font-name="Times New Roman" style:font-name-asian="Times New Roman" style:font-name-complex="Times New Roman"/>
    </style:style>
    <style:style style:name="T52_31" style:family="text">
      <style:text-properties style:font-name="Times New Roman" style:font-name-asian="Times New Roman" style:font-name-complex="Times New Roman"/>
    </style:style>
    <style:style style:name="T52_32" style:family="text">
      <style:text-properties style:font-name="Times New Roman" style:font-name-asian="Times New Roman" style:font-name-complex="Times New Roman"/>
    </style:style>
    <style:style style:name="T52_33" style:family="text">
      <style:text-properties style:font-name="Times New Roman" style:font-name-asian="Times New Roman" style:font-name-complex="Times New Roman"/>
    </style:style>
    <style:style style:name="T52_34" style:family="text">
      <style:text-properties style:font-name="Times New Roman" style:font-name-asian="Times New Roman" style:font-name-complex="Times New Roman"/>
    </style:style>
    <style:style style:name="T52_35" style:family="text">
      <style:text-properties style:font-name="Times New Roman" style:font-name-asian="Times New Roman" style:font-name-complex="Times New Roman"/>
    </style:style>
    <style:style style:name="T52_36" style:family="text">
      <style:text-properties style:font-name="Times New Roman" style:font-name-asian="Times New Roman" style:font-name-complex="Times New Roman"/>
    </style:style>
    <style:style style:name="T52_37" style:family="text">
      <style:text-properties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>
      <style:text-properties style:font-name="Times New Roman" style:font-name-asian="Times New Roman" style:font-name-complex="Times New Roman"/>
    </style:style>
    <style:style style:name="T52_43" style:family="text">
      <style:text-properties style:font-name="Times New Roman" style:font-name-asian="Times New Roman" style:font-name-complex="Times New Roman"/>
    </style:style>
    <style:style style:name="T52_44" style:family="text">
      <style:text-properties style:font-name="Times New Roman" style:font-name-asian="Times New Roman" style:font-name-complex="Times New Roman"/>
    </style:style>
    <style:style style:name="T52_45" style:family="text">
      <style:text-properties style:font-name="Times New Roman" style:font-name-asian="Times New Roman" style:font-name-complex="Times New Roman"/>
    </style:style>
    <style:style style:name="T52_46" style:family="text">
      <style:text-properties style:font-name="Times New Roman" style:font-name-asian="Times New Roman" style:font-name-complex="Times New Roman"/>
    </style:style>
    <style:style style:name="T52_47" style:family="text">
      <style:text-properties style:font-name="Times New Roman" style:font-name-asian="Times New Roman" style:font-name-complex="Times New Roman"/>
    </style:style>
    <style:style style:name="T52_48" style:family="text">
      <style:text-properties style:font-name="Times New Roman" style:font-name-asian="Times New Roman" style:font-name-complex="Times New Roman"/>
    </style:style>
    <style:style style:name="T52_49" style:family="text">
      <style:text-properties style:font-name="Times New Roman" style:font-name-asian="Times New Roman" style:font-name-complex="Times New Roman"/>
    </style:style>
    <style:style style:name="T52_50" style:family="text">
      <style:text-properties style:font-name="Times New Roman" style:font-name-asian="Times New Roman" style:font-name-complex="Times New Roman"/>
    </style:style>
    <style:style style:name="T52_51" style:family="text">
      <style:text-properties style:font-name="Times New Roman" style:font-name-asian="Times New Roman" style:font-name-complex="Times New Roman"/>
    </style:style>
    <style:style style:name="T52_52" style:family="text">
      <style:text-properties style:font-name="Times New Roman" style:font-name-asian="Times New Roman" style:font-name-complex="Times New Roman"/>
    </style:style>
    <style:style style:name="T52_53" style:family="text">
      <style:text-properties style:font-name="Times New Roman" style:font-name-asian="Times New Roman" style:font-name-complex="Times New Roman"/>
    </style:style>
    <style:style style:name="T52_54" style:family="text">
      <style:text-properties style:font-name="Times New Roman" style:font-name-asian="Times New Roman" style:font-name-complex="Times New Roman"/>
    </style:style>
    <style:style style:name="T52_55" style:family="text">
      <style:text-properties style:font-name="Times New Roman" style:font-name-asian="Times New Roman" style:font-name-complex="Times New Roman"/>
    </style:style>
    <style:style style:name="T52_56" style:family="text">
      <style:text-properties style:font-name="Times New Roman" style:font-name-asian="Times New Roman" style:font-name-complex="Times New Roman"/>
    </style:style>
    <style:style style:name="T52_57" style:family="text">
      <style:text-properties style:font-name="Times New Roman" style:font-name-asian="Times New Roman" style:font-name-complex="Times New Roman"/>
    </style:style>
    <style:style style:name="T52_58" style:family="text">
      <style:text-properties style:font-name="Times New Roman" style:font-name-asian="Times New Roman" style:font-name-complex="Times New Roman"/>
    </style:style>
    <style:style style:name="T52_59" style:family="text">
      <style:text-properties style:font-name="Times New Roman" style:font-name-asian="Times New Roman" style:font-name-complex="Times New Roman"/>
    </style:style>
    <style:style style:name="T52_60" style:family="text">
      <style:text-properties style:font-name="Times New Roman" style:font-name-asian="Times New Roman" style:font-name-complex="Times New Roman"/>
    </style:style>
    <style:style style:name="T52_61" style:family="text">
      <style:text-properties style:font-name="Times New Roman" style:font-name-asian="Times New Roman" style:font-name-complex="Times New Roman"/>
    </style:style>
    <style:style style:name="T52_62" style:family="text">
      <style:text-properties style:font-name="Times New Roman" style:font-name-asian="Times New Roman" style:font-name-complex="Times New Roman"/>
    </style:style>
    <style:style style:name="T52_63" style:family="text">
      <style:text-properties style:font-name="Times New Roman" style:font-name-asian="Times New Roman" style:font-name-complex="Times New Roman"/>
    </style:style>
    <style:style style:name="T52_64" style:family="text">
      <style:text-properties style:font-name="Times New Roman" style:font-name-asian="Times New Roman" style:font-name-complex="Times New Roman"/>
    </style:style>
    <style:style style:name="T52_65" style:family="text">
      <style:text-properties style:font-name="Times New Roman" style:font-name-asian="Times New Roman" style:font-name-complex="Times New Roman"/>
    </style:style>
    <style:style style:name="T52_66" style:family="text">
      <style:text-properties style:font-name="Times New Roman" style:font-name-asian="Times New Roman" style:font-name-complex="Times New Roman"/>
    </style:style>
    <style:style style:name="T52_67" style:family="text"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T54_31" style:family="text">
      <style:text-properties style:font-name="Times New Roman" style:font-name-asian="Times New Roman" style:font-name-complex="Times New Roman"/>
    </style:style>
    <style:style style:name="T54_32" style:family="text">
      <style:text-properties style:font-name="Times New Roman" style:font-name-asian="Times New Roman" style:font-name-complex="Times New Roman"/>
    </style:style>
    <style:style style:name="T54_33" style:family="text">
      <style:text-properties style:font-name="Times New Roman" style:font-name-asian="Times New Roman" style:font-name-complex="Times New Roman"/>
    </style:style>
    <style:style style:name="T54_34" style:family="text">
      <style:text-properties style:font-name="Times New Roman" style:font-name-asian="Times New Roman" style:font-name-complex="Times New Roman"/>
    </style:style>
    <style:style style:name="T54_35" style:family="text">
      <style:text-properties style:font-name="Times New Roman" style:font-name-asian="Times New Roman" style:font-name-complex="Times New Roman"/>
    </style:style>
    <style:style style:name="T54_36" style:family="text">
      <style:text-properties style:font-name="Times New Roman" style:font-name-asian="Times New Roman" style:font-name-complex="Times New Roman"/>
    </style:style>
    <style:style style:name="T54_37" style:family="text">
      <style:text-properties style:font-name="Times New Roman" style:font-name-asian="Times New Roman" style:font-name-complex="Times New Roman"/>
    </style:style>
    <style:style style:name="T54_38" style:family="text">
      <style:text-properties style:font-name="Times New Roman" style:font-name-asian="Times New Roman" style:font-name-complex="Times New Roman"/>
    </style:style>
    <style:style style:name="T54_39" style:family="text">
      <style:text-properties style:font-name="Times New Roman" style:font-name-asian="Times New Roman" style:font-name-complex="Times New Roman"/>
    </style:style>
    <style:style style:name="T54_40" style:family="text">
      <style:text-properties style:font-name="Times New Roman" style:font-name-asian="Times New Roman" style:font-name-complex="Times New Roman"/>
    </style:style>
    <style:style style:name="T54_41" style:family="text">
      <style:text-properties style:font-name="Times New Roman" style:font-name-asian="Times New Roman" style:font-name-complex="Times New Roman"/>
    </style:style>
    <style:style style:name="T54_42" style:family="text">
      <style:text-properties style:font-name="Times New Roman" style:font-name-asian="Times New Roman" style:font-name-complex="Times New Roman"/>
    </style:style>
    <style:style style:name="T54_43" style:family="text">
      <style:text-properties style:font-name="Times New Roman" style:font-name-asian="Times New Roman" style:font-name-complex="Times New Roman"/>
    </style:style>
    <style:style style:name="T54_44" style:family="text">
      <style:text-properties style:font-name="Times New Roman" style:font-name-asian="Times New Roman" style:font-name-complex="Times New Roman"/>
    </style:style>
    <style:style style:name="T54_45" style:family="text">
      <style:text-properties style:font-name="Times New Roman" style:font-name-asian="Times New Roman" style:font-name-complex="Times New Roman"/>
    </style:style>
    <style:style style:name="T54_46" style:family="text">
      <style:text-properties style:font-name="Times New Roman" style:font-name-asian="Times New Roman" style:font-name-complex="Times New Roman"/>
    </style:style>
    <style:style style:name="T54_47" style:family="text">
      <style:text-properties style:font-name="Times New Roman" style:font-name-asian="Times New Roman" style:font-name-complex="Times New Roman"/>
    </style:style>
    <style:style style:name="T54_48" style:family="text">
      <style:text-properties style:font-name="Times New Roman" style:font-name-asian="Times New Roman" style:font-name-complex="Times New Roman"/>
    </style:style>
    <style:style style:name="T54_49" style:family="text">
      <style:text-properties style:font-name="Times New Roman" style:font-name-asian="Times New Roman" style:font-name-complex="Times New Roman"/>
    </style:style>
    <style:style style:name="T54_50" style:family="text">
      <style:text-properties style:font-name="Times New Roman" style:font-name-asian="Times New Roman" style:font-name-complex="Times New Roman"/>
    </style:style>
    <style:style style:name="T54_51" style:family="text">
      <style:text-properties style:font-name="Times New Roman" style:font-name-asian="Times New Roman" style:font-name-complex="Times New Roman"/>
    </style:style>
    <style:style style:name="T54_52" style:family="text">
      <style:text-properties style:font-name="Times New Roman" style:font-name-asian="Times New Roman" style:font-name-complex="Times New Roman"/>
    </style:style>
    <style:style style:name="T54_53" style:family="text">
      <style:text-properties style:font-name="Times New Roman" style:font-name-asian="Times New Roman" style:font-name-complex="Times New Roman"/>
    </style:style>
    <style:style style:name="T54_54" style:family="text">
      <style:text-properties style:font-name="Times New Roman" style:font-name-asian="Times New Roman" style:font-name-complex="Times New Roman"/>
    </style:style>
    <style:style style:name="T54_55" style:family="text">
      <style:text-properties style:font-name="Times New Roman" style:font-name-asian="Times New Roman" style:font-name-complex="Times New Roman"/>
    </style:style>
    <style:style style:name="T54_56" style:family="text">
      <style:text-properties style:font-name="Times New Roman" style:font-name-asian="Times New Roman" style:font-name-complex="Times New Roman"/>
    </style:style>
    <style:style style:name="T54_57" style:family="text">
      <style:text-properties style:font-name="Times New Roman" style:font-name-asian="Times New Roman" style:font-name-complex="Times New Roman"/>
    </style:style>
    <style:style style:name="T54_58" style:family="text">
      <style:text-properties style:font-name="Times New Roman" style:font-name-asian="Times New Roman" style:font-name-complex="Times New Roman"/>
    </style:style>
    <style:style style:name="T54_59" style:family="text">
      <style:text-properties style:font-name="Times New Roman" style:font-name-asian="Times New Roman" style:font-name-complex="Times New Roman"/>
    </style:style>
    <style:style style:name="T54_60" style:family="text">
      <style:text-properties style:font-name="Times New Roman" style:font-name-asian="Times New Roman" style:font-name-complex="Times New Roman"/>
    </style:style>
    <style:style style:name="T54_61" style:family="text">
      <style:text-properties style:font-name="Times New Roman" style:font-name-asian="Times New Roman" style:font-name-complex="Times New Roman"/>
    </style:style>
    <style:style style:name="T54_62" style:family="text">
      <style:text-properties style:font-name="Times New Roman" style:font-name-asian="Times New Roman" style:font-name-complex="Times New Roman"/>
    </style:style>
    <style:style style:name="T54_63" style:family="text">
      <style:text-properties style:font-name="Times New Roman" style:font-name-asian="Times New Roman" style:font-name-complex="Times New Roman"/>
    </style:style>
    <style:style style:name="T54_64" style:family="text">
      <style:text-properties style:font-name="Times New Roman" style:font-name-asian="Times New Roman" style:font-name-complex="Times New Roman"/>
    </style:style>
    <style:style style:name="T54_65" style:family="text">
      <style:text-properties style:font-name="Times New Roman" style:font-name-asian="Times New Roman" style:font-name-complex="Times New Roman"/>
    </style:style>
    <style:style style:name="T54_66" style:family="text">
      <style:text-properties style:font-name="Times New Roman" style:font-name-asian="Times New Roman" style:font-name-complex="Times New Roman"/>
    </style:style>
    <style:style style:name="T54_67" style:family="text">
      <style:text-properties style:font-name="Times New Roman" style:font-name-asian="Times New Roman" style:font-name-complex="Times New Roman"/>
    </style:style>
    <style:style style:name="T54_68" style:family="text">
      <style:text-properties style:font-name="Times New Roman" style:font-name-asian="Times New Roman" style:font-name-complex="Times New Roman"/>
    </style:style>
    <style:style style:name="T54_69" style:family="text">
      <style:text-properties style:font-name="Times New Roman" style:font-name-asian="Times New Roman" style:font-name-complex="Times New Roman"/>
    </style:style>
    <style:style style:name="T54_70" style:family="text">
      <style:text-properties style:font-name="Times New Roman" style:font-name-asian="Times New Roman" style:font-name-complex="Times New Roman"/>
    </style:style>
    <style:style style:name="T54_71" style:family="text">
      <style:text-properties style:font-name="Times New Roman" style:font-name-asian="Times New Roman" style:font-name-complex="Times New Roman"/>
    </style:style>
    <style:style style:name="T54_72" style:family="text">
      <style:text-properties style:font-name="Times New Roman" style:font-name-asian="Times New Roman" style:font-name-complex="Times New Roman"/>
    </style:style>
    <style:style style:name="T54_73" style:family="text">
      <style:text-properties style:font-name="Times New Roman" style:font-name-asian="Times New Roman" style:font-name-complex="Times New Roman"/>
    </style:style>
    <style:style style:name="T54_74" style:family="text">
      <style:text-properties style:font-name="Times New Roman" style:font-name-asian="Times New Roman" style:font-name-complex="Times New Roman"/>
    </style:style>
    <style:style style:name="T54_75" style:family="text">
      <style:text-properties style:font-name="Times New Roman" style:font-name-asian="Times New Roman" style:font-name-complex="Times New Roman"/>
    </style:style>
    <style:style style:name="T54_76" style:family="text">
      <style:text-properties style:font-name="Times New Roman" style:font-name-asian="Times New Roman" style:font-name-complex="Times New Roman"/>
    </style:style>
    <style:style style:name="T54_77" style:family="text">
      <style:text-properties style:font-name="Times New Roman" style:font-name-asian="Times New Roman" style:font-name-complex="Times New Roman"/>
    </style:style>
    <style:style style:name="T54_78" style:family="text">
      <style:text-properties style:font-name="Times New Roman" style:font-name-asian="Times New Roman" style:font-name-complex="Times New Roman"/>
    </style:style>
    <style:style style:name="T54_79" style:family="text">
      <style:text-properties style:font-name="Times New Roman" style:font-name-asian="Times New Roman" style:font-name-complex="Times New Roman"/>
    </style:style>
    <style:style style:name="T54_80" style:family="text">
      <style:text-properties style:font-name="Times New Roman" style:font-name-asian="Times New Roman" style:font-name-complex="Times New Roman"/>
    </style:style>
    <style:style style:name="T54_81" style:family="text">
      <style:text-properties style:font-name="Times New Roman" style:font-name-asian="Times New Roman" style:font-name-complex="Times New Roman"/>
    </style:style>
    <style:style style:name="T54_82" style:family="text">
      <style:text-properties style:font-name="Times New Roman" style:font-name-asian="Times New Roman" style:font-name-complex="Times New Roman"/>
    </style:style>
    <style:style style:name="T54_83" style:family="text">
      <style:text-properties style:font-name="Times New Roman" style:font-name-asian="Times New Roman" style:font-name-complex="Times New Roman"/>
    </style:style>
    <style:style style:name="T54_84" style:family="text">
      <style:text-properties style:font-name="Times New Roman" style:font-name-asian="Times New Roman" style:font-name-complex="Times New Roman"/>
    </style:style>
    <style:style style:name="T54_85" style:family="text">
      <style:text-properties style:font-name="Times New Roman" style:font-name-asian="Times New Roman" style:font-name-complex="Times New Roman"/>
    </style:style>
    <style:style style:name="T54_86" style:family="text">
      <style:text-properties style:font-name="Times New Roman" style:font-name-asian="Times New Roman" style:font-name-complex="Times New Roman"/>
    </style:style>
    <style:style style:name="T54_87" style:family="text">
      <style:text-properties style:font-name="Times New Roman" style:font-name-asian="Times New Roman" style:font-name-complex="Times New Roman"/>
    </style:style>
    <style:style style:name="T54_88" style:family="text">
      <style:text-properties style:font-name="Times New Roman" style:font-name-asian="Times New Roman" style:font-name-complex="Times New Roman"/>
    </style:style>
    <style:style style:name="T54_89" style:family="text">
      <style:text-properties style:font-name="Times New Roman" style:font-name-asian="Times New Roman" style:font-name-complex="Times New Roman"/>
    </style:style>
    <style:style style:name="T54_90" style:family="text">
      <style:text-properties style:font-name="Times New Roman" style:font-name-asian="Times New Roman" style:font-name-complex="Times New Roman"/>
    </style:style>
    <style:style style:name="T54_91" style:family="text">
      <style:text-properties style:font-name="Times New Roman" style:font-name-asian="Times New Roman" style:font-name-complex="Times New Roman"/>
    </style:style>
    <style:style style:name="T54_92" style:family="text">
      <style:text-properties style:font-name="Times New Roman" style:font-name-asian="Times New Roman" style:font-name-complex="Times New Roman"/>
    </style:style>
    <style:style style:name="T54_93" style:family="text">
      <style:text-properties style:font-name="Times New Roman" style:font-name-asian="Times New Roman" style:font-name-complex="Times New Roman"/>
    </style:style>
    <style:style style:name="T54_94" style:family="text">
      <style:text-properties style:font-name="Times New Roman" style:font-name-asian="Times New Roman" style:font-name-complex="Times New Roman"/>
    </style:style>
    <style:style style:name="T54_95" style:family="text">
      <style:text-properties style:font-name="Times New Roman" style:font-name-asian="Times New Roman" style:font-name-complex="Times New Roman"/>
    </style:style>
    <style:style style:name="T54_96" style:family="text">
      <style:text-properties style:font-name="Times New Roman" style:font-name-asian="Times New Roman" style:font-name-complex="Times New Roman"/>
    </style:style>
    <style:style style:name="T54_97" style:family="text">
      <style:text-properties style:font-name="Times New Roman" style:font-name-asian="Times New Roman" style:font-name-complex="Times New Roman"/>
    </style:style>
    <style:style style:name="T54_98" style:family="text">
      <style:text-properties style:font-name="Times New Roman" style:font-name-asian="Times New Roman" style:font-name-complex="Times New Roman"/>
    </style:style>
    <style:style style:name="T54_99" style:family="text">
      <style:text-properties style:font-name="Times New Roman" style:font-name-asian="Times New Roman" style:font-name-complex="Times New Roman"/>
    </style:style>
    <style:style style:name="T54_100" style:family="text">
      <style:text-properties style:font-name="Times New Roman" style:font-name-asian="Times New Roman" style:font-name-complex="Times New Roman"/>
    </style:style>
    <style:style style:name="T54_101" style:family="text">
      <style:text-properties style:font-name="Times New Roman" style:font-name-asian="Times New Roman" style:font-name-complex="Times New Roman"/>
    </style:style>
    <style:style style:name="T54_102" style:family="text">
      <style:text-properties style:font-name="Times New Roman" style:font-name-asian="Times New Roman" style:font-name-complex="Times New Roman"/>
    </style:style>
    <style:style style:name="T54_103" style:family="text">
      <style:text-properties style:font-name="Times New Roman" style:font-name-asian="Times New Roman" style:font-name-complex="Times New Roman"/>
    </style:style>
    <style:style style:name="T54_104" style:family="text">
      <style:text-properties style:font-name="Times New Roman" style:font-name-asian="Times New Roman" style:font-name-complex="Times New Roman"/>
    </style:style>
    <style:style style:name="T54_105" style:family="text">
      <style:text-properties style:font-name="Times New Roman" style:font-name-asian="Times New Roman" style:font-name-complex="Times New Roman"/>
    </style:style>
    <style:style style:name="T54_106" style:family="text">
      <style:text-properties style:font-name="Times New Roman" style:font-name-asian="Times New Roman" style:font-name-complex="Times New Roman"/>
    </style:style>
    <style:style style:name="T54_107" style:family="text">
      <style:text-properties style:font-name="Times New Roman" style:font-name-asian="Times New Roman" style:font-name-complex="Times New Roman"/>
    </style:style>
    <style:style style:name="T54_108" style:family="text">
      <style:text-properties style:font-name="Times New Roman" style:font-name-asian="Times New Roman" style:font-name-complex="Times New Roman"/>
    </style:style>
    <style:style style:name="T54_109" style:family="text">
      <style:text-properties style:font-name="Times New Roman" style:font-name-asian="Times New Roman" style:font-name-complex="Times New Roman"/>
    </style:style>
    <style:style style:name="T54_110" style:family="text">
      <style:text-properties style:font-name="Times New Roman" style:font-name-asian="Times New Roman" style:font-name-complex="Times New Roman"/>
    </style:style>
    <style:style style:name="T54_111" style:family="text">
      <style:text-properties style:font-name="Times New Roman" style:font-name-asian="Times New Roman" style:font-name-complex="Times New Roman"/>
    </style:style>
    <style:style style:name="T54_112" style:family="text">
      <style:text-properties style:font-name="Times New Roman" style:font-name-asian="Times New Roman" style:font-name-complex="Times New Roman"/>
    </style:style>
    <style:style style:name="T54_113" style:family="text">
      <style:text-properties style:font-name="Times New Roman" style:font-name-asian="Times New Roman" style:font-name-complex="Times New Roman"/>
    </style:style>
    <style:style style:name="T54_114" style:family="text">
      <style:text-properties style:font-name="Times New Roman" style:font-name-asian="Times New Roman" style:font-name-complex="Times New Roman"/>
    </style:style>
    <style:style style:name="T54_115" style:family="text">
      <style:text-properties style:font-name="Times New Roman" style:font-name-asian="Times New Roman" style:font-name-complex="Times New Roman"/>
    </style:style>
    <style:style style:name="T54_116" style:family="text">
      <style:text-properties style:font-name="Times New Roman" style:font-name-asian="Times New Roman" style:font-name-complex="Times New Roman"/>
    </style:style>
    <style:style style:name="T54_117" style:family="text">
      <style:text-properties style:font-name="Times New Roman" style:font-name-asian="Times New Roman" style:font-name-complex="Times New Roman"/>
    </style:style>
    <style:style style:name="T54_118" style:family="text">
      <style:text-properties style:font-name="Times New Roman" style:font-name-asian="Times New Roman" style:font-name-complex="Times New Roman"/>
    </style:style>
    <style:style style:name="T54_119" style:family="text">
      <style:text-properties style:font-name="Times New Roman" style:font-name-asian="Times New Roman" style:font-name-complex="Times New Roman"/>
    </style:style>
    <style:style style:name="T54_120" style:family="text">
      <style:text-properties style:font-name="Times New Roman" style:font-name-asian="Times New Roman" style:font-name-complex="Times New Roman"/>
    </style:style>
    <style:style style:name="T54_121" style:family="text">
      <style:text-properties style:font-name="Times New Roman" style:font-name-asian="Times New Roman" style:font-name-complex="Times New Roman"/>
    </style:style>
    <style:style style:name="T54_122" style:family="text">
      <style:text-properties style:font-name="Times New Roman" style:font-name-asian="Times New Roman" style:font-name-complex="Times New Roman"/>
    </style:style>
    <style:style style:name="T54_123" style:family="text">
      <style:text-properties style:font-name="Times New Roman" style:font-name-asian="Times New Roman" style:font-name-complex="Times New Roman"/>
    </style:style>
    <style:style style:name="T54_124" style:family="text">
      <style:text-properties style:font-name="Times New Roman" style:font-name-asian="Times New Roman" style:font-name-complex="Times New Roman"/>
    </style:style>
    <style:style style:name="T54_125" style:family="text">
      <style:text-properties style:font-name="Times New Roman" style:font-name-asian="Times New Roman" style:font-name-complex="Times New Roman"/>
    </style:style>
    <style:style style:name="T54_126" style:family="text">
      <style:text-properties style:font-name="Times New Roman" style:font-name-asian="Times New Roman" style:font-name-complex="Times New Roman"/>
    </style:style>
    <style:style style:name="T54_127" style:family="text">
      <style:text-properties style:font-name="Times New Roman" style:font-name-asian="Times New Roman" style:font-name-complex="Times New Roman"/>
    </style:style>
    <style:style style:name="T54_128" style:family="text">
      <style:text-properties style:font-name="Times New Roman" style:font-name-asian="Times New Roman" style:font-name-complex="Times New Roman"/>
    </style:style>
    <style:style style:name="T54_129" style:family="text">
      <style:text-properties style:font-name="Times New Roman" style:font-name-asian="Times New Roman" style:font-name-complex="Times New Roman"/>
    </style:style>
    <style:style style:name="T54_130" style:family="text">
      <style:text-properties style:font-name="Times New Roman" style:font-name-asian="Times New Roman" style:font-name-complex="Times New Roman"/>
    </style:style>
    <style:style style:name="T54_131" style:family="text">
      <style:text-properties style:font-name="Times New Roman" style:font-name-asian="Times New Roman" style:font-name-complex="Times New Roman"/>
    </style:style>
    <style:style style:name="T54_132" style:family="text">
      <style:text-properties style:font-name="Times New Roman" style:font-name-asian="Times New Roman" style:font-name-complex="Times New Roman"/>
    </style:style>
    <style:style style:name="T54_133" style:family="text">
      <style:text-properties style:font-name="Times New Roman" style:font-name-asian="Times New Roman" style:font-name-complex="Times New Roman"/>
    </style:style>
    <style:style style:name="T54_134" style:family="text">
      <style:text-properties style:font-name="Times New Roman" style:font-name-asian="Times New Roman" style:font-name-complex="Times New Roman"/>
    </style:style>
    <style:style style:name="T54_135" style:family="text">
      <style:text-properties style:font-name="Times New Roman" style:font-name-asian="Times New Roman" style:font-name-complex="Times New Roman"/>
    </style:style>
    <style:style style:name="T54_136" style:family="text">
      <style:text-properties style:font-name="Times New Roman" style:font-name-asian="Times New Roman" style:font-name-complex="Times New Roman"/>
    </style:style>
    <style:style style:name="T54_137" style:family="text">
      <style:text-properties style:font-name="Times New Roman" style:font-name-asian="Times New Roman" style:font-name-complex="Times New Roman"/>
    </style:style>
    <style:style style:name="T54_138" style:family="text">
      <style:text-properties style:font-name="Times New Roman" style:font-name-asian="Times New Roman" style:font-name-complex="Times New Roman"/>
    </style:style>
    <style:style style:name="T54_139" style:family="text">
      <style:text-properties style:font-name="Times New Roman" style:font-name-asian="Times New Roman" style:font-name-complex="Times New Roman"/>
    </style:style>
    <style:style style:name="T54_140" style:family="text">
      <style:text-properties style:font-name="Times New Roman" style:font-name-asian="Times New Roman" style:font-name-complex="Times New Roman"/>
    </style:style>
    <style:style style:name="T54_141" style:family="text">
      <style:text-properties style:font-name="Times New Roman" style:font-name-asian="Times New Roman" style:font-name-complex="Times New Roman"/>
    </style:style>
    <style:style style:name="T54_142" style:family="text">
      <style:text-properties style:font-name="Times New Roman" style:font-name-asian="Times New Roman" style:font-name-complex="Times New Roman"/>
    </style:style>
    <style:style style:name="T54_143" style:family="text">
      <style:text-properties style:font-name="Times New Roman" style:font-name-asian="Times New Roman" style:font-name-complex="Times New Roman"/>
    </style:style>
    <style:style style:name="T54_144" style:family="text">
      <style:text-properties style:font-name="Times New Roman" style:font-name-asian="Times New Roman" style:font-name-complex="Times New Roman"/>
    </style:style>
    <style:style style:name="T54_145" style:family="text">
      <style:text-properties style:font-name="Times New Roman" style:font-name-asian="Times New Roman" style:font-name-complex="Times New Roman"/>
    </style:style>
    <style:style style:name="T54_146" style:family="text">
      <style:text-properties style:font-name="Times New Roman" style:font-name-asian="Times New Roman" style:font-name-complex="Times New Roman"/>
    </style:style>
    <style:style style:name="T54_147" style:family="text">
      <style:text-properties style:font-name="Times New Roman" style:font-name-asian="Times New Roman" style:font-name-complex="Times New Roman"/>
    </style:style>
    <style:style style:name="T54_148" style:family="text">
      <style:text-properties style:font-name="Times New Roman" style:font-name-asian="Times New Roman" style:font-name-complex="Times New Roman"/>
    </style:style>
    <style:style style:name="T54_149" style:family="text">
      <style:text-properties style:font-name="Times New Roman" style:font-name-asian="Times New Roman" style:font-name-complex="Times New Roman"/>
    </style:style>
    <style:style style:name="T54_150" style:family="text">
      <style:text-properties style:font-name="Times New Roman" style:font-name-asian="Times New Roman" style:font-name-complex="Times New Roman"/>
    </style:style>
    <style:style style:name="T54_151" style:family="text">
      <style:text-properties style:font-name="Times New Roman" style:font-name-asian="Times New Roman" style:font-name-complex="Times New Roman"/>
    </style:style>
    <style:style style:name="T54_152" style:family="text">
      <style:text-properties style:font-name="Times New Roman" style:font-name-asian="Times New Roman" style:font-name-complex="Times New Roman"/>
    </style:style>
    <style:style style:name="T54_153" style:family="text">
      <style:text-properties style:font-name="Times New Roman" style:font-name-asian="Times New Roman" style:font-name-complex="Times New Roman"/>
    </style:style>
    <style:style style:name="T54_154" style:family="text">
      <style:text-properties style:font-name="Times New Roman" style:font-name-asian="Times New Roman" style:font-name-complex="Times New Roman"/>
    </style:style>
    <style:style style:name="T54_155" style:family="text">
      <style:text-properties style:font-name="Times New Roman" style:font-name-asian="Times New Roman" style:font-name-complex="Times New Roman"/>
    </style:style>
    <style:style style:name="T54_156" style:family="text">
      <style:text-properties style:font-name="Times New Roman" style:font-name-asian="Times New Roman" style:font-name-complex="Times New Roman"/>
    </style:style>
    <style:style style:name="T54_157" style:family="text">
      <style:text-properties style:font-name="Times New Roman" style:font-name-asian="Times New Roman" style:font-name-complex="Times New Roman"/>
    </style:style>
    <style:style style:name="T54_158" style:family="text">
      <style:text-properties style:font-name="Times New Roman" style:font-name-asian="Times New Roman" style:font-name-complex="Times New Roman"/>
    </style:style>
    <style:style style:name="T54_159" style:family="text">
      <style:text-properties style:font-name="Times New Roman" style:font-name-asian="Times New Roman" style:font-name-complex="Times New Roman"/>
    </style:style>
    <style:style style:name="T54_160" style:family="text">
      <style:text-properties style:font-name="Times New Roman" style:font-name-asian="Times New Roman" style:font-name-complex="Times New Roman"/>
    </style:style>
    <style:style style:name="T54_161" style:family="text">
      <style:text-properties style:font-name="Times New Roman" style:font-name-asian="Times New Roman" style:font-name-complex="Times New Roman"/>
    </style:style>
    <style:style style:name="T54_162" style:family="text">
      <style:text-properties style:font-name="Times New Roman" style:font-name-asian="Times New Roman" style:font-name-complex="Times New Roman"/>
    </style:style>
    <style:style style:name="T54_163" style:family="text">
      <style:text-properties style:font-name="Times New Roman" style:font-name-asian="Times New Roman" style:font-name-complex="Times New Roman"/>
    </style:style>
    <style:style style:name="T54_164" style:family="text">
      <style:text-properties style:font-name="Times New Roman" style:font-name-asian="Times New Roman" style:font-name-complex="Times New Roman"/>
    </style:style>
    <style:style style:name="T54_165" style:family="text">
      <style:text-properties style:font-name="Times New Roman" style:font-name-asian="Times New Roman" style:font-name-complex="Times New Roman"/>
    </style:style>
    <style:style style:name="T54_166" style:family="text">
      <style:text-properties style:font-name="Times New Roman" style:font-name-asian="Times New Roman" style:font-name-complex="Times New Roman"/>
    </style:style>
    <style:style style:name="T54_167" style:family="text">
      <style:text-properties style:font-name="Times New Roman" style:font-name-asian="Times New Roman" style:font-name-complex="Times New Roman"/>
    </style:style>
    <style:style style:name="T54_168" style:family="text">
      <style:text-properties style:font-name="Times New Roman" style:font-name-asian="Times New Roman" style:font-name-complex="Times New Roman"/>
    </style:style>
    <style:style style:name="T54_169" style:family="text">
      <style:text-properties style:font-name="Times New Roman" style:font-name-asian="Times New Roman" style:font-name-complex="Times New Roman"/>
    </style:style>
    <style:style style:name="T54_170" style:family="text">
      <style:text-properties style:font-name="Times New Roman" style:font-name-asian="Times New Roman" style:font-name-complex="Times New Roman"/>
    </style:style>
    <style:style style:name="T54_171" style:family="text">
      <style:text-properties style:font-name="Times New Roman" style:font-name-asian="Times New Roman" style:font-name-complex="Times New Roman"/>
    </style:style>
    <style:style style:name="T54_172" style:family="text">
      <style:text-properties style:font-name="Times New Roman" style:font-name-asian="Times New Roman" style:font-name-complex="Times New Roman"/>
    </style:style>
    <style:style style:name="T54_173" style:family="text">
      <style:text-properties style:font-name="Times New Roman" style:font-name-asian="Times New Roman" style:font-name-complex="Times New Roman"/>
    </style:style>
    <style:style style:name="T54_174" style:family="text">
      <style:text-properties style:font-name="Times New Roman" style:font-name-asian="Times New Roman" style:font-name-complex="Times New Roman"/>
    </style:style>
    <style:style style:name="T54_175" style:family="text">
      <style:text-properties style:font-name="Times New Roman" style:font-name-asian="Times New Roman" style:font-name-complex="Times New Roman"/>
    </style:style>
    <style:style style:name="T54_176" style:family="text">
      <style:text-properties style:font-name="Times New Roman" style:font-name-asian="Times New Roman" style:font-name-complex="Times New Roman"/>
    </style:style>
    <style:style style:name="T54_177" style:family="text">
      <style:text-properties style:font-name="Times New Roman" style:font-name-asian="Times New Roman" style:font-name-complex="Times New Roman"/>
    </style:style>
    <style:style style:name="T54_178" style:family="text">
      <style:text-properties style:font-name="Times New Roman" style:font-name-asian="Times New Roman" style:font-name-complex="Times New Roman"/>
    </style:style>
    <style:style style:name="T54_179" style:family="text">
      <style:text-properties style:font-name="Times New Roman" style:font-name-asian="Times New Roman" style:font-name-complex="Times New Roman"/>
    </style:style>
    <style:style style:name="T54_180" style:family="text">
      <style:text-properties style:font-name="Times New Roman" style:font-name-asian="Times New Roman" style:font-name-complex="Times New Roman"/>
    </style:style>
    <style:style style:name="T54_181" style:family="text">
      <style:text-properties style:font-name="Times New Roman" style:font-name-asian="Times New Roman" style:font-name-complex="Times New Roman"/>
    </style:style>
    <style:style style:name="T54_182" style:family="text">
      <style:text-properties style:font-name="Times New Roman" style:font-name-asian="Times New Roman" style:font-name-complex="Times New Roman"/>
    </style:style>
    <style:style style:name="T54_183" style:family="text">
      <style:text-properties style:font-name="Times New Roman" style:font-name-asian="Times New Roman" style:font-name-complex="Times New Roman"/>
    </style:style>
    <style:style style:name="T54_184" style:family="text">
      <style:text-properties style:font-name="Times New Roman" style:font-name-asian="Times New Roman" style:font-name-complex="Times New Roman"/>
    </style:style>
    <style:style style:name="T54_185" style:family="text">
      <style:text-properties style:font-name="Times New Roman" style:font-name-asian="Times New Roman" style:font-name-complex="Times New Roman"/>
    </style:style>
    <style:style style:name="T54_186" style:family="text">
      <style:text-properties style:font-name="Times New Roman" style:font-name-asian="Times New Roman" style:font-name-complex="Times New Roman"/>
    </style:style>
    <style:style style:name="T54_187" style:family="text">
      <style:text-properties style:font-name="Times New Roman" style:font-name-asian="Times New Roman" style:font-name-complex="Times New Roman"/>
    </style:style>
    <style:style style:name="T54_188" style:family="text">
      <style:text-properties style:font-name="Times New Roman" style:font-name-asian="Times New Roman" style:font-name-complex="Times New Roman"/>
    </style:style>
    <style:style style:name="T54_189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T56_27" style:family="text">
      <style:text-properties style:font-name="Times New Roman" style:font-name-asian="Times New Roman" style:font-name-complex="Times New Roman"/>
    </style:style>
    <style:style style:name="T56_28" style:family="text">
      <style:text-properties style:font-name="Times New Roman" style:font-name-asian="Times New Roman" style:font-name-complex="Times New Roman"/>
    </style:style>
    <style:style style:name="T56_29" style:family="text">
      <style:text-properties style:font-name="Times New Roman" style:font-name-asian="Times New Roman" style:font-name-complex="Times New Roman"/>
    </style:style>
    <style:style style:name="T56_30" style:family="text">
      <style:text-properties style:font-name="Times New Roman" style:font-name-asian="Times New Roman" style:font-name-complex="Times New Roman"/>
    </style:style>
    <style:style style:name="T56_31" style:family="text">
      <style:text-properties style:font-name="Times New Roman" style:font-name-asian="Times New Roman" style:font-name-complex="Times New Roman"/>
    </style:style>
    <style:style style:name="T56_32" style:family="text">
      <style:text-properties style:font-name="Times New Roman" style:font-name-asian="Times New Roman" style:font-name-complex="Times New Roman"/>
    </style:style>
    <style:style style:name="T56_33" style:family="text">
      <style:text-properties style:font-name="Times New Roman" style:font-name-asian="Times New Roman" style:font-name-complex="Times New Roman"/>
    </style:style>
    <style:style style:name="T56_34" style:family="text">
      <style:text-properties style:font-name="Times New Roman" style:font-name-asian="Times New Roman" style:font-name-complex="Times New Roman"/>
    </style:style>
    <style:style style:name="T56_35" style:family="text">
      <style:text-properties style:font-name="Times New Roman" style:font-name-asian="Times New Roman" style:font-name-complex="Times New Roman"/>
    </style:style>
    <style:style style:name="T56_36" style:family="text">
      <style:text-properties style:font-name="Times New Roman" style:font-name-asian="Times New Roman" style:font-name-complex="Times New Roman"/>
    </style:style>
    <style:style style:name="T56_37" style:family="text">
      <style:text-properties style:font-name="Times New Roman" style:font-name-asian="Times New Roman" style:font-name-complex="Times New Roman"/>
    </style:style>
    <style:style style:name="T56_38" style:family="text">
      <style:text-properties style:font-name="Times New Roman" style:font-name-asian="Times New Roman" style:font-name-complex="Times New Roman"/>
    </style:style>
    <style:style style:name="T56_39" style:family="text">
      <style:text-properties style:font-name="Times New Roman" style:font-name-asian="Times New Roman" style:font-name-complex="Times New Roman"/>
    </style:style>
    <style:style style:name="T56_40" style:family="text">
      <style:text-properties style:font-name="Times New Roman" style:font-name-asian="Times New Roman" style:font-name-complex="Times New Roman"/>
    </style:style>
    <style:style style:name="T56_41" style:family="text">
      <style:text-properties style:font-name="Times New Roman" style:font-name-asian="Times New Roman" style:font-name-complex="Times New Roman"/>
    </style:style>
    <style:style style:name="T56_42" style:family="text">
      <style:text-properties style:font-name="Times New Roman" style:font-name-asian="Times New Roman" style:font-name-complex="Times New Roman"/>
    </style:style>
    <style:style style:name="T56_43" style:family="text">
      <style:text-properties style:font-name="Times New Roman" style:font-name-asian="Times New Roman" style:font-name-complex="Times New Roman"/>
    </style:style>
    <style:style style:name="T56_44" style:family="text">
      <style:text-properties style:font-name="Times New Roman" style:font-name-asian="Times New Roman" style:font-name-complex="Times New Roman"/>
    </style:style>
    <style:style style:name="T56_45" style:family="text">
      <style:text-properties style:font-name="Times New Roman" style:font-name-asian="Times New Roman" style:font-name-complex="Times New Roman"/>
    </style:style>
    <style:style style:name="T56_46" style:family="text">
      <style:text-properties style:font-name="Times New Roman" style:font-name-asian="Times New Roman" style:font-name-complex="Times New Roman"/>
    </style:style>
    <style:style style:name="T56_47" style:family="text">
      <style:text-properties style:font-name="Times New Roman" style:font-name-asian="Times New Roman" style:font-name-complex="Times New Roman"/>
    </style:style>
    <style:style style:name="T56_48" style:family="text">
      <style:text-properties style:font-name="Times New Roman" style:font-name-asian="Times New Roman" style:font-name-complex="Times New Roman"/>
    </style:style>
    <style:style style:name="T56_49" style:family="text">
      <style:text-properties style:font-name="Times New Roman" style:font-name-asian="Times New Roman" style:font-name-complex="Times New Roman"/>
    </style:style>
    <style:style style:name="T56_50" style:family="text">
      <style:text-properties style:font-name="Times New Roman" style:font-name-asian="Times New Roman" style:font-name-complex="Times New Roman"/>
    </style:style>
    <style:style style:name="T56_51" style:family="text">
      <style:text-properties style:font-name="Times New Roman" style:font-name-asian="Times New Roman" style:font-name-complex="Times New Roman"/>
    </style:style>
    <style:style style:name="T56_52" style:family="text">
      <style:text-properties style:font-name="Times New Roman" style:font-name-asian="Times New Roman" style:font-name-complex="Times New Roman"/>
    </style:style>
    <style:style style:name="T56_53" style:family="text">
      <style:text-properties style:font-name="Times New Roman" style:font-name-asian="Times New Roman" style:font-name-complex="Times New Roman"/>
    </style:style>
    <style:style style:name="T56_54" style:family="text">
      <style:text-properties style:font-name="Times New Roman" style:font-name-asian="Times New Roman" style:font-name-complex="Times New Roman"/>
    </style:style>
    <style:style style:name="T56_55" style:family="text">
      <style:text-properties style:font-name="Times New Roman" style:font-name-asian="Times New Roman" style:font-name-complex="Times New Roman"/>
    </style:style>
    <style:style style:name="T56_56" style:family="text">
      <style:text-properties style:font-name="Times New Roman" style:font-name-asian="Times New Roman" style:font-name-complex="Times New Roman"/>
    </style:style>
    <style:style style:name="T56_57" style:family="text">
      <style:text-properties style:font-name="Times New Roman" style:font-name-asian="Times New Roman" style:font-name-complex="Times New Roman"/>
    </style:style>
    <style:style style:name="T56_58" style:family="text">
      <style:text-properties style:font-name="Times New Roman" style:font-name-asian="Times New Roman" style:font-name-complex="Times New Roman"/>
    </style:style>
    <style:style style:name="T56_59" style:family="text">
      <style:text-properties style:font-name="Times New Roman" style:font-name-asian="Times New Roman" style:font-name-complex="Times New Roman"/>
    </style:style>
    <style:style style:name="T56_60" style:family="text">
      <style:text-properties style:font-name="Times New Roman" style:font-name-asian="Times New Roman" style:font-name-complex="Times New Roman"/>
    </style:style>
    <style:style style:name="T56_61" style:family="text">
      <style:text-properties style:font-name="Times New Roman" style:font-name-asian="Times New Roman" style:font-name-complex="Times New Roman"/>
    </style:style>
    <style:style style:name="T56_62" style:family="text">
      <style:text-properties style:font-name="Times New Roman" style:font-name-asian="Times New Roman" style:font-name-complex="Times New Roman"/>
    </style:style>
    <style:style style:name="T56_63" style:family="text">
      <style:text-properties style:font-name="Times New Roman" style:font-name-asian="Times New Roman" style:font-name-complex="Times New Roman"/>
    </style:style>
    <style:style style:name="T56_64" style:family="text">
      <style:text-properties style:font-name="Times New Roman" style:font-name-asian="Times New Roman" style:font-name-complex="Times New Roman"/>
    </style:style>
    <style:style style:name="T56_65" style:family="text">
      <style:text-properties style:font-name="Times New Roman" style:font-name-asian="Times New Roman" style:font-name-complex="Times New Roman"/>
    </style:style>
    <style:style style:name="T56_66" style:family="text">
      <style:text-properties style:font-name="Times New Roman" style:font-name-asian="Times New Roman" style:font-name-complex="Times New Roman"/>
    </style:style>
    <style:style style:name="T56_67" style:family="text">
      <style:text-properties style:font-name="Times New Roman" style:font-name-asian="Times New Roman" style:font-name-complex="Times New Roman"/>
    </style:style>
    <style:style style:name="T56_68" style:family="text">
      <style:text-properties style:font-name="Times New Roman" style:font-name-asian="Times New Roman" style:font-name-complex="Times New Roman"/>
    </style:style>
    <style:style style:name="T56_69" style:family="text">
      <style:text-properties style:font-name="Times New Roman" style:font-name-asian="Times New Roman" style:font-name-complex="Times New Roman"/>
    </style:style>
    <style:style style:name="T56_70" style:family="text">
      <style:text-properties style:font-name="Times New Roman" style:font-name-asian="Times New Roman" style:font-name-complex="Times New Roman"/>
    </style:style>
    <style:style style:name="T56_71" style:family="text">
      <style:text-properties style:font-name="Times New Roman" style:font-name-asian="Times New Roman" style:font-name-complex="Times New Roman"/>
    </style:style>
    <style:style style:name="T56_72" style:family="text">
      <style:text-properties style:font-name="Times New Roman" style:font-name-asian="Times New Roman" style:font-name-complex="Times New Roman"/>
    </style:style>
    <style:style style:name="T56_73" style:family="text">
      <style:text-properties style:font-name="Times New Roman" style:font-name-asian="Times New Roman" style:font-name-complex="Times New Roman"/>
    </style:style>
    <style:style style:name="T56_74" style:family="text">
      <style:text-properties style:font-name="Times New Roman" style:font-name-asian="Times New Roman" style:font-name-complex="Times New Roman"/>
    </style:style>
    <style:style style:name="T56_75" style:family="text">
      <style:text-properties style:font-name="Times New Roman" style:font-name-asian="Times New Roman" style:font-name-complex="Times New Roman"/>
    </style:style>
    <style:style style:name="T56_76" style:family="text">
      <style:text-properties style:font-name="Times New Roman" style:font-name-asian="Times New Roman" style:font-name-complex="Times New Roman"/>
    </style:style>
    <style:style style:name="T56_77" style:family="text">
      <style:text-properties style:font-name="Times New Roman" style:font-name-asian="Times New Roman" style:font-name-complex="Times New Roman"/>
    </style:style>
    <style:style style:name="T56_78" style:family="text">
      <style:text-properties style:font-name="Times New Roman" style:font-name-asian="Times New Roman" style:font-name-complex="Times New Roman"/>
    </style:style>
    <style:style style:name="T56_79" style:family="text">
      <style:text-properties style:font-name="Times New Roman" style:font-name-asian="Times New Roman" style:font-name-complex="Times New Roman"/>
    </style:style>
    <style:style style:name="T56_80" style:family="text">
      <style:text-properties style:font-name="Times New Roman" style:font-name-asian="Times New Roman" style:font-name-complex="Times New Roman"/>
    </style:style>
    <style:style style:name="T56_81" style:family="text">
      <style:text-properties style:font-name="Times New Roman" style:font-name-asian="Times New Roman" style:font-name-complex="Times New Roman"/>
    </style:style>
    <style:style style:name="T56_82" style:family="text">
      <style:text-properties style:font-name="Times New Roman" style:font-name-asian="Times New Roman" style:font-name-complex="Times New Roman"/>
    </style:style>
    <style:style style:name="T56_83" style:family="text">
      <style:text-properties style:font-name="Times New Roman" style:font-name-asian="Times New Roman" style:font-name-complex="Times New Roman"/>
    </style:style>
    <style:style style:name="T56_84" style:family="text">
      <style:text-properties style:font-name="Times New Roman" style:font-name-asian="Times New Roman" style:font-name-complex="Times New Roman"/>
    </style:style>
    <style:style style:name="T56_85" style:family="text">
      <style:text-properties style:font-name="Times New Roman" style:font-name-asian="Times New Roman" style:font-name-complex="Times New Roman"/>
    </style:style>
    <style:style style:name="T56_86" style:family="text">
      <style:text-properties style:font-name="Times New Roman" style:font-name-asian="Times New Roman" style:font-name-complex="Times New Roman"/>
    </style:style>
    <style:style style:name="T56_87" style:family="text">
      <style:text-properties style:font-name="Times New Roman" style:font-name-asian="Times New Roman" style:font-name-complex="Times New Roman"/>
    </style:style>
    <style:style style:name="T56_88" style:family="text">
      <style:text-properties style:font-name="Times New Roman" style:font-name-asian="Times New Roman" style:font-name-complex="Times New Roman"/>
    </style:style>
    <style:style style:name="T56_89" style:family="text">
      <style:text-properties style:font-name="Times New Roman" style:font-name-asian="Times New Roman" style:font-name-complex="Times New Roman"/>
    </style:style>
    <style:style style:name="T56_90" style:family="text">
      <style:text-properties style:font-name="Times New Roman" style:font-name-asian="Times New Roman" style:font-name-complex="Times New Roman"/>
    </style:style>
    <style:style style:name="T56_91" style:family="text">
      <style:text-properties style:font-name="Times New Roman" style:font-name-asian="Times New Roman" style:font-name-complex="Times New Roman"/>
    </style:style>
    <style:style style:name="T56_92" style:family="text">
      <style:text-properties style:font-name="Times New Roman" style:font-name-asian="Times New Roman" style:font-name-complex="Times New Roman"/>
    </style:style>
    <style:style style:name="T56_93" style:family="text">
      <style:text-properties style:font-name="Times New Roman" style:font-name-asian="Times New Roman" style:font-name-complex="Times New Roman"/>
    </style:style>
    <style:style style:name="T56_94" style:family="text">
      <style:text-properties style:font-name="Times New Roman" style:font-name-asian="Times New Roman" style:font-name-complex="Times New Roman"/>
    </style:style>
    <style:style style:name="T56_95" style:family="text">
      <style:text-properties style:font-name="Times New Roman" style:font-name-asian="Times New Roman" style:font-name-complex="Times New Roman"/>
    </style:style>
    <style:style style:name="T56_96" style:family="text">
      <style:text-properties style:font-name="Times New Roman" style:font-name-asian="Times New Roman" style:font-name-complex="Times New Roman"/>
    </style:style>
    <style:style style:name="T56_97" style:family="text">
      <style:text-properties style:font-name="Times New Roman" style:font-name-asian="Times New Roman" style:font-name-complex="Times New Roman"/>
    </style:style>
    <style:style style:name="T56_98" style:family="text">
      <style:text-properties style:font-name="Times New Roman" style:font-name-asian="Times New Roman" style:font-name-complex="Times New Roman"/>
    </style:style>
    <style:style style:name="T56_99" style:family="text">
      <style:text-properties style:font-name="Times New Roman" style:font-name-asian="Times New Roman" style:font-name-complex="Times New Roman"/>
    </style:style>
    <style:style style:name="T56_100" style:family="text">
      <style:text-properties style:font-name="Times New Roman" style:font-name-asian="Times New Roman" style:font-name-complex="Times New Roman"/>
    </style:style>
    <style:style style:name="T56_101" style:family="text">
      <style:text-properties style:font-name="Times New Roman" style:font-name-asian="Times New Roman" style:font-name-complex="Times New Roman"/>
    </style:style>
    <style:style style:name="T56_102" style:family="text">
      <style:text-properties style:font-name="Times New Roman" style:font-name-asian="Times New Roman" style:font-name-complex="Times New Roman"/>
    </style:style>
    <style:style style:name="T56_103" style:family="text">
      <style:text-properties style:font-name="Times New Roman" style:font-name-asian="Times New Roman" style:font-name-complex="Times New Roman"/>
    </style:style>
    <style:style style:name="T56_104" style:family="text">
      <style:text-properties style:font-name="Times New Roman" style:font-name-asian="Times New Roman" style:font-name-complex="Times New Roman"/>
    </style:style>
    <style:style style:name="T56_105" style:family="text">
      <style:text-properties style:font-name="Times New Roman" style:font-name-asian="Times New Roman" style:font-name-complex="Times New Roman"/>
    </style:style>
    <style:style style:name="T56_106" style:family="text">
      <style:text-properties style:font-name="Times New Roman" style:font-name-asian="Times New Roman" style:font-name-complex="Times New Roman"/>
    </style:style>
    <style:style style:name="T56_107" style:family="text">
      <style:text-properties style:font-name="Times New Roman" style:font-name-asian="Times New Roman" style:font-name-complex="Times New Roman"/>
    </style:style>
    <style:style style:name="T56_108" style:family="text">
      <style:text-properties style:font-name="Times New Roman" style:font-name-asian="Times New Roman" style:font-name-complex="Times New Roman"/>
    </style:style>
    <style:style style:name="T56_109" style:family="text">
      <style:text-properties style:font-name="Times New Roman" style:font-name-asian="Times New Roman" style:font-name-complex="Times New Roman"/>
    </style:style>
    <style:style style:name="T56_110" style:family="text">
      <style:text-properties style:font-name="Times New Roman" style:font-name-asian="Times New Roman" style:font-name-complex="Times New Roman"/>
    </style:style>
    <style:style style:name="T56_111" style:family="text">
      <style:text-properties style:font-name="Times New Roman" style:font-name-asian="Times New Roman" style:font-name-complex="Times New Roman"/>
    </style:style>
    <style:style style:name="T56_112" style:family="text">
      <style:text-properties style:font-name="Times New Roman" style:font-name-asian="Times New Roman" style:font-name-complex="Times New Roman"/>
    </style:style>
    <style:style style:name="T56_113" style:family="text">
      <style:text-properties style:font-name="Times New Roman" style:font-name-asian="Times New Roman" style:font-name-complex="Times New Roman"/>
    </style:style>
    <style:style style:name="T56_114" style:family="text">
      <style:text-properties style:font-name="Times New Roman" style:font-name-asian="Times New Roman" style:font-name-complex="Times New Roman"/>
    </style:style>
    <style:style style:name="T56_115" style:family="text">
      <style:text-properties style:font-name="Times New Roman" style:font-name-asian="Times New Roman" style:font-name-complex="Times New Roman"/>
    </style:style>
    <style:style style:name="T56_116" style:family="text">
      <style:text-properties style:font-name="Times New Roman" style:font-name-asian="Times New Roman" style:font-name-complex="Times New Roman"/>
    </style:style>
    <style:style style:name="T56_117" style:family="text">
      <style:text-properties style:font-name="Times New Roman" style:font-name-asian="Times New Roman" style:font-name-complex="Times New Roman"/>
    </style:style>
    <style:style style:name="T56_118" style:family="text">
      <style:text-properties style:font-name="Times New Roman" style:font-name-asian="Times New Roman" style:font-name-complex="Times New Roman"/>
    </style:style>
    <style:style style:name="T56_119" style:family="text">
      <style:text-properties style:font-name="Times New Roman" style:font-name-asian="Times New Roman" style:font-name-complex="Times New Roman"/>
    </style:style>
    <style:style style:name="T56_120" style:family="text">
      <style:text-properties style:font-name="Times New Roman" style:font-name-asian="Times New Roman" style:font-name-complex="Times New Roman"/>
    </style:style>
    <style:style style:name="T56_121" style:family="text">
      <style:text-properties style:font-name="Times New Roman" style:font-name-asian="Times New Roman" style:font-name-complex="Times New Roman"/>
    </style:style>
    <style:style style:name="T56_122" style:family="text">
      <style:text-properties style:font-name="Times New Roman" style:font-name-asian="Times New Roman" style:font-name-complex="Times New Roman"/>
    </style:style>
    <style:style style:name="T56_123" style:family="text">
      <style:text-properties style:font-name="Times New Roman" style:font-name-asian="Times New Roman" style:font-name-complex="Times New Roman"/>
    </style:style>
    <style:style style:name="T56_124" style:family="text">
      <style:text-properties style:font-name="Times New Roman" style:font-name-asian="Times New Roman" style:font-name-complex="Times New Roman"/>
    </style:style>
    <style:style style:name="T56_125" style:family="text">
      <style:text-properties style:font-name="Times New Roman" style:font-name-asian="Times New Roman" style:font-name-complex="Times New Roman"/>
    </style:style>
    <style:style style:name="T56_126" style:family="text">
      <style:text-properties style:font-name="Times New Roman" style:font-name-asian="Times New Roman" style:font-name-complex="Times New Roman"/>
    </style:style>
    <style:style style:name="T56_127" style:family="text">
      <style:text-properties style:font-name="Times New Roman" style:font-name-asian="Times New Roman" style:font-name-complex="Times New Roman"/>
    </style:style>
    <style:style style:name="T56_128" style:family="text">
      <style:text-properties style:font-name="Times New Roman" style:font-name-asian="Times New Roman" style:font-name-complex="Times New Roman"/>
    </style:style>
    <style:style style:name="T56_129" style:family="text">
      <style:text-properties style:font-name="Times New Roman" style:font-name-asian="Times New Roman" style:font-name-complex="Times New Roman"/>
    </style:style>
    <style:style style:name="T56_130" style:family="text">
      <style:text-properties style:font-name="Times New Roman" style:font-name-asian="Times New Roman" style:font-name-complex="Times New Roman"/>
    </style:style>
    <style:style style:name="T56_131" style:family="text">
      <style:text-properties style:font-name="Times New Roman" style:font-name-asian="Times New Roman" style:font-name-complex="Times New Roman"/>
    </style:style>
    <style:style style:name="T56_132" style:family="text">
      <style:text-properties style:font-name="Times New Roman" style:font-name-asian="Times New Roman" style:font-name-complex="Times New Roman"/>
    </style:style>
    <style:style style:name="T56_133" style:family="text">
      <style:text-properties style:font-name="Times New Roman" style:font-name-asian="Times New Roman" style:font-name-complex="Times New Roman"/>
    </style:style>
    <style:style style:name="T56_134" style:family="text">
      <style:text-properties style:font-name="Times New Roman" style:font-name-asian="Times New Roman" style:font-name-complex="Times New Roman"/>
    </style:style>
    <style:style style:name="T56_135" style:family="text">
      <style:text-properties style:font-name="Times New Roman" style:font-name-asian="Times New Roman" style:font-name-complex="Times New Roman"/>
    </style:style>
    <style:style style:name="T56_136" style:family="text">
      <style:text-properties style:font-name="Times New Roman" style:font-name-asian="Times New Roman" style:font-name-complex="Times New Roman"/>
    </style:style>
    <style:style style:name="T56_137" style:family="text">
      <style:text-properties style:font-name="Times New Roman" style:font-name-asian="Times New Roman" style:font-name-complex="Times New Roman"/>
    </style:style>
    <style:style style:name="T56_138" style:family="text">
      <style:text-properties style:font-name="Times New Roman" style:font-name-asian="Times New Roman" style:font-name-complex="Times New Roman"/>
    </style:style>
    <style:style style:name="T56_139" style:family="text">
      <style:text-properties style:font-name="Times New Roman" style:font-name-asian="Times New Roman" style:font-name-complex="Times New Roman"/>
    </style:style>
    <style:style style:name="T56_140" style:family="text">
      <style:text-properties style:font-name="Times New Roman" style:font-name-asian="Times New Roman" style:font-name-complex="Times New Roman"/>
    </style:style>
    <style:style style:name="T56_141" style:family="text">
      <style:text-properties style:font-name="Times New Roman" style:font-name-asian="Times New Roman" style:font-name-complex="Times New Roman"/>
    </style:style>
    <style:style style:name="T56_142" style:family="text">
      <style:text-properties style:font-name="Times New Roman" style:font-name-asian="Times New Roman" style:font-name-complex="Times New Roman"/>
    </style:style>
    <style:style style:name="T56_143" style:family="text">
      <style:text-properties style:font-name="Times New Roman" style:font-name-asian="Times New Roman" style:font-name-complex="Times New Roman"/>
    </style:style>
    <style:style style:name="T56_144" style:family="text">
      <style:text-properties style:font-name="Times New Roman" style:font-name-asian="Times New Roman" style:font-name-complex="Times New Roman"/>
    </style:style>
    <style:style style:name="T56_145" style:family="text">
      <style:text-properties style:font-name="Times New Roman" style:font-name-asian="Times New Roman" style:font-name-complex="Times New Roman"/>
    </style:style>
    <style:style style:name="T56_146" style:family="text">
      <style:text-properties style:font-name="Times New Roman" style:font-name-asian="Times New Roman" style:font-name-complex="Times New Roman"/>
    </style:style>
    <style:style style:name="T56_147" style:family="text">
      <style:text-properties style:font-name="Times New Roman" style:font-name-asian="Times New Roman" style:font-name-complex="Times New Roman"/>
    </style:style>
    <style:style style:name="T56_148" style:family="text">
      <style:text-properties style:font-name="Times New Roman" style:font-name-asian="Times New Roman" style:font-name-complex="Times New Roman"/>
    </style:style>
    <style:style style:name="T56_149" style:family="text">
      <style:text-properties style:font-name="Times New Roman" style:font-name-asian="Times New Roman" style:font-name-complex="Times New Roman"/>
    </style:style>
    <style:style style:name="T56_150" style:family="text">
      <style:text-properties style:font-name="Times New Roman" style:font-name-asian="Times New Roman" style:font-name-complex="Times New Roman"/>
    </style:style>
    <style:style style:name="T56_151" style:family="text">
      <style:text-properties style:font-name="Times New Roman" style:font-name-asian="Times New Roman" style:font-name-complex="Times New Roman"/>
    </style:style>
    <style:style style:name="T56_152" style:family="text">
      <style:text-properties style:font-name="Times New Roman" style:font-name-asian="Times New Roman" style:font-name-complex="Times New Roman"/>
    </style:style>
    <style:style style:name="T56_153" style:family="text">
      <style:text-properties style:font-name="Times New Roman" style:font-name-asian="Times New Roman" style:font-name-complex="Times New Roman"/>
    </style:style>
    <style:style style:name="T56_154" style:family="text">
      <style:text-properties style:font-name="Times New Roman" style:font-name-asian="Times New Roman" style:font-name-complex="Times New Roman"/>
    </style:style>
    <style:style style:name="T56_155" style:family="text">
      <style:text-properties style:font-name="Times New Roman" style:font-name-asian="Times New Roman" style:font-name-complex="Times New Roman"/>
    </style:style>
    <style:style style:name="T56_156" style:family="text">
      <style:text-properties style:font-name="Times New Roman" style:font-name-asian="Times New Roman" style:font-name-complex="Times New Roman"/>
    </style:style>
    <style:style style:name="T56_157" style:family="text">
      <style:text-properties style:font-name="Times New Roman" style:font-name-asian="Times New Roman" style:font-name-complex="Times New Roman"/>
    </style:style>
    <style:style style:name="T56_158" style:family="text">
      <style:text-properties style:font-name="Times New Roman" style:font-name-asian="Times New Roman" style:font-name-complex="Times New Roman"/>
    </style:style>
    <style:style style:name="T56_159" style:family="text">
      <style:text-properties style:font-name="Times New Roman" style:font-name-asian="Times New Roman" style:font-name-complex="Times New Roman"/>
    </style:style>
    <style:style style:name="T56_160" style:family="text">
      <style:text-properties style:font-name="Times New Roman" style:font-name-asian="Times New Roman" style:font-name-complex="Times New Roman"/>
    </style:style>
    <style:style style:name="T56_161" style:family="text">
      <style:text-properties style:font-name="Times New Roman" style:font-name-asian="Times New Roman" style:font-name-complex="Times New Roman"/>
    </style:style>
    <style:style style:name="T56_162" style:family="text">
      <style:text-properties style:font-name="Times New Roman" style:font-name-asian="Times New Roman" style:font-name-complex="Times New Roman"/>
    </style:style>
    <style:style style:name="T56_163" style:family="text">
      <style:text-properties style:font-name="Times New Roman" style:font-name-asian="Times New Roman" style:font-name-complex="Times New Roman"/>
    </style:style>
    <style:style style:name="T56_164" style:family="text">
      <style:text-properties style:font-name="Times New Roman" style:font-name-asian="Times New Roman" style:font-name-complex="Times New Roman"/>
    </style:style>
    <style:style style:name="T56_165" style:family="text">
      <style:text-properties style:font-name="Times New Roman" style:font-name-asian="Times New Roman" style:font-name-complex="Times New Roman"/>
    </style:style>
    <style:style style:name="T56_166" style:family="text">
      <style:text-properties style:font-name="Times New Roman" style:font-name-asian="Times New Roman" style:font-name-complex="Times New Roman"/>
    </style:style>
    <style:style style:name="T56_167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T58_24" style:family="text">
      <style:text-properties style:font-name="Times New Roman" style:font-name-asian="Times New Roman" style:font-name-complex="Times New Roman"/>
    </style:style>
    <style:style style:name="T58_25" style:family="text">
      <style:text-properties style:font-name="Times New Roman" style:font-name-asian="Times New Roman" style:font-name-complex="Times New Roman"/>
    </style:style>
    <style:style style:name="T58_26" style:family="text">
      <style:text-properties style:font-name="Times New Roman" style:font-name-asian="Times New Roman" style:font-name-complex="Times New Roman"/>
    </style:style>
    <style:style style:name="T58_27" style:family="text">
      <style:text-properties style:font-name="Times New Roman" style:font-name-asian="Times New Roman" style:font-name-complex="Times New Roman"/>
    </style:style>
    <style:style style:name="T58_28" style:family="text">
      <style:text-properties style:font-name="Times New Roman" style:font-name-asian="Times New Roman" style:font-name-complex="Times New Roman"/>
    </style:style>
    <style:style style:name="T58_29" style:family="text">
      <style:text-properties style:font-name="Times New Roman" style:font-name-asian="Times New Roman" style:font-name-complex="Times New Roman"/>
    </style:style>
    <style:style style:name="T58_30" style:family="text">
      <style:text-properties style:font-name="Times New Roman" style:font-name-asian="Times New Roman" style:font-name-complex="Times New Roman"/>
    </style:style>
    <style:style style:name="T58_31" style:family="text">
      <style:text-properties style:font-name="Times New Roman" style:font-name-asian="Times New Roman" style:font-name-complex="Times New Roman"/>
    </style:style>
    <style:style style:name="T58_32" style:family="text">
      <style:text-properties style:font-name="Times New Roman" style:font-name-asian="Times New Roman" style:font-name-complex="Times New Roman"/>
    </style:style>
    <style:style style:name="T58_33" style:family="text">
      <style:text-properties style:font-name="Times New Roman" style:font-name-asian="Times New Roman" style:font-name-complex="Times New Roman"/>
    </style:style>
    <style:style style:name="T58_34" style:family="text">
      <style:text-properties style:font-name="Times New Roman" style:font-name-asian="Times New Roman" style:font-name-complex="Times New Roman"/>
    </style:style>
    <style:style style:name="T58_35" style:family="text">
      <style:text-properties style:font-name="Times New Roman" style:font-name-asian="Times New Roman" style:font-name-complex="Times New Roman"/>
    </style:style>
    <style:style style:name="T58_36" style:family="text">
      <style:text-properties style:font-name="Times New Roman" style:font-name-asian="Times New Roman" style:font-name-complex="Times New Roman"/>
    </style:style>
    <style:style style:name="T58_37" style:family="text">
      <style:text-properties style:font-name="Times New Roman" style:font-name-asian="Times New Roman" style:font-name-complex="Times New Roman"/>
    </style:style>
    <style:style style:name="T58_38" style:family="text">
      <style:text-properties style:font-name="Times New Roman" style:font-name-asian="Times New Roman" style:font-name-complex="Times New Roman"/>
    </style:style>
    <style:style style:name="T58_39" style:family="text">
      <style:text-properties style:font-name="Times New Roman" style:font-name-asian="Times New Roman" style:font-name-complex="Times New Roman"/>
    </style:style>
    <style:style style:name="T58_40" style:family="text">
      <style:text-properties style:font-name="Times New Roman" style:font-name-asian="Times New Roman" style:font-name-complex="Times New Roman"/>
    </style:style>
    <style:style style:name="T58_41" style:family="text">
      <style:text-properties style:font-name="Times New Roman" style:font-name-asian="Times New Roman" style:font-name-complex="Times New Roman"/>
    </style:style>
    <style:style style:name="T58_42" style:family="text">
      <style:text-properties style:font-name="Times New Roman" style:font-name-asian="Times New Roman" style:font-name-complex="Times New Roman"/>
    </style:style>
    <style:style style:name="T58_43" style:family="text">
      <style:text-properties style:font-name="Times New Roman" style:font-name-asian="Times New Roman" style:font-name-complex="Times New Roman"/>
    </style:style>
    <style:style style:name="T58_44" style:family="text">
      <style:text-properties style:font-name="Times New Roman" style:font-name-asian="Times New Roman" style:font-name-complex="Times New Roman"/>
    </style:style>
    <style:style style:name="T58_45" style:family="text">
      <style:text-properties style:font-name="Times New Roman" style:font-name-asian="Times New Roman" style:font-name-complex="Times New Roman"/>
    </style:style>
    <style:style style:name="T58_46" style:family="text">
      <style:text-properties style:font-name="Times New Roman" style:font-name-asian="Times New Roman" style:font-name-complex="Times New Roman"/>
    </style:style>
    <style:style style:name="T58_47" style:family="text">
      <style:text-properties style:font-name="Times New Roman" style:font-name-asian="Times New Roman" style:font-name-complex="Times New Roman"/>
    </style:style>
    <style:style style:name="T58_48" style:family="text">
      <style:text-properties style:font-name="Times New Roman" style:font-name-asian="Times New Roman" style:font-name-complex="Times New Roman"/>
    </style:style>
    <style:style style:name="T58_49" style:family="text">
      <style:text-properties style:font-name="Times New Roman" style:font-name-asian="Times New Roman" style:font-name-complex="Times New Roman"/>
    </style:style>
    <style:style style:name="T58_50" style:family="text">
      <style:text-properties style:font-name="Times New Roman" style:font-name-asian="Times New Roman" style:font-name-complex="Times New Roman"/>
    </style:style>
    <style:style style:name="T58_51" style:family="text">
      <style:text-properties style:font-name="Times New Roman" style:font-name-asian="Times New Roman" style:font-name-complex="Times New Roman"/>
    </style:style>
    <style:style style:name="T58_52" style:family="text">
      <style:text-properties style:font-name="Times New Roman" style:font-name-asian="Times New Roman" style:font-name-complex="Times New Roman"/>
    </style:style>
    <style:style style:name="T58_53" style:family="text">
      <style:text-properties style:font-name="Times New Roman" style:font-name-asian="Times New Roman" style:font-name-complex="Times New Roman"/>
    </style:style>
    <style:style style:name="T58_54" style:family="text">
      <style:text-properties style:font-name="Times New Roman" style:font-name-asian="Times New Roman" style:font-name-complex="Times New Roman"/>
    </style:style>
    <style:style style:name="T58_55" style:family="text">
      <style:text-properties style:font-name="Times New Roman" style:font-name-asian="Times New Roman" style:font-name-complex="Times New Roman"/>
    </style:style>
    <style:style style:name="T58_56" style:family="text">
      <style:text-properties style:font-name="Times New Roman" style:font-name-asian="Times New Roman" style:font-name-complex="Times New Roman"/>
    </style:style>
    <style:style style:name="T58_57" style:family="text">
      <style:text-properties style:font-name="Times New Roman" style:font-name-asian="Times New Roman" style:font-name-complex="Times New Roman"/>
    </style:style>
    <style:style style:name="T58_58" style:family="text">
      <style:text-properties style:font-name="Times New Roman" style:font-name-asian="Times New Roman" style:font-name-complex="Times New Roman"/>
    </style:style>
    <style:style style:name="T58_59" style:family="text">
      <style:text-properties style:font-name="Times New Roman" style:font-name-asian="Times New Roman" style:font-name-complex="Times New Roman"/>
    </style:style>
    <style:style style:name="T58_60" style:family="text">
      <style:text-properties style:font-name="Times New Roman" style:font-name-asian="Times New Roman" style:font-name-complex="Times New Roman"/>
    </style:style>
    <style:style style:name="T58_61" style:family="text">
      <style:text-properties style:font-name="Times New Roman" style:font-name-asian="Times New Roman" style:font-name-complex="Times New Roman"/>
    </style:style>
    <style:style style:name="T58_62" style:family="text">
      <style:text-properties style:font-name="Times New Roman" style:font-name-asian="Times New Roman" style:font-name-complex="Times New Roman"/>
    </style:style>
    <style:style style:name="T58_63" style:family="text">
      <style:text-properties style:font-name="Times New Roman" style:font-name-asian="Times New Roman" style:font-name-complex="Times New Roman"/>
    </style:style>
    <style:style style:name="T58_64" style:family="text">
      <style:text-properties style:font-name="Times New Roman" style:font-name-asian="Times New Roman" style:font-name-complex="Times New Roman"/>
    </style:style>
    <style:style style:name="T58_65" style:family="text">
      <style:text-properties style:font-name="Times New Roman" style:font-name-asian="Times New Roman" style:font-name-complex="Times New Roman"/>
    </style:style>
    <style:style style:name="T58_66" style:family="text">
      <style:text-properties style:font-name="Times New Roman" style:font-name-asian="Times New Roman" style:font-name-complex="Times New Roman"/>
    </style:style>
    <style:style style:name="T58_67" style:family="text">
      <style:text-properties style:font-name="Times New Roman" style:font-name-asian="Times New Roman" style:font-name-complex="Times New Roman"/>
    </style:style>
    <style:style style:name="T58_68" style:family="text">
      <style:text-properties style:font-name="Times New Roman" style:font-name-asian="Times New Roman" style:font-name-complex="Times New Roman"/>
    </style:style>
    <style:style style:name="T58_69" style:family="text">
      <style:text-properties style:font-name="Times New Roman" style:font-name-asian="Times New Roman" style:font-name-complex="Times New Roman"/>
    </style:style>
    <style:style style:name="T58_70" style:family="text">
      <style:text-properties style:font-name="Times New Roman" style:font-name-asian="Times New Roman" style:font-name-complex="Times New Roman"/>
    </style:style>
    <style:style style:name="T58_71" style:family="text">
      <style:text-properties style:font-name="Times New Roman" style:font-name-asian="Times New Roman" style:font-name-complex="Times New Roman"/>
    </style:style>
    <style:style style:name="T58_72" style:family="text">
      <style:text-properties style:font-name="Times New Roman" style:font-name-asian="Times New Roman" style:font-name-complex="Times New Roman"/>
    </style:style>
    <style:style style:name="T58_73" style:family="text">
      <style:text-properties style:font-name="Times New Roman" style:font-name-asian="Times New Roman" style:font-name-complex="Times New Roman"/>
    </style:style>
    <style:style style:name="T58_74" style:family="text">
      <style:text-properties style:font-name="Times New Roman" style:font-name-asian="Times New Roman" style:font-name-complex="Times New Roman"/>
    </style:style>
    <style:style style:name="T58_75" style:family="text">
      <style:text-properties style:font-name="Times New Roman" style:font-name-asian="Times New Roman" style:font-name-complex="Times New Roman"/>
    </style:style>
    <style:style style:name="T58_76" style:family="text">
      <style:text-properties style:font-name="Times New Roman" style:font-name-asian="Times New Roman" style:font-name-complex="Times New Roman"/>
    </style:style>
    <style:style style:name="T58_77" style:family="text">
      <style:text-properties style:font-name="Times New Roman" style:font-name-asian="Times New Roman" style:font-name-complex="Times New Roman"/>
    </style:style>
    <style:style style:name="T58_78" style:family="text">
      <style:text-properties style:font-name="Times New Roman" style:font-name-asian="Times New Roman" style:font-name-complex="Times New Roman"/>
    </style:style>
    <style:style style:name="T58_79" style:family="text">
      <style:text-properties style:font-name="Times New Roman" style:font-name-asian="Times New Roman" style:font-name-complex="Times New Roman"/>
    </style:style>
    <style:style style:name="T58_80" style:family="text">
      <style:text-properties style:font-name="Times New Roman" style:font-name-asian="Times New Roman" style:font-name-complex="Times New Roman"/>
    </style:style>
    <style:style style:name="T58_81" style:family="text">
      <style:text-properties style:font-name="Times New Roman" style:font-name-asian="Times New Roman" style:font-name-complex="Times New Roman"/>
    </style:style>
    <style:style style:name="T58_82" style:family="text">
      <style:text-properties style:font-name="Times New Roman" style:font-name-asian="Times New Roman" style:font-name-complex="Times New Roman"/>
    </style:style>
    <style:style style:name="T58_83" style:family="text">
      <style:text-properties style:font-name="Times New Roman" style:font-name-asian="Times New Roman" style:font-name-complex="Times New Roman"/>
    </style:style>
    <style:style style:name="T58_84" style:family="text">
      <style:text-properties style:font-name="Times New Roman" style:font-name-asian="Times New Roman" style:font-name-complex="Times New Roman"/>
    </style:style>
    <style:style style:name="T58_85" style:family="text">
      <style:text-properties style:font-name="Times New Roman" style:font-name-asian="Times New Roman" style:font-name-complex="Times New Roman"/>
    </style:style>
    <style:style style:name="T58_86" style:family="text">
      <style:text-properties style:font-name="Times New Roman" style:font-name-asian="Times New Roman" style:font-name-complex="Times New Roman"/>
    </style:style>
    <style:style style:name="T58_87" style:family="text">
      <style:text-properties style:font-name="Times New Roman" style:font-name-asian="Times New Roman" style:font-name-complex="Times New Roman"/>
    </style:style>
    <style:style style:name="T58_88" style:family="text">
      <style:text-properties style:font-name="Times New Roman" style:font-name-asian="Times New Roman" style:font-name-complex="Times New Roman"/>
    </style:style>
    <style:style style:name="T58_89" style:family="text">
      <style:text-properties style:font-name="Times New Roman" style:font-name-asian="Times New Roman" style:font-name-complex="Times New Roman"/>
    </style:style>
    <style:style style:name="T58_90" style:family="text">
      <style:text-properties style:font-name="Times New Roman" style:font-name-asian="Times New Roman" style:font-name-complex="Times New Roman"/>
    </style:style>
    <style:style style:name="T58_91" style:family="text">
      <style:text-properties style:font-name="Times New Roman" style:font-name-asian="Times New Roman" style:font-name-complex="Times New Roman"/>
    </style:style>
    <style:style style:name="T58_92" style:family="text">
      <style:text-properties style:font-name="Times New Roman" style:font-name-asian="Times New Roman" style:font-name-complex="Times New Roman"/>
    </style:style>
    <style:style style:name="T58_93" style:family="text">
      <style:text-properties style:font-name="Times New Roman" style:font-name-asian="Times New Roman" style:font-name-complex="Times New Roman"/>
    </style:style>
    <style:style style:name="T58_94" style:family="text">
      <style:text-properties style:font-name="Times New Roman" style:font-name-asian="Times New Roman" style:font-name-complex="Times New Roman"/>
    </style:style>
    <style:style style:name="T58_95" style:family="text">
      <style:text-properties style:font-name="Times New Roman" style:font-name-asian="Times New Roman" style:font-name-complex="Times New Roman"/>
    </style:style>
    <style:style style:name="T58_96" style:family="text">
      <style:text-properties style:font-name="Times New Roman" style:font-name-asian="Times New Roman" style:font-name-complex="Times New Roman"/>
    </style:style>
    <style:style style:name="T58_97" style:family="text">
      <style:text-properties style:font-name="Times New Roman" style:font-name-asian="Times New Roman" style:font-name-complex="Times New Roman"/>
    </style:style>
    <style:style style:name="T58_98" style:family="text">
      <style:text-properties style:font-name="Times New Roman" style:font-name-asian="Times New Roman" style:font-name-complex="Times New Roman"/>
    </style:style>
    <style:style style:name="T58_99" style:family="text">
      <style:text-properties style:font-name="Times New Roman" style:font-name-asian="Times New Roman" style:font-name-complex="Times New Roman"/>
    </style:style>
    <style:style style:name="T58_100" style:family="text">
      <style:text-properties style:font-name="Times New Roman" style:font-name-asian="Times New Roman" style:font-name-complex="Times New Roman"/>
    </style:style>
    <style:style style:name="T58_101" style:family="text">
      <style:text-properties style:font-name="Times New Roman" style:font-name-asian="Times New Roman" style:font-name-complex="Times New Roman"/>
    </style:style>
    <style:style style:name="T58_102" style:family="text">
      <style:text-properties style:font-name="Times New Roman" style:font-name-asian="Times New Roman" style:font-name-complex="Times New Roman"/>
    </style:style>
    <style:style style:name="T58_103" style:family="text">
      <style:text-properties style:font-name="Times New Roman" style:font-name-asian="Times New Roman" style:font-name-complex="Times New Roman"/>
    </style:style>
    <style:style style:name="T58_104" style:family="text">
      <style:text-properties style:font-name="Times New Roman" style:font-name-asian="Times New Roman" style:font-name-complex="Times New Roman"/>
    </style:style>
    <style:style style:name="T58_105" style:family="text">
      <style:text-properties style:font-name="Times New Roman" style:font-name-asian="Times New Roman" style:font-name-complex="Times New Roman"/>
    </style:style>
    <style:style style:name="T58_106" style:family="text">
      <style:text-properties style:font-name="Times New Roman" style:font-name-asian="Times New Roman" style:font-name-complex="Times New Roman"/>
    </style:style>
    <style:style style:name="T58_107" style:family="text">
      <style:text-properties style:font-name="Times New Roman" style:font-name-asian="Times New Roman" style:font-name-complex="Times New Roman"/>
    </style:style>
    <style:style style:name="T58_108" style:family="text">
      <style:text-properties style:font-name="Times New Roman" style:font-name-asian="Times New Roman" style:font-name-complex="Times New Roman"/>
    </style:style>
    <style:style style:name="T58_109" style:family="text">
      <style:text-properties style:font-name="Times New Roman" style:font-name-asian="Times New Roman" style:font-name-complex="Times New Roman"/>
    </style:style>
    <style:style style:name="T58_110" style:family="text">
      <style:text-properties style:font-name="Times New Roman" style:font-name-asian="Times New Roman" style:font-name-complex="Times New Roman"/>
    </style:style>
    <style:style style:name="T58_111" style:family="text">
      <style:text-properties style:font-name="Times New Roman" style:font-name-asian="Times New Roman" style:font-name-complex="Times New Roman"/>
    </style:style>
    <style:style style:name="T58_112" style:family="text">
      <style:text-properties style:font-name="Times New Roman" style:font-name-asian="Times New Roman" style:font-name-complex="Times New Roman"/>
    </style:style>
    <style:style style:name="T58_113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T60_14" style:family="text">
      <style:text-properties style:font-name="Times New Roman" style:font-name-asian="Times New Roman" style:font-name-complex="Times New Roman"/>
    </style:style>
    <style:style style:name="T60_15" style:family="text">
      <style:text-properties style:font-name="Times New Roman" style:font-name-asian="Times New Roman" style:font-name-complex="Times New Roman"/>
    </style:style>
    <style:style style:name="T60_16" style:family="text">
      <style:text-properties style:font-name="Times New Roman" style:font-name-asian="Times New Roman" style:font-name-complex="Times New Roman"/>
    </style:style>
    <style:style style:name="T60_17" style:family="text">
      <style:text-properties style:font-name="Times New Roman" style:font-name-asian="Times New Roman" style:font-name-complex="Times New Roman"/>
    </style:style>
    <style:style style:name="T60_18" style:family="text">
      <style:text-properties style:font-name="Times New Roman" style:font-name-asian="Times New Roman" style:font-name-complex="Times New Roman"/>
    </style:style>
    <style:style style:name="T60_19" style:family="text">
      <style:text-properties style:font-name="Times New Roman" style:font-name-asian="Times New Roman" style:font-name-complex="Times New Roman"/>
    </style:style>
    <style:style style:name="T60_20" style:family="text">
      <style:text-properties style:font-name="Times New Roman" style:font-name-asian="Times New Roman" style:font-name-complex="Times New Roman"/>
    </style:style>
    <style:style style:name="T60_21" style:family="text">
      <style:text-properties style:font-name="Times New Roman" style:font-name-asian="Times New Roman" style:font-name-complex="Times New Roman"/>
    </style:style>
    <style:style style:name="T60_22" style:family="text">
      <style:text-properties style:font-name="Times New Roman" style:font-name-asian="Times New Roman" style:font-name-complex="Times New Roman"/>
    </style:style>
    <style:style style:name="T60_23" style:family="text">
      <style:text-properties style:font-name="Times New Roman" style:font-name-asian="Times New Roman" style:font-name-complex="Times New Roman"/>
    </style:style>
    <style:style style:name="T60_24" style:family="text">
      <style:text-properties style:font-name="Times New Roman" style:font-name-asian="Times New Roman" style:font-name-complex="Times New Roman"/>
    </style:style>
    <style:style style:name="T60_25" style:family="text">
      <style:text-properties style:font-name="Times New Roman" style:font-name-asian="Times New Roman" style:font-name-complex="Times New Roman"/>
    </style:style>
    <style:style style:name="T60_26" style:family="text">
      <style:text-properties style:font-name="Times New Roman" style:font-name-asian="Times New Roman" style:font-name-complex="Times New Roman"/>
    </style:style>
    <style:style style:name="T60_27" style:family="text">
      <style:text-properties style:font-name="Times New Roman" style:font-name-asian="Times New Roman" style:font-name-complex="Times New Roman"/>
    </style:style>
    <style:style style:name="T60_28" style:family="text">
      <style:text-properties style:font-name="Times New Roman" style:font-name-asian="Times New Roman" style:font-name-complex="Times New Roman"/>
    </style:style>
    <style:style style:name="T60_29" style:family="text">
      <style:text-properties style:font-name="Times New Roman" style:font-name-asian="Times New Roman" style:font-name-complex="Times New Roman"/>
    </style:style>
    <style:style style:name="T60_30" style:family="text">
      <style:text-properties style:font-name="Times New Roman" style:font-name-asian="Times New Roman" style:font-name-complex="Times New Roman"/>
    </style:style>
    <style:style style:name="T60_31" style:family="text">
      <style:text-properties style:font-name="Times New Roman" style:font-name-asian="Times New Roman" style:font-name-complex="Times New Roman"/>
    </style:style>
    <style:style style:name="T60_32" style:family="text">
      <style:text-properties style:font-name="Times New Roman" style:font-name-asian="Times New Roman" style:font-name-complex="Times New Roman"/>
    </style:style>
    <style:style style:name="T60_33" style:family="text">
      <style:text-properties style:font-name="Times New Roman" style:font-name-asian="Times New Roman" style:font-name-complex="Times New Roman"/>
    </style:style>
    <style:style style:name="T60_34" style:family="text">
      <style:text-properties style:font-name="Times New Roman" style:font-name-asian="Times New Roman" style:font-name-complex="Times New Roman"/>
    </style:style>
    <style:style style:name="T60_35" style:family="text">
      <style:text-properties style:font-name="Times New Roman" style:font-name-asian="Times New Roman" style:font-name-complex="Times New Roman"/>
    </style:style>
    <style:style style:name="T60_36" style:family="text">
      <style:text-properties style:font-name="Times New Roman" style:font-name-asian="Times New Roman" style:font-name-complex="Times New Roman"/>
    </style:style>
    <style:style style:name="T60_37" style:family="text">
      <style:text-properties style:font-name="Times New Roman" style:font-name-asian="Times New Roman" style:font-name-complex="Times New Roman"/>
    </style:style>
    <style:style style:name="T60_38" style:family="text">
      <style:text-properties style:font-name="Times New Roman" style:font-name-asian="Times New Roman" style:font-name-complex="Times New Roman"/>
    </style:style>
    <style:style style:name="T60_39" style:family="text">
      <style:text-properties style:font-name="Times New Roman" style:font-name-asian="Times New Roman" style:font-name-complex="Times New Roman"/>
    </style:style>
    <style:style style:name="T60_40" style:family="text">
      <style:text-properties style:font-name="Times New Roman" style:font-name-asian="Times New Roman" style:font-name-complex="Times New Roman"/>
    </style:style>
    <style:style style:name="T60_41" style:family="text">
      <style:text-properties style:font-name="Times New Roman" style:font-name-asian="Times New Roman" style:font-name-complex="Times New Roman"/>
    </style:style>
    <style:style style:name="T60_42" style:family="text">
      <style:text-properties style:font-name="Times New Roman" style:font-name-asian="Times New Roman" style:font-name-complex="Times New Roman"/>
    </style:style>
    <style:style style:name="T60_43" style:family="text">
      <style:text-properties style:font-name="Times New Roman" style:font-name-asian="Times New Roman" style:font-name-complex="Times New Roman"/>
    </style:style>
    <style:style style:name="T60_44" style:family="text">
      <style:text-properties style:font-name="Times New Roman" style:font-name-asian="Times New Roman" style:font-name-complex="Times New Roman"/>
    </style:style>
    <style:style style:name="T60_45" style:family="text">
      <style:text-properties style:font-name="Times New Roman" style:font-name-asian="Times New Roman" style:font-name-complex="Times New Roman"/>
    </style:style>
    <style:style style:name="T60_46" style:family="text">
      <style:text-properties style:font-name="Times New Roman" style:font-name-asian="Times New Roman" style:font-name-complex="Times New Roman"/>
    </style:style>
    <style:style style:name="T60_47" style:family="text">
      <style:text-properties style:font-name="Times New Roman" style:font-name-asian="Times New Roman" style:font-name-complex="Times New Roman"/>
    </style:style>
    <style:style style:name="T60_48" style:family="text">
      <style:text-properties style:font-name="Times New Roman" style:font-name-asian="Times New Roman" style:font-name-complex="Times New Roman"/>
    </style:style>
    <style:style style:name="T60_49" style:family="text">
      <style:text-properties style:font-name="Times New Roman" style:font-name-asian="Times New Roman" style:font-name-complex="Times New Roman"/>
    </style:style>
    <style:style style:name="T60_50" style:family="text">
      <style:text-properties style:font-name="Times New Roman" style:font-name-asian="Times New Roman" style:font-name-complex="Times New Roman"/>
    </style:style>
    <style:style style:name="T60_51" style:family="text">
      <style:text-properties style:font-name="Times New Roman" style:font-name-asian="Times New Roman" style:font-name-complex="Times New Roman"/>
    </style:style>
    <style:style style:name="T60_52" style:family="text">
      <style:text-properties style:font-name="Times New Roman" style:font-name-asian="Times New Roman" style:font-name-complex="Times New Roman"/>
    </style:style>
    <style:style style:name="T60_53" style:family="text">
      <style:text-properties style:font-name="Times New Roman" style:font-name-asian="Times New Roman" style:font-name-complex="Times New Roman"/>
    </style:style>
    <style:style style:name="T60_54" style:family="text">
      <style:text-properties style:font-name="Times New Roman" style:font-name-asian="Times New Roman" style:font-name-complex="Times New Roman"/>
    </style:style>
    <style:style style:name="T60_55" style:family="text">
      <style:text-properties style:font-name="Times New Roman" style:font-name-asian="Times New Roman" style:font-name-complex="Times New Roman"/>
    </style:style>
    <style:style style:name="T60_56" style:family="text">
      <style:text-properties style:font-name="Times New Roman" style:font-name-asian="Times New Roman" style:font-name-complex="Times New Roman"/>
    </style:style>
    <style:style style:name="T60_57" style:family="text">
      <style:text-properties style:font-name="Times New Roman" style:font-name-asian="Times New Roman" style:font-name-complex="Times New Roman"/>
    </style:style>
    <style:style style:name="T60_58" style:family="text">
      <style:text-properties style:font-name="Times New Roman" style:font-name-asian="Times New Roman" style:font-name-complex="Times New Roman"/>
    </style:style>
    <style:style style:name="T60_59" style:family="text">
      <style:text-properties style:font-name="Times New Roman" style:font-name-asian="Times New Roman" style:font-name-complex="Times New Roman"/>
    </style:style>
    <style:style style:name="T60_60" style:family="text">
      <style:text-properties style:font-name="Times New Roman" style:font-name-asian="Times New Roman" style:font-name-complex="Times New Roman"/>
    </style:style>
    <style:style style:name="T60_61" style:family="text">
      <style:text-properties style:font-name="Times New Roman" style:font-name-asian="Times New Roman" style:font-name-complex="Times New Roman"/>
    </style:style>
    <style:style style:name="T60_62" style:family="text">
      <style:text-properties style:font-name="Times New Roman" style:font-name-asian="Times New Roman" style:font-name-complex="Times New Roman"/>
    </style:style>
    <style:style style:name="T60_63" style:family="text">
      <style:text-properties style:font-name="Times New Roman" style:font-name-asian="Times New Roman" style:font-name-complex="Times New Roman"/>
    </style:style>
    <style:style style:name="T60_64" style:family="text">
      <style:text-properties style:font-name="Times New Roman" style:font-name-asian="Times New Roman" style:font-name-complex="Times New Roman"/>
    </style:style>
    <style:style style:name="T60_65" style:family="text">
      <style:text-properties style:font-name="Times New Roman" style:font-name-asian="Times New Roman" style:font-name-complex="Times New Roman"/>
    </style:style>
    <style:style style:name="T60_66" style:family="text">
      <style:text-properties style:font-name="Times New Roman" style:font-name-asian="Times New Roman" style:font-name-complex="Times New Roman"/>
    </style:style>
    <style:style style:name="T60_67" style:family="text">
      <style:text-properties style:font-name="Times New Roman" style:font-name-asian="Times New Roman" style:font-name-complex="Times New Roman"/>
    </style:style>
    <style:style style:name="T60_68" style:family="text">
      <style:text-properties style:font-name="Times New Roman" style:font-name-asian="Times New Roman" style:font-name-complex="Times New Roman"/>
    </style:style>
    <style:style style:name="T60_69" style:family="text">
      <style:text-properties style:font-name="Times New Roman" style:font-name-asian="Times New Roman" style:font-name-complex="Times New Roman"/>
    </style:style>
    <style:style style:name="T60_70" style:family="text">
      <style:text-properties style:font-name="Times New Roman" style:font-name-asian="Times New Roman" style:font-name-complex="Times New Roman"/>
    </style:style>
    <style:style style:name="T60_71" style:family="text">
      <style:text-properties style:font-name="Times New Roman" style:font-name-asian="Times New Roman" style:font-name-complex="Times New Roman"/>
    </style:style>
    <style:style style:name="T60_72" style:family="text">
      <style:text-properties style:font-name="Times New Roman" style:font-name-asian="Times New Roman" style:font-name-complex="Times New Roman"/>
    </style:style>
    <style:style style:name="T60_73" style:family="text">
      <style:text-properties style:font-name="Times New Roman" style:font-name-asian="Times New Roman" style:font-name-complex="Times New Roman"/>
    </style:style>
    <style:style style:name="T60_74" style:family="text">
      <style:text-properties style:font-name="Times New Roman" style:font-name-asian="Times New Roman" style:font-name-complex="Times New Roman"/>
    </style:style>
    <style:style style:name="T60_75" style:family="text">
      <style:text-properties style:font-name="Times New Roman" style:font-name-asian="Times New Roman" style:font-name-complex="Times New Roman"/>
    </style:style>
    <style:style style:name="T60_76" style:family="text">
      <style:text-properties style:font-name="Times New Roman" style:font-name-asian="Times New Roman" style:font-name-complex="Times New Roman"/>
    </style:style>
    <style:style style:name="T60_77" style:family="text">
      <style:text-properties style:font-name="Times New Roman" style:font-name-asian="Times New Roman" style:font-name-complex="Times New Roman"/>
    </style:style>
    <style:style style:name="T60_78" style:family="text">
      <style:text-properties style:font-name="Times New Roman" style:font-name-asian="Times New Roman" style:font-name-complex="Times New Roman"/>
    </style:style>
    <style:style style:name="T60_79" style:family="text">
      <style:text-properties style:font-name="Times New Roman" style:font-name-asian="Times New Roman" style:font-name-complex="Times New Roman"/>
    </style:style>
    <style:style style:name="T60_80" style:family="text">
      <style:text-properties style:font-name="Times New Roman" style:font-name-asian="Times New Roman" style:font-name-complex="Times New Roman"/>
    </style:style>
    <style:style style:name="T60_81" style:family="text">
      <style:text-properties style:font-name="Times New Roman" style:font-name-asian="Times New Roman" style:font-name-complex="Times New Roman"/>
    </style:style>
    <style:style style:name="T60_82" style:family="text">
      <style:text-properties style:font-name="Times New Roman" style:font-name-asian="Times New Roman" style:font-name-complex="Times New Roman"/>
    </style:style>
    <style:style style:name="T60_83" style:family="text">
      <style:text-properties style:font-name="Times New Roman" style:font-name-asian="Times New Roman" style:font-name-complex="Times New Roman"/>
    </style:style>
    <style:style style:name="T60_84" style:family="text">
      <style:text-properties style:font-name="Times New Roman" style:font-name-asian="Times New Roman" style:font-name-complex="Times New Roman"/>
    </style:style>
    <style:style style:name="T60_85" style:family="text">
      <style:text-properties style:font-name="Times New Roman" style:font-name-asian="Times New Roman" style:font-name-complex="Times New Roman"/>
    </style:style>
    <style:style style:name="T60_86" style:family="text">
      <style:text-properties style:font-name="Times New Roman" style:font-name-asian="Times New Roman" style:font-name-complex="Times New Roman"/>
    </style:style>
    <style:style style:name="T60_87" style:family="text">
      <style:text-properties style:font-name="Times New Roman" style:font-name-asian="Times New Roman" style:font-name-complex="Times New Roman"/>
    </style:style>
    <style:style style:name="T60_88" style:family="text">
      <style:text-properties style:font-name="Times New Roman" style:font-name-asian="Times New Roman" style:font-name-complex="Times New Roman"/>
    </style:style>
    <style:style style:name="T60_89" style:family="text">
      <style:text-properties style:font-name="Times New Roman" style:font-name-asian="Times New Roman" style:font-name-complex="Times New Roman"/>
    </style:style>
    <style:style style:name="T60_90" style:family="text">
      <style:text-properties style:font-name="Times New Roman" style:font-name-asian="Times New Roman" style:font-name-complex="Times New Roman"/>
    </style:style>
    <style:style style:name="T60_91" style:family="text">
      <style:text-properties style:font-name="Times New Roman" style:font-name-asian="Times New Roman" style:font-name-complex="Times New Roman"/>
    </style:style>
    <style:style style:name="T60_92" style:family="text">
      <style:text-properties style:font-name="Times New Roman" style:font-name-asian="Times New Roman" style:font-name-complex="Times New Roman"/>
    </style:style>
    <style:style style:name="T60_93" style:family="text">
      <style:text-properties style:font-name="Times New Roman" style:font-name-asian="Times New Roman" style:font-name-complex="Times New Roman"/>
    </style:style>
    <style:style style:name="T60_94" style:family="text">
      <style:text-properties style:font-name="Times New Roman" style:font-name-asian="Times New Roman" style:font-name-complex="Times New Roman"/>
    </style:style>
    <style:style style:name="T60_95" style:family="text">
      <style:text-properties style:font-name="Times New Roman" style:font-name-asian="Times New Roman" style:font-name-complex="Times New Roman"/>
    </style:style>
    <style:style style:name="T60_96" style:family="text">
      <style:text-properties style:font-name="Times New Roman" style:font-name-asian="Times New Roman" style:font-name-complex="Times New Roman"/>
    </style:style>
    <style:style style:name="T60_97" style:family="text">
      <style:text-properties style:font-name="Times New Roman" style:font-name-asian="Times New Roman" style:font-name-complex="Times New Roman"/>
    </style:style>
    <style:style style:name="T60_98" style:family="text">
      <style:text-properties style:font-name="Times New Roman" style:font-name-asian="Times New Roman" style:font-name-complex="Times New Roman"/>
    </style:style>
    <style:style style:name="T60_99" style:family="text">
      <style:text-properties style:font-name="Times New Roman" style:font-name-asian="Times New Roman" style:font-name-complex="Times New Roman"/>
    </style:style>
    <style:style style:name="T60_100" style:family="text">
      <style:text-properties style:font-name="Times New Roman" style:font-name-asian="Times New Roman" style:font-name-complex="Times New Roman"/>
    </style:style>
    <style:style style:name="T60_101" style:family="text">
      <style:text-properties style:font-name="Times New Roman" style:font-name-asian="Times New Roman" style:font-name-complex="Times New Roman"/>
    </style:style>
    <style:style style:name="T60_102" style:family="text">
      <style:text-properties style:font-name="Times New Roman" style:font-name-asian="Times New Roman" style:font-name-complex="Times New Roman"/>
    </style:style>
    <style:style style:name="T60_103" style:family="text">
      <style:text-properties style:font-name="Times New Roman" style:font-name-asian="Times New Roman" style:font-name-complex="Times New Roman"/>
    </style:style>
    <style:style style:name="T60_104" style:family="text">
      <style:text-properties style:font-name="Times New Roman" style:font-name-asian="Times New Roman" style:font-name-complex="Times New Roman"/>
    </style:style>
    <style:style style:name="T60_105" style:family="text">
      <style:text-properties style:font-name="Times New Roman" style:font-name-asian="Times New Roman" style:font-name-complex="Times New Roman"/>
    </style:style>
    <style:style style:name="T60_106" style:family="text">
      <style:text-properties style:font-name="Times New Roman" style:font-name-asian="Times New Roman" style:font-name-complex="Times New Roman"/>
    </style:style>
    <style:style style:name="T60_107" style:family="text">
      <style:text-properties style:font-name="Times New Roman" style:font-name-asian="Times New Roman" style:font-name-complex="Times New Roman"/>
    </style:style>
    <style:style style:name="T60_108" style:family="text">
      <style:text-properties style:font-name="Times New Roman" style:font-name-asian="Times New Roman" style:font-name-complex="Times New Roman"/>
    </style:style>
    <style:style style:name="T60_109" style:family="text">
      <style:text-properties style:font-name="Times New Roman" style:font-name-asian="Times New Roman" style:font-name-complex="Times New Roman"/>
    </style:style>
    <style:style style:name="T60_110" style:family="text">
      <style:text-properties style:font-name="Times New Roman" style:font-name-asian="Times New Roman" style:font-name-complex="Times New Roman"/>
    </style:style>
    <style:style style:name="T60_111" style:family="text">
      <style:text-properties style:font-name="Times New Roman" style:font-name-asian="Times New Roman" style:font-name-complex="Times New Roman"/>
    </style:style>
    <style:style style:name="T60_112" style:family="text">
      <style:text-properties style:font-name="Times New Roman" style:font-name-asian="Times New Roman" style:font-name-complex="Times New Roman"/>
    </style:style>
    <style:style style:name="T60_113" style:family="text">
      <style:text-properties style:font-name="Times New Roman" style:font-name-asian="Times New Roman" style:font-name-complex="Times New Roman"/>
    </style:style>
    <style:style style:name="T60_114" style:family="text">
      <style:text-properties style:font-name="Times New Roman" style:font-name-asian="Times New Roman" style:font-name-complex="Times New Roman"/>
    </style:style>
    <style:style style:name="T60_115" style:family="text">
      <style:text-properties style:font-name="Times New Roman" style:font-name-asian="Times New Roman" style:font-name-complex="Times New Roman"/>
    </style:style>
    <style:style style:name="T60_116" style:family="text">
      <style:text-properties style:font-name="Times New Roman" style:font-name-asian="Times New Roman" style:font-name-complex="Times New Roman"/>
    </style:style>
    <style:style style:name="T60_117" style:family="text">
      <style:text-properties style:font-name="Times New Roman" style:font-name-asian="Times New Roman" style:font-name-complex="Times New Roman"/>
    </style:style>
    <style:style style:name="T60_118" style:family="text">
      <style:text-properties style:font-name="Times New Roman" style:font-name-asian="Times New Roman" style:font-name-complex="Times New Roman"/>
    </style:style>
    <style:style style:name="T60_119" style:family="text">
      <style:text-properties style:font-name="Times New Roman" style:font-name-asian="Times New Roman" style:font-name-complex="Times New Roman"/>
    </style:style>
    <style:style style:name="T60_120" style:family="text">
      <style:text-properties style:font-name="Times New Roman" style:font-name-asian="Times New Roman" style:font-name-complex="Times New Roman"/>
    </style:style>
    <style:style style:name="T60_121" style:family="text">
      <style:text-properties style:font-name="Times New Roman" style:font-name-asian="Times New Roman" style:font-name-complex="Times New Roman"/>
    </style:style>
    <style:style style:name="T60_122" style:family="text">
      <style:text-properties style:font-name="Times New Roman" style:font-name-asian="Times New Roman" style:font-name-complex="Times New Roman"/>
    </style:style>
    <style:style style:name="T60_123" style:family="text">
      <style:text-properties style:font-name="Times New Roman" style:font-name-asian="Times New Roman" style:font-name-complex="Times New Roman"/>
    </style:style>
    <style:style style:name="T60_124" style:family="text">
      <style:text-properties style:font-name="Times New Roman" style:font-name-asian="Times New Roman" style:font-name-complex="Times New Roman"/>
    </style:style>
    <style:style style:name="T60_125" style:family="text">
      <style:text-properties style:font-name="Times New Roman" style:font-name-asian="Times New Roman" style:font-name-complex="Times New Roman"/>
    </style:style>
    <style:style style:name="T60_126" style:family="text">
      <style:text-properties style:font-name="Times New Roman" style:font-name-asian="Times New Roman" style:font-name-complex="Times New Roman"/>
    </style:style>
    <style:style style:name="T60_127" style:family="text">
      <style:text-properties style:font-name="Times New Roman" style:font-name-asian="Times New Roman" style:font-name-complex="Times New Roman"/>
    </style:style>
    <style:style style:name="T60_128" style:family="text">
      <style:text-properties style:font-name="Times New Roman" style:font-name-asian="Times New Roman" style:font-name-complex="Times New Roman"/>
    </style:style>
    <style:style style:name="T60_129" style:family="text">
      <style:text-properties style:font-name="Times New Roman" style:font-name-asian="Times New Roman" style:font-name-complex="Times New Roman"/>
    </style:style>
    <style:style style:name="T60_130" style:family="text">
      <style:text-properties style:font-name="Times New Roman" style:font-name-asian="Times New Roman" style:font-name-complex="Times New Roman"/>
    </style:style>
    <style:style style:name="T60_131" style:family="text">
      <style:text-properties style:font-name="Times New Roman" style:font-name-asian="Times New Roman" style:font-name-complex="Times New Roman"/>
    </style:style>
    <style:style style:name="T60_132" style:family="text">
      <style:text-properties style:font-name="Times New Roman" style:font-name-asian="Times New Roman" style:font-name-complex="Times New Roman"/>
    </style:style>
    <style:style style:name="T60_133" style:family="text">
      <style:text-properties style:font-name="Times New Roman" style:font-name-asian="Times New Roman" style:font-name-complex="Times New Roman"/>
    </style:style>
    <style:style style:name="T60_134" style:family="text">
      <style:text-properties style:font-name="Times New Roman" style:font-name-asian="Times New Roman" style:font-name-complex="Times New Roman"/>
    </style:style>
    <style:style style:name="T60_135" style:family="text">
      <style:text-properties style:font-name="Times New Roman" style:font-name-asian="Times New Roman" style:font-name-complex="Times New Roman"/>
    </style:style>
    <style:style style:name="T60_136" style:family="text">
      <style:text-properties style:font-name="Times New Roman" style:font-name-asian="Times New Roman" style:font-name-complex="Times New Roman"/>
    </style:style>
    <style:style style:name="T60_137" style:family="text">
      <style:text-properties style:font-name="Times New Roman" style:font-name-asian="Times New Roman" style:font-name-complex="Times New Roman"/>
    </style:style>
    <style:style style:name="T60_138" style:family="text">
      <style:text-properties style:font-name="Times New Roman" style:font-name-asian="Times New Roman" style:font-name-complex="Times New Roman"/>
    </style:style>
    <style:style style:name="T60_139" style:family="text">
      <style:text-properties style:font-name="Times New Roman" style:font-name-asian="Times New Roman" style:font-name-complex="Times New Roman"/>
    </style:style>
    <style:style style:name="T60_140" style:family="text">
      <style:text-properties style:font-name="Times New Roman" style:font-name-asian="Times New Roman" style:font-name-complex="Times New Roman"/>
    </style:style>
    <style:style style:name="T60_141" style:family="text">
      <style:text-properties style:font-name="Times New Roman" style:font-name-asian="Times New Roman" style:font-name-complex="Times New Roman"/>
    </style:style>
    <style:style style:name="T60_142" style:family="text">
      <style:text-properties style:font-name="Times New Roman" style:font-name-asian="Times New Roman" style:font-name-complex="Times New Roman"/>
    </style:style>
    <style:style style:name="T60_143" style:family="text">
      <style:text-properties style:font-name="Times New Roman" style:font-name-asian="Times New Roman" style:font-name-complex="Times New Roman"/>
    </style:style>
    <style:style style:name="T60_144" style:family="text">
      <style:text-properties style:font-name="Times New Roman" style:font-name-asian="Times New Roman" style:font-name-complex="Times New Roman"/>
    </style:style>
    <style:style style:name="T60_145" style:family="text">
      <style:text-properties style:font-name="Times New Roman" style:font-name-asian="Times New Roman" style:font-name-complex="Times New Roman"/>
    </style:style>
    <style:style style:name="T60_146" style:family="text">
      <style:text-properties style:font-name="Times New Roman" style:font-name-asian="Times New Roman" style:font-name-complex="Times New Roman"/>
    </style:style>
    <style:style style:name="T60_147" style:family="text">
      <style:text-properties style:font-name="Times New Roman" style:font-name-asian="Times New Roman" style:font-name-complex="Times New Roman"/>
    </style:style>
    <style:style style:name="T60_148" style:family="text">
      <style:text-properties style:font-name="Times New Roman" style:font-name-asian="Times New Roman" style:font-name-complex="Times New Roman"/>
    </style:style>
    <style:style style:name="T60_149" style:family="text">
      <style:text-properties style:font-name="Times New Roman" style:font-name-asian="Times New Roman" style:font-name-complex="Times New Roman"/>
    </style:style>
    <style:style style:name="T60_150" style:family="text">
      <style:text-properties style:font-name="Times New Roman" style:font-name-asian="Times New Roman" style:font-name-complex="Times New Roman"/>
    </style:style>
    <style:style style:name="T60_151" style:family="text">
      <style:text-properties style:font-name="Times New Roman" style:font-name-asian="Times New Roman" style:font-name-complex="Times New Roman"/>
    </style:style>
    <style:style style:name="T60_152" style:family="text">
      <style:text-properties style:font-name="Times New Roman" style:font-name-asian="Times New Roman" style:font-name-complex="Times New Roman"/>
    </style:style>
    <style:style style:name="T60_153" style:family="text">
      <style:text-properties style:font-name="Times New Roman" style:font-name-asian="Times New Roman" style:font-name-complex="Times New Roman"/>
    </style:style>
    <style:style style:name="T60_154" style:family="text">
      <style:text-properties style:font-name="Times New Roman" style:font-name-asian="Times New Roman" style:font-name-complex="Times New Roman"/>
    </style:style>
    <style:style style:name="T60_155" style:family="text">
      <style:text-properties style:font-name="Times New Roman" style:font-name-asian="Times New Roman" style:font-name-complex="Times New Roman"/>
    </style:style>
    <style:style style:name="T60_156" style:family="text">
      <style:text-properties style:font-name="Times New Roman" style:font-name-asian="Times New Roman" style:font-name-complex="Times New Roman"/>
    </style:style>
    <style:style style:name="T60_157" style:family="text">
      <style:text-properties style:font-name="Times New Roman" style:font-name-asian="Times New Roman" style:font-name-complex="Times New Roman"/>
    </style:style>
    <style:style style:name="T60_158" style:family="text">
      <style:text-properties style:font-name="Times New Roman" style:font-name-asian="Times New Roman" style:font-name-complex="Times New Roman"/>
    </style:style>
    <style:style style:name="T60_159" style:family="text">
      <style:text-properties style:font-name="Times New Roman" style:font-name-asian="Times New Roman" style:font-name-complex="Times New Roman"/>
    </style:style>
    <style:style style:name="T60_160" style:family="text">
      <style:text-properties style:font-name="Times New Roman" style:font-name-asian="Times New Roman" style:font-name-complex="Times New Roman"/>
    </style:style>
    <style:style style:name="T60_161" style:family="text">
      <style:text-properties style:font-name="Times New Roman" style:font-name-asian="Times New Roman" style:font-name-complex="Times New Roman"/>
    </style:style>
    <style:style style:name="T60_162" style:family="text">
      <style:text-properties style:font-name="Times New Roman" style:font-name-asian="Times New Roman" style:font-name-complex="Times New Roman"/>
    </style:style>
    <style:style style:name="T60_163" style:family="text">
      <style:text-properties style:font-name="Times New Roman" style:font-name-asian="Times New Roman" style:font-name-complex="Times New Roman"/>
    </style:style>
    <style:style style:name="T60_164" style:family="text">
      <style:text-properties style:font-name="Times New Roman" style:font-name-asian="Times New Roman" style:font-name-complex="Times New Roman"/>
    </style:style>
    <style:style style:name="T60_165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T64_16" style:family="text">
      <style:text-properties style:font-name="Times New Roman" style:font-name-asian="Times New Roman" style:font-name-complex="Times New Roman"/>
    </style:style>
    <style:style style:name="T64_17" style:family="text">
      <style:text-properties style:font-name="Times New Roman" style:font-name-asian="Times New Roman" style:font-name-complex="Times New Roman"/>
    </style:style>
    <style:style style:name="T64_18" style:family="text">
      <style:text-properties style:font-name="Times New Roman" style:font-name-asian="Times New Roman" style:font-name-complex="Times New Roman"/>
    </style:style>
    <style:style style:name="T64_19" style:family="text">
      <style:text-properties style:font-name="Times New Roman" style:font-name-asian="Times New Roman" style:font-name-complex="Times New Roman"/>
    </style:style>
    <style:style style:name="T64_20" style:family="text">
      <style:text-properties style:font-name="Times New Roman" style:font-name-asian="Times New Roman" style:font-name-complex="Times New Roman"/>
    </style:style>
    <style:style style:name="T64_21" style:family="text">
      <style:text-properties style:font-name="Times New Roman" style:font-name-asian="Times New Roman" style:font-name-complex="Times New Roman"/>
    </style:style>
    <style:style style:name="T64_22" style:family="text">
      <style:text-properties style:font-name="Times New Roman" style:font-name-asian="Times New Roman" style:font-name-complex="Times New Roman"/>
    </style:style>
    <style:style style:name="T64_23" style:family="text">
      <style:text-properties style:font-name="Times New Roman" style:font-name-asian="Times New Roman" style:font-name-complex="Times New Roman"/>
    </style:style>
    <style:style style:name="T64_24" style:family="text">
      <style:text-properties style:font-name="Times New Roman" style:font-name-asian="Times New Roman" style:font-name-complex="Times New Roman"/>
    </style:style>
    <style:style style:name="T64_25" style:family="text">
      <style:text-properties style:font-name="Times New Roman" style:font-name-asian="Times New Roman" style:font-name-complex="Times New Roman"/>
    </style:style>
    <style:style style:name="T64_26" style:family="text">
      <style:text-properties style:font-name="Times New Roman" style:font-name-asian="Times New Roman" style:font-name-complex="Times New Roman"/>
    </style:style>
    <style:style style:name="T64_27" style:family="text">
      <style:text-properties style:font-name="Times New Roman" style:font-name-asian="Times New Roman" style:font-name-complex="Times New Roman"/>
    </style:style>
    <style:style style:name="T64_28" style:family="text">
      <style:text-properties style:font-name="Times New Roman" style:font-name-asian="Times New Roman" style:font-name-complex="Times New Roman"/>
    </style:style>
    <style:style style:name="T64_29" style:family="text">
      <style:text-properties style:font-name="Times New Roman" style:font-name-asian="Times New Roman" style:font-name-complex="Times New Roman"/>
    </style:style>
    <style:style style:name="T64_30" style:family="text">
      <style:text-properties style:font-name="Times New Roman" style:font-name-asian="Times New Roman" style:font-name-complex="Times New Roman"/>
    </style:style>
    <style:style style:name="T64_31" style:family="text">
      <style:text-properties style:font-name="Times New Roman" style:font-name-asian="Times New Roman" style:font-name-complex="Times New Roman"/>
    </style:style>
    <style:style style:name="T64_32" style:family="text">
      <style:text-properties style:font-name="Times New Roman" style:font-name-asian="Times New Roman" style:font-name-complex="Times New Roman"/>
    </style:style>
    <style:style style:name="T64_33" style:family="text">
      <style:text-properties style:font-name="Times New Roman" style:font-name-asian="Times New Roman" style:font-name-complex="Times New Roman"/>
    </style:style>
    <style:style style:name="T64_34" style:family="text">
      <style:text-properties style:font-name="Times New Roman" style:font-name-asian="Times New Roman" style:font-name-complex="Times New Roman"/>
    </style:style>
    <style:style style:name="T64_35" style:family="text">
      <style:text-properties style:font-name="Times New Roman" style:font-name-asian="Times New Roman" style:font-name-complex="Times New Roman"/>
    </style:style>
    <style:style style:name="T64_36" style:family="text">
      <style:text-properties style:font-name="Times New Roman" style:font-name-asian="Times New Roman" style:font-name-complex="Times New Roman"/>
    </style:style>
    <style:style style:name="T64_37" style:family="text">
      <style:text-properties style:font-name="Times New Roman" style:font-name-asian="Times New Roman" style:font-name-complex="Times New Roman"/>
    </style:style>
    <style:style style:name="T64_38" style:family="text">
      <style:text-properties style:font-name="Times New Roman" style:font-name-asian="Times New Roman" style:font-name-complex="Times New Roman"/>
    </style:style>
    <style:style style:name="T64_39" style:family="text">
      <style:text-properties style:font-name="Times New Roman" style:font-name-asian="Times New Roman" style:font-name-complex="Times New Roman"/>
    </style:style>
    <style:style style:name="T64_40" style:family="text">
      <style:text-properties style:font-name="Times New Roman" style:font-name-asian="Times New Roman" style:font-name-complex="Times New Roman"/>
    </style:style>
    <style:style style:name="T64_41" style:family="text">
      <style:text-properties style:font-name="Times New Roman" style:font-name-asian="Times New Roman" style:font-name-complex="Times New Roman"/>
    </style:style>
    <style:style style:name="T64_42" style:family="text">
      <style:text-properties style:font-name="Times New Roman" style:font-name-asian="Times New Roman" style:font-name-complex="Times New Roman"/>
    </style:style>
    <style:style style:name="T64_43" style:family="text">
      <style:text-properties style:font-name="Times New Roman" style:font-name-asian="Times New Roman" style:font-name-complex="Times New Roman"/>
    </style:style>
    <style:style style:name="T64_44" style:family="text">
      <style:text-properties style:font-name="Times New Roman" style:font-name-asian="Times New Roman" style:font-name-complex="Times New Roman"/>
    </style:style>
    <style:style style:name="T64_45" style:family="text">
      <style:text-properties style:font-name="Times New Roman" style:font-name-asian="Times New Roman" style:font-name-complex="Times New Roman"/>
    </style:style>
    <style:style style:name="T64_46" style:family="text">
      <style:text-properties style:font-name="Times New Roman" style:font-name-asian="Times New Roman" style:font-name-complex="Times New Roman"/>
    </style:style>
    <style:style style:name="T64_47" style:family="text">
      <style:text-properties style:font-name="Times New Roman" style:font-name-asian="Times New Roman" style:font-name-complex="Times New Roman"/>
    </style:style>
    <style:style style:name="T64_48" style:family="text">
      <style:text-properties style:font-name="Times New Roman" style:font-name-asian="Times New Roman" style:font-name-complex="Times New Roman"/>
    </style:style>
    <style:style style:name="T64_49" style:family="text">
      <style:text-properties style:font-name="Times New Roman" style:font-name-asian="Times New Roman" style:font-name-complex="Times New Roman"/>
    </style:style>
    <style:style style:name="T64_50" style:family="text">
      <style:text-properties style:font-name="Times New Roman" style:font-name-asian="Times New Roman" style:font-name-complex="Times New Roman"/>
    </style:style>
    <style:style style:name="T64_51" style:family="text">
      <style:text-properties style:font-name="Times New Roman" style:font-name-asian="Times New Roman" style:font-name-complex="Times New Roman"/>
    </style:style>
    <style:style style:name="T64_52" style:family="text">
      <style:text-properties style:font-name="Times New Roman" style:font-name-asian="Times New Roman" style:font-name-complex="Times New Roman"/>
    </style:style>
    <style:style style:name="T64_53" style:family="text">
      <style:text-properties style:font-name="Times New Roman" style:font-name-asian="Times New Roman" style:font-name-complex="Times New Roman"/>
    </style:style>
    <style:style style:name="T64_54" style:family="text">
      <style:text-properties style:font-name="Times New Roman" style:font-name-asian="Times New Roman" style:font-name-complex="Times New Roman"/>
    </style:style>
    <style:style style:name="T64_55" style:family="text">
      <style:text-properties style:font-name="Times New Roman" style:font-name-asian="Times New Roman" style:font-name-complex="Times New Roman"/>
    </style:style>
    <style:style style:name="T64_56" style:family="text">
      <style:text-properties style:font-name="Times New Roman" style:font-name-asian="Times New Roman" style:font-name-complex="Times New Roman"/>
    </style:style>
    <style:style style:name="T64_57" style:family="text">
      <style:text-properties style:font-name="Times New Roman" style:font-name-asian="Times New Roman" style:font-name-complex="Times New Roman"/>
    </style:style>
    <style:style style:name="T64_58" style:family="text">
      <style:text-properties style:font-name="Times New Roman" style:font-name-asian="Times New Roman" style:font-name-complex="Times New Roman"/>
    </style:style>
    <style:style style:name="T64_59" style:family="text">
      <style:text-properties style:font-name="Times New Roman" style:font-name-asian="Times New Roman" style:font-name-complex="Times New Roman"/>
    </style:style>
    <style:style style:name="T64_60" style:family="text">
      <style:text-properties style:font-name="Times New Roman" style:font-name-asian="Times New Roman" style:font-name-complex="Times New Roman"/>
    </style:style>
    <style:style style:name="T64_61" style:family="text">
      <style:text-properties style:font-name="Times New Roman" style:font-name-asian="Times New Roman" style:font-name-complex="Times New Roman"/>
    </style:style>
    <style:style style:name="T64_62" style:family="text">
      <style:text-properties style:font-name="Times New Roman" style:font-name-asian="Times New Roman" style:font-name-complex="Times New Roman"/>
    </style:style>
    <style:style style:name="T64_63" style:family="text">
      <style:text-properties style:font-name="Times New Roman" style:font-name-asian="Times New Roman" style:font-name-complex="Times New Roman"/>
    </style:style>
    <style:style style:name="T64_64" style:family="text">
      <style:text-properties style:font-name="Times New Roman" style:font-name-asian="Times New Roman" style:font-name-complex="Times New Roman"/>
    </style:style>
    <style:style style:name="T64_65" style:family="text">
      <style:text-properties style:font-name="Times New Roman" style:font-name-asian="Times New Roman" style:font-name-complex="Times New Roman"/>
    </style:style>
    <style:style style:name="T64_66" style:family="text">
      <style:text-properties style:font-name="Times New Roman" style:font-name-asian="Times New Roman" style:font-name-complex="Times New Roman"/>
    </style:style>
    <style:style style:name="T64_67" style:family="text">
      <style:text-properties style:font-name="Times New Roman" style:font-name-asian="Times New Roman" style:font-name-complex="Times New Roman"/>
    </style:style>
    <style:style style:name="T64_68" style:family="text">
      <style:text-properties style:font-name="Times New Roman" style:font-name-asian="Times New Roman" style:font-name-complex="Times New Roman"/>
    </style:style>
    <style:style style:name="T64_69" style:family="text">
      <style:text-properties style:font-name="Times New Roman" style:font-name-asian="Times New Roman" style:font-name-complex="Times New Roman"/>
    </style:style>
    <style:style style:name="T64_70" style:family="text">
      <style:text-properties style:font-name="Times New Roman" style:font-name-asian="Times New Roman" style:font-name-complex="Times New Roman"/>
    </style:style>
    <style:style style:name="T64_71" style:family="text">
      <style:text-properties style:font-name="Times New Roman" style:font-name-asian="Times New Roman" style:font-name-complex="Times New Roman"/>
    </style:style>
    <style:style style:name="T64_72" style:family="text">
      <style:text-properties style:font-name="Times New Roman" style:font-name-asian="Times New Roman" style:font-name-complex="Times New Roman"/>
    </style:style>
    <style:style style:name="T64_73" style:family="text">
      <style:text-properties style:font-name="Times New Roman" style:font-name-asian="Times New Roman" style:font-name-complex="Times New Roman"/>
    </style:style>
    <style:style style:name="T64_74" style:family="text">
      <style:text-properties style:font-name="Times New Roman" style:font-name-asian="Times New Roman" style:font-name-complex="Times New Roman"/>
    </style:style>
    <style:style style:name="T64_75" style:family="text">
      <style:text-properties style:font-name="Times New Roman" style:font-name-asian="Times New Roman" style:font-name-complex="Times New Roman"/>
    </style:style>
    <style:style style:name="T64_76" style:family="text">
      <style:text-properties style:font-name="Times New Roman" style:font-name-asian="Times New Roman" style:font-name-complex="Times New Roman"/>
    </style:style>
    <style:style style:name="T64_77" style:family="text">
      <style:text-properties style:font-name="Times New Roman" style:font-name-asian="Times New Roman" style:font-name-complex="Times New Roman"/>
    </style:style>
    <style:style style:name="T64_78" style:family="text">
      <style:text-properties style:font-name="Times New Roman" style:font-name-asian="Times New Roman" style:font-name-complex="Times New Roman"/>
    </style:style>
    <style:style style:name="T64_79" style:family="text">
      <style:text-properties style:font-name="Times New Roman" style:font-name-asian="Times New Roman" style:font-name-complex="Times New Roman"/>
    </style:style>
    <style:style style:name="T64_80" style:family="text">
      <style:text-properties style:font-name="Times New Roman" style:font-name-asian="Times New Roman" style:font-name-complex="Times New Roman"/>
    </style:style>
    <style:style style:name="T64_81" style:family="text">
      <style:text-properties style:font-name="Times New Roman" style:font-name-asian="Times New Roman" style:font-name-complex="Times New Roman"/>
    </style:style>
    <style:style style:name="T64_82" style:family="text">
      <style:text-properties style:font-name="Times New Roman" style:font-name-asian="Times New Roman" style:font-name-complex="Times New Roman"/>
    </style:style>
    <style:style style:name="T64_83" style:family="text">
      <style:text-properties style:font-name="Times New Roman" style:font-name-asian="Times New Roman" style:font-name-complex="Times New Roman"/>
    </style:style>
    <style:style style:name="T64_84" style:family="text">
      <style:text-properties style:font-name="Times New Roman" style:font-name-asian="Times New Roman" style:font-name-complex="Times New Roman"/>
    </style:style>
    <style:style style:name="T64_85" style:family="text">
      <style:text-properties style:font-name="Times New Roman" style:font-name-asian="Times New Roman" style:font-name-complex="Times New Roman"/>
    </style:style>
    <style:style style:name="T64_86" style:family="text">
      <style:text-properties style:font-name="Times New Roman" style:font-name-asian="Times New Roman" style:font-name-complex="Times New Roman"/>
    </style:style>
    <style:style style:name="T64_87" style:family="text">
      <style:text-properties style:font-name="Times New Roman" style:font-name-asian="Times New Roman" style:font-name-complex="Times New Roman"/>
    </style:style>
    <style:style style:name="T64_88" style:family="text">
      <style:text-properties style:font-name="Times New Roman" style:font-name-asian="Times New Roman" style:font-name-complex="Times New Roman"/>
    </style:style>
    <style:style style:name="T64_89" style:family="text">
      <style:text-properties style:font-name="Times New Roman" style:font-name-asian="Times New Roman" style:font-name-complex="Times New Roman"/>
    </style:style>
    <style:style style:name="T64_90" style:family="text">
      <style:text-properties style:font-name="Times New Roman" style:font-name-asian="Times New Roman" style:font-name-complex="Times New Roman"/>
    </style:style>
    <style:style style:name="T64_91" style:family="text">
      <style:text-properties style:font-name="Times New Roman" style:font-name-asian="Times New Roman" style:font-name-complex="Times New Roman"/>
    </style:style>
    <style:style style:name="T64_92" style:family="text">
      <style:text-properties style:font-name="Times New Roman" style:font-name-asian="Times New Roman" style:font-name-complex="Times New Roman"/>
    </style:style>
    <style:style style:name="T64_93" style:family="text">
      <style:text-properties style:font-name="Times New Roman" style:font-name-asian="Times New Roman" style:font-name-complex="Times New Roman"/>
    </style:style>
    <style:style style:name="T64_94" style:family="text">
      <style:text-properties style:font-name="Times New Roman" style:font-name-asian="Times New Roman" style:font-name-complex="Times New Roman"/>
    </style:style>
    <style:style style:name="T64_95" style:family="text">
      <style:text-properties style:font-name="Times New Roman" style:font-name-asian="Times New Roman" style:font-name-complex="Times New Roman"/>
    </style:style>
    <style:style style:name="T64_96" style:family="text">
      <style:text-properties style:font-name="Times New Roman" style:font-name-asian="Times New Roman" style:font-name-complex="Times New Roman"/>
    </style:style>
    <style:style style:name="T64_97" style:family="text">
      <style:text-properties style:font-name="Times New Roman" style:font-name-asian="Times New Roman" style:font-name-complex="Times New Roman"/>
    </style:style>
    <style:style style:name="T64_98" style:family="text">
      <style:text-properties style:font-name="Times New Roman" style:font-name-asian="Times New Roman" style:font-name-complex="Times New Roman"/>
    </style:style>
    <style:style style:name="T64_99" style:family="text">
      <style:text-properties style:font-name="Times New Roman" style:font-name-asian="Times New Roman" style:font-name-complex="Times New Roman"/>
    </style:style>
    <style:style style:name="T64_100" style:family="text">
      <style:text-properties style:font-name="Times New Roman" style:font-name-asian="Times New Roman" style:font-name-complex="Times New Roman"/>
    </style:style>
    <style:style style:name="T64_101" style:family="text">
      <style:text-properties style:font-name="Times New Roman" style:font-name-asian="Times New Roman" style:font-name-complex="Times New Roman"/>
    </style:style>
    <style:style style:name="T64_102" style:family="text">
      <style:text-properties style:font-name="Times New Roman" style:font-name-asian="Times New Roman" style:font-name-complex="Times New Roman"/>
    </style:style>
    <style:style style:name="T64_103" style:family="text">
      <style:text-properties style:font-name="Times New Roman" style:font-name-asian="Times New Roman" style:font-name-complex="Times New Roman"/>
    </style:style>
    <style:style style:name="T64_104" style:family="text">
      <style:text-properties style:font-name="Times New Roman" style:font-name-asian="Times New Roman" style:font-name-complex="Times New Roman"/>
    </style:style>
    <style:style style:name="T64_105" style:family="text">
      <style:text-properties style:font-name="Times New Roman" style:font-name-asian="Times New Roman" style:font-name-complex="Times New Roman"/>
    </style:style>
    <style:style style:name="T64_106" style:family="text">
      <style:text-properties style:font-name="Times New Roman" style:font-name-asian="Times New Roman" style:font-name-complex="Times New Roman"/>
    </style:style>
    <style:style style:name="T64_107" style:family="text">
      <style:text-properties style:font-name="Times New Roman" style:font-name-asian="Times New Roman" style:font-name-complex="Times New Roman"/>
    </style:style>
    <style:style style:name="T64_108" style:family="text">
      <style:text-properties style:font-name="Times New Roman" style:font-name-asian="Times New Roman" style:font-name-complex="Times New Roman"/>
    </style:style>
    <style:style style:name="T64_109" style:family="text">
      <style:text-properties style:font-name="Times New Roman" style:font-name-asian="Times New Roman" style:font-name-complex="Times New Roman"/>
    </style:style>
    <style:style style:name="T64_110" style:family="text">
      <style:text-properties style:font-name="Times New Roman" style:font-name-asian="Times New Roman" style:font-name-complex="Times New Roman"/>
    </style:style>
    <style:style style:name="T64_111" style:family="text">
      <style:text-properties style:font-name="Times New Roman" style:font-name-asian="Times New Roman" style:font-name-complex="Times New Roman"/>
    </style:style>
    <style:style style:name="T64_112" style:family="text">
      <style:text-properties style:font-name="Times New Roman" style:font-name-asian="Times New Roman" style:font-name-complex="Times New Roman"/>
    </style:style>
    <style:style style:name="T64_113" style:family="text">
      <style:text-properties style:font-name="Times New Roman" style:font-name-asian="Times New Roman" style:font-name-complex="Times New Roman"/>
    </style:style>
    <style:style style:name="T64_114" style:family="text">
      <style:text-properties style:font-name="Times New Roman" style:font-name-asian="Times New Roman" style:font-name-complex="Times New Roman"/>
    </style:style>
    <style:style style:name="T64_115" style:family="text">
      <style:text-properties style:font-name="Times New Roman" style:font-name-asian="Times New Roman" style:font-name-complex="Times New Roman"/>
    </style:style>
    <style:style style:name="T64_116" style:family="text">
      <style:text-properties style:font-name="Times New Roman" style:font-name-asian="Times New Roman" style:font-name-complex="Times New Roman"/>
    </style:style>
    <style:style style:name="T64_117" style:family="text">
      <style:text-properties style:font-name="Times New Roman" style:font-name-asian="Times New Roman" style:font-name-complex="Times New Roman"/>
    </style:style>
    <style:style style:name="T64_118" style:family="text">
      <style:text-properties style:font-name="Times New Roman" style:font-name-asian="Times New Roman" style:font-name-complex="Times New Roman"/>
    </style:style>
    <style:style style:name="T64_119" style:family="text">
      <style:text-properties style:font-name="Times New Roman" style:font-name-asian="Times New Roman" style:font-name-complex="Times New Roman"/>
    </style:style>
    <style:style style:name="T64_120" style:family="text">
      <style:text-properties style:font-name="Times New Roman" style:font-name-asian="Times New Roman" style:font-name-complex="Times New Roman"/>
    </style:style>
    <style:style style:name="T64_121" style:family="text">
      <style:text-properties style:font-name="Times New Roman" style:font-name-asian="Times New Roman" style:font-name-complex="Times New Roman"/>
    </style:style>
    <style:style style:name="T64_122" style:family="text">
      <style:text-properties style:font-name="Times New Roman" style:font-name-asian="Times New Roman" style:font-name-complex="Times New Roman"/>
    </style:style>
    <style:style style:name="T64_123" style:family="text">
      <style:text-properties style:font-name="Times New Roman" style:font-name-asian="Times New Roman" style:font-name-complex="Times New Roman"/>
    </style:style>
    <style:style style:name="T64_124" style:family="text">
      <style:text-properties style:font-name="Times New Roman" style:font-name-asian="Times New Roman" style:font-name-complex="Times New Roman"/>
    </style:style>
    <style:style style:name="T64_125" style:family="text">
      <style:text-properties style:font-name="Times New Roman" style:font-name-asian="Times New Roman" style:font-name-complex="Times New Roman"/>
    </style:style>
    <style:style style:name="T64_126" style:family="text">
      <style:text-properties style:font-name="Times New Roman" style:font-name-asian="Times New Roman" style:font-name-complex="Times New Roman"/>
    </style:style>
    <style:style style:name="T64_127" style:family="text">
      <style:text-properties style:font-name="Times New Roman" style:font-name-asian="Times New Roman" style:font-name-complex="Times New Roman"/>
    </style:style>
    <style:style style:name="T64_128" style:family="text">
      <style:text-properties style:font-name="Times New Roman" style:font-name-asian="Times New Roman" style:font-name-complex="Times New Roman"/>
    </style:style>
    <style:style style:name="T64_129" style:family="text">
      <style:text-properties style:font-name="Times New Roman" style:font-name-asian="Times New Roman" style:font-name-complex="Times New Roman"/>
    </style:style>
    <style:style style:name="T64_130" style:family="text">
      <style:text-properties style:font-name="Times New Roman" style:font-name-asian="Times New Roman" style:font-name-complex="Times New Roman"/>
    </style:style>
    <style:style style:name="T64_131" style:family="text">
      <style:text-properties style:font-name="Times New Roman" style:font-name-asian="Times New Roman" style:font-name-complex="Times New Roman"/>
    </style:style>
    <style:style style:name="T64_132" style:family="text">
      <style:text-properties style:font-name="Times New Roman" style:font-name-asian="Times New Roman" style:font-name-complex="Times New Roman"/>
    </style:style>
    <style:style style:name="T64_133" style:family="text">
      <style:text-properties style:font-name="Times New Roman" style:font-name-asian="Times New Roman" style:font-name-complex="Times New Roman"/>
    </style:style>
    <style:style style:name="T64_134" style:family="text">
      <style:text-properties style:font-name="Times New Roman" style:font-name-asian="Times New Roman" style:font-name-complex="Times New Roman"/>
    </style:style>
    <style:style style:name="T64_135" style:family="text">
      <style:text-properties style:font-name="Times New Roman" style:font-name-asian="Times New Roman" style:font-name-complex="Times New Roman"/>
    </style:style>
    <style:style style:name="T64_136" style:family="text">
      <style:text-properties style:font-name="Times New Roman" style:font-name-asian="Times New Roman" style:font-name-complex="Times New Roman"/>
    </style:style>
    <style:style style:name="T64_137" style:family="text">
      <style:text-properties style:font-name="Times New Roman" style:font-name-asian="Times New Roman" style:font-name-complex="Times New Roman"/>
    </style:style>
    <style:style style:name="T64_138" style:family="text">
      <style:text-properties style:font-name="Times New Roman" style:font-name-asian="Times New Roman" style:font-name-complex="Times New Roman"/>
    </style:style>
    <style:style style:name="T64_139" style:family="text">
      <style:text-properties style:font-name="Times New Roman" style:font-name-asian="Times New Roman" style:font-name-complex="Times New Roman"/>
    </style:style>
    <style:style style:name="T64_140" style:family="text">
      <style:text-properties style:font-name="Times New Roman" style:font-name-asian="Times New Roman" style:font-name-complex="Times New Roman"/>
    </style:style>
    <style:style style:name="T64_141" style:family="text">
      <style:text-properties style:font-name="Times New Roman" style:font-name-asian="Times New Roman" style:font-name-complex="Times New Roman"/>
    </style:style>
    <style:style style:name="T64_142" style:family="text">
      <style:text-properties style:font-name="Times New Roman" style:font-name-asian="Times New Roman" style:font-name-complex="Times New Roman"/>
    </style:style>
    <style:style style:name="T64_143" style:family="text">
      <style:text-properties style:font-name="Times New Roman" style:font-name-asian="Times New Roman" style:font-name-complex="Times New Roman"/>
    </style:style>
    <style:style style:name="T64_144" style:family="text">
      <style:text-properties style:font-name="Times New Roman" style:font-name-asian="Times New Roman" style:font-name-complex="Times New Roman"/>
    </style:style>
    <style:style style:name="T64_145" style:family="text">
      <style:text-properties style:font-name="Times New Roman" style:font-name-asian="Times New Roman" style:font-name-complex="Times New Roman"/>
    </style:style>
    <style:style style:name="T64_146" style:family="text">
      <style:text-properties style:font-name="Times New Roman" style:font-name-asian="Times New Roman" style:font-name-complex="Times New Roman"/>
    </style:style>
    <style:style style:name="T64_147" style:family="text">
      <style:text-properties style:font-name="Times New Roman" style:font-name-asian="Times New Roman" style:font-name-complex="Times New Roman"/>
    </style:style>
    <style:style style:name="T64_148" style:family="text">
      <style:text-properties style:font-name="Times New Roman" style:font-name-asian="Times New Roman" style:font-name-complex="Times New Roman"/>
    </style:style>
    <style:style style:name="T64_149" style:family="text">
      <style:text-properties style:font-name="Times New Roman" style:font-name-asian="Times New Roman" style:font-name-complex="Times New Roman"/>
    </style:style>
    <style:style style:name="T64_150" style:family="text">
      <style:text-properties style:font-name="Times New Roman" style:font-name-asian="Times New Roman" style:font-name-complex="Times New Roman"/>
    </style:style>
    <style:style style:name="T64_151" style:family="text">
      <style:text-properties style:font-name="Times New Roman" style:font-name-asian="Times New Roman" style:font-name-complex="Times New Roman"/>
    </style:style>
    <style:style style:name="T64_152" style:family="text">
      <style:text-properties style:font-name="Times New Roman" style:font-name-asian="Times New Roman" style:font-name-complex="Times New Roman"/>
    </style:style>
    <style:style style:name="T64_153" style:family="text">
      <style:text-properties style:font-name="Times New Roman" style:font-name-asian="Times New Roman" style:font-name-complex="Times New Roman"/>
    </style:style>
    <style:style style:name="T64_154" style:family="text">
      <style:text-properties style:font-name="Times New Roman" style:font-name-asian="Times New Roman" style:font-name-complex="Times New Roman"/>
    </style:style>
    <style:style style:name="T64_155" style:family="text">
      <style:text-properties style:font-name="Times New Roman" style:font-name-asian="Times New Roman" style:font-name-complex="Times New Roman"/>
    </style:style>
    <style:style style:name="T64_156" style:family="text">
      <style:text-properties style:font-name="Times New Roman" style:font-name-asian="Times New Roman" style:font-name-complex="Times New Roman"/>
    </style:style>
    <style:style style:name="T64_157" style:family="text">
      <style:text-properties style:font-name="Times New Roman" style:font-name-asian="Times New Roman" style:font-name-complex="Times New Roman"/>
    </style:style>
    <style:style style:name="T64_158" style:family="text">
      <style:text-properties style:font-name="Times New Roman" style:font-name-asian="Times New Roman" style:font-name-complex="Times New Roman"/>
    </style:style>
    <style:style style:name="T64_159" style:family="text">
      <style:text-properties style:font-name="Times New Roman" style:font-name-asian="Times New Roman" style:font-name-complex="Times New Roman"/>
    </style:style>
    <style:style style:name="T64_160" style:family="text">
      <style:text-properties style:font-name="Times New Roman" style:font-name-asian="Times New Roman" style:font-name-complex="Times New Roman"/>
    </style:style>
    <style:style style:name="T64_161" style:family="text">
      <style:text-properties style:font-name="Times New Roman" style:font-name-asian="Times New Roman" style:font-name-complex="Times New Roman"/>
    </style:style>
    <style:style style:name="T64_162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T66_8" style:family="text">
      <style:text-properties style:font-name="Times New Roman" style:font-name-asian="Times New Roman" style:font-name-complex="Times New Roman"/>
    </style:style>
    <style:style style:name="T66_9" style:family="text">
      <style:text-properties style:font-name="Times New Roman" style:font-name-asian="Times New Roman" style:font-name-complex="Times New Roman"/>
    </style:style>
    <style:style style:name="T66_10" style:family="text">
      <style:text-properties style:font-name="Times New Roman" style:font-name-asian="Times New Roman" style:font-name-complex="Times New Roman"/>
    </style:style>
    <style:style style:name="T66_11" style:family="text">
      <style:text-properties style:font-name="Times New Roman" style:font-name-asian="Times New Roman" style:font-name-complex="Times New Roman"/>
    </style:style>
    <style:style style:name="T66_12" style:family="text">
      <style:text-properties style:font-name="Times New Roman" style:font-name-asian="Times New Roman" style:font-name-complex="Times New Roman"/>
    </style:style>
    <style:style style:name="T66_13" style:family="text">
      <style:text-properties style:font-name="Times New Roman" style:font-name-asian="Times New Roman" style:font-name-complex="Times New Roman"/>
    </style:style>
    <style:style style:name="T66_14" style:family="text">
      <style:text-properties style:font-name="Times New Roman" style:font-name-asian="Times New Roman" style:font-name-complex="Times New Roman"/>
    </style:style>
    <style:style style:name="T66_15" style:family="text">
      <style:text-properties style:font-name="Times New Roman" style:font-name-asian="Times New Roman" style:font-name-complex="Times New Roman"/>
    </style:style>
    <style:style style:name="T66_16" style:family="text">
      <style:text-properties style:font-name="Times New Roman" style:font-name-asian="Times New Roman" style:font-name-complex="Times New Roman"/>
    </style:style>
    <style:style style:name="T66_17" style:family="text">
      <style:text-properties style:font-name="Times New Roman" style:font-name-asian="Times New Roman" style:font-name-complex="Times New Roman"/>
    </style:style>
    <style:style style:name="T66_18" style:family="text">
      <style:text-properties style:font-name="Times New Roman" style:font-name-asian="Times New Roman" style:font-name-complex="Times New Roman"/>
    </style:style>
    <style:style style:name="T66_19" style:family="text">
      <style:text-properties style:font-name="Times New Roman" style:font-name-asian="Times New Roman" style:font-name-complex="Times New Roman"/>
    </style:style>
    <style:style style:name="T66_20" style:family="text">
      <style:text-properties style:font-name="Times New Roman" style:font-name-asian="Times New Roman" style:font-name-complex="Times New Roman"/>
    </style:style>
    <style:style style:name="T66_21" style:family="text">
      <style:text-properties style:font-name="Times New Roman" style:font-name-asian="Times New Roman" style:font-name-complex="Times New Roman"/>
    </style:style>
    <style:style style:name="T66_22" style:family="text">
      <style:text-properties style:font-name="Times New Roman" style:font-name-asian="Times New Roman" style:font-name-complex="Times New Roman"/>
    </style:style>
    <style:style style:name="T66_23" style:family="text">
      <style:text-properties style:font-name="Times New Roman" style:font-name-asian="Times New Roman" style:font-name-complex="Times New Roman"/>
    </style:style>
    <style:style style:name="T66_24" style:family="text">
      <style:text-properties style:font-name="Times New Roman" style:font-name-asian="Times New Roman" style:font-name-complex="Times New Roman"/>
    </style:style>
    <style:style style:name="T66_25" style:family="text">
      <style:text-properties style:font-name="Times New Roman" style:font-name-asian="Times New Roman" style:font-name-complex="Times New Roman"/>
    </style:style>
    <style:style style:name="T66_26" style:family="text">
      <style:text-properties style:font-name="Times New Roman" style:font-name-asian="Times New Roman" style:font-name-complex="Times New Roman"/>
    </style:style>
    <style:style style:name="T66_27" style:family="text">
      <style:text-properties style:font-name="Times New Roman" style:font-name-asian="Times New Roman" style:font-name-complex="Times New Roman"/>
    </style:style>
    <style:style style:name="T66_28" style:family="text">
      <style:text-properties style:font-name="Times New Roman" style:font-name-asian="Times New Roman" style:font-name-complex="Times New Roman"/>
    </style:style>
    <style:style style:name="T66_29" style:family="text">
      <style:text-properties style:font-name="Times New Roman" style:font-name-asian="Times New Roman" style:font-name-complex="Times New Roman"/>
    </style:style>
    <style:style style:name="T66_30" style:family="text">
      <style:text-properties style:font-name="Times New Roman" style:font-name-asian="Times New Roman" style:font-name-complex="Times New Roman"/>
    </style:style>
    <style:style style:name="T66_31" style:family="text">
      <style:text-properties style:font-name="Times New Roman" style:font-name-asian="Times New Roman" style:font-name-complex="Times New Roman"/>
    </style:style>
    <style:style style:name="T66_32" style:family="text">
      <style:text-properties style:font-name="Times New Roman" style:font-name-asian="Times New Roman" style:font-name-complex="Times New Roman"/>
    </style:style>
    <style:style style:name="T66_33" style:family="text">
      <style:text-properties style:font-name="Times New Roman" style:font-name-asian="Times New Roman" style:font-name-complex="Times New Roman"/>
    </style:style>
    <style:style style:name="T66_34" style:family="text">
      <style:text-properties style:font-name="Times New Roman" style:font-name-asian="Times New Roman" style:font-name-complex="Times New Roman"/>
    </style:style>
    <style:style style:name="T66_35" style:family="text">
      <style:text-properties style:font-name="Times New Roman" style:font-name-asian="Times New Roman" style:font-name-complex="Times New Roman"/>
    </style:style>
    <style:style style:name="T66_36" style:family="text">
      <style:text-properties style:font-name="Times New Roman" style:font-name-asian="Times New Roman" style:font-name-complex="Times New Roman"/>
    </style:style>
    <style:style style:name="T66_37" style:family="text">
      <style:text-properties style:font-name="Times New Roman" style:font-name-asian="Times New Roman" style:font-name-complex="Times New Roman"/>
    </style:style>
    <style:style style:name="T66_38" style:family="text">
      <style:text-properties style:font-name="Times New Roman" style:font-name-asian="Times New Roman" style:font-name-complex="Times New Roman"/>
    </style:style>
    <style:style style:name="T66_39" style:family="text">
      <style:text-properties style:font-name="Times New Roman" style:font-name-asian="Times New Roman" style:font-name-complex="Times New Roman"/>
    </style:style>
    <style:style style:name="T66_40" style:family="text">
      <style:text-properties style:font-name="Times New Roman" style:font-name-asian="Times New Roman" style:font-name-complex="Times New Roman"/>
    </style:style>
    <style:style style:name="T66_41" style:family="text">
      <style:text-properties style:font-name="Times New Roman" style:font-name-asian="Times New Roman" style:font-name-complex="Times New Roman"/>
    </style:style>
    <style:style style:name="T66_42" style:family="text">
      <style:text-properties style:font-name="Times New Roman" style:font-name-asian="Times New Roman" style:font-name-complex="Times New Roman"/>
    </style:style>
    <style:style style:name="T66_43" style:family="text">
      <style:text-properties style:font-name="Times New Roman" style:font-name-asian="Times New Roman" style:font-name-complex="Times New Roman"/>
    </style:style>
    <style:style style:name="T66_44" style:family="text">
      <style:text-properties style:font-name="Times New Roman" style:font-name-asian="Times New Roman" style:font-name-complex="Times New Roman"/>
    </style:style>
    <style:style style:name="T66_45" style:family="text">
      <style:text-properties style:font-name="Times New Roman" style:font-name-asian="Times New Roman" style:font-name-complex="Times New Roman"/>
    </style:style>
    <style:style style:name="T66_46" style:family="text">
      <style:text-properties style:font-name="Times New Roman" style:font-name-asian="Times New Roman" style:font-name-complex="Times New Roman"/>
    </style:style>
    <style:style style:name="T66_47" style:family="text">
      <style:text-properties style:font-name="Times New Roman" style:font-name-asian="Times New Roman" style:font-name-complex="Times New Roman"/>
    </style:style>
    <style:style style:name="T66_48" style:family="text">
      <style:text-properties style:font-name="Times New Roman" style:font-name-asian="Times New Roman" style:font-name-complex="Times New Roman"/>
    </style:style>
    <style:style style:name="T66_49" style:family="text">
      <style:text-properties style:font-name="Times New Roman" style:font-name-asian="Times New Roman" style:font-name-complex="Times New Roman"/>
    </style:style>
    <style:style style:name="T66_50" style:family="text">
      <style:text-properties style:font-name="Times New Roman" style:font-name-asian="Times New Roman" style:font-name-complex="Times New Roman"/>
    </style:style>
    <style:style style:name="T66_51" style:family="text">
      <style:text-properties style:font-name="Times New Roman" style:font-name-asian="Times New Roman" style:font-name-complex="Times New Roman"/>
    </style:style>
    <style:style style:name="T66_52" style:family="text">
      <style:text-properties style:font-name="Times New Roman" style:font-name-asian="Times New Roman" style:font-name-complex="Times New Roman"/>
    </style:style>
    <style:style style:name="T66_53" style:family="text">
      <style:text-properties style:font-name="Times New Roman" style:font-name-asian="Times New Roman" style:font-name-complex="Times New Roman"/>
    </style:style>
    <style:style style:name="T66_54" style:family="text">
      <style:text-properties style:font-name="Times New Roman" style:font-name-asian="Times New Roman" style:font-name-complex="Times New Roman"/>
    </style:style>
    <style:style style:name="T66_55" style:family="text">
      <style:text-properties style:font-name="Times New Roman" style:font-name-asian="Times New Roman" style:font-name-complex="Times New Roman"/>
    </style:style>
    <style:style style:name="T66_56" style:family="text">
      <style:text-properties style:font-name="Times New Roman" style:font-name-asian="Times New Roman" style:font-name-complex="Times New Roman"/>
    </style:style>
    <style:style style:name="T66_57" style:family="text">
      <style:text-properties style:font-name="Times New Roman" style:font-name-asian="Times New Roman" style:font-name-complex="Times New Roman"/>
    </style:style>
    <style:style style:name="T66_58" style:family="text">
      <style:text-properties style:font-name="Times New Roman" style:font-name-asian="Times New Roman" style:font-name-complex="Times New Roman"/>
    </style:style>
    <style:style style:name="T66_59" style:family="text">
      <style:text-properties style:font-name="Times New Roman" style:font-name-asian="Times New Roman" style:font-name-complex="Times New Roman"/>
    </style:style>
    <style:style style:name="T66_60" style:family="text">
      <style:text-properties style:font-name="Times New Roman" style:font-name-asian="Times New Roman" style:font-name-complex="Times New Roman"/>
    </style:style>
    <style:style style:name="T66_61" style:family="text">
      <style:text-properties style:font-name="Times New Roman" style:font-name-asian="Times New Roman" style:font-name-complex="Times New Roman"/>
    </style:style>
    <style:style style:name="T66_62" style:family="text">
      <style:text-properties style:font-name="Times New Roman" style:font-name-asian="Times New Roman" style:font-name-complex="Times New Roman"/>
    </style:style>
    <style:style style:name="T66_63" style:family="text">
      <style:text-properties style:font-name="Times New Roman" style:font-name-asian="Times New Roman" style:font-name-complex="Times New Roman"/>
    </style:style>
    <style:style style:name="T66_64" style:family="text">
      <style:text-properties style:font-name="Times New Roman" style:font-name-asian="Times New Roman" style:font-name-complex="Times New Roman"/>
    </style:style>
    <style:style style:name="T66_65" style:family="text">
      <style:text-properties style:font-name="Times New Roman" style:font-name-asian="Times New Roman" style:font-name-complex="Times New Roman"/>
    </style:style>
    <style:style style:name="T66_66" style:family="text">
      <style:text-properties style:font-name="Times New Roman" style:font-name-asian="Times New Roman" style:font-name-complex="Times New Roman"/>
    </style:style>
    <style:style style:name="T66_67" style:family="text">
      <style:text-properties style:font-name="Times New Roman" style:font-name-asian="Times New Roman" style:font-name-complex="Times New Roman"/>
    </style:style>
    <style:style style:name="T66_68" style:family="text">
      <style:text-properties style:font-name="Times New Roman" style:font-name-asian="Times New Roman" style:font-name-complex="Times New Roman"/>
    </style:style>
    <style:style style:name="T66_69" style:family="text">
      <style:text-properties style:font-name="Times New Roman" style:font-name-asian="Times New Roman" style:font-name-complex="Times New Roman"/>
    </style:style>
    <style:style style:name="T66_70" style:family="text">
      <style:text-properties style:font-name="Times New Roman" style:font-name-asian="Times New Roman" style:font-name-complex="Times New Roman"/>
    </style:style>
    <style:style style:name="T66_71" style:family="text">
      <style:text-properties style:font-name="Times New Roman" style:font-name-asian="Times New Roman" style:font-name-complex="Times New Roman"/>
    </style:style>
    <style:style style:name="T66_72" style:family="text">
      <style:text-properties style:font-name="Times New Roman" style:font-name-asian="Times New Roman" style:font-name-complex="Times New Roman"/>
    </style:style>
    <style:style style:name="T66_73" style:family="text">
      <style:text-properties style:font-name="Times New Roman" style:font-name-asian="Times New Roman" style:font-name-complex="Times New Roman"/>
    </style:style>
    <style:style style:name="T66_74" style:family="text">
      <style:text-properties style:font-name="Times New Roman" style:font-name-asian="Times New Roman" style:font-name-complex="Times New Roman"/>
    </style:style>
    <style:style style:name="T66_75" style:family="text">
      <style:text-properties style:font-name="Times New Roman" style:font-name-asian="Times New Roman" style:font-name-complex="Times New Roman"/>
    </style:style>
    <style:style style:name="T66_76" style:family="text">
      <style:text-properties style:font-name="Times New Roman" style:font-name-asian="Times New Roman" style:font-name-complex="Times New Roman"/>
    </style:style>
    <style:style style:name="T66_77" style:family="text">
      <style:text-properties style:font-name="Times New Roman" style:font-name-asian="Times New Roman" style:font-name-complex="Times New Roman"/>
    </style:style>
    <style:style style:name="T66_78" style:family="text">
      <style:text-properties style:font-name="Times New Roman" style:font-name-asian="Times New Roman" style:font-name-complex="Times New Roman"/>
    </style:style>
    <style:style style:name="T66_79" style:family="text">
      <style:text-properties style:font-name="Times New Roman" style:font-name-asian="Times New Roman" style:font-name-complex="Times New Roman"/>
    </style:style>
    <style:style style:name="T66_80" style:family="text">
      <style:text-properties style:font-name="Times New Roman" style:font-name-asian="Times New Roman" style:font-name-complex="Times New Roman"/>
    </style:style>
    <style:style style:name="T66_81" style:family="text">
      <style:text-properties style:font-name="Times New Roman" style:font-name-asian="Times New Roman" style:font-name-complex="Times New Roman"/>
    </style:style>
    <style:style style:name="T66_82" style:family="text">
      <style:text-properties style:font-name="Times New Roman" style:font-name-asian="Times New Roman" style:font-name-complex="Times New Roman"/>
    </style:style>
    <style:style style:name="T66_83" style:family="text">
      <style:text-properties style:font-name="Times New Roman" style:font-name-asian="Times New Roman" style:font-name-complex="Times New Roman"/>
    </style:style>
    <style:style style:name="T66_84" style:family="text">
      <style:text-properties style:font-name="Times New Roman" style:font-name-asian="Times New Roman" style:font-name-complex="Times New Roman"/>
    </style:style>
    <style:style style:name="T66_85" style:family="text">
      <style:text-properties style:font-name="Times New Roman" style:font-name-asian="Times New Roman" style:font-name-complex="Times New Roman"/>
    </style:style>
    <style:style style:name="T66_86" style:family="text">
      <style:text-properties style:font-name="Times New Roman" style:font-name-asian="Times New Roman" style:font-name-complex="Times New Roman"/>
    </style:style>
    <style:style style:name="T66_87" style:family="text">
      <style:text-properties style:font-name="Times New Roman" style:font-name-asian="Times New Roman" style:font-name-complex="Times New Roman"/>
    </style:style>
    <style:style style:name="T66_88" style:family="text">
      <style:text-properties style:font-name="Times New Roman" style:font-name-asian="Times New Roman" style:font-name-complex="Times New Roman"/>
    </style:style>
    <style:style style:name="T66_89" style:family="text">
      <style:text-properties style:font-name="Times New Roman" style:font-name-asian="Times New Roman" style:font-name-complex="Times New Roman"/>
    </style:style>
    <style:style style:name="T66_90" style:family="text">
      <style:text-properties style:font-name="Times New Roman" style:font-name-asian="Times New Roman" style:font-name-complex="Times New Roman"/>
    </style:style>
    <style:style style:name="T66_91" style:family="text">
      <style:text-properties style:font-name="Times New Roman" style:font-name-asian="Times New Roman" style:font-name-complex="Times New Roman"/>
    </style:style>
    <style:style style:name="T66_92" style:family="text">
      <style:text-properties style:font-name="Times New Roman" style:font-name-asian="Times New Roman" style:font-name-complex="Times New Roman"/>
    </style:style>
    <style:style style:name="T66_93" style:family="text">
      <style:text-properties style:font-name="Times New Roman" style:font-name-asian="Times New Roman" style:font-name-complex="Times New Roman"/>
    </style:style>
    <style:style style:name="T66_94" style:family="text">
      <style:text-properties style:font-name="Times New Roman" style:font-name-asian="Times New Roman" style:font-name-complex="Times New Roman"/>
    </style:style>
    <style:style style:name="T66_95" style:family="text">
      <style:text-properties style:font-name="Times New Roman" style:font-name-asian="Times New Roman" style:font-name-complex="Times New Roman"/>
    </style:style>
    <style:style style:name="T66_96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T68_14" style:family="text">
      <style:text-properties style:font-name="Times New Roman" style:font-name-asian="Times New Roman" style:font-name-complex="Times New Roman"/>
    </style:style>
    <style:style style:name="T68_15" style:family="text">
      <style:text-properties style:font-name="Times New Roman" style:font-name-asian="Times New Roman" style:font-name-complex="Times New Roman"/>
    </style:style>
    <style:style style:name="T68_16" style:family="text">
      <style:text-properties style:font-name="Times New Roman" style:font-name-asian="Times New Roman" style:font-name-complex="Times New Roman"/>
    </style:style>
    <style:style style:name="T68_17" style:family="text">
      <style:text-properties style:font-name="Times New Roman" style:font-name-asian="Times New Roman" style:font-name-complex="Times New Roman"/>
    </style:style>
    <style:style style:name="T68_18" style:family="text">
      <style:text-properties style:font-name="Times New Roman" style:font-name-asian="Times New Roman" style:font-name-complex="Times New Roman"/>
    </style:style>
    <style:style style:name="T68_19" style:family="text">
      <style:text-properties style:font-name="Times New Roman" style:font-name-asian="Times New Roman" style:font-name-complex="Times New Roman"/>
    </style:style>
    <style:style style:name="T68_20" style:family="text">
      <style:text-properties style:font-name="Times New Roman" style:font-name-asian="Times New Roman" style:font-name-complex="Times New Roman"/>
    </style:style>
    <style:style style:name="T68_21" style:family="text">
      <style:text-properties style:font-name="Times New Roman" style:font-name-asian="Times New Roman" style:font-name-complex="Times New Roman"/>
    </style:style>
    <style:style style:name="T68_22" style:family="text">
      <style:text-properties style:font-name="Times New Roman" style:font-name-asian="Times New Roman" style:font-name-complex="Times New Roman"/>
    </style:style>
    <style:style style:name="T68_23" style:family="text">
      <style:text-properties style:font-name="Times New Roman" style:font-name-asian="Times New Roman" style:font-name-complex="Times New Roman"/>
    </style:style>
    <style:style style:name="T68_24" style:family="text">
      <style:text-properties style:font-name="Times New Roman" style:font-name-asian="Times New Roman" style:font-name-complex="Times New Roman"/>
    </style:style>
    <style:style style:name="T68_25" style:family="text">
      <style:text-properties style:font-name="Times New Roman" style:font-name-asian="Times New Roman" style:font-name-complex="Times New Roman"/>
    </style:style>
    <style:style style:name="T68_26" style:family="text">
      <style:text-properties style:font-name="Times New Roman" style:font-name-asian="Times New Roman" style:font-name-complex="Times New Roman"/>
    </style:style>
    <style:style style:name="T68_27" style:family="text">
      <style:text-properties style:font-name="Times New Roman" style:font-name-asian="Times New Roman" style:font-name-complex="Times New Roman"/>
    </style:style>
    <style:style style:name="T68_28" style:family="text">
      <style:text-properties style:font-name="Times New Roman" style:font-name-asian="Times New Roman" style:font-name-complex="Times New Roman"/>
    </style:style>
    <style:style style:name="T68_29" style:family="text">
      <style:text-properties style:font-name="Times New Roman" style:font-name-asian="Times New Roman" style:font-name-complex="Times New Roman"/>
    </style:style>
    <style:style style:name="T68_30" style:family="text">
      <style:text-properties style:font-name="Times New Roman" style:font-name-asian="Times New Roman" style:font-name-complex="Times New Roman"/>
    </style:style>
    <style:style style:name="T68_31" style:family="text">
      <style:text-properties style:font-name="Times New Roman" style:font-name-asian="Times New Roman" style:font-name-complex="Times New Roman"/>
    </style:style>
    <style:style style:name="T68_32" style:family="text">
      <style:text-properties style:font-name="Times New Roman" style:font-name-asian="Times New Roman" style:font-name-complex="Times New Roman"/>
    </style:style>
    <style:style style:name="T68_33" style:family="text">
      <style:text-properties style:font-name="Times New Roman" style:font-name-asian="Times New Roman" style:font-name-complex="Times New Roman"/>
    </style:style>
    <style:style style:name="T68_34" style:family="text">
      <style:text-properties style:font-name="Times New Roman" style:font-name-asian="Times New Roman" style:font-name-complex="Times New Roman"/>
    </style:style>
    <style:style style:name="T68_35" style:family="text">
      <style:text-properties style:font-name="Times New Roman" style:font-name-asian="Times New Roman" style:font-name-complex="Times New Roman"/>
    </style:style>
    <style:style style:name="T68_36" style:family="text">
      <style:text-properties style:font-name="Times New Roman" style:font-name-asian="Times New Roman" style:font-name-complex="Times New Roman"/>
    </style:style>
    <style:style style:name="T68_37" style:family="text">
      <style:text-properties style:font-name="Times New Roman" style:font-name-asian="Times New Roman" style:font-name-complex="Times New Roman"/>
    </style:style>
    <style:style style:name="T68_38" style:family="text">
      <style:text-properties style:font-name="Times New Roman" style:font-name-asian="Times New Roman" style:font-name-complex="Times New Roman"/>
    </style:style>
    <style:style style:name="T68_39" style:family="text">
      <style:text-properties style:font-name="Times New Roman" style:font-name-asian="Times New Roman" style:font-name-complex="Times New Roman"/>
    </style:style>
    <style:style style:name="T68_40" style:family="text">
      <style:text-properties style:font-name="Times New Roman" style:font-name-asian="Times New Roman" style:font-name-complex="Times New Roman"/>
    </style:style>
    <style:style style:name="T68_41" style:family="text">
      <style:text-properties style:font-name="Times New Roman" style:font-name-asian="Times New Roman" style:font-name-complex="Times New Roman"/>
    </style:style>
    <style:style style:name="T68_42" style:family="text">
      <style:text-properties style:font-name="Times New Roman" style:font-name-asian="Times New Roman" style:font-name-complex="Times New Roman"/>
    </style:style>
    <style:style style:name="T68_43" style:family="text">
      <style:text-properties style:font-name="Times New Roman" style:font-name-asian="Times New Roman" style:font-name-complex="Times New Roman"/>
    </style:style>
    <style:style style:name="T68_44" style:family="text">
      <style:text-properties style:font-name="Times New Roman" style:font-name-asian="Times New Roman" style:font-name-complex="Times New Roman"/>
    </style:style>
    <style:style style:name="T68_45" style:family="text">
      <style:text-properties style:font-name="Times New Roman" style:font-name-asian="Times New Roman" style:font-name-complex="Times New Roman"/>
    </style:style>
    <style:style style:name="T68_46" style:family="text">
      <style:text-properties style:font-name="Times New Roman" style:font-name-asian="Times New Roman" style:font-name-complex="Times New Roman"/>
    </style:style>
    <style:style style:name="T68_47" style:family="text">
      <style:text-properties style:font-name="Times New Roman" style:font-name-asian="Times New Roman" style:font-name-complex="Times New Roman"/>
    </style:style>
    <style:style style:name="T68_48" style:family="text">
      <style:text-properties style:font-name="Times New Roman" style:font-name-asian="Times New Roman" style:font-name-complex="Times New Roman"/>
    </style:style>
    <style:style style:name="T68_49" style:family="text">
      <style:text-properties style:font-name="Times New Roman" style:font-name-asian="Times New Roman" style:font-name-complex="Times New Roman"/>
    </style:style>
    <style:style style:name="T68_50" style:family="text">
      <style:text-properties style:font-name="Times New Roman" style:font-name-asian="Times New Roman" style:font-name-complex="Times New Roman"/>
    </style:style>
    <style:style style:name="T68_51" style:family="text">
      <style:text-properties style:font-name="Times New Roman" style:font-name-asian="Times New Roman" style:font-name-complex="Times New Roman"/>
    </style:style>
    <style:style style:name="T68_52" style:family="text">
      <style:text-properties style:font-name="Times New Roman" style:font-name-asian="Times New Roman" style:font-name-complex="Times New Roman"/>
    </style:style>
    <style:style style:name="T68_53" style:family="text">
      <style:text-properties style:font-name="Times New Roman" style:font-name-asian="Times New Roman" style:font-name-complex="Times New Roman"/>
    </style:style>
    <style:style style:name="T68_54" style:family="text">
      <style:text-properties style:font-name="Times New Roman" style:font-name-asian="Times New Roman" style:font-name-complex="Times New Roman"/>
    </style:style>
    <style:style style:name="T68_55" style:family="text">
      <style:text-properties style:font-name="Times New Roman" style:font-name-asian="Times New Roman" style:font-name-complex="Times New Roman"/>
    </style:style>
    <style:style style:name="T68_56" style:family="text">
      <style:text-properties style:font-name="Times New Roman" style:font-name-asian="Times New Roman" style:font-name-complex="Times New Roman"/>
    </style:style>
    <style:style style:name="T68_57" style:family="text">
      <style:text-properties style:font-name="Times New Roman" style:font-name-asian="Times New Roman" style:font-name-complex="Times New Roman"/>
    </style:style>
    <style:style style:name="T68_58" style:family="text">
      <style:text-properties style:font-name="Times New Roman" style:font-name-asian="Times New Roman" style:font-name-complex="Times New Roman"/>
    </style:style>
    <style:style style:name="T68_59" style:family="text">
      <style:text-properties style:font-name="Times New Roman" style:font-name-asian="Times New Roman" style:font-name-complex="Times New Roman"/>
    </style:style>
    <style:style style:name="T68_60" style:family="text">
      <style:text-properties style:font-name="Times New Roman" style:font-name-asian="Times New Roman" style:font-name-complex="Times New Roman"/>
    </style:style>
    <style:style style:name="T68_61" style:family="text">
      <style:text-properties style:font-name="Times New Roman" style:font-name-asian="Times New Roman" style:font-name-complex="Times New Roman"/>
    </style:style>
    <style:style style:name="T68_62" style:family="text">
      <style:text-properties style:font-name="Times New Roman" style:font-name-asian="Times New Roman" style:font-name-complex="Times New Roman"/>
    </style:style>
    <style:style style:name="T68_63" style:family="text">
      <style:text-properties style:font-name="Times New Roman" style:font-name-asian="Times New Roman" style:font-name-complex="Times New Roman"/>
    </style:style>
    <style:style style:name="T68_64" style:family="text">
      <style:text-properties style:font-name="Times New Roman" style:font-name-asian="Times New Roman" style:font-name-complex="Times New Roman"/>
    </style:style>
    <style:style style:name="T68_65" style:family="text">
      <style:text-properties style:font-name="Times New Roman" style:font-name-asian="Times New Roman" style:font-name-complex="Times New Roman"/>
    </style:style>
    <style:style style:name="T68_66" style:family="text">
      <style:text-properties style:font-name="Times New Roman" style:font-name-asian="Times New Roman" style:font-name-complex="Times New Roman"/>
    </style:style>
    <style:style style:name="T68_67" style:family="text">
      <style:text-properties style:font-name="Times New Roman" style:font-name-asian="Times New Roman" style:font-name-complex="Times New Roman"/>
    </style:style>
    <style:style style:name="T68_68" style:family="text">
      <style:text-properties style:font-name="Times New Roman" style:font-name-asian="Times New Roman" style:font-name-complex="Times New Roman"/>
    </style:style>
    <style:style style:name="T68_69" style:family="text">
      <style:text-properties style:font-name="Times New Roman" style:font-name-asian="Times New Roman" style:font-name-complex="Times New Roman"/>
    </style:style>
    <style:style style:name="T68_70" style:family="text">
      <style:text-properties style:font-name="Times New Roman" style:font-name-asian="Times New Roman" style:font-name-complex="Times New Roman"/>
    </style:style>
    <style:style style:name="T68_71" style:family="text">
      <style:text-properties style:font-name="Times New Roman" style:font-name-asian="Times New Roman" style:font-name-complex="Times New Roman"/>
    </style:style>
    <style:style style:name="T68_72" style:family="text">
      <style:text-properties style:font-name="Times New Roman" style:font-name-asian="Times New Roman" style:font-name-complex="Times New Roman"/>
    </style:style>
    <style:style style:name="T68_73" style:family="text">
      <style:text-properties style:font-name="Times New Roman" style:font-name-asian="Times New Roman" style:font-name-complex="Times New Roman"/>
    </style:style>
    <style:style style:name="T68_74" style:family="text">
      <style:text-properties style:font-name="Times New Roman" style:font-name-asian="Times New Roman" style:font-name-complex="Times New Roman"/>
    </style:style>
    <style:style style:name="T68_75" style:family="text">
      <style:text-properties style:font-name="Times New Roman" style:font-name-asian="Times New Roman" style:font-name-complex="Times New Roman"/>
    </style:style>
    <style:style style:name="T68_76" style:family="text">
      <style:text-properties style:font-name="Times New Roman" style:font-name-asian="Times New Roman" style:font-name-complex="Times New Roman"/>
    </style:style>
    <style:style style:name="T68_77" style:family="text">
      <style:text-properties style:font-name="Times New Roman" style:font-name-asian="Times New Roman" style:font-name-complex="Times New Roman"/>
    </style:style>
    <style:style style:name="T68_78" style:family="text">
      <style:text-properties style:font-name="Times New Roman" style:font-name-asian="Times New Roman" style:font-name-complex="Times New Roman"/>
    </style:style>
    <style:style style:name="T68_79" style:family="text">
      <style:text-properties style:font-name="Times New Roman" style:font-name-asian="Times New Roman" style:font-name-complex="Times New Roman"/>
    </style:style>
    <style:style style:name="T68_80" style:family="text">
      <style:text-properties style:font-name="Times New Roman" style:font-name-asian="Times New Roman" style:font-name-complex="Times New Roman"/>
    </style:style>
    <style:style style:name="T68_81" style:family="text">
      <style:text-properties style:font-name="Times New Roman" style:font-name-asian="Times New Roman" style:font-name-complex="Times New Roman"/>
    </style:style>
    <style:style style:name="T68_82" style:family="text">
      <style:text-properties style:font-name="Times New Roman" style:font-name-asian="Times New Roman" style:font-name-complex="Times New Roman"/>
    </style:style>
    <style:style style:name="T68_83" style:family="text">
      <style:text-properties style:font-name="Times New Roman" style:font-name-asian="Times New Roman" style:font-name-complex="Times New Roman"/>
    </style:style>
    <style:style style:name="T68_84" style:family="text">
      <style:text-properties style:font-name="Times New Roman" style:font-name-asian="Times New Roman" style:font-name-complex="Times New Roman"/>
    </style:style>
    <style:style style:name="T68_85" style:family="text">
      <style:text-properties style:font-name="Times New Roman" style:font-name-asian="Times New Roman" style:font-name-complex="Times New Roman"/>
    </style:style>
    <style:style style:name="T68_86" style:family="text">
      <style:text-properties style:font-name="Times New Roman" style:font-name-asian="Times New Roman" style:font-name-complex="Times New Roman"/>
    </style:style>
    <style:style style:name="T68_87" style:family="text">
      <style:text-properties style:font-name="Times New Roman" style:font-name-asian="Times New Roman" style:font-name-complex="Times New Roman"/>
    </style:style>
    <style:style style:name="T68_88" style:family="text">
      <style:text-properties style:font-name="Times New Roman" style:font-name-asian="Times New Roman" style:font-name-complex="Times New Roman"/>
    </style:style>
    <style:style style:name="T68_89" style:family="text">
      <style:text-properties style:font-name="Times New Roman" style:font-name-asian="Times New Roman" style:font-name-complex="Times New Roman"/>
    </style:style>
    <style:style style:name="T68_90" style:family="text">
      <style:text-properties style:font-name="Times New Roman" style:font-name-asian="Times New Roman" style:font-name-complex="Times New Roman"/>
    </style:style>
    <style:style style:name="T68_91" style:family="text">
      <style:text-properties style:font-name="Times New Roman" style:font-name-asian="Times New Roman" style:font-name-complex="Times New Roman"/>
    </style:style>
    <style:style style:name="T68_92" style:family="text">
      <style:text-properties style:font-name="Times New Roman" style:font-name-asian="Times New Roman" style:font-name-complex="Times New Roman"/>
    </style:style>
    <style:style style:name="T68_93" style:family="text">
      <style:text-properties style:font-name="Times New Roman" style:font-name-asian="Times New Roman" style:font-name-complex="Times New Roman"/>
    </style:style>
    <style:style style:name="T68_94" style:family="text">
      <style:text-properties style:font-name="Times New Roman" style:font-name-asian="Times New Roman" style:font-name-complex="Times New Roman"/>
    </style:style>
    <style:style style:name="T68_95" style:family="text">
      <style:text-properties style:font-name="Times New Roman" style:font-name-asian="Times New Roman" style:font-name-complex="Times New Roman"/>
    </style:style>
    <style:style style:name="T68_96" style:family="text">
      <style:text-properties style:font-name="Times New Roman" style:font-name-asian="Times New Roman" style:font-name-complex="Times New Roman"/>
    </style:style>
    <style:style style:name="T68_97" style:family="text">
      <style:text-properties style:font-name="Times New Roman" style:font-name-asian="Times New Roman" style:font-name-complex="Times New Roman"/>
    </style:style>
    <style:style style:name="T68_98" style:family="text">
      <style:text-properties style:font-name="Times New Roman" style:font-name-asian="Times New Roman" style:font-name-complex="Times New Roman"/>
    </style:style>
    <style:style style:name="T68_99" style:family="text">
      <style:text-properties style:font-name="Times New Roman" style:font-name-asian="Times New Roman" style:font-name-complex="Times New Roman"/>
    </style:style>
    <style:style style:name="T68_100" style:family="text">
      <style:text-properties style:font-name="Times New Roman" style:font-name-asian="Times New Roman" style:font-name-complex="Times New Roman"/>
    </style:style>
    <style:style style:name="T68_101" style:family="text">
      <style:text-properties style:font-name="Times New Roman" style:font-name-asian="Times New Roman" style:font-name-complex="Times New Roman"/>
    </style:style>
    <style:style style:name="T68_102" style:family="text">
      <style:text-properties style:font-name="Times New Roman" style:font-name-asian="Times New Roman" style:font-name-complex="Times New Roman"/>
    </style:style>
    <style:style style:name="T68_103" style:family="text">
      <style:text-properties style:font-name="Times New Roman" style:font-name-asian="Times New Roman" style:font-name-complex="Times New Roman"/>
    </style:style>
    <style:style style:name="T68_104" style:family="text">
      <style:text-properties style:font-name="Times New Roman" style:font-name-asian="Times New Roman" style:font-name-complex="Times New Roman"/>
    </style:style>
    <style:style style:name="T68_105" style:family="text">
      <style:text-properties style:font-name="Times New Roman" style:font-name-asian="Times New Roman" style:font-name-complex="Times New Roman"/>
    </style:style>
    <style:style style:name="T68_106" style:family="text">
      <style:text-properties style:font-name="Times New Roman" style:font-name-asian="Times New Roman" style:font-name-complex="Times New Roman"/>
    </style:style>
    <style:style style:name="T68_107" style:family="text">
      <style:text-properties style:font-name="Times New Roman" style:font-name-asian="Times New Roman" style:font-name-complex="Times New Roman"/>
    </style:style>
    <style:style style:name="T68_108" style:family="text">
      <style:text-properties style:font-name="Times New Roman" style:font-name-asian="Times New Roman" style:font-name-complex="Times New Roman"/>
    </style:style>
    <style:style style:name="T68_109" style:family="text">
      <style:text-properties style:font-name="Times New Roman" style:font-name-asian="Times New Roman" style:font-name-complex="Times New Roman"/>
    </style:style>
    <style:style style:name="T68_110" style:family="text">
      <style:text-properties style:font-name="Times New Roman" style:font-name-asian="Times New Roman" style:font-name-complex="Times New Roman"/>
    </style:style>
    <style:style style:name="T68_111" style:family="text">
      <style:text-properties style:font-name="Times New Roman" style:font-name-asian="Times New Roman" style:font-name-complex="Times New Roman"/>
    </style:style>
    <style:style style:name="T68_112" style:family="text">
      <style:text-properties style:font-name="Times New Roman" style:font-name-asian="Times New Roman" style:font-name-complex="Times New Roman"/>
    </style:style>
    <style:style style:name="T68_113" style:family="text">
      <style:text-properties style:font-name="Times New Roman" style:font-name-asian="Times New Roman" style:font-name-complex="Times New Roman"/>
    </style:style>
    <style:style style:name="T68_114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style:font-name="Times New Roman" style:font-name-asian="Times New Roman" style:font-name-complex="Times New Roman"/>
    </style:style>
    <style:style style:name="T70_7" style:family="text">
      <style:text-properties style:font-name="Times New Roman" style:font-name-asian="Times New Roman" style:font-name-complex="Times New Roman"/>
    </style:style>
    <style:style style:name="T70_8" style:family="text">
      <style:text-properties style:font-name="Times New Roman" style:font-name-asian="Times New Roman" style:font-name-complex="Times New Roman"/>
    </style:style>
    <style:style style:name="T70_9" style:family="text">
      <style:text-properties style:font-name="Times New Roman" style:font-name-asian="Times New Roman" style:font-name-complex="Times New Roman"/>
    </style:style>
    <style:style style:name="T70_10" style:family="text">
      <style:text-properties style:font-name="Times New Roman" style:font-name-asian="Times New Roman" style:font-name-complex="Times New Roman"/>
    </style:style>
    <style:style style:name="T70_11" style:family="text">
      <style:text-properties style:font-name="Times New Roman" style:font-name-asian="Times New Roman" style:font-name-complex="Times New Roman"/>
    </style:style>
    <style:style style:name="T70_12" style:family="text">
      <style:text-properties style:font-name="Times New Roman" style:font-name-asian="Times New Roman" style:font-name-complex="Times New Roman"/>
    </style:style>
    <style:style style:name="T70_13" style:family="text">
      <style:text-properties style:font-name="Times New Roman" style:font-name-asian="Times New Roman" style:font-name-complex="Times New Roman"/>
    </style:style>
    <style:style style:name="T70_14" style:family="text">
      <style:text-properties style:font-name="Times New Roman" style:font-name-asian="Times New Roman" style:font-name-complex="Times New Roman"/>
    </style:style>
    <style:style style:name="T70_15" style:family="text">
      <style:text-properties style:font-name="Times New Roman" style:font-name-asian="Times New Roman" style:font-name-complex="Times New Roman"/>
    </style:style>
    <style:style style:name="T70_16" style:family="text">
      <style:text-properties style:font-name="Times New Roman" style:font-name-asian="Times New Roman" style:font-name-complex="Times New Roman"/>
    </style:style>
    <style:style style:name="T70_17" style:family="text">
      <style:text-properties style:font-name="Times New Roman" style:font-name-asian="Times New Roman" style:font-name-complex="Times New Roman"/>
    </style:style>
    <style:style style:name="T70_18" style:family="text">
      <style:text-properties style:font-name="Times New Roman" style:font-name-asian="Times New Roman" style:font-name-complex="Times New Roman"/>
    </style:style>
    <style:style style:name="T70_19" style:family="text">
      <style:text-properties style:font-name="Times New Roman" style:font-name-asian="Times New Roman" style:font-name-complex="Times New Roman"/>
    </style:style>
    <style:style style:name="T70_20" style:family="text">
      <style:text-properties style:font-name="Times New Roman" style:font-name-asian="Times New Roman" style:font-name-complex="Times New Roman"/>
    </style:style>
    <style:style style:name="T70_21" style:family="text">
      <style:text-properties style:font-name="Times New Roman" style:font-name-asian="Times New Roman" style:font-name-complex="Times New Roman"/>
    </style:style>
    <style:style style:name="T70_22" style:family="text">
      <style:text-properties style:font-name="Times New Roman" style:font-name-asian="Times New Roman" style:font-name-complex="Times New Roman"/>
    </style:style>
    <style:style style:name="T70_23" style:family="text">
      <style:text-properties style:font-name="Times New Roman" style:font-name-asian="Times New Roman" style:font-name-complex="Times New Roman"/>
    </style:style>
    <style:style style:name="T70_24" style:family="text">
      <style:text-properties style:font-name="Times New Roman" style:font-name-asian="Times New Roman" style:font-name-complex="Times New Roman"/>
    </style:style>
    <style:style style:name="T70_25" style:family="text">
      <style:text-properties style:font-name="Times New Roman" style:font-name-asian="Times New Roman" style:font-name-complex="Times New Roman"/>
    </style:style>
    <style:style style:name="T70_26" style:family="text">
      <style:text-properties style:font-name="Times New Roman" style:font-name-asian="Times New Roman" style:font-name-complex="Times New Roman"/>
    </style:style>
    <style:style style:name="T70_27" style:family="text">
      <style:text-properties style:font-name="Times New Roman" style:font-name-asian="Times New Roman" style:font-name-complex="Times New Roman"/>
    </style:style>
    <style:style style:name="T70_28" style:family="text">
      <style:text-properties style:font-name="Times New Roman" style:font-name-asian="Times New Roman" style:font-name-complex="Times New Roman"/>
    </style:style>
    <style:style style:name="T70_29" style:family="text">
      <style:text-properties style:font-name="Times New Roman" style:font-name-asian="Times New Roman" style:font-name-complex="Times New Roman"/>
    </style:style>
    <style:style style:name="T70_30" style:family="text">
      <style:text-properties style:font-name="Times New Roman" style:font-name-asian="Times New Roman" style:font-name-complex="Times New Roman"/>
    </style:style>
    <style:style style:name="T70_31" style:family="text">
      <style:text-properties style:font-name="Times New Roman" style:font-name-asian="Times New Roman" style:font-name-complex="Times New Roman"/>
    </style:style>
    <style:style style:name="T70_32" style:family="text">
      <style:text-properties style:font-name="Times New Roman" style:font-name-asian="Times New Roman" style:font-name-complex="Times New Roman"/>
    </style:style>
    <style:style style:name="T70_33" style:family="text">
      <style:text-properties style:font-name="Times New Roman" style:font-name-asian="Times New Roman" style:font-name-complex="Times New Roman"/>
    </style:style>
    <style:style style:name="T70_34" style:family="text">
      <style:text-properties style:font-name="Times New Roman" style:font-name-asian="Times New Roman" style:font-name-complex="Times New Roman"/>
    </style:style>
    <style:style style:name="T70_35" style:family="text">
      <style:text-properties style:font-name="Times New Roman" style:font-name-asian="Times New Roman" style:font-name-complex="Times New Roman"/>
    </style:style>
    <style:style style:name="T70_36" style:family="text">
      <style:text-properties style:font-name="Times New Roman" style:font-name-asian="Times New Roman" style:font-name-complex="Times New Roman"/>
    </style:style>
    <style:style style:name="T70_37" style:family="text">
      <style:text-properties style:font-name="Times New Roman" style:font-name-asian="Times New Roman" style:font-name-complex="Times New Roman"/>
    </style:style>
    <style:style style:name="T70_38" style:family="text">
      <style:text-properties style:font-name="Times New Roman" style:font-name-asian="Times New Roman" style:font-name-complex="Times New Roman"/>
    </style:style>
    <style:style style:name="T70_39" style:family="text">
      <style:text-properties style:font-name="Times New Roman" style:font-name-asian="Times New Roman" style:font-name-complex="Times New Roman"/>
    </style:style>
    <style:style style:name="T70_40" style:family="text">
      <style:text-properties style:font-name="Times New Roman" style:font-name-asian="Times New Roman" style:font-name-complex="Times New Roman"/>
    </style:style>
    <style:style style:name="T70_41" style:family="text">
      <style:text-properties style:font-name="Times New Roman" style:font-name-asian="Times New Roman" style:font-name-complex="Times New Roman"/>
    </style:style>
    <style:style style:name="T70_42" style:family="text">
      <style:text-properties style:font-name="Times New Roman" style:font-name-asian="Times New Roman" style:font-name-complex="Times New Roman"/>
    </style:style>
    <style:style style:name="T70_43" style:family="text">
      <style:text-properties style:font-name="Times New Roman" style:font-name-asian="Times New Roman" style:font-name-complex="Times New Roman"/>
    </style:style>
    <style:style style:name="T70_44" style:family="text">
      <style:text-properties style:font-name="Times New Roman" style:font-name-asian="Times New Roman" style:font-name-complex="Times New Roman"/>
    </style:style>
    <style:style style:name="T70_45" style:family="text">
      <style:text-properties style:font-name="Times New Roman" style:font-name-asian="Times New Roman" style:font-name-complex="Times New Roman"/>
    </style:style>
    <style:style style:name="T70_46" style:family="text">
      <style:text-properties style:font-name="Times New Roman" style:font-name-asian="Times New Roman" style:font-name-complex="Times New Roman"/>
    </style:style>
    <style:style style:name="T70_47" style:family="text">
      <style:text-properties style:font-name="Times New Roman" style:font-name-asian="Times New Roman" style:font-name-complex="Times New Roman"/>
    </style:style>
    <style:style style:name="T70_48" style:family="text">
      <style:text-properties style:font-name="Times New Roman" style:font-name-asian="Times New Roman" style:font-name-complex="Times New Roman"/>
    </style:style>
    <style:style style:name="T70_49" style:family="text">
      <style:text-properties style:font-name="Times New Roman" style:font-name-asian="Times New Roman" style:font-name-complex="Times New Roman"/>
    </style:style>
    <style:style style:name="T70_50" style:family="text">
      <style:text-properties style:font-name="Times New Roman" style:font-name-asian="Times New Roman" style:font-name-complex="Times New Roman"/>
    </style:style>
    <style:style style:name="T70_51" style:family="text">
      <style:text-properties style:font-name="Times New Roman" style:font-name-asian="Times New Roman" style:font-name-complex="Times New Roman"/>
    </style:style>
    <style:style style:name="T70_52" style:family="text">
      <style:text-properties style:font-name="Times New Roman" style:font-name-asian="Times New Roman" style:font-name-complex="Times New Roman"/>
    </style:style>
    <style:style style:name="T70_53" style:family="text">
      <style:text-properties style:font-name="Times New Roman" style:font-name-asian="Times New Roman" style:font-name-complex="Times New Roman"/>
    </style:style>
    <style:style style:name="T70_54" style:family="text">
      <style:text-properties style:font-name="Times New Roman" style:font-name-asian="Times New Roman" style:font-name-complex="Times New Roman"/>
    </style:style>
    <style:style style:name="T70_55" style:family="text">
      <style:text-properties style:font-name="Times New Roman" style:font-name-asian="Times New Roman" style:font-name-complex="Times New Roman"/>
    </style:style>
    <style:style style:name="T70_56" style:family="text">
      <style:text-properties style:font-name="Times New Roman" style:font-name-asian="Times New Roman" style:font-name-complex="Times New Roman"/>
    </style:style>
    <style:style style:name="T70_57" style:family="text">
      <style:text-properties style:font-name="Times New Roman" style:font-name-asian="Times New Roman" style:font-name-complex="Times New Roman"/>
    </style:style>
    <style:style style:name="T70_58" style:family="text">
      <style:text-properties style:font-name="Times New Roman" style:font-name-asian="Times New Roman" style:font-name-complex="Times New Roman"/>
    </style:style>
    <style:style style:name="T70_59" style:family="text">
      <style:text-properties style:font-name="Times New Roman" style:font-name-asian="Times New Roman" style:font-name-complex="Times New Roman"/>
    </style:style>
    <style:style style:name="T70_60" style:family="text">
      <style:text-properties style:font-name="Times New Roman" style:font-name-asian="Times New Roman" style:font-name-complex="Times New Roman"/>
    </style:style>
    <style:style style:name="T70_61" style:family="text">
      <style:text-properties style:font-name="Times New Roman" style:font-name-asian="Times New Roman" style:font-name-complex="Times New Roman"/>
    </style:style>
    <style:style style:name="T70_62" style:family="text">
      <style:text-properties style:font-name="Times New Roman" style:font-name-asian="Times New Roman" style:font-name-complex="Times New Roman"/>
    </style:style>
    <style:style style:name="T70_63" style:family="text">
      <style:text-properties style:font-name="Times New Roman" style:font-name-asian="Times New Roman" style:font-name-complex="Times New Roman"/>
    </style:style>
    <style:style style:name="T70_64" style:family="text">
      <style:text-properties style:font-name="Times New Roman" style:font-name-asian="Times New Roman" style:font-name-complex="Times New Roman"/>
    </style:style>
    <style:style style:name="T70_65" style:family="text">
      <style:text-properties style:font-name="Times New Roman" style:font-name-asian="Times New Roman" style:font-name-complex="Times New Roman"/>
    </style:style>
    <style:style style:name="T70_66" style:family="text">
      <style:text-properties style:font-name="Times New Roman" style:font-name-asian="Times New Roman" style:font-name-complex="Times New Roman"/>
    </style:style>
    <style:style style:name="T70_67" style:family="text">
      <style:text-properties style:font-name="Times New Roman" style:font-name-asian="Times New Roman" style:font-name-complex="Times New Roman"/>
    </style:style>
    <style:style style:name="T70_68" style:family="text">
      <style:text-properties style:font-name="Times New Roman" style:font-name-asian="Times New Roman" style:font-name-complex="Times New Roman"/>
    </style:style>
    <style:style style:name="T70_69" style:family="text">
      <style:text-properties style:font-name="Times New Roman" style:font-name-asian="Times New Roman" style:font-name-complex="Times New Roman"/>
    </style:style>
    <style:style style:name="T70_70" style:family="text">
      <style:text-properties style:font-name="Times New Roman" style:font-name-asian="Times New Roman" style:font-name-complex="Times New Roman"/>
    </style:style>
    <style:style style:name="T70_71" style:family="text">
      <style:text-properties style:font-name="Times New Roman" style:font-name-asian="Times New Roman" style:font-name-complex="Times New Roman"/>
    </style:style>
    <style:style style:name="T70_72" style:family="text">
      <style:text-properties style:font-name="Times New Roman" style:font-name-asian="Times New Roman" style:font-name-complex="Times New Roman"/>
    </style:style>
    <style:style style:name="T70_73" style:family="text">
      <style:text-properties style:font-name="Times New Roman" style:font-name-asian="Times New Roman" style:font-name-complex="Times New Roman"/>
    </style:style>
    <style:style style:name="T70_74" style:family="text">
      <style:text-properties style:font-name="Times New Roman" style:font-name-asian="Times New Roman" style:font-name-complex="Times New Roman"/>
    </style:style>
    <style:style style:name="T70_75" style:family="text">
      <style:text-properties style:font-name="Times New Roman" style:font-name-asian="Times New Roman" style:font-name-complex="Times New Roman"/>
    </style:style>
    <style:style style:name="T70_76" style:family="text">
      <style:text-properties style:font-name="Times New Roman" style:font-name-asian="Times New Roman" style:font-name-complex="Times New Roman"/>
    </style:style>
    <style:style style:name="T70_77" style:family="text">
      <style:text-properties style:font-name="Times New Roman" style:font-name-asian="Times New Roman" style:font-name-complex="Times New Roman"/>
    </style:style>
    <style:style style:name="T70_78" style:family="text">
      <style:text-properties style:font-name="Times New Roman" style:font-name-asian="Times New Roman" style:font-name-complex="Times New Roman"/>
    </style:style>
    <style:style style:name="T70_79" style:family="text">
      <style:text-properties style:font-name="Times New Roman" style:font-name-asian="Times New Roman" style:font-name-complex="Times New Roman"/>
    </style:style>
    <style:style style:name="T70_80" style:family="text">
      <style:text-properties style:font-name="Times New Roman" style:font-name-asian="Times New Roman" style:font-name-complex="Times New Roman"/>
    </style:style>
    <style:style style:name="T70_81" style:family="text">
      <style:text-properties style:font-name="Times New Roman" style:font-name-asian="Times New Roman" style:font-name-complex="Times New Roman"/>
    </style:style>
    <style:style style:name="T70_82" style:family="text">
      <style:text-properties style:font-name="Times New Roman" style:font-name-asian="Times New Roman" style:font-name-complex="Times New Roman"/>
    </style:style>
    <style:style style:name="T70_83" style:family="text">
      <style:text-properties style:font-name="Times New Roman" style:font-name-asian="Times New Roman" style:font-name-complex="Times New Roman"/>
    </style:style>
    <style:style style:name="T70_84" style:family="text">
      <style:text-properties style:font-name="Times New Roman" style:font-name-asian="Times New Roman" style:font-name-complex="Times New Roman"/>
    </style:style>
    <style:style style:name="T70_85" style:family="text">
      <style:text-properties style:font-name="Times New Roman" style:font-name-asian="Times New Roman" style:font-name-complex="Times New Roman"/>
    </style:style>
    <style:style style:name="T70_86" style:family="text">
      <style:text-properties style:font-name="Times New Roman" style:font-name-asian="Times New Roman" style:font-name-complex="Times New Roman"/>
    </style:style>
    <style:style style:name="T70_87" style:family="text">
      <style:text-properties style:font-name="Times New Roman" style:font-name-asian="Times New Roman" style:font-name-complex="Times New Roman"/>
    </style:style>
    <style:style style:name="T70_88" style:family="text">
      <style:text-properties style:font-name="Times New Roman" style:font-name-asian="Times New Roman" style:font-name-complex="Times New Roman"/>
    </style:style>
    <style:style style:name="T70_89" style:family="text">
      <style:text-properties style:font-name="Times New Roman" style:font-name-asian="Times New Roman" style:font-name-complex="Times New Roman"/>
    </style:style>
    <style:style style:name="T70_90" style:family="text">
      <style:text-properties style:font-name="Times New Roman" style:font-name-asian="Times New Roman" style:font-name-complex="Times New Roman"/>
    </style:style>
    <style:style style:name="T70_91" style:family="text">
      <style:text-properties style:font-name="Times New Roman" style:font-name-asian="Times New Roman" style:font-name-complex="Times New Roman"/>
    </style:style>
    <style:style style:name="T70_92" style:family="text">
      <style:text-properties style:font-name="Times New Roman" style:font-name-asian="Times New Roman" style:font-name-complex="Times New Roman"/>
    </style:style>
    <style:style style:name="T70_93" style:family="text">
      <style:text-properties style:font-name="Times New Roman" style:font-name-asian="Times New Roman" style:font-name-complex="Times New Roman"/>
    </style:style>
    <style:style style:name="T70_94" style:family="text">
      <style:text-properties style:font-name="Times New Roman" style:font-name-asian="Times New Roman" style:font-name-complex="Times New Roman"/>
    </style:style>
    <style:style style:name="T70_95" style:family="text">
      <style:text-properties style:font-name="Times New Roman" style:font-name-asian="Times New Roman" style:font-name-complex="Times New Roman"/>
    </style:style>
    <style:style style:name="T70_96" style:family="text">
      <style:text-properties style:font-name="Times New Roman" style:font-name-asian="Times New Roman" style:font-name-complex="Times New Roman"/>
    </style:style>
    <style:style style:name="T70_97" style:family="text">
      <style:text-properties style:font-name="Times New Roman" style:font-name-asian="Times New Roman" style:font-name-complex="Times New Roman"/>
    </style:style>
    <style:style style:name="T70_98" style:family="text">
      <style:text-properties style:font-name="Times New Roman" style:font-name-asian="Times New Roman" style:font-name-complex="Times New Roman"/>
    </style:style>
    <style:style style:name="T70_99" style:family="text">
      <style:text-properties style:font-name="Times New Roman" style:font-name-asian="Times New Roman" style:font-name-complex="Times New Roman"/>
    </style:style>
    <style:style style:name="T70_100" style:family="text">
      <style:text-properties style:font-name="Times New Roman" style:font-name-asian="Times New Roman" style:font-name-complex="Times New Roman"/>
    </style:style>
    <style:style style:name="T70_101" style:family="text">
      <style:text-properties style:font-name="Times New Roman" style:font-name-asian="Times New Roman" style:font-name-complex="Times New Roman"/>
    </style:style>
    <style:style style:name="T70_102" style:family="text">
      <style:text-properties style:font-name="Times New Roman" style:font-name-asian="Times New Roman" style:font-name-complex="Times New Roman"/>
    </style:style>
    <style:style style:name="T70_103" style:family="text">
      <style:text-properties style:font-name="Times New Roman" style:font-name-asian="Times New Roman" style:font-name-complex="Times New Roman"/>
    </style:style>
    <style:style style:name="T70_104" style:family="text">
      <style:text-properties style:font-name="Times New Roman" style:font-name-asian="Times New Roman" style:font-name-complex="Times New Roman"/>
    </style:style>
    <style:style style:name="T70_105" style:family="text">
      <style:text-properties style:font-name="Times New Roman" style:font-name-asian="Times New Roman" style:font-name-complex="Times New Roman"/>
    </style:style>
    <style:style style:name="T70_106" style:family="text">
      <style:text-properties style:font-name="Times New Roman" style:font-name-asian="Times New Roman" style:font-name-complex="Times New Roman"/>
    </style:style>
    <style:style style:name="T70_107" style:family="text">
      <style:text-properties style:font-name="Times New Roman" style:font-name-asian="Times New Roman" style:font-name-complex="Times New Roman"/>
    </style:style>
    <style:style style:name="T70_108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T72_4" style:family="text">
      <style:text-properties style:font-name="Times New Roman" style:font-name-asian="Times New Roman" style:font-name-complex="Times New Roman"/>
    </style:style>
    <style:style style:name="T72_5" style:family="text">
      <style:text-properties style:font-name="Times New Roman" style:font-name-asian="Times New Roman" style:font-name-complex="Times New Roman"/>
    </style:style>
    <style:style style:name="T72_6" style:family="text">
      <style:text-properties style:font-name="Times New Roman" style:font-name-asian="Times New Roman" style:font-name-complex="Times New Roman"/>
    </style:style>
    <style:style style:name="T72_7" style:family="text">
      <style:text-properties style:font-name="Times New Roman" style:font-name-asian="Times New Roman" style:font-name-complex="Times New Roman"/>
    </style:style>
    <style:style style:name="T72_8" style:family="text">
      <style:text-properties style:font-name="Times New Roman" style:font-name-asian="Times New Roman" style:font-name-complex="Times New Roman"/>
    </style:style>
    <style:style style:name="T72_9" style:family="text">
      <style:text-properties style:font-name="Times New Roman" style:font-name-asian="Times New Roman" style:font-name-complex="Times New Roman"/>
    </style:style>
    <style:style style:name="T72_10" style:family="text">
      <style:text-properties style:font-name="Times New Roman" style:font-name-asian="Times New Roman" style:font-name-complex="Times New Roman"/>
    </style:style>
    <style:style style:name="T72_11" style:family="text">
      <style:text-properties style:font-name="Times New Roman" style:font-name-asian="Times New Roman" style:font-name-complex="Times New Roman"/>
    </style:style>
    <style:style style:name="T72_12" style:family="text">
      <style:text-properties style:font-name="Times New Roman" style:font-name-asian="Times New Roman" style:font-name-complex="Times New Roman"/>
    </style:style>
    <style:style style:name="T72_13" style:family="text">
      <style:text-properties style:font-name="Times New Roman" style:font-name-asian="Times New Roman" style:font-name-complex="Times New Roman"/>
    </style:style>
    <style:style style:name="T72_14" style:family="text">
      <style:text-properties style:font-name="Times New Roman" style:font-name-asian="Times New Roman" style:font-name-complex="Times New Roman"/>
    </style:style>
    <style:style style:name="T72_15" style:family="text">
      <style:text-properties style:font-name="Times New Roman" style:font-name-asian="Times New Roman" style:font-name-complex="Times New Roman"/>
    </style:style>
    <style:style style:name="T72_16" style:family="text">
      <style:text-properties style:font-name="Times New Roman" style:font-name-asian="Times New Roman" style:font-name-complex="Times New Roman"/>
    </style:style>
    <style:style style:name="T72_17" style:family="text">
      <style:text-properties style:font-name="Times New Roman" style:font-name-asian="Times New Roman" style:font-name-complex="Times New Roman"/>
    </style:style>
    <style:style style:name="T72_18" style:family="text">
      <style:text-properties style:font-name="Times New Roman" style:font-name-asian="Times New Roman" style:font-name-complex="Times New Roman"/>
    </style:style>
    <style:style style:name="T72_19" style:family="text">
      <style:text-properties style:font-name="Times New Roman" style:font-name-asian="Times New Roman" style:font-name-complex="Times New Roman"/>
    </style:style>
    <style:style style:name="T72_20" style:family="text">
      <style:text-properties style:font-name="Times New Roman" style:font-name-asian="Times New Roman" style:font-name-complex="Times New Roman"/>
    </style:style>
    <style:style style:name="T72_21" style:family="text">
      <style:text-properties style:font-name="Times New Roman" style:font-name-asian="Times New Roman" style:font-name-complex="Times New Roman"/>
    </style:style>
    <style:style style:name="T72_22" style:family="text">
      <style:text-properties style:font-name="Times New Roman" style:font-name-asian="Times New Roman" style:font-name-complex="Times New Roman"/>
    </style:style>
    <style:style style:name="T72_23" style:family="text">
      <style:text-properties style:font-name="Times New Roman" style:font-name-asian="Times New Roman" style:font-name-complex="Times New Roman"/>
    </style:style>
    <style:style style:name="T72_24" style:family="text">
      <style:text-properties style:font-name="Times New Roman" style:font-name-asian="Times New Roman" style:font-name-complex="Times New Roman"/>
    </style:style>
    <style:style style:name="T72_25" style:family="text">
      <style:text-properties style:font-name="Times New Roman" style:font-name-asian="Times New Roman" style:font-name-complex="Times New Roman"/>
    </style:style>
    <style:style style:name="T72_26" style:family="text">
      <style:text-properties style:font-name="Times New Roman" style:font-name-asian="Times New Roman" style:font-name-complex="Times New Roman"/>
    </style:style>
    <style:style style:name="T72_27" style:family="text">
      <style:text-properties style:font-name="Times New Roman" style:font-name-asian="Times New Roman" style:font-name-complex="Times New Roman"/>
    </style:style>
    <style:style style:name="T72_28" style:family="text">
      <style:text-properties style:font-name="Times New Roman" style:font-name-asian="Times New Roman" style:font-name-complex="Times New Roman"/>
    </style:style>
    <style:style style:name="T72_29" style:family="text">
      <style:text-properties style:font-name="Times New Roman" style:font-name-asian="Times New Roman" style:font-name-complex="Times New Roman"/>
    </style:style>
    <style:style style:name="T72_30" style:family="text">
      <style:text-properties style:font-name="Times New Roman" style:font-name-asian="Times New Roman" style:font-name-complex="Times New Roman"/>
    </style:style>
    <style:style style:name="T72_31" style:family="text">
      <style:text-properties style:font-name="Times New Roman" style:font-name-asian="Times New Roman" style:font-name-complex="Times New Roman"/>
    </style:style>
    <style:style style:name="T72_32" style:family="text">
      <style:text-properties style:font-name="Times New Roman" style:font-name-asian="Times New Roman" style:font-name-complex="Times New Roman"/>
    </style:style>
    <style:style style:name="T72_33" style:family="text">
      <style:text-properties style:font-name="Times New Roman" style:font-name-asian="Times New Roman" style:font-name-complex="Times New Roman"/>
    </style:style>
    <style:style style:name="T72_34" style:family="text">
      <style:text-properties style:font-name="Times New Roman" style:font-name-asian="Times New Roman" style:font-name-complex="Times New Roman"/>
    </style:style>
    <style:style style:name="T72_35" style:family="text">
      <style:text-properties style:font-name="Times New Roman" style:font-name-asian="Times New Roman" style:font-name-complex="Times New Roman"/>
    </style:style>
    <style:style style:name="T72_36" style:family="text">
      <style:text-properties style:font-name="Times New Roman" style:font-name-asian="Times New Roman" style:font-name-complex="Times New Roman"/>
    </style:style>
    <style:style style:name="T72_37" style:family="text">
      <style:text-properties style:font-name="Times New Roman" style:font-name-asian="Times New Roman" style:font-name-complex="Times New Roman"/>
    </style:style>
    <style:style style:name="T72_38" style:family="text">
      <style:text-properties style:font-name="Times New Roman" style:font-name-asian="Times New Roman" style:font-name-complex="Times New Roman"/>
    </style:style>
    <style:style style:name="T72_39" style:family="text">
      <style:text-properties style:font-name="Times New Roman" style:font-name-asian="Times New Roman" style:font-name-complex="Times New Roman"/>
    </style:style>
    <style:style style:name="T72_40" style:family="text">
      <style:text-properties style:font-name="Times New Roman" style:font-name-asian="Times New Roman" style:font-name-complex="Times New Roman"/>
    </style:style>
    <style:style style:name="T72_41" style:family="text">
      <style:text-properties style:font-name="Times New Roman" style:font-name-asian="Times New Roman" style:font-name-complex="Times New Roman"/>
    </style:style>
    <style:style style:name="T72_42" style:family="text">
      <style:text-properties style:font-name="Times New Roman" style:font-name-asian="Times New Roman" style:font-name-complex="Times New Roman"/>
    </style:style>
    <style:style style:name="T72_43" style:family="text">
      <style:text-properties style:font-name="Times New Roman" style:font-name-asian="Times New Roman" style:font-name-complex="Times New Roman"/>
    </style:style>
    <style:style style:name="T72_44" style:family="text">
      <style:text-properties style:font-name="Times New Roman" style:font-name-asian="Times New Roman" style:font-name-complex="Times New Roman"/>
    </style:style>
    <style:style style:name="T72_45" style:family="text">
      <style:text-properties style:font-name="Times New Roman" style:font-name-asian="Times New Roman" style:font-name-complex="Times New Roman"/>
    </style:style>
    <style:style style:name="T72_46" style:family="text">
      <style:text-properties style:font-name="Times New Roman" style:font-name-asian="Times New Roman" style:font-name-complex="Times New Roman"/>
    </style:style>
    <style:style style:name="T72_47" style:family="text">
      <style:text-properties style:font-name="Times New Roman" style:font-name-asian="Times New Roman" style:font-name-complex="Times New Roman"/>
    </style:style>
    <style:style style:name="T72_48" style:family="text">
      <style:text-properties style:font-name="Times New Roman" style:font-name-asian="Times New Roman" style:font-name-complex="Times New Roman"/>
    </style:style>
    <style:style style:name="T72_49" style:family="text">
      <style:text-properties style:font-name="Times New Roman" style:font-name-asian="Times New Roman" style:font-name-complex="Times New Roman"/>
    </style:style>
    <style:style style:name="T72_50" style:family="text">
      <style:text-properties style:font-name="Times New Roman" style:font-name-asian="Times New Roman" style:font-name-complex="Times New Roman"/>
    </style:style>
    <style:style style:name="T72_51" style:family="text">
      <style:text-properties style:font-name="Times New Roman" style:font-name-asian="Times New Roman" style:font-name-complex="Times New Roman"/>
    </style:style>
    <style:style style:name="T72_52" style:family="text">
      <style:text-properties style:font-name="Times New Roman" style:font-name-asian="Times New Roman" style:font-name-complex="Times New Roman"/>
    </style:style>
    <style:style style:name="T72_53" style:family="text">
      <style:text-properties style:font-name="Times New Roman" style:font-name-asian="Times New Roman" style:font-name-complex="Times New Roman"/>
    </style:style>
    <style:style style:name="T72_54" style:family="text">
      <style:text-properties style:font-name="Times New Roman" style:font-name-asian="Times New Roman" style:font-name-complex="Times New Roman"/>
    </style:style>
    <style:style style:name="T72_55" style:family="text">
      <style:text-properties style:font-name="Times New Roman" style:font-name-asian="Times New Roman" style:font-name-complex="Times New Roman"/>
    </style:style>
    <style:style style:name="T72_56" style:family="text">
      <style:text-properties style:font-name="Times New Roman" style:font-name-asian="Times New Roman" style:font-name-complex="Times New Roman"/>
    </style:style>
    <style:style style:name="T72_57" style:family="text">
      <style:text-properties style:font-name="Times New Roman" style:font-name-asian="Times New Roman" style:font-name-complex="Times New Roman"/>
    </style:style>
    <style:style style:name="T72_58" style:family="text">
      <style:text-properties style:font-name="Times New Roman" style:font-name-asian="Times New Roman" style:font-name-complex="Times New Roman"/>
    </style:style>
    <style:style style:name="T72_59" style:family="text">
      <style:text-properties style:font-name="Times New Roman" style:font-name-asian="Times New Roman" style:font-name-complex="Times New Roman"/>
    </style:style>
    <style:style style:name="T72_60" style:family="text">
      <style:text-properties style:font-name="Times New Roman" style:font-name-asian="Times New Roman" style:font-name-complex="Times New Roman"/>
    </style:style>
    <style:style style:name="T72_61" style:family="text">
      <style:text-properties style:font-name="Times New Roman" style:font-name-asian="Times New Roman" style:font-name-complex="Times New Roman"/>
    </style:style>
    <style:style style:name="T72_62" style:family="text">
      <style:text-properties style:font-name="Times New Roman" style:font-name-asian="Times New Roman" style:font-name-complex="Times New Roman"/>
    </style:style>
    <style:style style:name="T72_63" style:family="text">
      <style:text-properties style:font-name="Times New Roman" style:font-name-asian="Times New Roman" style:font-name-complex="Times New Roman"/>
    </style:style>
    <style:style style:name="T72_64" style:family="text">
      <style:text-properties style:font-name="Times New Roman" style:font-name-asian="Times New Roman" style:font-name-complex="Times New Roman"/>
    </style:style>
    <style:style style:name="T72_65" style:family="text">
      <style:text-properties style:font-name="Times New Roman" style:font-name-asian="Times New Roman" style:font-name-complex="Times New Roman"/>
    </style:style>
    <style:style style:name="T72_66" style:family="text">
      <style:text-properties style:font-name="Times New Roman" style:font-name-asian="Times New Roman" style:font-name-complex="Times New Roman"/>
    </style:style>
    <style:style style:name="T72_67" style:family="text">
      <style:text-properties style:font-name="Times New Roman" style:font-name-asian="Times New Roman" style:font-name-complex="Times New Roman"/>
    </style:style>
    <style:style style:name="T72_68" style:family="text">
      <style:text-properties style:font-name="Times New Roman" style:font-name-asian="Times New Roman" style:font-name-complex="Times New Roman"/>
    </style:style>
    <style:style style:name="T72_69" style:family="text">
      <style:text-properties style:font-name="Times New Roman" style:font-name-asian="Times New Roman" style:font-name-complex="Times New Roman"/>
    </style:style>
    <style:style style:name="T72_70" style:family="text">
      <style:text-properties style:font-name="Times New Roman" style:font-name-asian="Times New Roman" style:font-name-complex="Times New Roman"/>
    </style:style>
    <style:style style:name="T72_71" style:family="text">
      <style:text-properties style:font-name="Times New Roman" style:font-name-asian="Times New Roman" style:font-name-complex="Times New Roman"/>
    </style:style>
    <style:style style:name="T72_72" style:family="text">
      <style:text-properties style:font-name="Times New Roman" style:font-name-asian="Times New Roman" style:font-name-complex="Times New Roman"/>
    </style:style>
    <style:style style:name="T72_73" style:family="text">
      <style:text-properties style:font-name="Times New Roman" style:font-name-asian="Times New Roman" style:font-name-complex="Times New Roman"/>
    </style:style>
    <style:style style:name="T72_74" style:family="text">
      <style:text-properties style:font-name="Times New Roman" style:font-name-asian="Times New Roman" style:font-name-complex="Times New Roman"/>
    </style:style>
    <style:style style:name="T72_75" style:family="text">
      <style:text-properties style:font-name="Times New Roman" style:font-name-asian="Times New Roman" style:font-name-complex="Times New Roman"/>
    </style:style>
    <style:style style:name="T72_76" style:family="text">
      <style:text-properties style:font-name="Times New Roman" style:font-name-asian="Times New Roman" style:font-name-complex="Times New Roman"/>
    </style:style>
    <style:style style:name="T72_77" style:family="text">
      <style:text-properties style:font-name="Times New Roman" style:font-name-asian="Times New Roman" style:font-name-complex="Times New Roman"/>
    </style:style>
    <style:style style:name="T72_78" style:family="text">
      <style:text-properties style:font-name="Times New Roman" style:font-name-asian="Times New Roman" style:font-name-complex="Times New Roman"/>
    </style:style>
    <style:style style:name="T72_79" style:family="text">
      <style:text-properties style:font-name="Times New Roman" style:font-name-asian="Times New Roman" style:font-name-complex="Times New Roman"/>
    </style:style>
    <style:style style:name="T72_80" style:family="text">
      <style:text-properties style:font-name="Times New Roman" style:font-name-asian="Times New Roman" style:font-name-complex="Times New Roman"/>
    </style:style>
    <style:style style:name="T72_81" style:family="text">
      <style:text-properties style:font-name="Times New Roman" style:font-name-asian="Times New Roman" style:font-name-complex="Times New Roman"/>
    </style:style>
    <style:style style:name="T72_82" style:family="text">
      <style:text-properties style:font-name="Times New Roman" style:font-name-asian="Times New Roman" style:font-name-complex="Times New Roman"/>
    </style:style>
    <style:style style:name="T72_83" style:family="text">
      <style:text-properties style:font-name="Times New Roman" style:font-name-asian="Times New Roman" style:font-name-complex="Times New Roman"/>
    </style:style>
    <style:style style:name="T72_84" style:family="text">
      <style:text-properties style:font-name="Times New Roman" style:font-name-asian="Times New Roman" style:font-name-complex="Times New Roman"/>
    </style:style>
    <style:style style:name="T72_85" style:family="text">
      <style:text-properties style:font-name="Times New Roman" style:font-name-asian="Times New Roman" style:font-name-complex="Times New Roman"/>
    </style:style>
    <style:style style:name="T72_86" style:family="text">
      <style:text-properties style:font-name="Times New Roman" style:font-name-asian="Times New Roman" style:font-name-complex="Times New Roman"/>
    </style:style>
    <style:style style:name="T72_87" style:family="text">
      <style:text-properties style:font-name="Times New Roman" style:font-name-asian="Times New Roman" style:font-name-complex="Times New Roman"/>
    </style:style>
    <style:style style:name="T72_88" style:family="text">
      <style:text-properties style:font-name="Times New Roman" style:font-name-asian="Times New Roman" style:font-name-complex="Times New Roman"/>
    </style:style>
    <style:style style:name="T72_89" style:family="text">
      <style:text-properties style:font-name="Times New Roman" style:font-name-asian="Times New Roman" style:font-name-complex="Times New Roman"/>
    </style:style>
    <style:style style:name="T72_90" style:family="text">
      <style:text-properties style:font-name="Times New Roman" style:font-name-asian="Times New Roman" style:font-name-complex="Times New Roman"/>
    </style:style>
    <style:style style:name="T72_91" style:family="text">
      <style:text-properties style:font-name="Times New Roman" style:font-name-asian="Times New Roman" style:font-name-complex="Times New Roman"/>
    </style:style>
    <style:style style:name="T72_92" style:family="text">
      <style:text-properties style:font-name="Times New Roman" style:font-name-asian="Times New Roman" style:font-name-complex="Times New Roman"/>
    </style:style>
    <style:style style:name="T72_93" style:family="text">
      <style:text-properties style:font-name="Times New Roman" style:font-name-asian="Times New Roman" style:font-name-complex="Times New Roman"/>
    </style:style>
    <style:style style:name="T72_94" style:family="text">
      <style:text-properties style:font-name="Times New Roman" style:font-name-asian="Times New Roman" style:font-name-complex="Times New Roman"/>
    </style:style>
    <style:style style:name="T72_95" style:family="text">
      <style:text-properties style:font-name="Times New Roman" style:font-name-asian="Times New Roman" style:font-name-complex="Times New Roman"/>
    </style:style>
    <style:style style:name="T72_96" style:family="text">
      <style:text-properties style:font-name="Times New Roman" style:font-name-asian="Times New Roman" style:font-name-complex="Times New Roman"/>
    </style:style>
    <style:style style:name="T72_97" style:family="text">
      <style:text-properties style:font-name="Times New Roman" style:font-name-asian="Times New Roman" style:font-name-complex="Times New Roman"/>
    </style:style>
    <style:style style:name="T72_98" style:family="text">
      <style:text-properties style:font-name="Times New Roman" style:font-name-asian="Times New Roman" style:font-name-complex="Times New Roman"/>
    </style:style>
    <style:style style:name="T72_99" style:family="text">
      <style:text-properties style:font-name="Times New Roman" style:font-name-asian="Times New Roman" style:font-name-complex="Times New Roman"/>
    </style:style>
    <style:style style:name="T72_100" style:family="text">
      <style:text-properties style:font-name="Times New Roman" style:font-name-asian="Times New Roman" style:font-name-complex="Times New Roman"/>
    </style:style>
    <style:style style:name="T72_101" style:family="text">
      <style:text-properties style:font-name="Times New Roman" style:font-name-asian="Times New Roman" style:font-name-complex="Times New Roman"/>
    </style:style>
    <style:style style:name="T72_102" style:family="text">
      <style:text-properties style:font-name="Times New Roman" style:font-name-asian="Times New Roman" style:font-name-complex="Times New Roman"/>
    </style:style>
    <style:style style:name="T72_103" style:family="text">
      <style:text-properties style:font-name="Times New Roman" style:font-name-asian="Times New Roman" style:font-name-complex="Times New Roman"/>
    </style:style>
    <style:style style:name="T72_104" style:family="text">
      <style:text-properties style:font-name="Times New Roman" style:font-name-asian="Times New Roman" style:font-name-complex="Times New Roman"/>
    </style:style>
    <style:style style:name="T72_105" style:family="text">
      <style:text-properties style:font-name="Times New Roman" style:font-name-asian="Times New Roman" style:font-name-complex="Times New Roman"/>
    </style:style>
    <style:style style:name="T72_106" style:family="text">
      <style:text-properties style:font-name="Times New Roman" style:font-name-asian="Times New Roman" style:font-name-complex="Times New Roman"/>
    </style:style>
    <style:style style:name="T72_107" style:family="text">
      <style:text-properties style:font-name="Times New Roman" style:font-name-asian="Times New Roman" style:font-name-complex="Times New Roman"/>
    </style:style>
    <style:style style:name="T72_108" style:family="text">
      <style:text-properties style:font-name="Times New Roman" style:font-name-asian="Times New Roman" style:font-name-complex="Times New Roman"/>
    </style:style>
    <style:style style:name="T72_109" style:family="text">
      <style:text-properties style:font-name="Times New Roman" style:font-name-asian="Times New Roman" style:font-name-complex="Times New Roman"/>
    </style:style>
    <style:style style:name="T72_110" style:family="text">
      <style:text-properties style:font-name="Times New Roman" style:font-name-asian="Times New Roman" style:font-name-complex="Times New Roman"/>
    </style:style>
    <style:style style:name="T72_111" style:family="text">
      <style:text-properties style:font-name="Times New Roman" style:font-name-asian="Times New Roman" style:font-name-complex="Times New Roman"/>
    </style:style>
    <style:style style:name="T72_112" style:family="text">
      <style:text-properties style:font-name="Times New Roman" style:font-name-asian="Times New Roman" style:font-name-complex="Times New Roman"/>
    </style:style>
    <style:style style:name="T72_113" style:family="text">
      <style:text-properties style:font-name="Times New Roman" style:font-name-asian="Times New Roman" style:font-name-complex="Times New Roman"/>
    </style:style>
    <style:style style:name="T72_114" style:family="text">
      <style:text-properties style:font-name="Times New Roman" style:font-name-asian="Times New Roman" style:font-name-complex="Times New Roman"/>
    </style:style>
    <style:style style:name="T72_115" style:family="text">
      <style:text-properties style:font-name="Times New Roman" style:font-name-asian="Times New Roman" style:font-name-complex="Times New Roman"/>
    </style:style>
    <style:style style:name="T72_116" style:family="text">
      <style:text-properties style:font-name="Times New Roman" style:font-name-asian="Times New Roman" style:font-name-complex="Times New Roman"/>
    </style:style>
    <style:style style:name="T72_117" style:family="text">
      <style:text-properties style:font-name="Times New Roman" style:font-name-asian="Times New Roman" style:font-name-complex="Times New Roman"/>
    </style:style>
    <style:style style:name="T72_118" style:family="text">
      <style:text-properties style:font-name="Times New Roman" style:font-name-asian="Times New Roman" style:font-name-complex="Times New Roman"/>
    </style:style>
    <style:style style:name="T72_119" style:family="text">
      <style:text-properties style:font-name="Times New Roman" style:font-name-asian="Times New Roman" style:font-name-complex="Times New Roman"/>
    </style:style>
    <style:style style:name="T72_120" style:family="text">
      <style:text-properties style:font-name="Times New Roman" style:font-name-asian="Times New Roman" style:font-name-complex="Times New Roman"/>
    </style:style>
    <style:style style:name="T72_121" style:family="text">
      <style:text-properties style:font-name="Times New Roman" style:font-name-asian="Times New Roman" style:font-name-complex="Times New Roman"/>
    </style:style>
    <style:style style:name="T72_122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T74_8" style:family="text">
      <style:text-properties style:font-name="Times New Roman" style:font-name-asian="Times New Roman" style:font-name-complex="Times New Roman"/>
    </style:style>
    <style:style style:name="T74_9" style:family="text">
      <style:text-properties style:font-name="Times New Roman" style:font-name-asian="Times New Roman" style:font-name-complex="Times New Roman"/>
    </style:style>
    <style:style style:name="T74_10" style:family="text">
      <style:text-properties style:font-name="Times New Roman" style:font-name-asian="Times New Roman" style:font-name-complex="Times New Roman"/>
    </style:style>
    <style:style style:name="T74_11" style:family="text">
      <style:text-properties style:font-name="Times New Roman" style:font-name-asian="Times New Roman" style:font-name-complex="Times New Roman"/>
    </style:style>
    <style:style style:name="T74_12" style:family="text">
      <style:text-properties style:font-name="Times New Roman" style:font-name-asian="Times New Roman" style:font-name-complex="Times New Roman"/>
    </style:style>
    <style:style style:name="T74_13" style:family="text">
      <style:text-properties style:font-name="Times New Roman" style:font-name-asian="Times New Roman" style:font-name-complex="Times New Roman"/>
    </style:style>
    <style:style style:name="T74_14" style:family="text">
      <style:text-properties style:font-name="Times New Roman" style:font-name-asian="Times New Roman" style:font-name-complex="Times New Roman"/>
    </style:style>
    <style:style style:name="T74_15" style:family="text">
      <style:text-properties style:font-name="Times New Roman" style:font-name-asian="Times New Roman" style:font-name-complex="Times New Roman"/>
    </style:style>
    <style:style style:name="T74_16" style:family="text">
      <style:text-properties style:font-name="Times New Roman" style:font-name-asian="Times New Roman" style:font-name-complex="Times New Roman"/>
    </style:style>
    <style:style style:name="T74_17" style:family="text">
      <style:text-properties style:font-name="Times New Roman" style:font-name-asian="Times New Roman" style:font-name-complex="Times New Roman"/>
    </style:style>
    <style:style style:name="T74_18" style:family="text">
      <style:text-properties style:font-name="Times New Roman" style:font-name-asian="Times New Roman" style:font-name-complex="Times New Roman"/>
    </style:style>
    <style:style style:name="T74_19" style:family="text">
      <style:text-properties style:font-name="Times New Roman" style:font-name-asian="Times New Roman" style:font-name-complex="Times New Roman"/>
    </style:style>
    <style:style style:name="T74_20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>
      <style:text-properties fo:color="#1155cc" style:text-underline-style="solid" style:text-underline-color="font-color"/>
    </style:style>
    <style:style style:name="T77_19" style:family="text"/>
    <style:style style:name="T77_20" style:family="text">
      <style:text-properties fo:color="#1155cc" style:text-underline-style="solid" style:text-underline-color="font-color"/>
    </style:style>
    <style:style style:name="T77_21" style:family="text"/>
    <style:style style:name="T77_22" style:family="text">
      <style:text-properties fo:color="#1155cc" style:text-underline-style="solid" style:text-underline-color="font-color"/>
    </style:style>
    <style:style style:name="T77_23" style:family="text"/>
    <style:style style:name="T77_24" style:family="text">
      <style:text-properties fo:color="#1155cc" style:text-underline-style="solid" style:text-underline-color="font-color"/>
    </style:style>
    <style:style style:name="T77_25" style:family="text"/>
    <style:style style:name="T77_26" style:family="text">
      <style:text-properties fo:color="#1155cc" style:text-underline-style="solid" style:text-underline-color="font-color"/>
    </style:style>
    <style:style style:name="T77_27" style:family="text"/>
    <style:style style:name="T77_28" style:family="text">
      <style:text-properties fo:color="#1155cc" style:text-underline-style="solid" style:text-underline-color="font-color"/>
    </style:style>
    <style:style style:name="T77_29" style:family="text"/>
    <style:style style:name="T77_30" style:family="text">
      <style:text-properties fo:color="#1155cc" style:text-underline-style="solid" style:text-underline-color="font-color"/>
    </style:style>
    <style:style style:name="T77_31" style:family="text"/>
    <style:style style:name="T77_32" style:family="text">
      <style:text-properties fo:color="#1155cc" style:text-underline-style="solid" style:text-underline-color="font-color"/>
    </style:style>
    <style:style style:name="T77_33" style:family="text"/>
    <style:style style:name="T77_34" style:family="text">
      <style:text-properties fo:color="#1155cc" style:text-underline-style="solid" style:text-underline-color="font-color"/>
    </style:style>
    <style:style style:name="T77_35" style:family="text"/>
    <style:style style:name="T77_36" style:family="text">
      <style:text-properties fo:color="#1155cc" style:text-underline-style="solid" style:text-underline-color="font-color"/>
    </style:style>
    <style:style style:name="T77_37" style:family="text"/>
    <style:style style:name="T77_38" style:family="text">
      <style:text-properties fo:color="#1155cc" style:text-underline-style="solid" style:text-underline-color="font-color"/>
    </style:style>
    <style:style style:name="T77_39" style:family="text"/>
    <style:style style:name="T77_40" style:family="text">
      <style:text-properties fo:color="#1155cc" style:text-underline-style="solid" style:text-underline-color="font-color"/>
    </style:style>
    <style:style style:name="T77_41" style:family="text"/>
    <style:style style:name="T77_42" style:family="text">
      <style:text-properties fo:color="#1155cc" style:text-underline-style="solid" style:text-underline-color="font-color"/>
    </style:style>
    <style:style style:name="T77_43" style:family="text"/>
    <style:style style:name="T77_44" style:family="text">
      <style:text-properties fo:color="#1155cc" style:text-underline-style="solid" style:text-underline-color="font-color"/>
    </style:style>
    <style:style style:name="T77_45" style:family="text"/>
    <style:style style:name="T77_46" style:family="text">
      <style:text-properties fo:color="#1155cc" style:text-underline-style="solid" style:text-underline-color="font-color"/>
    </style:style>
    <style:style style:name="T77_47" style:family="text"/>
    <style:style style:name="T77_48" style:family="text">
      <style:text-properties fo:color="#1155cc" style:text-underline-style="solid" style:text-underline-color="font-color"/>
    </style:style>
    <style:style style:name="T77_49" style:family="text"/>
    <style:style style:name="T77_50" style:family="text">
      <style:text-properties fo:color="#1155cc" style:text-underline-style="solid" style:text-underline-color="font-color"/>
    </style:style>
    <style:style style:name="T77_51" style:family="text"/>
    <style:style style:name="T77_52" style:family="text">
      <style:text-properties fo:color="#1155cc" style:text-underline-style="solid" style:text-underline-color="font-color"/>
    </style:style>
    <style:style style:name="T77_53" style:family="text"/>
    <style:style style:name="T77_54" style:family="text">
      <style:text-properties fo:color="#1155cc" style:text-underline-style="solid" style:text-underline-color="font-color"/>
    </style:style>
    <style:style style:name="T77_55" style:family="text"/>
    <style:style style:name="T77_56" style:family="text">
      <style:text-properties fo:color="#1155cc" style:text-underline-style="solid" style:text-underline-color="font-color"/>
    </style:style>
    <style:style style:name="T77_57" style:family="text"/>
    <style:style style:name="T77_58" style:family="text">
      <style:text-properties fo:color="#1155cc" style:text-underline-style="solid" style:text-underline-color="font-color"/>
    </style:style>
    <style:style style:name="T77_59" style:family="text"/>
    <style:style style:name="T77_60" style:family="text">
      <style:text-properties fo:color="#1155cc" style:text-underline-style="solid" style:text-underline-color="font-color"/>
    </style:style>
    <style:style style:name="T77_61" style:family="text"/>
    <style:style style:name="T77_62" style:family="text">
      <style:text-properties fo:color="#1155cc" style:text-underline-style="solid" style:text-underline-color="font-color"/>
    </style:style>
    <style:style style:name="T77_63" style:family="text"/>
    <style:style style:name="T77_64" style:family="text">
      <style:text-properties fo:color="#1155cc" style:text-underline-style="solid" style:text-underline-color="font-color"/>
    </style:style>
    <style:style style:name="T77_65" style:family="text"/>
    <style:style style:name="T77_66" style:family="text">
      <style:text-properties fo:color="#1155cc" style:text-underline-style="solid" style:text-underline-color="font-color"/>
    </style:style>
    <style:style style:name="T77_67" style:family="text"/>
    <style:style style:name="T77_68" style:family="text">
      <style:text-properties fo:color="#1155cc" style:text-underline-style="solid" style:text-underline-color="font-color"/>
    </style:style>
    <style:style style:name="T77_69" style:family="text"/>
    <style:style style:name="T77_70" style:family="text">
      <style:text-properties fo:color="#1155cc" style:text-underline-style="solid" style:text-underline-color="font-color"/>
    </style:style>
    <style:style style:name="T77_71" style:family="text"/>
    <style:style style:name="T77_72" style:family="text">
      <style:text-properties fo:color="#1155cc" style:text-underline-style="solid" style:text-underline-color="font-color"/>
    </style:style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>
      <style:text-properties fo:color="#1155cc" style:text-underline-style="solid" style:text-underline-color="font-color"/>
    </style:style>
    <style:style style:name="T77_78" style:family="text"/>
    <style:style style:name="T77_79" style:family="text">
      <style:text-properties fo:color="#1155cc" style:text-underline-style="solid" style:text-underline-color="font-color"/>
    </style:style>
    <style:style style:name="T77_80" style:family="text"/>
    <style:style style:name="T77_81" style:family="text">
      <style:text-properties fo:color="#1155cc" style:text-underline-style="solid" style:text-underline-color="font-color"/>
    </style:style>
    <style:style style:name="T77_82" style:family="text"/>
    <style:style style:name="T77_83" style:family="text">
      <style:text-properties fo:color="#1155cc" style:text-underline-style="solid" style:text-underline-color="font-color"/>
    </style:style>
    <style:style style:name="T77_84" style:family="text"/>
    <style:style style:name="T77_85" style:family="text">
      <style:text-properties fo:color="#1155cc" style:text-underline-style="solid" style:text-underline-color="font-color"/>
    </style:style>
    <style:style style:name="T77_86" style:family="text"/>
    <style:style style:name="T77_87" style:family="text">
      <style:text-properties fo:color="#1155cc" style:text-underline-style="solid" style:text-underline-color="font-color"/>
    </style:style>
    <style:style style:name="T77_88" style:family="text"/>
    <style:style style:name="T77_89" style:family="text">
      <style:text-properties fo:color="#1155cc" style:text-underline-style="solid" style:text-underline-color="font-color"/>
    </style:style>
    <style:style style:name="T77_90" style:family="text"/>
    <style:style style:name="T77_91" style:family="text">
      <style:text-properties fo:color="#1155cc" style:text-underline-style="solid" style:text-underline-color="font-color"/>
    </style:style>
    <style:style style:name="T77_92" style:family="text"/>
    <style:style style:name="T77_93" style:family="text">
      <style:text-properties fo:color="#1155cc" style:text-underline-style="solid" style:text-underline-color="font-color"/>
    </style:style>
    <style:style style:name="T77_94" style:family="text"/>
    <style:style style:name="T77_95" style:family="text">
      <style:text-properties fo:color="#1155cc" style:text-underline-style="solid" style:text-underline-color="font-color"/>
    </style:style>
    <style:style style:name="T77_96" style:family="text"/>
    <style:style style:name="T77_97" style:family="text">
      <style:text-properties fo:color="#1155cc" style:text-underline-style="solid" style:text-underline-color="font-color"/>
    </style:style>
    <style:style style:name="T77_98" style:family="text"/>
    <style:style style:name="T77_99" style:family="text">
      <style:text-properties fo:color="#1155cc" style:text-underline-style="solid" style:text-underline-color="font-color"/>
    </style:style>
    <style:style style:name="T77_100" style:family="text"/>
    <style:style style:name="T77_101" style:family="text">
      <style:text-properties fo:color="#1155cc" style:text-underline-style="solid" style:text-underline-color="font-color"/>
    </style:style>
    <style:style style:name="T77_102" style:family="text"/>
    <style:style style:name="T77_103" style:family="text">
      <style:text-properties fo:color="#1155cc" style:text-underline-style="solid" style:text-underline-color="font-color"/>
    </style:style>
    <style:style style:name="T77_104" style:family="text"/>
    <style:style style:name="T77_105" style:family="text">
      <style:text-properties fo:color="#1155cc" style:text-underline-style="solid" style:text-underline-color="font-color"/>
    </style:style>
    <style:style style:name="T77_106" style:family="text"/>
    <style:style style:name="T77_107" style:family="text">
      <style:text-properties fo:color="#1155cc" style:text-underline-style="solid" style:text-underline-color="font-color"/>
    </style:style>
    <style:style style:name="T77_108" style:family="text"/>
    <style:style style:name="T77_109" style:family="text">
      <style:text-properties fo:color="#1155cc" style:text-underline-style="solid" style:text-underline-color="font-color"/>
    </style:style>
    <style:style style:name="T77_110" style:family="text"/>
    <style:style style:name="T77_111" style:family="text">
      <style:text-properties fo:color="#1155cc" style:text-underline-style="solid" style:text-underline-color="font-color"/>
    </style:style>
    <style:style style:name="T77_112" style:family="text"/>
    <style:style style:name="T77_113" style:family="text">
      <style:text-properties fo:color="#1155cc" style:text-underline-style="solid" style:text-underline-color="font-color"/>
    </style:style>
    <style:style style:name="T77_114" style:family="text"/>
    <style:style style:name="T77_115" style:family="text">
      <style:text-properties fo:color="#1155cc" style:text-underline-style="solid" style:text-underline-color="font-color"/>
    </style:style>
    <style:style style:name="T77_116" style:family="text"/>
    <style:style style:name="T77_117" style:family="text">
      <style:text-properties fo:color="#1155cc" style:text-underline-style="solid" style:text-underline-color="font-color"/>
    </style:style>
    <style:style style:name="T77_118" style:family="text"/>
    <style:style style:name="T77_119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T79_21" style:family="text"/>
    <style:style style:name="T79_22" style:family="text">
      <style:text-properties fo:color="#1155cc" style:text-underline-style="solid" style:text-underline-color="font-color"/>
    </style:style>
    <style:style style:name="T79_23" style:family="text"/>
    <style:style style:name="T79_24" style:family="text">
      <style:text-properties fo:color="#1155cc" style:text-underline-style="solid" style:text-underline-color="font-color"/>
    </style:style>
    <style:style style:name="T79_25" style:family="text"/>
    <style:style style:name="T79_26" style:family="text">
      <style:text-properties fo:color="#1155cc" style:text-underline-style="solid" style:text-underline-color="font-color"/>
    </style:style>
    <style:style style:name="T79_27" style:family="text"/>
    <style:style style:name="T79_28" style:family="text">
      <style:text-properties fo:color="#1155cc" style:text-underline-style="solid" style:text-underline-color="font-color"/>
    </style:style>
    <style:style style:name="T79_29" style:family="text"/>
    <style:style style:name="T79_30" style:family="text">
      <style:text-properties fo:color="#1155cc" style:text-underline-style="solid" style:text-underline-color="font-color"/>
    </style:style>
    <style:style style:name="T79_31" style:family="text"/>
    <style:style style:name="T79_32" style:family="text">
      <style:text-properties fo:color="#1155cc" style:text-underline-style="solid" style:text-underline-color="font-color"/>
    </style:style>
    <style:style style:name="T79_33" style:family="text"/>
    <style:style style:name="T79_34" style:family="text">
      <style:text-properties fo:color="#1155cc" style:text-underline-style="solid" style:text-underline-color="font-color"/>
    </style:style>
    <style:style style:name="T79_35" style:family="text"/>
    <style:style style:name="T79_36" style:family="text">
      <style:text-properties fo:color="#1155cc" style:text-underline-style="solid" style:text-underline-color="font-color"/>
    </style:style>
    <style:style style:name="T79_37" style:family="text"/>
    <style:style style:name="T79_38" style:family="text">
      <style:text-properties fo:color="#1155cc" style:text-underline-style="solid" style:text-underline-color="font-color"/>
    </style:style>
    <style:style style:name="T79_39" style:family="text"/>
    <style:style style:name="T79_40" style:family="text">
      <style:text-properties fo:color="#1155cc" style:text-underline-style="solid" style:text-underline-color="font-color"/>
    </style:style>
    <style:style style:name="T79_41" style:family="text"/>
    <style:style style:name="T79_42" style:family="text">
      <style:text-properties fo:color="#1155cc" style:text-underline-style="solid" style:text-underline-color="font-color"/>
    </style:style>
    <style:style style:name="T79_43" style:family="text"/>
    <style:style style:name="T79_44" style:family="text">
      <style:text-properties fo:color="#1155cc" style:text-underline-style="solid" style:text-underline-color="font-color"/>
    </style:style>
    <style:style style:name="T79_45" style:family="text"/>
    <style:style style:name="T79_4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T80_19" style:family="text"/>
    <style:style style:name="T80_20" style:family="text">
      <style:text-properties fo:color="#1155cc" style:text-underline-style="solid" style:text-underline-color="font-color"/>
    </style:style>
    <style:style style:name="T80_21" style:family="text"/>
    <style:style style:name="T80_22" style:family="text">
      <style:text-properties fo:color="#1155cc" style:text-underline-style="solid" style:text-underline-color="font-color"/>
    </style:style>
    <style:style style:name="T80_23" style:family="text"/>
    <style:style style:name="T80_24" style:family="text">
      <style:text-properties fo:color="#1155cc" style:text-underline-style="solid" style:text-underline-color="font-color"/>
    </style:style>
    <style:style style:name="T80_25" style:family="text"/>
    <style:style style:name="T80_2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T82_21" style:family="text"/>
    <style:style style:name="T82_22" style:family="text">
      <style:text-properties fo:color="#1155cc" style:text-underline-style="solid" style:text-underline-color="font-color"/>
    </style:style>
    <style:style style:name="T82_23" style:family="text"/>
    <style:style style:name="T82_24" style:family="text">
      <style:text-properties fo:color="#1155cc" style:text-underline-style="solid" style:text-underline-color="font-color"/>
    </style:style>
    <style:style style:name="T82_25" style:family="text"/>
    <style:style style:name="T82_26" style:family="text">
      <style:text-properties fo:color="#1155cc" style:text-underline-style="solid" style:text-underline-color="font-color"/>
    </style:style>
    <style:style style:name="T82_27" style:family="text"/>
    <style:style style:name="T82_28" style:family="text">
      <style:text-properties fo:color="#1155cc" style:text-underline-style="solid" style:text-underline-color="font-color"/>
    </style:style>
    <style:style style:name="T82_29" style:family="text"/>
    <style:style style:name="T82_30" style:family="text">
      <style:text-properties fo:color="#1155cc" style:text-underline-style="solid" style:text-underline-color="font-color"/>
    </style:style>
    <style:style style:name="T82_31" style:family="text"/>
    <style:style style:name="T82_32" style:family="text">
      <style:text-properties fo:color="#1155cc" style:text-underline-style="solid" style:text-underline-color="font-color"/>
    </style:style>
    <style:style style:name="T82_33" style:family="text"/>
    <style:style style:name="T82_34" style:family="text">
      <style:text-properties fo:color="#1155cc" style:text-underline-style="solid" style:text-underline-color="font-color"/>
    </style:style>
    <style:style style:name="T82_35" style:family="text"/>
    <style:style style:name="T82_36" style:family="text">
      <style:text-properties fo:color="#1155cc" style:text-underline-style="solid" style:text-underline-color="font-color"/>
    </style:style>
    <style:style style:name="T82_37" style:family="text"/>
    <style:style style:name="T82_38" style:family="text">
      <style:text-properties fo:color="#1155cc" style:text-underline-style="solid" style:text-underline-color="font-color"/>
    </style:style>
    <style:style style:name="T82_39" style:family="text"/>
    <style:style style:name="T82_40" style:family="text">
      <style:text-properties fo:color="#1155cc" style:text-underline-style="solid" style:text-underline-color="font-color"/>
    </style:style>
    <style:style style:name="T82_41" style:family="text"/>
    <style:style style:name="T82_42" style:family="text">
      <style:text-properties fo:color="#1155cc" style:text-underline-style="solid" style:text-underline-color="font-color"/>
    </style:style>
    <style:style style:name="T82_43" style:family="text"/>
    <style:style style:name="T82_44" style:family="text">
      <style:text-properties fo:color="#1155cc" style:text-underline-style="solid" style:text-underline-color="font-color"/>
    </style:style>
    <style:style style:name="T82_45" style:family="text"/>
    <style:style style:name="T82_46" style:family="text">
      <style:text-properties fo:color="#1155cc" style:text-underline-style="solid" style:text-underline-color="font-color"/>
    </style:style>
    <style:style style:name="T82_47" style:family="text"/>
    <style:style style:name="T82_48" style:family="text">
      <style:text-properties fo:color="#1155cc" style:text-underline-style="solid" style:text-underline-color="font-color"/>
    </style:style>
    <style:style style:name="T82_49" style:family="text"/>
    <style:style style:name="T82_50" style:family="text">
      <style:text-properties fo:color="#1155cc" style:text-underline-style="solid" style:text-underline-color="font-color"/>
    </style:style>
    <style:style style:name="T82_51" style:family="text"/>
    <style:style style:name="T82_52" style:family="text">
      <style:text-properties fo:color="#1155cc" style:text-underline-style="solid" style:text-underline-color="font-color"/>
    </style:style>
    <style:style style:name="T82_53" style:family="text"/>
    <style:style style:name="T82_54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T83_25" style:family="text"/>
    <style:style style:name="T83_26" style:family="text">
      <style:text-properties fo:color="#1155cc" style:text-underline-style="solid" style:text-underline-color="font-color"/>
    </style:style>
    <style:style style:name="T83_27" style:family="text"/>
    <style:style style:name="T83_28" style:family="text">
      <style:text-properties fo:color="#1155cc" style:text-underline-style="solid" style:text-underline-color="font-color"/>
    </style:style>
    <style:style style:name="T83_29" style:family="text"/>
    <style:style style:name="T83_30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T85_21" style:family="text"/>
    <style:style style:name="T85_22" style:family="text">
      <style:text-properties fo:color="#1155cc" style:text-underline-style="solid" style:text-underline-color="font-color"/>
    </style:style>
    <style:style style:name="T85_23" style:family="text"/>
    <style:style style:name="T85_24" style:family="text">
      <style:text-properties fo:color="#1155cc" style:text-underline-style="solid" style:text-underline-color="font-color"/>
    </style:style>
    <style:style style:name="T85_25" style:family="text"/>
    <style:style style:name="T85_26" style:family="text">
      <style:text-properties fo:color="#1155cc" style:text-underline-style="solid" style:text-underline-color="font-color"/>
    </style:style>
    <style:style style:name="T85_27" style:family="text"/>
    <style:style style:name="T85_28" style:family="text">
      <style:text-properties fo:color="#1155cc" style:text-underline-style="solid" style:text-underline-color="font-color"/>
    </style:style>
    <style:style style:name="T85_29" style:family="text"/>
    <style:style style:name="T85_30" style:family="text">
      <style:text-properties fo:color="#1155cc" style:text-underline-style="solid" style:text-underline-color="font-color"/>
    </style:style>
    <style:style style:name="T85_31" style:family="text"/>
    <style:style style:name="T85_32" style:family="text">
      <style:text-properties fo:color="#1155cc" style:text-underline-style="solid" style:text-underline-color="font-color"/>
    </style:style>
    <style:style style:name="T85_33" style:family="text"/>
    <style:style style:name="T85_34" style:family="text">
      <style:text-properties fo:color="#1155cc" style:text-underline-style="solid" style:text-underline-color="font-color"/>
    </style:style>
    <style:style style:name="T85_35" style:family="text"/>
    <style:style style:name="T85_36" style:family="text">
      <style:text-properties fo:color="#1155cc" style:text-underline-style="solid" style:text-underline-color="font-color"/>
    </style:style>
    <style:style style:name="T85_37" style:family="text"/>
    <style:style style:name="T85_38" style:family="text">
      <style:text-properties fo:color="#1155cc" style:text-underline-style="solid" style:text-underline-color="font-color"/>
    </style:style>
    <style:style style:name="T85_39" style:family="text"/>
    <style:style style:name="T85_40" style:family="text">
      <style:text-properties fo:color="#1155cc" style:text-underline-style="solid" style:text-underline-color="font-color"/>
    </style:style>
    <style:style style:name="T85_41" style:family="text"/>
    <style:style style:name="T85_42" style:family="text">
      <style:text-properties fo:color="#1155cc" style:text-underline-style="solid" style:text-underline-color="font-color"/>
    </style:style>
    <style:style style:name="T85_43" style:family="text"/>
    <style:style style:name="T85_44" style:family="text">
      <style:text-properties fo:color="#1155cc" style:text-underline-style="solid" style:text-underline-color="font-color"/>
    </style:style>
    <style:style style:name="T85_45" style:family="text"/>
    <style:style style:name="T85_46" style:family="text">
      <style:text-properties fo:color="#1155cc" style:text-underline-style="solid" style:text-underline-color="font-color"/>
    </style:style>
    <style:style style:name="T85_47" style:family="text"/>
    <style:style style:name="T85_48" style:family="text">
      <style:text-properties fo:color="#1155cc" style:text-underline-style="solid" style:text-underline-color="font-color"/>
    </style:style>
    <style:style style:name="T85_49" style:family="text"/>
    <style:style style:name="T85_50" style:family="text">
      <style:text-properties fo:color="#1155cc" style:text-underline-style="solid" style:text-underline-color="font-color"/>
    </style:style>
    <style:style style:name="T85_51" style:family="text"/>
    <style:style style:name="T85_52" style:family="text">
      <style:text-properties fo:color="#1155cc" style:text-underline-style="solid" style:text-underline-color="font-color"/>
    </style:style>
    <style:style style:name="T85_53" style:family="text"/>
    <style:style style:name="T85_54" style:family="text">
      <style:text-properties fo:color="#1155cc" style:text-underline-style="solid" style:text-underline-color="font-color"/>
    </style:style>
    <style:style style:name="T85_55" style:family="text"/>
    <style:style style:name="T85_56" style:family="text">
      <style:text-properties fo:color="#1155cc" style:text-underline-style="solid" style:text-underline-color="font-color"/>
    </style:style>
    <style:style style:name="T85_57" style:family="text"/>
    <style:style style:name="T85_58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</office:automatic-styles>
  <office:body>
    <office:text>
      <text:p text:style-name="P1"><text:span text:style-name="T1_1">Starość</text:span><text:span text:style-name="T1_2"><text:s/></text:span><text:span text:style-name="T1_3">nie</text:span><text:span text:style-name="T1_4"><text:s/></text:span><text:span text:style-name="T1_5">radość</text:span></text:p>
      <text:p text:style-name="P2"><text:span text:style-name="T2_1"><text:s/></text:span></text:p>
      <text:p text:style-name="P3"><text:span text:style-name="T3_1">Młodość</text:span><text:span text:style-name="T3_2"><text:s/></text:span><text:span text:style-name="T3_3">nie</text:span><text:span text:style-name="T3_4"><text:s/></text:span><text:span text:style-name="T3_5">wieczność</text:span><text:span text:style-name="T3_6">,<text:s/></text:span><text:span text:style-name="T3_7">śmierć</text:span><text:span text:style-name="T3_8"><text:s/></text:span><text:span text:style-name="T3_9">nie</text:span><text:span text:style-name="T3_10"><text:s/></text:span><text:span text:style-name="T3_11">wesele</text:span><text:span text:style-name="T3_12">.<text:s/></text:span><text:span text:style-name="T3_13">Pomimo</text:span><text:span text:style-name="T3_14"><text:s/></text:span><text:span text:style-name="T3_15">wypływającej</text:span><text:span text:style-name="T3_16"><text:s/></text:span><text:span text:style-name="T3_17">z</text:span><text:span text:style-name="T3_18"><text:s/></text:span><text:span text:style-name="T3_19">tego</text:span><text:span text:style-name="T3_20"><text:s/></text:span><text:span text:style-name="T3_21">stwierdzenia</text:span><text:span text:style-name="T3_22"><text:s/></text:span><text:span text:style-name="T3_23">przesady</text:span><text:span text:style-name="T3_24"><text:s/></text:span><text:span text:style-name="T3_25">coraz</text:span><text:span text:style-name="T3_26"><text:s/></text:span><text:span text:style-name="T3_27">trudniej</text:span><text:span text:style-name="T3_28"><text:s/></text:span><text:span text:style-name="T3_29">ignorować</text:span><text:span text:style-name="T3_30"><text:s/></text:span><text:span text:style-name="T3_31">fakt</text:span><text:span text:style-name="T3_32">,<text:s/></text:span><text:span text:style-name="T3_33">że</text:span><text:span text:style-name="T3_34"><text:s/></text:span><text:span text:style-name="T3_35">fandom</text:span><text:span text:style-name="T3_36"><text:s/></text:span><text:span text:style-name="T3_37">strasznie</text:span><text:span text:style-name="T3_38"><text:s/></text:span><text:span text:style-name="T3_39">się</text:span><text:span text:style-name="T3_40"><text:s/></text:span><text:span text:style-name="T3_41">zestarzał</text:span><text:span text:style-name="T3_42">.<text:s/></text:span><text:span text:style-name="T3_43">Czy</text:span><text:span text:style-name="T3_44"><text:s/></text:span><text:span text:style-name="T3_45">to</text:span><text:span text:style-name="T3_46"><text:s/></text:span><text:span text:style-name="T3_47">źle</text:span><text:span text:style-name="T3_48">?<text:s/></text:span><text:span text:style-name="T3_49">Trudno</text:span><text:span text:style-name="T3_50"><text:s/></text:span><text:span text:style-name="T3_51">powiedzieć</text:span><text:span text:style-name="T3_52">,<text:s/></text:span><text:span text:style-name="T3_53">jednak</text:span><text:span text:style-name="T3_54"><text:s/></text:span><text:span text:style-name="T3_55">na</text:span><text:span text:style-name="T3_56"><text:s/></text:span><text:span text:style-name="T3_57">pewno</text:span><text:span text:style-name="T3_58"><text:s/></text:span><text:span text:style-name="T3_59">jest</text:span><text:span text:style-name="T3_60"><text:s/></text:span><text:span text:style-name="T3_61">inaczej</text:span><text:span text:style-name="T3_62">,<text:s/></text:span><text:span text:style-name="T3_63">więc</text:span><text:span text:style-name="T3_64"><text:s/></text:span><text:span text:style-name="T3_65">naturalnym</text:span><text:span text:style-name="T3_66"><text:s/></text:span><text:span text:style-name="T3_67">będzie</text:span><text:span text:style-name="T3_68"><text:s/></text:span><text:span text:style-name="T3_69">przystosowanie</text:span><text:span text:style-name="T3_70"><text:s/></text:span><text:span text:style-name="T3_71">się</text:span><text:span text:style-name="T3_72"><text:s/></text:span><text:span text:style-name="T3_73">do</text:span><text:span text:style-name="T3_74"><text:s/></text:span><text:span text:style-name="T3_75">nowej</text:span><text:span text:style-name="T3_76"><text:s/></text:span><text:span text:style-name="T3_77">sytuacji</text:span><text:span text:style-name="T3_78">.<text:s/></text:span><text:span text:style-name="T3_79">Zależy</text:span><text:span text:style-name="T3_80"><text:s/></text:span><text:span text:style-name="T3_81">od</text:span><text:span text:style-name="T3_82"><text:s/></text:span><text:span text:style-name="T3_83">tego</text:span><text:span text:style-name="T3_84"><text:s/></text:span><text:span text:style-name="T3_85">więcej</text:span><text:span text:style-name="T3_86">,<text:s/></text:span><text:span text:style-name="T3_87">niż</text:span><text:span text:style-name="T3_88"><text:s/></text:span><text:span text:style-name="T3_89">możemy</text:span><text:span text:style-name="T3_90"><text:s/></text:span><text:span text:style-name="T3_91">przypuszczać</text:span><text:span text:style-name="T3_92">.</text:span></text:p>
      <text:p text:style-name="P4"/>
      <text:p text:style-name="P5"><text:span text:style-name="T5_1">Nie</text:span><text:span text:style-name="T5_2"><text:s/></text:span><text:span text:style-name="T5_3">jestem</text:span><text:span text:style-name="T5_4"><text:s/></text:span><text:span text:style-name="T5_5">specjalnym</text:span><text:span text:style-name="T5_6"><text:s/></text:span><text:span text:style-name="T5_7">fanem</text:span><text:span text:style-name="T5_8"><text:s/></text:span><text:span text:style-name="T5_9">apokaliptycznych</text:span><text:span text:style-name="T5_10"><text:s/></text:span><text:span text:style-name="T5_11">teorii</text:span><text:span text:style-name="T5_12"><text:s/></text:span><text:span text:style-name="T5_13">o</text:span><text:span text:style-name="T5_14"><text:s/></text:span><text:span text:style-name="T5_15">końcu</text:span><text:span text:style-name="T5_16"><text:s/></text:span><text:span text:style-name="T5_17">świata</text:span><text:span text:style-name="T5_18"><text:s/></text:span><text:span text:style-name="T5_19">lub</text:span><text:span text:style-name="T5_20">,<text:s/></text:span><text:span text:style-name="T5_21">co</text:span><text:span text:style-name="T5_22"><text:s/></text:span><text:span text:style-name="T5_23">gorsza</text:span><text:span text:style-name="T5_24">,<text:s/></text:span><text:span text:style-name="T5_25">końcu</text:span><text:span text:style-name="T5_26"><text:s/></text:span><text:span text:style-name="T5_27">fandomu</text:span><text:span text:style-name="T5_28">.<text:s/></text:span><text:span text:style-name="T5_29">Tak</text:span><text:span text:style-name="T5_30"><text:s/></text:span><text:span text:style-name="T5_31">długo</text:span><text:span text:style-name="T5_32"><text:s/></text:span><text:span text:style-name="T5_33">jak</text:span><text:span text:style-name="T5_34"><text:s/></text:span><text:span text:style-name="T5_35">istnieją</text:span><text:span text:style-name="T5_36"><text:s/></text:span><text:span text:style-name="T5_37">ludzie</text:span><text:span text:style-name="T5_38"><text:s/></text:span><text:span text:style-name="T5_39">oglądający</text:span><text:span text:style-name="T5_40"><text:s/></text:span><text:span text:style-name="T5_41">kucyki</text:span><text:span text:style-name="T5_42"><text:s/></text:span><text:span text:style-name="T5_43">integrujący</text:span><text:span text:style-name="T5_44"><text:s/></text:span><text:span text:style-name="T5_45">się</text:span><text:span text:style-name="T5_46"><text:s/></text:span><text:span text:style-name="T5_47">z</text:span><text:span text:style-name="T5_48"><text:s/></text:span><text:span text:style-name="T5_49">innymi</text:span><text:span text:style-name="T5_50"><text:s/></text:span><text:span text:style-name="T5_51">ludźmi</text:span><text:span text:style-name="T5_52"><text:s/></text:span><text:span text:style-name="T5_53">oglądającymi</text:span><text:span text:style-name="T5_54"><text:s/></text:span><text:span text:style-name="T5_55">kucyki</text:span><text:span text:style-name="T5_56"><text:s/></text:span><text:span text:style-name="T5_57">w</text:span><text:span text:style-name="T5_58"><text:s/></text:span><text:span text:style-name="T5_59">celu</text:span><text:span text:style-name="T5_60"><text:s/></text:span><text:span text:style-name="T5_61">wspólnego</text:span><text:span text:style-name="T5_62"><text:s/></text:span><text:span text:style-name="T5_63">robienia</text:span><text:span text:style-name="T5_64">…<text:s/></text:span><text:span text:style-name="T5_65">czegokolwiek</text:span><text:span text:style-name="T5_66"><text:s/></text:span><text:span text:style-name="T5_67">związanego</text:span><text:span text:style-name="T5_68"><text:s/></text:span><text:span text:style-name="T5_69">z</text:span><text:span text:style-name="T5_70"><text:s/></text:span><text:span text:style-name="T5_71">kucykami</text:span><text:span text:style-name="T5_72">,<text:s/></text:span><text:span text:style-name="T5_73">fandom</text:span><text:span text:style-name="T5_74"><text:s/></text:span><text:span text:style-name="T5_75">przeżyje</text:span><text:span text:style-name="T5_76">.<text:s/></text:span><text:span text:style-name="T5_77">Znacznie</text:span><text:span text:style-name="T5_78"><text:s/></text:span><text:span text:style-name="T5_79">mniejsze</text:span><text:span text:style-name="T5_80"><text:s/></text:span><text:span text:style-name="T5_81">i</text:span><text:span text:style-name="T5_82"><text:s/></text:span><text:span text:style-name="T5_83">starsze</text:span><text:span text:style-name="T5_84"><text:s/></text:span><text:span text:style-name="T5_85">społeczności</text:span><text:span text:style-name="T5_86"><text:s/></text:span><text:span text:style-name="T5_87">wciąż</text:span><text:span text:style-name="T5_88"><text:s/></text:span><text:span text:style-name="T5_89">mają</text:span><text:span text:style-name="T5_90"><text:s/></text:span><text:span text:style-name="T5_91">wiele</text:span><text:span text:style-name="T5_92"><text:s/></text:span><text:span text:style-name="T5_93">do</text:span><text:span text:style-name="T5_94"><text:s/></text:span><text:span text:style-name="T5_95">powiedzenia</text:span><text:span text:style-name="T5_96">,<text:s/></text:span><text:span text:style-name="T5_97">więc</text:span><text:span text:style-name="T5_98"><text:s/></text:span><text:span text:style-name="T5_99">dlaczego</text:span><text:span text:style-name="T5_100"><text:s/></text:span><text:span text:style-name="T5_101">akurat</text:span><text:span text:style-name="T5_102"><text:s/></text:span><text:span text:style-name="T5_103">nasza</text:span><text:span text:style-name="T5_104"><text:s/></text:span><text:span text:style-name="T5_105">miałaby</text:span><text:span text:style-name="T5_106"><text:s/></text:span><text:span text:style-name="T5_107">spektakularnie</text:span><text:span text:style-name="T5_108"><text:s/></text:span><text:span text:style-name="T5_109">upaść</text:span><text:span text:style-name="T5_110">?</text:span></text:p>
      <text:p text:style-name="P6"/>
      <text:p text:style-name="P7"><text:span text:style-name="T7_1">Na</text:span><text:span text:style-name="T7_2"><text:s/></text:span><text:span text:style-name="T7_3">nasze</text:span><text:span text:style-name="T7_4"><text:s/></text:span><text:span text:style-name="T7_5">nieszczęście</text:span><text:span text:style-name="T7_6"><text:s/></text:span><text:span text:style-name="T7_7">nie</text:span><text:span text:style-name="T7_8"><text:s/></text:span><text:span text:style-name="T7_9">oznacza</text:span><text:span text:style-name="T7_10"><text:s/></text:span><text:span text:style-name="T7_11">to</text:span><text:span text:style-name="T7_12">,<text:s/></text:span><text:span text:style-name="T7_13">że</text:span><text:span text:style-name="T7_14"><text:s/></text:span><text:span text:style-name="T7_15">złoty</text:span><text:span text:style-name="T7_16"><text:s/></text:span><text:span text:style-name="T7_17">wiek</text:span><text:span text:style-name="T7_18"><text:s/></text:span><text:span text:style-name="T7_19">będzie</text:span><text:span text:style-name="T7_20"><text:s/></text:span><text:span text:style-name="T7_21">trwał</text:span><text:span text:style-name="T7_22"><text:s/></text:span><text:span text:style-name="T7_23">wiecznie</text:span><text:span text:style-name="T7_24">.<text:s/></text:span><text:span text:style-name="T7_25">Nie</text:span><text:span text:style-name="T7_26">,<text:s/></text:span><text:span text:style-name="T7_27">nie</text:span><text:span text:style-name="T7_28"><text:s/></text:span><text:span text:style-name="T7_29">będzie</text:span><text:span text:style-name="T7_30">.<text:s/></text:span><text:span text:style-name="T7_31">W</text:span><text:span text:style-name="T7_32"><text:s/></text:span><text:span text:style-name="T7_33">żadnym</text:span><text:span text:style-name="T7_34"><text:s/></text:span><text:span text:style-name="T7_35">razie</text:span><text:span text:style-name="T7_36"><text:s/></text:span><text:span text:style-name="T7_37">jednak</text:span><text:span text:style-name="T7_38"><text:s/></text:span><text:span text:style-name="T7_39">nie</text:span><text:span text:style-name="T7_40"><text:s/></text:span><text:span text:style-name="T7_41">dojdzie</text:span><text:span text:style-name="T7_42"><text:s/></text:span><text:span text:style-name="T7_43">do</text:span><text:span text:style-name="T7_44"><text:s/></text:span><text:span text:style-name="T7_45">żadnego</text:span><text:span text:style-name="T7_46"><text:s/></text:span><text:span text:style-name="T7_47">rodzaju</text:span><text:span text:style-name="T7_48"><text:s/></text:span><text:span text:style-name="T7_49">apokalipsy</text:span><text:span text:style-name="T7_50">,<text:s/></text:span><text:span text:style-name="T7_51">śmierci</text:span><text:span text:style-name="T7_52"><text:s/></text:span><text:span text:style-name="T7_53">lub</text:span><text:span text:style-name="T7_54"><text:s/></text:span><text:span text:style-name="T7_55">widowiskowego</text:span><text:span text:style-name="T7_56"><text:s/></text:span><text:span text:style-name="T7_57">zmierzchu</text:span><text:span text:style-name="T7_58">,<text:s/></text:span><text:span text:style-name="T7_59">a</text:span><text:span text:style-name="T7_60"><text:s/></text:span><text:span text:style-name="T7_61">jeśli</text:span><text:span text:style-name="T7_62"><text:s/></text:span><text:span text:style-name="T7_63">jakimś</text:span><text:span text:style-name="T7_64"><text:s/></text:span><text:span text:style-name="T7_65">cudem</text:span><text:span text:style-name="T7_66"><text:s/></text:span><text:span text:style-name="T7_67">coś</text:span><text:span text:style-name="T7_68"><text:s/></text:span><text:span text:style-name="T7_69">takiego</text:span><text:span text:style-name="T7_70"><text:s/></text:span><text:span text:style-name="T7_71">by</text:span><text:span text:style-name="T7_72"><text:s/></text:span><text:span text:style-name="T7_73">się</text:span><text:span text:style-name="T7_74"><text:s/></text:span><text:span text:style-name="T7_75">stało</text:span><text:span text:style-name="T7_76">,<text:s/></text:span><text:span text:style-name="T7_77">będzie</text:span><text:span text:style-name="T7_78"><text:s/></text:span><text:span text:style-name="T7_79">to</text:span><text:span text:style-name="T7_80"><text:s/></text:span><text:span text:style-name="T7_81">już</text:span><text:span text:style-name="T7_82"><text:s/></text:span><text:span text:style-name="T7_83">tylko</text:span><text:span text:style-name="T7_84"><text:s/></text:span><text:span text:style-name="T7_85">skutek</text:span><text:span text:style-name="T7_86">,<text:s/></text:span><text:span text:style-name="T7_87">a</text:span><text:span text:style-name="T7_88"><text:s/></text:span><text:span text:style-name="T7_89">nie</text:span><text:span text:style-name="T7_90"><text:s/></text:span><text:span text:style-name="T7_91">przyczyna</text:span><text:span text:style-name="T7_92">.<text:s/></text:span><text:span text:style-name="T7_93">Edmund</text:span><text:span text:style-name="T7_94"><text:s/></text:span><text:span text:style-name="T7_95">Husserl</text:span><text:span text:style-name="T7_96">,<text:s/></text:span><text:span text:style-name="T7_97">filozof</text:span><text:span text:style-name="T7_98"><text:s/></text:span><text:span text:style-name="T7_99">z</text:span><text:span text:style-name="T7_100"><text:s/></text:span><text:span text:style-name="T7_101">nurtu</text:span><text:span text:style-name="T7_102"><text:s/></text:span><text:span text:style-name="T7_103">fenomenologów</text:span><text:span text:style-name="T7_104"><text:s/></text:span><text:span text:style-name="T7_105">powiedział</text:span><text:span text:style-name="T7_106">:<text:s/>„</text:span><text:span text:style-name="T7_107">Największym</text:span><text:span text:style-name="T7_108"><text:s/></text:span><text:span text:style-name="T7_109">niebezpieczeństwem</text:span><text:span text:style-name="T7_110"><text:s/></text:span><text:span text:style-name="T7_111">dla</text:span><text:span text:style-name="T7_112"><text:s/></text:span><text:span text:style-name="T7_113">Europy</text:span><text:span text:style-name="T7_114"><text:s/></text:span><text:span text:style-name="T7_115">jest</text:span><text:span text:style-name="T7_116"><text:s/></text:span><text:span text:style-name="T7_117">zmęczenie</text:span><text:span text:style-name="T7_118">”.<text:s/></text:span><text:span text:style-name="T7_119">Nic</text:span><text:span text:style-name="T7_120"><text:s/></text:span><text:span text:style-name="T7_121">dodać</text:span><text:span text:style-name="T7_122">,<text:s/></text:span><text:span text:style-name="T7_123">nic</text:span><text:span text:style-name="T7_124"><text:s/></text:span><text:span text:style-name="T7_125">ująć</text:span><text:span text:style-name="T7_126">.<text:s/></text:span><text:span text:style-name="T7_127">Fandom</text:span><text:span text:style-name="T7_128"><text:s/></text:span><text:span text:style-name="T7_129">jako</text:span><text:span text:style-name="T7_130"><text:s/></text:span><text:span text:style-name="T7_131">zbiorowość</text:span><text:span text:style-name="T7_132"><text:s/></text:span><text:span text:style-name="T7_133">rządzi</text:span><text:span text:style-name="T7_134"><text:s/></text:span><text:span text:style-name="T7_135">się</text:span><text:span text:style-name="T7_136"><text:s/></text:span><text:span text:style-name="T7_137">podobnymi</text:span><text:span text:style-name="T7_138"><text:s/></text:span><text:span text:style-name="T7_139">prawami</text:span><text:span text:style-name="T7_140">.<text:s/></text:span><text:span text:style-name="T7_141">Przede</text:span><text:span text:style-name="T7_142"><text:s/></text:span><text:span text:style-name="T7_143">wszystkim</text:span><text:span text:style-name="T7_144"><text:s/></text:span><text:span text:style-name="T7_145">zmęczenie</text:span><text:span text:style-name="T7_146">,<text:s/></text:span><text:span text:style-name="T7_147">obojętność</text:span><text:span text:style-name="T7_148"><text:s/></text:span><text:span text:style-name="T7_149">i</text:span><text:span text:style-name="T7_150"><text:s/></text:span><text:span text:style-name="T7_151">przesyt</text:span><text:span text:style-name="T7_152"><text:s/></text:span><text:span text:style-name="T7_153">stały</text:span><text:span text:style-name="T7_154"><text:s/></text:span><text:span text:style-name="T7_155">się</text:span><text:span text:style-name="T7_156"><text:s/></text:span><text:span text:style-name="T7_157">naszym</text:span><text:span text:style-name="T7_158"><text:s/></text:span><text:span text:style-name="T7_159">arszenikiem</text:span><text:span text:style-name="T7_160">.<text:s/></text:span><text:span text:style-name="T7_161">Dlaczego</text:span><text:span text:style-name="T7_162"><text:s/></text:span><text:span text:style-name="T7_163">powiedziałem</text:span><text:span text:style-name="T7_164"><text:s/></text:span><text:span text:style-name="T7_165">to</text:span><text:span text:style-name="T7_166"><text:s/></text:span><text:span text:style-name="T7_167">w</text:span><text:span text:style-name="T7_168"><text:s/></text:span><text:span text:style-name="T7_169">czasie</text:span><text:span text:style-name="T7_170"><text:s/></text:span><text:span text:style-name="T7_171">przeszłym</text:span><text:span text:style-name="T7_172">?<text:s/></text:span><text:span text:style-name="T7_173">Bowiem</text:span><text:span text:style-name="T7_174"><text:s/></text:span><text:span text:style-name="T7_175">to</text:span><text:span text:style-name="T7_176"><text:s/></text:span><text:span text:style-name="T7_177">nie</text:span><text:span text:style-name="T7_178"><text:s/></text:span><text:span text:style-name="T7_179">widmo</text:span><text:span text:style-name="T7_180"><text:s/></text:span><text:span text:style-name="T7_181">przyszłości</text:span><text:span text:style-name="T7_182">,<text:s/></text:span><text:span text:style-name="T7_183">a</text:span><text:span text:style-name="T7_184"><text:s/></text:span><text:span text:style-name="T7_185">proces</text:span><text:span text:style-name="T7_186"><text:s/></text:span><text:span text:style-name="T7_187">ciągły</text:span><text:span text:style-name="T7_188"><text:s/></text:span><text:span text:style-name="T7_189">i</text:span><text:span text:style-name="T7_190"><text:s/></text:span><text:span text:style-name="T7_191">długotrwały</text:span><text:span text:style-name="T7_192">,<text:s/></text:span><text:span text:style-name="T7_193">dziejący</text:span><text:span text:style-name="T7_194"><text:s/></text:span><text:span text:style-name="T7_195">się</text:span><text:span text:style-name="T7_196"><text:s/></text:span><text:span text:style-name="T7_197">na</text:span><text:span text:style-name="T7_198"><text:s/></text:span><text:span text:style-name="T7_199">naszych</text:span><text:span text:style-name="T7_200"><text:s/></text:span><text:span text:style-name="T7_201">oczach</text:span><text:span text:style-name="T7_202">.</text:span></text:p>
      <text:p text:style-name="P8"/>
      <text:p text:style-name="P9"><text:span text:style-name="T9_1">Roztaczam</text:span><text:span text:style-name="T9_2"><text:s/></text:span><text:span text:style-name="T9_3">bardzo</text:span><text:span text:style-name="T9_4"><text:s/></text:span><text:span text:style-name="T9_5">pesymistyczne</text:span><text:span text:style-name="T9_6"><text:s/></text:span><text:span text:style-name="T9_7">wizje</text:span><text:span text:style-name="T9_8">,<text:s/></text:span><text:span text:style-name="T9_9">ale</text:span><text:span text:style-name="T9_10"><text:s/></text:span><text:span text:style-name="T9_11">jeśli</text:span><text:span text:style-name="T9_12"><text:s/></text:span><text:span text:style-name="T9_13">do</text:span><text:span text:style-name="T9_14"><text:s/></text:span><text:span text:style-name="T9_15">wyboru</text:span><text:span text:style-name="T9_16"><text:s/></text:span><text:span text:style-name="T9_17">mamy</text:span><text:span text:style-name="T9_18"><text:s/></text:span><text:span text:style-name="T9_19">zacisnąć</text:span><text:span text:style-name="T9_20"><text:s/></text:span><text:span text:style-name="T9_21">zęby</text:span><text:span text:style-name="T9_22">,<text:s/></text:span><text:span text:style-name="T9_23">pogodzić</text:span><text:span text:style-name="T9_24"><text:s/></text:span><text:span text:style-name="T9_25">się</text:span><text:span text:style-name="T9_26"><text:s/></text:span><text:span text:style-name="T9_27">z</text:span><text:span text:style-name="T9_28"><text:s/></text:span><text:span text:style-name="T9_29">faktami</text:span><text:span text:style-name="T9_30"><text:s/></text:span><text:span text:style-name="T9_31">i</text:span><text:span text:style-name="T9_32"><text:s/></text:span><text:span text:style-name="T9_33">zrobić</text:span><text:span text:style-name="T9_34"><text:s/></text:span><text:span text:style-name="T9_35">cokolwiek</text:span><text:span text:style-name="T9_36"><text:s/></text:span><text:span text:style-name="T9_37">lub</text:span><text:span text:style-name="T9_38"><text:s/></text:span><text:span text:style-name="T9_39">wręcz</text:span><text:span text:style-name="T9_40"><text:s/></text:span><text:span text:style-name="T9_41">przeciwnie</text:span><text:span text:style-name="T9_42">,<text:s/></text:span><text:span text:style-name="T9_43">udawać</text:span><text:span text:style-name="T9_44">,<text:s/></text:span><text:span text:style-name="T9_45">że</text:span><text:span text:style-name="T9_46"><text:s/></text:span><text:span text:style-name="T9_47">wszystko</text:span><text:span text:style-name="T9_48"><text:s/></text:span><text:span text:style-name="T9_49">jest</text:span><text:span text:style-name="T9_50"><text:s/></text:span><text:span text:style-name="T9_51">w</text:span><text:span text:style-name="T9_52"><text:s/></text:span><text:span text:style-name="T9_53">najlepszym</text:span><text:span text:style-name="T9_54"><text:s/></text:span><text:span text:style-name="T9_55">porządku</text:span><text:span text:style-name="T9_56">,<text:s/></text:span><text:span text:style-name="T9_57">nie</text:span><text:span text:style-name="T9_58"><text:s/></text:span><text:span text:style-name="T9_59">będę</text:span><text:span text:style-name="T9_60"><text:s/></text:span><text:span text:style-name="T9_61">się</text:span><text:span text:style-name="T9_62"><text:s/></text:span><text:span text:style-name="T9_63">zastanawiał</text:span><text:span text:style-name="T9_64"><text:s/></text:span><text:span text:style-name="T9_65">długo</text:span><text:span text:style-name="T9_66">.<text:s/></text:span><text:span text:style-name="T9_67">Możemy</text:span><text:span text:style-name="T9_68"><text:s/></text:span><text:span text:style-name="T9_69">przekonywać</text:span><text:span text:style-name="T9_70"><text:s/></text:span><text:span text:style-name="T9_71">się</text:span><text:span text:style-name="T9_72">,<text:s/></text:span><text:span text:style-name="T9_73">że</text:span><text:span text:style-name="T9_74"><text:s/></text:span><text:span text:style-name="T9_75">świeżo</text:span><text:span text:style-name="T9_76"><text:s/></text:span><text:span text:style-name="T9_77">odcięta</text:span><text:span text:style-name="T9_78"><text:s/></text:span><text:span text:style-name="T9_79">ręka</text:span><text:span text:style-name="T9_80"><text:s/></text:span><text:span text:style-name="T9_81">to</text:span><text:span text:style-name="T9_82"><text:s/></text:span><text:span text:style-name="T9_83">dla</text:span><text:span text:style-name="T9_84"><text:s/></text:span><text:span text:style-name="T9_85">nas</text:span><text:span text:style-name="T9_86"><text:s/></text:span><text:span text:style-name="T9_87">tylko</text:span><text:span text:style-name="T9_88"><text:s/></text:span><text:span text:style-name="T9_89">draśnięcie</text:span><text:span text:style-name="T9_90"><text:s/></text:span><text:span text:style-name="T9_91">albo</text:span><text:span text:style-name="T9_92"><text:s/></text:span><text:span text:style-name="T9_93">ruszyć</text:span><text:span text:style-name="T9_94"><text:s/></text:span><text:span text:style-name="T9_95">z</text:span><text:span text:style-name="T9_96"><text:s/></text:span><text:span text:style-name="T9_97">nią</text:span><text:span text:style-name="T9_98"><text:s/></text:span><text:span text:style-name="T9_99">do</text:span><text:span text:style-name="T9_100"><text:s/></text:span><text:span text:style-name="T9_101">najbliższego</text:span><text:span text:style-name="T9_102"><text:s/></text:span><text:span text:style-name="T9_103">chirurga</text:span><text:span text:style-name="T9_104">.<text:s/></text:span><text:span text:style-name="T9_105">Na</text:span><text:span text:style-name="T9_106"><text:s/></text:span><text:span text:style-name="T9_107">nasze</text:span><text:span text:style-name="T9_108"><text:s/></text:span><text:span text:style-name="T9_109">nieszczęście</text:span><text:span text:style-name="T9_110">,<text:s/></text:span><text:span text:style-name="T9_111">sami</text:span><text:span text:style-name="T9_112"><text:s/></text:span><text:span text:style-name="T9_113">jesteśmy</text:span><text:span text:style-name="T9_114"><text:s/></text:span><text:span text:style-name="T9_115">jednocześnie</text:span><text:span text:style-name="T9_116"><text:s/></text:span><text:span text:style-name="T9_117">metaforycznym</text:span><text:span text:style-name="T9_118"><text:s/></text:span><text:span text:style-name="T9_119">chirurgiem</text:span><text:span text:style-name="T9_120"><text:s/></text:span><text:span text:style-name="T9_121">i</text:span><text:span text:style-name="T9_122"><text:s/></text:span><text:span text:style-name="T9_123">kaleką</text:span><text:span text:style-name="T9_124">.<text:s/></text:span><text:span text:style-name="T9_125">Paskudna</text:span><text:span text:style-name="T9_126"><text:s/></text:span><text:span text:style-name="T9_127">sprawa</text:span><text:span text:style-name="T9_128">.</text:span></text:p>
      <text:p text:style-name="P10"/>
      <text:p text:style-name="P11"><text:span text:style-name="T11_1">Pozwolę</text:span><text:span text:style-name="T11_2"><text:s/></text:span><text:span text:style-name="T11_3">sobie</text:span><text:span text:style-name="T11_4"><text:s/></text:span><text:span text:style-name="T11_5">też</text:span><text:span text:style-name="T11_6"><text:s/></text:span><text:span text:style-name="T11_7">zastrzec</text:span><text:span text:style-name="T11_8"><text:s/></text:span><text:span text:style-name="T11_9">rzecz</text:span><text:span text:style-name="T11_10"><text:s/></text:span><text:span text:style-name="T11_11">dla</text:span><text:span text:style-name="T11_12"><text:s/></text:span><text:span text:style-name="T11_13">mnie</text:span><text:span text:style-name="T11_14"><text:s/></text:span><text:span text:style-name="T11_15">oczywistą</text:span><text:span text:style-name="T11_16">,<text:s/></text:span><text:span text:style-name="T11_17">jednak</text:span><text:span text:style-name="T11_18"><text:s/></text:span><text:span text:style-name="T11_19">być</text:span><text:span text:style-name="T11_20"><text:s/></text:span><text:span text:style-name="T11_21">może</text:span><text:span text:style-name="T11_22"><text:s/></text:span><text:span text:style-name="T11_23">niepewną</text:span><text:span text:style-name="T11_24"><text:s/></text:span><text:span text:style-name="T11_25">dla</text:span><text:span text:style-name="T11_26"><text:s/></text:span><text:span text:style-name="T11_27">kogoś</text:span><text:span text:style-name="T11_28"><text:s/></text:span><text:span text:style-name="T11_29">z</text:span><text:span text:style-name="T11_30"><text:s/></text:span><text:span text:style-name="T11_31">Was</text:span><text:span text:style-name="T11_32"><text:s/>–<text:s/></text:span><text:span text:style-name="T11_33">nie</text:span><text:span text:style-name="T11_34"><text:s/></text:span><text:span text:style-name="T11_35">jest</text:span><text:span text:style-name="T11_36"><text:s/></text:span><text:span text:style-name="T11_37">to</text:span><text:span text:style-name="T11_38"><text:s/></text:span><text:span text:style-name="T11_39">rozprawa</text:span><text:span text:style-name="T11_40"><text:s/></text:span><text:span text:style-name="T11_41">naukowa</text:span><text:span text:style-name="T11_42"><text:s/></text:span><text:span text:style-name="T11_43">ani</text:span><text:span text:style-name="T11_44"><text:s/></text:span><text:span text:style-name="T11_45">fachowa</text:span><text:span text:style-name="T11_46"><text:s/></text:span><text:span text:style-name="T11_47">praca</text:span><text:span text:style-name="T11_48">,<text:s/></text:span><text:span text:style-name="T11_49">za</text:span><text:span text:style-name="T11_50"><text:s/></text:span><text:span text:style-name="T11_51">którą</text:span><text:span text:style-name="T11_52"><text:s/></text:span><text:span text:style-name="T11_53">stoją</text:span><text:span text:style-name="T11_54"><text:s/></text:span><text:span text:style-name="T11_55">profesjonalne</text:span><text:span text:style-name="T11_56"><text:s/></text:span><text:span text:style-name="T11_57">badania</text:span><text:span text:style-name="T11_58"><text:s/></text:span><text:span text:style-name="T11_59">statystyczne</text:span><text:span text:style-name="T11_60">.<text:s/></text:span><text:span text:style-name="T11_61">Nie</text:span><text:span text:style-name="T11_62"><text:s/></text:span><text:span text:style-name="T11_63">jest</text:span><text:span text:style-name="T11_64"><text:s/></text:span><text:span text:style-name="T11_65">to</text:span><text:span text:style-name="T11_66"><text:s/></text:span><text:span text:style-name="T11_67">moja</text:span><text:span text:style-name="T11_68"><text:s/></text:span><text:span text:style-name="T11_69">działka</text:span><text:span text:style-name="T11_70"><text:s/></text:span><text:span text:style-name="T11_71">ani</text:span><text:span text:style-name="T11_72"><text:s/></text:span><text:span text:style-name="T11_73">moja</text:span><text:span text:style-name="T11_74"><text:s/></text:span><text:span text:style-name="T11_75">specjalizacja</text:span><text:span text:style-name="T11_76">,<text:s/></text:span><text:span text:style-name="T11_77">dlatego</text:span><text:span text:style-name="T11_78"><text:s/></text:span><text:span text:style-name="T11_79">podejdę</text:span><text:span text:style-name="T11_80"><text:s/></text:span><text:span text:style-name="T11_81">do</text:span><text:span text:style-name="T11_82"><text:s/></text:span><text:span text:style-name="T11_83">problemu</text:span><text:span text:style-name="T11_84"><text:s/></text:span><text:span text:style-name="T11_85">od</text:span><text:span text:style-name="T11_86"><text:s/></text:span><text:span text:style-name="T11_87">strony</text:span><text:span text:style-name="T11_88"><text:s/></text:span><text:span text:style-name="T11_89">obserwatora</text:span><text:span text:style-name="T11_90">-</text:span><text:span text:style-name="T11_91">publicysty</text:span><text:span text:style-name="T11_92">.<text:s/></text:span><text:span text:style-name="T11_93">Tym</text:span><text:span text:style-name="T11_94"><text:s/></text:span><text:span text:style-name="T11_95">samym</text:span><text:span text:style-name="T11_96"><text:s/></text:span><text:span text:style-name="T11_97">bardzo</text:span><text:span text:style-name="T11_98"><text:s/></text:span><text:span text:style-name="T11_99">możliwe</text:span><text:span text:style-name="T11_100">,<text:s/></text:span><text:span text:style-name="T11_101">że</text:span><text:span text:style-name="T11_102"><text:s/></text:span><text:span text:style-name="T11_103">w</text:span><text:span text:style-name="T11_104"><text:s/></text:span><text:span text:style-name="T11_105">którymś</text:span><text:span text:style-name="T11_106"><text:s/></text:span><text:span text:style-name="T11_107">punkcie</text:span><text:span text:style-name="T11_108"><text:s/></text:span><text:span text:style-name="T11_109">czegoś</text:span><text:span text:style-name="T11_110"><text:s/></text:span><text:span text:style-name="T11_111">nie</text:span><text:span text:style-name="T11_112"><text:s/></text:span><text:span text:style-name="T11_113">dopowiem</text:span><text:span text:style-name="T11_114">,<text:s/></text:span><text:span text:style-name="T11_115">źle</text:span><text:span text:style-name="T11_116"><text:s/></text:span><text:span text:style-name="T11_117">coś</text:span><text:span text:style-name="T11_118"><text:s/></text:span><text:span text:style-name="T11_119">zinterpretuję</text:span><text:span text:style-name="T11_120"><text:s/></text:span><text:span text:style-name="T11_121">lub</text:span><text:span text:style-name="T11_122">,<text:s/></text:span><text:span text:style-name="T11_123">co</text:span><text:span text:style-name="T11_124"><text:s/></text:span><text:span text:style-name="T11_125">gorsza</text:span><text:span text:style-name="T11_126">,<text:s/></text:span><text:span text:style-name="T11_127">nawet</text:span><text:span text:style-name="T11_128"><text:s/></text:span><text:span text:style-name="T11_129">się</text:span><text:span text:style-name="T11_130"><text:s/></text:span><text:span text:style-name="T11_131">pomylę</text:span><text:span text:style-name="T11_132">.<text:s/></text:span><text:span text:style-name="T11_133">Z</text:span><text:span text:style-name="T11_134"><text:s/></text:span><text:span text:style-name="T11_135">mojej</text:span><text:span text:style-name="T11_136"><text:s/></text:span><text:span text:style-name="T11_137">strony</text:span><text:span text:style-name="T11_138"><text:s/></text:span><text:span text:style-name="T11_139">zapewniam</text:span><text:span text:style-name="T11_140"><text:s/></text:span><text:span text:style-name="T11_141">Was</text:span><text:span text:style-name="T11_142">,<text:s/></text:span><text:span text:style-name="T11_143">że</text:span><text:span text:style-name="T11_144"><text:s/></text:span><text:span text:style-name="T11_145">dołożę</text:span><text:span text:style-name="T11_146"><text:s/></text:span><text:span text:style-name="T11_147">wszelkich</text:span><text:span text:style-name="T11_148"><text:s/></text:span><text:span text:style-name="T11_149">starań</text:span><text:span text:style-name="T11_150">,<text:s/></text:span><text:span text:style-name="T11_151">by</text:span><text:span text:style-name="T11_152"><text:s/></text:span><text:span text:style-name="T11_153">całość</text:span><text:span text:style-name="T11_154"><text:s/></text:span><text:span text:style-name="T11_155">prezentowała</text:span><text:span text:style-name="T11_156"><text:s/></text:span><text:span text:style-name="T11_157">się</text:span><text:span text:style-name="T11_158"><text:s/></text:span><text:span text:style-name="T11_159">jak</text:span><text:span text:style-name="T11_160"><text:s/></text:span><text:span text:style-name="T11_161">najlepiej</text:span><text:span text:style-name="T11_162">.<text:s/></text:span><text:span text:style-name="T11_163">Serdecznie</text:span><text:span text:style-name="T11_164"><text:s/></text:span><text:span text:style-name="T11_165">zachęcam</text:span><text:span text:style-name="T11_166"><text:s/></text:span><text:span text:style-name="T11_167">też</text:span><text:span text:style-name="T11_168"><text:s/></text:span><text:span text:style-name="T11_169">do</text:span><text:span text:style-name="T11_170"><text:s/></text:span><text:span text:style-name="T11_171">dyskusji</text:span><text:span text:style-name="T11_172">,<text:s/></text:span><text:span text:style-name="T11_173">a</text:span><text:span text:style-name="T11_174"><text:s/></text:span><text:span text:style-name="T11_175">możecie</text:span><text:span text:style-name="T11_176"><text:s/></text:span><text:span text:style-name="T11_177">mi</text:span><text:span text:style-name="T11_178"><text:s/></text:span><text:span text:style-name="T11_179">wierzyć</text:span><text:span text:style-name="T11_180">,<text:s/></text:span><text:span text:style-name="T11_181">jest</text:span><text:span text:style-name="T11_182"><text:s/></text:span><text:span text:style-name="T11_183">o</text:span><text:span text:style-name="T11_184"><text:s/></text:span><text:span text:style-name="T11_185">czym</text:span><text:span text:style-name="T11_186"><text:s/></text:span><text:span text:style-name="T11_187">rozmawiać</text:span><text:span text:style-name="T11_188">.</text:span></text:p>
      <text:p text:style-name="P12"><text:span text:style-name="T12_1"><text:s/></text:span></text:p>
      <text:p text:style-name="P13"><text:span text:style-name="T13_1">Bezduszne</text:span><text:span text:style-name="T13_2"><text:s/></text:span><text:span text:style-name="T13_3">prawa</text:span><text:span text:style-name="T13_4"><text:s/></text:span><text:span text:style-name="T13_5">historii</text:span></text:p>
      <text:p text:style-name="P14"/>
      <text:p text:style-name="P15"><text:span text:style-name="T15_1">Cywilizacje</text:span><text:span text:style-name="T15_2"><text:s/></text:span><text:span text:style-name="T15_3">rodzą</text:span><text:span text:style-name="T15_4"><text:s/></text:span><text:span text:style-name="T15_5">się</text:span><text:span text:style-name="T15_6">,<text:s/></text:span><text:span text:style-name="T15_7">rozwijają</text:span><text:span text:style-name="T15_8">,<text:s/></text:span><text:span text:style-name="T15_9">osiągają</text:span><text:span text:style-name="T15_10"><text:s/></text:span><text:span text:style-name="T15_11">szczyt</text:span><text:span text:style-name="T15_12"><text:s/></text:span><text:span text:style-name="T15_13">swojej</text:span><text:span text:style-name="T15_14"><text:s/></text:span><text:span text:style-name="T15_15">potęgi</text:span><text:span text:style-name="T15_16">,<text:s/></text:span><text:span text:style-name="T15_17">upadają</text:span><text:span text:style-name="T15_18">.<text:s/></text:span><text:span text:style-name="T15_19">Być</text:span><text:span text:style-name="T15_20"><text:s/></text:span><text:span text:style-name="T15_21">może</text:span><text:span text:style-name="T15_22"><text:s/></text:span><text:span text:style-name="T15_23">pozwalam</text:span><text:span text:style-name="T15_24"><text:s/></text:span><text:span text:style-name="T15_25">sobie</text:span><text:span text:style-name="T15_26"><text:s/></text:span><text:span text:style-name="T15_27">na</text:span><text:span text:style-name="T15_28"><text:s/></text:span><text:span text:style-name="T15_29">zbyt</text:span><text:span text:style-name="T15_30"><text:s/></text:span><text:span text:style-name="T15_31">wiele</text:span><text:span text:style-name="T15_32">,<text:s/></text:span><text:span text:style-name="T15_33">jednak</text:span><text:span text:style-name="T15_34"><text:s/></text:span><text:span text:style-name="T15_35">fandom</text:span><text:span text:style-name="T15_36"><text:s/></text:span><text:span text:style-name="T15_37">jako</text:span><text:span text:style-name="T15_38"><text:s/></text:span><text:span text:style-name="T15_39">społeczność</text:span><text:span text:style-name="T15_40"><text:s/></text:span><text:span text:style-name="T15_41">rządzi</text:span><text:span text:style-name="T15_42"><text:s/></text:span><text:span text:style-name="T15_43">się</text:span><text:span text:style-name="T15_44"><text:s/></text:span><text:span text:style-name="T15_45">podobnymi</text:span><text:span text:style-name="T15_46"><text:s/></text:span><text:span text:style-name="T15_47">prawami</text:span><text:span text:style-name="T15_48">.<text:s/></text:span><text:span text:style-name="T15_49">Nie</text:span><text:span text:style-name="T15_50"><text:s/></text:span><text:span text:style-name="T15_51">wszystkie</text:span><text:span text:style-name="T15_52"><text:s/></text:span><text:span text:style-name="T15_53">analogie</text:span><text:span text:style-name="T15_54"><text:s/></text:span><text:span text:style-name="T15_55">do</text:span><text:span text:style-name="T15_56"><text:s/></text:span><text:span text:style-name="T15_57">historii</text:span><text:span text:style-name="T15_58"><text:s/></text:span><text:span text:style-name="T15_59">będą</text:span><text:span text:style-name="T15_60"><text:s/></text:span><text:span text:style-name="T15_61">poprawne</text:span><text:span text:style-name="T15_62">,<text:s/></text:span><text:span text:style-name="T15_63">niektóre</text:span><text:span text:style-name="T15_64"><text:s/></text:span><text:span text:style-name="T15_65">nawet</text:span><text:span text:style-name="T15_66"><text:s/></text:span><text:span text:style-name="T15_67">doprowadziłyby</text:span><text:span text:style-name="T15_68"><text:s/></text:span><text:span text:style-name="T15_69">nas</text:span><text:span text:style-name="T15_70"><text:s/></text:span><text:span text:style-name="T15_71">do</text:span><text:span text:style-name="T15_72"><text:s/></text:span><text:span text:style-name="T15_73">sprzecznych</text:span><text:span text:style-name="T15_74"><text:s/></text:span><text:span text:style-name="T15_75">wniosków</text:span><text:span text:style-name="T15_76">,<text:s/></text:span><text:span text:style-name="T15_77">dlatego</text:span><text:span text:style-name="T15_78"><text:s/></text:span><text:span text:style-name="T15_79">używam</text:span><text:span text:style-name="T15_80"><text:s/></text:span><text:span text:style-name="T15_81">tutaj</text:span><text:span text:style-name="T15_82"><text:s/></text:span><text:span text:style-name="T15_83">historii</text:span><text:span text:style-name="T15_84"><text:s/></text:span><text:span text:style-name="T15_85">i</text:span><text:span text:style-name="T15_86"><text:s/></text:span><text:span text:style-name="T15_87">cywilizacji</text:span><text:span text:style-name="T15_88"><text:s/></text:span><text:span text:style-name="T15_89">tylko</text:span><text:span text:style-name="T15_90"><text:s/></text:span><text:span text:style-name="T15_91">jako</text:span><text:span text:style-name="T15_92"><text:s/></text:span><text:span text:style-name="T15_93">alegorii</text:span><text:span text:style-name="T15_94">.</text:span></text:p>
      <text:p text:style-name="P16"/>
      <text:p text:style-name="P17"><text:span text:style-name="T17_1">Przede</text:span><text:span text:style-name="T17_2"><text:s/></text:span><text:span text:style-name="T17_3">wszystkim</text:span><text:span text:style-name="T17_4"><text:s/></text:span><text:span text:style-name="T17_5">podstawą</text:span><text:span text:style-name="T17_6"><text:s/></text:span><text:span text:style-name="T17_7">fandomu</text:span><text:span text:style-name="T17_8"><text:s/></text:span><text:span text:style-name="T17_9">byli</text:span><text:span text:style-name="T17_10">,<text:s/></text:span><text:span text:style-name="T17_11">są</text:span><text:span text:style-name="T17_12"><text:s/></text:span><text:span text:style-name="T17_13">i</text:span><text:span text:style-name="T17_14"><text:s/></text:span><text:span text:style-name="T17_15">będą</text:span><text:span text:style-name="T17_16"><text:s/></text:span><text:span text:style-name="T17_17">ludzie</text:span><text:span text:style-name="T17_18">.<text:s/></text:span><text:span text:style-name="T17_19">Nie</text:span><text:span text:style-name="T17_20"><text:s/></text:span><text:span text:style-name="T17_21">kanon</text:span><text:span text:style-name="T17_22">,<text:s/></text:span><text:span text:style-name="T17_23">nie</text:span><text:span text:style-name="T17_24"><text:s/></text:span><text:span text:style-name="T17_25">cały</text:span><text:span text:style-name="T17_26"><text:s/></text:span><text:span text:style-name="T17_27">nasz</text:span><text:span text:style-name="T17_28"><text:s/></text:span><text:span text:style-name="T17_29">uzbierany</text:span><text:span text:style-name="T17_30"><text:s/></text:span><text:span text:style-name="T17_31">dorobek</text:span><text:span text:style-name="T17_32">,<text:s/></text:span><text:span text:style-name="T17_33">tylko</text:span><text:span text:style-name="T17_34"><text:s/></text:span><text:span text:style-name="T17_35">nasi</text:span><text:span text:style-name="T17_36"><text:s/></text:span><text:span text:style-name="T17_37">członkowie</text:span><text:span text:style-name="T17_38">.<text:s/></text:span><text:span text:style-name="T17_39">Kondycja</text:span><text:span text:style-name="T17_40"><text:s/></text:span><text:span text:style-name="T17_41">fandomu</text:span><text:span text:style-name="T17_42"><text:s/></text:span><text:span text:style-name="T17_43">musi</text:span><text:span text:style-name="T17_44"><text:s/></text:span><text:span text:style-name="T17_45">więc</text:span><text:span text:style-name="T17_46"><text:s/></text:span><text:span text:style-name="T17_47">być</text:span><text:span text:style-name="T17_48"><text:s/></text:span><text:span text:style-name="T17_49">nierozłącznie</text:span><text:span text:style-name="T17_50"><text:s/></text:span><text:span text:style-name="T17_51">związana</text:span><text:span text:style-name="T17_52"><text:s/></text:span><text:span text:style-name="T17_53">z</text:span><text:span text:style-name="T17_54"><text:s/></text:span><text:span text:style-name="T17_55">kondycją</text:span><text:span text:style-name="T17_56"><text:s/></text:span><text:span text:style-name="T17_57">należących</text:span><text:span text:style-name="T17_58"><text:s/></text:span><text:span text:style-name="T17_59">do</text:span><text:span text:style-name="T17_60"><text:s/></text:span><text:span text:style-name="T17_61">społeczności</text:span><text:span text:style-name="T17_62"><text:s/></text:span><text:span text:style-name="T17_63">ludzi</text:span><text:span text:style-name="T17_64">.<text:s/></text:span><text:span text:style-name="T17_65">Jak</text:span><text:span text:style-name="T17_66"><text:s/></text:span><text:span text:style-name="T17_67">na</text:span><text:span text:style-name="T17_68"><text:s/></text:span><text:span text:style-name="T17_69">złość</text:span><text:span text:style-name="T17_70"><text:s/></text:span><text:span text:style-name="T17_71">nie</text:span><text:span text:style-name="T17_72"><text:s/></text:span><text:span text:style-name="T17_73">ma</text:span><text:span text:style-name="T17_74"><text:s/></text:span><text:span text:style-name="T17_75">żadnego</text:span><text:span text:style-name="T17_76"><text:s/></text:span><text:span text:style-name="T17_77">naprawdę</text:span><text:span text:style-name="T17_78"><text:s/></text:span><text:span text:style-name="T17_79">skutecznego</text:span><text:span text:style-name="T17_80"><text:s/></text:span><text:span text:style-name="T17_81">wyznacznika</text:span><text:span text:style-name="T17_82"><text:s/></text:span><text:span text:style-name="T17_83">tego</text:span><text:span text:style-name="T17_84"><text:s/></text:span><text:span text:style-name="T17_85">pojęcia</text:span><text:span text:style-name="T17_86">.<text:s/></text:span><text:span text:style-name="T17_87">Korzystna</text:span><text:span text:style-name="T17_88"><text:s/></text:span><text:span text:style-name="T17_89">dla</text:span><text:span text:style-name="T17_90"><text:s/></text:span><text:span text:style-name="T17_91">wszystkich</text:span><text:span text:style-name="T17_92"><text:s/></text:span><text:span text:style-name="T17_93">sytuacja</text:span><text:span text:style-name="T17_94"><text:s/></text:span><text:span text:style-name="T17_95">przejawia</text:span><text:span text:style-name="T17_96"><text:s/></text:span><text:span text:style-name="T17_97">się</text:span><text:span text:style-name="T17_98"><text:s/></text:span><text:span text:style-name="T17_99">dużą</text:span><text:span text:style-name="T17_100"><text:s/></text:span><text:span text:style-name="T17_101">ilością</text:span><text:span text:style-name="T17_102"><text:s/></text:span><text:span text:style-name="T17_103">zaangażowania</text:span><text:span text:style-name="T17_104">,<text:s/></text:span><text:span text:style-name="T17_105">inicjatyw</text:span><text:span text:style-name="T17_106">,<text:s/></text:span><text:span text:style-name="T17_107">kreatywności</text:span><text:span text:style-name="T17_108">,<text:s/></text:span><text:span text:style-name="T17_109">twórczości</text:span><text:span text:style-name="T17_110">,<text:s/></text:span><text:span text:style-name="T17_111">otwartości</text:span><text:span text:style-name="T17_112">,<text:s/></text:span><text:span text:style-name="T17_113">ogółem</text:span><text:span text:style-name="T17_114"><text:s/></text:span><text:span text:style-name="T17_115">wszystkiego</text:span><text:span text:style-name="T17_116"><text:s/></text:span><text:span text:style-name="T17_117">związanego</text:span><text:span text:style-name="T17_118"><text:s/></text:span><text:span text:style-name="T17_119">z</text:span><text:span text:style-name="T17_120"><text:s/></text:span><text:span text:style-name="T17_121">działaniem</text:span><text:span text:style-name="T17_122"><text:s/></text:span><text:span text:style-name="T17_123">i</text:span><text:span text:style-name="T17_124"><text:s/></text:span><text:span text:style-name="T17_125">produktywnością</text:span><text:span text:style-name="T17_126">.<text:s/></text:span><text:span text:style-name="T17_127">Tak</text:span><text:span text:style-name="T17_128"><text:s/></text:span><text:span text:style-name="T17_129">długo</text:span><text:span text:style-name="T17_130"><text:s/></text:span><text:span text:style-name="T17_131">jak</text:span><text:span text:style-name="T17_132"><text:s/></text:span><text:span text:style-name="T17_133">ludziom</text:span><text:span text:style-name="T17_134"><text:s/></text:span><text:span text:style-name="T17_135">chce</text:span><text:span text:style-name="T17_136"><text:s/></text:span><text:span text:style-name="T17_137">się</text:span><text:span text:style-name="T17_138"><text:s/></text:span><text:span text:style-name="T17_139">coś</text:span><text:span text:style-name="T17_140"><text:s/></text:span><text:span text:style-name="T17_141">robić</text:span><text:span text:style-name="T17_142">,<text:s/></text:span><text:span text:style-name="T17_143">rozmawiać</text:span><text:span text:style-name="T17_144">,<text:s/></text:span><text:span text:style-name="T17_145">pisać</text:span><text:span text:style-name="T17_146">,<text:s/></text:span><text:span text:style-name="T17_147">rysować</text:span><text:span text:style-name="T17_148">,<text:s/></text:span><text:span text:style-name="T17_149">dyskutować</text:span><text:span text:style-name="T17_150">,<text:s/></text:span><text:span text:style-name="T17_151">tworzyć</text:span><text:span text:style-name="T17_152">,<text:s/></text:span><text:span text:style-name="T17_153">faktycznie</text:span><text:span text:style-name="T17_154"><text:s/></text:span><text:span text:style-name="T17_155">angażować</text:span><text:span text:style-name="T17_156"><text:s/></text:span><text:span text:style-name="T17_157">się</text:span><text:span text:style-name="T17_158"><text:s/></text:span><text:span text:style-name="T17_159">w</text:span><text:span text:style-name="T17_160"><text:s/></text:span><text:span text:style-name="T17_161">życie</text:span><text:span text:style-name="T17_162">,<text:s/></text:span><text:span text:style-name="T17_163">tak</text:span><text:span text:style-name="T17_164"><text:s/></text:span><text:span text:style-name="T17_165">długo</text:span><text:span text:style-name="T17_166"><text:s/></text:span><text:span text:style-name="T17_167">fandom</text:span><text:span text:style-name="T17_168"><text:s/></text:span><text:span text:style-name="T17_169">będzie</text:span><text:span text:style-name="T17_170"><text:s/></text:span><text:span text:style-name="T17_171">żywotny</text:span><text:span text:style-name="T17_172">.<text:s/></text:span><text:span text:style-name="T17_173">W</text:span><text:span text:style-name="T17_174"><text:s/></text:span><text:span text:style-name="T17_175">innym</text:span><text:span text:style-name="T17_176"><text:s/></text:span><text:span text:style-name="T17_177">razie</text:span><text:span text:style-name="T17_178">…<text:s/></text:span><text:span text:style-name="T17_179">marny</text:span><text:span text:style-name="T17_180"><text:s/></text:span><text:span text:style-name="T17_181">nasz</text:span><text:span text:style-name="T17_182"><text:s/></text:span><text:span text:style-name="T17_183">los</text:span><text:span text:style-name="T17_184">.</text:span></text:p>
      <text:p text:style-name="P18"/>
      <text:p text:style-name="P19"><text:span text:style-name="T19_1">Stąd</text:span><text:span text:style-name="T19_2"><text:s/></text:span><text:span text:style-name="T19_3">właśnie</text:span><text:span text:style-name="T19_4"><text:s/></text:span><text:span text:style-name="T19_5">wcześniejszy</text:span><text:span text:style-name="T19_6"><text:s/></text:span><text:span text:style-name="T19_7">cytat</text:span><text:span text:style-name="T19_8"><text:s/></text:span><text:span text:style-name="T19_9">z</text:span><text:span text:style-name="T19_10"><text:s/></text:span><text:span text:style-name="T19_11">Husserla</text:span><text:span text:style-name="T19_12">.<text:s/></text:span><text:span text:style-name="T19_13">Jeśli</text:span><text:span text:style-name="T19_14"><text:s/></text:span><text:span text:style-name="T19_15">coś</text:span><text:span text:style-name="T19_16"><text:s/></text:span><text:span text:style-name="T19_17">może</text:span><text:span text:style-name="T19_18"><text:s/></text:span><text:span text:style-name="T19_19">nas</text:span><text:span text:style-name="T19_20"><text:s/></text:span><text:span text:style-name="T19_21">zabić</text:span><text:span text:style-name="T19_22">,<text:s/></text:span><text:span text:style-name="T19_23">będzie</text:span><text:span text:style-name="T19_24"><text:s/></text:span><text:span text:style-name="T19_25">to</text:span><text:span text:style-name="T19_26"><text:s/></text:span><text:span text:style-name="T19_27">brak</text:span><text:span text:style-name="T19_28"><text:s/></text:span><text:span text:style-name="T19_29">aktywności</text:span><text:span text:style-name="T19_30"><text:s/></text:span><text:span text:style-name="T19_31">i</text:span><text:span text:style-name="T19_32"><text:s/></text:span><text:span text:style-name="T19_33">zaangażowania</text:span><text:span text:style-name="T19_34">,<text:s/></text:span><text:span text:style-name="T19_35">bierność</text:span><text:span text:style-name="T19_36">.<text:s/></text:span><text:span text:style-name="T19_37">Pierwszym</text:span><text:span text:style-name="T19_38"><text:s/></text:span><text:span text:style-name="T19_39">odruchem</text:span><text:span text:style-name="T19_40"><text:s/></text:span><text:span text:style-name="T19_41">może</text:span><text:span text:style-name="T19_42"><text:s/></text:span><text:span text:style-name="T19_43">być</text:span><text:span text:style-name="T19_44"><text:s/></text:span><text:span text:style-name="T19_45">natychmiastowa</text:span><text:span text:style-name="T19_46"><text:s/></text:span><text:span text:style-name="T19_47">chęć</text:span><text:span text:style-name="T19_48"><text:s/></text:span><text:span text:style-name="T19_49">rzucenia</text:span><text:span text:style-name="T19_50"><text:s/></text:span><text:span text:style-name="T19_51">się</text:span><text:span text:style-name="T19_52"><text:s/></text:span><text:span text:style-name="T19_53">na</text:span><text:span text:style-name="T19_54"><text:s/></text:span><text:span text:style-name="T19_55">klawiaturę</text:span><text:span text:style-name="T19_56"><text:s/></text:span><text:span text:style-name="T19_57">do</text:span><text:span text:style-name="T19_58"><text:s/></text:span><text:span text:style-name="T19_59">zrobienia</text:span><text:span text:style-name="T19_60"><text:s/></text:span><text:span text:style-name="T19_61">czegokolwiek</text:span><text:span text:style-name="T19_62">,<text:s/></text:span><text:span text:style-name="T19_63">sęk</text:span><text:span text:style-name="T19_64"><text:s/></text:span><text:span text:style-name="T19_65">w</text:span><text:span text:style-name="T19_66"><text:s/></text:span><text:span text:style-name="T19_67">tym</text:span><text:span text:style-name="T19_68">,<text:s/></text:span><text:span text:style-name="T19_69">że</text:span><text:span text:style-name="T19_70"><text:s/></text:span><text:span text:style-name="T19_71">to</text:span><text:span text:style-name="T19_72">,<text:s/></text:span><text:span text:style-name="T19_73">co</text:span><text:span text:style-name="T19_74"><text:s/></text:span><text:span text:style-name="T19_75">i</text:span><text:span text:style-name="T19_76"><text:s/></text:span><text:span text:style-name="T19_77">jak</text:span><text:span text:style-name="T19_78"><text:s/></text:span><text:span text:style-name="T19_79">robimy</text:span><text:span text:style-name="T19_80"><text:s/></text:span><text:span text:style-name="T19_81">jest</text:span><text:span text:style-name="T19_82"><text:s/></text:span><text:span text:style-name="T19_83">równie</text:span><text:span text:style-name="T19_84"><text:s/></text:span><text:span text:style-name="T19_85">ważne</text:span><text:span text:style-name="T19_86"><text:s/></text:span><text:span text:style-name="T19_87">jak</text:span><text:span text:style-name="T19_88"><text:s/></text:span><text:span text:style-name="T19_89">to</text:span><text:span text:style-name="T19_90">,<text:s/></text:span><text:span text:style-name="T19_91">czy</text:span><text:span text:style-name="T19_92"><text:s/></text:span><text:span text:style-name="T19_93">robimy</text:span><text:span text:style-name="T19_94"><text:s/></text:span><text:span text:style-name="T19_95">cokolwiek</text:span><text:span text:style-name="T19_96">.<text:s/></text:span><text:span text:style-name="T19_97">O</text:span><text:span text:style-name="T19_98"><text:s/></text:span><text:span text:style-name="T19_99">tym</text:span><text:span text:style-name="T19_100"><text:s/></text:span><text:span text:style-name="T19_101">trochę</text:span><text:span text:style-name="T19_102"><text:s/></text:span><text:span text:style-name="T19_103">później</text:span><text:span text:style-name="T19_104">.</text:span></text:p>
      <text:p text:style-name="P20"/>
      <text:p text:style-name="P21"><text:span text:style-name="T21_1">Wielkie</text:span><text:span text:style-name="T21_2"><text:s/></text:span><text:span text:style-name="T21_3">sprawy</text:span><text:span text:style-name="T21_4">,<text:s/></text:span><text:span text:style-name="T21_5">wspaniałe</text:span><text:span text:style-name="T21_6"><text:s/></text:span><text:span text:style-name="T21_7">plany</text:span><text:span text:style-name="T21_8">,<text:s/></text:span><text:span text:style-name="T21_9">a</text:span><text:span text:style-name="T21_10"><text:s/></text:span><text:span text:style-name="T21_11">nawet</text:span><text:span text:style-name="T21_12"><text:s/></text:span><text:span text:style-name="T21_13">całe</text:span><text:span text:style-name="T21_14"><text:s/></text:span><text:span text:style-name="T21_15">narody</text:span><text:span text:style-name="T21_16"><text:s/></text:span><text:span text:style-name="T21_17">giną</text:span><text:span text:style-name="T21_18">,<text:s/></text:span><text:span text:style-name="T21_19">gdy</text:span><text:span text:style-name="T21_20"><text:s/></text:span><text:span text:style-name="T21_21">ludzie</text:span><text:span text:style-name="T21_22"><text:s/></text:span><text:span text:style-name="T21_23">przestają</text:span><text:span text:style-name="T21_24"><text:s/></text:span><text:span text:style-name="T21_25">w</text:span><text:span text:style-name="T21_26"><text:s/></text:span><text:span text:style-name="T21_27">nie</text:span><text:span text:style-name="T21_28"><text:s/></text:span><text:span text:style-name="T21_29">wierzyć</text:span><text:span text:style-name="T21_30">.<text:s/></text:span><text:span text:style-name="T21_31">Tak</text:span><text:span text:style-name="T21_32"><text:s/></text:span><text:span text:style-name="T21_33">samo</text:span><text:span text:style-name="T21_34"><text:s/></text:span><text:span text:style-name="T21_35">nasza</text:span><text:span text:style-name="T21_36"><text:s/></text:span><text:span text:style-name="T21_37">społeczność</text:span><text:span text:style-name="T21_38"><text:s/></text:span><text:span text:style-name="T21_39">słabnie</text:span><text:span text:style-name="T21_40">,<text:s/></text:span><text:span text:style-name="T21_41">gdy</text:span><text:span text:style-name="T21_42"><text:s/></text:span><text:span text:style-name="T21_43">spada</text:span><text:span text:style-name="T21_44"><text:s/></text:span><text:span text:style-name="T21_45">zaangażowanie</text:span><text:span text:style-name="T21_46">.</text:span></text:p>
      <text:p text:style-name="P22"><text:span text:style-name="T22_1"><text:s/></text:span></text:p>
      <text:p text:style-name="P23"><text:span text:style-name="T23_1">Objawy</text:span><text:span text:style-name="T23_2"><text:s/></text:span><text:span text:style-name="T23_3">choroby</text:span><text:span text:style-name="T23_4"><text:tab/></text:span></text:p>
      <text:p text:style-name="P24"/>
      <text:p text:style-name="P25"><text:span text:style-name="T25_1">Ktoś</text:span><text:span text:style-name="T25_2">,<text:s/></text:span><text:span text:style-name="T25_3">kto</text:span><text:span text:style-name="T25_4"><text:s/></text:span><text:span text:style-name="T25_5">nie</text:span><text:span text:style-name="T25_6"><text:s/></text:span><text:span text:style-name="T25_7">zgadza</text:span><text:span text:style-name="T25_8"><text:s/></text:span><text:span text:style-name="T25_9">się</text:span><text:span text:style-name="T25_10"><text:s/></text:span><text:span text:style-name="T25_11">z</text:span><text:span text:style-name="T25_12"><text:s/></text:span><text:span text:style-name="T25_13">główną</text:span><text:span text:style-name="T25_14"><text:s/></text:span><text:span text:style-name="T25_15">tezą</text:span><text:span text:style-name="T25_16"><text:s/></text:span><text:span text:style-name="T25_17">artykułu</text:span><text:span text:style-name="T25_18"><text:s/></text:span><text:span text:style-name="T25_19">mógłby</text:span><text:span text:style-name="T25_20">,<text:s/></text:span><text:span text:style-name="T25_21">skądinąd</text:span><text:span text:style-name="T25_22"><text:s/></text:span><text:span text:style-name="T25_23">słusznie</text:span><text:span text:style-name="T25_24">,<text:s/></text:span><text:span text:style-name="T25_25">zażądać</text:span><text:span text:style-name="T25_26"><text:s/></text:span><text:span text:style-name="T25_27">wyjaśnień</text:span><text:span text:style-name="T25_28">,<text:s/></text:span><text:span text:style-name="T25_29">dlaczego</text:span><text:span text:style-name="T25_30"><text:s/></text:span><text:span text:style-name="T25_31">uważam</text:span><text:span text:style-name="T25_32">,<text:s/></text:span><text:span text:style-name="T25_33">że</text:span><text:span text:style-name="T25_34"><text:s/></text:span><text:span text:style-name="T25_35">fandom</text:span><text:span text:style-name="T25_36"><text:s/></text:span><text:span text:style-name="T25_37">słabnie</text:span><text:span text:style-name="T25_38">.<text:s/></text:span><text:span text:style-name="T25_39">Ja</text:span><text:span text:style-name="T25_40">,<text:s/></text:span><text:span text:style-name="T25_41">rzecz</text:span><text:span text:style-name="T25_42"><text:s/></text:span><text:span text:style-name="T25_43">jasna</text:span><text:span text:style-name="T25_44">,<text:s/></text:span><text:span text:style-name="T25_45">mógłbym</text:span><text:span text:style-name="T25_46"><text:s/></text:span><text:span text:style-name="T25_47">rzucić</text:span><text:span text:style-name="T25_48"><text:s/></text:span><text:span text:style-name="T25_49">jakąś</text:span><text:span text:style-name="T25_50"><text:s/></text:span><text:span text:style-name="T25_51">wymijającą</text:span><text:span text:style-name="T25_52"><text:s/></text:span><text:span text:style-name="T25_53">odpowiedź</text:span><text:span text:style-name="T25_54"><text:s/></text:span><text:span text:style-name="T25_55">w</text:span><text:span text:style-name="T25_56"><text:s/></text:span><text:span text:style-name="T25_57">stylu</text:span><text:span text:style-name="T25_58"><text:s/>„</text:span><text:span text:style-name="T25_59">przecież</text:span><text:span text:style-name="T25_60"><text:s/></text:span><text:span text:style-name="T25_61">widać</text:span><text:span text:style-name="T25_62">”,<text:s/></text:span><text:span text:style-name="T25_63">z</text:span><text:span text:style-name="T25_64"><text:s/></text:span><text:span text:style-name="T25_65">tym</text:span><text:span text:style-name="T25_66">,<text:s/></text:span><text:span text:style-name="T25_67">że</text:span><text:span text:style-name="T25_68"><text:s/></text:span><text:span text:style-name="T25_69">byłoby</text:span><text:span text:style-name="T25_70"><text:s/></text:span><text:span text:style-name="T25_71">to</text:span><text:span text:style-name="T25_72"><text:s/></text:span><text:span text:style-name="T25_73">z</text:span><text:span text:style-name="T25_74"><text:s/></text:span><text:span text:style-name="T25_75">mojej</text:span><text:span text:style-name="T25_76"><text:s/></text:span><text:span text:style-name="T25_77">strony</text:span><text:span text:style-name="T25_78"><text:s/></text:span><text:span text:style-name="T25_79">nie</text:span><text:span text:style-name="T25_80"><text:s/></text:span><text:span text:style-name="T25_81">tylko</text:span><text:span text:style-name="T25_82"><text:s/></text:span><text:span text:style-name="T25_83">prymitywne</text:span><text:span text:style-name="T25_84">,<text:s/></text:span><text:span text:style-name="T25_85">ale</text:span><text:span text:style-name="T25_86"><text:s/></text:span><text:span text:style-name="T25_87">i</text:span><text:span text:style-name="T25_88"><text:s/></text:span><text:span text:style-name="T25_89">niegrzeczne</text:span><text:span text:style-name="T25_90">.<text:s/></text:span><text:span text:style-name="T25_91">Dlatego</text:span><text:span text:style-name="T25_92"><text:s/></text:span><text:span text:style-name="T25_93">zanim</text:span><text:span text:style-name="T25_94"><text:s/></text:span><text:span text:style-name="T25_95">zabiorę</text:span><text:span text:style-name="T25_96"><text:s/></text:span><text:span text:style-name="T25_97">się</text:span><text:span text:style-name="T25_98"><text:s/></text:span><text:span text:style-name="T25_99">za</text:span><text:span text:style-name="T25_100"><text:s/></text:span><text:span text:style-name="T25_101">diagnozowanie</text:span><text:span text:style-name="T25_102"><text:s/></text:span><text:span text:style-name="T25_103">przyczyn</text:span><text:span text:style-name="T25_104"><text:s/></text:span><text:span text:style-name="T25_105">i</text:span><text:span text:style-name="T25_106"><text:s/></text:span><text:span text:style-name="T25_107">podsuwania</text:span><text:span text:style-name="T25_108"><text:s/></text:span><text:span text:style-name="T25_109">propozycji</text:span><text:span text:style-name="T25_110"><text:s/></text:span><text:span text:style-name="T25_111">rozwiązania</text:span><text:span text:style-name="T25_112"><text:s/></text:span><text:span text:style-name="T25_113">impasu</text:span><text:span text:style-name="T25_114">,<text:s/></text:span><text:span text:style-name="T25_115">moim</text:span><text:span text:style-name="T25_116"><text:s/></text:span><text:span text:style-name="T25_117">obowiązkiem</text:span><text:span text:style-name="T25_118"><text:s/></text:span><text:span text:style-name="T25_119">będzie</text:span><text:span text:style-name="T25_120"><text:s/></text:span><text:span text:style-name="T25_121">pokazanie</text:span><text:span text:style-name="T25_122">,<text:s/></text:span><text:span text:style-name="T25_123">że</text:span><text:span text:style-name="T25_124"><text:s/></text:span><text:span text:style-name="T25_125">z</text:span><text:span text:style-name="T25_126"><text:s/></text:span><text:span text:style-name="T25_127">naszą</text:span><text:span text:style-name="T25_128"><text:s/></text:span><text:span text:style-name="T25_129">społecznością</text:span><text:span text:style-name="T25_130"><text:s/></text:span><text:span text:style-name="T25_131">ewidentnie</text:span><text:span text:style-name="T25_132"><text:s/></text:span><text:span text:style-name="T25_133">dzieje</text:span><text:span text:style-name="T25_134"><text:s/></text:span><text:span text:style-name="T25_135">się</text:span><text:span text:style-name="T25_136"><text:s/></text:span><text:span text:style-name="T25_137">coś</text:span><text:span text:style-name="T25_138"><text:s/></text:span><text:span text:style-name="T25_139">złego</text:span><text:span text:style-name="T25_140">.<text:s/></text:span><text:span text:style-name="T25_141">Trudność</text:span><text:span text:style-name="T25_142"><text:s/></text:span><text:span text:style-name="T25_143">leży</text:span><text:span text:style-name="T25_144"><text:s/></text:span><text:span text:style-name="T25_145">między</text:span><text:span text:style-name="T25_146"><text:s/></text:span><text:span text:style-name="T25_147">innymi</text:span><text:span text:style-name="T25_148"><text:s/></text:span><text:span text:style-name="T25_149">w</text:span><text:span text:style-name="T25_150"><text:s/></text:span><text:span text:style-name="T25_151">tym</text:span><text:span text:style-name="T25_152">,<text:s/></text:span><text:span text:style-name="T25_153">że</text:span><text:span text:style-name="T25_154"><text:s/></text:span><text:span text:style-name="T25_155">ciężko</text:span><text:span text:style-name="T25_156"><text:s/></text:span><text:span text:style-name="T25_157">znaleźć</text:span><text:span text:style-name="T25_158"><text:s/></text:span><text:span text:style-name="T25_159">drugi</text:span><text:span text:style-name="T25_160"><text:s/></text:span><text:span text:style-name="T25_161">obiekt</text:span><text:span text:style-name="T25_162"><text:s/></text:span><text:span text:style-name="T25_163">porównania</text:span><text:span text:style-name="T25_164">.<text:s/></text:span><text:span text:style-name="T25_165">Jakby</text:span><text:span text:style-name="T25_166"><text:s/></text:span><text:span text:style-name="T25_167">nie</text:span><text:span text:style-name="T25_168"><text:s/></text:span><text:span text:style-name="T25_169">patrzeć</text:span><text:span text:style-name="T25_170">,<text:s/></text:span><text:span text:style-name="T25_171">fani</text:span><text:span text:style-name="T25_172"><text:s/></text:span><text:span text:style-name="T25_173">My</text:span><text:span text:style-name="T25_174"><text:s/></text:span><text:span text:style-name="T25_175">Little</text:span><text:span text:style-name="T25_176"><text:s/></text:span><text:span text:style-name="T25_177">Pony</text:span><text:span text:style-name="T25_178"><text:s/></text:span><text:span text:style-name="T25_179">wymykają</text:span><text:span text:style-name="T25_180"><text:s/></text:span><text:span text:style-name="T25_181">się</text:span><text:span text:style-name="T25_182"><text:s/></text:span><text:span text:style-name="T25_183">wielu</text:span><text:span text:style-name="T25_184"><text:s/></text:span><text:span text:style-name="T25_185">typowym</text:span><text:span text:style-name="T25_186"><text:s/></text:span><text:span text:style-name="T25_187">kwalifikacjom</text:span><text:span text:style-name="T25_188">.<text:s/></text:span><text:span text:style-name="T25_189">Dlatego</text:span><text:span text:style-name="T25_190"><text:s/></text:span><text:span text:style-name="T25_191">zdecydowałem</text:span><text:span text:style-name="T25_192"><text:s/></text:span><text:span text:style-name="T25_193">się</text:span><text:span text:style-name="T25_194"><text:s/></text:span><text:span text:style-name="T25_195">na</text:span><text:span text:style-name="T25_196"><text:s/></text:span><text:span text:style-name="T25_197">rozwiązanie</text:span><text:span text:style-name="T25_198"><text:s/></text:span><text:span text:style-name="T25_199">wewnętrzne</text:span><text:span text:style-name="T25_200"><text:s/>–<text:s/></text:span><text:span text:style-name="T25_201">będę</text:span><text:span text:style-name="T25_202"><text:s/></text:span><text:span text:style-name="T25_203">porównywał</text:span><text:span text:style-name="T25_204"><text:s/></text:span><text:span text:style-name="T25_205">obecne</text:span><text:span text:style-name="T25_206"><text:s/></text:span><text:span text:style-name="T25_207">czasy</text:span><text:span text:style-name="T25_208"><text:s/></text:span><text:span text:style-name="T25_209">z</text:span><text:span text:style-name="T25_210"><text:s/></text:span><text:span text:style-name="T25_211">tym</text:span><text:span text:style-name="T25_212">,<text:s/></text:span><text:span text:style-name="T25_213">co</text:span><text:span text:style-name="T25_214"><text:s/></text:span><text:span text:style-name="T25_215">działo</text:span><text:span text:style-name="T25_216"><text:s/></text:span><text:span text:style-name="T25_217">się</text:span><text:span text:style-name="T25_218"><text:s/></text:span><text:span text:style-name="T25_219">tu</text:span><text:span text:style-name="T25_220"><text:s/></text:span><text:span text:style-name="T25_221">w</text:span><text:span text:style-name="T25_222"><text:s/></text:span><text:span text:style-name="T25_223">latach</text:span><text:span text:style-name="T25_224"><text:s/>2012/2013,<text:s/></text:span><text:span text:style-name="T25_225">które</text:span><text:span text:style-name="T25_226"><text:s/></text:span><text:span text:style-name="T25_227">miałem</text:span><text:span text:style-name="T25_228"><text:s/></text:span><text:span text:style-name="T25_229">przyjemność</text:span><text:span text:style-name="T25_230"><text:s/></text:span><text:span text:style-name="T25_231">widzieć</text:span><text:span text:style-name="T25_232"><text:s/></text:span><text:span text:style-name="T25_233">na</text:span><text:span text:style-name="T25_234"><text:s/></text:span><text:span text:style-name="T25_235">własne</text:span><text:span text:style-name="T25_236"><text:s/></text:span><text:span text:style-name="T25_237">oczy</text:span><text:span text:style-name="T25_238">,<text:s/></text:span><text:span text:style-name="T25_239">czynnie</text:span><text:span text:style-name="T25_240"><text:s/></text:span><text:span text:style-name="T25_241">udzielając</text:span><text:span text:style-name="T25_242"><text:s/></text:span><text:span text:style-name="T25_243">się</text:span><text:span text:style-name="T25_244"><text:s/></text:span><text:span text:style-name="T25_245">w</text:span><text:span text:style-name="T25_246"><text:s/></text:span><text:span text:style-name="T25_247">fandomie</text:span><text:span text:style-name="T25_248">.<text:s/></text:span><text:span text:style-name="T25_249">Dlaczego</text:span><text:span text:style-name="T25_250"><text:s/></text:span><text:span text:style-name="T25_251">akurat</text:span><text:span text:style-name="T25_252"><text:s/></text:span><text:span text:style-name="T25_253">ten</text:span><text:span text:style-name="T25_254"><text:s/></text:span><text:span text:style-name="T25_255">czas</text:span><text:span text:style-name="T25_256">?<text:s/></text:span><text:span text:style-name="T25_257">Bo</text:span><text:span text:style-name="T25_258"><text:s/></text:span><text:span text:style-name="T25_259">mniej</text:span><text:span text:style-name="T25_260"><text:s/></text:span><text:span text:style-name="T25_261">więcej</text:span><text:span text:style-name="T25_262"><text:s/></text:span><text:span text:style-name="T25_263">w</text:span><text:span text:style-name="T25_264"><text:s/></text:span><text:span text:style-name="T25_265">tym</text:span><text:span text:style-name="T25_266"><text:s/></text:span><text:span text:style-name="T25_267">okresie</text:span><text:span text:style-name="T25_268"><text:s/></text:span><text:span text:style-name="T25_269">widzę</text:span><text:span text:style-name="T25_270"><text:s/></text:span><text:span text:style-name="T25_271">największe</text:span><text:span text:style-name="T25_272"><text:s/></text:span><text:span text:style-name="T25_273">zainteresowanie</text:span><text:span text:style-name="T25_274"><text:s/></text:span><text:span text:style-name="T25_275">kucykami</text:span><text:span text:style-name="T25_276"><text:s/></text:span><text:span text:style-name="T25_277">i</text:span><text:span text:style-name="T25_278"><text:s/></text:span><text:span text:style-name="T25_279">wzrost</text:span><text:span text:style-name="T25_280"><text:s/></text:span><text:span text:style-name="T25_281">aktywności</text:span><text:span text:style-name="T25_282">.</text:span></text:p>
      <text:p text:style-name="P26"/>
      <text:p text:style-name="P27"><text:span text:style-name="T27_1">Do</text:span><text:span text:style-name="T27_2"><text:s/></text:span><text:span text:style-name="T27_3">dzieła</text:span><text:span text:style-name="T27_4">,<text:s/></text:span><text:span text:style-name="T27_5">oto</text:span><text:span text:style-name="T27_6"><text:s/></text:span><text:span text:style-name="T27_7">lista</text:span><text:span text:style-name="T27_8"><text:s/></text:span><text:span text:style-name="T27_9">objawów</text:span><text:span text:style-name="T27_10">:</text:span></text:p>
      <text:p text:style-name="P28"/>
      <text:p text:style-name="P29"><text:span text:style-name="T29_1">–<text:s/></text:span><text:span text:style-name="T29_2">Niski</text:span><text:span text:style-name="T29_3"><text:s/></text:span><text:span text:style-name="T29_4">przyrost</text:span><text:span text:style-name="T29_5"><text:s/></text:span><text:span text:style-name="T29_6">nowych</text:span><text:span text:style-name="T29_7"><text:s/></text:span><text:span text:style-name="T29_8">osób</text:span><text:span text:style-name="T29_9"><text:s/></text:span><text:span text:style-name="T29_10">w</text:span><text:span text:style-name="T29_11"><text:s/></text:span><text:span text:style-name="T29_12">fandomie</text:span><text:span text:style-name="T29_13">.<text:s/></text:span><text:span text:style-name="T29_14">Pomijam</text:span><text:span text:style-name="T29_15"><text:s/></text:span><text:span text:style-name="T29_16">już</text:span><text:span text:style-name="T29_17"><text:s/></text:span><text:span text:style-name="T29_18">rok</text:span><text:span text:style-name="T29_19"><text:s/>2011,<text:s/></text:span><text:span text:style-name="T29_20">gdy</text:span><text:span text:style-name="T29_21"><text:s/></text:span><text:span text:style-name="T29_22">fandom</text:span><text:span text:style-name="T29_23"><text:s/></text:span><text:span text:style-name="T29_24">dopiero</text:span><text:span text:style-name="T29_25"><text:s/></text:span><text:span text:style-name="T29_26">się</text:span><text:span text:style-name="T29_27"><text:s/></text:span><text:span text:style-name="T29_28">tworzył</text:span><text:span text:style-name="T29_29">,<text:s/></text:span><text:span text:style-name="T29_30">gdyż</text:span><text:span text:style-name="T29_31"><text:s/></text:span><text:span text:style-name="T29_32">wtedy</text:span><text:span text:style-name="T29_33"><text:s/></text:span><text:span text:style-name="T29_34">wzrost</text:span><text:span text:style-name="T29_35"><text:s/></text:span><text:span text:style-name="T29_36">naszej</text:span><text:span text:style-name="T29_37"><text:s/></text:span><text:span text:style-name="T29_38">liczebności</text:span><text:span text:style-name="T29_39"><text:s/></text:span><text:span text:style-name="T29_40">był</text:span><text:span text:style-name="T29_41"><text:s/></text:span><text:span text:style-name="T29_42">czymś</text:span><text:span text:style-name="T29_43"><text:s/></text:span><text:span text:style-name="T29_44">kompletnie</text:span><text:span text:style-name="T29_45"><text:s/></text:span><text:span text:style-name="T29_46">naturalnym</text:span><text:span text:style-name="T29_47">.<text:s/></text:span><text:span text:style-name="T29_48">Jednak</text:span><text:span text:style-name="T29_49"><text:s/></text:span><text:span text:style-name="T29_50">w</text:span><text:span text:style-name="T29_51"><text:s/>2012<text:s/></text:span><text:span text:style-name="T29_52">i</text:span><text:span text:style-name="T29_53"><text:s/>2013<text:s/></text:span><text:span text:style-name="T29_54">nie</text:span><text:span text:style-name="T29_55"><text:s/></text:span><text:span text:style-name="T29_56">był</text:span><text:span text:style-name="T29_57"><text:s/></text:span><text:span text:style-name="T29_58">już</text:span><text:span text:style-name="T29_59"><text:s/></text:span><text:span text:style-name="T29_60">istotą</text:span><text:span text:style-name="T29_61"><text:s/></text:span><text:span text:style-name="T29_62">nową</text:span><text:span text:style-name="T29_63">,<text:s/></text:span><text:span text:style-name="T29_64">a</text:span><text:span text:style-name="T29_65"><text:s/>„</text:span><text:span text:style-name="T29_66">rekruci</text:span><text:span text:style-name="T29_67">”<text:s/></text:span><text:span text:style-name="T29_68">cały</text:span><text:span text:style-name="T29_69"><text:s/></text:span><text:span text:style-name="T29_70">czas</text:span><text:span text:style-name="T29_71"><text:s/></text:span><text:span text:style-name="T29_72">się</text:span><text:span text:style-name="T29_73"><text:s/></text:span><text:span text:style-name="T29_74">pojawiali</text:span><text:span text:style-name="T29_75">.<text:s/></text:span><text:span text:style-name="T29_76">Co</text:span><text:span text:style-name="T29_77"><text:s/></text:span><text:span text:style-name="T29_78">więcej</text:span><text:span text:style-name="T29_79">,<text:s/></text:span><text:span text:style-name="T29_80">niemal</text:span><text:span text:style-name="T29_81"><text:s/></text:span><text:span text:style-name="T29_82">od</text:span><text:span text:style-name="T29_83"><text:s/></text:span><text:span text:style-name="T29_84">razu</text:span><text:span text:style-name="T29_85"><text:s/></text:span><text:span text:style-name="T29_86">włączali</text:span><text:span text:style-name="T29_87"><text:s/></text:span><text:span text:style-name="T29_88">się</text:span><text:span text:style-name="T29_89"><text:s/></text:span><text:span text:style-name="T29_90">w</text:span><text:span text:style-name="T29_91"><text:s/></text:span><text:span text:style-name="T29_92">życie</text:span><text:span text:style-name="T29_93"><text:s/></text:span><text:span text:style-name="T29_94">społeczności</text:span><text:span text:style-name="T29_95">,<text:s/></text:span><text:span text:style-name="T29_96">szybko</text:span><text:span text:style-name="T29_97"><text:s/></text:span><text:span text:style-name="T29_98">startując</text:span><text:span text:style-name="T29_99"><text:s/></text:span><text:span text:style-name="T29_100">z</text:span><text:span text:style-name="T29_101"><text:s/></text:span><text:span text:style-name="T29_102">fanfikami</text:span><text:span text:style-name="T29_103"><text:s/></text:span><text:span text:style-name="T29_104">i</text:span><text:span text:style-name="T29_105"><text:s/></text:span><text:span text:style-name="T29_106">fanartami</text:span><text:span text:style-name="T29_107">,<text:s/></text:span><text:span text:style-name="T29_108">dostając</text:span><text:span text:style-name="T29_109"><text:s/></text:span><text:span text:style-name="T29_110">oficjalne</text:span><text:span text:style-name="T29_111"><text:s/></text:span><text:span text:style-name="T29_112">funkcje</text:span><text:span text:style-name="T29_113"><text:s/></text:span><text:span text:style-name="T29_114">na</text:span><text:span text:style-name="T29_115"><text:s/></text:span><text:span text:style-name="T29_116">MLPPolska</text:span><text:span text:style-name="T29_117"><text:s/></text:span><text:span text:style-name="T29_118">lub</text:span><text:span text:style-name="T29_119"><text:s/></text:span><text:span text:style-name="T29_120">FGE</text:span><text:span text:style-name="T29_121">,<text:s/></text:span><text:span text:style-name="T29_122">chodząc</text:span><text:span text:style-name="T29_123"><text:s/></text:span><text:span text:style-name="T29_124">na</text:span><text:span text:style-name="T29_125"><text:s/></text:span><text:span text:style-name="T29_126">ponymeety</text:span><text:span text:style-name="T29_127">.<text:s/></text:span><text:span text:style-name="T29_128">Teraz</text:span><text:span text:style-name="T29_129"><text:s/></text:span><text:span text:style-name="T29_130">większość</text:span><text:span text:style-name="T29_131"><text:s/></text:span><text:span text:style-name="T29_132">twórców</text:span><text:span text:style-name="T29_133">,<text:s/></text:span><text:span text:style-name="T29_134">redaktorów</text:span><text:span text:style-name="T29_135">,<text:s/></text:span><text:span text:style-name="T29_136">moderatorów</text:span><text:span text:style-name="T29_137"><text:s/></text:span><text:span text:style-name="T29_138">i</text:span><text:span text:style-name="T29_139"><text:s/></text:span><text:span text:style-name="T29_140">organizatorów</text:span><text:span text:style-name="T29_141"><text:s/>(</text:span><text:span text:style-name="T29_142">choć</text:span><text:span text:style-name="T29_143"><text:s/></text:span><text:span text:style-name="T29_144">ta</text:span><text:span text:style-name="T29_145"><text:s/></text:span><text:span text:style-name="T29_146">akurat</text:span><text:span text:style-name="T29_147"><text:s/></text:span><text:span text:style-name="T29_148">profesja</text:span><text:span text:style-name="T29_149"><text:s/></text:span><text:span text:style-name="T29_150">siłą</text:span><text:span text:style-name="T29_151"><text:s/></text:span><text:span text:style-name="T29_152">rzeczy</text:span><text:span text:style-name="T29_153"><text:s/></text:span><text:span text:style-name="T29_154">wymaga</text:span><text:span text:style-name="T29_155"><text:s/></text:span><text:span text:style-name="T29_156">doświadczenia</text:span><text:span text:style-name="T29_157">)<text:s/></text:span><text:span text:style-name="T29_158">to</text:span><text:span text:style-name="T29_159"><text:s/></text:span><text:span text:style-name="T29_160">ludzie</text:span><text:span text:style-name="T29_161"><text:s/></text:span><text:span text:style-name="T29_162">zastali</text:span><text:span text:style-name="T29_163"><text:s/></text:span><text:span text:style-name="T29_164">i</text:span><text:span text:style-name="T29_165"><text:s/></text:span><text:span text:style-name="T29_166">będący</text:span><text:span text:style-name="T29_167"><text:s/></text:span><text:span text:style-name="T29_168">z</text:span><text:span text:style-name="T29_169"><text:s/></text:span><text:span text:style-name="T29_170">fandomem</text:span><text:span text:style-name="T29_171"><text:s/></text:span><text:span text:style-name="T29_172">od</text:span><text:span text:style-name="T29_173"><text:s/></text:span><text:span text:style-name="T29_174">dawna</text:span><text:span text:style-name="T29_175">.</text:span></text:p>
      <text:p text:style-name="P30"/>
      <text:p text:style-name="P31"><text:span text:style-name="T31_1">–<text:s/></text:span><text:span text:style-name="T31_2">Permanentny</text:span><text:span text:style-name="T31_3"><text:s/></text:span><text:span text:style-name="T31_4">status</text:span><text:span text:style-name="T31_5"><text:s/></text:span><text:span text:style-name="T31_6">quo</text:span><text:span text:style-name="T31_7">.<text:s/></text:span><text:span text:style-name="T31_8">Scena</text:span><text:span text:style-name="T31_9"><text:s/></text:span><text:span text:style-name="T31_10">zacementowała</text:span><text:span text:style-name="T31_11"><text:s/></text:span><text:span text:style-name="T31_12">się</text:span><text:span text:style-name="T31_13">,<text:s/></text:span><text:span text:style-name="T31_14">co</text:span><text:span text:style-name="T31_15"><text:s/></text:span><text:span text:style-name="T31_16">akurat</text:span><text:span text:style-name="T31_17"><text:s/></text:span><text:span text:style-name="T31_18">z</text:span><text:span text:style-name="T31_19"><text:s/></text:span><text:span text:style-name="T31_20">wiekiem</text:span><text:span text:style-name="T31_21"><text:s/></text:span><text:span text:style-name="T31_22">i</text:span><text:span text:style-name="T31_23"><text:s/></text:span><text:span text:style-name="T31_24">w</text:span><text:span text:style-name="T31_25"><text:s/></text:span><text:span text:style-name="T31_26">odniesieniu</text:span><text:span text:style-name="T31_27"><text:s/></text:span><text:span text:style-name="T31_28">do</text:span><text:span text:style-name="T31_29"><text:s/></text:span><text:span text:style-name="T31_30">poprzedniego</text:span><text:span text:style-name="T31_31"><text:s/></text:span><text:span text:style-name="T31_32">objawu</text:span><text:span text:style-name="T31_33"><text:s/></text:span><text:span text:style-name="T31_34">nie</text:span><text:span text:style-name="T31_35"><text:s/></text:span><text:span text:style-name="T31_36">jest</text:span><text:span text:style-name="T31_37"><text:s/></text:span><text:span text:style-name="T31_38">specjalnie</text:span><text:span text:style-name="T31_39"><text:s/></text:span><text:span text:style-name="T31_40">dziwne</text:span><text:span text:style-name="T31_41">.<text:s/></text:span><text:span text:style-name="T31_42">Sęk</text:span><text:span text:style-name="T31_43"><text:s/></text:span><text:span text:style-name="T31_44">w</text:span><text:span text:style-name="T31_45"><text:s/></text:span><text:span text:style-name="T31_46">tym</text:span><text:span text:style-name="T31_47">,<text:s/></text:span><text:span text:style-name="T31_48">że</text:span><text:span text:style-name="T31_49"><text:s/></text:span><text:span text:style-name="T31_50">system</text:span><text:span text:style-name="T31_51"><text:s/></text:span><text:span text:style-name="T31_52">zatrzymywał</text:span><text:span text:style-name="T31_53"><text:s/></text:span><text:span text:style-name="T31_54">się</text:span><text:span text:style-name="T31_55"><text:s/></text:span><text:span text:style-name="T31_56">w</text:span><text:span text:style-name="T31_57"><text:s/></text:span><text:span text:style-name="T31_58">stanie</text:span><text:span text:style-name="T31_59"><text:s/></text:span><text:span text:style-name="T31_60">spokoju</text:span><text:span text:style-name="T31_61"><text:s/></text:span><text:span text:style-name="T31_62">i</text:span><text:span text:style-name="T31_63"><text:s/></text:span><text:span text:style-name="T31_64">niebezpiecznej</text:span><text:span text:style-name="T31_65"><text:s/></text:span><text:span text:style-name="T31_66">nieaktywności</text:span><text:span text:style-name="T31_67">.<text:s/></text:span><text:span text:style-name="T31_68">Poza</text:span><text:span text:style-name="T31_69"><text:s/></text:span><text:span text:style-name="T31_70">MLPPolska</text:span><text:span text:style-name="T31_71">,<text:s/></text:span><text:span text:style-name="T31_72">FGE</text:span><text:span text:style-name="T31_73"><text:s/></text:span><text:span text:style-name="T31_74">i</text:span><text:span text:style-name="T31_75"><text:s/></text:span><text:span text:style-name="T31_76">grupami</text:span><text:span text:style-name="T31_77"><text:s/></text:span><text:span text:style-name="T31_78">na</text:span><text:span text:style-name="T31_79"><text:s/></text:span><text:span text:style-name="T31_80">Facebooku</text:span><text:span text:style-name="T31_81"><text:s/></text:span><text:span text:style-name="T31_82">nie</text:span><text:span text:style-name="T31_83"><text:s/></text:span><text:span text:style-name="T31_84">pojawiają</text:span><text:span text:style-name="T31_85"><text:s/></text:span><text:span text:style-name="T31_86">się</text:span><text:span text:style-name="T31_87"><text:s/></text:span><text:span text:style-name="T31_88">żadne</text:span><text:span text:style-name="T31_89"><text:s/></text:span><text:span text:style-name="T31_90">nowe</text:span><text:span text:style-name="T31_91">,<text:s/></text:span><text:span text:style-name="T31_92">mniej</text:span><text:span text:style-name="T31_93"><text:s/></text:span><text:span text:style-name="T31_94">lub</text:span><text:span text:style-name="T31_95"><text:s/></text:span><text:span text:style-name="T31_96">bardziej</text:span><text:span text:style-name="T31_97"><text:s/></text:span><text:span text:style-name="T31_98">zorganizowane</text:span><text:span text:style-name="T31_99"><text:s/></text:span><text:span text:style-name="T31_100">społeczności</text:span><text:span text:style-name="T31_101">.<text:s/></text:span><text:span text:style-name="T31_102">Inny</text:span><text:span text:style-name="T31_103"><text:s/></text:span><text:span text:style-name="T31_104">znak</text:span><text:span text:style-name="T31_105"><text:s/></text:span><text:span text:style-name="T31_106">czasu</text:span><text:span text:style-name="T31_107"><text:s/></text:span><text:span text:style-name="T31_108">z</text:span><text:span text:style-name="T31_109"><text:s/></text:span><text:span text:style-name="T31_110">MLPPolska</text:span><text:span text:style-name="T31_111"><text:s/>–<text:s/></text:span><text:span text:style-name="T31_112">średni</text:span><text:span text:style-name="T31_113"><text:s/></text:span><text:span text:style-name="T31_114">czas</text:span><text:span text:style-name="T31_115"><text:s/></text:span><text:span text:style-name="T31_116">kadencji</text:span><text:span text:style-name="T31_117"><text:s/></text:span><text:span text:style-name="T31_118">awatara</text:span><text:span text:style-name="T31_119"><text:s/></text:span><text:span text:style-name="T31_120">lub</text:span><text:span text:style-name="T31_121"><text:s/></text:span><text:span text:style-name="T31_122">regenta</text:span><text:span text:style-name="T31_123"><text:s/></text:span><text:span text:style-name="T31_124">był</text:span><text:span text:style-name="T31_125"><text:s/></text:span><text:span text:style-name="T31_126">niegdyś</text:span><text:span text:style-name="T31_127"><text:s/></text:span><text:span text:style-name="T31_128">znacznie</text:span><text:span text:style-name="T31_129"><text:s/></text:span><text:span text:style-name="T31_130">krótszy</text:span><text:span text:style-name="T31_131">.<text:s/></text:span><text:span text:style-name="T31_132">Tymczasem</text:span><text:span text:style-name="T31_133"><text:s/></text:span><text:span text:style-name="T31_134">teraz</text:span><text:span text:style-name="T31_135"><text:s/></text:span><text:span text:style-name="T31_136">na</text:span><text:span text:style-name="T31_137"><text:s/></text:span><text:span text:style-name="T31_138">stanowiskach</text:span><text:span text:style-name="T31_139"><text:s/></text:span><text:span text:style-name="T31_140">pozostało</text:span><text:span text:style-name="T31_141"><text:s/></text:span><text:span text:style-name="T31_142">bardzo</text:span><text:span text:style-name="T31_143"><text:s/></text:span><text:span text:style-name="T31_144">wielu</text:span><text:span text:style-name="T31_145"><text:s/>„</text:span><text:span text:style-name="T31_146">emerytów</text:span><text:span text:style-name="T31_147">”.<text:s/></text:span><text:span text:style-name="T31_148">Pół</text:span><text:span text:style-name="T31_149"><text:s/></text:span><text:span text:style-name="T31_150">biedy</text:span><text:span text:style-name="T31_151">,<text:s/></text:span><text:span text:style-name="T31_152">kiedy</text:span><text:span text:style-name="T31_153"><text:s/></text:span><text:span text:style-name="T31_154">wykonują</text:span><text:span text:style-name="T31_155"><text:s/></text:span><text:span text:style-name="T31_156">swoją</text:span><text:span text:style-name="T31_157"><text:s/></text:span><text:span text:style-name="T31_158">pracę</text:span><text:span text:style-name="T31_159"><text:s/></text:span><text:span text:style-name="T31_160">porządnie</text:span><text:span text:style-name="T31_161"><text:s/>(</text:span><text:span text:style-name="T31_162">a</text:span><text:span text:style-name="T31_163"><text:s/></text:span><text:span text:style-name="T31_164">takich</text:span><text:span text:style-name="T31_165"><text:s/></text:span><text:span text:style-name="T31_166">na</text:span><text:span text:style-name="T31_167"><text:s/></text:span><text:span text:style-name="T31_168">szczęście</text:span><text:span text:style-name="T31_169"><text:s/></text:span><text:span text:style-name="T31_170">nie</text:span><text:span text:style-name="T31_171"><text:s/></text:span><text:span text:style-name="T31_172">brak</text:span><text:span text:style-name="T31_173">,<text:s/></text:span><text:span text:style-name="T31_174">powtarzam</text:span><text:span text:style-name="T31_175"><text:s/>–<text:s/></text:span><text:span text:style-name="T31_176">na</text:span><text:span text:style-name="T31_177"><text:s/></text:span><text:span text:style-name="T31_178">szczęście</text:span><text:span text:style-name="T31_179">),<text:s/></text:span><text:span text:style-name="T31_180">gorzej</text:span><text:span text:style-name="T31_181">,<text:s/></text:span><text:span text:style-name="T31_182">że</text:span><text:span text:style-name="T31_183"><text:s/></text:span><text:span text:style-name="T31_184">wielu</text:span><text:span text:style-name="T31_185"><text:s/></text:span><text:span text:style-name="T31_186">z</text:span><text:span text:style-name="T31_187"><text:s/></text:span><text:span text:style-name="T31_188">nich</text:span><text:span text:style-name="T31_189"><text:s/></text:span><text:span text:style-name="T31_190">to</text:span><text:span text:style-name="T31_191"><text:s/></text:span><text:span text:style-name="T31_192">cienie</text:span><text:span text:style-name="T31_193"><text:s/></text:span><text:span text:style-name="T31_194">dawnej</text:span><text:span text:style-name="T31_195"><text:s/></text:span><text:span text:style-name="T31_196">aktywności</text:span><text:span text:style-name="T31_197">.<text:s/></text:span><text:span text:style-name="T31_198">Nie</text:span><text:span text:style-name="T31_199"><text:s/></text:span><text:span text:style-name="T31_200">chodzi</text:span><text:span text:style-name="T31_201"><text:s/></text:span><text:span text:style-name="T31_202">już</text:span><text:span text:style-name="T31_203"><text:s/></text:span><text:span text:style-name="T31_204">nawet</text:span><text:span text:style-name="T31_205"><text:s/></text:span><text:span text:style-name="T31_206">o</text:span><text:span text:style-name="T31_207"><text:s/></text:span><text:span text:style-name="T31_208">brak</text:span><text:span text:style-name="T31_209"><text:s/></text:span><text:span text:style-name="T31_210">zainteresowania</text:span><text:span text:style-name="T31_211">,<text:s/></text:span><text:span text:style-name="T31_212">co</text:span><text:span text:style-name="T31_213"><text:s/></text:span><text:span text:style-name="T31_214">brak</text:span><text:span text:style-name="T31_215"><text:s/></text:span><text:span text:style-name="T31_216">zmian</text:span><text:span text:style-name="T31_217">.</text:span></text:p>
      <text:p text:style-name="P32"/>
      <text:p text:style-name="P33"><text:span text:style-name="T33_1">–<text:s/></text:span><text:span text:style-name="T33_2">Spowolnienie</text:span><text:span text:style-name="T33_3"><text:s/></text:span><text:span text:style-name="T33_4">aktywności</text:span><text:span text:style-name="T33_5">.<text:s/></text:span><text:span text:style-name="T33_6">Ten</text:span><text:span text:style-name="T33_7"><text:s/></text:span><text:span text:style-name="T33_8">element</text:span><text:span text:style-name="T33_9"><text:s/></text:span><text:span text:style-name="T33_10">pokażę</text:span><text:span text:style-name="T33_11"><text:s/></text:span><text:span text:style-name="T33_12">na</text:span><text:span text:style-name="T33_13"><text:s/></text:span><text:span text:style-name="T33_14">podstawie</text:span><text:span text:style-name="T33_15"><text:s/></text:span><text:span text:style-name="T33_16">fanfików</text:span><text:span text:style-name="T33_17">,<text:s/></text:span><text:span text:style-name="T33_18">w</text:span><text:span text:style-name="T33_19"><text:s/></text:span><text:span text:style-name="T33_20">których</text:span><text:span text:style-name="T33_21"><text:s/></text:span><text:span text:style-name="T33_22">orientuję</text:span><text:span text:style-name="T33_23"><text:s/></text:span><text:span text:style-name="T33_24">się</text:span><text:span text:style-name="T33_25"><text:s/></text:span><text:span text:style-name="T33_26">najlepiej</text:span><text:span text:style-name="T33_27">.<text:s/></text:span><text:span text:style-name="T33_28">Obecnie</text:span><text:span text:style-name="T33_29"><text:s/></text:span><text:span text:style-name="T33_30">na</text:span><text:span text:style-name="T33_31"><text:s/></text:span><text:span text:style-name="T33_32">MLPPolska</text:span><text:span text:style-name="T33_33"><text:s/></text:span><text:span text:style-name="T33_34">w</text:span><text:span text:style-name="T33_35"><text:s/></text:span><text:span text:style-name="T33_36">dziale</text:span><text:span text:style-name="T33_37"><text:s/></text:span><text:span text:style-name="T33_38">z</text:span><text:span text:style-name="T33_39"><text:s/></text:span><text:span text:style-name="T33_40">opowiadaniami</text:span><text:span text:style-name="T33_41"><text:s/></text:span><text:span text:style-name="T33_42">temat</text:span><text:span text:style-name="T33_43"><text:s/></text:span><text:span text:style-name="T33_44">na</text:span><text:span text:style-name="T33_45"><text:s/></text:span><text:span text:style-name="T33_46">pierwszej</text:span><text:span text:style-name="T33_47"><text:s/></text:span><text:span text:style-name="T33_48">stronie</text:span><text:span text:style-name="T33_49"><text:s/></text:span><text:span text:style-name="T33_50">utrzymuje</text:span><text:span text:style-name="T33_51"><text:s/></text:span><text:span text:style-name="T33_52">się</text:span><text:span text:style-name="T33_53"><text:s/></text:span><text:span text:style-name="T33_54">ponad</text:span><text:span text:style-name="T33_55"><text:s/></text:span><text:span text:style-name="T33_56">dwa</text:span><text:span text:style-name="T33_57"><text:s/></text:span><text:span text:style-name="T33_58">tygodnie</text:span><text:span text:style-name="T33_59">!<text:s/></text:span><text:span text:style-name="T33_60">Dla</text:span><text:span text:style-name="T33_61"><text:s/></text:span><text:span text:style-name="T33_62">porównania</text:span><text:span text:style-name="T33_63">,<text:s/></text:span><text:span text:style-name="T33_64">w</text:span><text:span text:style-name="T33_65"><text:s/></text:span><text:span text:style-name="T33_66">wyżej</text:span><text:span text:style-name="T33_67"><text:s/></text:span><text:span text:style-name="T33_68">wspomnianych</text:span><text:span text:style-name="T33_69"><text:s/></text:span><text:span text:style-name="T33_70">latach</text:span><text:span text:style-name="T33_71"><text:s/>(</text:span><text:span text:style-name="T33_72">a</text:span><text:span text:style-name="T33_73"><text:s/></text:span><text:span text:style-name="T33_74">nawet</text:span><text:span text:style-name="T33_75"><text:s/></text:span><text:span text:style-name="T33_76">często</text:span><text:span text:style-name="T33_77"><text:s/></text:span><text:span text:style-name="T33_78">w</text:span><text:span text:style-name="T33_79"><text:s/>2014)<text:s/></text:span><text:span text:style-name="T33_80">zdarzało</text:span><text:span text:style-name="T33_81"><text:s/></text:span><text:span text:style-name="T33_82">się</text:span><text:span text:style-name="T33_83">,<text:s/></text:span><text:span text:style-name="T33_84">że</text:span><text:span text:style-name="T33_85"><text:s/></text:span><text:span text:style-name="T33_86">tematy</text:span><text:span text:style-name="T33_87"><text:s/></text:span><text:span text:style-name="T33_88">odchodziły</text:span><text:span text:style-name="T33_89"><text:s/></text:span><text:span text:style-name="T33_90">na</text:span><text:span text:style-name="T33_91"><text:s/></text:span><text:span text:style-name="T33_92">drugą</text:span><text:span text:style-name="T33_93"><text:s/></text:span><text:span text:style-name="T33_94">stronę</text:span><text:span text:style-name="T33_95"><text:s/></text:span><text:span text:style-name="T33_96">jeszcze</text:span><text:span text:style-name="T33_97"><text:s/></text:span><text:span text:style-name="T33_98">tego</text:span><text:span text:style-name="T33_99"><text:s/></text:span><text:span text:style-name="T33_100">samego</text:span><text:span text:style-name="T33_101"><text:s/></text:span><text:span text:style-name="T33_102">dnia</text:span><text:span text:style-name="T33_103">!<text:s/></text:span><text:span text:style-name="T33_104">Inny</text:span><text:span text:style-name="T33_105"><text:s/></text:span><text:span text:style-name="T33_106">przykład</text:span><text:span text:style-name="T33_107"><text:s/></text:span><text:span text:style-name="T33_108">z</text:span><text:span text:style-name="T33_109"><text:s/></text:span><text:span text:style-name="T33_110">FGE</text:span><text:span text:style-name="T33_111">:<text:s/></text:span><text:span text:style-name="T33_112">w</text:span><text:span text:style-name="T33_113"><text:s/></text:span><text:span text:style-name="T33_114">latach</text:span><text:span text:style-name="T33_115"><text:s/>2012/2013<text:s/></text:span><text:span text:style-name="T33_116">Kredke</text:span><text:span text:style-name="T33_117"><text:s/>(</text:span><text:span text:style-name="T33_118">tamtejszy</text:span><text:span text:style-name="T33_119"><text:s/></text:span><text:span text:style-name="T33_120">redaktor</text:span><text:span text:style-name="T33_121"><text:s/></text:span><text:span text:style-name="T33_122">od</text:span><text:span text:style-name="T33_123"><text:s/></text:span><text:span text:style-name="T33_124">FFów</text:span><text:span text:style-name="T33_125">)<text:s/></text:span><text:span text:style-name="T33_126">musiał</text:span><text:span text:style-name="T33_127"><text:s/></text:span><text:span text:style-name="T33_128">wprowadzić</text:span><text:span text:style-name="T33_129"><text:s/></text:span><text:span text:style-name="T33_130">zbiorcze</text:span><text:span text:style-name="T33_131"><text:s/></text:span><text:span text:style-name="T33_132">posty</text:span><text:span text:style-name="T33_133"><text:s/></text:span><text:span text:style-name="T33_134">na</text:span><text:span text:style-name="T33_135"><text:s/></text:span><text:span text:style-name="T33_136">opowiadania</text:span><text:span text:style-name="T33_137">,<text:s/></text:span><text:span text:style-name="T33_138">gdyż</text:span><text:span text:style-name="T33_139"><text:s/></text:span><text:span text:style-name="T33_140">dawny</text:span><text:span text:style-name="T33_141"><text:s/></text:span><text:span text:style-name="T33_142">system</text:span><text:span text:style-name="T33_143"><text:s/>„</text:span><text:span text:style-name="T33_144">jedno</text:span><text:span text:style-name="T33_145"><text:s/></text:span><text:span text:style-name="T33_146">opowiadanie</text:span><text:span text:style-name="T33_147"><text:s/></text:span><text:span text:style-name="T33_148">na</text:span><text:span text:style-name="T33_149"><text:s/></text:span><text:span text:style-name="T33_150">dzień</text:span><text:span text:style-name="T33_151">”<text:s/></text:span><text:span text:style-name="T33_152">generował</text:span><text:span text:style-name="T33_153"><text:s/></text:span><text:span text:style-name="T33_154">wielodniowe</text:span><text:span text:style-name="T33_155"><text:s/></text:span><text:span text:style-name="T33_156">kolejki</text:span><text:span text:style-name="T33_157">.<text:s/></text:span><text:span text:style-name="T33_158">Obecnie</text:span><text:span text:style-name="T33_159"><text:s/></text:span><text:span text:style-name="T33_160">zrezygnowano</text:span><text:span text:style-name="T33_161"><text:s/></text:span><text:span text:style-name="T33_162">z</text:span><text:span text:style-name="T33_163"><text:s/></text:span><text:span text:style-name="T33_164">tego</text:span><text:span text:style-name="T33_165"><text:s/></text:span><text:span text:style-name="T33_166">patentu</text:span><text:span text:style-name="T33_167">,<text:s/></text:span><text:span text:style-name="T33_168">fanfiki</text:span><text:span text:style-name="T33_169"><text:s/></text:span><text:span text:style-name="T33_170">pojawiają</text:span><text:span text:style-name="T33_171"><text:s/></text:span><text:span text:style-name="T33_172">się</text:span><text:span text:style-name="T33_173"><text:s/></text:span><text:span text:style-name="T33_174">w</text:span><text:span text:style-name="T33_175"><text:s/></text:span><text:span text:style-name="T33_176">najlepszym</text:span><text:span text:style-name="T33_177"><text:s/></text:span><text:span text:style-name="T33_178">razie</text:span><text:span text:style-name="T33_179"><text:s/></text:span><text:span text:style-name="T33_180">kilka</text:span><text:span text:style-name="T33_181"><text:s/></text:span><text:span text:style-name="T33_182">razy</text:span><text:span text:style-name="T33_183"><text:s/></text:span><text:span text:style-name="T33_184">na</text:span><text:span text:style-name="T33_185"><text:s/></text:span><text:span text:style-name="T33_186">tydzień</text:span><text:span text:style-name="T33_187">,<text:s/></text:span><text:span text:style-name="T33_188">zdecydowanie</text:span><text:span text:style-name="T33_189"><text:s/></text:span><text:span text:style-name="T33_190">nie</text:span><text:span text:style-name="T33_191"><text:s/></text:span><text:span text:style-name="T33_192">codziennie</text:span><text:span text:style-name="T33_193">.<text:s/></text:span><text:span text:style-name="T33_194">Na</text:span><text:span text:style-name="T33_195"><text:s/></text:span><text:span text:style-name="T33_196">owym</text:span><text:span text:style-name="T33_197"><text:s/></text:span><text:span text:style-name="T33_198">blogu</text:span><text:span text:style-name="T33_199"><text:s/></text:span><text:span text:style-name="T33_200">spadła</text:span><text:span text:style-name="T33_201"><text:s/></text:span><text:span text:style-name="T33_202">też</text:span><text:span text:style-name="T33_203"><text:s/></text:span><text:span text:style-name="T33_204">aktywność</text:span><text:span text:style-name="T33_205"><text:s/></text:span><text:span text:style-name="T33_206">komentatorska</text:span><text:span text:style-name="T33_207">,<text:s/></text:span><text:span text:style-name="T33_208">nawet</text:span><text:span text:style-name="T33_209"><text:s/></text:span><text:span text:style-name="T33_210">w</text:span><text:span text:style-name="T33_211"><text:s/></text:span><text:span text:style-name="T33_212">przypadku</text:span><text:span text:style-name="T33_213"><text:s/></text:span><text:span text:style-name="T33_214">często</text:span><text:span text:style-name="T33_215"><text:s/></text:span><text:span text:style-name="T33_216">aktualizowanych</text:span><text:span text:style-name="T33_217"><text:s/></text:span><text:span text:style-name="T33_218">fików</text:span><text:span text:style-name="T33_219">.<text:s/></text:span><text:span text:style-name="T33_220">A</text:span><text:span text:style-name="T33_221"><text:s/></text:span><text:span text:style-name="T33_222">to</text:span><text:span text:style-name="T33_223"><text:s/></text:span><text:span text:style-name="T33_224">tylko</text:span><text:span text:style-name="T33_225"><text:s/></text:span><text:span text:style-name="T33_226">FFy</text:span><text:span text:style-name="T33_227">,<text:s/></text:span><text:span text:style-name="T33_228">które</text:span><text:span text:style-name="T33_229"><text:s/></text:span><text:span text:style-name="T33_230">nie</text:span><text:span text:style-name="T33_231"><text:s/></text:span><text:span text:style-name="T33_232">są</text:span><text:span text:style-name="T33_233"><text:s/></text:span><text:span text:style-name="T33_234">jedyną</text:span><text:span text:style-name="T33_235"><text:s/></text:span><text:span text:style-name="T33_236">formą</text:span><text:span text:style-name="T33_237"><text:s/></text:span><text:span text:style-name="T33_238">zaangażowania</text:span><text:span text:style-name="T33_239">.</text:span></text:p>
      <text:p text:style-name="P34"/>
      <text:p text:style-name="P35"><text:span text:style-name="T35_1">–<text:s/></text:span><text:span text:style-name="T35_2">Powszechność</text:span><text:span text:style-name="T35_3"><text:s/></text:span><text:span text:style-name="T35_4">odejścia</text:span><text:span text:style-name="T35_5">.<text:s/></text:span><text:span text:style-name="T35_6">Jeszcze</text:span><text:span text:style-name="T35_7"><text:s/></text:span><text:span text:style-name="T35_8">jakiś</text:span><text:span text:style-name="T35_9"><text:s/></text:span><text:span text:style-name="T35_10">czas</text:span><text:span text:style-name="T35_11"><text:s/></text:span><text:span text:style-name="T35_12">temu</text:span><text:span text:style-name="T35_13"><text:s/></text:span><text:span text:style-name="T35_14">osoby</text:span><text:span text:style-name="T35_15">,<text:s/></text:span><text:span text:style-name="T35_16">które</text:span><text:span text:style-name="T35_17"><text:s/></text:span><text:span text:style-name="T35_18">opuszczały</text:span><text:span text:style-name="T35_19"><text:s/></text:span><text:span text:style-name="T35_20">fandom</text:span><text:span text:style-name="T35_21">,<text:s/></text:span><text:span text:style-name="T35_22">były</text:span><text:span text:style-name="T35_23"><text:s/></text:span><text:span text:style-name="T35_24">pewnego</text:span><text:span text:style-name="T35_25"><text:s/></text:span><text:span text:style-name="T35_26">rodzaju</text:span><text:span text:style-name="T35_27"><text:s/></text:span><text:span text:style-name="T35_28">egzotyką</text:span><text:span text:style-name="T35_29">.<text:s/></text:span><text:span text:style-name="T35_30">Słyszałem</text:span><text:span text:style-name="T35_31"><text:s/></text:span><text:span text:style-name="T35_32">już</text:span><text:span text:style-name="T35_33"><text:s/></text:span><text:span text:style-name="T35_34">tezy</text:span><text:span text:style-name="T35_35">,<text:s/></text:span><text:span text:style-name="T35_36">że</text:span><text:span text:style-name="T35_37"><text:s/>„</text:span><text:span text:style-name="T35_38">fandom</text:span><text:span text:style-name="T35_39"><text:s/></text:span><text:span text:style-name="T35_40">jest</text:span><text:span text:style-name="T35_41"><text:s/></text:span><text:span text:style-name="T35_42">jak</text:span><text:span text:style-name="T35_43"><text:s/></text:span><text:span text:style-name="T35_44">mafia</text:span><text:span text:style-name="T35_45">”,<text:s/></text:span><text:span text:style-name="T35_46">z</text:span><text:span text:style-name="T35_47"><text:s/></text:span><text:span text:style-name="T35_48">której</text:span><text:span text:style-name="T35_49"><text:s/></text:span><text:span text:style-name="T35_50">nie</text:span><text:span text:style-name="T35_51"><text:s/></text:span><text:span text:style-name="T35_52">da</text:span><text:span text:style-name="T35_53"><text:s/></text:span><text:span text:style-name="T35_54">się</text:span><text:span text:style-name="T35_55"><text:s/></text:span><text:span text:style-name="T35_56">wyjść</text:span><text:span text:style-name="T35_57">,<text:s/></text:span><text:span text:style-name="T35_58">pamiętam</text:span><text:span text:style-name="T35_59"><text:s/></text:span><text:span text:style-name="T35_60">optymizm</text:span><text:span text:style-name="T35_61"><text:s/></text:span><text:span text:style-name="T35_62">i</text:span><text:span text:style-name="T35_63"><text:s/></text:span><text:span text:style-name="T35_64">zaangażowanie</text:span><text:span text:style-name="T35_65"><text:s/></text:span><text:span text:style-name="T35_66">nowych</text:span><text:span text:style-name="T35_67">,<text:s/></text:span><text:span text:style-name="T35_68">chociażby</text:span><text:span text:style-name="T35_69"><text:s/></text:span><text:span text:style-name="T35_70">z</text:span><text:span text:style-name="T35_71"><text:s/></text:span><text:span text:style-name="T35_72">własnego</text:span><text:span text:style-name="T35_73"><text:s/></text:span><text:span text:style-name="T35_74">doświadczenia</text:span><text:span text:style-name="T35_75">.<text:s/></text:span><text:span text:style-name="T35_76">Dźwięczą</text:span><text:span text:style-name="T35_77"><text:s/></text:span><text:span text:style-name="T35_78">mi</text:span><text:span text:style-name="T35_79"><text:s/></text:span><text:span text:style-name="T35_80">też</text:span><text:span text:style-name="T35_81"><text:s/></text:span><text:span text:style-name="T35_82">w</text:span><text:span text:style-name="T35_83"><text:s/></text:span><text:span text:style-name="T35_84">uszach</text:span><text:span text:style-name="T35_85"><text:s/></text:span><text:span text:style-name="T35_86">coraz</text:span><text:span text:style-name="T35_87"><text:s/></text:span><text:span text:style-name="T35_88">pospolitsze</text:span><text:span text:style-name="T35_89"><text:s/></text:span><text:span text:style-name="T35_90">słowa</text:span><text:span text:style-name="T35_91"><text:s/>„</text:span><text:span text:style-name="T35_92">już</text:span><text:span text:style-name="T35_93"><text:s/></text:span><text:span text:style-name="T35_94">nie</text:span><text:span text:style-name="T35_95"><text:s/></text:span><text:span text:style-name="T35_96">czuję</text:span><text:span text:style-name="T35_97"><text:s/></text:span><text:span text:style-name="T35_98">tej</text:span><text:span text:style-name="T35_99"><text:s/></text:span><text:span text:style-name="T35_100">magii</text:span><text:span text:style-name="T35_101">”.<text:s/></text:span><text:span text:style-name="T35_102">To</text:span><text:span text:style-name="T35_103">,<text:s/></text:span><text:span text:style-name="T35_104">że</text:span><text:span text:style-name="T35_105"><text:s/></text:span><text:span text:style-name="T35_106">ludzie</text:span><text:span text:style-name="T35_107"><text:s/></text:span><text:span text:style-name="T35_108">odchodzą</text:span><text:span text:style-name="T35_109">,<text:s/></text:span><text:span text:style-name="T35_110">a</text:span><text:span text:style-name="T35_111"><text:s/></text:span><text:span text:style-name="T35_112">to</text:span><text:span text:style-name="T35_113"><text:s/></text:span><text:span text:style-name="T35_114">spektakularnie</text:span><text:span text:style-name="T35_115">,<text:s/></text:span><text:span text:style-name="T35_116">a</text:span><text:span text:style-name="T35_117"><text:s/></text:span><text:span text:style-name="T35_118">to</text:span><text:span text:style-name="T35_119"><text:s/></text:span><text:span text:style-name="T35_120">w</text:span><text:span text:style-name="T35_121"><text:s/></text:span><text:span text:style-name="T35_122">ciszy</text:span><text:span text:style-name="T35_123">,<text:s/></text:span><text:span text:style-name="T35_124">nie</text:span><text:span text:style-name="T35_125"><text:s/></text:span><text:span text:style-name="T35_126">jest</text:span><text:span text:style-name="T35_127"><text:s/></text:span><text:span text:style-name="T35_128">akurat</text:span><text:span text:style-name="T35_129"><text:s/></text:span><text:span text:style-name="T35_130">niczym</text:span><text:span text:style-name="T35_131"><text:s/></text:span><text:span text:style-name="T35_132">dziwnym</text:span><text:span text:style-name="T35_133">,<text:s/></text:span><text:span text:style-name="T35_134">zwłaszcza</text:span><text:span text:style-name="T35_135"><text:s/></text:span><text:span text:style-name="T35_136">że</text:span><text:span text:style-name="T35_137"><text:s/></text:span><text:span text:style-name="T35_138">istniejemy</text:span><text:span text:style-name="T35_139"><text:s/></text:span><text:span text:style-name="T35_140">już</text:span><text:span text:style-name="T35_141"><text:s/></text:span><text:span text:style-name="T35_142">od</text:span><text:span text:style-name="T35_143"><text:s/></text:span><text:span text:style-name="T35_144">paru</text:span><text:span text:style-name="T35_145"><text:s/></text:span><text:span text:style-name="T35_146">lat</text:span><text:span text:style-name="T35_147">.<text:s/></text:span><text:span text:style-name="T35_148">Teraz</text:span><text:span text:style-name="T35_149"><text:s/></text:span><text:span text:style-name="T35_150">jednak</text:span><text:span text:style-name="T35_151"><text:s/></text:span><text:span text:style-name="T35_152">jak</text:span><text:span text:style-name="T35_153"><text:s/></text:span><text:span text:style-name="T35_154">nigdy</text:span><text:span text:style-name="T35_155"><text:s/></text:span><text:span text:style-name="T35_156">widać</text:span><text:span text:style-name="T35_157">,<text:s/></text:span><text:span text:style-name="T35_158">jak</text:span><text:span text:style-name="T35_159"><text:s/></text:span><text:span text:style-name="T35_160">bardzo</text:span><text:span text:style-name="T35_161"><text:s/></text:span><text:span text:style-name="T35_162">się</text:span><text:span text:style-name="T35_163"><text:s/></text:span><text:span text:style-name="T35_164">zestarzeliśmy</text:span><text:span text:style-name="T35_165">.</text:span></text:p>
      <text:p text:style-name="P36"/>
      <text:p text:style-name="P37"><text:span text:style-name="T37_1">Wprawny</text:span><text:span text:style-name="T37_2"><text:s/></text:span><text:span text:style-name="T37_3">obserwator</text:span><text:span text:style-name="T37_4"><text:s/></text:span><text:span text:style-name="T37_5">bez</text:span><text:span text:style-name="T37_6"><text:s/></text:span><text:span text:style-name="T37_7">trudu</text:span><text:span text:style-name="T37_8"><text:s/></text:span><text:span text:style-name="T37_9">wypisałby</text:span><text:span text:style-name="T37_10"><text:s/></text:span><text:span text:style-name="T37_11">jeszcze</text:span><text:span text:style-name="T37_12"><text:s/></text:span><text:span text:style-name="T37_13">niejeden</text:span><text:span text:style-name="T37_14"><text:s/></text:span><text:span text:style-name="T37_15">objaw</text:span><text:span text:style-name="T37_16">,<text:s/></text:span><text:span text:style-name="T37_17">ja</text:span><text:span text:style-name="T37_18"><text:s/></text:span><text:span text:style-name="T37_19">jednak</text:span><text:span text:style-name="T37_20">,<text:s/></text:span><text:span text:style-name="T37_21">ograniczony</text:span><text:span text:style-name="T37_22"><text:s/></text:span><text:span text:style-name="T37_23">ramami</text:span><text:span text:style-name="T37_24"><text:s/></text:span><text:span text:style-name="T37_25">objętości</text:span><text:span text:style-name="T37_26">,<text:s/></text:span><text:span text:style-name="T37_27">zmuszony</text:span><text:span text:style-name="T37_28"><text:s/></text:span><text:span text:style-name="T37_29">jestem</text:span><text:span text:style-name="T37_30"><text:s/></text:span><text:span text:style-name="T37_31">na</text:span><text:span text:style-name="T37_32"><text:s/></text:span><text:span text:style-name="T37_33">tym</text:span><text:span text:style-name="T37_34"><text:s/></text:span><text:span text:style-name="T37_35">poprzestać</text:span><text:span text:style-name="T37_36">.<text:s/></text:span><text:span text:style-name="T37_37">Mam</text:span><text:span text:style-name="T37_38"><text:s/></text:span><text:span text:style-name="T37_39">nadzieję</text:span><text:span text:style-name="T37_40">,<text:s/></text:span><text:span text:style-name="T37_41">że</text:span><text:span text:style-name="T37_42"><text:s/></text:span><text:span text:style-name="T37_43">przekonałem</text:span><text:span text:style-name="T37_44"><text:s/></text:span><text:span text:style-name="T37_45">Was</text:span><text:span text:style-name="T37_46">,<text:s/></text:span><text:span text:style-name="T37_47">że</text:span><text:span text:style-name="T37_48"><text:s/></text:span><text:span text:style-name="T37_49">bywało</text:span><text:span text:style-name="T37_50"><text:s/></text:span><text:span text:style-name="T37_51">lepiej</text:span><text:span text:style-name="T37_52">.</text:span></text:p>
      <text:p text:style-name="P38"><text:span text:style-name="T38_1"><text:s text:c="8"/><text:tab/></text:span></text:p>
      <text:p text:style-name="P39"><text:span text:style-name="T39_1"><text:s text:c="8"/><text:tab/></text:span></text:p>
      <text:p text:style-name="P40"><text:span text:style-name="T40_1">Diagnoza</text:span><text:span text:style-name="T40_2"><text:s/></text:span><text:span text:style-name="T40_3">i</text:span><text:span text:style-name="T40_4"><text:s/></text:span><text:span text:style-name="T40_5">przypuszczenia</text:span></text:p>
      <text:p text:style-name="P41"/>
      <text:p text:style-name="P42"><text:span text:style-name="T42_1">„</text:span><text:span text:style-name="T42_2">Zestarzeliśmy</text:span><text:span text:style-name="T42_3"><text:s/></text:span><text:span text:style-name="T42_4">się</text:span><text:span text:style-name="T42_5">…<text:s/></text:span><text:span text:style-name="T42_6">i</text:span><text:span text:style-name="T42_7"><text:s/></text:span><text:span text:style-name="T42_8">tyle</text:span><text:span text:style-name="T42_9">”<text:s/>–<text:s/></text:span><text:span text:style-name="T42_10">w</text:span><text:span text:style-name="T42_11"><text:s/></text:span><text:span text:style-name="T42_12">tym</text:span><text:span text:style-name="T42_13"><text:s/></text:span><text:span text:style-name="T42_14">momencie</text:span><text:span text:style-name="T42_15"><text:s/></text:span><text:span text:style-name="T42_16">te</text:span><text:span text:style-name="T42_17"><text:s/></text:span><text:span text:style-name="T42_18">słowa</text:span><text:span text:style-name="T42_19"><text:s/></text:span><text:span text:style-name="T42_20">spokojnie</text:span><text:span text:style-name="T42_21"><text:s/></text:span><text:span text:style-name="T42_22">zakończyłyby</text:span><text:span text:style-name="T42_23"><text:s/></text:span><text:span text:style-name="T42_24">ten</text:span><text:span text:style-name="T42_25"><text:s/></text:span><text:span text:style-name="T42_26">artykuł</text:span><text:span text:style-name="T42_27">,<text:s/></text:span><text:span text:style-name="T42_28">gdybym</text:span><text:span text:style-name="T42_29"><text:s/></text:span><text:span text:style-name="T42_30">tylko</text:span><text:span text:style-name="T42_31"><text:s/></text:span><text:span text:style-name="T42_32">chciał</text:span><text:span text:style-name="T42_33"><text:s/></text:span><text:span text:style-name="T42_34">się</text:span><text:span text:style-name="T42_35"><text:s/></text:span><text:span text:style-name="T42_36">nad</text:span><text:span text:style-name="T42_37"><text:s/></text:span><text:span text:style-name="T42_38">fandomem</text:span><text:span text:style-name="T42_39"><text:s/></text:span><text:span text:style-name="T42_40">pastwić</text:span><text:span text:style-name="T42_41">.<text:s/></text:span><text:span text:style-name="T42_42">Ja</text:span><text:span text:style-name="T42_43"><text:s/></text:span><text:span text:style-name="T42_44">jednak</text:span><text:span text:style-name="T42_45"><text:s/></text:span><text:span text:style-name="T42_46">nie</text:span><text:span text:style-name="T42_47"><text:s/></text:span><text:span text:style-name="T42_48">mam</text:span><text:span text:style-name="T42_49"><text:s/></text:span><text:span text:style-name="T42_50">zamiaru</text:span><text:span text:style-name="T42_51"><text:s/></text:span><text:span text:style-name="T42_52">poprzestać</text:span><text:span text:style-name="T42_53"><text:s/></text:span><text:span text:style-name="T42_54">na</text:span><text:span text:style-name="T42_55"><text:s/></text:span><text:span text:style-name="T42_56">biadoleniu</text:span><text:span text:style-name="T42_57">.<text:s/></text:span><text:span text:style-name="T42_58">Może</text:span><text:span text:style-name="T42_59"><text:s/></text:span><text:span text:style-name="T42_60">jestem</text:span><text:span text:style-name="T42_61"><text:s/></text:span><text:span text:style-name="T42_62">przesadnie</text:span><text:span text:style-name="T42_63"><text:s/></text:span><text:span text:style-name="T42_64">sentymentalny</text:span><text:span text:style-name="T42_65">,<text:s/></text:span><text:span text:style-name="T42_66">może</text:span><text:span text:style-name="T42_67"><text:s/></text:span><text:span text:style-name="T42_68">dałem</text:span><text:span text:style-name="T42_69"><text:s/></text:span><text:span text:style-name="T42_70">się</text:span><text:span text:style-name="T42_71"><text:s/></text:span><text:span text:style-name="T42_72">ponieść</text:span><text:span text:style-name="T42_73"><text:s/></text:span><text:span text:style-name="T42_74">jakiemuś</text:span><text:span text:style-name="T42_75"><text:s/></text:span><text:span text:style-name="T42_76">dziwnemu</text:span><text:span text:style-name="T42_77"><text:s/></text:span><text:span text:style-name="T42_78">gatunkowi</text:span><text:span text:style-name="T42_79"><text:s/></text:span><text:span text:style-name="T42_80">idealizmu</text:span><text:span text:style-name="T42_81">,<text:s/></text:span><text:span text:style-name="T42_82">ale</text:span><text:span text:style-name="T42_83"><text:s/></text:span><text:span text:style-name="T42_84">na</text:span><text:span text:style-name="T42_85"><text:s/></text:span><text:span text:style-name="T42_86">Miłość</text:span><text:span text:style-name="T42_87"><text:s/></text:span><text:span text:style-name="T42_88">Boską</text:span><text:span text:style-name="T42_89">,<text:s/></text:span><text:span text:style-name="T42_90">szkoda</text:span><text:span text:style-name="T42_91"><text:s/></text:span><text:span text:style-name="T42_92">mi</text:span><text:span text:style-name="T42_93"><text:s/></text:span><text:span text:style-name="T42_94">tej</text:span><text:span text:style-name="T42_95"><text:s/></text:span><text:span text:style-name="T42_96">niezwykłej</text:span><text:span text:style-name="T42_97"><text:s/></text:span><text:span text:style-name="T42_98">społeczności</text:span><text:span text:style-name="T42_99">.</text:span></text:p>
      <text:p text:style-name="P43"/>
      <text:p text:style-name="P44"><text:span text:style-name="T44_1">Problem</text:span><text:span text:style-name="T44_2"><text:s/></text:span><text:span text:style-name="T44_3">staje</text:span><text:span text:style-name="T44_4"><text:s/></text:span><text:span text:style-name="T44_5">się</text:span><text:span text:style-name="T44_6"><text:s/></text:span><text:span text:style-name="T44_7">też</text:span><text:span text:style-name="T44_8"><text:s/></text:span><text:span text:style-name="T44_9">nieco</text:span><text:span text:style-name="T44_10"><text:s/></text:span><text:span text:style-name="T44_11">bardziej</text:span><text:span text:style-name="T44_12"><text:s/></text:span><text:span text:style-name="T44_13">skomplikowany</text:span><text:span text:style-name="T44_14"><text:s/></text:span><text:span text:style-name="T44_15">dlatego</text:span><text:span text:style-name="T44_16">,<text:s/></text:span><text:span text:style-name="T44_17">że</text:span><text:span text:style-name="T44_18"><text:s/></text:span><text:span text:style-name="T44_19">obecny</text:span><text:span text:style-name="T44_20"><text:s/></text:span><text:span text:style-name="T44_21">stan</text:span><text:span text:style-name="T44_22"><text:s/></text:span><text:span text:style-name="T44_23">niesie</text:span><text:span text:style-name="T44_24"><text:s/></text:span><text:span text:style-name="T44_25">ze</text:span><text:span text:style-name="T44_26"><text:s/></text:span><text:span text:style-name="T44_27">sobą</text:span><text:span text:style-name="T44_28"><text:s/></text:span><text:span text:style-name="T44_29">też</text:span><text:span text:style-name="T44_30"><text:s/></text:span><text:span text:style-name="T44_31">parę</text:span><text:span text:style-name="T44_32"><text:s/></text:span><text:span text:style-name="T44_33">dobrych</text:span><text:span text:style-name="T44_34"><text:s/></text:span><text:span text:style-name="T44_35">stron</text:span><text:span text:style-name="T44_36">.<text:s/></text:span><text:span text:style-name="T44_37">Oswoiliśmy</text:span><text:span text:style-name="T44_38"><text:s/></text:span><text:span text:style-name="T44_39">środowisko</text:span><text:span text:style-name="T44_40">,<text:s/></text:span><text:span text:style-name="T44_41">doczekaliśmy</text:span><text:span text:style-name="T44_42"><text:s/></text:span><text:span text:style-name="T44_43">się</text:span><text:span text:style-name="T44_44"><text:s/></text:span><text:span text:style-name="T44_45">pokaźnej</text:span><text:span text:style-name="T44_46"><text:s/></text:span><text:span text:style-name="T44_47">bazy</text:span><text:span text:style-name="T44_48"><text:s/></text:span><text:span text:style-name="T44_49">obrazków</text:span><text:span text:style-name="T44_50">,<text:s/></text:span><text:span text:style-name="T44_51">filmików</text:span><text:span text:style-name="T44_52">,<text:s/></text:span><text:span text:style-name="T44_53">piosenek</text:span><text:span text:style-name="T44_54"><text:s/></text:span><text:span text:style-name="T44_55">i</text:span><text:span text:style-name="T44_56"><text:s/></text:span><text:span text:style-name="T44_57">fików</text:span><text:span text:style-name="T44_58">,<text:s/></text:span><text:span text:style-name="T44_59">zaryzykuję</text:span><text:span text:style-name="T44_60"><text:s/></text:span><text:span text:style-name="T44_61">też</text:span><text:span text:style-name="T44_62"><text:s/></text:span><text:span text:style-name="T44_63">stwierdzenie</text:span><text:span text:style-name="T44_64">,<text:s/></text:span><text:span text:style-name="T44_65">że</text:span><text:span text:style-name="T44_66"><text:s/></text:span><text:span text:style-name="T44_67">znacząco</text:span><text:span text:style-name="T44_68"><text:s/></text:span><text:span text:style-name="T44_69">zwiększyliśmy</text:span><text:span text:style-name="T44_70"><text:s/></text:span><text:span text:style-name="T44_71">nasze</text:span><text:span text:style-name="T44_72"><text:s/></text:span><text:span text:style-name="T44_73">wymagania</text:span><text:span text:style-name="T44_74">.<text:s/></text:span><text:span text:style-name="T44_75">Nie</text:span><text:span text:style-name="T44_76"><text:s/></text:span><text:span text:style-name="T44_77">jest</text:span><text:span text:style-name="T44_78"><text:s/></text:span><text:span text:style-name="T44_79">idealnie</text:span><text:span text:style-name="T44_80">,<text:s/></text:span><text:span text:style-name="T44_81">ale</text:span><text:span text:style-name="T44_82">…<text:s/></text:span><text:span text:style-name="T44_83">jakoś</text:span><text:span text:style-name="T44_84"><text:s/></text:span><text:span text:style-name="T44_85">jest</text:span><text:span text:style-name="T44_86">.<text:s/></text:span><text:span text:style-name="T44_87">Wciąż</text:span><text:span text:style-name="T44_88"><text:s/></text:span><text:span text:style-name="T44_89">mamy</text:span><text:span text:style-name="T44_90"><text:s/></text:span><text:span text:style-name="T44_91">jeszcze</text:span><text:span text:style-name="T44_92"><text:s/></text:span><text:span text:style-name="T44_93">sporą</text:span><text:span text:style-name="T44_94"><text:s/></text:span><text:span text:style-name="T44_95">grupę</text:span><text:span text:style-name="T44_96"><text:s/></text:span><text:span text:style-name="T44_97">aktywnych</text:span><text:span text:style-name="T44_98">,<text:s/></text:span><text:span text:style-name="T44_99">cały</text:span><text:span text:style-name="T44_100"><text:s/></text:span><text:span text:style-name="T44_101">czas</text:span><text:span text:style-name="T44_102"><text:s/></text:span><text:span text:style-name="T44_103">coś</text:span><text:span text:style-name="T44_104"><text:s/></text:span><text:span text:style-name="T44_105">się</text:span><text:span text:style-name="T44_106"><text:s/></text:span><text:span text:style-name="T44_107">dzieje</text:span><text:span text:style-name="T44_108">,<text:s/></text:span><text:span text:style-name="T44_109">choć</text:span><text:span text:style-name="T44_110"><text:s/></text:span><text:span text:style-name="T44_111">jakby</text:span><text:span text:style-name="T44_112"><text:s/></text:span><text:span text:style-name="T44_113">mniej</text:span><text:span text:style-name="T44_114"><text:s/></text:span><text:span text:style-name="T44_115">niż</text:span><text:span text:style-name="T44_116"><text:s/></text:span><text:span text:style-name="T44_117">kiedyś</text:span><text:span text:style-name="T44_118">.<text:s/></text:span><text:span text:style-name="T44_119">Tym</text:span><text:span text:style-name="T44_120"><text:s/></text:span><text:span text:style-name="T44_121">bardziej</text:span><text:span text:style-name="T44_122"><text:s/></text:span><text:span text:style-name="T44_123">kuszące</text:span><text:span text:style-name="T44_124"><text:s/></text:span><text:span text:style-name="T44_125">staje</text:span><text:span text:style-name="T44_126"><text:s/></text:span><text:span text:style-name="T44_127">się</text:span><text:span text:style-name="T44_128"><text:s/></text:span><text:span text:style-name="T44_129">zatrzymanie</text:span><text:span text:style-name="T44_130"><text:s/></text:span><text:span text:style-name="T44_131">lub</text:span><text:span text:style-name="T44_132"><text:s/></text:span><text:span text:style-name="T44_133">ewentualnie</text:span><text:span text:style-name="T44_134">,<text:s/></text:span><text:span text:style-name="T44_135">gdy</text:span><text:span text:style-name="T44_136"><text:s/></text:span><text:span text:style-name="T44_137">naprawdę</text:span><text:span text:style-name="T44_138"><text:s/></text:span><text:span text:style-name="T44_139">coś</text:span><text:span text:style-name="T44_140"><text:s/>(</text:span><text:span text:style-name="T44_141">lub</text:span><text:span text:style-name="T44_142"><text:s/></text:span><text:span text:style-name="T44_143">ktoś</text:span><text:span text:style-name="T44_144">)<text:s/></text:span><text:span text:style-name="T44_145">nam</text:span><text:span text:style-name="T44_146"><text:s/></text:span><text:span text:style-name="T44_147">nie</text:span><text:span text:style-name="T44_148"><text:s/></text:span><text:span text:style-name="T44_149">w</text:span><text:span text:style-name="T44_150"><text:s/></text:span><text:span text:style-name="T44_151">smak</text:span><text:span text:style-name="T44_152">,<text:s/></text:span><text:span text:style-name="T44_153">odejść</text:span><text:span text:style-name="T44_154"><text:s/></text:span><text:span text:style-name="T44_155">po</text:span><text:span text:style-name="T44_156"><text:s/></text:span><text:span text:style-name="T44_157">cichu</text:span><text:span text:style-name="T44_158">.</text:span></text:p>
      <text:p text:style-name="P45"/>
      <text:p text:style-name="P46"><text:span text:style-name="T46_1">Być</text:span><text:span text:style-name="T46_2"><text:s/></text:span><text:span text:style-name="T46_3">może</text:span><text:span text:style-name="T46_4"><text:s/></text:span><text:span text:style-name="T46_5">kiedyś</text:span><text:span text:style-name="T46_6"><text:s/></text:span><text:span text:style-name="T46_7">pokuszę</text:span><text:span text:style-name="T46_8"><text:s/></text:span><text:span text:style-name="T46_9">się</text:span><text:span text:style-name="T46_10"><text:s/></text:span><text:span text:style-name="T46_11">o</text:span><text:span text:style-name="T46_12"><text:s/></text:span><text:span text:style-name="T46_13">coś</text:span><text:span text:style-name="T46_14"><text:s/></text:span><text:span text:style-name="T46_15">więcej</text:span><text:span text:style-name="T46_16">,<text:s/></text:span><text:span text:style-name="T46_17">szeptem</text:span><text:span text:style-name="T46_18"><text:s/></text:span><text:span text:style-name="T46_19">dodam</text:span><text:span text:style-name="T46_20">,<text:s/></text:span><text:span text:style-name="T46_21">że</text:span><text:span text:style-name="T46_22"><text:s/></text:span><text:span text:style-name="T46_23">piszę</text:span><text:span text:style-name="T46_24"><text:s/></text:span><text:span text:style-name="T46_25">w</text:span><text:span text:style-name="T46_26"><text:s/></text:span><text:span text:style-name="T46_27">tle</text:span><text:span text:style-name="T46_28"><text:s/></text:span><text:span text:style-name="T46_29">trochę</text:span><text:span text:style-name="T46_30"><text:s/></text:span><text:span text:style-name="T46_31">dłuższy</text:span><text:span text:style-name="T46_32"><text:s/></text:span><text:span text:style-name="T46_33">artykuł</text:span><text:span text:style-name="T46_34"><text:s/></text:span><text:span text:style-name="T46_35">na</text:span><text:span text:style-name="T46_36"><text:s/></text:span><text:span text:style-name="T46_37">temat</text:span><text:span text:style-name="T46_38"><text:s/></text:span><text:span text:style-name="T46_39">samej</text:span><text:span text:style-name="T46_40"><text:s/></text:span><text:span text:style-name="T46_41">sceny</text:span><text:span text:style-name="T46_42"><text:s/></text:span><text:span text:style-name="T46_43">FFów</text:span><text:span text:style-name="T46_44">.<text:s/></text:span><text:span text:style-name="T46_45">Tutaj</text:span><text:span text:style-name="T46_46"><text:s/></text:span><text:span text:style-name="T46_47">jednak</text:span><text:span text:style-name="T46_48"><text:s/></text:span><text:span text:style-name="T46_49">nie</text:span><text:span text:style-name="T46_50"><text:s/></text:span><text:span text:style-name="T46_51">mam</text:span><text:span text:style-name="T46_52"><text:s/></text:span><text:span text:style-name="T46_53">możliwości</text:span><text:span text:style-name="T46_54">,<text:s/></text:span><text:span text:style-name="T46_55">by</text:span><text:span text:style-name="T46_56"><text:s/></text:span><text:span text:style-name="T46_57">systematycznie</text:span><text:span text:style-name="T46_58"><text:s/></text:span><text:span text:style-name="T46_59">przekopać</text:span><text:span text:style-name="T46_60"><text:s/></text:span><text:span text:style-name="T46_61">się</text:span><text:span text:style-name="T46_62"><text:s/></text:span><text:span text:style-name="T46_63">przez</text:span><text:span text:style-name="T46_64"><text:s/></text:span><text:span text:style-name="T46_65">wszystkie</text:span><text:span text:style-name="T46_66"><text:s/></text:span><text:span text:style-name="T46_67">problemy</text:span><text:span text:style-name="T46_68">,<text:s/></text:span><text:span text:style-name="T46_69">miast</text:span><text:span text:style-name="T46_70"><text:s/></text:span><text:span text:style-name="T46_71">tego</text:span><text:span text:style-name="T46_72"><text:s/></text:span><text:span text:style-name="T46_73">podzielę</text:span><text:span text:style-name="T46_74"><text:s/></text:span><text:span text:style-name="T46_75">się</text:span><text:span text:style-name="T46_76"><text:s/></text:span><text:span text:style-name="T46_77">więc</text:span><text:span text:style-name="T46_78"><text:s/></text:span><text:span text:style-name="T46_79">garścią</text:span><text:span text:style-name="T46_80"><text:s/></text:span><text:span text:style-name="T46_81">wniosków</text:span><text:span text:style-name="T46_82">:</text:span></text:p>
      <text:p text:style-name="P47"/>
      <text:p text:style-name="P48"><text:span text:style-name="T48_1">–<text:s/></text:span><text:span text:style-name="T48_2">Zmienił</text:span><text:span text:style-name="T48_3"><text:s/></text:span><text:span text:style-name="T48_4">się</text:span><text:span text:style-name="T48_5"><text:s/></text:span><text:span text:style-name="T48_6">stosunek</text:span><text:span text:style-name="T48_7"><text:s/></text:span><text:span text:style-name="T48_8">ludzi</text:span><text:span text:style-name="T48_9"><text:s/></text:span><text:span text:style-name="T48_10">w</text:span><text:span text:style-name="T48_11"><text:s/></text:span><text:span text:style-name="T48_12">Internecie</text:span><text:span text:style-name="T48_13"><text:s/></text:span><text:span text:style-name="T48_14">do</text:span><text:span text:style-name="T48_15"><text:s/></text:span><text:span text:style-name="T48_16">bron</text:span><text:span text:style-name="T48_17">ies</text:span><text:span text:style-name="T48_18">.<text:s/></text:span><text:span text:style-name="T48_19">Minęły</text:span><text:span text:style-name="T48_20"><text:s/></text:span><text:span text:style-name="T48_21">te</text:span><text:span text:style-name="T48_22"><text:s/></text:span><text:span text:style-name="T48_23">czasy</text:span><text:span text:style-name="T48_24">,<text:s/></text:span><text:span text:style-name="T48_25">gdy</text:span><text:span text:style-name="T48_26"><text:s/></text:span><text:span text:style-name="T48_27">byliśmy</text:span><text:span text:style-name="T48_28"><text:s/></text:span><text:span text:style-name="T48_29">egzotyką</text:span><text:span text:style-name="T48_30"><text:s/></text:span><text:span text:style-name="T48_31">i</text:span><text:span text:style-name="T48_32"><text:s/></text:span><text:span text:style-name="T48_33">nowiutkim</text:span><text:span text:style-name="T48_34"><text:s/></text:span><text:span text:style-name="T48_35">dziwadłem</text:span><text:span text:style-name="T48_36">,<text:s/></text:span><text:span text:style-name="T48_37">jeszcze</text:span><text:span text:style-name="T48_38"><text:s/></text:span><text:span text:style-name="T48_39">niezbadanym</text:span><text:span text:style-name="T48_40">.<text:s/></text:span><text:span text:style-name="T48_41">Co</text:span><text:span text:style-name="T48_42"><text:s/></text:span><text:span text:style-name="T48_43">więcej</text:span><text:span text:style-name="T48_44">,<text:s/></text:span><text:span text:style-name="T48_45">wielu</text:span><text:span text:style-name="T48_46"><text:s/></text:span><text:span text:style-name="T48_47">przyjmuje</text:span><text:span text:style-name="T48_48"><text:s/></text:span><text:span text:style-name="T48_49">nas</text:span><text:span text:style-name="T48_50"><text:s/></text:span><text:span text:style-name="T48_51">naprawdę</text:span><text:span text:style-name="T48_52"><text:s/></text:span><text:span text:style-name="T48_53">nieprzychylnie</text:span><text:span text:style-name="T48_54">,<text:s/></text:span><text:span text:style-name="T48_55">pojawiły</text:span><text:span text:style-name="T48_56"><text:s/></text:span><text:span text:style-name="T48_57">się</text:span><text:span text:style-name="T48_58"><text:s/></text:span><text:span text:style-name="T48_59">niechętne</text:span><text:span text:style-name="T48_60"><text:s/></text:span><text:span text:style-name="T48_61">reakcje</text:span><text:span text:style-name="T48_62"><text:s/></text:span><text:span text:style-name="T48_63">na</text:span><text:span text:style-name="T48_64"><text:s/></text:span><text:span text:style-name="T48_65">naszą</text:span><text:span text:style-name="T48_66"><text:s/></text:span><text:span text:style-name="T48_67">obecność</text:span><text:span text:style-name="T48_68">.<text:s/></text:span><text:span text:style-name="T48_69">W</text:span><text:span text:style-name="T48_70"><text:s/>2011<text:s/></text:span><text:span text:style-name="T48_71">i</text:span><text:span text:style-name="T48_72"><text:s/>2012<text:s/></text:span><text:span text:style-name="T48_73">obrazki</text:span><text:span text:style-name="T48_74"><text:s/></text:span><text:span text:style-name="T48_75">z</text:span><text:span text:style-name="T48_76"><text:s/></text:span><text:span text:style-name="T48_77">kucykami</text:span><text:span text:style-name="T48_78"><text:s/></text:span><text:span text:style-name="T48_79">na</text:span><text:span text:style-name="T48_80"><text:s/></text:span><text:span text:style-name="T48_81">kwejku</text:span><text:span text:style-name="T48_82"><text:s/></text:span><text:span text:style-name="T48_83">były</text:span><text:span text:style-name="T48_84"><text:s/></text:span><text:span text:style-name="T48_85">czymś</text:span><text:span text:style-name="T48_86"><text:s/></text:span><text:span text:style-name="T48_87">kompletnie</text:span><text:span text:style-name="T48_88"><text:s/></text:span><text:span text:style-name="T48_89">normalnym</text:span><text:span text:style-name="T48_90">,<text:s/></text:span><text:span text:style-name="T48_91">teraz</text:span><text:span text:style-name="T48_92"><text:s/></text:span><text:span text:style-name="T48_93">już</text:span><text:span text:style-name="T48_94"><text:s/></text:span><text:span text:style-name="T48_95">ich</text:span><text:span text:style-name="T48_96"><text:s/></text:span><text:span text:style-name="T48_97">nie</text:span><text:span text:style-name="T48_98"><text:s/></text:span><text:span text:style-name="T48_99">ma</text:span><text:span text:style-name="T48_100">,<text:s/></text:span><text:span text:style-name="T48_101">po</text:span><text:span text:style-name="T48_102"><text:s/></text:span><text:span text:style-name="T48_103">tym</text:span><text:span text:style-name="T48_104"><text:s/></text:span><text:span text:style-name="T48_105">jak</text:span><text:span text:style-name="T48_106"><text:s/></text:span><text:span text:style-name="T48_107">ostatnie</text:span><text:span text:style-name="T48_108"><text:s/></text:span><text:span text:style-name="T48_109">próby</text:span><text:span text:style-name="T48_110"><text:s/></text:span><text:span text:style-name="T48_111">publikacji</text:span><text:span text:style-name="T48_112"><text:s/></text:span><text:span text:style-name="T48_113">takich</text:span><text:span text:style-name="T48_114"><text:s/></text:span><text:span text:style-name="T48_115">skończyły</text:span><text:span text:style-name="T48_116"><text:s/></text:span><text:span text:style-name="T48_117">się</text:span><text:span text:style-name="T48_118"><text:s/></text:span><text:span text:style-name="T48_119">nieprzychylną</text:span><text:span text:style-name="T48_120">,<text:s/></text:span><text:span text:style-name="T48_121">wręcz</text:span><text:span text:style-name="T48_122"><text:s/></text:span><text:span text:style-name="T48_123">agresywną</text:span><text:span text:style-name="T48_124"><text:s/></text:span><text:span text:style-name="T48_125">reakcją</text:span><text:span text:style-name="T48_126"><text:s/></text:span><text:span text:style-name="T48_127">komentatorów</text:span><text:span text:style-name="T48_128">.<text:s/></text:span><text:span text:style-name="T48_129">W</text:span><text:span text:style-name="T48_130"><text:s/></text:span><text:span text:style-name="T48_131">eter</text:span><text:span text:style-name="T48_132"><text:s/></text:span><text:span text:style-name="T48_133">poszedł</text:span><text:span text:style-name="T48_134"><text:s/></text:span><text:span text:style-name="T48_135">też</text:span><text:span text:style-name="T48_136"><text:s/></text:span><text:span text:style-name="T48_137">stereotyp</text:span><text:span text:style-name="T48_138"><text:s/></text:span><text:span text:style-name="T48_139">tłustego</text:span><text:span text:style-name="T48_140">,<text:s/>„</text:span><text:span text:style-name="T48_141">przegranego</text:span><text:span text:style-name="T48_142">”<text:s/></text:span><text:span text:style-name="T48_143">brony</text:span><text:span text:style-name="T48_144">’</text:span><text:span text:style-name="T48_145">ego</text:span><text:span text:style-name="T48_146">,<text:s/></text:span><text:span text:style-name="T48_147">nachalnie</text:span><text:span text:style-name="T48_148"><text:s/></text:span><text:span text:style-name="T48_149">nawracającego</text:span><text:span text:style-name="T48_150"><text:s/></text:span><text:span text:style-name="T48_151">innych</text:span><text:span text:style-name="T48_152"><text:s/></text:span><text:span text:style-name="T48_153">na</text:span><text:span text:style-name="T48_154"><text:s/></text:span><text:span text:style-name="T48_155">oglądanie</text:span><text:span text:style-name="T48_156"><text:s/></text:span><text:span text:style-name="T48_157">kucyków</text:span><text:span text:style-name="T48_158">,<text:s/></text:span><text:span text:style-name="T48_159">co</text:span><text:span text:style-name="T48_160"><text:s/></text:span><text:span text:style-name="T48_161">w</text:span><text:span text:style-name="T48_162"><text:s/></text:span><text:span text:style-name="T48_163">połączeniu</text:span><text:span text:style-name="T48_164"><text:s/></text:span><text:span text:style-name="T48_165">z</text:span><text:span text:style-name="T48_166"><text:s/></text:span><text:span text:style-name="T48_167">plotkami</text:span><text:span text:style-name="T48_168"><text:s/></text:span><text:span text:style-name="T48_169">o</text:span><text:span text:style-name="T48_170"><text:s/></text:span><text:span text:style-name="T48_171">naszym</text:span><text:span text:style-name="T48_172"><text:s/></text:span><text:span text:style-name="T48_173">nieprzeciętnym</text:span><text:span text:style-name="T48_174"><text:s/></text:span><text:span text:style-name="T48_175">zamiłowaniu</text:span><text:span text:style-name="T48_176"><text:s/></text:span><text:span text:style-name="T48_177">do</text:span><text:span text:style-name="T48_178"><text:s/></text:span><text:span text:style-name="T48_179">R</text:span><text:span text:style-name="T48_180">34<text:s/></text:span><text:span text:style-name="T48_181">skończyło</text:span><text:span text:style-name="T48_182"><text:s/></text:span><text:span text:style-name="T48_183">się</text:span><text:span text:style-name="T48_184"><text:s/></text:span><text:span text:style-name="T48_185">bardzo</text:span><text:span text:style-name="T48_186"><text:s/></text:span><text:span text:style-name="T48_187">zła</text:span><text:span text:style-name="T48_188"><text:s/></text:span><text:span text:style-name="T48_189">dla</text:span><text:span text:style-name="T48_190"><text:s/></text:span><text:span text:style-name="T48_191">nas</text:span><text:span text:style-name="T48_192"><text:s/></text:span><text:span text:style-name="T48_193">publiką</text:span><text:span text:style-name="T48_194">.</text:span></text:p>
      <text:p text:style-name="P49"/>
      <text:p text:style-name="P50"><text:span text:style-name="T50_1">–<text:s/></text:span><text:span text:style-name="T50_2">Nowi</text:span><text:span text:style-name="T50_3"><text:s/></text:span><text:span text:style-name="T50_4">członkowie</text:span><text:span text:style-name="T50_5"><text:s/></text:span><text:span text:style-name="T50_6">pojawiają</text:span><text:span text:style-name="T50_7"><text:s/></text:span><text:span text:style-name="T50_8">się</text:span><text:span text:style-name="T50_9"><text:s/></text:span><text:span text:style-name="T50_10">rzadziej</text:span><text:span text:style-name="T50_11">.<text:s/></text:span><text:span text:style-name="T50_12">Nie</text:span><text:span text:style-name="T50_13"><text:s/></text:span><text:span text:style-name="T50_14">ma</text:span><text:span text:style-name="T50_15"><text:s/></text:span><text:span text:style-name="T50_16">w</text:span><text:span text:style-name="T50_17"><text:s/></text:span><text:span text:style-name="T50_18">tym</text:span><text:span text:style-name="T50_19"><text:s/></text:span><text:span text:style-name="T50_20">niczego</text:span><text:span text:style-name="T50_21"><text:s/></text:span><text:span text:style-name="T50_22">specjalnie</text:span><text:span text:style-name="T50_23"><text:s/></text:span><text:span text:style-name="T50_24">nietypowego</text:span><text:span text:style-name="T50_25">,<text:s/></text:span><text:span text:style-name="T50_26">większość</text:span><text:span text:style-name="T50_27"><text:s/></text:span><text:span text:style-name="T50_28">z</text:span><text:span text:style-name="T50_29"><text:s/></text:span><text:span text:style-name="T50_30">tych</text:span><text:span text:style-name="T50_31">,<text:s/></text:span><text:span text:style-name="T50_32">którzy</text:span><text:span text:style-name="T50_33"><text:s/></text:span><text:span text:style-name="T50_34">mieli</text:span><text:span text:style-name="T50_35"><text:s/></text:span><text:span text:style-name="T50_36">dowiedzieć</text:span><text:span text:style-name="T50_37"><text:s/></text:span><text:span text:style-name="T50_38">się</text:span><text:span text:style-name="T50_39"><text:s/></text:span><text:span text:style-name="T50_40">o</text:span><text:span text:style-name="T50_41"><text:s/></text:span><text:span text:style-name="T50_42">serialu</text:span><text:span text:style-name="T50_43"><text:s/></text:span><text:span text:style-name="T50_44">i</text:span><text:span text:style-name="T50_45"><text:s/></text:span><text:span text:style-name="T50_46">zacząć</text:span><text:span text:style-name="T50_47"><text:s/></text:span><text:span text:style-name="T50_48">oglądać</text:span><text:span text:style-name="T50_49">,<text:s/></text:span><text:span text:style-name="T50_50">już</text:span><text:span text:style-name="T50_51"><text:s/></text:span><text:span text:style-name="T50_52">to</text:span><text:span text:style-name="T50_53"><text:s/></text:span><text:span text:style-name="T50_54">zrobiła</text:span><text:span text:style-name="T50_55"><text:s/></text:span><text:span text:style-name="T50_56">jakiś</text:span><text:span text:style-name="T50_57"><text:s/></text:span><text:span text:style-name="T50_58">czas</text:span><text:span text:style-name="T50_59"><text:s/></text:span><text:span text:style-name="T50_60">temu</text:span><text:span text:style-name="T50_61">.<text:s/></text:span><text:span text:style-name="T50_62">Masowych</text:span><text:span text:style-name="T50_63"><text:s/>„</text:span><text:span text:style-name="T50_64">misji</text:span><text:span text:style-name="T50_65">”<text:s/></text:span><text:span text:style-name="T50_66">nie</text:span><text:span text:style-name="T50_67"><text:s/></text:span><text:span text:style-name="T50_68">ma</text:span><text:span text:style-name="T50_69"><text:s/></text:span><text:span text:style-name="T50_70">sensu</text:span><text:span text:style-name="T50_71"><text:s/></text:span><text:span text:style-name="T50_72">robić</text:span><text:span text:style-name="T50_73">,<text:s/></text:span><text:span text:style-name="T50_74">między</text:span><text:span text:style-name="T50_75"><text:s/></text:span><text:span text:style-name="T50_76">innymi</text:span><text:span text:style-name="T50_77"><text:s/></text:span><text:span text:style-name="T50_78">ze</text:span><text:span text:style-name="T50_79"><text:s/></text:span><text:span text:style-name="T50_80">względu</text:span><text:span text:style-name="T50_81"><text:s/></text:span><text:span text:style-name="T50_82">na</text:span><text:span text:style-name="T50_83"><text:s/></text:span><text:span text:style-name="T50_84">ten</text:span><text:span text:style-name="T50_85"><text:s/></text:span><text:span text:style-name="T50_86">stereotyp</text:span><text:span text:style-name="T50_87">,<text:s/></text:span><text:span text:style-name="T50_88">o</text:span><text:span text:style-name="T50_89"><text:s/></text:span><text:span text:style-name="T50_90">którym</text:span><text:span text:style-name="T50_91"><text:s/></text:span><text:span text:style-name="T50_92">pisałem</text:span><text:span text:style-name="T50_93"><text:s/></text:span><text:span text:style-name="T50_94">wyżej</text:span><text:span text:style-name="T50_95">.<text:s/></text:span><text:span text:style-name="T50_96">Ponadto</text:span><text:span text:style-name="T50_97"><text:s/></text:span><text:span text:style-name="T50_98">jednym</text:span><text:span text:style-name="T50_99"><text:s/></text:span><text:span text:style-name="T50_100">z</text:span><text:span text:style-name="T50_101"><text:s/></text:span><text:span text:style-name="T50_102">największych</text:span><text:span text:style-name="T50_103"><text:s/></text:span><text:span text:style-name="T50_104">walorów</text:span><text:span text:style-name="T50_105"><text:s/>„</text:span><text:span text:style-name="T50_106">rekrutacji</text:span><text:span text:style-name="T50_107">”<text:s/></text:span><text:span text:style-name="T50_108">do</text:span><text:span text:style-name="T50_109"><text:s/></text:span><text:span text:style-name="T50_110">fandomu</text:span><text:span text:style-name="T50_111"><text:s/></text:span><text:span text:style-name="T50_112">MLP</text:span><text:span text:style-name="T50_113"><text:s/></text:span><text:span text:style-name="T50_114">i</text:span><text:span text:style-name="T50_115"><text:s/></text:span><text:span text:style-name="T50_116">dla</text:span><text:span text:style-name="T50_117"><text:s/></text:span><text:span text:style-name="T50_118">mnie</text:span><text:span text:style-name="T50_119"><text:s/></text:span><text:span text:style-name="T50_120">jednym</text:span><text:span text:style-name="T50_121"><text:s/></text:span><text:span text:style-name="T50_122">z</text:span><text:span text:style-name="T50_123"><text:s/></text:span><text:span text:style-name="T50_124">największych</text:span><text:span text:style-name="T50_125"><text:s/></text:span><text:span text:style-name="T50_126">fenomenów</text:span><text:span text:style-name="T50_127"><text:s/></text:span><text:span text:style-name="T50_128">tegoż</text:span><text:span text:style-name="T50_129"><text:s/></text:span><text:span text:style-name="T50_130">było</text:span><text:span text:style-name="T50_131"><text:s/></text:span><text:span text:style-name="T50_132">właśnie</text:span><text:span text:style-name="T50_133"><text:s/></text:span><text:span text:style-name="T50_134">stopniowe</text:span><text:span text:style-name="T50_135"><text:s/></text:span><text:span text:style-name="T50_136">przełamywanie</text:span><text:span text:style-name="T50_137"><text:s/></text:span><text:span text:style-name="T50_138">się</text:span><text:span text:style-name="T50_139"><text:s/></text:span><text:span text:style-name="T50_140">do</text:span><text:span text:style-name="T50_141"><text:s/></text:span><text:span text:style-name="T50_142">nieznanego</text:span><text:span text:style-name="T50_143">.<text:s/></text:span><text:span text:style-name="T50_144">Przechodzenie</text:span><text:span text:style-name="T50_145"><text:s/></text:span><text:span text:style-name="T50_146">wszystkich</text:span><text:span text:style-name="T50_147"><text:s/></text:span><text:span text:style-name="T50_148">etapów</text:span><text:span text:style-name="T50_149"><text:s/></text:span><text:span text:style-name="T50_150">od</text:span><text:span text:style-name="T50_151"><text:s/>„</text:span><text:span text:style-name="T50_152">to</text:span><text:span text:style-name="T50_153"><text:s/></text:span><text:span text:style-name="T50_154">dla</text:span><text:span text:style-name="T50_155"><text:s/></text:span><text:span text:style-name="T50_156">małych</text:span><text:span text:style-name="T50_157"><text:s/></text:span><text:span text:style-name="T50_158">dziewczynek</text:span><text:span text:style-name="T50_159">”<text:s/></text:span><text:span text:style-name="T50_160">przez</text:span><text:span text:style-name="T50_161"><text:s/>„</text:span><text:span text:style-name="T50_162">nie</text:span><text:span text:style-name="T50_163"><text:s/></text:span><text:span text:style-name="T50_164">jest</text:span><text:span text:style-name="T50_165"><text:s/></text:span><text:span text:style-name="T50_166">takie</text:span><text:span text:style-name="T50_167"><text:s/></text:span><text:span text:style-name="T50_168">złe</text:span><text:span text:style-name="T50_169">”<text:s/></text:span><text:span text:style-name="T50_170">i</text:span><text:span text:style-name="T50_171"><text:s/>„</text:span><text:span text:style-name="T50_172">kurcze</text:span><text:span text:style-name="T50_173">,<text:s/></text:span><text:span text:style-name="T50_174">podoba</text:span><text:span text:style-name="T50_175"><text:s/></text:span><text:span text:style-name="T50_176">mi</text:span><text:span text:style-name="T50_177"><text:s/></text:span><text:span text:style-name="T50_178">się</text:span><text:span text:style-name="T50_179">”<text:s/></text:span><text:span text:style-name="T50_180">aż</text:span><text:span text:style-name="T50_181"><text:s/></text:span><text:span text:style-name="T50_182">po</text:span><text:span text:style-name="T50_183"><text:s/>„</text:span><text:span text:style-name="T50_184">cholera</text:span><text:span text:style-name="T50_185">,<text:s/></text:span><text:span text:style-name="T50_186">jestem</text:span><text:span text:style-name="T50_187"><text:s/></text:span><text:span text:style-name="T50_188">fanem</text:span><text:span text:style-name="T50_189"><text:s/></text:span><text:span text:style-name="T50_190">kucyków</text:span><text:span text:style-name="T50_191">,<text:s/></text:span><text:span text:style-name="T50_192">co</text:span><text:span text:style-name="T50_193"><text:s/></text:span><text:span text:style-name="T50_194">ja</text:span><text:span text:style-name="T50_195"><text:s/></text:span><text:span text:style-name="T50_196">robię</text:span><text:span text:style-name="T50_197"><text:s/></text:span><text:span text:style-name="T50_198">ze</text:span><text:span text:style-name="T50_199"><text:s/></text:span><text:span text:style-name="T50_200">swoim</text:span><text:span text:style-name="T50_201"><text:s/></text:span><text:span text:style-name="T50_202">życiem</text:span><text:span text:style-name="T50_203">?”.<text:s/></text:span><text:span text:style-name="T50_204">Jeśli</text:span><text:span text:style-name="T50_205"><text:s/></text:span><text:span text:style-name="T50_206">czegoś</text:span><text:span text:style-name="T50_207"><text:s/></text:span><text:span text:style-name="T50_208">nam</text:span><text:span text:style-name="T50_209"><text:s/></text:span><text:span text:style-name="T50_210">naprawdę</text:span><text:span text:style-name="T50_211"><text:s/></text:span><text:span text:style-name="T50_212">brakuje</text:span><text:span text:style-name="T50_213">,<text:s/></text:span><text:span text:style-name="T50_214">to</text:span><text:span text:style-name="T50_215"><text:s/></text:span><text:span text:style-name="T50_216">właśnie</text:span><text:span text:style-name="T50_217"><text:s/></text:span><text:span text:style-name="T50_218">nowych</text:span><text:span text:style-name="T50_219">.</text:span></text:p>
      <text:p text:style-name="P51"/>
      <text:p text:style-name="P52"><text:span text:style-name="T52_1">–<text:s/></text:span><text:span text:style-name="T52_2">Sporej</text:span><text:span text:style-name="T52_3"><text:s/></text:span><text:span text:style-name="T52_4">grupie</text:span><text:span text:style-name="T52_5"><text:s/></text:span><text:span text:style-name="T52_6">zwyczajnie</text:span><text:span text:style-name="T52_7"><text:s/></text:span><text:span text:style-name="T52_8">przejadły</text:span><text:span text:style-name="T52_9"><text:s/></text:span><text:span text:style-name="T52_10">się</text:span><text:span text:style-name="T52_11"><text:s/></text:span><text:span text:style-name="T52_12">kucyki</text:span><text:span text:style-name="T52_13">,<text:s/></text:span><text:span text:style-name="T52_14">więc</text:span><text:span text:style-name="T52_15"><text:s/></text:span><text:span text:style-name="T52_16">decydują</text:span><text:span text:style-name="T52_17"><text:s/></text:span><text:span text:style-name="T52_18">się</text:span><text:span text:style-name="T52_19"><text:s/></text:span><text:span text:style-name="T52_20">odejść</text:span><text:span text:style-name="T52_21">.<text:s/></text:span><text:span text:style-name="T52_22">Zmęczenie</text:span><text:span text:style-name="T52_23">,<text:s/></text:span><text:span text:style-name="T52_24">rutyna</text:span><text:span text:style-name="T52_25">,<text:s/></text:span><text:span text:style-name="T52_26">nic</text:span><text:span text:style-name="T52_27"><text:s/></text:span><text:span text:style-name="T52_28">nowego</text:span><text:span text:style-name="T52_29">.<text:s/></text:span><text:span text:style-name="T52_30">Jednakże</text:span><text:span text:style-name="T52_31"><text:s/></text:span><text:span text:style-name="T52_32">ze</text:span><text:span text:style-name="T52_33"><text:s/></text:span><text:span text:style-name="T52_34">względu</text:span><text:span text:style-name="T52_35"><text:s/></text:span><text:span text:style-name="T52_36">na</text:span><text:span text:style-name="T52_37"><text:s/></text:span><text:span text:style-name="T52_38">brak</text:span><text:span text:style-name="T52_39"><text:s/></text:span><text:span text:style-name="T52_40">świeżej</text:span><text:span text:style-name="T52_41"><text:s/></text:span><text:span text:style-name="T52_42">krwi</text:span><text:span text:style-name="T52_43">,<text:s/></text:span><text:span text:style-name="T52_44">coraz</text:span><text:span text:style-name="T52_45"><text:s/></text:span><text:span text:style-name="T52_46">bardziej</text:span><text:span text:style-name="T52_47"><text:s/></text:span><text:span text:style-name="T52_48">widać</text:span><text:span text:style-name="T52_49"><text:s/></text:span><text:span text:style-name="T52_50">ich</text:span><text:span text:style-name="T52_51"><text:s/></text:span><text:span text:style-name="T52_52">brak</text:span><text:span text:style-name="T52_53">.<text:s/></text:span><text:span text:style-name="T52_54">Wrażenie</text:span><text:span text:style-name="T52_55"><text:s/>„</text:span><text:span text:style-name="T52_56">nekropolii</text:span><text:span text:style-name="T52_57">”<text:s/></text:span><text:span text:style-name="T52_58">będzie</text:span><text:span text:style-name="T52_59"><text:s/></text:span><text:span text:style-name="T52_60">nam</text:span><text:span text:style-name="T52_61"><text:s/></text:span><text:span text:style-name="T52_62">towarzyszyć</text:span><text:span text:style-name="T52_63"><text:s/></text:span><text:span text:style-name="T52_64">coraz</text:span><text:span text:style-name="T52_65"><text:s/></text:span><text:span text:style-name="T52_66">mocniej</text:span><text:span text:style-name="T52_67">.</text:span></text:p>
      <text:p text:style-name="P53"/>
      <text:p text:style-name="P54"><text:span text:style-name="T54_1">–<text:s/></text:span><text:span text:style-name="T54_2">W</text:span><text:span text:style-name="T54_3"><text:s/></text:span><text:span text:style-name="T54_4">dodatku</text:span><text:span text:style-name="T54_5">,<text:s/></text:span><text:span text:style-name="T54_6">kolejny</text:span><text:span text:style-name="T54_7"><text:s/></text:span><text:span text:style-name="T54_8">raz</text:span><text:span text:style-name="T54_9"><text:s/></text:span><text:span text:style-name="T54_10">pozytywny</text:span><text:span text:style-name="T54_11"><text:s/></text:span><text:span text:style-name="T54_12">efekt</text:span><text:span text:style-name="T54_13"><text:s/></text:span><text:span text:style-name="T54_14">odbija</text:span><text:span text:style-name="T54_15"><text:s/></text:span><text:span text:style-name="T54_16">się</text:span><text:span text:style-name="T54_17"><text:s/></text:span><text:span text:style-name="T54_18">przeciwko</text:span><text:span text:style-name="T54_19"><text:s/></text:span><text:span text:style-name="T54_20">nam</text:span><text:span text:style-name="T54_21">.<text:s/></text:span><text:span text:style-name="T54_22">Większość</text:span><text:span text:style-name="T54_23"><text:s/></text:span><text:span text:style-name="T54_24">z</text:span><text:span text:style-name="T54_25"><text:s/></text:span><text:span text:style-name="T54_26">aktywnych</text:span><text:span text:style-name="T54_27"><text:s/></text:span><text:span text:style-name="T54_28">członków</text:span><text:span text:style-name="T54_29"><text:s/></text:span><text:span text:style-name="T54_30">fandomu</text:span><text:span text:style-name="T54_31"><text:s/></text:span><text:span text:style-name="T54_32">ma</text:span><text:span text:style-name="T54_33"><text:s/></text:span><text:span text:style-name="T54_34">już</text:span><text:span text:style-name="T54_35"><text:s/></text:span><text:span text:style-name="T54_36">swoich</text:span><text:span text:style-name="T54_37"><text:s/></text:span><text:span text:style-name="T54_38">znajomych</text:span><text:span text:style-name="T54_39">.<text:s/></text:span><text:span text:style-name="T54_40">Nic</text:span><text:span text:style-name="T54_41"><text:s/></text:span><text:span text:style-name="T54_42">w</text:span><text:span text:style-name="T54_43"><text:s/></text:span><text:span text:style-name="T54_44">tym</text:span><text:span text:style-name="T54_45"><text:s/></text:span><text:span text:style-name="T54_46">dziwnego</text:span><text:span text:style-name="T54_47">,<text:s/></text:span><text:span text:style-name="T54_48">jednak</text:span><text:span text:style-name="T54_49"><text:s/></text:span><text:span text:style-name="T54_50">gdy</text:span><text:span text:style-name="T54_51"><text:s/></text:span><text:span text:style-name="T54_52">fandom</text:span><text:span text:style-name="T54_53"><text:s/></text:span><text:span text:style-name="T54_54">był</text:span><text:span text:style-name="T54_55"><text:s/></text:span><text:span text:style-name="T54_56">jeszcze</text:span><text:span text:style-name="T54_57"><text:s/></text:span><text:span text:style-name="T54_58">młody</text:span><text:span text:style-name="T54_59">,<text:s/></text:span><text:span text:style-name="T54_60">siłą</text:span><text:span text:style-name="T54_61"><text:s/></text:span><text:span text:style-name="T54_62">rzeczy</text:span><text:span text:style-name="T54_63"><text:s/></text:span><text:span text:style-name="T54_64">ludzie</text:span><text:span text:style-name="T54_65">,<text:s/></text:span><text:span text:style-name="T54_66">których</text:span><text:span text:style-name="T54_67"><text:s/></text:span><text:span text:style-name="T54_68">tam</text:span><text:span text:style-name="T54_69"><text:s/></text:span><text:span text:style-name="T54_70">poznaliśmy</text:span><text:span text:style-name="T54_71">,<text:s/></text:span><text:span text:style-name="T54_72">byli</text:span><text:span text:style-name="T54_73"><text:s/></text:span><text:span text:style-name="T54_74">z</text:span><text:span text:style-name="T54_75"><text:s/></text:span><text:span text:style-name="T54_76">nami</text:span><text:span text:style-name="T54_77"><text:s/></text:span><text:span text:style-name="T54_78">niedługo</text:span><text:span text:style-name="T54_79">.<text:s/></text:span><text:span text:style-name="T54_80">Trwałość</text:span><text:span text:style-name="T54_81"><text:s/></text:span><text:span text:style-name="T54_82">znajomości</text:span><text:span text:style-name="T54_83"><text:s/></text:span><text:span text:style-name="T54_84">naturalnie</text:span><text:span text:style-name="T54_85"><text:s/></text:span><text:span text:style-name="T54_86">przeniosła</text:span><text:span text:style-name="T54_87"><text:s/></text:span><text:span text:style-name="T54_88">część</text:span><text:span text:style-name="T54_89"><text:s/></text:span><text:span text:style-name="T54_90">aktywności</text:span><text:span text:style-name="T54_91"><text:s/></text:span><text:span text:style-name="T54_92">poza</text:span><text:span text:style-name="T54_93"><text:s/></text:span><text:span text:style-name="T54_94">sam</text:span><text:span text:style-name="T54_95"><text:s/></text:span><text:span text:style-name="T54_96">fandom</text:span><text:span text:style-name="T54_97">,<text:s/></text:span><text:span text:style-name="T54_98">niejeden</text:span><text:span text:style-name="T54_99"><text:s/></text:span><text:span text:style-name="T54_100">preferuje</text:span><text:span text:style-name="T54_101"><text:s/></text:span><text:span text:style-name="T54_102">mniejsze</text:span><text:span text:style-name="T54_103"><text:s/></text:span><text:span text:style-name="T54_104">grono</text:span><text:span text:style-name="T54_105"><text:s/></text:span><text:span text:style-name="T54_106">przyjaciół</text:span><text:span text:style-name="T54_107">.<text:s/></text:span><text:span text:style-name="T54_108">Nawet</text:span><text:span text:style-name="T54_109"><text:s/></text:span><text:span text:style-name="T54_110">jeśli</text:span><text:span text:style-name="T54_111"><text:s/></text:span><text:span text:style-name="T54_112">poznał</text:span><text:span text:style-name="T54_113"><text:s/></text:span><text:span text:style-name="T54_114">ich</text:span><text:span text:style-name="T54_115"><text:s/></text:span><text:span text:style-name="T54_116">w</text:span><text:span text:style-name="T54_117"><text:s/></text:span><text:span text:style-name="T54_118">społeczności</text:span><text:span text:style-name="T54_119"><text:s/></text:span><text:span text:style-name="T54_120">fanów</text:span><text:span text:style-name="T54_121"><text:s/></text:span><text:span text:style-name="T54_122">kucyków</text:span><text:span text:style-name="T54_123">,<text:s/></text:span><text:span text:style-name="T54_124">teraz</text:span><text:span text:style-name="T54_125"><text:s/></text:span><text:span text:style-name="T54_126">nie</text:span><text:span text:style-name="T54_127"><text:s/></text:span><text:span text:style-name="T54_128">muszą</text:span><text:span text:style-name="T54_129"><text:s/></text:span><text:span text:style-name="T54_130">już</text:span><text:span text:style-name="T54_131"><text:s/></text:span><text:span text:style-name="T54_132">jej</text:span><text:span text:style-name="T54_133"><text:s/></text:span><text:span text:style-name="T54_134">potrzebować</text:span><text:span text:style-name="T54_135">.<text:s/></text:span><text:span text:style-name="T54_136">Dochodzi</text:span><text:span text:style-name="T54_137"><text:s/></text:span><text:span text:style-name="T54_138">efekt</text:span><text:span text:style-name="T54_139"><text:s/></text:span><text:span text:style-name="T54_140">psychologiczny</text:span><text:span text:style-name="T54_141">,<text:s/></text:span><text:span text:style-name="T54_142">potencjalni</text:span><text:span text:style-name="T54_143"><text:s/></text:span><text:span text:style-name="T54_144">nowi</text:span><text:span text:style-name="T54_145">,<text:s/></text:span><text:span text:style-name="T54_146">aktywni</text:span><text:span text:style-name="T54_147"><text:s/></text:span><text:span text:style-name="T54_148">fani</text:span><text:span text:style-name="T54_149"><text:s/></text:span><text:span text:style-name="T54_150">mogą</text:span><text:span text:style-name="T54_151"><text:s/></text:span><text:span text:style-name="T54_152">czuć</text:span><text:span text:style-name="T54_153"><text:s/></text:span><text:span text:style-name="T54_154">się</text:span><text:span text:style-name="T54_155"><text:s/></text:span><text:span text:style-name="T54_156">intruzami</text:span><text:span text:style-name="T54_157"><text:s/></text:span><text:span text:style-name="T54_158">i</text:span><text:span text:style-name="T54_159"><text:s/></text:span><text:span text:style-name="T54_160">nawet</text:span><text:span text:style-name="T54_161"><text:s/></text:span><text:span text:style-name="T54_162">jeśli</text:span><text:span text:style-name="T54_163"><text:s/></text:span><text:span text:style-name="T54_164">nie</text:span><text:span text:style-name="T54_165"><text:s/></text:span><text:span text:style-name="T54_166">mieliby</text:span><text:span text:style-name="T54_167"><text:s/></text:span><text:span text:style-name="T54_168">faktycznych</text:span><text:span text:style-name="T54_169"><text:s/></text:span><text:span text:style-name="T54_170">problemów</text:span><text:span text:style-name="T54_171"><text:s/></text:span><text:span text:style-name="T54_172">z</text:span><text:span text:style-name="T54_173"><text:s/></text:span><text:span text:style-name="T54_174">wbiciem</text:span><text:span text:style-name="T54_175"><text:s/></text:span><text:span text:style-name="T54_176">się</text:span><text:span text:style-name="T54_177"><text:s/></text:span><text:span text:style-name="T54_178">w</text:span><text:span text:style-name="T54_179"><text:s/></text:span><text:span text:style-name="T54_180">środowisko</text:span><text:span text:style-name="T54_181">,<text:s/></text:span><text:span text:style-name="T54_182">mogą</text:span><text:span text:style-name="T54_183"><text:s/></text:span><text:span text:style-name="T54_184">mieć</text:span><text:span text:style-name="T54_185"><text:s/></text:span><text:span text:style-name="T54_186">takie</text:span><text:span text:style-name="T54_187"><text:s/></text:span><text:span text:style-name="T54_188">poczucie</text:span><text:span text:style-name="T54_189">.</text:span></text:p>
      <text:p text:style-name="P55"/>
      <text:p text:style-name="P56"><text:span text:style-name="T56_1">–<text:s/></text:span><text:span text:style-name="T56_2">Wyżej</text:span><text:span text:style-name="T56_3"><text:s/></text:span><text:span text:style-name="T56_4">pisałem</text:span><text:span text:style-name="T56_5"><text:s/></text:span><text:span text:style-name="T56_6">już</text:span><text:span text:style-name="T56_7"><text:s/></text:span><text:span text:style-name="T56_8">o</text:span><text:span text:style-name="T56_9"><text:s/></text:span><text:span text:style-name="T56_10">poczuciu</text:span><text:span text:style-name="T56_11"><text:s/></text:span><text:span text:style-name="T56_12">rutyny</text:span><text:span text:style-name="T56_13">.<text:s/></text:span><text:span text:style-name="T56_14">Wchodzimy</text:span><text:span text:style-name="T56_15"><text:s/></text:span><text:span text:style-name="T56_16">dla</text:span><text:span text:style-name="T56_17"><text:s/></text:span><text:span text:style-name="T56_18">ludzi</text:span><text:span text:style-name="T56_19">,<text:s/></text:span><text:span text:style-name="T56_20">dla</text:span><text:span text:style-name="T56_21"><text:s/></text:span><text:span text:style-name="T56_22">forum</text:span><text:span text:style-name="T56_23"><text:s/></text:span><text:span text:style-name="T56_24">lub</text:span><text:span text:style-name="T56_25"><text:s/></text:span><text:span text:style-name="T56_26">dla</text:span><text:span text:style-name="T56_27"><text:s/></text:span><text:span text:style-name="T56_28">bloga</text:span><text:span text:style-name="T56_29">,<text:s/></text:span><text:span text:style-name="T56_30">bo</text:span><text:span text:style-name="T56_31"><text:s/></text:span><text:span text:style-name="T56_32">zawsze</text:span><text:span text:style-name="T56_33"><text:s/></text:span><text:span text:style-name="T56_34">wchodziliśmy</text:span><text:span text:style-name="T56_35">…<text:s/></text:span><text:span text:style-name="T56_36">Nie</text:span><text:span text:style-name="T56_37"><text:s/></text:span><text:span text:style-name="T56_38">mnie</text:span><text:span text:style-name="T56_39"><text:s/></text:span><text:span text:style-name="T56_40">oceniać</text:span><text:span text:style-name="T56_41"><text:s/></text:span><text:span text:style-name="T56_42">czyichś</text:span><text:span text:style-name="T56_43"><text:s/></text:span><text:span text:style-name="T56_44">motywów</text:span><text:span text:style-name="T56_45">,<text:s/></text:span><text:span text:style-name="T56_46">daleki</text:span><text:span text:style-name="T56_47"><text:s/></text:span><text:span text:style-name="T56_48">też</text:span><text:span text:style-name="T56_49"><text:s/></text:span><text:span text:style-name="T56_50">jestem</text:span><text:span text:style-name="T56_51"><text:s/></text:span><text:span text:style-name="T56_52">od</text:span><text:span text:style-name="T56_53"><text:s/></text:span><text:span text:style-name="T56_54">potępiania</text:span><text:span text:style-name="T56_55"><text:s/></text:span><text:span text:style-name="T56_56">kogokolwiek</text:span><text:span text:style-name="T56_57">,<text:s/></text:span><text:span text:style-name="T56_58">gdyż</text:span><text:span text:style-name="T56_59"><text:s/></text:span><text:span text:style-name="T56_60">mimo</text:span><text:span text:style-name="T56_61"><text:s/></text:span><text:span text:style-name="T56_62">wszystko</text:span><text:span text:style-name="T56_63"><text:s/></text:span><text:span text:style-name="T56_64">wielu</text:span><text:span text:style-name="T56_65"><text:s/></text:span><text:span text:style-name="T56_66">długoletnich</text:span><text:span text:style-name="T56_67"><text:s/></text:span><text:span text:style-name="T56_68">członków</text:span><text:span text:style-name="T56_69"><text:s/></text:span><text:span text:style-name="T56_70">fandomu</text:span><text:span text:style-name="T56_71"><text:s/></text:span><text:span text:style-name="T56_72">świeci</text:span><text:span text:style-name="T56_73"><text:s/></text:span><text:span text:style-name="T56_74">przykładem</text:span><text:span text:style-name="T56_75"><text:s/></text:span><text:span text:style-name="T56_76">aktywności</text:span><text:span text:style-name="T56_77"><text:s/></text:span><text:span text:style-name="T56_78">i</text:span><text:span text:style-name="T56_79"><text:s/></text:span><text:span text:style-name="T56_80">otwartości</text:span><text:span text:style-name="T56_81">.<text:s/></text:span><text:span text:style-name="T56_82">Jednak</text:span><text:span text:style-name="T56_83"><text:s/></text:span><text:span text:style-name="T56_84">tendencja</text:span><text:span text:style-name="T56_85"><text:s/></text:span><text:span text:style-name="T56_86">do</text:span><text:span text:style-name="T56_87"><text:s/></text:span><text:span text:style-name="T56_88">robienia</text:span><text:span text:style-name="T56_89"><text:s/></text:span><text:span text:style-name="T56_90">czegoś</text:span><text:span text:style-name="T56_91"><text:s/></text:span><text:span text:style-name="T56_92">w</text:span><text:span text:style-name="T56_93"><text:s/></text:span><text:span text:style-name="T56_94">mniejszej</text:span><text:span text:style-name="T56_95"><text:s/></text:span><text:span text:style-name="T56_96">skali</text:span><text:span text:style-name="T56_97">,<text:s/></text:span><text:span text:style-name="T56_98">mniej</text:span><text:span text:style-name="T56_99"><text:s/></text:span><text:span text:style-name="T56_100">na</text:span><text:span text:style-name="T56_101"><text:s/></text:span><text:span text:style-name="T56_102">poważnie</text:span><text:span text:style-name="T56_103">,<text:s/></text:span><text:span text:style-name="T56_104">w</text:span><text:span text:style-name="T56_105"><text:s/></text:span><text:span text:style-name="T56_106">mniejszym</text:span><text:span text:style-name="T56_107"><text:s/></text:span><text:span text:style-name="T56_108">gronie</text:span><text:span text:style-name="T56_109">,<text:s/></text:span><text:span text:style-name="T56_110">ogólnie</text:span><text:span text:style-name="T56_111">,<text:s/></text:span><text:span text:style-name="T56_112">zwyczajnie</text:span><text:span text:style-name="T56_113"><text:s/></text:span><text:span text:style-name="T56_114">mniej</text:span><text:span text:style-name="T56_115">,<text:s/></text:span><text:span text:style-name="T56_116">jest</text:span><text:span text:style-name="T56_117"><text:s/></text:span><text:span text:style-name="T56_118">zwyczajnie</text:span><text:span text:style-name="T56_119"><text:s/></text:span><text:span text:style-name="T56_120">przykra</text:span><text:span text:style-name="T56_121">.<text:s/></text:span><text:span text:style-name="T56_122">Co</text:span><text:span text:style-name="T56_123"><text:s/></text:span><text:span text:style-name="T56_124">jest</text:span><text:span text:style-name="T56_125"><text:s/></text:span><text:span text:style-name="T56_126">w</text:span><text:span text:style-name="T56_127"><text:s/></text:span><text:span text:style-name="T56_128">tym</text:span><text:span text:style-name="T56_129"><text:s/></text:span><text:span text:style-name="T56_130">wszystkim</text:span><text:span text:style-name="T56_131"><text:s/></text:span><text:span text:style-name="T56_132">najgorsze</text:span><text:span text:style-name="T56_133">?<text:s/></text:span><text:span text:style-name="T56_134">Że</text:span><text:span text:style-name="T56_135"><text:s/></text:span><text:span text:style-name="T56_136">wypalenie</text:span><text:span text:style-name="T56_137"><text:s/></text:span><text:span text:style-name="T56_138">się</text:span><text:span text:style-name="T56_139"><text:s/></text:span><text:span text:style-name="T56_140">jest</text:span><text:span text:style-name="T56_141"><text:s/></text:span><text:span text:style-name="T56_142">tak</text:span><text:span text:style-name="T56_143"><text:s/></text:span><text:span text:style-name="T56_144">bardzo</text:span><text:span text:style-name="T56_145"><text:s/></text:span><text:span text:style-name="T56_146">ludzkie</text:span><text:span text:style-name="T56_147">,<text:s/></text:span><text:span text:style-name="T56_148">tak</text:span><text:span text:style-name="T56_149"><text:s/></text:span><text:span text:style-name="T56_150">przykro</text:span><text:span text:style-name="T56_151"><text:s/></text:span><text:span text:style-name="T56_152">typowe</text:span><text:span text:style-name="T56_153">,<text:s/></text:span><text:span text:style-name="T56_154">że</text:span><text:span text:style-name="T56_155"><text:s/></text:span><text:span text:style-name="T56_156">niemal</text:span><text:span text:style-name="T56_157"><text:s/></text:span><text:span text:style-name="T56_158">nie</text:span><text:span text:style-name="T56_159"><text:s/></text:span><text:span text:style-name="T56_160">sposób</text:span><text:span text:style-name="T56_161"><text:s/></text:span><text:span text:style-name="T56_162">z</text:span><text:span text:style-name="T56_163"><text:s/></text:span><text:span text:style-name="T56_164">nim</text:span><text:span text:style-name="T56_165"><text:s/></text:span><text:span text:style-name="T56_166">walczyć</text:span><text:span text:style-name="T56_167">.</text:span></text:p>
      <text:p text:style-name="P57"/>
      <text:p text:style-name="P58"><text:span text:style-name="T58_1">–<text:s/></text:span><text:span text:style-name="T58_2">Spada</text:span><text:span text:style-name="T58_3"><text:s/></text:span><text:span text:style-name="T58_4">ilość</text:span><text:span text:style-name="T58_5"><text:s/></text:span><text:span text:style-name="T58_6">odbiorców</text:span><text:span text:style-name="T58_7"><text:s/></text:span><text:span text:style-name="T58_8">fandomowych</text:span><text:span text:style-name="T58_9"><text:s/></text:span><text:span text:style-name="T58_10">dzieł</text:span><text:span text:style-name="T58_11">,<text:s/></text:span><text:span text:style-name="T58_12">zwłaszcza</text:span><text:span text:style-name="T58_13"><text:s/></text:span><text:span text:style-name="T58_14">fanfików</text:span><text:span text:style-name="T58_15">.<text:s/></text:span><text:span text:style-name="T58_16">Na</text:span><text:span text:style-name="T58_17"><text:s/></text:span><text:span text:style-name="T58_18">samym</text:span><text:span text:style-name="T58_19"><text:s/></text:span><text:span text:style-name="T58_20">początku</text:span><text:span text:style-name="T58_21">,<text:s/></text:span><text:span text:style-name="T58_22">gdy</text:span><text:span text:style-name="T58_23"><text:s/></text:span><text:span text:style-name="T58_24">literatury</text:span><text:span text:style-name="T58_25"><text:s/></text:span><text:span text:style-name="T58_26">fandomowej</text:span><text:span text:style-name="T58_27"><text:s/></text:span><text:span text:style-name="T58_28">nie</text:span><text:span text:style-name="T58_29"><text:s/></text:span><text:span text:style-name="T58_30">było</text:span><text:span text:style-name="T58_31"><text:s/></text:span><text:span text:style-name="T58_32">wiele</text:span><text:span text:style-name="T58_33">,<text:s/></text:span><text:span text:style-name="T58_34">siłą</text:span><text:span text:style-name="T58_35"><text:s/></text:span><text:span text:style-name="T58_36">rzeczy</text:span><text:span text:style-name="T58_37"><text:s/></text:span><text:span text:style-name="T58_38">czytało</text:span><text:span text:style-name="T58_39"><text:s/></text:span><text:span text:style-name="T58_40">się</text:span><text:span text:style-name="T58_41"><text:s/></text:span><text:span text:style-name="T58_42">co</text:span><text:span text:style-name="T58_43"><text:s/></text:span><text:span text:style-name="T58_44">popadnie</text:span><text:span text:style-name="T58_45">.<text:s/></text:span><text:span text:style-name="T58_46">W</text:span><text:span text:style-name="T58_47"><text:s/></text:span><text:span text:style-name="T58_48">ogromnej</text:span><text:span text:style-name="T58_49"><text:s/></text:span><text:span text:style-name="T58_50">ilości</text:span><text:span text:style-name="T58_51"><text:s/></text:span><text:span text:style-name="T58_52">prac</text:span><text:span text:style-name="T58_53"><text:s/></text:span><text:span text:style-name="T58_54">coraz</text:span><text:span text:style-name="T58_55"><text:s/></text:span><text:span text:style-name="T58_56">trudniej</text:span><text:span text:style-name="T58_57"><text:s/></text:span><text:span text:style-name="T58_58">jednak</text:span><text:span text:style-name="T58_59"><text:s/></text:span><text:span text:style-name="T58_60">walczyć</text:span><text:span text:style-name="T58_61"><text:s/></text:span><text:span text:style-name="T58_62">o</text:span><text:span text:style-name="T58_63"><text:s/></text:span><text:span text:style-name="T58_64">uwagę</text:span><text:span text:style-name="T58_65">,<text:s/></text:span><text:span text:style-name="T58_66">zwłaszcza</text:span><text:span text:style-name="T58_67"><text:s/></text:span><text:span text:style-name="T58_68">że</text:span><text:span text:style-name="T58_69"><text:s/></text:span><text:span text:style-name="T58_70">aktywność</text:span><text:span text:style-name="T58_71"><text:s/></text:span><text:span text:style-name="T58_72">komentatorska</text:span><text:span text:style-name="T58_73"><text:s/></text:span><text:span text:style-name="T58_74">maleje</text:span><text:span text:style-name="T58_75">,<text:s/></text:span><text:span text:style-name="T58_76">a</text:span><text:span text:style-name="T58_77"><text:s/></text:span><text:span text:style-name="T58_78">i</text:span><text:span text:style-name="T58_79"><text:s/></text:span><text:span text:style-name="T58_80">jak</text:span><text:span text:style-name="T58_81"><text:s/></text:span><text:span text:style-name="T58_82">pisałem</text:span><text:span text:style-name="T58_83"><text:s/></text:span><text:span text:style-name="T58_84">wyżej</text:span><text:span text:style-name="T58_85">,<text:s/></text:span><text:span text:style-name="T58_86">czytelników</text:span><text:span text:style-name="T58_87"><text:s/></text:span><text:span text:style-name="T58_88">wielu</text:span><text:span text:style-name="T58_89"><text:s/></text:span><text:span text:style-name="T58_90">nie</text:span><text:span text:style-name="T58_91"><text:s/></text:span><text:span text:style-name="T58_92">ma</text:span><text:span text:style-name="T58_93">.<text:s/></text:span><text:span text:style-name="T58_94">Scena</text:span><text:span text:style-name="T58_95"><text:s/></text:span><text:span text:style-name="T58_96">FFów</text:span><text:span text:style-name="T58_97"><text:s/></text:span><text:span text:style-name="T58_98">twórcami</text:span><text:span text:style-name="T58_99"><text:s/></text:span><text:span text:style-name="T58_100">stoi</text:span><text:span text:style-name="T58_101">,<text:s/></text:span><text:span text:style-name="T58_102">a</text:span><text:span text:style-name="T58_103"><text:s/></text:span><text:span text:style-name="T58_104">ci</text:span><text:span text:style-name="T58_105"><text:s/></text:span><text:span text:style-name="T58_106">zniechęcają</text:span><text:span text:style-name="T58_107"><text:s/></text:span><text:span text:style-name="T58_108">się</text:span><text:span text:style-name="T58_109"><text:s/></text:span><text:span text:style-name="T58_110">brakiem</text:span><text:span text:style-name="T58_111"><text:s/></text:span><text:span text:style-name="T58_112">zainteresowania</text:span><text:span text:style-name="T58_113">.</text:span></text:p>
      <text:p text:style-name="P59"><text:span text:style-name="T59_1"><text:s text:c="8"/><text:tab/></text:span></text:p>
      <text:p text:style-name="P60"><text:span text:style-name="T60_1">Jak</text:span><text:span text:style-name="T60_2"><text:s/></text:span><text:span text:style-name="T60_3">widzę</text:span><text:span text:style-name="T60_4"><text:s/></text:span><text:span text:style-name="T60_5">przyszłość</text:span><text:span text:style-name="T60_6">?<text:s/></text:span><text:span text:style-name="T60_7">Może</text:span><text:span text:style-name="T60_8"><text:s/></text:span><text:span text:style-name="T60_9">nie</text:span><text:span text:style-name="T60_10"><text:s/></text:span><text:span text:style-name="T60_11">w</text:span><text:span text:style-name="T60_12"><text:s/></text:span><text:span text:style-name="T60_13">czarnych</text:span><text:span text:style-name="T60_14">,<text:s/></text:span><text:span text:style-name="T60_15">ale</text:span><text:span text:style-name="T60_16"><text:s/></text:span><text:span text:style-name="T60_17">mocno</text:span><text:span text:style-name="T60_18"><text:s/></text:span><text:span text:style-name="T60_19">szarych</text:span><text:span text:style-name="T60_20"><text:s/></text:span><text:span text:style-name="T60_21">barwach</text:span><text:span text:style-name="T60_22">.<text:s/></text:span><text:span text:style-name="T60_23">F</text:span><text:span text:style-name="T60_24">andom</text:span><text:span text:style-name="T60_25"><text:s/></text:span><text:span text:style-name="T60_26">będzie</text:span><text:span text:style-name="T60_27"><text:s/></text:span><text:span text:style-name="T60_28">dalej</text:span><text:span text:style-name="T60_29"><text:s/></text:span><text:span text:style-name="T60_30">kurczyć</text:span><text:span text:style-name="T60_31"><text:s/></text:span><text:span text:style-name="T60_32">się</text:span><text:span text:style-name="T60_33">,<text:s/></text:span><text:span text:style-name="T60_34">popadać</text:span><text:span text:style-name="T60_35"><text:s/></text:span><text:span text:style-name="T60_36">w</text:span><text:span text:style-name="T60_37"><text:s/></text:span><text:span text:style-name="T60_38">coraz</text:span><text:span text:style-name="T60_39"><text:s/></text:span><text:span text:style-name="T60_40">większą</text:span><text:span text:style-name="T60_41"><text:s/></text:span><text:span text:style-name="T60_42">rutynę</text:span><text:span text:style-name="T60_43"><text:s/></text:span><text:span text:style-name="T60_44">i</text:span><text:span text:style-name="T60_45"><text:s/></text:span><text:span text:style-name="T60_46">brak</text:span><text:span text:style-name="T60_47"><text:s/></text:span><text:span text:style-name="T60_48">aktywności</text:span><text:span text:style-name="T60_49">.<text:s/></text:span><text:span text:style-name="T60_50">Uważam</text:span><text:span text:style-name="T60_51">,<text:s/></text:span><text:span text:style-name="T60_52">a</text:span><text:span text:style-name="T60_53"><text:s/></text:span><text:span text:style-name="T60_54">wręcz</text:span><text:span text:style-name="T60_55"><text:s/></text:span><text:span text:style-name="T60_56">jestem</text:span><text:span text:style-name="T60_57"><text:s/></text:span><text:span text:style-name="T60_58">przekonany</text:span><text:span text:style-name="T60_59">,<text:s/></text:span><text:span text:style-name="T60_60">że</text:span><text:span text:style-name="T60_61"><text:s/></text:span><text:span text:style-name="T60_62">ostatecznie</text:span><text:span text:style-name="T60_63"><text:s/></text:span><text:span text:style-name="T60_64">skupi</text:span><text:span text:style-name="T60_65"><text:s/></text:span><text:span text:style-name="T60_66">się</text:span><text:span text:style-name="T60_67"><text:s/></text:span><text:span text:style-name="T60_68">wokół</text:span><text:span text:style-name="T60_69"><text:s/></text:span><text:span text:style-name="T60_70">dwóch</text:span><text:span text:style-name="T60_71"><text:s/></text:span><text:span text:style-name="T60_72">grup</text:span><text:span text:style-name="T60_73"><text:s/>–<text:s/></text:span><text:span text:style-name="T60_74">twórców</text:span><text:span text:style-name="T60_75">,<text:s/></text:span><text:span text:style-name="T60_76">którzy</text:span><text:span text:style-name="T60_77"><text:s/></text:span><text:span text:style-name="T60_78">zostaną</text:span><text:span text:style-name="T60_79"><text:s/></text:span><text:span text:style-name="T60_80">i</text:span><text:span text:style-name="T60_81"><text:s/></text:span><text:span text:style-name="T60_82">społeczników</text:span><text:span text:style-name="T60_83">-</text:span><text:span text:style-name="T60_84">aktywistów</text:span><text:span text:style-name="T60_85">.<text:s/></text:span><text:span text:style-name="T60_86">Jedni</text:span><text:span text:style-name="T60_87"><text:s/></text:span><text:span text:style-name="T60_88">i</text:span><text:span text:style-name="T60_89"><text:s/></text:span><text:span text:style-name="T60_90">drudzy</text:span><text:span text:style-name="T60_91"><text:s/></text:span><text:span text:style-name="T60_92">są</text:span><text:span text:style-name="T60_93"><text:s/></text:span><text:span text:style-name="T60_94">w</text:span><text:span text:style-name="T60_95"><text:s/></text:span><text:span text:style-name="T60_96">stanie</text:span><text:span text:style-name="T60_97"><text:s/>„</text:span><text:span text:style-name="T60_98">wyprodukować</text:span><text:span text:style-name="T60_99">”<text:s/></text:span><text:span text:style-name="T60_100">wystarczająco</text:span><text:span text:style-name="T60_101"><text:s/></text:span><text:span text:style-name="T60_102">działania</text:span><text:span text:style-name="T60_103"><text:s/></text:span><text:span text:style-name="T60_104">i</text:span><text:span text:style-name="T60_105"><text:s/></text:span><text:span text:style-name="T60_106">zainteresowania</text:span><text:span text:style-name="T60_107">,<text:s/></text:span><text:span text:style-name="T60_108">by</text:span><text:span text:style-name="T60_109"><text:s/></text:span><text:span text:style-name="T60_110">jakoś</text:span><text:span text:style-name="T60_111"><text:s/></text:span><text:span text:style-name="T60_112">się</text:span><text:span text:style-name="T60_113"><text:s/></text:span><text:span text:style-name="T60_114">wybronić</text:span><text:span text:style-name="T60_115">.<text:s/></text:span><text:span text:style-name="T60_116">Nie</text:span><text:span text:style-name="T60_117"><text:s/></text:span><text:span text:style-name="T60_118">będzie</text:span><text:span text:style-name="T60_119"><text:s/></text:span><text:span text:style-name="T60_120">źle</text:span><text:span text:style-name="T60_121">,<text:s/></text:span><text:span text:style-name="T60_122">ale</text:span><text:span text:style-name="T60_123"><text:s/></text:span><text:span text:style-name="T60_124">na</text:span><text:span text:style-name="T60_125"><text:s/></text:span><text:span text:style-name="T60_126">pewno</text:span><text:span text:style-name="T60_127"><text:s/></text:span><text:span text:style-name="T60_128">inaczej</text:span><text:span text:style-name="T60_129"><text:s/></text:span><text:span text:style-name="T60_130">i</text:span><text:span text:style-name="T60_131"><text:s/></text:span><text:span text:style-name="T60_132">skromniej</text:span><text:span text:style-name="T60_133">.<text:s/></text:span><text:span text:style-name="T60_134">A</text:span><text:span text:style-name="T60_135"><text:s/></text:span><text:span text:style-name="T60_136">może</text:span><text:span text:style-name="T60_137"><text:s/></text:span><text:span text:style-name="T60_138">nadejdzie</text:span><text:span text:style-name="T60_139"><text:s/></text:span><text:span text:style-name="T60_140">renesans</text:span><text:span text:style-name="T60_141">?<text:s/></text:span><text:span text:style-name="T60_142">Niech</text:span><text:span text:style-name="T60_143"><text:s/></text:span><text:span text:style-name="T60_144">mnie</text:span><text:span text:style-name="T60_145"><text:s/></text:span><text:span text:style-name="T60_146">diabli</text:span><text:span text:style-name="T60_147">,<text:s/></text:span><text:span text:style-name="T60_148">ale</text:span><text:span text:style-name="T60_149"><text:s/></text:span><text:span text:style-name="T60_150">jakoś</text:span><text:span text:style-name="T60_151"><text:s/></text:span><text:span text:style-name="T60_152">nie</text:span><text:span text:style-name="T60_153"><text:s/></text:span><text:span text:style-name="T60_154">mogę</text:span><text:span text:style-name="T60_155"><text:s/></text:span><text:span text:style-name="T60_156">w</text:span><text:span text:style-name="T60_157"><text:s/></text:span><text:span text:style-name="T60_158">to</text:span><text:span text:style-name="T60_159"><text:s/></text:span><text:span text:style-name="T60_160">uwierzyć</text:span><text:span text:style-name="T60_161">,<text:s/></text:span><text:span text:style-name="T60_162">przykro</text:span><text:span text:style-name="T60_163"><text:s/></text:span><text:span text:style-name="T60_164">mi</text:span><text:span text:style-name="T60_165">.</text:span></text:p>
      <text:p text:style-name="P61"><text:span text:style-name="T61_1"><text:s/></text:span></text:p>
      <text:p text:style-name="P62"><text:span text:style-name="T62_1">Słowa</text:span><text:span text:style-name="T62_2"><text:s/></text:span><text:span text:style-name="T62_3">otuchy</text:span></text:p>
      <text:p text:style-name="P63"/>
      <text:p text:style-name="P64"><text:span text:style-name="T64_1">Choć</text:span><text:span text:style-name="T64_2"><text:s/></text:span><text:span text:style-name="T64_3">najlepiej</text:span><text:span text:style-name="T64_4"><text:s/></text:span><text:span text:style-name="T64_5">nie</text:span><text:span text:style-name="T64_6"><text:s/></text:span><text:span text:style-name="T64_7">jest</text:span><text:span text:style-name="T64_8">,<text:s/></text:span><text:span text:style-name="T64_9">nie</text:span><text:span text:style-name="T64_10"><text:s/></text:span><text:span text:style-name="T64_11">oznacza</text:span><text:span text:style-name="T64_12"><text:s/></text:span><text:span text:style-name="T64_13">to</text:span><text:span text:style-name="T64_14">,<text:s/></text:span><text:span text:style-name="T64_15">że</text:span><text:span text:style-name="T64_16"><text:s/></text:span><text:span text:style-name="T64_17">nic</text:span><text:span text:style-name="T64_18"><text:s/></text:span><text:span text:style-name="T64_19">się</text:span><text:span text:style-name="T64_20"><text:s/></text:span><text:span text:style-name="T64_21">nie</text:span><text:span text:style-name="T64_22"><text:s/></text:span><text:span text:style-name="T64_23">da</text:span><text:span text:style-name="T64_24"><text:s/></text:span><text:span text:style-name="T64_25">zrobić</text:span><text:span text:style-name="T64_26">.<text:s/></text:span><text:span text:style-name="T64_27">Mało</text:span><text:span text:style-name="T64_28"><text:s/></text:span><text:span text:style-name="T64_29">tego</text:span><text:span text:style-name="T64_30">,<text:s/></text:span><text:span text:style-name="T64_31">można</text:span><text:span text:style-name="T64_32"><text:s/></text:span><text:span text:style-name="T64_33">zmienić</text:span><text:span text:style-name="T64_34"><text:s/></text:span><text:span text:style-name="T64_35">bardzo</text:span><text:span text:style-name="T64_36"><text:s/></text:span><text:span text:style-name="T64_37">dużo</text:span><text:span text:style-name="T64_38">.<text:s/></text:span><text:span text:style-name="T64_39">Mamy</text:span><text:span text:style-name="T64_40"><text:s/></text:span><text:span text:style-name="T64_41">w</text:span><text:span text:style-name="T64_42"><text:s/></text:span><text:span text:style-name="T64_43">rękach</text:span><text:span text:style-name="T64_44"><text:s/></text:span><text:span text:style-name="T64_45">wiele</text:span><text:span text:style-name="T64_46"><text:s/></text:span><text:span text:style-name="T64_47">atutów</text:span><text:span text:style-name="T64_48">,<text:s/></text:span><text:span text:style-name="T64_49">które</text:span><text:span text:style-name="T64_50"><text:s/></text:span><text:span text:style-name="T64_51">możemy</text:span><text:span text:style-name="T64_52"><text:s/></text:span><text:span text:style-name="T64_53">wykorzystać</text:span><text:span text:style-name="T64_54">.<text:s/></text:span><text:span text:style-name="T64_55">Nie</text:span><text:span text:style-name="T64_56"><text:s/></text:span><text:span text:style-name="T64_57">będę</text:span><text:span text:style-name="T64_58"><text:s/></text:span><text:span text:style-name="T64_59">Wam</text:span><text:span text:style-name="T64_60"><text:s/></text:span><text:span text:style-name="T64_61">mydlił</text:span><text:span text:style-name="T64_62"><text:s/></text:span><text:span text:style-name="T64_63">oczu</text:span><text:span text:style-name="T64_64"><text:s/></text:span><text:span text:style-name="T64_65">o</text:span><text:span text:style-name="T64_66"><text:s/></text:span><text:span text:style-name="T64_67">odwracaniu</text:span><text:span text:style-name="T64_68"><text:s/></text:span><text:span text:style-name="T64_69">tendencji</text:span><text:span text:style-name="T64_70"><text:s/></text:span><text:span text:style-name="T64_71">i</text:span><text:span text:style-name="T64_72"><text:s/></text:span><text:span text:style-name="T64_73">przywróceniu</text:span><text:span text:style-name="T64_74"><text:s/></text:span><text:span text:style-name="T64_75">złotego</text:span><text:span text:style-name="T64_76"><text:s/></text:span><text:span text:style-name="T64_77">wieku</text:span><text:span text:style-name="T64_78">,<text:s/></text:span><text:span text:style-name="T64_79">bo</text:span><text:span text:style-name="T64_80"><text:s/></text:span><text:span text:style-name="T64_81">nie</text:span><text:span text:style-name="T64_82"><text:s/></text:span><text:span text:style-name="T64_83">jestem</text:span><text:span text:style-name="T64_84"><text:s/></text:span><text:span text:style-name="T64_85">w</text:span><text:span text:style-name="T64_86"><text:s/></text:span><text:span text:style-name="T64_87">stanie</text:span><text:span text:style-name="T64_88"><text:s/></text:span><text:span text:style-name="T64_89">wynieść</text:span><text:span text:style-name="T64_90"><text:s/></text:span><text:span text:style-name="T64_91">się</text:span><text:span text:style-name="T64_92"><text:s/></text:span><text:span text:style-name="T64_93">na</text:span><text:span text:style-name="T64_94"><text:s/></text:span><text:span text:style-name="T64_95">takie</text:span><text:span text:style-name="T64_96"><text:s/></text:span><text:span text:style-name="T64_97">wyżyny</text:span><text:span text:style-name="T64_98"><text:s/></text:span><text:span text:style-name="T64_99">optymizmu</text:span><text:span text:style-name="T64_100">.<text:s/></text:span><text:span text:style-name="T64_101">Z</text:span><text:span text:style-name="T64_102"><text:s/></text:span><text:span text:style-name="T64_103">mojej</text:span><text:span text:style-name="T64_104"><text:s/></text:span><text:span text:style-name="T64_105">perspektywy</text:span><text:span text:style-name="T64_106"><text:s/></text:span><text:span text:style-name="T64_107">starzenie</text:span><text:span text:style-name="T64_108"><text:s/></text:span><text:span text:style-name="T64_109">się</text:span><text:span text:style-name="T64_110"><text:s/></text:span><text:span text:style-name="T64_111">fandomu</text:span><text:span text:style-name="T64_112"><text:s/></text:span><text:span text:style-name="T64_113">jest</text:span><text:span text:style-name="T64_114"><text:s/></text:span><text:span text:style-name="T64_115">faktem</text:span><text:span text:style-name="T64_116">,<text:s/></text:span><text:span text:style-name="T64_117">więc</text:span><text:span text:style-name="T64_118"><text:s/></text:span><text:span text:style-name="T64_119">należy</text:span><text:span text:style-name="T64_120"><text:s/></text:span><text:span text:style-name="T64_121">się</text:span><text:span text:style-name="T64_122"><text:s/></text:span><text:span text:style-name="T64_123">z</text:span><text:span text:style-name="T64_124"><text:s/></text:span><text:span text:style-name="T64_125">nim</text:span><text:span text:style-name="T64_126"><text:s/></text:span><text:span text:style-name="T64_127">pogodzić</text:span><text:span text:style-name="T64_128">.<text:s/></text:span><text:span text:style-name="T64_129">Wbrew</text:span><text:span text:style-name="T64_130"><text:s/></text:span><text:span text:style-name="T64_131">tytułowi</text:span><text:span text:style-name="T64_132"><text:s/></text:span><text:span text:style-name="T64_133">artykułu</text:span><text:span text:style-name="T64_134">,<text:s/></text:span><text:span text:style-name="T64_135">starość</text:span><text:span text:style-name="T64_136"><text:s/></text:span><text:span text:style-name="T64_137">może</text:span><text:span text:style-name="T64_138"><text:s/></text:span><text:span text:style-name="T64_139">być</text:span><text:span text:style-name="T64_140"><text:s/></text:span><text:span text:style-name="T64_141">radosna</text:span><text:span text:style-name="T64_142">.<text:s/></text:span><text:span text:style-name="T64_143">Już</text:span><text:span text:style-name="T64_144"><text:s/></text:span><text:span text:style-name="T64_145">nasza</text:span><text:span text:style-name="T64_146"><text:s/></text:span><text:span text:style-name="T64_147">w</text:span><text:span text:style-name="T64_148"><text:s/></text:span><text:span text:style-name="T64_149">tym</text:span><text:span text:style-name="T64_150"><text:s/></text:span><text:span text:style-name="T64_151">głowa</text:span><text:span text:style-name="T64_152">,<text:s/></text:span><text:span text:style-name="T64_153">by</text:span><text:span text:style-name="T64_154"><text:s/></text:span><text:span text:style-name="T64_155">rzeczywiście</text:span><text:span text:style-name="T64_156"><text:s/></text:span><text:span text:style-name="T64_157">się</text:span><text:span text:style-name="T64_158"><text:s/></text:span><text:span text:style-name="T64_159">taka</text:span><text:span text:style-name="T64_160"><text:s/></text:span><text:span text:style-name="T64_161">stała</text:span><text:span text:style-name="T64_162">.</text:span></text:p>
      <text:p text:style-name="P65"/>
      <text:p text:style-name="P66"><text:span text:style-name="T66_1">Po</text:span><text:span text:style-name="T66_2"><text:s/></text:span><text:span text:style-name="T66_3">pierwsze</text:span><text:span text:style-name="T66_4">,<text:s/></text:span><text:span text:style-name="T66_5">pogódźmy</text:span><text:span text:style-name="T66_6"><text:s/></text:span><text:span text:style-name="T66_7">się</text:span><text:span text:style-name="T66_8"><text:s/></text:span><text:span text:style-name="T66_9">z</text:span><text:span text:style-name="T66_10"><text:s/></text:span><text:span text:style-name="T66_11">sytuacją</text:span><text:span text:style-name="T66_12"><text:s/></text:span><text:span text:style-name="T66_13">i</text:span><text:span text:style-name="T66_14"><text:s/></text:span><text:span text:style-name="T66_15">przystosujmy</text:span><text:span text:style-name="T66_16"><text:s/></text:span><text:span text:style-name="T66_17">do</text:span><text:span text:style-name="T66_18"><text:s/></text:span><text:span text:style-name="T66_19">niej</text:span><text:span text:style-name="T66_20">.<text:s/></text:span><text:span text:style-name="T66_21">Nie</text:span><text:span text:style-name="T66_22"><text:s/></text:span><text:span text:style-name="T66_23">ma</text:span><text:span text:style-name="T66_24"><text:s/></text:span><text:span text:style-name="T66_25">sensu</text:span><text:span text:style-name="T66_26"><text:s/></text:span><text:span text:style-name="T66_27">robić</text:span><text:span text:style-name="T66_28"><text:s/></text:span><text:span text:style-name="T66_29">dokładnie</text:span><text:span text:style-name="T66_30"><text:s/></text:span><text:span text:style-name="T66_31">tego</text:span><text:span text:style-name="T66_32"><text:s/></text:span><text:span text:style-name="T66_33">samego</text:span><text:span text:style-name="T66_34">,<text:s/></text:span><text:span text:style-name="T66_35">co</text:span><text:span text:style-name="T66_36"><text:s/></text:span><text:span text:style-name="T66_37">trzy</text:span><text:span text:style-name="T66_38"><text:s/></text:span><text:span text:style-name="T66_39">lata</text:span><text:span text:style-name="T66_40"><text:s/></text:span><text:span text:style-name="T66_41">temu</text:span><text:span text:style-name="T66_42">,<text:s/></text:span><text:span text:style-name="T66_43">bo</text:span><text:span text:style-name="T66_44"><text:s/></text:span><text:span text:style-name="T66_45">te</text:span><text:span text:style-name="T66_46"><text:s/></text:span><text:span text:style-name="T66_47">same</text:span><text:span text:style-name="T66_48"><text:s/></text:span><text:span text:style-name="T66_49">rozwiązania</text:span><text:span text:style-name="T66_50"><text:s/></text:span><text:span text:style-name="T66_51">będą</text:span><text:span text:style-name="T66_52"><text:s/></text:span><text:span text:style-name="T66_53">miały</text:span><text:span text:style-name="T66_54"><text:s/></text:span><text:span text:style-name="T66_55">inne</text:span><text:span text:style-name="T66_56"><text:s/></text:span><text:span text:style-name="T66_57">skutki</text:span><text:span text:style-name="T66_58"><text:s/></text:span><text:span text:style-name="T66_59">w</text:span><text:span text:style-name="T66_60"><text:s/></text:span><text:span text:style-name="T66_61">różnych</text:span><text:span text:style-name="T66_62"><text:s/></text:span><text:span text:style-name="T66_63">realiach</text:span><text:span text:style-name="T66_64">.<text:s/></text:span><text:span text:style-name="T66_65">Fandom</text:span><text:span text:style-name="T66_66"><text:s/></text:span><text:span text:style-name="T66_67">starzeje</text:span><text:span text:style-name="T66_68"><text:s/></text:span><text:span text:style-name="T66_69">się</text:span><text:span text:style-name="T66_70">,<text:s/></text:span><text:span text:style-name="T66_71">nie</text:span><text:span text:style-name="T66_72"><text:s/></text:span><text:span text:style-name="T66_73">umiera</text:span><text:span text:style-name="T66_74">!<text:s/></text:span><text:span text:style-name="T66_75">Zmienia</text:span><text:span text:style-name="T66_76"><text:s/></text:span><text:span text:style-name="T66_77">się</text:span><text:span text:style-name="T66_78">,<text:s/></text:span><text:span text:style-name="T66_79">ale</text:span><text:span text:style-name="T66_80"><text:s/></text:span><text:span text:style-name="T66_81">będzie</text:span><text:span text:style-name="T66_82"><text:s/></text:span><text:span text:style-name="T66_83">istniał</text:span><text:span text:style-name="T66_84"><text:s/></text:span><text:span text:style-name="T66_85">dalej</text:span><text:span text:style-name="T66_86">,<text:s/></text:span><text:span text:style-name="T66_87">tylko</text:span><text:span text:style-name="T66_88"><text:s/></text:span><text:span text:style-name="T66_89">w</text:span><text:span text:style-name="T66_90"><text:s/></text:span><text:span text:style-name="T66_91">nieco</text:span><text:span text:style-name="T66_92"><text:s/></text:span><text:span text:style-name="T66_93">przeobrażonej</text:span><text:span text:style-name="T66_94"><text:s/></text:span><text:span text:style-name="T66_95">postaci</text:span><text:span text:style-name="T66_96">.</text:span></text:p>
      <text:p text:style-name="P67"/>
      <text:p text:style-name="P68"><text:span text:style-name="T68_1">Po</text:span><text:span text:style-name="T68_2"><text:s/></text:span><text:span text:style-name="T68_3">drugie</text:span><text:span text:style-name="T68_4">,<text:s/></text:span><text:span text:style-name="T68_5">to</text:span><text:span text:style-name="T68_6"><text:s/></text:span><text:span text:style-name="T68_7">właśnie</text:span><text:span text:style-name="T68_8"><text:s/></text:span><text:span text:style-name="T68_9">mój</text:span><text:span text:style-name="T68_10"><text:s/></text:span><text:span text:style-name="T68_11">największy</text:span><text:span text:style-name="T68_12"><text:s/></text:span><text:span text:style-name="T68_13">apel</text:span><text:span text:style-name="T68_14"><text:s/></text:span><text:span text:style-name="T68_15">do</text:span><text:span text:style-name="T68_16"><text:s/></text:span><text:span text:style-name="T68_17">Was</text:span><text:span text:style-name="T68_18"><text:s/>–<text:s/></text:span><text:span text:style-name="T68_19">podejmujmy</text:span><text:span text:style-name="T68_20"><text:s/></text:span><text:span text:style-name="T68_21">inicjatywy</text:span><text:span text:style-name="T68_22"><text:s/></text:span><text:span text:style-name="T68_23">i</text:span><text:span text:style-name="T68_24"><text:s/></text:span><text:span text:style-name="T68_25">działania</text:span><text:span text:style-name="T68_26"><text:s/></text:span><text:span text:style-name="T68_27">w</text:span><text:span text:style-name="T68_28"><text:s/></text:span><text:span text:style-name="T68_29">fandomie</text:span><text:span text:style-name="T68_30">.<text:s/></text:span><text:span text:style-name="T68_31">Jakiekolwiek</text:span><text:span text:style-name="T68_32">.<text:s/></text:span><text:span text:style-name="T68_33">Piszcie</text:span><text:span text:style-name="T68_34">,<text:s/></text:span><text:span text:style-name="T68_35">twórzcie</text:span><text:span text:style-name="T68_36">,<text:s/></text:span><text:span text:style-name="T68_37">rysujcie</text:span><text:span text:style-name="T68_38">,<text:s/></text:span><text:span text:style-name="T68_39">komentujcie</text:span><text:span text:style-name="T68_40">,<text:s/></text:span><text:span text:style-name="T68_41">rozmawiajcie</text:span><text:span text:style-name="T68_42">,<text:s/></text:span><text:span text:style-name="T68_43">dyskutujcie</text:span><text:span text:style-name="T68_44">,<text:s/></text:span><text:span text:style-name="T68_45">zakładajcie</text:span><text:span text:style-name="T68_46"><text:s/></text:span><text:span text:style-name="T68_47">strony</text:span><text:span text:style-name="T68_48">,<text:s/></text:span><text:span text:style-name="T68_49">spierajcie</text:span><text:span text:style-name="T68_50"><text:s/></text:span><text:span text:style-name="T68_51">się</text:span><text:span text:style-name="T68_52">,<text:s/></text:span><text:span text:style-name="T68_53">tematy</text:span><text:span text:style-name="T68_54"><text:s/></text:span><text:span text:style-name="T68_55">się</text:span><text:span text:style-name="T68_56"><text:s/></text:span><text:span text:style-name="T68_57">znajdą</text:span><text:span text:style-name="T68_58">.<text:s/></text:span><text:span text:style-name="T68_59">Kanon</text:span><text:span text:style-name="T68_60"><text:s/></text:span><text:span text:style-name="T68_61">ciągle</text:span><text:span text:style-name="T68_62"><text:s/></text:span><text:span text:style-name="T68_63">się</text:span><text:span text:style-name="T68_64"><text:s/></text:span><text:span text:style-name="T68_65">rozwija</text:span><text:span text:style-name="T68_66">,<text:s/></text:span><text:span text:style-name="T68_67">choć</text:span><text:span text:style-name="T68_68"><text:s/></text:span><text:span text:style-name="T68_69">zainteresowanie</text:span><text:span text:style-name="T68_70"><text:s/></text:span><text:span text:style-name="T68_71">maleje</text:span><text:span text:style-name="T68_72">,<text:s/></text:span><text:span text:style-name="T68_73">ciągle</text:span><text:span text:style-name="T68_74"><text:s/></text:span><text:span text:style-name="T68_75">jest</text:span><text:span text:style-name="T68_76"><text:s/></text:span><text:span text:style-name="T68_77">o</text:span><text:span text:style-name="T68_78"><text:s/></text:span><text:span text:style-name="T68_79">czym</text:span><text:span text:style-name="T68_80"><text:s/></text:span><text:span text:style-name="T68_81">rozmawiać</text:span><text:span text:style-name="T68_82">.<text:s/></text:span><text:span text:style-name="T68_83">To</text:span><text:span text:style-name="T68_84">,<text:s/></text:span><text:span text:style-name="T68_85">o</text:span><text:span text:style-name="T68_86"><text:s/></text:span><text:span text:style-name="T68_87">czym</text:span><text:span text:style-name="T68_88"><text:s/></text:span><text:span text:style-name="T68_89">mówię</text:span><text:span text:style-name="T68_90">,<text:s/></text:span><text:span text:style-name="T68_91">nie</text:span><text:span text:style-name="T68_92"><text:s/></text:span><text:span text:style-name="T68_93">jest</text:span><text:span text:style-name="T68_94"><text:s/></text:span><text:span text:style-name="T68_95">reanimacją</text:span><text:span text:style-name="T68_96"><text:s/></text:span><text:span text:style-name="T68_97">trupa</text:span><text:span text:style-name="T68_98">,<text:s/></text:span><text:span text:style-name="T68_99">tylko</text:span><text:span text:style-name="T68_100"><text:s/></text:span><text:span text:style-name="T68_101">zachowaniem</text:span><text:span text:style-name="T68_102"><text:s/></text:span><text:span text:style-name="T68_103">wartościowej</text:span><text:span text:style-name="T68_104"><text:s/></text:span><text:span text:style-name="T68_105">i</text:span><text:span text:style-name="T68_106"><text:s/></text:span><text:span text:style-name="T68_107">ciągle</text:span><text:span text:style-name="T68_108"><text:s/></text:span><text:span text:style-name="T68_109">żywej</text:span><text:span text:style-name="T68_110"><text:s/></text:span><text:span text:style-name="T68_111">części</text:span><text:span text:style-name="T68_112"><text:s/></text:span><text:span text:style-name="T68_113">fandomu</text:span><text:span text:style-name="T68_114">.</text:span></text:p>
      <text:p text:style-name="P69"/>
      <text:p text:style-name="P70"><text:span text:style-name="T70_1">Po</text:span><text:span text:style-name="T70_2"><text:s/></text:span><text:span text:style-name="T70_3">trzecie</text:span><text:span text:style-name="T70_4"><text:s/>–<text:s/></text:span><text:span text:style-name="T70_5">wykorzystajmy</text:span><text:span text:style-name="T70_6"><text:s/></text:span><text:span text:style-name="T70_7">swoje</text:span><text:span text:style-name="T70_8"><text:s/></text:span><text:span text:style-name="T70_9">mocne</text:span><text:span text:style-name="T70_10"><text:s/></text:span><text:span text:style-name="T70_11">strony</text:span><text:span text:style-name="T70_12">.<text:s/></text:span><text:span text:style-name="T70_13">Dogadajmy</text:span><text:span text:style-name="T70_14"><text:s/></text:span><text:span text:style-name="T70_15">się</text:span><text:span text:style-name="T70_16"><text:s/></text:span><text:span text:style-name="T70_17">ze</text:span><text:span text:style-name="T70_18"><text:s/></text:span><text:span text:style-name="T70_19">znajomymi</text:span><text:span text:style-name="T70_20">,<text:s/></text:span><text:span text:style-name="T70_21">których</text:span><text:span text:style-name="T70_22"><text:s/></text:span><text:span text:style-name="T70_23">jakby</text:span><text:span text:style-name="T70_24"><text:s/></text:span><text:span text:style-name="T70_25">nie</text:span><text:span text:style-name="T70_26"><text:s/></text:span><text:span text:style-name="T70_27">patrzeć</text:span><text:span text:style-name="T70_28"><text:s/></text:span><text:span text:style-name="T70_29">najczęściej</text:span><text:span text:style-name="T70_30"><text:s/></text:span><text:span text:style-name="T70_31">już</text:span><text:span text:style-name="T70_32"><text:s/></text:span><text:span text:style-name="T70_33">mamy</text:span><text:span text:style-name="T70_34">,<text:s/></text:span><text:span text:style-name="T70_35">odkurzmy</text:span><text:span text:style-name="T70_36"><text:s/></text:span><text:span text:style-name="T70_37">nasze</text:span><text:span text:style-name="T70_38"><text:s/></text:span><text:span text:style-name="T70_39">potężne</text:span><text:span text:style-name="T70_40"><text:s/></text:span><text:span text:style-name="T70_41">archiwa</text:span><text:span text:style-name="T70_42"><text:s/></text:span><text:span text:style-name="T70_43">fanartów</text:span><text:span text:style-name="T70_44"><text:s/></text:span><text:span text:style-name="T70_45">i</text:span><text:span text:style-name="T70_46"><text:s/></text:span><text:span text:style-name="T70_47">fanfików</text:span><text:span text:style-name="T70_48">,<text:s/></text:span><text:span text:style-name="T70_49">bo</text:span><text:span text:style-name="T70_50"><text:s/></text:span><text:span text:style-name="T70_51">jak</text:span><text:span text:style-name="T70_52"><text:s/></text:span><text:span text:style-name="T70_53">mówiłem</text:span><text:span text:style-name="T70_54">,<text:s/></text:span><text:span text:style-name="T70_55">jest</text:span><text:span text:style-name="T70_56"><text:s/></text:span><text:span text:style-name="T70_57">już</text:span><text:span text:style-name="T70_58"><text:s/></text:span><text:span text:style-name="T70_59">z</text:span><text:span text:style-name="T70_60"><text:s/></text:span><text:span text:style-name="T70_61">czego</text:span><text:span text:style-name="T70_62"><text:s/></text:span><text:span text:style-name="T70_63">wybierać</text:span><text:span text:style-name="T70_64">.<text:s/></text:span><text:span text:style-name="T70_65">Czytajcie</text:span><text:span text:style-name="T70_66"><text:s/></text:span><text:span text:style-name="T70_67">nawzajem</text:span><text:span text:style-name="T70_68"><text:s/></text:span><text:span text:style-name="T70_69">swoje</text:span><text:span text:style-name="T70_70"><text:s/></text:span><text:span text:style-name="T70_71">prace</text:span><text:span text:style-name="T70_72">,<text:s/></text:span><text:span text:style-name="T70_73">komentujcie</text:span><text:span text:style-name="T70_74"><text:s/></text:span><text:span text:style-name="T70_75">wzajemnie</text:span><text:span text:style-name="T70_76"><text:s/></text:span><text:span text:style-name="T70_77">swoje</text:span><text:span text:style-name="T70_78"><text:s/></text:span><text:span text:style-name="T70_79">rysunki</text:span><text:span text:style-name="T70_80">,<text:s/></text:span><text:span text:style-name="T70_81">róbcie</text:span><text:span text:style-name="T70_82"><text:s/></text:span><text:span text:style-name="T70_83">wspólnie</text:span><text:span text:style-name="T70_84"><text:s/></text:span><text:span text:style-name="T70_85">komiksy</text:span><text:span text:style-name="T70_86">;<text:s/></text:span><text:span text:style-name="T70_87">każda</text:span><text:span text:style-name="T70_88"><text:s/></text:span><text:span text:style-name="T70_89">inicjatywa</text:span><text:span text:style-name="T70_90"><text:s/></text:span><text:span text:style-name="T70_91">jest</text:span><text:span text:style-name="T70_92"><text:s/></text:span><text:span text:style-name="T70_93">w</text:span><text:span text:style-name="T70_94"><text:s/></text:span><text:span text:style-name="T70_95">cenie</text:span><text:span text:style-name="T70_96">,<text:s/></text:span><text:span text:style-name="T70_97">zwłaszcza</text:span><text:span text:style-name="T70_98"><text:s/></text:span><text:span text:style-name="T70_99">gdy</text:span><text:span text:style-name="T70_100"><text:s/></text:span><text:span text:style-name="T70_101">podejmuje</text:span><text:span text:style-name="T70_102"><text:s/></text:span><text:span text:style-name="T70_103">ją</text:span><text:span text:style-name="T70_104"><text:s/></text:span><text:span text:style-name="T70_105">cała</text:span><text:span text:style-name="T70_106"><text:s/></text:span><text:span text:style-name="T70_107">grupa</text:span><text:span text:style-name="T70_108">.</text:span></text:p>
      <text:p text:style-name="P71"/>
      <text:p text:style-name="P72"><text:span text:style-name="T72_1">No</text:span><text:span text:style-name="T72_2"><text:s/></text:span><text:span text:style-name="T72_3">i</text:span><text:span text:style-name="T72_4"><text:s/></text:span><text:span text:style-name="T72_5">na</text:span><text:span text:style-name="T72_6"><text:s/></text:span><text:span text:style-name="T72_7">koniec</text:span><text:span text:style-name="T72_8">…<text:s/></text:span><text:span text:style-name="T72_9">chodźcie</text:span><text:span text:style-name="T72_10"><text:s/></text:span><text:span text:style-name="T72_11">na</text:span><text:span text:style-name="T72_12"><text:s/></text:span><text:span text:style-name="T72_13">ponymeety</text:span><text:span text:style-name="T72_14">,<text:s/></text:span><text:span text:style-name="T72_15">chociażby</text:span><text:span text:style-name="T72_16"><text:s/></text:span><text:span text:style-name="T72_17">niezorganizowane</text:span><text:span text:style-name="T72_18">,<text:s/></text:span><text:span text:style-name="T72_19">przynajmniej</text:span><text:span text:style-name="T72_20"><text:s/></text:span><text:span text:style-name="T72_21">od</text:span><text:span text:style-name="T72_22"><text:s/></text:span><text:span text:style-name="T72_23">czasu</text:span><text:span text:style-name="T72_24"><text:s/></text:span><text:span text:style-name="T72_25">do</text:span><text:span text:style-name="T72_26"><text:s/></text:span><text:span text:style-name="T72_27">czasu</text:span><text:span text:style-name="T72_28">.<text:s/></text:span><text:span text:style-name="T72_29">Oprócz</text:span><text:span text:style-name="T72_30"><text:s/></text:span><text:span text:style-name="T72_31">tego</text:span><text:span text:style-name="T72_32"><text:s/></text:span><text:span text:style-name="T72_33">lub</text:span><text:span text:style-name="T72_34"><text:s/></text:span><text:span text:style-name="T72_35">jeśli</text:span><text:span text:style-name="T72_36"><text:s/></text:span><text:span text:style-name="T72_37">bardzo</text:span><text:span text:style-name="T72_38"><text:s/></text:span><text:span text:style-name="T72_39">nie</text:span><text:span text:style-name="T72_40"><text:s/></text:span><text:span text:style-name="T72_41">podoba</text:span><text:span text:style-name="T72_42"><text:s/></text:span><text:span text:style-name="T72_43">Wam</text:span><text:span text:style-name="T72_44"><text:s/></text:span><text:span text:style-name="T72_45">się</text:span><text:span text:style-name="T72_46"><text:s/></text:span><text:span text:style-name="T72_47">poprzedni</text:span><text:span text:style-name="T72_48"><text:s/></text:span><text:span text:style-name="T72_49">punkt</text:span><text:span text:style-name="T72_50">,<text:s/></text:span><text:span text:style-name="T72_51">spróbujcie</text:span><text:span text:style-name="T72_52"><text:s/></text:span><text:span text:style-name="T72_53">czasem</text:span><text:span text:style-name="T72_54"><text:s/></text:span><text:span text:style-name="T72_55">nawiązać</text:span><text:span text:style-name="T72_56"><text:s/></text:span><text:span text:style-name="T72_57">znajomość</text:span><text:span text:style-name="T72_58"><text:s/></text:span><text:span text:style-name="T72_59">z</text:span><text:span text:style-name="T72_60"><text:s/></text:span><text:span text:style-name="T72_61">kimś</text:span><text:span text:style-name="T72_62"><text:s/></text:span><text:span text:style-name="T72_63">nowym</text:span><text:span text:style-name="T72_64"><text:s/></text:span><text:span text:style-name="T72_65">z</text:span><text:span text:style-name="T72_66"><text:s/></text:span><text:span text:style-name="T72_67">fandomu</text:span><text:span text:style-name="T72_68">.<text:s/></text:span><text:span text:style-name="T72_69">Być</text:span><text:span text:style-name="T72_70"><text:s/></text:span><text:span text:style-name="T72_71">może</text:span><text:span text:style-name="T72_72">,<text:s/></text:span><text:span text:style-name="T72_73">chociaż</text:span><text:span text:style-name="T72_74"><text:s/></text:span><text:span text:style-name="T72_75">przez</text:span><text:span text:style-name="T72_76"><text:s/></text:span><text:span text:style-name="T72_77">chwilę</text:span><text:span text:style-name="T72_78">,<text:s/></text:span><text:span text:style-name="T72_79">co</text:span><text:span text:style-name="T72_80"><text:s/></text:span><text:span text:style-name="T72_81">w</text:span><text:span text:style-name="T72_82"><text:s/></text:span><text:span text:style-name="T72_83">moim</text:span><text:span text:style-name="T72_84"><text:s/></text:span><text:span text:style-name="T72_85">przypadku</text:span><text:span text:style-name="T72_86"><text:s/></text:span><text:span text:style-name="T72_87">się</text:span><text:span text:style-name="T72_88"><text:s/></text:span><text:span text:style-name="T72_89">sprawdziło</text:span><text:span text:style-name="T72_90">,<text:s/></text:span><text:span text:style-name="T72_91">choć</text:span><text:span text:style-name="T72_92"><text:s/></text:span><text:span text:style-name="T72_93">na</text:span><text:span text:style-name="T72_94"><text:s/></text:span><text:span text:style-name="T72_95">chwilę</text:span><text:span text:style-name="T72_96"><text:s/></text:span><text:span text:style-name="T72_97">przypomnicie</text:span><text:span text:style-name="T72_98"><text:s/></text:span><text:span text:style-name="T72_99">sobie</text:span><text:span text:style-name="T72_100"><text:s/></text:span><text:span text:style-name="T72_101">sam</text:span><text:span text:style-name="T72_102"><text:s/></text:span><text:span text:style-name="T72_103">początek</text:span><text:span text:style-name="T72_104">,<text:s/></text:span><text:span text:style-name="T72_105">gdy</text:span><text:span text:style-name="T72_106"><text:s/></text:span><text:span text:style-name="T72_107">wszystkie</text:span><text:span text:style-name="T72_108"><text:s/></text:span><text:span text:style-name="T72_109">było</text:span><text:span text:style-name="T72_110"><text:s/></text:span><text:span text:style-name="T72_111">nowe</text:span><text:span text:style-name="T72_112"><text:s/></text:span><text:span text:style-name="T72_113">i</text:span><text:span text:style-name="T72_114"><text:s/></text:span><text:span text:style-name="T72_115">jakże</text:span><text:span text:style-name="T72_116"><text:s/></text:span><text:span text:style-name="T72_117">dalekie</text:span><text:span text:style-name="T72_118"><text:s/></text:span><text:span text:style-name="T72_119">od</text:span><text:span text:style-name="T72_120"><text:s/></text:span><text:span text:style-name="T72_121">rutyny</text:span><text:span text:style-name="T72_122">.</text:span></text:p>
      <text:p text:style-name="P73"><text:span text:style-name="T73_1"><text:s text:c="8"/><text:tab/></text:span></text:p>
      <text:p text:style-name="P74"><text:span text:style-name="T74_1">Życzę</text:span><text:span text:style-name="T74_2"><text:s/></text:span><text:span text:style-name="T74_3">pogodnej</text:span><text:span text:style-name="T74_4"><text:s/></text:span><text:span text:style-name="T74_5">i</text:span><text:span text:style-name="T74_6"><text:s/></text:span><text:span text:style-name="T74_7">ciepłej</text:span><text:span text:style-name="T74_8">,<text:s/></text:span><text:span text:style-name="T74_9">a</text:span><text:span text:style-name="T74_10"><text:s/></text:span><text:span text:style-name="T74_11">jednak</text:span><text:span text:style-name="T74_12"><text:s/></text:span><text:span text:style-name="T74_13">możliwie</text:span><text:span text:style-name="T74_14"><text:s/></text:span><text:span text:style-name="T74_15">najbardziej</text:span><text:span text:style-name="T74_16"><text:s/></text:span><text:span text:style-name="T74_17">aktywnej</text:span><text:span text:style-name="T74_18"><text:s/></text:span><text:span text:style-name="T74_19">starości</text:span><text:span text:style-name="T74_20">!</text:span></text:p>
      <text:p text:style-name="P75"/>
      <text:p text:style-name="P76"/>
      <text:p text:style-name="P77"><text:span text:style-name="T77_1">Obrazki</text:span><text:span text:style-name="T77_2">:<text:s/></text:span><text:span text:style-name="T77_3"><text:a xlink:type="simple" xlink:href="http://fc06.deviantart.net/fs71/i/2013/297/0/6/mlp_death_golem_pony_auction_45_closed_by_elkaart-d6qj8fl.png"><text:span text:style-name="T77_4">http</text:span></text:a></text:span><text:span text:style-name="T77_5"><text:a xlink:type="simple" xlink:href="http://fc06.deviantart.net/fs71/i/2013/297/0/6/mlp_death_golem_pony_auction_45_closed_by_elkaart-d6qj8fl.png"><text:span text:style-name="T77_6">://</text:span></text:a></text:span><text:span text:style-name="T77_7"><text:a xlink:type="simple" xlink:href="http://fc06.deviantart.net/fs71/i/2013/297/0/6/mlp_death_golem_pony_auction_45_closed_by_elkaart-d6qj8fl.png"><text:span text:style-name="T77_8">fc</text:span></text:a></text:span><text:span text:style-name="T77_9"><text:a xlink:type="simple" xlink:href="http://fc06.deviantart.net/fs71/i/2013/297/0/6/mlp_death_golem_pony_auction_45_closed_by_elkaart-d6qj8fl.png"><text:span text:style-name="T77_10">06.</text:span></text:a></text:span><text:span text:style-name="T77_11"><text:a xlink:type="simple" xlink:href="http://fc06.deviantart.net/fs71/i/2013/297/0/6/mlp_death_golem_pony_auction_45_closed_by_elkaart-d6qj8fl.png"><text:span text:style-name="T77_12">deviantart</text:span></text:a></text:span><text:span text:style-name="T77_13"><text:a xlink:type="simple" xlink:href="http://fc06.deviantart.net/fs71/i/2013/297/0/6/mlp_death_golem_pony_auction_45_closed_by_elkaart-d6qj8fl.png"><text:span text:style-name="T77_14">.</text:span></text:a></text:span><text:span text:style-name="T77_15"><text:a xlink:type="simple" xlink:href="http://fc06.deviantart.net/fs71/i/2013/297/0/6/mlp_death_golem_pony_auction_45_closed_by_elkaart-d6qj8fl.png"><text:span text:style-name="T77_16">net</text:span></text:a></text:span><text:span text:style-name="T77_17"><text:a xlink:type="simple" xlink:href="http://fc06.deviantart.net/fs71/i/2013/297/0/6/mlp_death_golem_pony_auction_45_closed_by_elkaart-d6qj8fl.png"><text:span text:style-name="T77_18">/</text:span></text:a></text:span><text:span text:style-name="T77_19"><text:a xlink:type="simple" xlink:href="http://fc06.deviantart.net/fs71/i/2013/297/0/6/mlp_death_golem_pony_auction_45_closed_by_elkaart-d6qj8fl.png"><text:span text:style-name="T77_20">fs</text:span></text:a></text:span><text:span text:style-name="T77_21"><text:a xlink:type="simple" xlink:href="http://fc06.deviantart.net/fs71/i/2013/297/0/6/mlp_death_golem_pony_auction_45_closed_by_elkaart-d6qj8fl.png"><text:span text:style-name="T77_22">71/</text:span></text:a></text:span><text:span text:style-name="T77_23"><text:a xlink:type="simple" xlink:href="http://fc06.deviantart.net/fs71/i/2013/297/0/6/mlp_death_golem_pony_auction_45_closed_by_elkaart-d6qj8fl.png"><text:span text:style-name="T77_24">i</text:span></text:a></text:span><text:span text:style-name="T77_25"><text:a xlink:type="simple" xlink:href="http://fc06.deviantart.net/fs71/i/2013/297/0/6/mlp_death_golem_pony_auction_45_closed_by_elkaart-d6qj8fl.png"><text:span text:style-name="T77_26">/2013/297/0/6/</text:span></text:a></text:span><text:span text:style-name="T77_27"><text:a xlink:type="simple" xlink:href="http://fc06.deviantart.net/fs71/i/2013/297/0/6/mlp_death_golem_pony_auction_45_closed_by_elkaart-d6qj8fl.png"><text:span text:style-name="T77_28">mlp</text:span></text:a></text:span><text:span text:style-name="T77_29"><text:a xlink:type="simple" xlink:href="http://fc06.deviantart.net/fs71/i/2013/297/0/6/mlp_death_golem_pony_auction_45_closed_by_elkaart-d6qj8fl.png"><text:span text:style-name="T77_30">_</text:span></text:a></text:span><text:span text:style-name="T77_31"><text:a xlink:type="simple" xlink:href="http://fc06.deviantart.net/fs71/i/2013/297/0/6/mlp_death_golem_pony_auction_45_closed_by_elkaart-d6qj8fl.png"><text:span text:style-name="T77_32">death</text:span></text:a></text:span><text:span text:style-name="T77_33"><text:a xlink:type="simple" xlink:href="http://fc06.deviantart.net/fs71/i/2013/297/0/6/mlp_death_golem_pony_auction_45_closed_by_elkaart-d6qj8fl.png"><text:span text:style-name="T77_34">_</text:span></text:a></text:span><text:span text:style-name="T77_35"><text:a xlink:type="simple" xlink:href="http://fc06.deviantart.net/fs71/i/2013/297/0/6/mlp_death_golem_pony_auction_45_closed_by_elkaart-d6qj8fl.png"><text:span text:style-name="T77_36">golem</text:span></text:a></text:span><text:span text:style-name="T77_37"><text:a xlink:type="simple" xlink:href="http://fc06.deviantart.net/fs71/i/2013/297/0/6/mlp_death_golem_pony_auction_45_closed_by_elkaart-d6qj8fl.png"><text:span text:style-name="T77_38">_</text:span></text:a></text:span><text:span text:style-name="T77_39"><text:a xlink:type="simple" xlink:href="http://fc06.deviantart.net/fs71/i/2013/297/0/6/mlp_death_golem_pony_auction_45_closed_by_elkaart-d6qj8fl.png"><text:span text:style-name="T77_40">pony</text:span></text:a></text:span><text:span text:style-name="T77_41"><text:a xlink:type="simple" xlink:href="http://fc06.deviantart.net/fs71/i/2013/297/0/6/mlp_death_golem_pony_auction_45_closed_by_elkaart-d6qj8fl.png"><text:span text:style-name="T77_42">_</text:span></text:a></text:span><text:span text:style-name="T77_43"><text:a xlink:type="simple" xlink:href="http://fc06.deviantart.net/fs71/i/2013/297/0/6/mlp_death_golem_pony_auction_45_closed_by_elkaart-d6qj8fl.png"><text:span text:style-name="T77_44">auction</text:span></text:a></text:span><text:span text:style-name="T77_45"><text:a xlink:type="simple" xlink:href="http://fc06.deviantart.net/fs71/i/2013/297/0/6/mlp_death_golem_pony_auction_45_closed_by_elkaart-d6qj8fl.png"><text:span text:style-name="T77_46">_45_</text:span></text:a></text:span><text:span text:style-name="T77_47"><text:a xlink:type="simple" xlink:href="http://fc06.deviantart.net/fs71/i/2013/297/0/6/mlp_death_golem_pony_auction_45_closed_by_elkaart-d6qj8fl.png"><text:span text:style-name="T77_48">closed</text:span></text:a></text:span><text:span text:style-name="T77_49"><text:a xlink:type="simple" xlink:href="http://fc06.deviantart.net/fs71/i/2013/297/0/6/mlp_death_golem_pony_auction_45_closed_by_elkaart-d6qj8fl.png"><text:span text:style-name="T77_50">_</text:span></text:a></text:span><text:span text:style-name="T77_51"><text:a xlink:type="simple" xlink:href="http://fc06.deviantart.net/fs71/i/2013/297/0/6/mlp_death_golem_pony_auction_45_closed_by_elkaart-d6qj8fl.png"><text:span text:style-name="T77_52">by</text:span></text:a></text:span><text:span text:style-name="T77_53"><text:a xlink:type="simple" xlink:href="http://fc06.deviantart.net/fs71/i/2013/297/0/6/mlp_death_golem_pony_auction_45_closed_by_elkaart-d6qj8fl.png"><text:span text:style-name="T77_54">_</text:span></text:a></text:span><text:span text:style-name="T77_55"><text:a xlink:type="simple" xlink:href="http://fc06.deviantart.net/fs71/i/2013/297/0/6/mlp_death_golem_pony_auction_45_closed_by_elkaart-d6qj8fl.png"><text:span text:style-name="T77_56">elkaart</text:span></text:a></text:span><text:span text:style-name="T77_57"><text:a xlink:type="simple" xlink:href="http://fc06.deviantart.net/fs71/i/2013/297/0/6/mlp_death_golem_pony_auction_45_closed_by_elkaart-d6qj8fl.png"><text:span text:style-name="T77_58">-</text:span></text:a></text:span><text:span text:style-name="T77_59"><text:a xlink:type="simple" xlink:href="http://fc06.deviantart.net/fs71/i/2013/297/0/6/mlp_death_golem_pony_auction_45_closed_by_elkaart-d6qj8fl.png"><text:span text:style-name="T77_60">d</text:span></text:a></text:span><text:span text:style-name="T77_61"><text:a xlink:type="simple" xlink:href="http://fc06.deviantart.net/fs71/i/2013/297/0/6/mlp_death_golem_pony_auction_45_closed_by_elkaart-d6qj8fl.png"><text:span text:style-name="T77_62">6</text:span></text:a></text:span><text:span text:style-name="T77_63"><text:a xlink:type="simple" xlink:href="http://fc06.deviantart.net/fs71/i/2013/297/0/6/mlp_death_golem_pony_auction_45_closed_by_elkaart-d6qj8fl.png"><text:span text:style-name="T77_64">qj</text:span></text:a></text:span><text:span text:style-name="T77_65"><text:a xlink:type="simple" xlink:href="http://fc06.deviantart.net/fs71/i/2013/297/0/6/mlp_death_golem_pony_auction_45_closed_by_elkaart-d6qj8fl.png"><text:span text:style-name="T77_66">8</text:span></text:a></text:span><text:span text:style-name="T77_67"><text:a xlink:type="simple" xlink:href="http://fc06.deviantart.net/fs71/i/2013/297/0/6/mlp_death_golem_pony_auction_45_closed_by_elkaart-d6qj8fl.png"><text:span text:style-name="T77_68">fl</text:span></text:a></text:span><text:span text:style-name="T77_69"><text:a xlink:type="simple" xlink:href="http://fc06.deviantart.net/fs71/i/2013/297/0/6/mlp_death_golem_pony_auction_45_closed_by_elkaart-d6qj8fl.png"><text:span text:style-name="T77_70">.</text:span></text:a></text:span><text:span text:style-name="T77_71"><text:a xlink:type="simple" xlink:href="http://fc06.deviantart.net/fs71/i/2013/297/0/6/mlp_death_golem_pony_auction_45_closed_by_elkaart-d6qj8fl.png"><text:span text:style-name="T77_72">png</text:span></text:a></text:span><text:span text:style-name="T77_73"><text:s/></text:span><text:span text:style-name="T77_74">źródło</text:span><text:span text:style-name="T77_75">:<text:s/></text:span><text:span text:style-name="T77_76"><text:a xlink:type="simple" xlink:href="http://elkaart.deviantart.com/art/MLP-death-golem-pony-auction-45-CLOSED-407364465"><text:span text:style-name="T77_77">http</text:span></text:a></text:span><text:span text:style-name="T77_78"><text:a xlink:type="simple" xlink:href="http://elkaart.deviantart.com/art/MLP-death-golem-pony-auction-45-CLOSED-407364465"><text:span text:style-name="T77_79">://</text:span></text:a></text:span><text:span text:style-name="T77_80"><text:a xlink:type="simple" xlink:href="http://elkaart.deviantart.com/art/MLP-death-golem-pony-auction-45-CLOSED-407364465"><text:span text:style-name="T77_81">elkaart</text:span></text:a></text:span><text:span text:style-name="T77_82"><text:a xlink:type="simple" xlink:href="http://elkaart.deviantart.com/art/MLP-death-golem-pony-auction-45-CLOSED-407364465"><text:span text:style-name="T77_83">.</text:span></text:a></text:span><text:span text:style-name="T77_84"><text:a xlink:type="simple" xlink:href="http://elkaart.deviantart.com/art/MLP-death-golem-pony-auction-45-CLOSED-407364465"><text:span text:style-name="T77_85">deviantart</text:span></text:a></text:span><text:span text:style-name="T77_86"><text:a xlink:type="simple" xlink:href="http://elkaart.deviantart.com/art/MLP-death-golem-pony-auction-45-CLOSED-407364465"><text:span text:style-name="T77_87">.</text:span></text:a></text:span><text:span text:style-name="T77_88"><text:a xlink:type="simple" xlink:href="http://elkaart.deviantart.com/art/MLP-death-golem-pony-auction-45-CLOSED-407364465"><text:span text:style-name="T77_89">com</text:span></text:a></text:span><text:span text:style-name="T77_90"><text:a xlink:type="simple" xlink:href="http://elkaart.deviantart.com/art/MLP-death-golem-pony-auction-45-CLOSED-407364465"><text:span text:style-name="T77_91">/</text:span></text:a></text:span><text:span text:style-name="T77_92"><text:a xlink:type="simple" xlink:href="http://elkaart.deviantart.com/art/MLP-death-golem-pony-auction-45-CLOSED-407364465"><text:span text:style-name="T77_93">art</text:span></text:a></text:span><text:span text:style-name="T77_94"><text:a xlink:type="simple" xlink:href="http://elkaart.deviantart.com/art/MLP-death-golem-pony-auction-45-CLOSED-407364465"><text:span text:style-name="T77_95">/</text:span></text:a></text:span><text:span text:style-name="T77_96"><text:a xlink:type="simple" xlink:href="http://elkaart.deviantart.com/art/MLP-death-golem-pony-auction-45-CLOSED-407364465"><text:span text:style-name="T77_97">MLP</text:span></text:a></text:span><text:span text:style-name="T77_98"><text:a xlink:type="simple" xlink:href="http://elkaart.deviantart.com/art/MLP-death-golem-pony-auction-45-CLOSED-407364465"><text:span text:style-name="T77_99">-</text:span></text:a></text:span><text:span text:style-name="T77_100"><text:a xlink:type="simple" xlink:href="http://elkaart.deviantart.com/art/MLP-death-golem-pony-auction-45-CLOSED-407364465"><text:span text:style-name="T77_101">death</text:span></text:a></text:span><text:span text:style-name="T77_102"><text:a xlink:type="simple" xlink:href="http://elkaart.deviantart.com/art/MLP-death-golem-pony-auction-45-CLOSED-407364465"><text:span text:style-name="T77_103">-</text:span></text:a></text:span><text:span text:style-name="T77_104"><text:a xlink:type="simple" xlink:href="http://elkaart.deviantart.com/art/MLP-death-golem-pony-auction-45-CLOSED-407364465"><text:span text:style-name="T77_105">golem</text:span></text:a></text:span><text:span text:style-name="T77_106"><text:a xlink:type="simple" xlink:href="http://elkaart.deviantart.com/art/MLP-death-golem-pony-auction-45-CLOSED-407364465"><text:span text:style-name="T77_107">-</text:span></text:a></text:span><text:span text:style-name="T77_108"><text:a xlink:type="simple" xlink:href="http://elkaart.deviantart.com/art/MLP-death-golem-pony-auction-45-CLOSED-407364465"><text:span text:style-name="T77_109">pony</text:span></text:a></text:span><text:span text:style-name="T77_110"><text:a xlink:type="simple" xlink:href="http://elkaart.deviantart.com/art/MLP-death-golem-pony-auction-45-CLOSED-407364465"><text:span text:style-name="T77_111">-</text:span></text:a></text:span><text:span text:style-name="T77_112"><text:a xlink:type="simple" xlink:href="http://elkaart.deviantart.com/art/MLP-death-golem-pony-auction-45-CLOSED-407364465"><text:span text:style-name="T77_113">auction</text:span></text:a></text:span><text:span text:style-name="T77_114"><text:a xlink:type="simple" xlink:href="http://elkaart.deviantart.com/art/MLP-death-golem-pony-auction-45-CLOSED-407364465"><text:span text:style-name="T77_115">-45-</text:span></text:a></text:span><text:span text:style-name="T77_116"><text:a xlink:type="simple" xlink:href="http://elkaart.deviantart.com/art/MLP-death-golem-pony-auction-45-CLOSED-407364465"><text:span text:style-name="T77_117">CLOSED</text:span></text:a></text:span><text:span text:style-name="T77_118"><text:a xlink:type="simple" xlink:href="http://elkaart.deviantart.com/art/MLP-death-golem-pony-auction-45-CLOSED-407364465"><text:span text:style-name="T77_119">-407364465</text:span></text:a></text:span></text:p>
      <text:p text:style-name="P78"/>
      <text:p text:style-name="P79"><text:span text:style-name="T79_1"><text:a xlink:type="simple" xlink:href="http://fc03.deviantart.net/fs70/f/2012/143/0/0/cementary_by_magdalenawalulik-d50ugkg.jpg"><text:span text:style-name="T79_2">http</text:span></text:a></text:span><text:span text:style-name="T79_3"><text:a xlink:type="simple" xlink:href="http://fc03.deviantart.net/fs70/f/2012/143/0/0/cementary_by_magdalenawalulik-d50ugkg.jpg"><text:span text:style-name="T79_4">://</text:span></text:a></text:span><text:span text:style-name="T79_5"><text:a xlink:type="simple" xlink:href="http://fc03.deviantart.net/fs70/f/2012/143/0/0/cementary_by_magdalenawalulik-d50ugkg.jpg"><text:span text:style-name="T79_6">fc</text:span></text:a></text:span><text:span text:style-name="T79_7"><text:a xlink:type="simple" xlink:href="http://fc03.deviantart.net/fs70/f/2012/143/0/0/cementary_by_magdalenawalulik-d50ugkg.jpg"><text:span text:style-name="T79_8">03.</text:span></text:a></text:span><text:span text:style-name="T79_9"><text:a xlink:type="simple" xlink:href="http://fc03.deviantart.net/fs70/f/2012/143/0/0/cementary_by_magdalenawalulik-d50ugkg.jpg"><text:span text:style-name="T79_10">deviantart</text:span></text:a></text:span><text:span text:style-name="T79_11"><text:a xlink:type="simple" xlink:href="http://fc03.deviantart.net/fs70/f/2012/143/0/0/cementary_by_magdalenawalulik-d50ugkg.jpg"><text:span text:style-name="T79_12">.</text:span></text:a></text:span><text:span text:style-name="T79_13"><text:a xlink:type="simple" xlink:href="http://fc03.deviantart.net/fs70/f/2012/143/0/0/cementary_by_magdalenawalulik-d50ugkg.jpg"><text:span text:style-name="T79_14">net</text:span></text:a></text:span><text:span text:style-name="T79_15"><text:a xlink:type="simple" xlink:href="http://fc03.deviantart.net/fs70/f/2012/143/0/0/cementary_by_magdalenawalulik-d50ugkg.jpg"><text:span text:style-name="T79_16">/</text:span></text:a></text:span><text:span text:style-name="T79_17"><text:a xlink:type="simple" xlink:href="http://fc03.deviantart.net/fs70/f/2012/143/0/0/cementary_by_magdalenawalulik-d50ugkg.jpg"><text:span text:style-name="T79_18">fs</text:span></text:a></text:span><text:span text:style-name="T79_19"><text:a xlink:type="simple" xlink:href="http://fc03.deviantart.net/fs70/f/2012/143/0/0/cementary_by_magdalenawalulik-d50ugkg.jpg"><text:span text:style-name="T79_20">70/</text:span></text:a></text:span><text:span text:style-name="T79_21"><text:a xlink:type="simple" xlink:href="http://fc03.deviantart.net/fs70/f/2012/143/0/0/cementary_by_magdalenawalulik-d50ugkg.jpg"><text:span text:style-name="T79_22">f</text:span></text:a></text:span><text:span text:style-name="T79_23"><text:a xlink:type="simple" xlink:href="http://fc03.deviantart.net/fs70/f/2012/143/0/0/cementary_by_magdalenawalulik-d50ugkg.jpg"><text:span text:style-name="T79_24">/2012/143/0/0/</text:span></text:a></text:span><text:span text:style-name="T79_25"><text:a xlink:type="simple" xlink:href="http://fc03.deviantart.net/fs70/f/2012/143/0/0/cementary_by_magdalenawalulik-d50ugkg.jpg"><text:span text:style-name="T79_26">cementary</text:span></text:a></text:span><text:span text:style-name="T79_27"><text:a xlink:type="simple" xlink:href="http://fc03.deviantart.net/fs70/f/2012/143/0/0/cementary_by_magdalenawalulik-d50ugkg.jpg"><text:span text:style-name="T79_28">_</text:span></text:a></text:span><text:span text:style-name="T79_29"><text:a xlink:type="simple" xlink:href="http://fc03.deviantart.net/fs70/f/2012/143/0/0/cementary_by_magdalenawalulik-d50ugkg.jpg"><text:span text:style-name="T79_30">by</text:span></text:a></text:span><text:span text:style-name="T79_31"><text:a xlink:type="simple" xlink:href="http://fc03.deviantart.net/fs70/f/2012/143/0/0/cementary_by_magdalenawalulik-d50ugkg.jpg"><text:span text:style-name="T79_32">_</text:span></text:a></text:span><text:span text:style-name="T79_33"><text:a xlink:type="simple" xlink:href="http://fc03.deviantart.net/fs70/f/2012/143/0/0/cementary_by_magdalenawalulik-d50ugkg.jpg"><text:span text:style-name="T79_34">magdalenawalulik</text:span></text:a></text:span><text:span text:style-name="T79_35"><text:a xlink:type="simple" xlink:href="http://fc03.deviantart.net/fs70/f/2012/143/0/0/cementary_by_magdalenawalulik-d50ugkg.jpg"><text:span text:style-name="T79_36">-</text:span></text:a></text:span><text:span text:style-name="T79_37"><text:a xlink:type="simple" xlink:href="http://fc03.deviantart.net/fs70/f/2012/143/0/0/cementary_by_magdalenawalulik-d50ugkg.jpg"><text:span text:style-name="T79_38">d</text:span></text:a></text:span><text:span text:style-name="T79_39"><text:a xlink:type="simple" xlink:href="http://fc03.deviantart.net/fs70/f/2012/143/0/0/cementary_by_magdalenawalulik-d50ugkg.jpg"><text:span text:style-name="T79_40">50</text:span></text:a></text:span><text:span text:style-name="T79_41"><text:a xlink:type="simple" xlink:href="http://fc03.deviantart.net/fs70/f/2012/143/0/0/cementary_by_magdalenawalulik-d50ugkg.jpg"><text:span text:style-name="T79_42">ugkg</text:span></text:a></text:span><text:span text:style-name="T79_43"><text:a xlink:type="simple" xlink:href="http://fc03.deviantart.net/fs70/f/2012/143/0/0/cementary_by_magdalenawalulik-d50ugkg.jpg"><text:span text:style-name="T79_44">.</text:span></text:a></text:span><text:span text:style-name="T79_45"><text:a xlink:type="simple" xlink:href="http://fc03.deviantart.net/fs70/f/2012/143/0/0/cementary_by_magdalenawalulik-d50ugkg.jpg"><text:span text:style-name="T79_46">jpg</text:span></text:a></text:span></text:p>
      <text:p text:style-name="P80"><text:span text:style-name="T80_1">źródło</text:span><text:span text:style-name="T80_2">:<text:s/></text:span><text:span text:style-name="T80_3"><text:a xlink:type="simple" xlink:href="http://www.deviantart.com/art/Cementary-303752032"><text:span text:style-name="T80_4">http</text:span></text:a></text:span><text:span text:style-name="T80_5"><text:a xlink:type="simple" xlink:href="http://www.deviantart.com/art/Cementary-303752032"><text:span text:style-name="T80_6">://</text:span></text:a></text:span><text:span text:style-name="T80_7"><text:a xlink:type="simple" xlink:href="http://www.deviantart.com/art/Cementary-303752032"><text:span text:style-name="T80_8">www</text:span></text:a></text:span><text:span text:style-name="T80_9"><text:a xlink:type="simple" xlink:href="http://www.deviantart.com/art/Cementary-303752032"><text:span text:style-name="T80_10">.</text:span></text:a></text:span><text:span text:style-name="T80_11"><text:a xlink:type="simple" xlink:href="http://www.deviantart.com/art/Cementary-303752032"><text:span text:style-name="T80_12">deviantart</text:span></text:a></text:span><text:span text:style-name="T80_13"><text:a xlink:type="simple" xlink:href="http://www.deviantart.com/art/Cementary-303752032"><text:span text:style-name="T80_14">.</text:span></text:a></text:span><text:span text:style-name="T80_15"><text:a xlink:type="simple" xlink:href="http://www.deviantart.com/art/Cementary-303752032"><text:span text:style-name="T80_16">com</text:span></text:a></text:span><text:span text:style-name="T80_17"><text:a xlink:type="simple" xlink:href="http://www.deviantart.com/art/Cementary-303752032"><text:span text:style-name="T80_18">/</text:span></text:a></text:span><text:span text:style-name="T80_19"><text:a xlink:type="simple" xlink:href="http://www.deviantart.com/art/Cementary-303752032"><text:span text:style-name="T80_20">art</text:span></text:a></text:span><text:span text:style-name="T80_21"><text:a xlink:type="simple" xlink:href="http://www.deviantart.com/art/Cementary-303752032"><text:span text:style-name="T80_22">/</text:span></text:a></text:span><text:span text:style-name="T80_23"><text:a xlink:type="simple" xlink:href="http://www.deviantart.com/art/Cementary-303752032"><text:span text:style-name="T80_24">Cementary</text:span></text:a></text:span><text:span text:style-name="T80_25"><text:a xlink:type="simple" xlink:href="http://www.deviantart.com/art/Cementary-303752032"><text:span text:style-name="T80_26">-303752032</text:span></text:a></text:span></text:p>
      <text:p text:style-name="P81"/>
      <text:p text:style-name="P82"><text:span text:style-name="T82_1"><text:a xlink:type="simple" xlink:href="http://fc00.deviantart.net/fs70/i/2011/099/b/7/equine_skeleton_by_songdust-d3dkryq.png"><text:span text:style-name="T82_2">http</text:span></text:a></text:span><text:span text:style-name="T82_3"><text:a xlink:type="simple" xlink:href="http://fc00.deviantart.net/fs70/i/2011/099/b/7/equine_skeleton_by_songdust-d3dkryq.png"><text:span text:style-name="T82_4">://</text:span></text:a></text:span><text:span text:style-name="T82_5"><text:a xlink:type="simple" xlink:href="http://fc00.deviantart.net/fs70/i/2011/099/b/7/equine_skeleton_by_songdust-d3dkryq.png"><text:span text:style-name="T82_6">fc</text:span></text:a></text:span><text:span text:style-name="T82_7"><text:a xlink:type="simple" xlink:href="http://fc00.deviantart.net/fs70/i/2011/099/b/7/equine_skeleton_by_songdust-d3dkryq.png"><text:span text:style-name="T82_8">00.</text:span></text:a></text:span><text:span text:style-name="T82_9"><text:a xlink:type="simple" xlink:href="http://fc00.deviantart.net/fs70/i/2011/099/b/7/equine_skeleton_by_songdust-d3dkryq.png"><text:span text:style-name="T82_10">deviantart</text:span></text:a></text:span><text:span text:style-name="T82_11"><text:a xlink:type="simple" xlink:href="http://fc00.deviantart.net/fs70/i/2011/099/b/7/equine_skeleton_by_songdust-d3dkryq.png"><text:span text:style-name="T82_12">.</text:span></text:a></text:span><text:span text:style-name="T82_13"><text:a xlink:type="simple" xlink:href="http://fc00.deviantart.net/fs70/i/2011/099/b/7/equine_skeleton_by_songdust-d3dkryq.png"><text:span text:style-name="T82_14">net</text:span></text:a></text:span><text:span text:style-name="T82_15"><text:a xlink:type="simple" xlink:href="http://fc00.deviantart.net/fs70/i/2011/099/b/7/equine_skeleton_by_songdust-d3dkryq.png"><text:span text:style-name="T82_16">/</text:span></text:a></text:span><text:span text:style-name="T82_17"><text:a xlink:type="simple" xlink:href="http://fc00.deviantart.net/fs70/i/2011/099/b/7/equine_skeleton_by_songdust-d3dkryq.png"><text:span text:style-name="T82_18">fs</text:span></text:a></text:span><text:span text:style-name="T82_19"><text:a xlink:type="simple" xlink:href="http://fc00.deviantart.net/fs70/i/2011/099/b/7/equine_skeleton_by_songdust-d3dkryq.png"><text:span text:style-name="T82_20">70/</text:span></text:a></text:span><text:span text:style-name="T82_21"><text:a xlink:type="simple" xlink:href="http://fc00.deviantart.net/fs70/i/2011/099/b/7/equine_skeleton_by_songdust-d3dkryq.png"><text:span text:style-name="T82_22">i</text:span></text:a></text:span><text:span text:style-name="T82_23"><text:a xlink:type="simple" xlink:href="http://fc00.deviantart.net/fs70/i/2011/099/b/7/equine_skeleton_by_songdust-d3dkryq.png"><text:span text:style-name="T82_24">/2011/099/</text:span></text:a></text:span><text:span text:style-name="T82_25"><text:a xlink:type="simple" xlink:href="http://fc00.deviantart.net/fs70/i/2011/099/b/7/equine_skeleton_by_songdust-d3dkryq.png"><text:span text:style-name="T82_26">b</text:span></text:a></text:span><text:span text:style-name="T82_27"><text:a xlink:type="simple" xlink:href="http://fc00.deviantart.net/fs70/i/2011/099/b/7/equine_skeleton_by_songdust-d3dkryq.png"><text:span text:style-name="T82_28">/7/</text:span></text:a></text:span><text:span text:style-name="T82_29"><text:a xlink:type="simple" xlink:href="http://fc00.deviantart.net/fs70/i/2011/099/b/7/equine_skeleton_by_songdust-d3dkryq.png"><text:span text:style-name="T82_30">equine</text:span></text:a></text:span><text:span text:style-name="T82_31"><text:a xlink:type="simple" xlink:href="http://fc00.deviantart.net/fs70/i/2011/099/b/7/equine_skeleton_by_songdust-d3dkryq.png"><text:span text:style-name="T82_32">_</text:span></text:a></text:span><text:span text:style-name="T82_33"><text:a xlink:type="simple" xlink:href="http://fc00.deviantart.net/fs70/i/2011/099/b/7/equine_skeleton_by_songdust-d3dkryq.png"><text:span text:style-name="T82_34">skeleton</text:span></text:a></text:span><text:span text:style-name="T82_35"><text:a xlink:type="simple" xlink:href="http://fc00.deviantart.net/fs70/i/2011/099/b/7/equine_skeleton_by_songdust-d3dkryq.png"><text:span text:style-name="T82_36">_</text:span></text:a></text:span><text:span text:style-name="T82_37"><text:a xlink:type="simple" xlink:href="http://fc00.deviantart.net/fs70/i/2011/099/b/7/equine_skeleton_by_songdust-d3dkryq.png"><text:span text:style-name="T82_38">by</text:span></text:a></text:span><text:span text:style-name="T82_39"><text:a xlink:type="simple" xlink:href="http://fc00.deviantart.net/fs70/i/2011/099/b/7/equine_skeleton_by_songdust-d3dkryq.png"><text:span text:style-name="T82_40">_</text:span></text:a></text:span><text:span text:style-name="T82_41"><text:a xlink:type="simple" xlink:href="http://fc00.deviantart.net/fs70/i/2011/099/b/7/equine_skeleton_by_songdust-d3dkryq.png"><text:span text:style-name="T82_42">songdust</text:span></text:a></text:span><text:span text:style-name="T82_43"><text:a xlink:type="simple" xlink:href="http://fc00.deviantart.net/fs70/i/2011/099/b/7/equine_skeleton_by_songdust-d3dkryq.png"><text:span text:style-name="T82_44">-</text:span></text:a></text:span><text:span text:style-name="T82_45"><text:a xlink:type="simple" xlink:href="http://fc00.deviantart.net/fs70/i/2011/099/b/7/equine_skeleton_by_songdust-d3dkryq.png"><text:span text:style-name="T82_46">d</text:span></text:a></text:span><text:span text:style-name="T82_47"><text:a xlink:type="simple" xlink:href="http://fc00.deviantart.net/fs70/i/2011/099/b/7/equine_skeleton_by_songdust-d3dkryq.png"><text:span text:style-name="T82_48">3</text:span></text:a></text:span><text:span text:style-name="T82_49"><text:a xlink:type="simple" xlink:href="http://fc00.deviantart.net/fs70/i/2011/099/b/7/equine_skeleton_by_songdust-d3dkryq.png"><text:span text:style-name="T82_50">dkryq</text:span></text:a></text:span><text:span text:style-name="T82_51"><text:a xlink:type="simple" xlink:href="http://fc00.deviantart.net/fs70/i/2011/099/b/7/equine_skeleton_by_songdust-d3dkryq.png"><text:span text:style-name="T82_52">.</text:span></text:a></text:span><text:span text:style-name="T82_53"><text:a xlink:type="simple" xlink:href="http://fc00.deviantart.net/fs70/i/2011/099/b/7/equine_skeleton_by_songdust-d3dkryq.png"><text:span text:style-name="T82_54">png</text:span></text:a></text:span></text:p>
      <text:p text:style-name="P83"><text:span text:style-name="T83_1">źródło</text:span><text:span text:style-name="T83_2">:<text:s/></text:span><text:span text:style-name="T83_3"><text:a xlink:type="simple" xlink:href="http://vyxe.deviantart.com/art/Equine-Skeleton-204202898"><text:span text:style-name="T83_4">http</text:span></text:a></text:span><text:span text:style-name="T83_5"><text:a xlink:type="simple" xlink:href="http://vyxe.deviantart.com/art/Equine-Skeleton-204202898"><text:span text:style-name="T83_6">://</text:span></text:a></text:span><text:span text:style-name="T83_7"><text:a xlink:type="simple" xlink:href="http://vyxe.deviantart.com/art/Equine-Skeleton-204202898"><text:span text:style-name="T83_8">vyxe</text:span></text:a></text:span><text:span text:style-name="T83_9"><text:a xlink:type="simple" xlink:href="http://vyxe.deviantart.com/art/Equine-Skeleton-204202898"><text:span text:style-name="T83_10">.</text:span></text:a></text:span><text:span text:style-name="T83_11"><text:a xlink:type="simple" xlink:href="http://vyxe.deviantart.com/art/Equine-Skeleton-204202898"><text:span text:style-name="T83_12">deviantart</text:span></text:a></text:span><text:span text:style-name="T83_13"><text:a xlink:type="simple" xlink:href="http://vyxe.deviantart.com/art/Equine-Skeleton-204202898"><text:span text:style-name="T83_14">.</text:span></text:a></text:span><text:span text:style-name="T83_15"><text:a xlink:type="simple" xlink:href="http://vyxe.deviantart.com/art/Equine-Skeleton-204202898"><text:span text:style-name="T83_16">com</text:span></text:a></text:span><text:span text:style-name="T83_17"><text:a xlink:type="simple" xlink:href="http://vyxe.deviantart.com/art/Equine-Skeleton-204202898"><text:span text:style-name="T83_18">/</text:span></text:a></text:span><text:span text:style-name="T83_19"><text:a xlink:type="simple" xlink:href="http://vyxe.deviantart.com/art/Equine-Skeleton-204202898"><text:span text:style-name="T83_20">art</text:span></text:a></text:span><text:span text:style-name="T83_21"><text:a xlink:type="simple" xlink:href="http://vyxe.deviantart.com/art/Equine-Skeleton-204202898"><text:span text:style-name="T83_22">/</text:span></text:a></text:span><text:span text:style-name="T83_23"><text:a xlink:type="simple" xlink:href="http://vyxe.deviantart.com/art/Equine-Skeleton-204202898"><text:span text:style-name="T83_24">Equine</text:span></text:a></text:span><text:span text:style-name="T83_25"><text:a xlink:type="simple" xlink:href="http://vyxe.deviantart.com/art/Equine-Skeleton-204202898"><text:span text:style-name="T83_26">-</text:span></text:a></text:span><text:span text:style-name="T83_27"><text:a xlink:type="simple" xlink:href="http://vyxe.deviantart.com/art/Equine-Skeleton-204202898"><text:span text:style-name="T83_28">Skeleton</text:span></text:a></text:span><text:span text:style-name="T83_29"><text:a xlink:type="simple" xlink:href="http://vyxe.deviantart.com/art/Equine-Skeleton-204202898"><text:span text:style-name="T83_30">-204202898</text:span></text:a></text:span></text:p>
      <text:p text:style-name="P84"/>
      <text:p text:style-name="P85"><text:span text:style-name="T85_1"><text:a xlink:type="simple" xlink:href="http://fc01.deviantart.net/fs71/i/2013/275/d/2/granny_smith_by_harwicks_art-d6oxxl5.jpg"><text:span text:style-name="T85_2">http</text:span></text:a></text:span><text:span text:style-name="T85_3"><text:a xlink:type="simple" xlink:href="http://fc01.deviantart.net/fs71/i/2013/275/d/2/granny_smith_by_harwicks_art-d6oxxl5.jpg"><text:span text:style-name="T85_4">://</text:span></text:a></text:span><text:span text:style-name="T85_5"><text:a xlink:type="simple" xlink:href="http://fc01.deviantart.net/fs71/i/2013/275/d/2/granny_smith_by_harwicks_art-d6oxxl5.jpg"><text:span text:style-name="T85_6">fc</text:span></text:a></text:span><text:span text:style-name="T85_7"><text:a xlink:type="simple" xlink:href="http://fc01.deviantart.net/fs71/i/2013/275/d/2/granny_smith_by_harwicks_art-d6oxxl5.jpg"><text:span text:style-name="T85_8">01.</text:span></text:a></text:span><text:span text:style-name="T85_9"><text:a xlink:type="simple" xlink:href="http://fc01.deviantart.net/fs71/i/2013/275/d/2/granny_smith_by_harwicks_art-d6oxxl5.jpg"><text:span text:style-name="T85_10">deviantart</text:span></text:a></text:span><text:span text:style-name="T85_11"><text:a xlink:type="simple" xlink:href="http://fc01.deviantart.net/fs71/i/2013/275/d/2/granny_smith_by_harwicks_art-d6oxxl5.jpg"><text:span text:style-name="T85_12">.</text:span></text:a></text:span><text:span text:style-name="T85_13"><text:a xlink:type="simple" xlink:href="http://fc01.deviantart.net/fs71/i/2013/275/d/2/granny_smith_by_harwicks_art-d6oxxl5.jpg"><text:span text:style-name="T85_14">net</text:span></text:a></text:span><text:span text:style-name="T85_15"><text:a xlink:type="simple" xlink:href="http://fc01.deviantart.net/fs71/i/2013/275/d/2/granny_smith_by_harwicks_art-d6oxxl5.jpg"><text:span text:style-name="T85_16">/</text:span></text:a></text:span><text:span text:style-name="T85_17"><text:a xlink:type="simple" xlink:href="http://fc01.deviantart.net/fs71/i/2013/275/d/2/granny_smith_by_harwicks_art-d6oxxl5.jpg"><text:span text:style-name="T85_18">fs</text:span></text:a></text:span><text:span text:style-name="T85_19"><text:a xlink:type="simple" xlink:href="http://fc01.deviantart.net/fs71/i/2013/275/d/2/granny_smith_by_harwicks_art-d6oxxl5.jpg"><text:span text:style-name="T85_20">71/</text:span></text:a></text:span><text:span text:style-name="T85_21"><text:a xlink:type="simple" xlink:href="http://fc01.deviantart.net/fs71/i/2013/275/d/2/granny_smith_by_harwicks_art-d6oxxl5.jpg"><text:span text:style-name="T85_22">i</text:span></text:a></text:span><text:span text:style-name="T85_23"><text:a xlink:type="simple" xlink:href="http://fc01.deviantart.net/fs71/i/2013/275/d/2/granny_smith_by_harwicks_art-d6oxxl5.jpg"><text:span text:style-name="T85_24">/2013/275/</text:span></text:a></text:span><text:span text:style-name="T85_25"><text:a xlink:type="simple" xlink:href="http://fc01.deviantart.net/fs71/i/2013/275/d/2/granny_smith_by_harwicks_art-d6oxxl5.jpg"><text:span text:style-name="T85_26">d</text:span></text:a></text:span><text:span text:style-name="T85_27"><text:a xlink:type="simple" xlink:href="http://fc01.deviantart.net/fs71/i/2013/275/d/2/granny_smith_by_harwicks_art-d6oxxl5.jpg"><text:span text:style-name="T85_28">/2/</text:span></text:a></text:span><text:span text:style-name="T85_29"><text:a xlink:type="simple" xlink:href="http://fc01.deviantart.net/fs71/i/2013/275/d/2/granny_smith_by_harwicks_art-d6oxxl5.jpg"><text:span text:style-name="T85_30">granny</text:span></text:a></text:span><text:span text:style-name="T85_31"><text:a xlink:type="simple" xlink:href="http://fc01.deviantart.net/fs71/i/2013/275/d/2/granny_smith_by_harwicks_art-d6oxxl5.jpg"><text:span text:style-name="T85_32">_</text:span></text:a></text:span><text:span text:style-name="T85_33"><text:a xlink:type="simple" xlink:href="http://fc01.deviantart.net/fs71/i/2013/275/d/2/granny_smith_by_harwicks_art-d6oxxl5.jpg"><text:span text:style-name="T85_34">smith</text:span></text:a></text:span><text:span text:style-name="T85_35"><text:a xlink:type="simple" xlink:href="http://fc01.deviantart.net/fs71/i/2013/275/d/2/granny_smith_by_harwicks_art-d6oxxl5.jpg"><text:span text:style-name="T85_36">_</text:span></text:a></text:span><text:span text:style-name="T85_37"><text:a xlink:type="simple" xlink:href="http://fc01.deviantart.net/fs71/i/2013/275/d/2/granny_smith_by_harwicks_art-d6oxxl5.jpg"><text:span text:style-name="T85_38">by</text:span></text:a></text:span><text:span text:style-name="T85_39"><text:a xlink:type="simple" xlink:href="http://fc01.deviantart.net/fs71/i/2013/275/d/2/granny_smith_by_harwicks_art-d6oxxl5.jpg"><text:span text:style-name="T85_40">_</text:span></text:a></text:span><text:span text:style-name="T85_41"><text:a xlink:type="simple" xlink:href="http://fc01.deviantart.net/fs71/i/2013/275/d/2/granny_smith_by_harwicks_art-d6oxxl5.jpg"><text:span text:style-name="T85_42">harwicks</text:span></text:a></text:span><text:span text:style-name="T85_43"><text:a xlink:type="simple" xlink:href="http://fc01.deviantart.net/fs71/i/2013/275/d/2/granny_smith_by_harwicks_art-d6oxxl5.jpg"><text:span text:style-name="T85_44">_</text:span></text:a></text:span><text:span text:style-name="T85_45"><text:a xlink:type="simple" xlink:href="http://fc01.deviantart.net/fs71/i/2013/275/d/2/granny_smith_by_harwicks_art-d6oxxl5.jpg"><text:span text:style-name="T85_46">art</text:span></text:a></text:span><text:span text:style-name="T85_47"><text:a xlink:type="simple" xlink:href="http://fc01.deviantart.net/fs71/i/2013/275/d/2/granny_smith_by_harwicks_art-d6oxxl5.jpg"><text:span text:style-name="T85_48">-</text:span></text:a></text:span><text:span text:style-name="T85_49"><text:a xlink:type="simple" xlink:href="http://fc01.deviantart.net/fs71/i/2013/275/d/2/granny_smith_by_harwicks_art-d6oxxl5.jpg"><text:span text:style-name="T85_50">d</text:span></text:a></text:span><text:span text:style-name="T85_51"><text:a xlink:type="simple" xlink:href="http://fc01.deviantart.net/fs71/i/2013/275/d/2/granny_smith_by_harwicks_art-d6oxxl5.jpg"><text:span text:style-name="T85_52">6</text:span></text:a></text:span><text:span text:style-name="T85_53"><text:a xlink:type="simple" xlink:href="http://fc01.deviantart.net/fs71/i/2013/275/d/2/granny_smith_by_harwicks_art-d6oxxl5.jpg"><text:span text:style-name="T85_54">oxxl</text:span></text:a></text:span><text:span text:style-name="T85_55"><text:a xlink:type="simple" xlink:href="http://fc01.deviantart.net/fs71/i/2013/275/d/2/granny_smith_by_harwicks_art-d6oxxl5.jpg"><text:span text:style-name="T85_56">5.</text:span></text:a></text:span><text:span text:style-name="T85_57"><text:a xlink:type="simple" xlink:href="http://fc01.deviantart.net/fs71/i/2013/275/d/2/granny_smith_by_harwicks_art-d6oxxl5.jpg"><text:span text:style-name="T85_58">jpg</text:span></text:a></text:span></text:p>
      <text:p text:style-name="P86"><text:span text:style-name="T86_1">źródło</text:span><text:span text:style-name="T86_2">:<text:s/></text:span><text:span text:style-name="T86_3">http</text:span><text:span text:style-name="T86_4">://</text:span><text:span text:style-name="T86_5">www</text:span><text:span text:style-name="T86_6">.</text:span><text:span text:style-name="T86_7">deviantart</text:span><text:span text:style-name="T86_8">.</text:span><text:span text:style-name="T86_9">com</text:span><text:span text:style-name="T86_10">/</text:span><text:span text:style-name="T86_11">art</text:span><text:span text:style-name="T86_12">/</text:span><text:span text:style-name="T86_13">Granny</text:span><text:span text:style-name="T86_14">-</text:span><text:span text:style-name="T86_15">Smith</text:span><text:span text:style-name="T86_16">-404691017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